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19.1mm"/>
    </style:style>
    <style:style style:name="co4" style:family="table-column">
      <style:table-column-properties fo:break-before="auto" style:column-width="26.74mm"/>
    </style:style>
    <style:style style:name="co5" style:family="table-column">
      <style:table-column-properties fo:break-before="auto" style:column-width="27.01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28.43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 style:data-style-name="N0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acture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7"/>
        <table:table-column table:style-name="co1" table:default-cell-style-name="Default"/>
        <table:table-column table:style-name="co1" table:default-cell-style-name="ce14"/>
        <table:table-column table:style-name="co1" table:default-cell-style-name="ce3"/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acture</text:p>
          </table:table-cell>
          <table:table-cell table:style-name="ce1" office:value-type="string" calcext:value-type="string">
            <text:p>date_facture</text:p>
          </table:table-cell>
          <table:table-cell table:style-name="ce1" office:value-type="string" calcext:value-type="string">
            <text:p>id_contrat_loc_facture</text:p>
          </table:table-cell>
          <table:table-cell table:style-name="ce1" office:value-type="string" calcext:value-type="string">
            <text:p>id_facture_penalite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/01/02</text:p>
          </table:table-cell>
          <table:table-cell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5];&quot;', &quot;;[.C5];&quot;, &quot;;[.D5];&quot;);&quot;)" office:value-type="string" office:string-value="insert into facture (date_fact, num_contrat_loc_facture,  id_penalite_facture) values ('2017/01/02', 1, 0);" calcext:value-type="string">
            <text:p>insert into facture (date_fact, num_contrat_loc_facture, <text:s/>id_penalite_facture) values ('2017/01/02', 1, 0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/01/13</text:p>
          </table:table-cell>
          <table:table-cell office:value-type="float" office:value="2" calcext:value-type="float">
            <text:p>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6];&quot;', &quot;;[.C6];&quot;, &quot;;[.D6];&quot;);&quot;)" office:value-type="string" office:string-value="insert into facture (date_fact, num_contrat_loc_facture,  id_penalite_facture) values ('2017/01/13', 2, 0);" calcext:value-type="string">
            <text:p>insert into facture (date_fact, num_contrat_loc_facture, <text:s/>id_penalite_facture) values ('2017/01/13', 2, 0)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7/01/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7];&quot;', &quot;;[.C7];&quot;, &quot;;[.D7];&quot;);&quot;)" office:value-type="string" office:string-value="insert into facture (date_fact, num_contrat_loc_facture,  id_penalite_facture) values ('2017/01/02', 3, 1);" calcext:value-type="string">
            <text:p>insert into facture (date_fact, num_contrat_loc_facture, <text:s/>id_penalite_facture) values ('2017/01/02', 3, 1)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/01/13</text:p>
          </table:table-cell>
          <table:table-cell office:value-type="float" office:value="4" calcext:value-type="float">
            <text:p>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8];&quot;', &quot;;[.C8];&quot;, &quot;;[.D8];&quot;);&quot;)" office:value-type="string" office:string-value="insert into facture (date_fact, num_contrat_loc_facture,  id_penalite_facture) values ('2017/01/13', 4, 0);" calcext:value-type="string">
            <text:p>insert into facture (date_fact, num_contrat_loc_facture, <text:s/>id_penalite_facture) values ('2017/01/13', 4, 0)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7/01/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];&quot;', &quot;;[.C9];&quot;, &quot;;[.D9];&quot;);&quot;)" office:value-type="string" office:string-value="insert into facture (date_fact, num_contrat_loc_facture,  id_penalite_facture) values ('2017/01/04', 5, 1);" calcext:value-type="string">
            <text:p>insert into facture (date_fact, num_contrat_loc_facture, <text:s/>id_penalite_facture) values ('2017/01/04', 5, 1)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/01/06</text:p>
          </table:table-cell>
          <table:table-cell office:value-type="float" office:value="6" calcext:value-type="float">
            <text:p>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];&quot;', &quot;;[.C10];&quot;, &quot;;[.D10];&quot;);&quot;)" office:value-type="string" office:string-value="insert into facture (date_fact, num_contrat_loc_facture,  id_penalite_facture) values ('2017/01/06', 6, 1);" calcext:value-type="string">
            <text:p>insert into facture (date_fact, num_contrat_loc_facture, <text:s/>id_penalite_facture) values ('2017/01/06', 6, 1)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/01/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];&quot;', &quot;;[.C11];&quot;, &quot;;[.D11];&quot;);&quot;)" office:value-type="string" office:string-value="insert into facture (date_fact, num_contrat_loc_facture,  id_penalite_facture) values ('2017/01/10', 7, 1);" calcext:value-type="string">
            <text:p>insert into facture (date_fact, num_contrat_loc_facture, <text:s/>id_penalite_facture) values ('2017/01/10', 7, 1)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/01/15</text:p>
          </table:table-cell>
          <table:table-cell office:value-type="float" office:value="8" calcext:value-type="float">
            <text:p>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2];&quot;', &quot;;[.C12];&quot;, &quot;;[.D12];&quot;);&quot;)" office:value-type="string" office:string-value="insert into facture (date_fact, num_contrat_loc_facture,  id_penalite_facture) values ('2017/01/15', 8, 1);" calcext:value-type="string">
            <text:p>insert into facture (date_fact, num_contrat_loc_facture, <text:s/>id_penalite_facture) values ('2017/01/15', 8, 1)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/01/14</text:p>
          </table:table-cell>
          <table:table-cell office:value-type="float" office:value="9" calcext:value-type="float">
            <text:p>9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13];&quot;', &quot;;[.C13];&quot;, &quot;;[.D13];&quot;);&quot;)" office:value-type="string" office:string-value="insert into facture (date_fact, num_contrat_loc_facture,  id_penalite_facture) values ('2017/01/14', 9, 3);" calcext:value-type="string">
            <text:p>insert into facture (date_fact, num_contrat_loc_facture, <text:s/>id_penalite_facture) values ('2017/01/14', 9, 3)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/01/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];&quot;', &quot;;[.C14];&quot;, &quot;;[.D14];&quot;);&quot;)" office:value-type="string" office:string-value="insert into facture (date_fact, num_contrat_loc_facture,  id_penalite_facture) values ('2017/01/17', 10, 1);" calcext:value-type="string">
            <text:p>insert into facture (date_fact, num_contrat_loc_facture, <text:s/>id_penalite_facture) values ('2017/01/17', 10, 1);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/01/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];&quot;', &quot;;[.C15];&quot;, &quot;;[.D15];&quot;);&quot;)" office:value-type="string" office:string-value="insert into facture (date_fact, num_contrat_loc_facture,  id_penalite_facture) values ('2017/01/18', 11, 1);" calcext:value-type="string">
            <text:p>insert into facture (date_fact, num_contrat_loc_facture, <text:s/>id_penalite_facture) values ('2017/01/18', 11, 1)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/01/08</text:p>
          </table:table-cell>
          <table:table-cell office:value-type="float" office:value="12" calcext:value-type="float">
            <text:p>12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16];&quot;', &quot;;[.C16];&quot;, &quot;;[.D16];&quot;);&quot;)" office:value-type="string" office:string-value="insert into facture (date_fact, num_contrat_loc_facture,  id_penalite_facture) values ('2017/01/08', 12, 4);" calcext:value-type="string">
            <text:p>insert into facture (date_fact, num_contrat_loc_facture, <text:s/>id_penalite_facture) values ('2017/01/08', 12, 4)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/01/20</text:p>
          </table:table-cell>
          <table:table-cell office:value-type="float" office:value="13" calcext:value-type="float">
            <text:p>1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7];&quot;', &quot;;[.C17];&quot;, &quot;;[.D17];&quot;);&quot;)" office:value-type="string" office:string-value="insert into facture (date_fact, num_contrat_loc_facture,  id_penalite_facture) values ('2017/01/20', 13, 0);" calcext:value-type="string">
            <text:p>insert into facture (date_fact, num_contrat_loc_facture, <text:s/>id_penalite_facture) values ('2017/01/20', 13, 0)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/01/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];&quot;', &quot;;[.C18];&quot;, &quot;;[.D18];&quot;);&quot;)" office:value-type="string" office:string-value="insert into facture (date_fact, num_contrat_loc_facture,  id_penalite_facture) values ('2017/01/17', 14, 1);" calcext:value-type="string">
            <text:p>insert into facture (date_fact, num_contrat_loc_facture, <text:s/>id_penalite_facture) values ('2017/01/17', 14, 1)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/01/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];&quot;', &quot;;[.C19];&quot;, &quot;;[.D19];&quot;);&quot;)" office:value-type="string" office:string-value="insert into facture (date_fact, num_contrat_loc_facture,  id_penalite_facture) values ('2017/01/17', 15, 1);" calcext:value-type="string">
            <text:p>insert into facture (date_fact, num_contrat_loc_facture, <text:s/>id_penalite_facture) values ('2017/01/17', 15, 1)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/01/13</text:p>
          </table:table-cell>
          <table:table-cell office:value-type="float" office:value="16" calcext:value-type="float">
            <text:p>1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0];&quot;', &quot;;[.C20];&quot;, &quot;;[.D20];&quot;);&quot;)" office:value-type="string" office:string-value="insert into facture (date_fact, num_contrat_loc_facture,  id_penalite_facture) values ('2017/01/13', 16, 0);" calcext:value-type="string">
            <text:p>insert into facture (date_fact, num_contrat_loc_facture, <text:s/>id_penalite_facture) values ('2017/01/13', 16, 0)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/01/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];&quot;', &quot;;[.C21];&quot;, &quot;;[.D21];&quot;);&quot;)" office:value-type="string" office:string-value="insert into facture (date_fact, num_contrat_loc_facture,  id_penalite_facture) values ('2017/01/12', 17, 1);" calcext:value-type="string">
            <text:p>insert into facture (date_fact, num_contrat_loc_facture, <text:s/>id_penalite_facture) values ('2017/01/12', 17, 1)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/01/10</text:p>
          </table:table-cell>
          <table:table-cell office:value-type="float" office:value="18" calcext:value-type="float">
            <text:p>1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2];&quot;', &quot;;[.C22];&quot;, &quot;;[.D22];&quot;);&quot;)" office:value-type="string" office:string-value="insert into facture (date_fact, num_contrat_loc_facture,  id_penalite_facture) values ('2017/01/10', 18, 0);" calcext:value-type="string">
            <text:p>insert into facture (date_fact, num_contrat_loc_facture, <text:s/>id_penalite_facture) values ('2017/01/10', 18, 0)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/01/21</text:p>
          </table:table-cell>
          <table:table-cell office:value-type="float" office:value="19" calcext:value-type="float">
            <text:p>1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3];&quot;', &quot;;[.C23];&quot;, &quot;;[.D23];&quot;);&quot;)" office:value-type="string" office:string-value="insert into facture (date_fact, num_contrat_loc_facture,  id_penalite_facture) values ('2017/01/21', 19, 0);" calcext:value-type="string">
            <text:p>insert into facture (date_fact, num_contrat_loc_facture, <text:s/>id_penalite_facture) values ('2017/01/21', 19, 0)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/01/10</text:p>
          </table:table-cell>
          <table:table-cell office:value-type="float" office:value="20" calcext:value-type="float">
            <text:p>20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24];&quot;', &quot;;[.C24];&quot;, &quot;;[.D24];&quot;);&quot;)" office:value-type="string" office:string-value="insert into facture (date_fact, num_contrat_loc_facture,  id_penalite_facture) values ('2017/01/10', 20, 2);" calcext:value-type="string">
            <text:p>insert into facture (date_fact, num_contrat_loc_facture, <text:s/>id_penalite_facture) values ('2017/01/10', 20, 2)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/01/16</text:p>
          </table:table-cell>
          <table:table-cell office:value-type="float" office:value="21" calcext:value-type="float">
            <text:p>2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5];&quot;', &quot;;[.C25];&quot;, &quot;;[.D25];&quot;);&quot;)" office:value-type="string" office:string-value="insert into facture (date_fact, num_contrat_loc_facture,  id_penalite_facture) values ('2017/01/16', 21, 0);" calcext:value-type="string">
            <text:p>insert into facture (date_fact, num_contrat_loc_facture, <text:s/>id_penalite_facture) values ('2017/01/16', 21, 0)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/01/25</text:p>
          </table:table-cell>
          <table:table-cell office:value-type="float" office:value="22" calcext:value-type="float">
            <text:p>2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];&quot;', &quot;;[.C26];&quot;, &quot;;[.D26];&quot;);&quot;)" office:value-type="string" office:string-value="insert into facture (date_fact, num_contrat_loc_facture,  id_penalite_facture) values ('2017/01/25', 22, 1);" calcext:value-type="string">
            <text:p>insert into facture (date_fact, num_contrat_loc_facture, <text:s/>id_penalite_facture) values ('2017/01/25', 22, 1);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7/01/13</text:p>
          </table:table-cell>
          <table:table-cell office:value-type="float" office:value="23" calcext:value-type="float">
            <text:p>2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7];&quot;', &quot;;[.C27];&quot;, &quot;;[.D27];&quot;);&quot;)" office:value-type="string" office:string-value="insert into facture (date_fact, num_contrat_loc_facture,  id_penalite_facture) values ('2017/01/13', 23, 0);" calcext:value-type="string">
            <text:p>insert into facture (date_fact, num_contrat_loc_facture, <text:s/>id_penalite_facture) values ('2017/01/13', 23, 0)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7/01/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8];&quot;', &quot;;[.C28];&quot;, &quot;;[.D28];&quot;);&quot;)" office:value-type="string" office:string-value="insert into facture (date_fact, num_contrat_loc_facture,  id_penalite_facture) values ('2017/01/17', 24, 1);" calcext:value-type="string">
            <text:p>insert into facture (date_fact, num_contrat_loc_facture, <text:s/>id_penalite_facture) values ('2017/01/17', 24, 1)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7/01/28</text:p>
          </table:table-cell>
          <table:table-cell office:value-type="float" office:value="25" calcext:value-type="float">
            <text:p>25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29];&quot;', &quot;;[.C29];&quot;, &quot;;[.D29];&quot;);&quot;)" office:value-type="string" office:string-value="insert into facture (date_fact, num_contrat_loc_facture,  id_penalite_facture) values ('2017/01/28', 25, 3);" calcext:value-type="string">
            <text:p>insert into facture (date_fact, num_contrat_loc_facture, <text:s/>id_penalite_facture) values ('2017/01/28', 25, 3);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/01/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];&quot;', &quot;;[.C30];&quot;, &quot;;[.D30];&quot;);&quot;)" office:value-type="string" office:string-value="insert into facture (date_fact, num_contrat_loc_facture,  id_penalite_facture) values ('2017/01/25', 26, 1);" calcext:value-type="string">
            <text:p>insert into facture (date_fact, num_contrat_loc_facture, <text:s/>id_penalite_facture) values ('2017/01/25', 26, 1);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7/01/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];&quot;', &quot;;[.C31];&quot;, &quot;;[.D31];&quot;);&quot;)" office:value-type="string" office:string-value="insert into facture (date_fact, num_contrat_loc_facture,  id_penalite_facture) values ('2017/01/19', 27, 1);" calcext:value-type="string">
            <text:p>insert into facture (date_fact, num_contrat_loc_facture, <text:s/>id_penalite_facture) values ('2017/01/19', 27, 1);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7/01/2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2];&quot;', &quot;;[.C32];&quot;, &quot;;[.D32];&quot;);&quot;)" office:value-type="string" office:string-value="insert into facture (date_fact, num_contrat_loc_facture,  id_penalite_facture) values ('2017/01/26', 28, 1);" calcext:value-type="string">
            <text:p>insert into facture (date_fact, num_contrat_loc_facture, <text:s/>id_penalite_facture) values ('2017/01/26', 28, 1);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/01/19</text:p>
          </table:table-cell>
          <table:table-cell office:value-type="float" office:value="29" calcext:value-type="float">
            <text:p>29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33];&quot;', &quot;;[.C33];&quot;, &quot;;[.D33];&quot;);&quot;)" office:value-type="string" office:string-value="insert into facture (date_fact, num_contrat_loc_facture,  id_penalite_facture) values ('2017/01/19', 29, 4);" calcext:value-type="string">
            <text:p>insert into facture (date_fact, num_contrat_loc_facture, <text:s/>id_penalite_facture) values ('2017/01/19', 29, 4)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/01/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];&quot;', &quot;;[.C34];&quot;, &quot;;[.D34];&quot;);&quot;)" office:value-type="string" office:string-value="insert into facture (date_fact, num_contrat_loc_facture,  id_penalite_facture) values ('2017/01/23', 30, 1);" calcext:value-type="string">
            <text:p>insert into facture (date_fact, num_contrat_loc_facture, <text:s/>id_penalite_facture) values ('2017/01/23', 30, 1)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7/02/01</text:p>
          </table:table-cell>
          <table:table-cell office:value-type="float" office:value="31" calcext:value-type="float">
            <text:p>3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];&quot;', &quot;;[.C35];&quot;, &quot;;[.D35];&quot;);&quot;)" office:value-type="string" office:string-value="insert into facture (date_fact, num_contrat_loc_facture,  id_penalite_facture) values ('2017/02/01', 31, 1);" calcext:value-type="string">
            <text:p>insert into facture (date_fact, num_contrat_loc_facture, <text:s/>id_penalite_facture) values ('2017/02/01', 31, 1);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7/01/29</text:p>
          </table:table-cell>
          <table:table-cell office:value-type="float" office:value="32" calcext:value-type="float">
            <text:p>32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36];&quot;', &quot;;[.C36];&quot;, &quot;;[.D36];&quot;);&quot;)" office:value-type="string" office:string-value="insert into facture (date_fact, num_contrat_loc_facture,  id_penalite_facture) values ('2017/01/29', 32, 3);" calcext:value-type="string">
            <text:p>insert into facture (date_fact, num_contrat_loc_facture, <text:s/>id_penalite_facture) values ('2017/01/29', 32, 3)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/01/24</text:p>
          </table:table-cell>
          <table:table-cell office:value-type="float" office:value="33" calcext:value-type="float">
            <text:p>3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7];&quot;', &quot;;[.C37];&quot;, &quot;;[.D37];&quot;);&quot;)" office:value-type="string" office:string-value="insert into facture (date_fact, num_contrat_loc_facture,  id_penalite_facture) values ('2017/01/24', 33, 0);" calcext:value-type="string">
            <text:p>insert into facture (date_fact, num_contrat_loc_facture, <text:s/>id_penalite_facture) values ('2017/01/24', 33, 0);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7/01/31</text:p>
          </table:table-cell>
          <table:table-cell office:value-type="float" office:value="34" calcext:value-type="float">
            <text:p>34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38];&quot;', &quot;;[.C38];&quot;, &quot;;[.D38];&quot;);&quot;)" office:value-type="string" office:string-value="insert into facture (date_fact, num_contrat_loc_facture,  id_penalite_facture) values ('2017/01/31', 34, 2);" calcext:value-type="string">
            <text:p>insert into facture (date_fact, num_contrat_loc_facture, <text:s/>id_penalite_facture) values ('2017/01/31', 34, 2)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7/01/22</text:p>
          </table:table-cell>
          <table:table-cell office:value-type="float" office:value="35" calcext:value-type="float">
            <text:p>35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39];&quot;', &quot;;[.C39];&quot;, &quot;;[.D39];&quot;);&quot;)" office:value-type="string" office:string-value="insert into facture (date_fact, num_contrat_loc_facture,  id_penalite_facture) values ('2017/01/22', 35, 4);" calcext:value-type="string">
            <text:p>insert into facture (date_fact, num_contrat_loc_facture, <text:s/>id_penalite_facture) values ('2017/01/22', 35, 4)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/02/02</text:p>
          </table:table-cell>
          <table:table-cell office:value-type="float" office:value="36" calcext:value-type="float">
            <text:p>3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];&quot;', &quot;;[.C40];&quot;, &quot;;[.D40];&quot;);&quot;)" office:value-type="string" office:string-value="insert into facture (date_fact, num_contrat_loc_facture,  id_penalite_facture) values ('2017/02/02', 36, 1);" calcext:value-type="string">
            <text:p>insert into facture (date_fact, num_contrat_loc_facture, <text:s/>id_penalite_facture) values ('2017/02/02', 36, 1)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/02/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1];&quot;', &quot;;[.C41];&quot;, &quot;;[.D41];&quot;);&quot;)" office:value-type="string" office:string-value="insert into facture (date_fact, num_contrat_loc_facture,  id_penalite_facture) values ('2017/02/03', 37, 1);" calcext:value-type="string">
            <text:p>insert into facture (date_fact, num_contrat_loc_facture, <text:s/>id_penalite_facture) values ('2017/02/03', 37, 1);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/02/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];&quot;', &quot;;[.C42];&quot;, &quot;;[.D42];&quot;);&quot;)" office:value-type="string" office:string-value="insert into facture (date_fact, num_contrat_loc_facture,  id_penalite_facture) values ('2017/02/05', 38, 1);" calcext:value-type="string">
            <text:p>insert into facture (date_fact, num_contrat_loc_facture, <text:s/>id_penalite_facture) values ('2017/02/05', 38, 1)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/01/2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3];&quot;', &quot;;[.C43];&quot;, &quot;;[.D43];&quot;);&quot;)" office:value-type="string" office:string-value="insert into facture (date_fact, num_contrat_loc_facture,  id_penalite_facture) values ('2017/01/24', 39, 1);" calcext:value-type="string">
            <text:p>insert into facture (date_fact, num_contrat_loc_facture, <text:s/>id_penalite_facture) values ('2017/01/24', 39, 1);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/02/05</text:p>
          </table:table-cell>
          <table:table-cell office:value-type="float" office:value="40" calcext:value-type="float">
            <text:p>4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4];&quot;', &quot;;[.C44];&quot;, &quot;;[.D44];&quot;);&quot;)" office:value-type="string" office:string-value="insert into facture (date_fact, num_contrat_loc_facture,  id_penalite_facture) values ('2017/02/05', 40, 0);" calcext:value-type="string">
            <text:p>insert into facture (date_fact, num_contrat_loc_facture, <text:s/>id_penalite_facture) values ('2017/02/05', 40, 0);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7/02/03</text:p>
          </table:table-cell>
          <table:table-cell office:value-type="float" office:value="41" calcext:value-type="float">
            <text:p>4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];&quot;', &quot;;[.C45];&quot;, &quot;;[.D45];&quot;);&quot;)" office:value-type="string" office:string-value="insert into facture (date_fact, num_contrat_loc_facture,  id_penalite_facture) values ('2017/02/03', 41, 1);" calcext:value-type="string">
            <text:p>insert into facture (date_fact, num_contrat_loc_facture, <text:s/>id_penalite_facture) values ('2017/02/03', 41, 1)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/02/0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];&quot;', &quot;;[.C46];&quot;, &quot;;[.D46];&quot;);&quot;)" office:value-type="string" office:string-value="insert into facture (date_fact, num_contrat_loc_facture,  id_penalite_facture) values ('2017/02/06', 42, 1);" calcext:value-type="string">
            <text:p>insert into facture (date_fact, num_contrat_loc_facture, <text:s/>id_penalite_facture) values ('2017/02/06', 42, 1);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/02/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7];&quot;', &quot;;[.C47];&quot;, &quot;;[.D47];&quot;);&quot;)" office:value-type="string" office:string-value="insert into facture (date_fact, num_contrat_loc_facture,  id_penalite_facture) values ('2017/02/01', 43, 1);" calcext:value-type="string">
            <text:p>insert into facture (date_fact, num_contrat_loc_facture, <text:s/>id_penalite_facture) values ('2017/02/01', 43, 1);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/02/0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];&quot;', &quot;;[.C48];&quot;, &quot;;[.D48];&quot;);&quot;)" office:value-type="string" office:string-value="insert into facture (date_fact, num_contrat_loc_facture,  id_penalite_facture) values ('2017/02/04', 44, 1);" calcext:value-type="string">
            <text:p>insert into facture (date_fact, num_contrat_loc_facture, <text:s/>id_penalite_facture) values ('2017/02/04', 44, 1)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/02/07</text:p>
          </table:table-cell>
          <table:table-cell office:value-type="float" office:value="45" calcext:value-type="float">
            <text:p>45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49];&quot;', &quot;;[.C49];&quot;, &quot;;[.D49];&quot;);&quot;)" office:value-type="string" office:string-value="insert into facture (date_fact, num_contrat_loc_facture,  id_penalite_facture) values ('2017/02/07', 45, 2);" calcext:value-type="string">
            <text:p>insert into facture (date_fact, num_contrat_loc_facture, <text:s/>id_penalite_facture) values ('2017/02/07', 45, 2)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/01/28</text:p>
          </table:table-cell>
          <table:table-cell office:value-type="float" office:value="46" calcext:value-type="float">
            <text:p>46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50];&quot;', &quot;;[.C50];&quot;, &quot;;[.D50];&quot;);&quot;)" office:value-type="string" office:string-value="insert into facture (date_fact, num_contrat_loc_facture,  id_penalite_facture) values ('2017/01/28', 46, 3);" calcext:value-type="string">
            <text:p>insert into facture (date_fact, num_contrat_loc_facture, <text:s/>id_penalite_facture) values ('2017/01/28', 46, 3);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/01/31</text:p>
          </table:table-cell>
          <table:table-cell office:value-type="float" office:value="47" calcext:value-type="float">
            <text:p>4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51];&quot;', &quot;;[.C51];&quot;, &quot;;[.D51];&quot;);&quot;)" office:value-type="string" office:string-value="insert into facture (date_fact, num_contrat_loc_facture,  id_penalite_facture) values ('2017/01/31', 47, 0);" calcext:value-type="string">
            <text:p>insert into facture (date_fact, num_contrat_loc_facture, <text:s/>id_penalite_facture) values ('2017/01/31', 47, 0);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/02/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2];&quot;', &quot;;[.C52];&quot;, &quot;;[.D52];&quot;);&quot;)" office:value-type="string" office:string-value="insert into facture (date_fact, num_contrat_loc_facture,  id_penalite_facture) values ('2017/02/07', 48, 1);" calcext:value-type="string">
            <text:p>insert into facture (date_fact, num_contrat_loc_facture, <text:s/>id_penalite_facture) values ('2017/02/07', 48, 1);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/02/06</text:p>
          </table:table-cell>
          <table:table-cell office:value-type="float" office:value="49" calcext:value-type="float">
            <text:p>4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3];&quot;', &quot;;[.C53];&quot;, &quot;;[.D53];&quot;);&quot;)" office:value-type="string" office:string-value="insert into facture (date_fact, num_contrat_loc_facture,  id_penalite_facture) values ('2017/02/06', 49, 1);" calcext:value-type="string">
            <text:p>insert into facture (date_fact, num_contrat_loc_facture, <text:s/>id_penalite_facture) values ('2017/02/06', 49, 1);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/02/0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4];&quot;', &quot;;[.C54];&quot;, &quot;;[.D54];&quot;);&quot;)" office:value-type="string" office:string-value="insert into facture (date_fact, num_contrat_loc_facture,  id_penalite_facture) values ('2017/02/03', 50, 1);" calcext:value-type="string">
            <text:p>insert into facture (date_fact, num_contrat_loc_facture, <text:s/>id_penalite_facture) values ('2017/02/03', 50, 1);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7/02/10</text:p>
          </table:table-cell>
          <table:table-cell office:value-type="float" office:value="51" calcext:value-type="float">
            <text:p>5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55];&quot;', &quot;;[.C55];&quot;, &quot;;[.D55];&quot;);&quot;)" office:value-type="string" office:string-value="insert into facture (date_fact, num_contrat_loc_facture,  id_penalite_facture) values ('2017/02/10', 51, 0);" calcext:value-type="string">
            <text:p>insert into facture (date_fact, num_contrat_loc_facture, <text:s/>id_penalite_facture) values ('2017/02/10', 51, 0);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/02/10</text:p>
          </table:table-cell>
          <table:table-cell office:value-type="float" office:value="52" calcext:value-type="float">
            <text:p>5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56];&quot;', &quot;;[.C56];&quot;, &quot;;[.D56];&quot;);&quot;)" office:value-type="string" office:string-value="insert into facture (date_fact, num_contrat_loc_facture,  id_penalite_facture) values ('2017/02/10', 52, 0);" calcext:value-type="string">
            <text:p>insert into facture (date_fact, num_contrat_loc_facture, <text:s/>id_penalite_facture) values ('2017/02/10', 52, 0)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/02/01</text:p>
          </table:table-cell>
          <table:table-cell office:value-type="float" office:value="53" calcext:value-type="float">
            <text:p>5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7];&quot;', &quot;;[.C57];&quot;, &quot;;[.D57];&quot;);&quot;)" office:value-type="string" office:string-value="insert into facture (date_fact, num_contrat_loc_facture,  id_penalite_facture) values ('2017/02/01', 53, 1);" calcext:value-type="string">
            <text:p>insert into facture (date_fact, num_contrat_loc_facture, <text:s/>id_penalite_facture) values ('2017/02/01', 53, 1)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/02/07</text:p>
          </table:table-cell>
          <table:table-cell office:value-type="float" office:value="54" calcext:value-type="float">
            <text:p>54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58];&quot;', &quot;;[.C58];&quot;, &quot;;[.D58];&quot;);&quot;)" office:value-type="string" office:string-value="insert into facture (date_fact, num_contrat_loc_facture,  id_penalite_facture) values ('2017/02/07', 54, 2);" calcext:value-type="string">
            <text:p>insert into facture (date_fact, num_contrat_loc_facture, <text:s/>id_penalite_facture) values ('2017/02/07', 54, 2);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/02/10</text:p>
          </table:table-cell>
          <table:table-cell office:value-type="float" office:value="55" calcext:value-type="float">
            <text:p>5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59];&quot;', &quot;;[.C59];&quot;, &quot;;[.D59];&quot;);&quot;)" office:value-type="string" office:string-value="insert into facture (date_fact, num_contrat_loc_facture,  id_penalite_facture) values ('2017/02/10', 55, 0);" calcext:value-type="string">
            <text:p>insert into facture (date_fact, num_contrat_loc_facture, <text:s/>id_penalite_facture) values ('2017/02/10', 55, 0);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/02/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0];&quot;', &quot;;[.C60];&quot;, &quot;;[.D60];&quot;);&quot;)" office:value-type="string" office:string-value="insert into facture (date_fact, num_contrat_loc_facture,  id_penalite_facture) values ('2017/02/17', 56, 1);" calcext:value-type="string">
            <text:p>insert into facture (date_fact, num_contrat_loc_facture, <text:s/>id_penalite_facture) values ('2017/02/17', 56, 1)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/02/14</text:p>
          </table:table-cell>
          <table:table-cell office:value-type="float" office:value="57" calcext:value-type="float">
            <text:p>5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1];&quot;', &quot;;[.C61];&quot;, &quot;;[.D61];&quot;);&quot;)" office:value-type="string" office:string-value="insert into facture (date_fact, num_contrat_loc_facture,  id_penalite_facture) values ('2017/02/14', 57, 1);" calcext:value-type="string">
            <text:p>insert into facture (date_fact, num_contrat_loc_facture, <text:s/>id_penalite_facture) values ('2017/02/14', 57, 1);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/02/0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2];&quot;', &quot;;[.C62];&quot;, &quot;;[.D62];&quot;);&quot;)" office:value-type="string" office:string-value="insert into facture (date_fact, num_contrat_loc_facture,  id_penalite_facture) values ('2017/02/03', 58, 1);" calcext:value-type="string">
            <text:p>insert into facture (date_fact, num_contrat_loc_facture, <text:s/>id_penalite_facture) values ('2017/02/03', 58, 1);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/02/06</text:p>
          </table:table-cell>
          <table:table-cell office:value-type="float" office:value="59" calcext:value-type="float">
            <text:p>5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63];&quot;', &quot;;[.C63];&quot;, &quot;;[.D63];&quot;);&quot;)" office:value-type="string" office:string-value="insert into facture (date_fact, num_contrat_loc_facture,  id_penalite_facture) values ('2017/02/06', 59, 0);" calcext:value-type="string">
            <text:p>insert into facture (date_fact, num_contrat_loc_facture, <text:s/>id_penalite_facture) values ('2017/02/06', 59, 0);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/02/08</text:p>
          </table:table-cell>
          <table:table-cell office:value-type="float" office:value="60" calcext:value-type="float">
            <text:p>60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64];&quot;', &quot;;[.C64];&quot;, &quot;;[.D64];&quot;);&quot;)" office:value-type="string" office:string-value="insert into facture (date_fact, num_contrat_loc_facture,  id_penalite_facture) values ('2017/02/08', 60, 2);" calcext:value-type="string">
            <text:p>insert into facture (date_fact, num_contrat_loc_facture, <text:s/>id_penalite_facture) values ('2017/02/08', 60, 2);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7/02/14</text:p>
          </table:table-cell>
          <table:table-cell office:value-type="float" office:value="61" calcext:value-type="float">
            <text:p>6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5];&quot;', &quot;;[.C65];&quot;, &quot;;[.D65];&quot;);&quot;)" office:value-type="string" office:string-value="insert into facture (date_fact, num_contrat_loc_facture,  id_penalite_facture) values ('2017/02/14', 61, 1);" calcext:value-type="string">
            <text:p>insert into facture (date_fact, num_contrat_loc_facture, <text:s/>id_penalite_facture) values ('2017/02/14', 61, 1)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7/02/09</text:p>
          </table:table-cell>
          <table:table-cell office:value-type="float" office:value="62" calcext:value-type="float">
            <text:p>6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6];&quot;', &quot;;[.C66];&quot;, &quot;;[.D66];&quot;);&quot;)" office:value-type="string" office:string-value="insert into facture (date_fact, num_contrat_loc_facture,  id_penalite_facture) values ('2017/02/09', 62, 1);" calcext:value-type="string">
            <text:p>insert into facture (date_fact, num_contrat_loc_facture, <text:s/>id_penalite_facture) values ('2017/02/09', 62, 1);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7/02/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7];&quot;', &quot;;[.C67];&quot;, &quot;;[.D67];&quot;);&quot;)" office:value-type="string" office:string-value="insert into facture (date_fact, num_contrat_loc_facture,  id_penalite_facture) values ('2017/02/17', 63, 1);" calcext:value-type="string">
            <text:p>insert into facture (date_fact, num_contrat_loc_facture, <text:s/>id_penalite_facture) values ('2017/02/17', 63, 1);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/02/10</text:p>
          </table:table-cell>
          <table:table-cell office:value-type="float" office:value="64" calcext:value-type="float">
            <text:p>6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68];&quot;', &quot;;[.C68];&quot;, &quot;;[.D68];&quot;);&quot;)" office:value-type="string" office:string-value="insert into facture (date_fact, num_contrat_loc_facture,  id_penalite_facture) values ('2017/02/10', 64, 0);" calcext:value-type="string">
            <text:p>insert into facture (date_fact, num_contrat_loc_facture, <text:s/>id_penalite_facture) values ('2017/02/10', 64, 0)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7/02/18</text:p>
          </table:table-cell>
          <table:table-cell office:value-type="float" office:value="65" calcext:value-type="float">
            <text:p>6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69];&quot;', &quot;;[.C69];&quot;, &quot;;[.D69];&quot;);&quot;)" office:value-type="string" office:string-value="insert into facture (date_fact, num_contrat_loc_facture,  id_penalite_facture) values ('2017/02/18', 65, 1);" calcext:value-type="string">
            <text:p>insert into facture (date_fact, num_contrat_loc_facture, <text:s/>id_penalite_facture) values ('2017/02/18', 65, 1)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7/02/11</text:p>
          </table:table-cell>
          <table:table-cell office:value-type="float" office:value="66" calcext:value-type="float">
            <text:p>66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70];&quot;', &quot;;[.C70];&quot;, &quot;;[.D70];&quot;);&quot;)" office:value-type="string" office:string-value="insert into facture (date_fact, num_contrat_loc_facture,  id_penalite_facture) values ('2017/02/11', 66, 2);" calcext:value-type="string">
            <text:p>insert into facture (date_fact, num_contrat_loc_facture, <text:s/>id_penalite_facture) values ('2017/02/11', 66, 2)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7/02/12</text:p>
          </table:table-cell>
          <table:table-cell office:value-type="float" office:value="67" calcext:value-type="float">
            <text:p>6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71];&quot;', &quot;;[.C71];&quot;, &quot;;[.D71];&quot;);&quot;)" office:value-type="string" office:string-value="insert into facture (date_fact, num_contrat_loc_facture,  id_penalite_facture) values ('2017/02/12', 67, 0);" calcext:value-type="string">
            <text:p>insert into facture (date_fact, num_contrat_loc_facture, <text:s/>id_penalite_facture) values ('2017/02/12', 67, 0);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7/02/11</text:p>
          </table:table-cell>
          <table:table-cell office:value-type="float" office:value="68" calcext:value-type="float">
            <text:p>6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72];&quot;', &quot;;[.C72];&quot;, &quot;;[.D72];&quot;);&quot;)" office:value-type="string" office:string-value="insert into facture (date_fact, num_contrat_loc_facture,  id_penalite_facture) values ('2017/02/11', 68, 1);" calcext:value-type="string">
            <text:p>insert into facture (date_fact, num_contrat_loc_facture, <text:s/>id_penalite_facture) values ('2017/02/11', 68, 1)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7/02/21</text:p>
          </table:table-cell>
          <table:table-cell office:value-type="float" office:value="69" calcext:value-type="float">
            <text:p>6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73];&quot;', &quot;;[.C73];&quot;, &quot;;[.D73];&quot;);&quot;)" office:value-type="string" office:string-value="insert into facture (date_fact, num_contrat_loc_facture,  id_penalite_facture) values ('2017/02/21', 69, 1);" calcext:value-type="string">
            <text:p>insert into facture (date_fact, num_contrat_loc_facture, <text:s/>id_penalite_facture) values ('2017/02/21', 69, 1)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7/02/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74];&quot;', &quot;;[.C74];&quot;, &quot;;[.D74];&quot;);&quot;)" office:value-type="string" office:string-value="insert into facture (date_fact, num_contrat_loc_facture,  id_penalite_facture) values ('2017/02/19', 70, 1);" calcext:value-type="string">
            <text:p>insert into facture (date_fact, num_contrat_loc_facture, <text:s/>id_penalite_facture) values ('2017/02/19', 70, 1);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7/02/22</text:p>
          </table:table-cell>
          <table:table-cell office:value-type="float" office:value="71" calcext:value-type="float">
            <text:p>7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75];&quot;', &quot;;[.C75];&quot;, &quot;;[.D75];&quot;);&quot;)" office:value-type="string" office:string-value="insert into facture (date_fact, num_contrat_loc_facture,  id_penalite_facture) values ('2017/02/22', 71, 1);" calcext:value-type="string">
            <text:p>insert into facture (date_fact, num_contrat_loc_facture, <text:s/>id_penalite_facture) values ('2017/02/22', 71, 1);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7/02/19</text:p>
          </table:table-cell>
          <table:table-cell office:value-type="float" office:value="72" calcext:value-type="float">
            <text:p>72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76];&quot;', &quot;;[.C76];&quot;, &quot;;[.D76];&quot;);&quot;)" office:value-type="string" office:string-value="insert into facture (date_fact, num_contrat_loc_facture,  id_penalite_facture) values ('2017/02/19', 72, 4);" calcext:value-type="string">
            <text:p>insert into facture (date_fact, num_contrat_loc_facture, <text:s/>id_penalite_facture) values ('2017/02/19', 72, 4)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7/02/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77];&quot;', &quot;;[.C77];&quot;, &quot;;[.D77];&quot;);&quot;)" office:value-type="string" office:string-value="insert into facture (date_fact, num_contrat_loc_facture,  id_penalite_facture) values ('2017/02/13', 73, 1);" calcext:value-type="string">
            <text:p>insert into facture (date_fact, num_contrat_loc_facture, <text:s/>id_penalite_facture) values ('2017/02/13', 73, 1)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7/02/17</text:p>
          </table:table-cell>
          <table:table-cell office:value-type="float" office:value="74" calcext:value-type="float">
            <text:p>7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78];&quot;', &quot;;[.C78];&quot;, &quot;;[.D78];&quot;);&quot;)" office:value-type="string" office:string-value="insert into facture (date_fact, num_contrat_loc_facture,  id_penalite_facture) values ('2017/02/17', 74, 0);" calcext:value-type="string">
            <text:p>insert into facture (date_fact, num_contrat_loc_facture, <text:s/>id_penalite_facture) values ('2017/02/17', 74, 0)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7/02/22</text:p>
          </table:table-cell>
          <table:table-cell office:value-type="float" office:value="75" calcext:value-type="float">
            <text:p>7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79];&quot;', &quot;;[.C79];&quot;, &quot;;[.D79];&quot;);&quot;)" office:value-type="string" office:string-value="insert into facture (date_fact, num_contrat_loc_facture,  id_penalite_facture) values ('2017/02/22', 75, 0);" calcext:value-type="string">
            <text:p>insert into facture (date_fact, num_contrat_loc_facture, <text:s/>id_penalite_facture) values ('2017/02/22', 75, 0);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7/02/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0];&quot;', &quot;;[.C80];&quot;, &quot;;[.D80];&quot;);&quot;)" office:value-type="string" office:string-value="insert into facture (date_fact, num_contrat_loc_facture,  id_penalite_facture) values ('2017/02/15', 76, 1);" calcext:value-type="string">
            <text:p>insert into facture (date_fact, num_contrat_loc_facture, <text:s/>id_penalite_facture) values ('2017/02/15', 76, 1)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7/02/2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1];&quot;', &quot;;[.C81];&quot;, &quot;;[.D81];&quot;);&quot;)" office:value-type="string" office:string-value="insert into facture (date_fact, num_contrat_loc_facture,  id_penalite_facture) values ('2017/02/24', 77, 1);" calcext:value-type="string">
            <text:p>insert into facture (date_fact, num_contrat_loc_facture, <text:s/>id_penalite_facture) values ('2017/02/24', 77, 1);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/02/1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2];&quot;', &quot;;[.C82];&quot;, &quot;;[.D82];&quot;);&quot;)" office:value-type="string" office:string-value="insert into facture (date_fact, num_contrat_loc_facture,  id_penalite_facture) values ('2017/02/18', 78, 1);" calcext:value-type="string">
            <text:p>insert into facture (date_fact, num_contrat_loc_facture, <text:s/>id_penalite_facture) values ('2017/02/18', 78, 1)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7/02/23</text:p>
          </table:table-cell>
          <table:table-cell office:value-type="float" office:value="79" calcext:value-type="float">
            <text:p>7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3];&quot;', &quot;;[.C83];&quot;, &quot;;[.D83];&quot;);&quot;)" office:value-type="string" office:string-value="insert into facture (date_fact, num_contrat_loc_facture,  id_penalite_facture) values ('2017/02/23', 79, 1);" calcext:value-type="string">
            <text:p>insert into facture (date_fact, num_contrat_loc_facture, <text:s/>id_penalite_facture) values ('2017/02/23', 79, 1)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7/02/2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4];&quot;', &quot;;[.C84];&quot;, &quot;;[.D84];&quot;);&quot;)" office:value-type="string" office:string-value="insert into facture (date_fact, num_contrat_loc_facture,  id_penalite_facture) values ('2017/02/28', 80, 1);" calcext:value-type="string">
            <text:p>insert into facture (date_fact, num_contrat_loc_facture, <text:s/>id_penalite_facture) values ('2017/02/28', 80, 1)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7/02/2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5];&quot;', &quot;;[.C85];&quot;, &quot;;[.D85];&quot;);&quot;)" office:value-type="string" office:string-value="insert into facture (date_fact, num_contrat_loc_facture,  id_penalite_facture) values ('2017/02/25', 81, 1);" calcext:value-type="string">
            <text:p>insert into facture (date_fact, num_contrat_loc_facture, <text:s/>id_penalite_facture) values ('2017/02/25', 81, 1);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7/02/28</text:p>
          </table:table-cell>
          <table:table-cell office:value-type="float" office:value="82" calcext:value-type="float">
            <text:p>8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6];&quot;', &quot;;[.C86];&quot;, &quot;;[.D86];&quot;);&quot;)" office:value-type="string" office:string-value="insert into facture (date_fact, num_contrat_loc_facture,  id_penalite_facture) values ('2017/02/28', 82, 1);" calcext:value-type="string">
            <text:p>insert into facture (date_fact, num_contrat_loc_facture, <text:s/>id_penalite_facture) values ('2017/02/28', 82, 1)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7/02/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7];&quot;', &quot;;[.C87];&quot;, &quot;;[.D87];&quot;);&quot;)" office:value-type="string" office:string-value="insert into facture (date_fact, num_contrat_loc_facture,  id_penalite_facture) values ('2017/02/18', 83, 1);" calcext:value-type="string">
            <text:p>insert into facture (date_fact, num_contrat_loc_facture, <text:s/>id_penalite_facture) values ('2017/02/18', 83, 1);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7/02/20</text:p>
          </table:table-cell>
          <table:table-cell office:value-type="float" office:value="84" calcext:value-type="float">
            <text:p>84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88];&quot;', &quot;;[.C88];&quot;, &quot;;[.D88];&quot;);&quot;)" office:value-type="string" office:string-value="insert into facture (date_fact, num_contrat_loc_facture,  id_penalite_facture) values ('2017/02/20', 84, 4);" calcext:value-type="string">
            <text:p>insert into facture (date_fact, num_contrat_loc_facture, <text:s/>id_penalite_facture) values ('2017/02/20', 84, 4)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7/02/21</text:p>
          </table:table-cell>
          <table:table-cell office:value-type="float" office:value="85" calcext:value-type="float">
            <text:p>8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89];&quot;', &quot;;[.C89];&quot;, &quot;;[.D89];&quot;);&quot;)" office:value-type="string" office:string-value="insert into facture (date_fact, num_contrat_loc_facture,  id_penalite_facture) values ('2017/02/21', 85, 1);" calcext:value-type="string">
            <text:p>insert into facture (date_fact, num_contrat_loc_facture, <text:s/>id_penalite_facture) values ('2017/02/21', 85, 1);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7/02/2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0];&quot;', &quot;;[.C90];&quot;, &quot;;[.D90];&quot;);&quot;)" office:value-type="string" office:string-value="insert into facture (date_fact, num_contrat_loc_facture,  id_penalite_facture) values ('2017/02/23', 86, 1);" calcext:value-type="string">
            <text:p>insert into facture (date_fact, num_contrat_loc_facture, <text:s/>id_penalite_facture) values ('2017/02/23', 86, 1)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7/02/2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1];&quot;', &quot;;[.C91];&quot;, &quot;;[.D91];&quot;);&quot;)" office:value-type="string" office:string-value="insert into facture (date_fact, num_contrat_loc_facture,  id_penalite_facture) values ('2017/02/27', 87, 1);" calcext:value-type="string">
            <text:p>insert into facture (date_fact, num_contrat_loc_facture, <text:s/>id_penalite_facture) values ('2017/02/27', 87, 1);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7/03/03</text:p>
          </table:table-cell>
          <table:table-cell office:value-type="float" office:value="88" calcext:value-type="float">
            <text:p>8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92];&quot;', &quot;;[.C92];&quot;, &quot;;[.D92];&quot;);&quot;)" office:value-type="string" office:string-value="insert into facture (date_fact, num_contrat_loc_facture,  id_penalite_facture) values ('2017/03/03', 88, 0);" calcext:value-type="string">
            <text:p>insert into facture (date_fact, num_contrat_loc_facture, <text:s/>id_penalite_facture) values ('2017/03/03', 88, 0)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7/02/28</text:p>
          </table:table-cell>
          <table:table-cell office:value-type="float" office:value="89" calcext:value-type="float">
            <text:p>8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93];&quot;', &quot;;[.C93];&quot;, &quot;;[.D93];&quot;);&quot;)" office:value-type="string" office:string-value="insert into facture (date_fact, num_contrat_loc_facture,  id_penalite_facture) values ('2017/02/28', 89, 0);" calcext:value-type="string">
            <text:p>insert into facture (date_fact, num_contrat_loc_facture, <text:s/>id_penalite_facture) values ('2017/02/28', 89, 0);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7/02/2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4];&quot;', &quot;;[.C94];&quot;, &quot;;[.D94];&quot;);&quot;)" office:value-type="string" office:string-value="insert into facture (date_fact, num_contrat_loc_facture,  id_penalite_facture) values ('2017/02/23', 90, 1);" calcext:value-type="string">
            <text:p>insert into facture (date_fact, num_contrat_loc_facture, <text:s/>id_penalite_facture) values ('2017/02/23', 90, 1);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7/02/27</text:p>
          </table:table-cell>
          <table:table-cell office:value-type="float" office:value="91" calcext:value-type="float">
            <text:p>9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95];&quot;', &quot;;[.C95];&quot;, &quot;;[.D95];&quot;);&quot;)" office:value-type="string" office:string-value="insert into facture (date_fact, num_contrat_loc_facture,  id_penalite_facture) values ('2017/02/27', 91, 0);" calcext:value-type="string">
            <text:p>insert into facture (date_fact, num_contrat_loc_facture, <text:s/>id_penalite_facture) values ('2017/02/27', 91, 0);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7/03/02</text:p>
          </table:table-cell>
          <table:table-cell office:value-type="float" office:value="92" calcext:value-type="float">
            <text:p>92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96];&quot;', &quot;;[.C96];&quot;, &quot;;[.D96];&quot;);&quot;)" office:value-type="string" office:string-value="insert into facture (date_fact, num_contrat_loc_facture,  id_penalite_facture) values ('2017/03/02', 92, 4);" calcext:value-type="string">
            <text:p>insert into facture (date_fact, num_contrat_loc_facture, <text:s/>id_penalite_facture) values ('2017/03/02', 92, 4);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7/03/0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7];&quot;', &quot;;[.C97];&quot;, &quot;;[.D97];&quot;);&quot;)" office:value-type="string" office:string-value="insert into facture (date_fact, num_contrat_loc_facture,  id_penalite_facture) values ('2017/03/08', 93, 1);" calcext:value-type="string">
            <text:p>insert into facture (date_fact, num_contrat_loc_facture, <text:s/>id_penalite_facture) values ('2017/03/08', 93, 1)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7/03/03</text:p>
          </table:table-cell>
          <table:table-cell office:value-type="float" office:value="94" calcext:value-type="float">
            <text:p>9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8];&quot;', &quot;;[.C98];&quot;, &quot;;[.D98];&quot;);&quot;)" office:value-type="string" office:string-value="insert into facture (date_fact, num_contrat_loc_facture,  id_penalite_facture) values ('2017/03/03', 94, 1);" calcext:value-type="string">
            <text:p>insert into facture (date_fact, num_contrat_loc_facture, <text:s/>id_penalite_facture) values ('2017/03/03', 94, 1)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7/02/24</text:p>
          </table:table-cell>
          <table:table-cell office:value-type="float" office:value="95" calcext:value-type="float">
            <text:p>9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99];&quot;', &quot;;[.C99];&quot;, &quot;;[.D99];&quot;);&quot;)" office:value-type="string" office:string-value="insert into facture (date_fact, num_contrat_loc_facture,  id_penalite_facture) values ('2017/02/24', 95, 1);" calcext:value-type="string">
            <text:p>insert into facture (date_fact, num_contrat_loc_facture, <text:s/>id_penalite_facture) values ('2017/02/24', 95, 1);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7/03/07</text:p>
          </table:table-cell>
          <table:table-cell office:value-type="float" office:value="96" calcext:value-type="float">
            <text:p>9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0];&quot;', &quot;;[.C100];&quot;, &quot;;[.D100];&quot;);&quot;)" office:value-type="string" office:string-value="insert into facture (date_fact, num_contrat_loc_facture,  id_penalite_facture) values ('2017/03/07', 96, 1);" calcext:value-type="string">
            <text:p>insert into facture (date_fact, num_contrat_loc_facture, <text:s/>id_penalite_facture) values ('2017/03/07', 96, 1);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7/03/10</text:p>
          </table:table-cell>
          <table:table-cell office:value-type="float" office:value="97" calcext:value-type="float">
            <text:p>9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01];&quot;', &quot;;[.C101];&quot;, &quot;;[.D101];&quot;);&quot;)" office:value-type="string" office:string-value="insert into facture (date_fact, num_contrat_loc_facture,  id_penalite_facture) values ('2017/03/10', 97, 0);" calcext:value-type="string">
            <text:p>insert into facture (date_fact, num_contrat_loc_facture, <text:s/>id_penalite_facture) values ('2017/03/10', 97, 0)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7/03/01</text:p>
          </table:table-cell>
          <table:table-cell office:value-type="float" office:value="98" calcext:value-type="float">
            <text:p>9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2];&quot;', &quot;;[.C102];&quot;, &quot;;[.D102];&quot;);&quot;)" office:value-type="string" office:string-value="insert into facture (date_fact, num_contrat_loc_facture,  id_penalite_facture) values ('2017/03/01', 98, 1);" calcext:value-type="string">
            <text:p>insert into facture (date_fact, num_contrat_loc_facture, <text:s/>id_penalite_facture) values ('2017/03/01', 98, 1)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7/03/01</text:p>
          </table:table-cell>
          <table:table-cell office:value-type="float" office:value="99" calcext:value-type="float">
            <text:p>9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3];&quot;', &quot;;[.C103];&quot;, &quot;;[.D103];&quot;);&quot;)" office:value-type="string" office:string-value="insert into facture (date_fact, num_contrat_loc_facture,  id_penalite_facture) values ('2017/03/01', 99, 1);" calcext:value-type="string">
            <text:p>insert into facture (date_fact, num_contrat_loc_facture, <text:s/>id_penalite_facture) values ('2017/03/01', 99, 1)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7/03/03</text:p>
          </table:table-cell>
          <table:table-cell office:value-type="float" office:value="100" calcext:value-type="float">
            <text:p>100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4];&quot;', &quot;;[.C104];&quot;, &quot;;[.D104];&quot;);&quot;)" office:value-type="string" office:string-value="insert into facture (date_fact, num_contrat_loc_facture,  id_penalite_facture) values ('2017/03/03', 100, 1);" calcext:value-type="string">
            <text:p>insert into facture (date_fact, num_contrat_loc_facture, <text:s/>id_penalite_facture) values ('2017/03/03', 100, 1)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7/02/2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5];&quot;', &quot;;[.C105];&quot;, &quot;;[.D105];&quot;);&quot;)" office:value-type="string" office:string-value="insert into facture (date_fact, num_contrat_loc_facture,  id_penalite_facture) values ('2017/02/27', 101, 1);" calcext:value-type="string">
            <text:p>insert into facture (date_fact, num_contrat_loc_facture, <text:s/>id_penalite_facture) values ('2017/02/27', 101, 1)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7/03/13</text:p>
          </table:table-cell>
          <table:table-cell office:value-type="float" office:value="102" calcext:value-type="float">
            <text:p>10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6];&quot;', &quot;;[.C106];&quot;, &quot;;[.D106];&quot;);&quot;)" office:value-type="string" office:string-value="insert into facture (date_fact, num_contrat_loc_facture,  id_penalite_facture) values ('2017/03/13', 102, 1);" calcext:value-type="string">
            <text:p>insert into facture (date_fact, num_contrat_loc_facture, <text:s/>id_penalite_facture) values ('2017/03/13', 102, 1)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7/03/10</text:p>
          </table:table-cell>
          <table:table-cell office:value-type="float" office:value="103" calcext:value-type="float">
            <text:p>10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7];&quot;', &quot;;[.C107];&quot;, &quot;;[.D107];&quot;);&quot;)" office:value-type="string" office:string-value="insert into facture (date_fact, num_contrat_loc_facture,  id_penalite_facture) values ('2017/03/10', 103, 1);" calcext:value-type="string">
            <text:p>insert into facture (date_fact, num_contrat_loc_facture, <text:s/>id_penalite_facture) values ('2017/03/10', 103, 1)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7/03/0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08];&quot;', &quot;;[.C108];&quot;, &quot;;[.D108];&quot;);&quot;)" office:value-type="string" office:string-value="insert into facture (date_fact, num_contrat_loc_facture,  id_penalite_facture) values ('2017/03/05', 104, 1);" calcext:value-type="string">
            <text:p>insert into facture (date_fact, num_contrat_loc_facture, <text:s/>id_penalite_facture) values ('2017/03/05', 104, 1)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7/03/04</text:p>
          </table:table-cell>
          <table:table-cell office:value-type="float" office:value="105" calcext:value-type="float">
            <text:p>10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09];&quot;', &quot;;[.C109];&quot;, &quot;;[.D109];&quot;);&quot;)" office:value-type="string" office:string-value="insert into facture (date_fact, num_contrat_loc_facture,  id_penalite_facture) values ('2017/03/04', 105, 0);" calcext:value-type="string">
            <text:p>insert into facture (date_fact, num_contrat_loc_facture, <text:s/>id_penalite_facture) values ('2017/03/04', 105, 0)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7/03/10</text:p>
          </table:table-cell>
          <table:table-cell office:value-type="float" office:value="106" calcext:value-type="float">
            <text:p>10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0];&quot;', &quot;;[.C110];&quot;, &quot;;[.D110];&quot;);&quot;)" office:value-type="string" office:string-value="insert into facture (date_fact, num_contrat_loc_facture,  id_penalite_facture) values ('2017/03/10', 106, 1);" calcext:value-type="string">
            <text:p>insert into facture (date_fact, num_contrat_loc_facture, <text:s/>id_penalite_facture) values ('2017/03/10', 106, 1)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7/03/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1];&quot;', &quot;;[.C111];&quot;, &quot;;[.D111];&quot;);&quot;)" office:value-type="string" office:string-value="insert into facture (date_fact, num_contrat_loc_facture,  id_penalite_facture) values ('2017/03/02', 107, 1);" calcext:value-type="string">
            <text:p>insert into facture (date_fact, num_contrat_loc_facture, <text:s/>id_penalite_facture) values ('2017/03/02', 107, 1)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7/03/02</text:p>
          </table:table-cell>
          <table:table-cell office:value-type="float" office:value="108" calcext:value-type="float">
            <text:p>10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12];&quot;', &quot;;[.C112];&quot;, &quot;;[.D112];&quot;);&quot;)" office:value-type="string" office:string-value="insert into facture (date_fact, num_contrat_loc_facture,  id_penalite_facture) values ('2017/03/02', 108, 0);" calcext:value-type="string">
            <text:p>insert into facture (date_fact, num_contrat_loc_facture, <text:s/>id_penalite_facture) values ('2017/03/02', 108, 0)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7/03/08</text:p>
          </table:table-cell>
          <table:table-cell office:value-type="float" office:value="109" calcext:value-type="float">
            <text:p>109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113];&quot;', &quot;;[.C113];&quot;, &quot;;[.D113];&quot;);&quot;)" office:value-type="string" office:string-value="insert into facture (date_fact, num_contrat_loc_facture,  id_penalite_facture) values ('2017/03/08', 109, 4);" calcext:value-type="string">
            <text:p>insert into facture (date_fact, num_contrat_loc_facture, <text:s/>id_penalite_facture) values ('2017/03/08', 109, 4)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7/03/12</text:p>
          </table:table-cell>
          <table:table-cell office:value-type="float" office:value="110" calcext:value-type="float">
            <text:p>110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4];&quot;', &quot;;[.C114];&quot;, &quot;;[.D114];&quot;);&quot;)" office:value-type="string" office:string-value="insert into facture (date_fact, num_contrat_loc_facture,  id_penalite_facture) values ('2017/03/12', 110, 1);" calcext:value-type="string">
            <text:p>insert into facture (date_fact, num_contrat_loc_facture, <text:s/>id_penalite_facture) values ('2017/03/12', 110, 1)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7/03/10</text:p>
          </table:table-cell>
          <table:table-cell office:value-type="float" office:value="111" calcext:value-type="float">
            <text:p>11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5];&quot;', &quot;;[.C115];&quot;, &quot;;[.D115];&quot;);&quot;)" office:value-type="string" office:string-value="insert into facture (date_fact, num_contrat_loc_facture,  id_penalite_facture) values ('2017/03/10', 111, 1);" calcext:value-type="string">
            <text:p>insert into facture (date_fact, num_contrat_loc_facture, <text:s/>id_penalite_facture) values ('2017/03/10', 111, 1)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7/03/0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6];&quot;', &quot;;[.C116];&quot;, &quot;;[.D116];&quot;);&quot;)" office:value-type="string" office:string-value="insert into facture (date_fact, num_contrat_loc_facture,  id_penalite_facture) values ('2017/03/09', 112, 1);" calcext:value-type="string">
            <text:p>insert into facture (date_fact, num_contrat_loc_facture, <text:s/>id_penalite_facture) values ('2017/03/09', 112, 1)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7/03/0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7];&quot;', &quot;;[.C117];&quot;, &quot;;[.D117];&quot;);&quot;)" office:value-type="string" office:string-value="insert into facture (date_fact, num_contrat_loc_facture,  id_penalite_facture) values ('2017/03/06', 113, 1);" calcext:value-type="string">
            <text:p>insert into facture (date_fact, num_contrat_loc_facture, <text:s/>id_penalite_facture) values ('2017/03/06', 113, 1)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7/03/06</text:p>
          </table:table-cell>
          <table:table-cell office:value-type="float" office:value="114" calcext:value-type="float">
            <text:p>11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8];&quot;', &quot;;[.C118];&quot;, &quot;;[.D118];&quot;);&quot;)" office:value-type="string" office:string-value="insert into facture (date_fact, num_contrat_loc_facture,  id_penalite_facture) values ('2017/03/06', 114, 1);" calcext:value-type="string">
            <text:p>insert into facture (date_fact, num_contrat_loc_facture, <text:s/>id_penalite_facture) values ('2017/03/06', 114, 1)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7/03/20</text:p>
          </table:table-cell>
          <table:table-cell office:value-type="float" office:value="115" calcext:value-type="float">
            <text:p>11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19];&quot;', &quot;;[.C119];&quot;, &quot;;[.D119];&quot;);&quot;)" office:value-type="string" office:string-value="insert into facture (date_fact, num_contrat_loc_facture,  id_penalite_facture) values ('2017/03/20', 115, 1);" calcext:value-type="string">
            <text:p>insert into facture (date_fact, num_contrat_loc_facture, <text:s/>id_penalite_facture) values ('2017/03/20', 115, 1)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7/03/17</text:p>
          </table:table-cell>
          <table:table-cell office:value-type="float" office:value="116" calcext:value-type="float">
            <text:p>11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20];&quot;', &quot;;[.C120];&quot;, &quot;;[.D120];&quot;);&quot;)" office:value-type="string" office:string-value="insert into facture (date_fact, num_contrat_loc_facture,  id_penalite_facture) values ('2017/03/17', 116, 0);" calcext:value-type="string">
            <text:p>insert into facture (date_fact, num_contrat_loc_facture, <text:s/>id_penalite_facture) values ('2017/03/17', 116, 0)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7/03/1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21];&quot;', &quot;;[.C121];&quot;, &quot;;[.D121];&quot;);&quot;)" office:value-type="string" office:string-value="insert into facture (date_fact, num_contrat_loc_facture,  id_penalite_facture) values ('2017/03/14', 117, 1);" calcext:value-type="string">
            <text:p>insert into facture (date_fact, num_contrat_loc_facture, <text:s/>id_penalite_facture) values ('2017/03/14', 117, 1)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7/03/1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22];&quot;', &quot;;[.C122];&quot;, &quot;;[.D122];&quot;);&quot;)" office:value-type="string" office:string-value="insert into facture (date_fact, num_contrat_loc_facture,  id_penalite_facture) values ('2017/03/11', 118, 1);" calcext:value-type="string">
            <text:p>insert into facture (date_fact, num_contrat_loc_facture, <text:s/>id_penalite_facture) values ('2017/03/11', 118, 1)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7/03/20</text:p>
          </table:table-cell>
          <table:table-cell office:value-type="float" office:value="119" calcext:value-type="float">
            <text:p>11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23];&quot;', &quot;;[.C123];&quot;, &quot;;[.D123];&quot;);&quot;)" office:value-type="string" office:string-value="insert into facture (date_fact, num_contrat_loc_facture,  id_penalite_facture) values ('2017/03/20', 119, 0);" calcext:value-type="string">
            <text:p>insert into facture (date_fact, num_contrat_loc_facture, <text:s/>id_penalite_facture) values ('2017/03/20', 119, 0)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7/03/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24];&quot;', &quot;;[.C124];&quot;, &quot;;[.D124];&quot;);&quot;)" office:value-type="string" office:string-value="insert into facture (date_fact, num_contrat_loc_facture,  id_penalite_facture) values ('2017/03/16', 120, 1);" calcext:value-type="string">
            <text:p>insert into facture (date_fact, num_contrat_loc_facture, <text:s/>id_penalite_facture) values ('2017/03/16', 120, 1)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7/03/21</text:p>
          </table:table-cell>
          <table:table-cell office:value-type="float" office:value="121" calcext:value-type="float">
            <text:p>12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25];&quot;', &quot;;[.C125];&quot;, &quot;;[.D125];&quot;);&quot;)" office:value-type="string" office:string-value="insert into facture (date_fact, num_contrat_loc_facture,  id_penalite_facture) values ('2017/03/21', 121, 1);" calcext:value-type="string">
            <text:p>insert into facture (date_fact, num_contrat_loc_facture, <text:s/>id_penalite_facture) values ('2017/03/21', 121, 1)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7/03/2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26];&quot;', &quot;;[.C126];&quot;, &quot;;[.D126];&quot;);&quot;)" office:value-type="string" office:string-value="insert into facture (date_fact, num_contrat_loc_facture,  id_penalite_facture) values ('2017/03/22', 122, 1);" calcext:value-type="string">
            <text:p>insert into facture (date_fact, num_contrat_loc_facture, <text:s/>id_penalite_facture) values ('2017/03/22', 122, 1)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7/03/17</text:p>
          </table:table-cell>
          <table:table-cell office:value-type="float" office:value="123" calcext:value-type="float">
            <text:p>12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27];&quot;', &quot;;[.C127];&quot;, &quot;;[.D127];&quot;);&quot;)" office:value-type="string" office:string-value="insert into facture (date_fact, num_contrat_loc_facture,  id_penalite_facture) values ('2017/03/17', 123, 0);" calcext:value-type="string">
            <text:p>insert into facture (date_fact, num_contrat_loc_facture, <text:s/>id_penalite_facture) values ('2017/03/17', 123, 0)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7/03/23</text:p>
          </table:table-cell>
          <table:table-cell office:value-type="float" office:value="124" calcext:value-type="float">
            <text:p>12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28];&quot;', &quot;;[.C128];&quot;, &quot;;[.D128];&quot;);&quot;)" office:value-type="string" office:string-value="insert into facture (date_fact, num_contrat_loc_facture,  id_penalite_facture) values ('2017/03/23', 124, 0);" calcext:value-type="string">
            <text:p>insert into facture (date_fact, num_contrat_loc_facture, <text:s/>id_penalite_facture) values ('2017/03/23', 124, 0)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7/04/01</text:p>
          </table:table-cell>
          <table:table-cell office:value-type="float" office:value="125" calcext:value-type="float">
            <text:p>12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29];&quot;', &quot;;[.C129];&quot;, &quot;;[.D129];&quot;);&quot;)" office:value-type="string" office:string-value="insert into facture (date_fact, num_contrat_loc_facture,  id_penalite_facture) values ('2017/04/01', 125, 0);" calcext:value-type="string">
            <text:p>insert into facture (date_fact, num_contrat_loc_facture, <text:s/>id_penalite_facture) values ('2017/04/01', 125, 0)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7/03/30</text:p>
          </table:table-cell>
          <table:table-cell office:value-type="float" office:value="126" calcext:value-type="float">
            <text:p>12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30];&quot;', &quot;;[.C130];&quot;, &quot;;[.D130];&quot;);&quot;)" office:value-type="string" office:string-value="insert into facture (date_fact, num_contrat_loc_facture,  id_penalite_facture) values ('2017/03/30', 126, 1);" calcext:value-type="string">
            <text:p>insert into facture (date_fact, num_contrat_loc_facture, <text:s/>id_penalite_facture) values ('2017/03/30', 126, 1);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7/04/01</text:p>
          </table:table-cell>
          <table:table-cell office:value-type="float" office:value="127" calcext:value-type="float">
            <text:p>12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31];&quot;', &quot;;[.C131];&quot;, &quot;;[.D131];&quot;);&quot;)" office:value-type="string" office:string-value="insert into facture (date_fact, num_contrat_loc_facture,  id_penalite_facture) values ('2017/04/01', 127, 0);" calcext:value-type="string">
            <text:p>insert into facture (date_fact, num_contrat_loc_facture, <text:s/>id_penalite_facture) values ('2017/04/01', 127, 0);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7/03/27</text:p>
          </table:table-cell>
          <table:table-cell office:value-type="float" office:value="128" calcext:value-type="float">
            <text:p>12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32];&quot;', &quot;;[.C132];&quot;, &quot;;[.D132];&quot;);&quot;)" office:value-type="string" office:string-value="insert into facture (date_fact, num_contrat_loc_facture,  id_penalite_facture) values ('2017/03/27', 128, 0);" calcext:value-type="string">
            <text:p>insert into facture (date_fact, num_contrat_loc_facture, <text:s/>id_penalite_facture) values ('2017/03/27', 128, 0);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7/03/28</text:p>
          </table:table-cell>
          <table:table-cell office:value-type="float" office:value="129" calcext:value-type="float">
            <text:p>12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33];&quot;', &quot;;[.C133];&quot;, &quot;;[.D133];&quot;);&quot;)" office:value-type="string" office:string-value="insert into facture (date_fact, num_contrat_loc_facture,  id_penalite_facture) values ('2017/03/28', 129, 0);" calcext:value-type="string">
            <text:p>insert into facture (date_fact, num_contrat_loc_facture, <text:s/>id_penalite_facture) values ('2017/03/28', 129, 0)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7/04/0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34];&quot;', &quot;;[.C134];&quot;, &quot;;[.D134];&quot;);&quot;)" office:value-type="string" office:string-value="insert into facture (date_fact, num_contrat_loc_facture,  id_penalite_facture) values ('2017/04/01', 130, 1);" calcext:value-type="string">
            <text:p>insert into facture (date_fact, num_contrat_loc_facture, <text:s/>id_penalite_facture) values ('2017/04/01', 130, 1)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7/03/3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35];&quot;', &quot;;[.C135];&quot;, &quot;;[.D135];&quot;);&quot;)" office:value-type="string" office:string-value="insert into facture (date_fact, num_contrat_loc_facture,  id_penalite_facture) values ('2017/03/30', 131, 1);" calcext:value-type="string">
            <text:p>insert into facture (date_fact, num_contrat_loc_facture, <text:s/>id_penalite_facture) values ('2017/03/30', 131, 1)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7/03/2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36];&quot;', &quot;;[.C136];&quot;, &quot;;[.D136];&quot;);&quot;)" office:value-type="string" office:string-value="insert into facture (date_fact, num_contrat_loc_facture,  id_penalite_facture) values ('2017/03/21', 132, 1);" calcext:value-type="string">
            <text:p>insert into facture (date_fact, num_contrat_loc_facture, <text:s/>id_penalite_facture) values ('2017/03/21', 132, 1)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7/03/30</text:p>
          </table:table-cell>
          <table:table-cell office:value-type="float" office:value="133" calcext:value-type="float">
            <text:p>13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37];&quot;', &quot;;[.C137];&quot;, &quot;;[.D137];&quot;);&quot;)" office:value-type="string" office:string-value="insert into facture (date_fact, num_contrat_loc_facture,  id_penalite_facture) values ('2017/03/30', 133, 0);" calcext:value-type="string">
            <text:p>insert into facture (date_fact, num_contrat_loc_facture, <text:s/>id_penalite_facture) values ('2017/03/30', 133, 0)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7/03/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38];&quot;', &quot;;[.C138];&quot;, &quot;;[.D138];&quot;);&quot;)" office:value-type="string" office:string-value="insert into facture (date_fact, num_contrat_loc_facture,  id_penalite_facture) values ('2017/03/30', 134, 1);" calcext:value-type="string">
            <text:p>insert into facture (date_fact, num_contrat_loc_facture, <text:s/>id_penalite_facture) values ('2017/03/30', 134, 1)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7/03/22</text:p>
          </table:table-cell>
          <table:table-cell office:value-type="float" office:value="135" calcext:value-type="float">
            <text:p>135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139];&quot;', &quot;;[.C139];&quot;, &quot;;[.D139];&quot;);&quot;)" office:value-type="string" office:string-value="insert into facture (date_fact, num_contrat_loc_facture,  id_penalite_facture) values ('2017/03/22', 135, 3);" calcext:value-type="string">
            <text:p>insert into facture (date_fact, num_contrat_loc_facture, <text:s/>id_penalite_facture) values ('2017/03/22', 135, 3)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7/04/0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0];&quot;', &quot;;[.C140];&quot;, &quot;;[.D140];&quot;);&quot;)" office:value-type="string" office:string-value="insert into facture (date_fact, num_contrat_loc_facture,  id_penalite_facture) values ('2017/04/04', 136, 1);" calcext:value-type="string">
            <text:p>insert into facture (date_fact, num_contrat_loc_facture, <text:s/>id_penalite_facture) values ('2017/04/04', 136, 1)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7/03/31</text:p>
          </table:table-cell>
          <table:table-cell office:value-type="float" office:value="137" calcext:value-type="float">
            <text:p>137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141];&quot;', &quot;;[.C141];&quot;, &quot;;[.D141];&quot;);&quot;)" office:value-type="string" office:string-value="insert into facture (date_fact, num_contrat_loc_facture,  id_penalite_facture) values ('2017/03/31', 137, 4);" calcext:value-type="string">
            <text:p>insert into facture (date_fact, num_contrat_loc_facture, <text:s/>id_penalite_facture) values ('2017/03/31', 137, 4);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7/03/24</text:p>
          </table:table-cell>
          <table:table-cell office:value-type="float" office:value="138" calcext:value-type="float">
            <text:p>13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2];&quot;', &quot;;[.C142];&quot;, &quot;;[.D142];&quot;);&quot;)" office:value-type="string" office:string-value="insert into facture (date_fact, num_contrat_loc_facture,  id_penalite_facture) values ('2017/03/24', 138, 1);" calcext:value-type="string">
            <text:p>insert into facture (date_fact, num_contrat_loc_facture, <text:s/>id_penalite_facture) values ('2017/03/24', 138, 1)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7/03/2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3];&quot;', &quot;;[.C143];&quot;, &quot;;[.D143];&quot;);&quot;)" office:value-type="string" office:string-value="insert into facture (date_fact, num_contrat_loc_facture,  id_penalite_facture) values ('2017/03/23', 139, 1);" calcext:value-type="string">
            <text:p>insert into facture (date_fact, num_contrat_loc_facture, <text:s/>id_penalite_facture) values ('2017/03/23', 139, 1)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7/03/27</text:p>
          </table:table-cell>
          <table:table-cell office:value-type="float" office:value="140" calcext:value-type="float">
            <text:p>140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4];&quot;', &quot;;[.C144];&quot;, &quot;;[.D144];&quot;);&quot;)" office:value-type="string" office:string-value="insert into facture (date_fact, num_contrat_loc_facture,  id_penalite_facture) values ('2017/03/27', 140, 1);" calcext:value-type="string">
            <text:p>insert into facture (date_fact, num_contrat_loc_facture, <text:s/>id_penalite_facture) values ('2017/03/27', 140, 1)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7/04/08</text:p>
          </table:table-cell>
          <table:table-cell office:value-type="float" office:value="141" calcext:value-type="float">
            <text:p>141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145];&quot;', &quot;;[.C145];&quot;, &quot;;[.D145];&quot;);&quot;)" office:value-type="string" office:string-value="insert into facture (date_fact, num_contrat_loc_facture,  id_penalite_facture) values ('2017/04/08', 141, 3);" calcext:value-type="string">
            <text:p>insert into facture (date_fact, num_contrat_loc_facture, <text:s/>id_penalite_facture) values ('2017/04/08', 141, 3)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7/03/2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6];&quot;', &quot;;[.C146];&quot;, &quot;;[.D146];&quot;);&quot;)" office:value-type="string" office:string-value="insert into facture (date_fact, num_contrat_loc_facture,  id_penalite_facture) values ('2017/03/25', 142, 1);" calcext:value-type="string">
            <text:p>insert into facture (date_fact, num_contrat_loc_facture, <text:s/>id_penalite_facture) values ('2017/03/25', 142, 1)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7/04/03</text:p>
          </table:table-cell>
          <table:table-cell office:value-type="float" office:value="143" calcext:value-type="float">
            <text:p>14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7];&quot;', &quot;;[.C147];&quot;, &quot;;[.D147];&quot;);&quot;)" office:value-type="string" office:string-value="insert into facture (date_fact, num_contrat_loc_facture,  id_penalite_facture) values ('2017/04/03', 143, 1);" calcext:value-type="string">
            <text:p>insert into facture (date_fact, num_contrat_loc_facture, <text:s/>id_penalite_facture) values ('2017/04/03', 143, 1)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7/04/02</text:p>
          </table:table-cell>
          <table:table-cell office:value-type="float" office:value="144" calcext:value-type="float">
            <text:p>144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148];&quot;', &quot;;[.C148];&quot;, &quot;;[.D148];&quot;);&quot;)" office:value-type="string" office:string-value="insert into facture (date_fact, num_contrat_loc_facture,  id_penalite_facture) values ('2017/04/02', 144, 4);" calcext:value-type="string">
            <text:p>insert into facture (date_fact, num_contrat_loc_facture, <text:s/>id_penalite_facture) values ('2017/04/02', 144, 4);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7/04/10</text:p>
          </table:table-cell>
          <table:table-cell office:value-type="float" office:value="145" calcext:value-type="float">
            <text:p>14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49];&quot;', &quot;;[.C149];&quot;, &quot;;[.D149];&quot;);&quot;)" office:value-type="string" office:string-value="insert into facture (date_fact, num_contrat_loc_facture,  id_penalite_facture) values ('2017/04/10', 145, 1);" calcext:value-type="string">
            <text:p>insert into facture (date_fact, num_contrat_loc_facture, <text:s/>id_penalite_facture) values ('2017/04/10', 145, 1);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7/04/10</text:p>
          </table:table-cell>
          <table:table-cell office:value-type="float" office:value="146" calcext:value-type="float">
            <text:p>14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50];&quot;', &quot;;[.C150];&quot;, &quot;;[.D150];&quot;);&quot;)" office:value-type="string" office:string-value="insert into facture (date_fact, num_contrat_loc_facture,  id_penalite_facture) values ('2017/04/10', 146, 0);" calcext:value-type="string">
            <text:p>insert into facture (date_fact, num_contrat_loc_facture, <text:s/>id_penalite_facture) values ('2017/04/10', 146, 0);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7/04/09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1];&quot;', &quot;;[.C151];&quot;, &quot;;[.D151];&quot;);&quot;)" office:value-type="string" office:string-value="insert into facture (date_fact, num_contrat_loc_facture,  id_penalite_facture) values ('2017/04/09', 147, 1);" calcext:value-type="string">
            <text:p>insert into facture (date_fact, num_contrat_loc_facture, <text:s/>id_penalite_facture) values ('2017/04/09', 147, 1);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7/04/0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2];&quot;', &quot;;[.C152];&quot;, &quot;;[.D152];&quot;);&quot;)" office:value-type="string" office:string-value="insert into facture (date_fact, num_contrat_loc_facture,  id_penalite_facture) values ('2017/04/07', 148, 1);" calcext:value-type="string">
            <text:p>insert into facture (date_fact, num_contrat_loc_facture, <text:s/>id_penalite_facture) values ('2017/04/07', 148, 1);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7/04/12</text:p>
          </table:table-cell>
          <table:table-cell office:value-type="float" office:value="149" calcext:value-type="float">
            <text:p>14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3];&quot;', &quot;;[.C153];&quot;, &quot;;[.D153];&quot;);&quot;)" office:value-type="string" office:string-value="insert into facture (date_fact, num_contrat_loc_facture,  id_penalite_facture) values ('2017/04/12', 149, 1);" calcext:value-type="string">
            <text:p>insert into facture (date_fact, num_contrat_loc_facture, <text:s/>id_penalite_facture) values ('2017/04/12', 149, 1)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7/04/05</text:p>
          </table:table-cell>
          <table:table-cell office:value-type="float" office:value="150" calcext:value-type="float">
            <text:p>15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54];&quot;', &quot;;[.C154];&quot;, &quot;;[.D154];&quot;);&quot;)" office:value-type="string" office:string-value="insert into facture (date_fact, num_contrat_loc_facture,  id_penalite_facture) values ('2017/04/05', 150, 0);" calcext:value-type="string">
            <text:p>insert into facture (date_fact, num_contrat_loc_facture, <text:s/>id_penalite_facture) values ('2017/04/05', 150, 0);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7/04/0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5];&quot;', &quot;;[.C155];&quot;, &quot;;[.D155];&quot;);&quot;)" office:value-type="string" office:string-value="insert into facture (date_fact, num_contrat_loc_facture,  id_penalite_facture) values ('2017/04/07', 151, 1);" calcext:value-type="string">
            <text:p>insert into facture (date_fact, num_contrat_loc_facture, <text:s/>id_penalite_facture) values ('2017/04/07', 151, 1)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7/04/10</text:p>
          </table:table-cell>
          <table:table-cell office:value-type="float" office:value="152" calcext:value-type="float">
            <text:p>15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6];&quot;', &quot;;[.C156];&quot;, &quot;;[.D156];&quot;);&quot;)" office:value-type="string" office:string-value="insert into facture (date_fact, num_contrat_loc_facture,  id_penalite_facture) values ('2017/04/10', 152, 1);" calcext:value-type="string">
            <text:p>insert into facture (date_fact, num_contrat_loc_facture, <text:s/>id_penalite_facture) values ('2017/04/10', 152, 1);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7/04/12</text:p>
          </table:table-cell>
          <table:table-cell office:value-type="float" office:value="153" calcext:value-type="float">
            <text:p>153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157];&quot;', &quot;;[.C157];&quot;, &quot;;[.D157];&quot;);&quot;)" office:value-type="string" office:string-value="insert into facture (date_fact, num_contrat_loc_facture,  id_penalite_facture) values ('2017/04/12', 153, 2);" calcext:value-type="string">
            <text:p>insert into facture (date_fact, num_contrat_loc_facture, <text:s/>id_penalite_facture) values ('2017/04/12', 153, 2);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7/04/0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8];&quot;', &quot;;[.C158];&quot;, &quot;;[.D158];&quot;);&quot;)" office:value-type="string" office:string-value="insert into facture (date_fact, num_contrat_loc_facture,  id_penalite_facture) values ('2017/04/09', 154, 1);" calcext:value-type="string">
            <text:p>insert into facture (date_fact, num_contrat_loc_facture, <text:s/>id_penalite_facture) values ('2017/04/09', 154, 1);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7/04/1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59];&quot;', &quot;;[.C159];&quot;, &quot;;[.D159];&quot;);&quot;)" office:value-type="string" office:string-value="insert into facture (date_fact, num_contrat_loc_facture,  id_penalite_facture) values ('2017/04/14', 155, 1);" calcext:value-type="string">
            <text:p>insert into facture (date_fact, num_contrat_loc_facture, <text:s/>id_penalite_facture) values ('2017/04/14', 155, 1);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7/04/06</text:p>
          </table:table-cell>
          <table:table-cell office:value-type="float" office:value="156" calcext:value-type="float">
            <text:p>15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60];&quot;', &quot;;[.C160];&quot;, &quot;;[.D160];&quot;);&quot;)" office:value-type="string" office:string-value="insert into facture (date_fact, num_contrat_loc_facture,  id_penalite_facture) values ('2017/04/06', 156, 0);" calcext:value-type="string">
            <text:p>insert into facture (date_fact, num_contrat_loc_facture, <text:s/>id_penalite_facture) values ('2017/04/06', 156, 0);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7/04/0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1];&quot;', &quot;;[.C161];&quot;, &quot;;[.D161];&quot;);&quot;)" office:value-type="string" office:string-value="insert into facture (date_fact, num_contrat_loc_facture,  id_penalite_facture) values ('2017/04/09', 157, 1);" calcext:value-type="string">
            <text:p>insert into facture (date_fact, num_contrat_loc_facture, <text:s/>id_penalite_facture) values ('2017/04/09', 157, 1);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7/04/1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2];&quot;', &quot;;[.C162];&quot;, &quot;;[.D162];&quot;);&quot;)" office:value-type="string" office:string-value="insert into facture (date_fact, num_contrat_loc_facture,  id_penalite_facture) values ('2017/04/15', 158, 1);" calcext:value-type="string">
            <text:p>insert into facture (date_fact, num_contrat_loc_facture, <text:s/>id_penalite_facture) values ('2017/04/15', 158, 1);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7/04/1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3];&quot;', &quot;;[.C163];&quot;, &quot;;[.D163];&quot;);&quot;)" office:value-type="string" office:string-value="insert into facture (date_fact, num_contrat_loc_facture,  id_penalite_facture) values ('2017/04/16', 159, 1);" calcext:value-type="string">
            <text:p>insert into facture (date_fact, num_contrat_loc_facture, <text:s/>id_penalite_facture) values ('2017/04/16', 159, 1);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7/04/1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4];&quot;', &quot;;[.C164];&quot;, &quot;;[.D164];&quot;);&quot;)" office:value-type="string" office:string-value="insert into facture (date_fact, num_contrat_loc_facture,  id_penalite_facture) values ('2017/04/13', 160, 1);" calcext:value-type="string">
            <text:p>insert into facture (date_fact, num_contrat_loc_facture, <text:s/>id_penalite_facture) values ('2017/04/13', 160, 1);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7/04/24</text:p>
          </table:table-cell>
          <table:table-cell office:value-type="float" office:value="161" calcext:value-type="float">
            <text:p>16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5];&quot;', &quot;;[.C165];&quot;, &quot;;[.D165];&quot;);&quot;)" office:value-type="string" office:string-value="insert into facture (date_fact, num_contrat_loc_facture,  id_penalite_facture) values ('2017/04/24', 161, 1);" calcext:value-type="string">
            <text:p>insert into facture (date_fact, num_contrat_loc_facture, <text:s/>id_penalite_facture) values ('2017/04/24', 161, 1);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7/04/24</text:p>
          </table:table-cell>
          <table:table-cell office:value-type="float" office:value="162" calcext:value-type="float">
            <text:p>16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66];&quot;', &quot;;[.C166];&quot;, &quot;;[.D166];&quot;);&quot;)" office:value-type="string" office:string-value="insert into facture (date_fact, num_contrat_loc_facture,  id_penalite_facture) values ('2017/04/24', 162, 0);" calcext:value-type="string">
            <text:p>insert into facture (date_fact, num_contrat_loc_facture, <text:s/>id_penalite_facture) values ('2017/04/24', 162, 0);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7/04/14</text:p>
          </table:table-cell>
          <table:table-cell office:value-type="float" office:value="163" calcext:value-type="float">
            <text:p>16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7];&quot;', &quot;;[.C167];&quot;, &quot;;[.D167];&quot;);&quot;)" office:value-type="string" office:string-value="insert into facture (date_fact, num_contrat_loc_facture,  id_penalite_facture) values ('2017/04/14', 163, 1);" calcext:value-type="string">
            <text:p>insert into facture (date_fact, num_contrat_loc_facture, <text:s/>id_penalite_facture) values ('2017/04/14', 163, 1);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7/04/23</text:p>
          </table:table-cell>
          <table:table-cell office:value-type="float" office:value="164" calcext:value-type="float">
            <text:p>16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68];&quot;', &quot;;[.C168];&quot;, &quot;;[.D168];&quot;);&quot;)" office:value-type="string" office:string-value="insert into facture (date_fact, num_contrat_loc_facture,  id_penalite_facture) values ('2017/04/23', 164, 0);" calcext:value-type="string">
            <text:p>insert into facture (date_fact, num_contrat_loc_facture, <text:s/>id_penalite_facture) values ('2017/04/23', 164, 0);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7/04/2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69];&quot;', &quot;;[.C169];&quot;, &quot;;[.D169];&quot;);&quot;)" office:value-type="string" office:string-value="insert into facture (date_fact, num_contrat_loc_facture,  id_penalite_facture) values ('2017/04/26', 165, 1);" calcext:value-type="string">
            <text:p>insert into facture (date_fact, num_contrat_loc_facture, <text:s/>id_penalite_facture) values ('2017/04/26', 165, 1);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7/04/1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70];&quot;', &quot;;[.C170];&quot;, &quot;;[.D170];&quot;);&quot;)" office:value-type="string" office:string-value="insert into facture (date_fact, num_contrat_loc_facture,  id_penalite_facture) values ('2017/04/18', 166, 1);" calcext:value-type="string">
            <text:p>insert into facture (date_fact, num_contrat_loc_facture, <text:s/>id_penalite_facture) values ('2017/04/18', 166, 1);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7/04/2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71];&quot;', &quot;;[.C171];&quot;, &quot;;[.D171];&quot;);&quot;)" office:value-type="string" office:string-value="insert into facture (date_fact, num_contrat_loc_facture,  id_penalite_facture) values ('2017/04/24', 167, 1);" calcext:value-type="string">
            <text:p>insert into facture (date_fact, num_contrat_loc_facture, <text:s/>id_penalite_facture) values ('2017/04/24', 167, 1);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7/04/19</text:p>
          </table:table-cell>
          <table:table-cell office:value-type="float" office:value="168" calcext:value-type="float">
            <text:p>16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72];&quot;', &quot;;[.C172];&quot;, &quot;;[.D172];&quot;);&quot;)" office:value-type="string" office:string-value="insert into facture (date_fact, num_contrat_loc_facture,  id_penalite_facture) values ('2017/04/19', 168, 0);" calcext:value-type="string">
            <text:p>insert into facture (date_fact, num_contrat_loc_facture, <text:s/>id_penalite_facture) values ('2017/04/19', 168, 0)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7/04/1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73];&quot;', &quot;;[.C173];&quot;, &quot;;[.D173];&quot;);&quot;)" office:value-type="string" office:string-value="insert into facture (date_fact, num_contrat_loc_facture,  id_penalite_facture) values ('2017/04/16', 169, 1);" calcext:value-type="string">
            <text:p>insert into facture (date_fact, num_contrat_loc_facture, <text:s/>id_penalite_facture) values ('2017/04/16', 169, 1);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17/04/20</text:p>
          </table:table-cell>
          <table:table-cell office:value-type="float" office:value="170" calcext:value-type="float">
            <text:p>170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174];&quot;', &quot;;[.C174];&quot;, &quot;;[.D174];&quot;);&quot;)" office:value-type="string" office:string-value="insert into facture (date_fact, num_contrat_loc_facture,  id_penalite_facture) values ('2017/04/20', 170, 3);" calcext:value-type="string">
            <text:p>insert into facture (date_fact, num_contrat_loc_facture, <text:s/>id_penalite_facture) values ('2017/04/20', 170, 3);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17/04/2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75];&quot;', &quot;;[.C175];&quot;, &quot;;[.D175];&quot;);&quot;)" office:value-type="string" office:string-value="insert into facture (date_fact, num_contrat_loc_facture,  id_penalite_facture) values ('2017/04/21', 171, 1);" calcext:value-type="string">
            <text:p>insert into facture (date_fact, num_contrat_loc_facture, <text:s/>id_penalite_facture) values ('2017/04/21', 171, 1);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17/04/3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76];&quot;', &quot;;[.C176];&quot;, &quot;;[.D176];&quot;);&quot;)" office:value-type="string" office:string-value="insert into facture (date_fact, num_contrat_loc_facture,  id_penalite_facture) values ('2017/04/30', 172, 1);" calcext:value-type="string">
            <text:p>insert into facture (date_fact, num_contrat_loc_facture, <text:s/>id_penalite_facture) values ('2017/04/30', 172, 1);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17/05/02</text:p>
          </table:table-cell>
          <table:table-cell office:value-type="float" office:value="173" calcext:value-type="float">
            <text:p>17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77];&quot;', &quot;;[.C177];&quot;, &quot;;[.D177];&quot;);&quot;)" office:value-type="string" office:string-value="insert into facture (date_fact, num_contrat_loc_facture,  id_penalite_facture) values ('2017/05/02', 173, 0);" calcext:value-type="string">
            <text:p>insert into facture (date_fact, num_contrat_loc_facture, <text:s/>id_penalite_facture) values ('2017/05/02', 173, 0);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17/04/21</text:p>
          </table:table-cell>
          <table:table-cell office:value-type="float" office:value="174" calcext:value-type="float">
            <text:p>17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78];&quot;', &quot;;[.C178];&quot;, &quot;;[.D178];&quot;);&quot;)" office:value-type="string" office:string-value="insert into facture (date_fact, num_contrat_loc_facture,  id_penalite_facture) values ('2017/04/21', 174, 0);" calcext:value-type="string">
            <text:p>insert into facture (date_fact, num_contrat_loc_facture, <text:s/>id_penalite_facture) values ('2017/04/21', 174, 0)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7/04/2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79];&quot;', &quot;;[.C179];&quot;, &quot;;[.D179];&quot;);&quot;)" office:value-type="string" office:string-value="insert into facture (date_fact, num_contrat_loc_facture,  id_penalite_facture) values ('2017/04/21', 175, 1);" calcext:value-type="string">
            <text:p>insert into facture (date_fact, num_contrat_loc_facture, <text:s/>id_penalite_facture) values ('2017/04/21', 175, 1);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7/05/0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0];&quot;', &quot;;[.C180];&quot;, &quot;;[.D180];&quot;);&quot;)" office:value-type="string" office:string-value="insert into facture (date_fact, num_contrat_loc_facture,  id_penalite_facture) values ('2017/05/02', 176, 1);" calcext:value-type="string">
            <text:p>insert into facture (date_fact, num_contrat_loc_facture, <text:s/>id_penalite_facture) values ('2017/05/02', 176, 1)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17/05/07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1];&quot;', &quot;;[.C181];&quot;, &quot;;[.D181];&quot;);&quot;)" office:value-type="string" office:string-value="insert into facture (date_fact, num_contrat_loc_facture,  id_penalite_facture) values ('2017/05/07', 177, 1);" calcext:value-type="string">
            <text:p>insert into facture (date_fact, num_contrat_loc_facture, <text:s/>id_penalite_facture) values ('2017/05/07', 177, 1);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17/04/24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2];&quot;', &quot;;[.C182];&quot;, &quot;;[.D182];&quot;);&quot;)" office:value-type="string" office:string-value="insert into facture (date_fact, num_contrat_loc_facture,  id_penalite_facture) values ('2017/04/24', 178, 1);" calcext:value-type="string">
            <text:p>insert into facture (date_fact, num_contrat_loc_facture, <text:s/>id_penalite_facture) values ('2017/04/24', 178, 1);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17/05/0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3];&quot;', &quot;;[.C183];&quot;, &quot;;[.D183];&quot;);&quot;)" office:value-type="string" office:string-value="insert into facture (date_fact, num_contrat_loc_facture,  id_penalite_facture) values ('2017/05/04', 179, 1);" calcext:value-type="string">
            <text:p>insert into facture (date_fact, num_contrat_loc_facture, <text:s/>id_penalite_facture) values ('2017/05/04', 179, 1);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7/04/25</text:p>
          </table:table-cell>
          <table:table-cell office:value-type="float" office:value="180" calcext:value-type="float">
            <text:p>180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184];&quot;', &quot;;[.C184];&quot;, &quot;;[.D184];&quot;);&quot;)" office:value-type="string" office:string-value="insert into facture (date_fact, num_contrat_loc_facture,  id_penalite_facture) values ('2017/04/25', 180, 2);" calcext:value-type="string">
            <text:p>insert into facture (date_fact, num_contrat_loc_facture, <text:s/>id_penalite_facture) values ('2017/04/25', 180, 2);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17/05/0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5];&quot;', &quot;;[.C185];&quot;, &quot;;[.D185];&quot;);&quot;)" office:value-type="string" office:string-value="insert into facture (date_fact, num_contrat_loc_facture,  id_penalite_facture) values ('2017/05/03', 181, 1);" calcext:value-type="string">
            <text:p>insert into facture (date_fact, num_contrat_loc_facture, <text:s/>id_penalite_facture) values ('2017/05/03', 181, 1);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17/04/26</text:p>
          </table:table-cell>
          <table:table-cell office:value-type="float" office:value="182" calcext:value-type="float">
            <text:p>18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86];&quot;', &quot;;[.C186];&quot;, &quot;;[.D186];&quot;);&quot;)" office:value-type="string" office:string-value="insert into facture (date_fact, num_contrat_loc_facture,  id_penalite_facture) values ('2017/04/26', 182, 0);" calcext:value-type="string">
            <text:p>insert into facture (date_fact, num_contrat_loc_facture, <text:s/>id_penalite_facture) values ('2017/04/26', 182, 0);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17/05/10</text:p>
          </table:table-cell>
          <table:table-cell office:value-type="float" office:value="183" calcext:value-type="float">
            <text:p>18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87];&quot;', &quot;;[.C187];&quot;, &quot;;[.D187];&quot;);&quot;)" office:value-type="string" office:string-value="insert into facture (date_fact, num_contrat_loc_facture,  id_penalite_facture) values ('2017/05/10', 183, 0);" calcext:value-type="string">
            <text:p>insert into facture (date_fact, num_contrat_loc_facture, <text:s/>id_penalite_facture) values ('2017/05/10', 183, 0);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17/04/30</text:p>
          </table:table-cell>
          <table:table-cell office:value-type="float" office:value="184" calcext:value-type="float">
            <text:p>184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188];&quot;', &quot;;[.C188];&quot;, &quot;;[.D188];&quot;);&quot;)" office:value-type="string" office:string-value="insert into facture (date_fact, num_contrat_loc_facture,  id_penalite_facture) values ('2017/04/30', 184, 3);" calcext:value-type="string">
            <text:p>insert into facture (date_fact, num_contrat_loc_facture, <text:s/>id_penalite_facture) values ('2017/04/30', 184, 3);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17/05/0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89];&quot;', &quot;;[.C189];&quot;, &quot;;[.D189];&quot;);&quot;)" office:value-type="string" office:string-value="insert into facture (date_fact, num_contrat_loc_facture,  id_penalite_facture) values ('2017/05/02', 185, 1);" calcext:value-type="string">
            <text:p>insert into facture (date_fact, num_contrat_loc_facture, <text:s/>id_penalite_facture) values ('2017/05/02', 185, 1);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17/05/0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0];&quot;', &quot;;[.C190];&quot;, &quot;;[.D190];&quot;);&quot;)" office:value-type="string" office:string-value="insert into facture (date_fact, num_contrat_loc_facture,  id_penalite_facture) values ('2017/05/08', 186, 1);" calcext:value-type="string">
            <text:p>insert into facture (date_fact, num_contrat_loc_facture, <text:s/>id_penalite_facture) values ('2017/05/08', 186, 1);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7/05/15</text:p>
          </table:table-cell>
          <table:table-cell office:value-type="float" office:value="187" calcext:value-type="float">
            <text:p>18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91];&quot;', &quot;;[.C191];&quot;, &quot;;[.D191];&quot;);&quot;)" office:value-type="string" office:string-value="insert into facture (date_fact, num_contrat_loc_facture,  id_penalite_facture) values ('2017/05/15', 187, 0);" calcext:value-type="string">
            <text:p>insert into facture (date_fact, num_contrat_loc_facture, <text:s/>id_penalite_facture) values ('2017/05/15', 187, 0);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7/05/1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2];&quot;', &quot;;[.C192];&quot;, &quot;;[.D192];&quot;);&quot;)" office:value-type="string" office:string-value="insert into facture (date_fact, num_contrat_loc_facture,  id_penalite_facture) values ('2017/05/13', 188, 1);" calcext:value-type="string">
            <text:p>insert into facture (date_fact, num_contrat_loc_facture, <text:s/>id_penalite_facture) values ('2017/05/13', 188, 1);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7/05/0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3];&quot;', &quot;;[.C193];&quot;, &quot;;[.D193];&quot;);&quot;)" office:value-type="string" office:string-value="insert into facture (date_fact, num_contrat_loc_facture,  id_penalite_facture) values ('2017/05/07', 189, 1);" calcext:value-type="string">
            <text:p>insert into facture (date_fact, num_contrat_loc_facture, <text:s/>id_penalite_facture) values ('2017/05/07', 189, 1);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7/05/08</text:p>
          </table:table-cell>
          <table:table-cell office:value-type="float" office:value="190" calcext:value-type="float">
            <text:p>19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194];&quot;', &quot;;[.C194];&quot;, &quot;;[.D194];&quot;);&quot;)" office:value-type="string" office:string-value="insert into facture (date_fact, num_contrat_loc_facture,  id_penalite_facture) values ('2017/05/08', 190, 0);" calcext:value-type="string">
            <text:p>insert into facture (date_fact, num_contrat_loc_facture, <text:s/>id_penalite_facture) values ('2017/05/08', 190, 0);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7/05/09</text:p>
          </table:table-cell>
          <table:table-cell office:value-type="float" office:value="191" calcext:value-type="float">
            <text:p>191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195];&quot;', &quot;;[.C195];&quot;, &quot;;[.D195];&quot;);&quot;)" office:value-type="string" office:string-value="insert into facture (date_fact, num_contrat_loc_facture,  id_penalite_facture) values ('2017/05/09', 191, 4);" calcext:value-type="string">
            <text:p>insert into facture (date_fact, num_contrat_loc_facture, <text:s/>id_penalite_facture) values ('2017/05/09', 191, 4);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17/05/09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6];&quot;', &quot;;[.C196];&quot;, &quot;;[.D196];&quot;);&quot;)" office:value-type="string" office:string-value="insert into facture (date_fact, num_contrat_loc_facture,  id_penalite_facture) values ('2017/05/09', 192, 1);" calcext:value-type="string">
            <text:p>insert into facture (date_fact, num_contrat_loc_facture, <text:s/>id_penalite_facture) values ('2017/05/09', 192, 1);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17/05/19</text:p>
          </table:table-cell>
          <table:table-cell office:value-type="float" office:value="193" calcext:value-type="float">
            <text:p>19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7];&quot;', &quot;;[.C197];&quot;, &quot;;[.D197];&quot;);&quot;)" office:value-type="string" office:string-value="insert into facture (date_fact, num_contrat_loc_facture,  id_penalite_facture) values ('2017/05/19', 193, 1);" calcext:value-type="string">
            <text:p>insert into facture (date_fact, num_contrat_loc_facture, <text:s/>id_penalite_facture) values ('2017/05/19', 193, 1);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17/05/19</text:p>
          </table:table-cell>
          <table:table-cell office:value-type="float" office:value="194" calcext:value-type="float">
            <text:p>19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198];&quot;', &quot;;[.C198];&quot;, &quot;;[.D198];&quot;);&quot;)" office:value-type="string" office:string-value="insert into facture (date_fact, num_contrat_loc_facture,  id_penalite_facture) values ('2017/05/19', 194, 1);" calcext:value-type="string">
            <text:p>insert into facture (date_fact, num_contrat_loc_facture, <text:s/>id_penalite_facture) values ('2017/05/19', 194, 1);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17/05/20</text:p>
          </table:table-cell>
          <table:table-cell office:value-type="float" office:value="195" calcext:value-type="float">
            <text:p>195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199];&quot;', &quot;;[.C199];&quot;, &quot;;[.D199];&quot;);&quot;)" office:value-type="string" office:string-value="insert into facture (date_fact, num_contrat_loc_facture,  id_penalite_facture) values ('2017/05/20', 195, 3);" calcext:value-type="string">
            <text:p>insert into facture (date_fact, num_contrat_loc_facture, <text:s/>id_penalite_facture) values ('2017/05/20', 195, 3);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17/05/2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0];&quot;', &quot;;[.C200];&quot;, &quot;;[.D200];&quot;);&quot;)" office:value-type="string" office:string-value="insert into facture (date_fact, num_contrat_loc_facture,  id_penalite_facture) values ('2017/05/20', 196, 1);" calcext:value-type="string">
            <text:p>insert into facture (date_fact, num_contrat_loc_facture, <text:s/>id_penalite_facture) values ('2017/05/20', 196, 1);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17/05/0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1];&quot;', &quot;;[.C201];&quot;, &quot;;[.D201];&quot;);&quot;)" office:value-type="string" office:string-value="insert into facture (date_fact, num_contrat_loc_facture,  id_penalite_facture) values ('2017/05/08', 197, 1);" calcext:value-type="string">
            <text:p>insert into facture (date_fact, num_contrat_loc_facture, <text:s/>id_penalite_facture) values ('2017/05/08', 197, 1);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7/05/13</text:p>
          </table:table-cell>
          <table:table-cell office:value-type="float" office:value="198" calcext:value-type="float">
            <text:p>19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2];&quot;', &quot;;[.C202];&quot;, &quot;;[.D202];&quot;);&quot;)" office:value-type="string" office:string-value="insert into facture (date_fact, num_contrat_loc_facture,  id_penalite_facture) values ('2017/05/13', 198, 1);" calcext:value-type="string">
            <text:p>insert into facture (date_fact, num_contrat_loc_facture, <text:s/>id_penalite_facture) values ('2017/05/13', 198, 1);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7/05/16</text:p>
          </table:table-cell>
          <table:table-cell office:value-type="float" office:value="199" calcext:value-type="float">
            <text:p>19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03];&quot;', &quot;;[.C203];&quot;, &quot;;[.D203];&quot;);&quot;)" office:value-type="string" office:string-value="insert into facture (date_fact, num_contrat_loc_facture,  id_penalite_facture) values ('2017/05/16', 199, 0);" calcext:value-type="string">
            <text:p>insert into facture (date_fact, num_contrat_loc_facture, <text:s/>id_penalite_facture) values ('2017/05/16', 199, 0);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7/05/1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4];&quot;', &quot;;[.C204];&quot;, &quot;;[.D204];&quot;);&quot;)" office:value-type="string" office:string-value="insert into facture (date_fact, num_contrat_loc_facture,  id_penalite_facture) values ('2017/05/13', 200, 1);" calcext:value-type="string">
            <text:p>insert into facture (date_fact, num_contrat_loc_facture, <text:s/>id_penalite_facture) values ('2017/05/13', 200, 1);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17/05/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5];&quot;', &quot;;[.C205];&quot;, &quot;;[.D205];&quot;);&quot;)" office:value-type="string" office:string-value="insert into facture (date_fact, num_contrat_loc_facture,  id_penalite_facture) values ('2017/05/12', 201, 1);" calcext:value-type="string">
            <text:p>insert into facture (date_fact, num_contrat_loc_facture, <text:s/>id_penalite_facture) values ('2017/05/12', 201, 1);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7/05/21</text:p>
          </table:table-cell>
          <table:table-cell office:value-type="float" office:value="202" calcext:value-type="float">
            <text:p>20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06];&quot;', &quot;;[.C206];&quot;, &quot;;[.D206];&quot;);&quot;)" office:value-type="string" office:string-value="insert into facture (date_fact, num_contrat_loc_facture,  id_penalite_facture) values ('2017/05/21', 202, 0);" calcext:value-type="string">
            <text:p>insert into facture (date_fact, num_contrat_loc_facture, <text:s/>id_penalite_facture) values ('2017/05/21', 202, 0);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7/05/1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7];&quot;', &quot;;[.C207];&quot;, &quot;;[.D207];&quot;);&quot;)" office:value-type="string" office:string-value="insert into facture (date_fact, num_contrat_loc_facture,  id_penalite_facture) values ('2017/05/16', 203, 1);" calcext:value-type="string">
            <text:p>insert into facture (date_fact, num_contrat_loc_facture, <text:s/>id_penalite_facture) values ('2017/05/16', 203, 1);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7/05/18</text:p>
          </table:table-cell>
          <table:table-cell office:value-type="float" office:value="204" calcext:value-type="float">
            <text:p>20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08];&quot;', &quot;;[.C208];&quot;, &quot;;[.D208];&quot;);&quot;)" office:value-type="string" office:string-value="insert into facture (date_fact, num_contrat_loc_facture,  id_penalite_facture) values ('2017/05/18', 204, 1);" calcext:value-type="string">
            <text:p>insert into facture (date_fact, num_contrat_loc_facture, <text:s/>id_penalite_facture) values ('2017/05/18', 204, 1);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17/05/26</text:p>
          </table:table-cell>
          <table:table-cell office:value-type="float" office:value="205" calcext:value-type="float">
            <text:p>20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09];&quot;', &quot;;[.C209];&quot;, &quot;;[.D209];&quot;);&quot;)" office:value-type="string" office:string-value="insert into facture (date_fact, num_contrat_loc_facture,  id_penalite_facture) values ('2017/05/26', 205, 0);" calcext:value-type="string">
            <text:p>insert into facture (date_fact, num_contrat_loc_facture, <text:s/>id_penalite_facture) values ('2017/05/26', 205, 0);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17/05/22</text:p>
          </table:table-cell>
          <table:table-cell office:value-type="float" office:value="206" calcext:value-type="float">
            <text:p>20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0];&quot;', &quot;;[.C210];&quot;, &quot;;[.D210];&quot;);&quot;)" office:value-type="string" office:string-value="insert into facture (date_fact, num_contrat_loc_facture,  id_penalite_facture) values ('2017/05/22', 206, 1);" calcext:value-type="string">
            <text:p>insert into facture (date_fact, num_contrat_loc_facture, <text:s/>id_penalite_facture) values ('2017/05/22', 206, 1);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17/05/2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1];&quot;', &quot;;[.C211];&quot;, &quot;;[.D211];&quot;);&quot;)" office:value-type="string" office:string-value="insert into facture (date_fact, num_contrat_loc_facture,  id_penalite_facture) values ('2017/05/25', 207, 1);" calcext:value-type="string">
            <text:p>insert into facture (date_fact, num_contrat_loc_facture, <text:s/>id_penalite_facture) values ('2017/05/25', 207, 1);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17/05/19</text:p>
          </table:table-cell>
          <table:table-cell office:value-type="float" office:value="208" calcext:value-type="float">
            <text:p>20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2];&quot;', &quot;;[.C212];&quot;, &quot;;[.D212];&quot;);&quot;)" office:value-type="string" office:string-value="insert into facture (date_fact, num_contrat_loc_facture,  id_penalite_facture) values ('2017/05/19', 208, 1);" calcext:value-type="string">
            <text:p>insert into facture (date_fact, num_contrat_loc_facture, <text:s/>id_penalite_facture) values ('2017/05/19', 208, 1);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17/05/27</text:p>
          </table:table-cell>
          <table:table-cell office:value-type="float" office:value="209" calcext:value-type="float">
            <text:p>20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13];&quot;', &quot;;[.C213];&quot;, &quot;;[.D213];&quot;);&quot;)" office:value-type="string" office:string-value="insert into facture (date_fact, num_contrat_loc_facture,  id_penalite_facture) values ('2017/05/27', 209, 0);" calcext:value-type="string">
            <text:p>insert into facture (date_fact, num_contrat_loc_facture, <text:s/>id_penalite_facture) values ('2017/05/27', 209, 0);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17/05/2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4];&quot;', &quot;;[.C214];&quot;, &quot;;[.D214];&quot;);&quot;)" office:value-type="string" office:string-value="insert into facture (date_fact, num_contrat_loc_facture,  id_penalite_facture) values ('2017/05/28', 210, 1);" calcext:value-type="string">
            <text:p>insert into facture (date_fact, num_contrat_loc_facture, <text:s/>id_penalite_facture) values ('2017/05/28', 210, 1);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17/05/19</text:p>
          </table:table-cell>
          <table:table-cell office:value-type="float" office:value="211" calcext:value-type="float">
            <text:p>21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15];&quot;', &quot;;[.C215];&quot;, &quot;;[.D215];&quot;);&quot;)" office:value-type="string" office:string-value="insert into facture (date_fact, num_contrat_loc_facture,  id_penalite_facture) values ('2017/05/19', 211, 0);" calcext:value-type="string">
            <text:p>insert into facture (date_fact, num_contrat_loc_facture, <text:s/>id_penalite_facture) values ('2017/05/19', 211, 0);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17/05/2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6];&quot;', &quot;;[.C216];&quot;, &quot;;[.D216];&quot;);&quot;)" office:value-type="string" office:string-value="insert into facture (date_fact, num_contrat_loc_facture,  id_penalite_facture) values ('2017/05/24', 212, 1);" calcext:value-type="string">
            <text:p>insert into facture (date_fact, num_contrat_loc_facture, <text:s/>id_penalite_facture) values ('2017/05/24', 212, 1);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7/06/03</text:p>
          </table:table-cell>
          <table:table-cell office:value-type="float" office:value="213" calcext:value-type="float">
            <text:p>21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17];&quot;', &quot;;[.C217];&quot;, &quot;;[.D217];&quot;);&quot;)" office:value-type="string" office:string-value="insert into facture (date_fact, num_contrat_loc_facture,  id_penalite_facture) values ('2017/06/03', 213, 0);" calcext:value-type="string">
            <text:p>insert into facture (date_fact, num_contrat_loc_facture, <text:s/>id_penalite_facture) values ('2017/06/03', 213, 0);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17/05/22</text:p>
          </table:table-cell>
          <table:table-cell office:value-type="float" office:value="214" calcext:value-type="float">
            <text:p>21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18];&quot;', &quot;;[.C218];&quot;, &quot;;[.D218];&quot;);&quot;)" office:value-type="string" office:string-value="insert into facture (date_fact, num_contrat_loc_facture,  id_penalite_facture) values ('2017/05/22', 214, 1);" calcext:value-type="string">
            <text:p>insert into facture (date_fact, num_contrat_loc_facture, <text:s/>id_penalite_facture) values ('2017/05/22', 214, 1);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17/06/04</text:p>
          </table:table-cell>
          <table:table-cell office:value-type="float" office:value="215" calcext:value-type="float">
            <text:p>21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19];&quot;', &quot;;[.C219];&quot;, &quot;;[.D219];&quot;);&quot;)" office:value-type="string" office:string-value="insert into facture (date_fact, num_contrat_loc_facture,  id_penalite_facture) values ('2017/06/04', 215, 0);" calcext:value-type="string">
            <text:p>insert into facture (date_fact, num_contrat_loc_facture, <text:s/>id_penalite_facture) values ('2017/06/04', 215, 0);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17/05/25</text:p>
          </table:table-cell>
          <table:table-cell office:value-type="float" office:value="216" calcext:value-type="float">
            <text:p>21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20];&quot;', &quot;;[.C220];&quot;, &quot;;[.D220];&quot;);&quot;)" office:value-type="string" office:string-value="insert into facture (date_fact, num_contrat_loc_facture,  id_penalite_facture) values ('2017/05/25', 216, 0);" calcext:value-type="string">
            <text:p>insert into facture (date_fact, num_contrat_loc_facture, <text:s/>id_penalite_facture) values ('2017/05/25', 216, 0);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7/05/28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1];&quot;', &quot;;[.C221];&quot;, &quot;;[.D221];&quot;);&quot;)" office:value-type="string" office:string-value="insert into facture (date_fact, num_contrat_loc_facture,  id_penalite_facture) values ('2017/05/28', 217, 1);" calcext:value-type="string">
            <text:p>insert into facture (date_fact, num_contrat_loc_facture, <text:s/>id_penalite_facture) values ('2017/05/28', 217, 1);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17/06/06</text:p>
          </table:table-cell>
          <table:table-cell office:value-type="float" office:value="218" calcext:value-type="float">
            <text:p>21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22];&quot;', &quot;;[.C222];&quot;, &quot;;[.D222];&quot;);&quot;)" office:value-type="string" office:string-value="insert into facture (date_fact, num_contrat_loc_facture,  id_penalite_facture) values ('2017/06/06', 218, 0);" calcext:value-type="string">
            <text:p>insert into facture (date_fact, num_contrat_loc_facture, <text:s/>id_penalite_facture) values ('2017/06/06', 218, 0);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17/06/0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3];&quot;', &quot;;[.C223];&quot;, &quot;;[.D223];&quot;);&quot;)" office:value-type="string" office:string-value="insert into facture (date_fact, num_contrat_loc_facture,  id_penalite_facture) values ('2017/06/01', 219, 1);" calcext:value-type="string">
            <text:p>insert into facture (date_fact, num_contrat_loc_facture, <text:s/>id_penalite_facture) values ('2017/06/01', 219, 1);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17/05/2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4];&quot;', &quot;;[.C224];&quot;, &quot;;[.D224];&quot;);&quot;)" office:value-type="string" office:string-value="insert into facture (date_fact, num_contrat_loc_facture,  id_penalite_facture) values ('2017/05/26', 220, 1);" calcext:value-type="string">
            <text:p>insert into facture (date_fact, num_contrat_loc_facture, <text:s/>id_penalite_facture) values ('2017/05/26', 220, 1);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17/06/01</text:p>
          </table:table-cell>
          <table:table-cell office:value-type="float" office:value="221" calcext:value-type="float">
            <text:p>22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5];&quot;', &quot;;[.C225];&quot;, &quot;;[.D225];&quot;);&quot;)" office:value-type="string" office:string-value="insert into facture (date_fact, num_contrat_loc_facture,  id_penalite_facture) values ('2017/06/01', 221, 1);" calcext:value-type="string">
            <text:p>insert into facture (date_fact, num_contrat_loc_facture, <text:s/>id_penalite_facture) values ('2017/06/01', 221, 1);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17/06/0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6];&quot;', &quot;;[.C226];&quot;, &quot;;[.D226];&quot;);&quot;)" office:value-type="string" office:string-value="insert into facture (date_fact, num_contrat_loc_facture,  id_penalite_facture) values ('2017/06/01', 222, 1);" calcext:value-type="string">
            <text:p>insert into facture (date_fact, num_contrat_loc_facture, <text:s/>id_penalite_facture) values ('2017/06/01', 222, 1);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7/06/0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7];&quot;', &quot;;[.C227];&quot;, &quot;;[.D227];&quot;);&quot;)" office:value-type="string" office:string-value="insert into facture (date_fact, num_contrat_loc_facture,  id_penalite_facture) values ('2017/06/07', 223, 1);" calcext:value-type="string">
            <text:p>insert into facture (date_fact, num_contrat_loc_facture, <text:s/>id_penalite_facture) values ('2017/06/07', 223, 1);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17/06/09</text:p>
          </table:table-cell>
          <table:table-cell office:value-type="float" office:value="224" calcext:value-type="float">
            <text:p>22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8];&quot;', &quot;;[.C228];&quot;, &quot;;[.D228];&quot;);&quot;)" office:value-type="string" office:string-value="insert into facture (date_fact, num_contrat_loc_facture,  id_penalite_facture) values ('2017/06/09', 224, 1);" calcext:value-type="string">
            <text:p>insert into facture (date_fact, num_contrat_loc_facture, <text:s/>id_penalite_facture) values ('2017/06/09', 224, 1);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17/05/31</text:p>
          </table:table-cell>
          <table:table-cell office:value-type="float" office:value="225" calcext:value-type="float">
            <text:p>22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29];&quot;', &quot;;[.C229];&quot;, &quot;;[.D229];&quot;);&quot;)" office:value-type="string" office:string-value="insert into facture (date_fact, num_contrat_loc_facture,  id_penalite_facture) values ('2017/05/31', 225, 1);" calcext:value-type="string">
            <text:p>insert into facture (date_fact, num_contrat_loc_facture, <text:s/>id_penalite_facture) values ('2017/05/31', 225, 1);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17/05/3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0];&quot;', &quot;;[.C230];&quot;, &quot;;[.D230];&quot;);&quot;)" office:value-type="string" office:string-value="insert into facture (date_fact, num_contrat_loc_facture,  id_penalite_facture) values ('2017/05/30', 226, 1);" calcext:value-type="string">
            <text:p>insert into facture (date_fact, num_contrat_loc_facture, <text:s/>id_penalite_facture) values ('2017/05/30', 226, 1);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17/06/1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1];&quot;', &quot;;[.C231];&quot;, &quot;;[.D231];&quot;);&quot;)" office:value-type="string" office:string-value="insert into facture (date_fact, num_contrat_loc_facture,  id_penalite_facture) values ('2017/06/12', 227, 1);" calcext:value-type="string">
            <text:p>insert into facture (date_fact, num_contrat_loc_facture, <text:s/>id_penalite_facture) values ('2017/06/12', 227, 1);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17/05/30</text:p>
          </table:table-cell>
          <table:table-cell office:value-type="float" office:value="228" calcext:value-type="float">
            <text:p>22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2];&quot;', &quot;;[.C232];&quot;, &quot;;[.D232];&quot;);&quot;)" office:value-type="string" office:string-value="insert into facture (date_fact, num_contrat_loc_facture,  id_penalite_facture) values ('2017/05/30', 228, 1);" calcext:value-type="string">
            <text:p>insert into facture (date_fact, num_contrat_loc_facture, <text:s/>id_penalite_facture) values ('2017/05/30', 228, 1);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17/06/02</text:p>
          </table:table-cell>
          <table:table-cell office:value-type="float" office:value="229" calcext:value-type="float">
            <text:p>229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233];&quot;', &quot;;[.C233];&quot;, &quot;;[.D233];&quot;);&quot;)" office:value-type="string" office:string-value="insert into facture (date_fact, num_contrat_loc_facture,  id_penalite_facture) values ('2017/06/02', 229, 3);" calcext:value-type="string">
            <text:p>insert into facture (date_fact, num_contrat_loc_facture, <text:s/>id_penalite_facture) values ('2017/06/02', 229, 3);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17/06/0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4];&quot;', &quot;;[.C234];&quot;, &quot;;[.D234];&quot;);&quot;)" office:value-type="string" office:string-value="insert into facture (date_fact, num_contrat_loc_facture,  id_penalite_facture) values ('2017/06/01', 230, 1);" calcext:value-type="string">
            <text:p>insert into facture (date_fact, num_contrat_loc_facture, <text:s/>id_penalite_facture) values ('2017/06/01', 230, 1);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17/06/0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5];&quot;', &quot;;[.C235];&quot;, &quot;;[.D235];&quot;);&quot;)" office:value-type="string" office:string-value="insert into facture (date_fact, num_contrat_loc_facture,  id_penalite_facture) values ('2017/06/05', 231, 1);" calcext:value-type="string">
            <text:p>insert into facture (date_fact, num_contrat_loc_facture, <text:s/>id_penalite_facture) values ('2017/06/05', 231, 1)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7/06/0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6];&quot;', &quot;;[.C236];&quot;, &quot;;[.D236];&quot;);&quot;)" office:value-type="string" office:string-value="insert into facture (date_fact, num_contrat_loc_facture,  id_penalite_facture) values ('2017/06/02', 232, 1);" calcext:value-type="string">
            <text:p>insert into facture (date_fact, num_contrat_loc_facture, <text:s/>id_penalite_facture) values ('2017/06/02', 232, 1);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17/06/11</text:p>
          </table:table-cell>
          <table:table-cell office:value-type="float" office:value="233" calcext:value-type="float">
            <text:p>233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237];&quot;', &quot;;[.C237];&quot;, &quot;;[.D237];&quot;);&quot;)" office:value-type="string" office:string-value="insert into facture (date_fact, num_contrat_loc_facture,  id_penalite_facture) values ('2017/06/11', 233, 4);" calcext:value-type="string">
            <text:p>insert into facture (date_fact, num_contrat_loc_facture, <text:s/>id_penalite_facture) values ('2017/06/11', 233, 4)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17/06/16</text:p>
          </table:table-cell>
          <table:table-cell office:value-type="float" office:value="234" calcext:value-type="float">
            <text:p>23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38];&quot;', &quot;;[.C238];&quot;, &quot;;[.D238];&quot;);&quot;)" office:value-type="string" office:string-value="insert into facture (date_fact, num_contrat_loc_facture,  id_penalite_facture) values ('2017/06/16', 234, 0);" calcext:value-type="string">
            <text:p>insert into facture (date_fact, num_contrat_loc_facture, <text:s/>id_penalite_facture) values ('2017/06/16', 234, 0);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17/06/0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39];&quot;', &quot;;[.C239];&quot;, &quot;;[.D239];&quot;);&quot;)" office:value-type="string" office:string-value="insert into facture (date_fact, num_contrat_loc_facture,  id_penalite_facture) values ('2017/06/04', 235, 1);" calcext:value-type="string">
            <text:p>insert into facture (date_fact, num_contrat_loc_facture, <text:s/>id_penalite_facture) values ('2017/06/04', 235, 1);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17/06/18</text:p>
          </table:table-cell>
          <table:table-cell office:value-type="float" office:value="236" calcext:value-type="float">
            <text:p>23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40];&quot;', &quot;;[.C240];&quot;, &quot;;[.D240];&quot;);&quot;)" office:value-type="string" office:string-value="insert into facture (date_fact, num_contrat_loc_facture,  id_penalite_facture) values ('2017/06/18', 236, 0);" calcext:value-type="string">
            <text:p>insert into facture (date_fact, num_contrat_loc_facture, <text:s/>id_penalite_facture) values ('2017/06/18', 236, 0);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17/06/09</text:p>
          </table:table-cell>
          <table:table-cell office:value-type="float" office:value="237" calcext:value-type="float">
            <text:p>23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41];&quot;', &quot;;[.C241];&quot;, &quot;;[.D241];&quot;);&quot;)" office:value-type="string" office:string-value="insert into facture (date_fact, num_contrat_loc_facture,  id_penalite_facture) values ('2017/06/09', 237, 1);" calcext:value-type="string">
            <text:p>insert into facture (date_fact, num_contrat_loc_facture, <text:s/>id_penalite_facture) values ('2017/06/09', 237, 1);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17/06/18</text:p>
          </table:table-cell>
          <table:table-cell office:value-type="float" office:value="238" calcext:value-type="float">
            <text:p>23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42];&quot;', &quot;;[.C242];&quot;, &quot;;[.D242];&quot;);&quot;)" office:value-type="string" office:string-value="insert into facture (date_fact, num_contrat_loc_facture,  id_penalite_facture) values ('2017/06/18', 238, 0);" calcext:value-type="string">
            <text:p>insert into facture (date_fact, num_contrat_loc_facture, <text:s/>id_penalite_facture) values ('2017/06/18', 238, 0);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17/06/04</text:p>
          </table:table-cell>
          <table:table-cell office:value-type="float" office:value="239" calcext:value-type="float">
            <text:p>23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43];&quot;', &quot;;[.C243];&quot;, &quot;;[.D243];&quot;);&quot;)" office:value-type="string" office:string-value="insert into facture (date_fact, num_contrat_loc_facture,  id_penalite_facture) values ('2017/06/04', 239, 1);" calcext:value-type="string">
            <text:p>insert into facture (date_fact, num_contrat_loc_facture, <text:s/>id_penalite_facture) values ('2017/06/04', 239, 1);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17/06/15</text:p>
          </table:table-cell>
          <table:table-cell office:value-type="float" office:value="240" calcext:value-type="float">
            <text:p>240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244];&quot;', &quot;;[.C244];&quot;, &quot;;[.D244];&quot;);&quot;)" office:value-type="string" office:string-value="insert into facture (date_fact, num_contrat_loc_facture,  id_penalite_facture) values ('2017/06/15', 240, 3);" calcext:value-type="string">
            <text:p>insert into facture (date_fact, num_contrat_loc_facture, <text:s/>id_penalite_facture) values ('2017/06/15', 240, 3);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17/06/0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45];&quot;', &quot;;[.C245];&quot;, &quot;;[.D245];&quot;);&quot;)" office:value-type="string" office:string-value="insert into facture (date_fact, num_contrat_loc_facture,  id_penalite_facture) values ('2017/06/06', 241, 1);" calcext:value-type="string">
            <text:p>insert into facture (date_fact, num_contrat_loc_facture, <text:s/>id_penalite_facture) values ('2017/06/06', 241, 1);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17/06/13</text:p>
          </table:table-cell>
          <table:table-cell office:value-type="float" office:value="242" calcext:value-type="float">
            <text:p>242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246];&quot;', &quot;;[.C246];&quot;, &quot;;[.D246];&quot;);&quot;)" office:value-type="string" office:string-value="insert into facture (date_fact, num_contrat_loc_facture,  id_penalite_facture) values ('2017/06/13', 242, 2);" calcext:value-type="string">
            <text:p>insert into facture (date_fact, num_contrat_loc_facture, <text:s/>id_penalite_facture) values ('2017/06/13', 242, 2);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17/06/10</text:p>
          </table:table-cell>
          <table:table-cell office:value-type="float" office:value="243" calcext:value-type="float">
            <text:p>24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47];&quot;', &quot;;[.C247];&quot;, &quot;;[.D247];&quot;);&quot;)" office:value-type="string" office:string-value="insert into facture (date_fact, num_contrat_loc_facture,  id_penalite_facture) values ('2017/06/10', 243, 0);" calcext:value-type="string">
            <text:p>insert into facture (date_fact, num_contrat_loc_facture, <text:s/>id_penalite_facture) values ('2017/06/10', 243, 0);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17/06/15</text:p>
          </table:table-cell>
          <table:table-cell office:value-type="float" office:value="244" calcext:value-type="float">
            <text:p>24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48];&quot;', &quot;;[.C248];&quot;, &quot;;[.D248];&quot;);&quot;)" office:value-type="string" office:string-value="insert into facture (date_fact, num_contrat_loc_facture,  id_penalite_facture) values ('2017/06/15', 244, 0);" calcext:value-type="string">
            <text:p>insert into facture (date_fact, num_contrat_loc_facture, <text:s/>id_penalite_facture) values ('2017/06/15', 244, 0);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17/06/1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49];&quot;', &quot;;[.C249];&quot;, &quot;;[.D249];&quot;);&quot;)" office:value-type="string" office:string-value="insert into facture (date_fact, num_contrat_loc_facture,  id_penalite_facture) values ('2017/06/12', 245, 1);" calcext:value-type="string">
            <text:p>insert into facture (date_fact, num_contrat_loc_facture, <text:s/>id_penalite_facture) values ('2017/06/12', 245, 1);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17/06/2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50];&quot;', &quot;;[.C250];&quot;, &quot;;[.D250];&quot;);&quot;)" office:value-type="string" office:string-value="insert into facture (date_fact, num_contrat_loc_facture,  id_penalite_facture) values ('2017/06/20', 246, 1);" calcext:value-type="string">
            <text:p>insert into facture (date_fact, num_contrat_loc_facture, <text:s/>id_penalite_facture) values ('2017/06/20', 246, 1);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17/06/23</text:p>
          </table:table-cell>
          <table:table-cell office:value-type="float" office:value="247" calcext:value-type="float">
            <text:p>24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51];&quot;', &quot;;[.C251];&quot;, &quot;;[.D251];&quot;);&quot;)" office:value-type="string" office:string-value="insert into facture (date_fact, num_contrat_loc_facture,  id_penalite_facture) values ('2017/06/23', 247, 1);" calcext:value-type="string">
            <text:p>insert into facture (date_fact, num_contrat_loc_facture, <text:s/>id_penalite_facture) values ('2017/06/23', 247, 1);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17/06/1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52];&quot;', &quot;;[.C252];&quot;, &quot;;[.D252];&quot;);&quot;)" office:value-type="string" office:string-value="insert into facture (date_fact, num_contrat_loc_facture,  id_penalite_facture) values ('2017/06/16', 248, 1);" calcext:value-type="string">
            <text:p>insert into facture (date_fact, num_contrat_loc_facture, <text:s/>id_penalite_facture) values ('2017/06/16', 248, 1);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17/06/21</text:p>
          </table:table-cell>
          <table:table-cell office:value-type="float" office:value="249" calcext:value-type="float">
            <text:p>24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53];&quot;', &quot;;[.C253];&quot;, &quot;;[.D253];&quot;);&quot;)" office:value-type="string" office:string-value="insert into facture (date_fact, num_contrat_loc_facture,  id_penalite_facture) values ('2017/06/21', 249, 0);" calcext:value-type="string">
            <text:p>insert into facture (date_fact, num_contrat_loc_facture, <text:s/>id_penalite_facture) values ('2017/06/21', 249, 0);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17/07/02</text:p>
          </table:table-cell>
          <table:table-cell office:value-type="float" office:value="250" calcext:value-type="float">
            <text:p>25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54];&quot;', &quot;;[.C254];&quot;, &quot;;[.D254];&quot;);&quot;)" office:value-type="string" office:string-value="insert into facture (date_fact, num_contrat_loc_facture,  id_penalite_facture) values ('2017/07/02', 250, 0);" calcext:value-type="string">
            <text:p>insert into facture (date_fact, num_contrat_loc_facture, <text:s/>id_penalite_facture) values ('2017/07/02', 250, 0);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17/06/26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55];&quot;', &quot;;[.C255];&quot;, &quot;;[.D255];&quot;);&quot;)" office:value-type="string" office:string-value="insert into facture (date_fact, num_contrat_loc_facture,  id_penalite_facture) values ('2017/06/26', 251, 1);" calcext:value-type="string">
            <text:p>insert into facture (date_fact, num_contrat_loc_facture, <text:s/>id_penalite_facture) values ('2017/06/26', 251, 1);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17/06/2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56];&quot;', &quot;;[.C256];&quot;, &quot;;[.D256];&quot;);&quot;)" office:value-type="string" office:string-value="insert into facture (date_fact, num_contrat_loc_facture,  id_penalite_facture) values ('2017/06/20', 252, 1);" calcext:value-type="string">
            <text:p>insert into facture (date_fact, num_contrat_loc_facture, <text:s/>id_penalite_facture) values ('2017/06/20', 252, 1);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17/06/22</text:p>
          </table:table-cell>
          <table:table-cell office:value-type="float" office:value="253" calcext:value-type="float">
            <text:p>25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57];&quot;', &quot;;[.C257];&quot;, &quot;;[.D257];&quot;);&quot;)" office:value-type="string" office:string-value="insert into facture (date_fact, num_contrat_loc_facture,  id_penalite_facture) values ('2017/06/22', 253, 0);" calcext:value-type="string">
            <text:p>insert into facture (date_fact, num_contrat_loc_facture, <text:s/>id_penalite_facture) values ('2017/06/22', 253, 0);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17/07/04</text:p>
          </table:table-cell>
          <table:table-cell office:value-type="float" office:value="254" calcext:value-type="float">
            <text:p>254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258];&quot;', &quot;;[.C258];&quot;, &quot;;[.D258];&quot;);&quot;)" office:value-type="string" office:string-value="insert into facture (date_fact, num_contrat_loc_facture,  id_penalite_facture) values ('2017/07/04', 254, 2);" calcext:value-type="string">
            <text:p>insert into facture (date_fact, num_contrat_loc_facture, <text:s/>id_penalite_facture) values ('2017/07/04', 254, 2);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17/06/25</text:p>
          </table:table-cell>
          <table:table-cell office:value-type="float" office:value="255" calcext:value-type="float">
            <text:p>25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59];&quot;', &quot;;[.C259];&quot;, &quot;;[.D259];&quot;);&quot;)" office:value-type="string" office:string-value="insert into facture (date_fact, num_contrat_loc_facture,  id_penalite_facture) values ('2017/06/25', 255, 1);" calcext:value-type="string">
            <text:p>insert into facture (date_fact, num_contrat_loc_facture, <text:s/>id_penalite_facture) values ('2017/06/25', 255, 1);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17/07/0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0];&quot;', &quot;;[.C260];&quot;, &quot;;[.D260];&quot;);&quot;)" office:value-type="string" office:string-value="insert into facture (date_fact, num_contrat_loc_facture,  id_penalite_facture) values ('2017/07/01', 256, 1);" calcext:value-type="string">
            <text:p>insert into facture (date_fact, num_contrat_loc_facture, <text:s/>id_penalite_facture) values ('2017/07/01', 256, 1);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17/07/0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1];&quot;', &quot;;[.C261];&quot;, &quot;;[.D261];&quot;);&quot;)" office:value-type="string" office:string-value="insert into facture (date_fact, num_contrat_loc_facture,  id_penalite_facture) values ('2017/07/04', 257, 1);" calcext:value-type="string">
            <text:p>insert into facture (date_fact, num_contrat_loc_facture, <text:s/>id_penalite_facture) values ('2017/07/04', 257, 1)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17/07/02</text:p>
          </table:table-cell>
          <table:table-cell office:value-type="float" office:value="258" calcext:value-type="float">
            <text:p>25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2];&quot;', &quot;;[.C262];&quot;, &quot;;[.D262];&quot;);&quot;)" office:value-type="string" office:string-value="insert into facture (date_fact, num_contrat_loc_facture,  id_penalite_facture) values ('2017/07/02', 258, 1);" calcext:value-type="string">
            <text:p>insert into facture (date_fact, num_contrat_loc_facture, <text:s/>id_penalite_facture) values ('2017/07/02', 258, 1);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17/07/01</text:p>
          </table:table-cell>
          <table:table-cell office:value-type="float" office:value="259" calcext:value-type="float">
            <text:p>25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3];&quot;', &quot;;[.C263];&quot;, &quot;;[.D263];&quot;);&quot;)" office:value-type="string" office:string-value="insert into facture (date_fact, num_contrat_loc_facture,  id_penalite_facture) values ('2017/07/01', 259, 1);" calcext:value-type="string">
            <text:p>insert into facture (date_fact, num_contrat_loc_facture, <text:s/>id_penalite_facture) values ('2017/07/01', 259, 1);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17/07/08</text:p>
          </table:table-cell>
          <table:table-cell office:value-type="float" office:value="260" calcext:value-type="float">
            <text:p>260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4];&quot;', &quot;;[.C264];&quot;, &quot;;[.D264];&quot;);&quot;)" office:value-type="string" office:string-value="insert into facture (date_fact, num_contrat_loc_facture,  id_penalite_facture) values ('2017/07/08', 260, 1);" calcext:value-type="string">
            <text:p>insert into facture (date_fact, num_contrat_loc_facture, <text:s/>id_penalite_facture) values ('2017/07/08', 260, 1);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17/07/0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5];&quot;', &quot;;[.C265];&quot;, &quot;;[.D265];&quot;);&quot;)" office:value-type="string" office:string-value="insert into facture (date_fact, num_contrat_loc_facture,  id_penalite_facture) values ('2017/07/08', 261, 1);" calcext:value-type="string">
            <text:p>insert into facture (date_fact, num_contrat_loc_facture, <text:s/>id_penalite_facture) values ('2017/07/08', 261, 1);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17/06/2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6];&quot;', &quot;;[.C266];&quot;, &quot;;[.D266];&quot;);&quot;)" office:value-type="string" office:string-value="insert into facture (date_fact, num_contrat_loc_facture,  id_penalite_facture) values ('2017/06/29', 262, 1);" calcext:value-type="string">
            <text:p>insert into facture (date_fact, num_contrat_loc_facture, <text:s/>id_penalite_facture) values ('2017/06/29', 262, 1);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17/06/30</text:p>
          </table:table-cell>
          <table:table-cell office:value-type="float" office:value="263" calcext:value-type="float">
            <text:p>26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67];&quot;', &quot;;[.C267];&quot;, &quot;;[.D267];&quot;);&quot;)" office:value-type="string" office:string-value="insert into facture (date_fact, num_contrat_loc_facture,  id_penalite_facture) values ('2017/06/30', 263, 0);" calcext:value-type="string">
            <text:p>insert into facture (date_fact, num_contrat_loc_facture, <text:s/>id_penalite_facture) values ('2017/06/30', 263, 0);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17/07/09</text:p>
          </table:table-cell>
          <table:table-cell office:value-type="float" office:value="264" calcext:value-type="float">
            <text:p>26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68];&quot;', &quot;;[.C268];&quot;, &quot;;[.D268];&quot;);&quot;)" office:value-type="string" office:string-value="insert into facture (date_fact, num_contrat_loc_facture,  id_penalite_facture) values ('2017/07/09', 264, 1);" calcext:value-type="string">
            <text:p>insert into facture (date_fact, num_contrat_loc_facture, <text:s/>id_penalite_facture) values ('2017/07/09', 264, 1);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17/07/10</text:p>
          </table:table-cell>
          <table:table-cell office:value-type="float" office:value="265" calcext:value-type="float">
            <text:p>26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69];&quot;', &quot;;[.C269];&quot;, &quot;;[.D269];&quot;);&quot;)" office:value-type="string" office:string-value="insert into facture (date_fact, num_contrat_loc_facture,  id_penalite_facture) values ('2017/07/10', 265, 0);" calcext:value-type="string">
            <text:p>insert into facture (date_fact, num_contrat_loc_facture, <text:s/>id_penalite_facture) values ('2017/07/10', 265, 0);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17/07/1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0];&quot;', &quot;;[.C270];&quot;, &quot;;[.D270];&quot;);&quot;)" office:value-type="string" office:string-value="insert into facture (date_fact, num_contrat_loc_facture,  id_penalite_facture) values ('2017/07/10', 266, 1);" calcext:value-type="string">
            <text:p>insert into facture (date_fact, num_contrat_loc_facture, <text:s/>id_penalite_facture) values ('2017/07/10', 266, 1);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17/07/01</text:p>
          </table:table-cell>
          <table:table-cell office:value-type="float" office:value="267" calcext:value-type="float">
            <text:p>26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71];&quot;', &quot;;[.C271];&quot;, &quot;;[.D271];&quot;);&quot;)" office:value-type="string" office:string-value="insert into facture (date_fact, num_contrat_loc_facture,  id_penalite_facture) values ('2017/07/01', 267, 0);" calcext:value-type="string">
            <text:p>insert into facture (date_fact, num_contrat_loc_facture, <text:s/>id_penalite_facture) values ('2017/07/01', 267, 0);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17/07/01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2];&quot;', &quot;;[.C272];&quot;, &quot;;[.D272];&quot;);&quot;)" office:value-type="string" office:string-value="insert into facture (date_fact, num_contrat_loc_facture,  id_penalite_facture) values ('2017/07/01', 268, 1);" calcext:value-type="string">
            <text:p>insert into facture (date_fact, num_contrat_loc_facture, <text:s/>id_penalite_facture) values ('2017/07/01', 268, 1);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17/07/01</text:p>
          </table:table-cell>
          <table:table-cell office:value-type="float" office:value="269" calcext:value-type="float">
            <text:p>26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73];&quot;', &quot;;[.C273];&quot;, &quot;;[.D273];&quot;);&quot;)" office:value-type="string" office:string-value="insert into facture (date_fact, num_contrat_loc_facture,  id_penalite_facture) values ('2017/07/01', 269, 0);" calcext:value-type="string">
            <text:p>insert into facture (date_fact, num_contrat_loc_facture, <text:s/>id_penalite_facture) values ('2017/07/01', 269, 0);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17/07/08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4];&quot;', &quot;;[.C274];&quot;, &quot;;[.D274];&quot;);&quot;)" office:value-type="string" office:string-value="insert into facture (date_fact, num_contrat_loc_facture,  id_penalite_facture) values ('2017/07/08', 270, 1);" calcext:value-type="string">
            <text:p>insert into facture (date_fact, num_contrat_loc_facture, <text:s/>id_penalite_facture) values ('2017/07/08', 270, 1);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17/07/01</text:p>
          </table:table-cell>
          <table:table-cell office:value-type="float" office:value="271" calcext:value-type="float">
            <text:p>271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275];&quot;', &quot;;[.C275];&quot;, &quot;;[.D275];&quot;);&quot;)" office:value-type="string" office:string-value="insert into facture (date_fact, num_contrat_loc_facture,  id_penalite_facture) values ('2017/07/01', 271, 2);" calcext:value-type="string">
            <text:p>insert into facture (date_fact, num_contrat_loc_facture, <text:s/>id_penalite_facture) values ('2017/07/01', 271, 2);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17/07/0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6];&quot;', &quot;;[.C276];&quot;, &quot;;[.D276];&quot;);&quot;)" office:value-type="string" office:string-value="insert into facture (date_fact, num_contrat_loc_facture,  id_penalite_facture) values ('2017/07/03', 272, 1);" calcext:value-type="string">
            <text:p>insert into facture (date_fact, num_contrat_loc_facture, <text:s/>id_penalite_facture) values ('2017/07/03', 272, 1);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17/07/06</text:p>
          </table:table-cell>
          <table:table-cell office:value-type="float" office:value="273" calcext:value-type="float">
            <text:p>27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7];&quot;', &quot;;[.C277];&quot;, &quot;;[.D277];&quot;);&quot;)" office:value-type="string" office:string-value="insert into facture (date_fact, num_contrat_loc_facture,  id_penalite_facture) values ('2017/07/06', 273, 1);" calcext:value-type="string">
            <text:p>insert into facture (date_fact, num_contrat_loc_facture, <text:s/>id_penalite_facture) values ('2017/07/06', 273, 1);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17/07/10</text:p>
          </table:table-cell>
          <table:table-cell office:value-type="float" office:value="274" calcext:value-type="float">
            <text:p>27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8];&quot;', &quot;;[.C278];&quot;, &quot;;[.D278];&quot;);&quot;)" office:value-type="string" office:string-value="insert into facture (date_fact, num_contrat_loc_facture,  id_penalite_facture) values ('2017/07/10', 274, 1);" calcext:value-type="string">
            <text:p>insert into facture (date_fact, num_contrat_loc_facture, <text:s/>id_penalite_facture) values ('2017/07/10', 274, 1);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17/07/1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79];&quot;', &quot;;[.C279];&quot;, &quot;;[.D279];&quot;);&quot;)" office:value-type="string" office:string-value="insert into facture (date_fact, num_contrat_loc_facture,  id_penalite_facture) values ('2017/07/13', 275, 1);" calcext:value-type="string">
            <text:p>insert into facture (date_fact, num_contrat_loc_facture, <text:s/>id_penalite_facture) values ('2017/07/13', 275, 1);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17/07/0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80];&quot;', &quot;;[.C280];&quot;, &quot;;[.D280];&quot;);&quot;)" office:value-type="string" office:string-value="insert into facture (date_fact, num_contrat_loc_facture,  id_penalite_facture) values ('2017/07/05', 276, 1);" calcext:value-type="string">
            <text:p>insert into facture (date_fact, num_contrat_loc_facture, <text:s/>id_penalite_facture) values ('2017/07/05', 276, 1);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17/07/15</text:p>
          </table:table-cell>
          <table:table-cell office:value-type="float" office:value="277" calcext:value-type="float">
            <text:p>277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281];&quot;', &quot;;[.C281];&quot;, &quot;;[.D281];&quot;);&quot;)" office:value-type="string" office:string-value="insert into facture (date_fact, num_contrat_loc_facture,  id_penalite_facture) values ('2017/07/15', 277, 2);" calcext:value-type="string">
            <text:p>insert into facture (date_fact, num_contrat_loc_facture, <text:s/>id_penalite_facture) values ('2017/07/15', 277, 2);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17/07/18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82];&quot;', &quot;;[.C282];&quot;, &quot;;[.D282];&quot;);&quot;)" office:value-type="string" office:string-value="insert into facture (date_fact, num_contrat_loc_facture,  id_penalite_facture) values ('2017/07/18', 278, 1);" calcext:value-type="string">
            <text:p>insert into facture (date_fact, num_contrat_loc_facture, <text:s/>id_penalite_facture) values ('2017/07/18', 278, 1);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17/07/10</text:p>
          </table:table-cell>
          <table:table-cell office:value-type="float" office:value="279" calcext:value-type="float">
            <text:p>27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83];&quot;', &quot;;[.C283];&quot;, &quot;;[.D283];&quot;);&quot;)" office:value-type="string" office:string-value="insert into facture (date_fact, num_contrat_loc_facture,  id_penalite_facture) values ('2017/07/10', 279, 1);" calcext:value-type="string">
            <text:p>insert into facture (date_fact, num_contrat_loc_facture, <text:s/>id_penalite_facture) values ('2017/07/10', 279, 1);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17/07/06</text:p>
          </table:table-cell>
          <table:table-cell office:value-type="float" office:value="280" calcext:value-type="float">
            <text:p>280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284];&quot;', &quot;;[.C284];&quot;, &quot;;[.D284];&quot;);&quot;)" office:value-type="string" office:string-value="insert into facture (date_fact, num_contrat_loc_facture,  id_penalite_facture) values ('2017/07/06', 280, 4);" calcext:value-type="string">
            <text:p>insert into facture (date_fact, num_contrat_loc_facture, <text:s/>id_penalite_facture) values ('2017/07/06', 280, 4);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17/07/1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85];&quot;', &quot;;[.C285];&quot;, &quot;;[.D285];&quot;);&quot;)" office:value-type="string" office:string-value="insert into facture (date_fact, num_contrat_loc_facture,  id_penalite_facture) values ('2017/07/11', 281, 1);" calcext:value-type="string">
            <text:p>insert into facture (date_fact, num_contrat_loc_facture, <text:s/>id_penalite_facture) values ('2017/07/11', 281, 1);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17/07/12</text:p>
          </table:table-cell>
          <table:table-cell office:value-type="float" office:value="282" calcext:value-type="float">
            <text:p>28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86];&quot;', &quot;;[.C286];&quot;, &quot;;[.D286];&quot;);&quot;)" office:value-type="string" office:string-value="insert into facture (date_fact, num_contrat_loc_facture,  id_penalite_facture) values ('2017/07/12', 282, 0);" calcext:value-type="string">
            <text:p>insert into facture (date_fact, num_contrat_loc_facture, <text:s/>id_penalite_facture) values ('2017/07/12', 282, 0);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17/07/1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87];&quot;', &quot;;[.C287];&quot;, &quot;;[.D287];&quot;);&quot;)" office:value-type="string" office:string-value="insert into facture (date_fact, num_contrat_loc_facture,  id_penalite_facture) values ('2017/07/17', 283, 1);" calcext:value-type="string">
            <text:p>insert into facture (date_fact, num_contrat_loc_facture, <text:s/>id_penalite_facture) values ('2017/07/17', 283, 1);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17/07/12</text:p>
          </table:table-cell>
          <table:table-cell office:value-type="float" office:value="284" calcext:value-type="float">
            <text:p>28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88];&quot;', &quot;;[.C288];&quot;, &quot;;[.D288];&quot;);&quot;)" office:value-type="string" office:string-value="insert into facture (date_fact, num_contrat_loc_facture,  id_penalite_facture) values ('2017/07/12', 284, 0);" calcext:value-type="string">
            <text:p>insert into facture (date_fact, num_contrat_loc_facture, <text:s/>id_penalite_facture) values ('2017/07/12', 284, 0);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17/07/11</text:p>
          </table:table-cell>
          <table:table-cell office:value-type="float" office:value="285" calcext:value-type="float">
            <text:p>28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89];&quot;', &quot;;[.C289];&quot;, &quot;;[.D289];&quot;);&quot;)" office:value-type="string" office:string-value="insert into facture (date_fact, num_contrat_loc_facture,  id_penalite_facture) values ('2017/07/11', 285, 0);" calcext:value-type="string">
            <text:p>insert into facture (date_fact, num_contrat_loc_facture, <text:s/>id_penalite_facture) values ('2017/07/11', 285, 0);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17/07/1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0];&quot;', &quot;;[.C290];&quot;, &quot;;[.D290];&quot;);&quot;)" office:value-type="string" office:string-value="insert into facture (date_fact, num_contrat_loc_facture,  id_penalite_facture) values ('2017/07/15', 286, 1);" calcext:value-type="string">
            <text:p>insert into facture (date_fact, num_contrat_loc_facture, <text:s/>id_penalite_facture) values ('2017/07/15', 286, 1);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17/07/18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1];&quot;', &quot;;[.C291];&quot;, &quot;;[.D291];&quot;);&quot;)" office:value-type="string" office:string-value="insert into facture (date_fact, num_contrat_loc_facture,  id_penalite_facture) values ('2017/07/18', 287, 1);" calcext:value-type="string">
            <text:p>insert into facture (date_fact, num_contrat_loc_facture, <text:s/>id_penalite_facture) values ('2017/07/18', 287, 1);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17/07/1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2];&quot;', &quot;;[.C292];&quot;, &quot;;[.D292];&quot;);&quot;)" office:value-type="string" office:string-value="insert into facture (date_fact, num_contrat_loc_facture,  id_penalite_facture) values ('2017/07/13', 288, 1);" calcext:value-type="string">
            <text:p>insert into facture (date_fact, num_contrat_loc_facture, <text:s/>id_penalite_facture) values ('2017/07/13', 288, 1);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17/07/1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3];&quot;', &quot;;[.C293];&quot;, &quot;;[.D293];&quot;);&quot;)" office:value-type="string" office:string-value="insert into facture (date_fact, num_contrat_loc_facture,  id_penalite_facture) values ('2017/07/15', 289, 1);" calcext:value-type="string">
            <text:p>insert into facture (date_fact, num_contrat_loc_facture, <text:s/>id_penalite_facture) values ('2017/07/15', 289, 1);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17/07/25</text:p>
          </table:table-cell>
          <table:table-cell office:value-type="float" office:value="290" calcext:value-type="float">
            <text:p>29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94];&quot;', &quot;;[.C294];&quot;, &quot;;[.D294];&quot;);&quot;)" office:value-type="string" office:string-value="insert into facture (date_fact, num_contrat_loc_facture,  id_penalite_facture) values ('2017/07/25', 290, 0);" calcext:value-type="string">
            <text:p>insert into facture (date_fact, num_contrat_loc_facture, <text:s/>id_penalite_facture) values ('2017/07/25', 290, 0);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17/07/20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5];&quot;', &quot;;[.C295];&quot;, &quot;;[.D295];&quot;);&quot;)" office:value-type="string" office:string-value="insert into facture (date_fact, num_contrat_loc_facture,  id_penalite_facture) values ('2017/07/20', 291, 1);" calcext:value-type="string">
            <text:p>insert into facture (date_fact, num_contrat_loc_facture, <text:s/>id_penalite_facture) values ('2017/07/20', 291, 1);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17/07/17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6];&quot;', &quot;;[.C296];&quot;, &quot;;[.D296];&quot;);&quot;)" office:value-type="string" office:string-value="insert into facture (date_fact, num_contrat_loc_facture,  id_penalite_facture) values ('2017/07/17', 292, 1);" calcext:value-type="string">
            <text:p>insert into facture (date_fact, num_contrat_loc_facture, <text:s/>id_penalite_facture) values ('2017/07/17', 292, 1);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17/07/21</text:p>
          </table:table-cell>
          <table:table-cell office:value-type="float" office:value="293" calcext:value-type="float">
            <text:p>29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297];&quot;', &quot;;[.C297];&quot;, &quot;;[.D297];&quot;);&quot;)" office:value-type="string" office:string-value="insert into facture (date_fact, num_contrat_loc_facture,  id_penalite_facture) values ('2017/07/21', 293, 0);" calcext:value-type="string">
            <text:p>insert into facture (date_fact, num_contrat_loc_facture, <text:s/>id_penalite_facture) values ('2017/07/21', 293, 0);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17/07/26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8];&quot;', &quot;;[.C298];&quot;, &quot;;[.D298];&quot;);&quot;)" office:value-type="string" office:string-value="insert into facture (date_fact, num_contrat_loc_facture,  id_penalite_facture) values ('2017/07/26', 294, 1);" calcext:value-type="string">
            <text:p>insert into facture (date_fact, num_contrat_loc_facture, <text:s/>id_penalite_facture) values ('2017/07/26', 294, 1);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17/07/25</text:p>
          </table:table-cell>
          <table:table-cell office:value-type="float" office:value="295" calcext:value-type="float">
            <text:p>29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299];&quot;', &quot;;[.C299];&quot;, &quot;;[.D299];&quot;);&quot;)" office:value-type="string" office:string-value="insert into facture (date_fact, num_contrat_loc_facture,  id_penalite_facture) values ('2017/07/25', 295, 1);" calcext:value-type="string">
            <text:p>insert into facture (date_fact, num_contrat_loc_facture, <text:s/>id_penalite_facture) values ('2017/07/25', 295, 1);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17/07/17</text:p>
          </table:table-cell>
          <table:table-cell office:value-type="float" office:value="296" calcext:value-type="float">
            <text:p>29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00];&quot;', &quot;;[.C300];&quot;, &quot;;[.D300];&quot;);&quot;)" office:value-type="string" office:string-value="insert into facture (date_fact, num_contrat_loc_facture,  id_penalite_facture) values ('2017/07/17', 296, 0);" calcext:value-type="string">
            <text:p>insert into facture (date_fact, num_contrat_loc_facture, <text:s/>id_penalite_facture) values ('2017/07/17', 296, 0);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17/07/18</text:p>
          </table:table-cell>
          <table:table-cell office:value-type="float" office:value="297" calcext:value-type="float">
            <text:p>297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301];&quot;', &quot;;[.C301];&quot;, &quot;;[.D301];&quot;);&quot;)" office:value-type="string" office:string-value="insert into facture (date_fact, num_contrat_loc_facture,  id_penalite_facture) values ('2017/07/18', 297, 3);" calcext:value-type="string">
            <text:p>insert into facture (date_fact, num_contrat_loc_facture, <text:s/>id_penalite_facture) values ('2017/07/18', 297, 3);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17/07/22</text:p>
          </table:table-cell>
          <table:table-cell office:value-type="float" office:value="298" calcext:value-type="float">
            <text:p>29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2];&quot;', &quot;;[.C302];&quot;, &quot;;[.D302];&quot;);&quot;)" office:value-type="string" office:string-value="insert into facture (date_fact, num_contrat_loc_facture,  id_penalite_facture) values ('2017/07/22', 298, 1);" calcext:value-type="string">
            <text:p>insert into facture (date_fact, num_contrat_loc_facture, <text:s/>id_penalite_facture) values ('2017/07/22', 298, 1);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17/07/24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3];&quot;', &quot;;[.C303];&quot;, &quot;;[.D303];&quot;);&quot;)" office:value-type="string" office:string-value="insert into facture (date_fact, num_contrat_loc_facture,  id_penalite_facture) values ('2017/07/24', 299, 1);" calcext:value-type="string">
            <text:p>insert into facture (date_fact, num_contrat_loc_facture, <text:s/>id_penalite_facture) values ('2017/07/24', 299, 1);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17/07/31</text:p>
          </table:table-cell>
          <table:table-cell office:value-type="float" office:value="300" calcext:value-type="float">
            <text:p>300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304];&quot;', &quot;;[.C304];&quot;, &quot;;[.D304];&quot;);&quot;)" office:value-type="string" office:string-value="insert into facture (date_fact, num_contrat_loc_facture,  id_penalite_facture) values ('2017/07/31', 300, 2);" calcext:value-type="string">
            <text:p>insert into facture (date_fact, num_contrat_loc_facture, <text:s/>id_penalite_facture) values ('2017/07/31', 300, 2);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17/07/28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5];&quot;', &quot;;[.C305];&quot;, &quot;;[.D305];&quot;);&quot;)" office:value-type="string" office:string-value="insert into facture (date_fact, num_contrat_loc_facture,  id_penalite_facture) values ('2017/07/28', 301, 1);" calcext:value-type="string">
            <text:p>insert into facture (date_fact, num_contrat_loc_facture, <text:s/>id_penalite_facture) values ('2017/07/28', 301, 1);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17/08/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6];&quot;', &quot;;[.C306];&quot;, &quot;;[.D306];&quot;);&quot;)" office:value-type="string" office:string-value="insert into facture (date_fact, num_contrat_loc_facture,  id_penalite_facture) values ('2017/08/03', 302, 1);" calcext:value-type="string">
            <text:p>insert into facture (date_fact, num_contrat_loc_facture, <text:s/>id_penalite_facture) values ('2017/08/03', 302, 1);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17/07/31</text:p>
          </table:table-cell>
          <table:table-cell office:value-type="float" office:value="303" calcext:value-type="float">
            <text:p>30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07];&quot;', &quot;;[.C307];&quot;, &quot;;[.D307];&quot;);&quot;)" office:value-type="string" office:string-value="insert into facture (date_fact, num_contrat_loc_facture,  id_penalite_facture) values ('2017/07/31', 303, 0);" calcext:value-type="string">
            <text:p>insert into facture (date_fact, num_contrat_loc_facture, <text:s/>id_penalite_facture) values ('2017/07/31', 303, 0);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17/07/2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8];&quot;', &quot;;[.C308];&quot;, &quot;;[.D308];&quot;);&quot;)" office:value-type="string" office:string-value="insert into facture (date_fact, num_contrat_loc_facture,  id_penalite_facture) values ('2017/07/25', 304, 1);" calcext:value-type="string">
            <text:p>insert into facture (date_fact, num_contrat_loc_facture, <text:s/>id_penalite_facture) values ('2017/07/25', 304, 1);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17/07/28</text:p>
          </table:table-cell>
          <table:table-cell office:value-type="float" office:value="305" calcext:value-type="float">
            <text:p>30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09];&quot;', &quot;;[.C309];&quot;, &quot;;[.D309];&quot;);&quot;)" office:value-type="string" office:string-value="insert into facture (date_fact, num_contrat_loc_facture,  id_penalite_facture) values ('2017/07/28', 305, 1);" calcext:value-type="string">
            <text:p>insert into facture (date_fact, num_contrat_loc_facture, <text:s/>id_penalite_facture) values ('2017/07/28', 305, 1);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17/08/0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0];&quot;', &quot;;[.C310];&quot;, &quot;;[.D310];&quot;);&quot;)" office:value-type="string" office:string-value="insert into facture (date_fact, num_contrat_loc_facture,  id_penalite_facture) values ('2017/08/05', 306, 1);" calcext:value-type="string">
            <text:p>insert into facture (date_fact, num_contrat_loc_facture, <text:s/>id_penalite_facture) values ('2017/08/05', 306, 1);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17/08/07</text:p>
          </table:table-cell>
          <table:table-cell office:value-type="float" office:value="307" calcext:value-type="float">
            <text:p>307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311];&quot;', &quot;;[.C311];&quot;, &quot;;[.D311];&quot;);&quot;)" office:value-type="string" office:string-value="insert into facture (date_fact, num_contrat_loc_facture,  id_penalite_facture) values ('2017/08/07', 307, 2);" calcext:value-type="string">
            <text:p>insert into facture (date_fact, num_contrat_loc_facture, <text:s/>id_penalite_facture) values ('2017/08/07', 307, 2);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17/07/31</text:p>
          </table:table-cell>
          <table:table-cell office:value-type="float" office:value="308" calcext:value-type="float">
            <text:p>30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2];&quot;', &quot;;[.C312];&quot;, &quot;;[.D312];&quot;);&quot;)" office:value-type="string" office:string-value="insert into facture (date_fact, num_contrat_loc_facture,  id_penalite_facture) values ('2017/07/31', 308, 1);" calcext:value-type="string">
            <text:p>insert into facture (date_fact, num_contrat_loc_facture, <text:s/>id_penalite_facture) values ('2017/07/31', 308, 1);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17/07/30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3];&quot;', &quot;;[.C313];&quot;, &quot;;[.D313];&quot;);&quot;)" office:value-type="string" office:string-value="insert into facture (date_fact, num_contrat_loc_facture,  id_penalite_facture) values ('2017/07/30', 309, 1);" calcext:value-type="string">
            <text:p>insert into facture (date_fact, num_contrat_loc_facture, <text:s/>id_penalite_facture) values ('2017/07/30', 309, 1);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17/07/2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4];&quot;', &quot;;[.C314];&quot;, &quot;;[.D314];&quot;);&quot;)" office:value-type="string" office:string-value="insert into facture (date_fact, num_contrat_loc_facture,  id_penalite_facture) values ('2017/07/29', 310, 1);" calcext:value-type="string">
            <text:p>insert into facture (date_fact, num_contrat_loc_facture, <text:s/>id_penalite_facture) values ('2017/07/29', 310, 1);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17/08/06</text:p>
          </table:table-cell>
          <table:table-cell office:value-type="float" office:value="311" calcext:value-type="float">
            <text:p>31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15];&quot;', &quot;;[.C315];&quot;, &quot;;[.D315];&quot;);&quot;)" office:value-type="string" office:string-value="insert into facture (date_fact, num_contrat_loc_facture,  id_penalite_facture) values ('2017/08/06', 311, 0);" calcext:value-type="string">
            <text:p>insert into facture (date_fact, num_contrat_loc_facture, <text:s/>id_penalite_facture) values ('2017/08/06', 311, 0)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17/08/09</text:p>
          </table:table-cell>
          <table:table-cell office:value-type="float" office:value="312" calcext:value-type="float">
            <text:p>31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6];&quot;', &quot;;[.C316];&quot;, &quot;;[.D316];&quot;);&quot;)" office:value-type="string" office:string-value="insert into facture (date_fact, num_contrat_loc_facture,  id_penalite_facture) values ('2017/08/09', 312, 1);" calcext:value-type="string">
            <text:p>insert into facture (date_fact, num_contrat_loc_facture, <text:s/>id_penalite_facture) values ('2017/08/09', 312, 1);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17/07/30</text:p>
          </table:table-cell>
          <table:table-cell office:value-type="float" office:value="313" calcext:value-type="float">
            <text:p>31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7];&quot;', &quot;;[.C317];&quot;, &quot;;[.D317];&quot;);&quot;)" office:value-type="string" office:string-value="insert into facture (date_fact, num_contrat_loc_facture,  id_penalite_facture) values ('2017/07/30', 313, 1);" calcext:value-type="string">
            <text:p>insert into facture (date_fact, num_contrat_loc_facture, <text:s/>id_penalite_facture) values ('2017/07/30', 313, 1);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17/07/27</text:p>
          </table:table-cell>
          <table:table-cell office:value-type="float" office:value="314" calcext:value-type="float">
            <text:p>31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8];&quot;', &quot;;[.C318];&quot;, &quot;;[.D318];&quot;);&quot;)" office:value-type="string" office:string-value="insert into facture (date_fact, num_contrat_loc_facture,  id_penalite_facture) values ('2017/07/27', 314, 1);" calcext:value-type="string">
            <text:p>insert into facture (date_fact, num_contrat_loc_facture, <text:s/>id_penalite_facture) values ('2017/07/27', 314, 1);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17/08/0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19];&quot;', &quot;;[.C319];&quot;, &quot;;[.D319];&quot;);&quot;)" office:value-type="string" office:string-value="insert into facture (date_fact, num_contrat_loc_facture,  id_penalite_facture) values ('2017/08/07', 315, 1);" calcext:value-type="string">
            <text:p>insert into facture (date_fact, num_contrat_loc_facture, <text:s/>id_penalite_facture) values ('2017/08/07', 315, 1);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17/08/06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20];&quot;', &quot;;[.C320];&quot;, &quot;;[.D320];&quot;);&quot;)" office:value-type="string" office:string-value="insert into facture (date_fact, num_contrat_loc_facture,  id_penalite_facture) values ('2017/08/06', 316, 1);" calcext:value-type="string">
            <text:p>insert into facture (date_fact, num_contrat_loc_facture, <text:s/>id_penalite_facture) values ('2017/08/06', 316, 1);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17/07/30</text:p>
          </table:table-cell>
          <table:table-cell office:value-type="float" office:value="317" calcext:value-type="float">
            <text:p>317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321];&quot;', &quot;;[.C321];&quot;, &quot;;[.D321];&quot;);&quot;)" office:value-type="string" office:string-value="insert into facture (date_fact, num_contrat_loc_facture,  id_penalite_facture) values ('2017/07/30', 317, 3);" calcext:value-type="string">
            <text:p>insert into facture (date_fact, num_contrat_loc_facture, <text:s/>id_penalite_facture) values ('2017/07/30', 317, 3);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17/07/28</text:p>
          </table:table-cell>
          <table:table-cell office:value-type="float" office:value="318" calcext:value-type="float">
            <text:p>31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22];&quot;', &quot;;[.C322];&quot;, &quot;;[.D322];&quot;);&quot;)" office:value-type="string" office:string-value="insert into facture (date_fact, num_contrat_loc_facture,  id_penalite_facture) values ('2017/07/28', 318, 0);" calcext:value-type="string">
            <text:p>insert into facture (date_fact, num_contrat_loc_facture, <text:s/>id_penalite_facture) values ('2017/07/28', 318, 0);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17/08/06</text:p>
          </table:table-cell>
          <table:table-cell office:value-type="float" office:value="319" calcext:value-type="float">
            <text:p>31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23];&quot;', &quot;;[.C323];&quot;, &quot;;[.D323];&quot;);&quot;)" office:value-type="string" office:string-value="insert into facture (date_fact, num_contrat_loc_facture,  id_penalite_facture) values ('2017/08/06', 319, 0);" calcext:value-type="string">
            <text:p>insert into facture (date_fact, num_contrat_loc_facture, <text:s/>id_penalite_facture) values ('2017/08/06', 319, 0);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17/08/10</text:p>
          </table:table-cell>
          <table:table-cell office:value-type="float" office:value="320" calcext:value-type="float">
            <text:p>32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24];&quot;', &quot;;[.C324];&quot;, &quot;;[.D324];&quot;);&quot;)" office:value-type="string" office:string-value="insert into facture (date_fact, num_contrat_loc_facture,  id_penalite_facture) values ('2017/08/10', 320, 0);" calcext:value-type="string">
            <text:p>insert into facture (date_fact, num_contrat_loc_facture, <text:s/>id_penalite_facture) values ('2017/08/10', 320, 0);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17/08/09</text:p>
          </table:table-cell>
          <table:table-cell office:value-type="float" office:value="321" calcext:value-type="float">
            <text:p>32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25];&quot;', &quot;;[.C325];&quot;, &quot;;[.D325];&quot;);&quot;)" office:value-type="string" office:string-value="insert into facture (date_fact, num_contrat_loc_facture,  id_penalite_facture) values ('2017/08/09', 321, 0);" calcext:value-type="string">
            <text:p>insert into facture (date_fact, num_contrat_loc_facture, <text:s/>id_penalite_facture) values ('2017/08/09', 321, 0);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17/08/08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26];&quot;', &quot;;[.C326];&quot;, &quot;;[.D326];&quot;);&quot;)" office:value-type="string" office:string-value="insert into facture (date_fact, num_contrat_loc_facture,  id_penalite_facture) values ('2017/08/08', 322, 1);" calcext:value-type="string">
            <text:p>insert into facture (date_fact, num_contrat_loc_facture, <text:s/>id_penalite_facture) values ('2017/08/08', 322, 1);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17/08/08</text:p>
          </table:table-cell>
          <table:table-cell office:value-type="float" office:value="323" calcext:value-type="float">
            <text:p>323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327];&quot;', &quot;;[.C327];&quot;, &quot;;[.D327];&quot;);&quot;)" office:value-type="string" office:string-value="insert into facture (date_fact, num_contrat_loc_facture,  id_penalite_facture) values ('2017/08/08', 323, 3);" calcext:value-type="string">
            <text:p>insert into facture (date_fact, num_contrat_loc_facture, <text:s/>id_penalite_facture) values ('2017/08/08', 323, 3);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17/08/06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28];&quot;', &quot;;[.C328];&quot;, &quot;;[.D328];&quot;);&quot;)" office:value-type="string" office:string-value="insert into facture (date_fact, num_contrat_loc_facture,  id_penalite_facture) values ('2017/08/06', 324, 1);" calcext:value-type="string">
            <text:p>insert into facture (date_fact, num_contrat_loc_facture, <text:s/>id_penalite_facture) values ('2017/08/06', 324, 1);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17/08/08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29];&quot;', &quot;;[.C329];&quot;, &quot;;[.D329];&quot;);&quot;)" office:value-type="string" office:string-value="insert into facture (date_fact, num_contrat_loc_facture,  id_penalite_facture) values ('2017/08/08', 325, 1);" calcext:value-type="string">
            <text:p>insert into facture (date_fact, num_contrat_loc_facture, <text:s/>id_penalite_facture) values ('2017/08/08', 325, 1);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17/08/05</text:p>
          </table:table-cell>
          <table:table-cell office:value-type="float" office:value="326" calcext:value-type="float">
            <text:p>32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30];&quot;', &quot;;[.C330];&quot;, &quot;;[.D330];&quot;);&quot;)" office:value-type="string" office:string-value="insert into facture (date_fact, num_contrat_loc_facture,  id_penalite_facture) values ('2017/08/05', 326, 0);" calcext:value-type="string">
            <text:p>insert into facture (date_fact, num_contrat_loc_facture, <text:s/>id_penalite_facture) values ('2017/08/05', 326, 0);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17/08/1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31];&quot;', &quot;;[.C331];&quot;, &quot;;[.D331];&quot;);&quot;)" office:value-type="string" office:string-value="insert into facture (date_fact, num_contrat_loc_facture,  id_penalite_facture) values ('2017/08/15', 327, 1);" calcext:value-type="string">
            <text:p>insert into facture (date_fact, num_contrat_loc_facture, <text:s/>id_penalite_facture) values ('2017/08/15', 327, 1);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17/08/14</text:p>
          </table:table-cell>
          <table:table-cell office:value-type="float" office:value="328" calcext:value-type="float">
            <text:p>32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32];&quot;', &quot;;[.C332];&quot;, &quot;;[.D332];&quot;);&quot;)" office:value-type="string" office:string-value="insert into facture (date_fact, num_contrat_loc_facture,  id_penalite_facture) values ('2017/08/14', 328, 0);" calcext:value-type="string">
            <text:p>insert into facture (date_fact, num_contrat_loc_facture, <text:s/>id_penalite_facture) values ('2017/08/14', 328, 0);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17/08/13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33];&quot;', &quot;;[.C333];&quot;, &quot;;[.D333];&quot;);&quot;)" office:value-type="string" office:string-value="insert into facture (date_fact, num_contrat_loc_facture,  id_penalite_facture) values ('2017/08/13', 329, 1);" calcext:value-type="string">
            <text:p>insert into facture (date_fact, num_contrat_loc_facture, <text:s/>id_penalite_facture) values ('2017/08/13', 329, 1);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17/08/18</text:p>
          </table:table-cell>
          <table:table-cell office:value-type="float" office:value="330" calcext:value-type="float">
            <text:p>33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34];&quot;', &quot;;[.C334];&quot;, &quot;;[.D334];&quot;);&quot;)" office:value-type="string" office:string-value="insert into facture (date_fact, num_contrat_loc_facture,  id_penalite_facture) values ('2017/08/18', 330, 0);" calcext:value-type="string">
            <text:p>insert into facture (date_fact, num_contrat_loc_facture, <text:s/>id_penalite_facture) values ('2017/08/18', 330, 0);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17/08/07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35];&quot;', &quot;;[.C335];&quot;, &quot;;[.D335];&quot;);&quot;)" office:value-type="string" office:string-value="insert into facture (date_fact, num_contrat_loc_facture,  id_penalite_facture) values ('2017/08/07', 331, 1);" calcext:value-type="string">
            <text:p>insert into facture (date_fact, num_contrat_loc_facture, <text:s/>id_penalite_facture) values ('2017/08/07', 331, 1);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17/08/15</text:p>
          </table:table-cell>
          <table:table-cell office:value-type="float" office:value="332" calcext:value-type="float">
            <text:p>33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36];&quot;', &quot;;[.C336];&quot;, &quot;;[.D336];&quot;);&quot;)" office:value-type="string" office:string-value="insert into facture (date_fact, num_contrat_loc_facture,  id_penalite_facture) values ('2017/08/15', 332, 0);" calcext:value-type="string">
            <text:p>insert into facture (date_fact, num_contrat_loc_facture, <text:s/>id_penalite_facture) values ('2017/08/15', 332, 0);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17/08/22</text:p>
          </table:table-cell>
          <table:table-cell office:value-type="float" office:value="333" calcext:value-type="float">
            <text:p>33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37];&quot;', &quot;;[.C337];&quot;, &quot;;[.D337];&quot;);&quot;)" office:value-type="string" office:string-value="insert into facture (date_fact, num_contrat_loc_facture,  id_penalite_facture) values ('2017/08/22', 333, 1);" calcext:value-type="string">
            <text:p>insert into facture (date_fact, num_contrat_loc_facture, <text:s/>id_penalite_facture) values ('2017/08/22', 333, 1);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17/08/11</text:p>
          </table:table-cell>
          <table:table-cell office:value-type="float" office:value="334" calcext:value-type="float">
            <text:p>33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38];&quot;', &quot;;[.C338];&quot;, &quot;;[.D338];&quot;);&quot;)" office:value-type="string" office:string-value="insert into facture (date_fact, num_contrat_loc_facture,  id_penalite_facture) values ('2017/08/11', 334, 0);" calcext:value-type="string">
            <text:p>insert into facture (date_fact, num_contrat_loc_facture, <text:s/>id_penalite_facture) values ('2017/08/11', 334, 0);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17/08/20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39];&quot;', &quot;;[.C339];&quot;, &quot;;[.D339];&quot;);&quot;)" office:value-type="string" office:string-value="insert into facture (date_fact, num_contrat_loc_facture,  id_penalite_facture) values ('2017/08/20', 335, 1);" calcext:value-type="string">
            <text:p>insert into facture (date_fact, num_contrat_loc_facture, <text:s/>id_penalite_facture) values ('2017/08/20', 335, 1);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17/08/10</text:p>
          </table:table-cell>
          <table:table-cell office:value-type="float" office:value="336" calcext:value-type="float">
            <text:p>33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0];&quot;', &quot;;[.C340];&quot;, &quot;;[.D340];&quot;);&quot;)" office:value-type="string" office:string-value="insert into facture (date_fact, num_contrat_loc_facture,  id_penalite_facture) values ('2017/08/10', 336, 1);" calcext:value-type="string">
            <text:p>insert into facture (date_fact, num_contrat_loc_facture, <text:s/>id_penalite_facture) values ('2017/08/10', 336, 1);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17/08/21</text:p>
          </table:table-cell>
          <table:table-cell office:value-type="float" office:value="337" calcext:value-type="float">
            <text:p>33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1];&quot;', &quot;;[.C341];&quot;, &quot;;[.D341];&quot;);&quot;)" office:value-type="string" office:string-value="insert into facture (date_fact, num_contrat_loc_facture,  id_penalite_facture) values ('2017/08/21', 337, 1);" calcext:value-type="string">
            <text:p>insert into facture (date_fact, num_contrat_loc_facture, <text:s/>id_penalite_facture) values ('2017/08/21', 337, 1);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17/08/1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2];&quot;', &quot;;[.C342];&quot;, &quot;;[.D342];&quot;);&quot;)" office:value-type="string" office:string-value="insert into facture (date_fact, num_contrat_loc_facture,  id_penalite_facture) values ('2017/08/12', 338, 1);" calcext:value-type="string">
            <text:p>insert into facture (date_fact, num_contrat_loc_facture, <text:s/>id_penalite_facture) values ('2017/08/12', 338, 1);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17/08/14</text:p>
          </table:table-cell>
          <table:table-cell office:value-type="float" office:value="339" calcext:value-type="float">
            <text:p>33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43];&quot;', &quot;;[.C343];&quot;, &quot;;[.D343];&quot;);&quot;)" office:value-type="string" office:string-value="insert into facture (date_fact, num_contrat_loc_facture,  id_penalite_facture) values ('2017/08/14', 339, 0);" calcext:value-type="string">
            <text:p>insert into facture (date_fact, num_contrat_loc_facture, <text:s/>id_penalite_facture) values ('2017/08/14', 339, 0);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17/08/23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4];&quot;', &quot;;[.C344];&quot;, &quot;;[.D344];&quot;);&quot;)" office:value-type="string" office:string-value="insert into facture (date_fact, num_contrat_loc_facture,  id_penalite_facture) values ('2017/08/23', 340, 1);" calcext:value-type="string">
            <text:p>insert into facture (date_fact, num_contrat_loc_facture, <text:s/>id_penalite_facture) values ('2017/08/23', 340, 1);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17/08/28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5];&quot;', &quot;;[.C345];&quot;, &quot;;[.D345];&quot;);&quot;)" office:value-type="string" office:string-value="insert into facture (date_fact, num_contrat_loc_facture,  id_penalite_facture) values ('2017/08/28', 341, 1);" calcext:value-type="string">
            <text:p>insert into facture (date_fact, num_contrat_loc_facture, <text:s/>id_penalite_facture) values ('2017/08/28', 341, 1);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17/08/17</text:p>
          </table:table-cell>
          <table:table-cell office:value-type="float" office:value="342" calcext:value-type="float">
            <text:p>34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6];&quot;', &quot;;[.C346];&quot;, &quot;;[.D346];&quot;);&quot;)" office:value-type="string" office:string-value="insert into facture (date_fact, num_contrat_loc_facture,  id_penalite_facture) values ('2017/08/17', 342, 1);" calcext:value-type="string">
            <text:p>insert into facture (date_fact, num_contrat_loc_facture, <text:s/>id_penalite_facture) values ('2017/08/17', 342, 1);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17/08/24</text:p>
          </table:table-cell>
          <table:table-cell office:value-type="float" office:value="343" calcext:value-type="float">
            <text:p>343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347];&quot;', &quot;;[.C347];&quot;, &quot;;[.D347];&quot;);&quot;)" office:value-type="string" office:string-value="insert into facture (date_fact, num_contrat_loc_facture,  id_penalite_facture) values ('2017/08/24', 343, 4);" calcext:value-type="string">
            <text:p>insert into facture (date_fact, num_contrat_loc_facture, <text:s/>id_penalite_facture) values ('2017/08/24', 343, 4);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17/08/26</text:p>
          </table:table-cell>
          <table:table-cell office:value-type="float" office:value="344" calcext:value-type="float">
            <text:p>34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48];&quot;', &quot;;[.C348];&quot;, &quot;;[.D348];&quot;);&quot;)" office:value-type="string" office:string-value="insert into facture (date_fact, num_contrat_loc_facture,  id_penalite_facture) values ('2017/08/26', 344, 1);" calcext:value-type="string">
            <text:p>insert into facture (date_fact, num_contrat_loc_facture, <text:s/>id_penalite_facture) values ('2017/08/26', 344, 1);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17/08/28</text:p>
          </table:table-cell>
          <table:table-cell office:value-type="float" office:value="345" calcext:value-type="float">
            <text:p>34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49];&quot;', &quot;;[.C349];&quot;, &quot;;[.D349];&quot;);&quot;)" office:value-type="string" office:string-value="insert into facture (date_fact, num_contrat_loc_facture,  id_penalite_facture) values ('2017/08/28', 345, 0);" calcext:value-type="string">
            <text:p>insert into facture (date_fact, num_contrat_loc_facture, <text:s/>id_penalite_facture) values ('2017/08/28', 345, 0);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17/08/24</text:p>
          </table:table-cell>
          <table:table-cell office:value-type="float" office:value="346" calcext:value-type="float">
            <text:p>34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0];&quot;', &quot;;[.C350];&quot;, &quot;;[.D350];&quot;);&quot;)" office:value-type="string" office:string-value="insert into facture (date_fact, num_contrat_loc_facture,  id_penalite_facture) values ('2017/08/24', 346, 1);" calcext:value-type="string">
            <text:p>insert into facture (date_fact, num_contrat_loc_facture, <text:s/>id_penalite_facture) values ('2017/08/24', 346, 1);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17/08/19</text:p>
          </table:table-cell>
          <table:table-cell office:value-type="float" office:value="347" calcext:value-type="float">
            <text:p>34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51];&quot;', &quot;;[.C351];&quot;, &quot;;[.D351];&quot;);&quot;)" office:value-type="string" office:string-value="insert into facture (date_fact, num_contrat_loc_facture,  id_penalite_facture) values ('2017/08/19', 347, 0);" calcext:value-type="string">
            <text:p>insert into facture (date_fact, num_contrat_loc_facture, <text:s/>id_penalite_facture) values ('2017/08/19', 347, 0);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17/08/29</text:p>
          </table:table-cell>
          <table:table-cell office:value-type="float" office:value="348" calcext:value-type="float">
            <text:p>34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2];&quot;', &quot;;[.C352];&quot;, &quot;;[.D352];&quot;);&quot;)" office:value-type="string" office:string-value="insert into facture (date_fact, num_contrat_loc_facture,  id_penalite_facture) values ('2017/08/29', 348, 1);" calcext:value-type="string">
            <text:p>insert into facture (date_fact, num_contrat_loc_facture, <text:s/>id_penalite_facture) values ('2017/08/29', 348, 1);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17/08/31</text:p>
          </table:table-cell>
          <table:table-cell office:value-type="float" office:value="349" calcext:value-type="float">
            <text:p>34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3];&quot;', &quot;;[.C353];&quot;, &quot;;[.D353];&quot;);&quot;)" office:value-type="string" office:string-value="insert into facture (date_fact, num_contrat_loc_facture,  id_penalite_facture) values ('2017/08/31', 349, 1);" calcext:value-type="string">
            <text:p>insert into facture (date_fact, num_contrat_loc_facture, <text:s/>id_penalite_facture) values ('2017/08/31', 349, 1);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17/08/2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4];&quot;', &quot;;[.C354];&quot;, &quot;;[.D354];&quot;);&quot;)" office:value-type="string" office:string-value="insert into facture (date_fact, num_contrat_loc_facture,  id_penalite_facture) values ('2017/08/27', 350, 1);" calcext:value-type="string">
            <text:p>insert into facture (date_fact, num_contrat_loc_facture, <text:s/>id_penalite_facture) values ('2017/08/27', 350, 1);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17/08/20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5];&quot;', &quot;;[.C355];&quot;, &quot;;[.D355];&quot;);&quot;)" office:value-type="string" office:string-value="insert into facture (date_fact, num_contrat_loc_facture,  id_penalite_facture) values ('2017/08/20', 351, 1);" calcext:value-type="string">
            <text:p>insert into facture (date_fact, num_contrat_loc_facture, <text:s/>id_penalite_facture) values ('2017/08/20', 351, 1);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17/09/01</text:p>
          </table:table-cell>
          <table:table-cell office:value-type="float" office:value="352" calcext:value-type="float">
            <text:p>35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6];&quot;', &quot;;[.C356];&quot;, &quot;;[.D356];&quot;);&quot;)" office:value-type="string" office:string-value="insert into facture (date_fact, num_contrat_loc_facture,  id_penalite_facture) values ('2017/09/01', 352, 1);" calcext:value-type="string">
            <text:p>insert into facture (date_fact, num_contrat_loc_facture, <text:s/>id_penalite_facture) values ('2017/09/01', 352, 1);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17/09/04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7];&quot;', &quot;;[.C357];&quot;, &quot;;[.D357];&quot;);&quot;)" office:value-type="string" office:string-value="insert into facture (date_fact, num_contrat_loc_facture,  id_penalite_facture) values ('2017/09/04', 353, 1);" calcext:value-type="string">
            <text:p>insert into facture (date_fact, num_contrat_loc_facture, <text:s/>id_penalite_facture) values ('2017/09/04', 353, 1);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17/09/05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8];&quot;', &quot;;[.C358];&quot;, &quot;;[.D358];&quot;);&quot;)" office:value-type="string" office:string-value="insert into facture (date_fact, num_contrat_loc_facture,  id_penalite_facture) values ('2017/09/05', 354, 1);" calcext:value-type="string">
            <text:p>insert into facture (date_fact, num_contrat_loc_facture, <text:s/>id_penalite_facture) values ('2017/09/05', 354, 1);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17/08/25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59];&quot;', &quot;;[.C359];&quot;, &quot;;[.D359];&quot;);&quot;)" office:value-type="string" office:string-value="insert into facture (date_fact, num_contrat_loc_facture,  id_penalite_facture) values ('2017/08/25', 355, 1);" calcext:value-type="string">
            <text:p>insert into facture (date_fact, num_contrat_loc_facture, <text:s/>id_penalite_facture) values ('2017/08/25', 355, 1);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17/08/2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60];&quot;', &quot;;[.C360];&quot;, &quot;;[.D360];&quot;);&quot;)" office:value-type="string" office:string-value="insert into facture (date_fact, num_contrat_loc_facture,  id_penalite_facture) values ('2017/08/27', 356, 1);" calcext:value-type="string">
            <text:p>insert into facture (date_fact, num_contrat_loc_facture, <text:s/>id_penalite_facture) values ('2017/08/27', 356, 1);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17/09/01</text:p>
          </table:table-cell>
          <table:table-cell office:value-type="float" office:value="357" calcext:value-type="float">
            <text:p>35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61];&quot;', &quot;;[.C361];&quot;, &quot;;[.D361];&quot;);&quot;)" office:value-type="string" office:string-value="insert into facture (date_fact, num_contrat_loc_facture,  id_penalite_facture) values ('2017/09/01', 357, 0);" calcext:value-type="string">
            <text:p>insert into facture (date_fact, num_contrat_loc_facture, <text:s/>id_penalite_facture) values ('2017/09/01', 357, 0);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17/08/28</text:p>
          </table:table-cell>
          <table:table-cell office:value-type="float" office:value="358" calcext:value-type="float">
            <text:p>35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62];&quot;', &quot;;[.C362];&quot;, &quot;;[.D362];&quot;);&quot;)" office:value-type="string" office:string-value="insert into facture (date_fact, num_contrat_loc_facture,  id_penalite_facture) values ('2017/08/28', 358, 0);" calcext:value-type="string">
            <text:p>insert into facture (date_fact, num_contrat_loc_facture, <text:s/>id_penalite_facture) values ('2017/08/28', 358, 0);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17/08/25</text:p>
          </table:table-cell>
          <table:table-cell office:value-type="float" office:value="359" calcext:value-type="float">
            <text:p>359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363];&quot;', &quot;;[.C363];&quot;, &quot;;[.D363];&quot;);&quot;)" office:value-type="string" office:string-value="insert into facture (date_fact, num_contrat_loc_facture,  id_penalite_facture) values ('2017/08/25', 359, 4);" calcext:value-type="string">
            <text:p>insert into facture (date_fact, num_contrat_loc_facture, <text:s/>id_penalite_facture) values ('2017/08/25', 359, 4);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17/09/01</text:p>
          </table:table-cell>
          <table:table-cell office:value-type="float" office:value="360" calcext:value-type="float">
            <text:p>36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64];&quot;', &quot;;[.C364];&quot;, &quot;;[.D364];&quot;);&quot;)" office:value-type="string" office:string-value="insert into facture (date_fact, num_contrat_loc_facture,  id_penalite_facture) values ('2017/09/01', 360, 0);" calcext:value-type="string">
            <text:p>insert into facture (date_fact, num_contrat_loc_facture, <text:s/>id_penalite_facture) values ('2017/09/01', 360, 0);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17/08/28</text:p>
          </table:table-cell>
          <table:table-cell office:value-type="float" office:value="361" calcext:value-type="float">
            <text:p>361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65];&quot;', &quot;;[.C365];&quot;, &quot;;[.D365];&quot;);&quot;)" office:value-type="string" office:string-value="insert into facture (date_fact, num_contrat_loc_facture,  id_penalite_facture) values ('2017/08/28', 361, 1);" calcext:value-type="string">
            <text:p>insert into facture (date_fact, num_contrat_loc_facture, <text:s/>id_penalite_facture) values ('2017/08/28', 361, 1);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17/09/03</text:p>
          </table:table-cell>
          <table:table-cell office:value-type="float" office:value="362" calcext:value-type="float">
            <text:p>36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66];&quot;', &quot;;[.C366];&quot;, &quot;;[.D366];&quot;);&quot;)" office:value-type="string" office:string-value="insert into facture (date_fact, num_contrat_loc_facture,  id_penalite_facture) values ('2017/09/03', 362, 0);" calcext:value-type="string">
            <text:p>insert into facture (date_fact, num_contrat_loc_facture, <text:s/>id_penalite_facture) values ('2017/09/03', 362, 0);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17/09/04</text:p>
          </table:table-cell>
          <table:table-cell office:value-type="float" office:value="363" calcext:value-type="float">
            <text:p>36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67];&quot;', &quot;;[.C367];&quot;, &quot;;[.D367];&quot;);&quot;)" office:value-type="string" office:string-value="insert into facture (date_fact, num_contrat_loc_facture,  id_penalite_facture) values ('2017/09/04', 363, 0);" calcext:value-type="string">
            <text:p>insert into facture (date_fact, num_contrat_loc_facture, <text:s/>id_penalite_facture) values ('2017/09/04', 363, 0);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17/08/28</text:p>
          </table:table-cell>
          <table:table-cell office:value-type="float" office:value="364" calcext:value-type="float">
            <text:p>36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68];&quot;', &quot;;[.C368];&quot;, &quot;;[.D368];&quot;);&quot;)" office:value-type="string" office:string-value="insert into facture (date_fact, num_contrat_loc_facture,  id_penalite_facture) values ('2017/08/28', 364, 0);" calcext:value-type="string">
            <text:p>insert into facture (date_fact, num_contrat_loc_facture, <text:s/>id_penalite_facture) values ('2017/08/28', 364, 0);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17/09/13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69];&quot;', &quot;;[.C369];&quot;, &quot;;[.D369];&quot;);&quot;)" office:value-type="string" office:string-value="insert into facture (date_fact, num_contrat_loc_facture,  id_penalite_facture) values ('2017/09/13', 365, 1);" calcext:value-type="string">
            <text:p>insert into facture (date_fact, num_contrat_loc_facture, <text:s/>id_penalite_facture) values ('2017/09/13', 365, 1);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17/09/09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70];&quot;', &quot;;[.C370];&quot;, &quot;;[.D370];&quot;);&quot;)" office:value-type="string" office:string-value="insert into facture (date_fact, num_contrat_loc_facture,  id_penalite_facture) values ('2017/09/09', 366, 1);" calcext:value-type="string">
            <text:p>insert into facture (date_fact, num_contrat_loc_facture, <text:s/>id_penalite_facture) values ('2017/09/09', 366, 1);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17/09/06</text:p>
          </table:table-cell>
          <table:table-cell office:value-type="float" office:value="367" calcext:value-type="float">
            <text:p>36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71];&quot;', &quot;;[.C371];&quot;, &quot;;[.D371];&quot;);&quot;)" office:value-type="string" office:string-value="insert into facture (date_fact, num_contrat_loc_facture,  id_penalite_facture) values ('2017/09/06', 367, 0);" calcext:value-type="string">
            <text:p>insert into facture (date_fact, num_contrat_loc_facture, <text:s/>id_penalite_facture) values ('2017/09/06', 367, 0);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17/09/02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72];&quot;', &quot;;[.C372];&quot;, &quot;;[.D372];&quot;);&quot;)" office:value-type="string" office:string-value="insert into facture (date_fact, num_contrat_loc_facture,  id_penalite_facture) values ('2017/09/02', 368, 1);" calcext:value-type="string">
            <text:p>insert into facture (date_fact, num_contrat_loc_facture, <text:s/>id_penalite_facture) values ('2017/09/02', 368, 1);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17/09/15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73];&quot;', &quot;;[.C373];&quot;, &quot;;[.D373];&quot;);&quot;)" office:value-type="string" office:string-value="insert into facture (date_fact, num_contrat_loc_facture,  id_penalite_facture) values ('2017/09/15', 369, 1);" calcext:value-type="string">
            <text:p>insert into facture (date_fact, num_contrat_loc_facture, <text:s/>id_penalite_facture) values ('2017/09/15', 369, 1);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17/09/03</text:p>
          </table:table-cell>
          <table:table-cell office:value-type="float" office:value="370" calcext:value-type="float">
            <text:p>370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374];&quot;', &quot;;[.C374];&quot;, &quot;;[.D374];&quot;);&quot;)" office:value-type="string" office:string-value="insert into facture (date_fact, num_contrat_loc_facture,  id_penalite_facture) values ('2017/09/03', 370, 4);" calcext:value-type="string">
            <text:p>insert into facture (date_fact, num_contrat_loc_facture, <text:s/>id_penalite_facture) values ('2017/09/03', 370, 4);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17/09/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75];&quot;', &quot;;[.C375];&quot;, &quot;;[.D375];&quot;);&quot;)" office:value-type="string" office:string-value="insert into facture (date_fact, num_contrat_loc_facture,  id_penalite_facture) values ('2017/09/12', 371, 1);" calcext:value-type="string">
            <text:p>insert into facture (date_fact, num_contrat_loc_facture, <text:s/>id_penalite_facture) values ('2017/09/12', 371, 1);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17/09/07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76];&quot;', &quot;;[.C376];&quot;, &quot;;[.D376];&quot;);&quot;)" office:value-type="string" office:string-value="insert into facture (date_fact, num_contrat_loc_facture,  id_penalite_facture) values ('2017/09/07', 372, 1);" calcext:value-type="string">
            <text:p>insert into facture (date_fact, num_contrat_loc_facture, <text:s/>id_penalite_facture) values ('2017/09/07', 372, 1);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17/09/13</text:p>
          </table:table-cell>
          <table:table-cell office:value-type="float" office:value="373" calcext:value-type="float">
            <text:p>37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77];&quot;', &quot;;[.C377];&quot;, &quot;;[.D377];&quot;);&quot;)" office:value-type="string" office:string-value="insert into facture (date_fact, num_contrat_loc_facture,  id_penalite_facture) values ('2017/09/13', 373, 0);" calcext:value-type="string">
            <text:p>insert into facture (date_fact, num_contrat_loc_facture, <text:s/>id_penalite_facture) values ('2017/09/13', 373, 0);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17/09/18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78];&quot;', &quot;;[.C378];&quot;, &quot;;[.D378];&quot;);&quot;)" office:value-type="string" office:string-value="insert into facture (date_fact, num_contrat_loc_facture,  id_penalite_facture) values ('2017/09/18', 374, 1);" calcext:value-type="string">
            <text:p>insert into facture (date_fact, num_contrat_loc_facture, <text:s/>id_penalite_facture) values ('2017/09/18', 374, 1);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17/09/22</text:p>
          </table:table-cell>
          <table:table-cell office:value-type="float" office:value="375" calcext:value-type="float">
            <text:p>37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79];&quot;', &quot;;[.C379];&quot;, &quot;;[.D379];&quot;);&quot;)" office:value-type="string" office:string-value="insert into facture (date_fact, num_contrat_loc_facture,  id_penalite_facture) values ('2017/09/22', 375, 0);" calcext:value-type="string">
            <text:p>insert into facture (date_fact, num_contrat_loc_facture, <text:s/>id_penalite_facture) values ('2017/09/22', 375, 0);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17/09/18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80];&quot;', &quot;;[.C380];&quot;, &quot;;[.D380];&quot;);&quot;)" office:value-type="string" office:string-value="insert into facture (date_fact, num_contrat_loc_facture,  id_penalite_facture) values ('2017/09/18', 376, 1);" calcext:value-type="string">
            <text:p>insert into facture (date_fact, num_contrat_loc_facture, <text:s/>id_penalite_facture) values ('2017/09/18', 376, 1);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17/09/14</text:p>
          </table:table-cell>
          <table:table-cell office:value-type="float" office:value="377" calcext:value-type="float">
            <text:p>37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81];&quot;', &quot;;[.C381];&quot;, &quot;;[.D381];&quot;);&quot;)" office:value-type="string" office:string-value="insert into facture (date_fact, num_contrat_loc_facture,  id_penalite_facture) values ('2017/09/14', 377, 1);" calcext:value-type="string">
            <text:p>insert into facture (date_fact, num_contrat_loc_facture, <text:s/>id_penalite_facture) values ('2017/09/14', 377, 1);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17/09/11</text:p>
          </table:table-cell>
          <table:table-cell office:value-type="float" office:value="378" calcext:value-type="float">
            <text:p>37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82];&quot;', &quot;;[.C382];&quot;, &quot;;[.D382];&quot;);&quot;)" office:value-type="string" office:string-value="insert into facture (date_fact, num_contrat_loc_facture,  id_penalite_facture) values ('2017/09/11', 378, 1);" calcext:value-type="string">
            <text:p>insert into facture (date_fact, num_contrat_loc_facture, <text:s/>id_penalite_facture) values ('2017/09/11', 378, 1);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17/09/17</text:p>
          </table:table-cell>
          <table:table-cell office:value-type="float" office:value="379" calcext:value-type="float">
            <text:p>379</text:p>
          </table:table-cell>
          <table:table-cell table:formula="of:=RANDBETWEEN(2;4)" office:value-type="float" office:value="3" calcext:value-type="float">
            <text:p>3</text:p>
          </table:table-cell>
          <table:table-cell/>
          <table:table-cell table:formula="of:=CONCATENATE(&quot;insert into facture (date_fact, num_contrat_loc_facture,  id_penalite_facture) values ('&quot;;[.B383];&quot;', &quot;;[.C383];&quot;, &quot;;[.D383];&quot;);&quot;)" office:value-type="string" office:string-value="insert into facture (date_fact, num_contrat_loc_facture,  id_penalite_facture) values ('2017/09/17', 379, 3);" calcext:value-type="string">
            <text:p>insert into facture (date_fact, num_contrat_loc_facture, <text:s/>id_penalite_facture) values ('2017/09/17', 379, 3);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17/09/17</text:p>
          </table:table-cell>
          <table:table-cell office:value-type="float" office:value="380" calcext:value-type="float">
            <text:p>38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84];&quot;', &quot;;[.C384];&quot;, &quot;;[.D384];&quot;);&quot;)" office:value-type="string" office:string-value="insert into facture (date_fact, num_contrat_loc_facture,  id_penalite_facture) values ('2017/09/17', 380, 0);" calcext:value-type="string">
            <text:p>insert into facture (date_fact, num_contrat_loc_facture, <text:s/>id_penalite_facture) values ('2017/09/17', 380, 0);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17/09/13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85];&quot;', &quot;;[.C385];&quot;, &quot;;[.D385];&quot;);&quot;)" office:value-type="string" office:string-value="insert into facture (date_fact, num_contrat_loc_facture,  id_penalite_facture) values ('2017/09/13', 381, 1);" calcext:value-type="string">
            <text:p>insert into facture (date_fact, num_contrat_loc_facture, <text:s/>id_penalite_facture) values ('2017/09/13', 381, 1);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17/09/20</text:p>
          </table:table-cell>
          <table:table-cell office:value-type="float" office:value="382" calcext:value-type="float">
            <text:p>38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86];&quot;', &quot;;[.C386];&quot;, &quot;;[.D386];&quot;);&quot;)" office:value-type="string" office:string-value="insert into facture (date_fact, num_contrat_loc_facture,  id_penalite_facture) values ('2017/09/20', 382, 1);" calcext:value-type="string">
            <text:p>insert into facture (date_fact, num_contrat_loc_facture, <text:s/>id_penalite_facture) values ('2017/09/20', 382, 1);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17/09/20</text:p>
          </table:table-cell>
          <table:table-cell office:value-type="float" office:value="383" calcext:value-type="float">
            <text:p>38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87];&quot;', &quot;;[.C387];&quot;, &quot;;[.D387];&quot;);&quot;)" office:value-type="string" office:string-value="insert into facture (date_fact, num_contrat_loc_facture,  id_penalite_facture) values ('2017/09/20', 383, 1);" calcext:value-type="string">
            <text:p>insert into facture (date_fact, num_contrat_loc_facture, <text:s/>id_penalite_facture) values ('2017/09/20', 383, 1);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17/10/01</text:p>
          </table:table-cell>
          <table:table-cell office:value-type="float" office:value="384" calcext:value-type="float">
            <text:p>384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388];&quot;', &quot;;[.C388];&quot;, &quot;;[.D388];&quot;);&quot;)" office:value-type="string" office:string-value="insert into facture (date_fact, num_contrat_loc_facture,  id_penalite_facture) values ('2017/10/01', 384, 2);" calcext:value-type="string">
            <text:p>insert into facture (date_fact, num_contrat_loc_facture, <text:s/>id_penalite_facture) values ('2017/10/01', 384, 2);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17/09/30</text:p>
          </table:table-cell>
          <table:table-cell office:value-type="float" office:value="385" calcext:value-type="float">
            <text:p>38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89];&quot;', &quot;;[.C389];&quot;, &quot;;[.D389];&quot;);&quot;)" office:value-type="string" office:string-value="insert into facture (date_fact, num_contrat_loc_facture,  id_penalite_facture) values ('2017/09/30', 385, 0);" calcext:value-type="string">
            <text:p>insert into facture (date_fact, num_contrat_loc_facture, <text:s/>id_penalite_facture) values ('2017/09/30', 385, 0);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17/09/30</text:p>
          </table:table-cell>
          <table:table-cell office:value-type="float" office:value="386" calcext:value-type="float">
            <text:p>38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90];&quot;', &quot;;[.C390];&quot;, &quot;;[.D390];&quot;);&quot;)" office:value-type="string" office:string-value="insert into facture (date_fact, num_contrat_loc_facture,  id_penalite_facture) values ('2017/09/30', 386, 0);" calcext:value-type="string">
            <text:p>insert into facture (date_fact, num_contrat_loc_facture, <text:s/>id_penalite_facture) values ('2017/09/30', 386, 0);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17/09/26</text:p>
          </table:table-cell>
          <table:table-cell office:value-type="float" office:value="387" calcext:value-type="float">
            <text:p>38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91];&quot;', &quot;;[.C391];&quot;, &quot;;[.D391];&quot;);&quot;)" office:value-type="string" office:string-value="insert into facture (date_fact, num_contrat_loc_facture,  id_penalite_facture) values ('2017/09/26', 387, 1);" calcext:value-type="string">
            <text:p>insert into facture (date_fact, num_contrat_loc_facture, <text:s/>id_penalite_facture) values ('2017/09/26', 387, 1);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17/09/2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92];&quot;', &quot;;[.C392];&quot;, &quot;;[.D392];&quot;);&quot;)" office:value-type="string" office:string-value="insert into facture (date_fact, num_contrat_loc_facture,  id_penalite_facture) values ('2017/09/26', 388, 1);" calcext:value-type="string">
            <text:p>insert into facture (date_fact, num_contrat_loc_facture, <text:s/>id_penalite_facture) values ('2017/09/26', 388, 1);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17/10/01</text:p>
          </table:table-cell>
          <table:table-cell office:value-type="float" office:value="389" calcext:value-type="float">
            <text:p>38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93];&quot;', &quot;;[.C393];&quot;, &quot;;[.D393];&quot;);&quot;)" office:value-type="string" office:string-value="insert into facture (date_fact, num_contrat_loc_facture,  id_penalite_facture) values ('2017/10/01', 389, 0);" calcext:value-type="string">
            <text:p>insert into facture (date_fact, num_contrat_loc_facture, <text:s/>id_penalite_facture) values ('2017/10/01', 389, 0);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17/10/03</text:p>
          </table:table-cell>
          <table:table-cell office:value-type="float" office:value="390" calcext:value-type="float">
            <text:p>39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94];&quot;', &quot;;[.C394];&quot;, &quot;;[.D394];&quot;);&quot;)" office:value-type="string" office:string-value="insert into facture (date_fact, num_contrat_loc_facture,  id_penalite_facture) values ('2017/10/03', 390, 0);" calcext:value-type="string">
            <text:p>insert into facture (date_fact, num_contrat_loc_facture, <text:s/>id_penalite_facture) values ('2017/10/03', 390, 0);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17/09/25</text:p>
          </table:table-cell>
          <table:table-cell office:value-type="float" office:value="391" calcext:value-type="float">
            <text:p>39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395];&quot;', &quot;;[.C395];&quot;, &quot;;[.D395];&quot;);&quot;)" office:value-type="string" office:string-value="insert into facture (date_fact, num_contrat_loc_facture,  id_penalite_facture) values ('2017/09/25', 391, 0);" calcext:value-type="string">
            <text:p>insert into facture (date_fact, num_contrat_loc_facture, <text:s/>id_penalite_facture) values ('2017/09/25', 391, 0);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17/10/01</text:p>
          </table:table-cell>
          <table:table-cell office:value-type="float" office:value="392" calcext:value-type="float">
            <text:p>39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96];&quot;', &quot;;[.C396];&quot;, &quot;;[.D396];&quot;);&quot;)" office:value-type="string" office:string-value="insert into facture (date_fact, num_contrat_loc_facture,  id_penalite_facture) values ('2017/10/01', 392, 1);" calcext:value-type="string">
            <text:p>insert into facture (date_fact, num_contrat_loc_facture, <text:s/>id_penalite_facture) values ('2017/10/01', 392, 1);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17/09/23</text:p>
          </table:table-cell>
          <table:table-cell office:value-type="float" office:value="393" calcext:value-type="float">
            <text:p>393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397];&quot;', &quot;;[.C397];&quot;, &quot;;[.D397];&quot;);&quot;)" office:value-type="string" office:string-value="insert into facture (date_fact, num_contrat_loc_facture,  id_penalite_facture) values ('2017/09/23', 393, 2);" calcext:value-type="string">
            <text:p>insert into facture (date_fact, num_contrat_loc_facture, <text:s/>id_penalite_facture) values ('2017/09/23', 393, 2);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17/09/26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98];&quot;', &quot;;[.C398];&quot;, &quot;;[.D398];&quot;);&quot;)" office:value-type="string" office:string-value="insert into facture (date_fact, num_contrat_loc_facture,  id_penalite_facture) values ('2017/09/26', 394, 1);" calcext:value-type="string">
            <text:p>insert into facture (date_fact, num_contrat_loc_facture, <text:s/>id_penalite_facture) values ('2017/09/26', 394, 1);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17/10/0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399];&quot;', &quot;;[.C399];&quot;, &quot;;[.D399];&quot;);&quot;)" office:value-type="string" office:string-value="insert into facture (date_fact, num_contrat_loc_facture,  id_penalite_facture) values ('2017/10/02', 395, 1);" calcext:value-type="string">
            <text:p>insert into facture (date_fact, num_contrat_loc_facture, <text:s/>id_penalite_facture) values ('2017/10/02', 395, 1);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17/09/28</text:p>
          </table:table-cell>
          <table:table-cell office:value-type="float" office:value="396" calcext:value-type="float">
            <text:p>396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0];&quot;', &quot;;[.C400];&quot;, &quot;;[.D400];&quot;);&quot;)" office:value-type="string" office:string-value="insert into facture (date_fact, num_contrat_loc_facture,  id_penalite_facture) values ('2017/09/28', 396, 1);" calcext:value-type="string">
            <text:p>insert into facture (date_fact, num_contrat_loc_facture, <text:s/>id_penalite_facture) values ('2017/09/28', 396, 1);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17/09/24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1];&quot;', &quot;;[.C401];&quot;, &quot;;[.D401];&quot;);&quot;)" office:value-type="string" office:string-value="insert into facture (date_fact, num_contrat_loc_facture,  id_penalite_facture) values ('2017/09/24', 397, 1);" calcext:value-type="string">
            <text:p>insert into facture (date_fact, num_contrat_loc_facture, <text:s/>id_penalite_facture) values ('2017/09/24', 397, 1);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17/10/02</text:p>
          </table:table-cell>
          <table:table-cell office:value-type="float" office:value="398" calcext:value-type="float">
            <text:p>39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02];&quot;', &quot;;[.C402];&quot;, &quot;;[.D402];&quot;);&quot;)" office:value-type="string" office:string-value="insert into facture (date_fact, num_contrat_loc_facture,  id_penalite_facture) values ('2017/10/02', 398, 0);" calcext:value-type="string">
            <text:p>insert into facture (date_fact, num_contrat_loc_facture, <text:s/>id_penalite_facture) values ('2017/10/02', 398, 0);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17/09/29</text:p>
          </table:table-cell>
          <table:table-cell office:value-type="float" office:value="399" calcext:value-type="float">
            <text:p>39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3];&quot;', &quot;;[.C403];&quot;, &quot;;[.D403];&quot;);&quot;)" office:value-type="string" office:string-value="insert into facture (date_fact, num_contrat_loc_facture,  id_penalite_facture) values ('2017/09/29', 399, 1);" calcext:value-type="string">
            <text:p>insert into facture (date_fact, num_contrat_loc_facture, <text:s/>id_penalite_facture) values ('2017/09/29', 399, 1);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17/09/29</text:p>
          </table:table-cell>
          <table:table-cell office:value-type="float" office:value="400" calcext:value-type="float">
            <text:p>40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04];&quot;', &quot;;[.C404];&quot;, &quot;;[.D404];&quot;);&quot;)" office:value-type="string" office:string-value="insert into facture (date_fact, num_contrat_loc_facture,  id_penalite_facture) values ('2017/09/29', 400, 0);" calcext:value-type="string">
            <text:p>insert into facture (date_fact, num_contrat_loc_facture, <text:s/>id_penalite_facture) values ('2017/09/29', 400, 0);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17/09/30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5];&quot;', &quot;;[.C405];&quot;, &quot;;[.D405];&quot;);&quot;)" office:value-type="string" office:string-value="insert into facture (date_fact, num_contrat_loc_facture,  id_penalite_facture) values ('2017/09/30', 401, 1);" calcext:value-type="string">
            <text:p>insert into facture (date_fact, num_contrat_loc_facture, <text:s/>id_penalite_facture) values ('2017/09/30', 401, 1);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17/10/10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6];&quot;', &quot;;[.C406];&quot;, &quot;;[.D406];&quot;);&quot;)" office:value-type="string" office:string-value="insert into facture (date_fact, num_contrat_loc_facture,  id_penalite_facture) values ('2017/10/10', 402, 1);" calcext:value-type="string">
            <text:p>insert into facture (date_fact, num_contrat_loc_facture, <text:s/>id_penalite_facture) values ('2017/10/10', 402, 1);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17/10/10</text:p>
          </table:table-cell>
          <table:table-cell office:value-type="float" office:value="403" calcext:value-type="float">
            <text:p>40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7];&quot;', &quot;;[.C407];&quot;, &quot;;[.D407];&quot;);&quot;)" office:value-type="string" office:string-value="insert into facture (date_fact, num_contrat_loc_facture,  id_penalite_facture) values ('2017/10/10', 403, 1);" calcext:value-type="string">
            <text:p>insert into facture (date_fact, num_contrat_loc_facture, <text:s/>id_penalite_facture) values ('2017/10/10', 403, 1);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17/10/03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8];&quot;', &quot;;[.C408];&quot;, &quot;;[.D408];&quot;);&quot;)" office:value-type="string" office:string-value="insert into facture (date_fact, num_contrat_loc_facture,  id_penalite_facture) values ('2017/10/03', 404, 1);" calcext:value-type="string">
            <text:p>insert into facture (date_fact, num_contrat_loc_facture, <text:s/>id_penalite_facture) values ('2017/10/03', 404, 1);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17/10/03</text:p>
          </table:table-cell>
          <table:table-cell office:value-type="float" office:value="405" calcext:value-type="float">
            <text:p>40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09];&quot;', &quot;;[.C409];&quot;, &quot;;[.D409];&quot;);&quot;)" office:value-type="string" office:string-value="insert into facture (date_fact, num_contrat_loc_facture,  id_penalite_facture) values ('2017/10/03', 405, 1);" calcext:value-type="string">
            <text:p>insert into facture (date_fact, num_contrat_loc_facture, <text:s/>id_penalite_facture) values ('2017/10/03', 405, 1);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17/10/07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10];&quot;', &quot;;[.C410];&quot;, &quot;;[.D410];&quot;);&quot;)" office:value-type="string" office:string-value="insert into facture (date_fact, num_contrat_loc_facture,  id_penalite_facture) values ('2017/10/07', 406, 1);" calcext:value-type="string">
            <text:p>insert into facture (date_fact, num_contrat_loc_facture, <text:s/>id_penalite_facture) values ('2017/10/07', 406, 1);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17/10/04</text:p>
          </table:table-cell>
          <table:table-cell office:value-type="float" office:value="407" calcext:value-type="float">
            <text:p>407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411];&quot;', &quot;;[.C411];&quot;, &quot;;[.D411];&quot;);&quot;)" office:value-type="string" office:string-value="insert into facture (date_fact, num_contrat_loc_facture,  id_penalite_facture) values ('2017/10/04', 407, 2);" calcext:value-type="string">
            <text:p>insert into facture (date_fact, num_contrat_loc_facture, <text:s/>id_penalite_facture) values ('2017/10/04', 407, 2);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17/10/02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12];&quot;', &quot;;[.C412];&quot;, &quot;;[.D412];&quot;);&quot;)" office:value-type="string" office:string-value="insert into facture (date_fact, num_contrat_loc_facture,  id_penalite_facture) values ('2017/10/02', 408, 1);" calcext:value-type="string">
            <text:p>insert into facture (date_fact, num_contrat_loc_facture, <text:s/>id_penalite_facture) values ('2017/10/02', 408, 1);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17/10/12</text:p>
          </table:table-cell>
          <table:table-cell office:value-type="float" office:value="409" calcext:value-type="float">
            <text:p>409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413];&quot;', &quot;;[.C413];&quot;, &quot;;[.D413];&quot;);&quot;)" office:value-type="string" office:string-value="insert into facture (date_fact, num_contrat_loc_facture,  id_penalite_facture) values ('2017/10/12', 409, 4);" calcext:value-type="string">
            <text:p>insert into facture (date_fact, num_contrat_loc_facture, <text:s/>id_penalite_facture) values ('2017/10/12', 409, 4);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17/10/04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14];&quot;', &quot;;[.C414];&quot;, &quot;;[.D414];&quot;);&quot;)" office:value-type="string" office:string-value="insert into facture (date_fact, num_contrat_loc_facture,  id_penalite_facture) values ('2017/10/04', 410, 1);" calcext:value-type="string">
            <text:p>insert into facture (date_fact, num_contrat_loc_facture, <text:s/>id_penalite_facture) values ('2017/10/04', 410, 1);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17/10/10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15];&quot;', &quot;;[.C415];&quot;, &quot;;[.D415];&quot;);&quot;)" office:value-type="string" office:string-value="insert into facture (date_fact, num_contrat_loc_facture,  id_penalite_facture) values ('2017/10/10', 411, 1);" calcext:value-type="string">
            <text:p>insert into facture (date_fact, num_contrat_loc_facture, <text:s/>id_penalite_facture) values ('2017/10/10', 411, 1);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17/10/08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16];&quot;', &quot;;[.C416];&quot;, &quot;;[.D416];&quot;);&quot;)" office:value-type="string" office:string-value="insert into facture (date_fact, num_contrat_loc_facture,  id_penalite_facture) values ('2017/10/08', 412, 1);" calcext:value-type="string">
            <text:p>insert into facture (date_fact, num_contrat_loc_facture, <text:s/>id_penalite_facture) values ('2017/10/08', 412, 1);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17/10/09</text:p>
          </table:table-cell>
          <table:table-cell office:value-type="float" office:value="413" calcext:value-type="float">
            <text:p>41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17];&quot;', &quot;;[.C417];&quot;, &quot;;[.D417];&quot;);&quot;)" office:value-type="string" office:string-value="insert into facture (date_fact, num_contrat_loc_facture,  id_penalite_facture) values ('2017/10/09', 413, 0);" calcext:value-type="string">
            <text:p>insert into facture (date_fact, num_contrat_loc_facture, <text:s/>id_penalite_facture) values ('2017/10/09', 413, 0);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17/10/13</text:p>
          </table:table-cell>
          <table:table-cell office:value-type="float" office:value="414" calcext:value-type="float">
            <text:p>41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18];&quot;', &quot;;[.C418];&quot;, &quot;;[.D418];&quot;);&quot;)" office:value-type="string" office:string-value="insert into facture (date_fact, num_contrat_loc_facture,  id_penalite_facture) values ('2017/10/13', 414, 0);" calcext:value-type="string">
            <text:p>insert into facture (date_fact, num_contrat_loc_facture, <text:s/>id_penalite_facture) values ('2017/10/13', 414, 0);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17/10/05</text:p>
          </table:table-cell>
          <table:table-cell office:value-type="float" office:value="415" calcext:value-type="float">
            <text:p>41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19];&quot;', &quot;;[.C419];&quot;, &quot;;[.D419];&quot;);&quot;)" office:value-type="string" office:string-value="insert into facture (date_fact, num_contrat_loc_facture,  id_penalite_facture) values ('2017/10/05', 415, 0);" calcext:value-type="string">
            <text:p>insert into facture (date_fact, num_contrat_loc_facture, <text:s/>id_penalite_facture) values ('2017/10/05', 415, 0);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17/10/07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0];&quot;', &quot;;[.C420];&quot;, &quot;;[.D420];&quot;);&quot;)" office:value-type="string" office:string-value="insert into facture (date_fact, num_contrat_loc_facture,  id_penalite_facture) values ('2017/10/07', 416, 1);" calcext:value-type="string">
            <text:p>insert into facture (date_fact, num_contrat_loc_facture, <text:s/>id_penalite_facture) values ('2017/10/07', 416, 1);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17/10/06</text:p>
          </table:table-cell>
          <table:table-cell office:value-type="float" office:value="417" calcext:value-type="float">
            <text:p>417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1];&quot;', &quot;;[.C421];&quot;, &quot;;[.D421];&quot;);&quot;)" office:value-type="string" office:string-value="insert into facture (date_fact, num_contrat_loc_facture,  id_penalite_facture) values ('2017/10/06', 417, 1);" calcext:value-type="string">
            <text:p>insert into facture (date_fact, num_contrat_loc_facture, <text:s/>id_penalite_facture) values ('2017/10/06', 417, 1);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17/10/17</text:p>
          </table:table-cell>
          <table:table-cell office:value-type="float" office:value="418" calcext:value-type="float">
            <text:p>41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2];&quot;', &quot;;[.C422];&quot;, &quot;;[.D422];&quot;);&quot;)" office:value-type="string" office:string-value="insert into facture (date_fact, num_contrat_loc_facture,  id_penalite_facture) values ('2017/10/17', 418, 1);" calcext:value-type="string">
            <text:p>insert into facture (date_fact, num_contrat_loc_facture, <text:s/>id_penalite_facture) values ('2017/10/17', 418, 1);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17/10/06</text:p>
          </table:table-cell>
          <table:table-cell office:value-type="float" office:value="419" calcext:value-type="float">
            <text:p>41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23];&quot;', &quot;;[.C423];&quot;, &quot;;[.D423];&quot;);&quot;)" office:value-type="string" office:string-value="insert into facture (date_fact, num_contrat_loc_facture,  id_penalite_facture) values ('2017/10/06', 419, 0);" calcext:value-type="string">
            <text:p>insert into facture (date_fact, num_contrat_loc_facture, <text:s/>id_penalite_facture) values ('2017/10/06', 419, 0);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17/10/0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4];&quot;', &quot;;[.C424];&quot;, &quot;;[.D424];&quot;);&quot;)" office:value-type="string" office:string-value="insert into facture (date_fact, num_contrat_loc_facture,  id_penalite_facture) values ('2017/10/07', 420, 1);" calcext:value-type="string">
            <text:p>insert into facture (date_fact, num_contrat_loc_facture, <text:s/>id_penalite_facture) values ('2017/10/07', 420, 1);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17/10/15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5];&quot;', &quot;;[.C425];&quot;, &quot;;[.D425];&quot;);&quot;)" office:value-type="string" office:string-value="insert into facture (date_fact, num_contrat_loc_facture,  id_penalite_facture) values ('2017/10/15', 421, 1);" calcext:value-type="string">
            <text:p>insert into facture (date_fact, num_contrat_loc_facture, <text:s/>id_penalite_facture) values ('2017/10/15', 421, 1);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17/10/11</text:p>
          </table:table-cell>
          <table:table-cell office:value-type="float" office:value="422" calcext:value-type="float">
            <text:p>42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6];&quot;', &quot;;[.C426];&quot;, &quot;;[.D426];&quot;);&quot;)" office:value-type="string" office:string-value="insert into facture (date_fact, num_contrat_loc_facture,  id_penalite_facture) values ('2017/10/11', 422, 1);" calcext:value-type="string">
            <text:p>insert into facture (date_fact, num_contrat_loc_facture, <text:s/>id_penalite_facture) values ('2017/10/11', 422, 1);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17/10/18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7];&quot;', &quot;;[.C427];&quot;, &quot;;[.D427];&quot;);&quot;)" office:value-type="string" office:string-value="insert into facture (date_fact, num_contrat_loc_facture,  id_penalite_facture) values ('2017/10/18', 423, 1);" calcext:value-type="string">
            <text:p>insert into facture (date_fact, num_contrat_loc_facture, <text:s/>id_penalite_facture) values ('2017/10/18', 423, 1);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17/10/19</text:p>
          </table:table-cell>
          <table:table-cell office:value-type="float" office:value="424" calcext:value-type="float">
            <text:p>42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8];&quot;', &quot;;[.C428];&quot;, &quot;;[.D428];&quot;);&quot;)" office:value-type="string" office:string-value="insert into facture (date_fact, num_contrat_loc_facture,  id_penalite_facture) values ('2017/10/19', 424, 1);" calcext:value-type="string">
            <text:p>insert into facture (date_fact, num_contrat_loc_facture, <text:s/>id_penalite_facture) values ('2017/10/19', 424, 1);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17/10/17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29];&quot;', &quot;;[.C429];&quot;, &quot;;[.D429];&quot;);&quot;)" office:value-type="string" office:string-value="insert into facture (date_fact, num_contrat_loc_facture,  id_penalite_facture) values ('2017/10/17', 425, 1);" calcext:value-type="string">
            <text:p>insert into facture (date_fact, num_contrat_loc_facture, <text:s/>id_penalite_facture) values ('2017/10/17', 425, 1);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17/10/25</text:p>
          </table:table-cell>
          <table:table-cell office:value-type="float" office:value="426" calcext:value-type="float">
            <text:p>42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30];&quot;', &quot;;[.C430];&quot;, &quot;;[.D430];&quot;);&quot;)" office:value-type="string" office:string-value="insert into facture (date_fact, num_contrat_loc_facture,  id_penalite_facture) values ('2017/10/25', 426, 0);" calcext:value-type="string">
            <text:p>insert into facture (date_fact, num_contrat_loc_facture, <text:s/>id_penalite_facture) values ('2017/10/25', 426, 0);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17/10/13</text:p>
          </table:table-cell>
          <table:table-cell office:value-type="float" office:value="427" calcext:value-type="float">
            <text:p>427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431];&quot;', &quot;;[.C431];&quot;, &quot;;[.D431];&quot;);&quot;)" office:value-type="string" office:string-value="insert into facture (date_fact, num_contrat_loc_facture,  id_penalite_facture) values ('2017/10/13', 427, 4);" calcext:value-type="string">
            <text:p>insert into facture (date_fact, num_contrat_loc_facture, <text:s/>id_penalite_facture) values ('2017/10/13', 427, 4);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17/10/20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32];&quot;', &quot;;[.C432];&quot;, &quot;;[.D432];&quot;);&quot;)" office:value-type="string" office:string-value="insert into facture (date_fact, num_contrat_loc_facture,  id_penalite_facture) values ('2017/10/20', 428, 1);" calcext:value-type="string">
            <text:p>insert into facture (date_fact, num_contrat_loc_facture, <text:s/>id_penalite_facture) values ('2017/10/20', 428, 1);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17/10/20</text:p>
          </table:table-cell>
          <table:table-cell office:value-type="float" office:value="429" calcext:value-type="float">
            <text:p>42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33];&quot;', &quot;;[.C433];&quot;, &quot;;[.D433];&quot;);&quot;)" office:value-type="string" office:string-value="insert into facture (date_fact, num_contrat_loc_facture,  id_penalite_facture) values ('2017/10/20', 429, 0);" calcext:value-type="string">
            <text:p>insert into facture (date_fact, num_contrat_loc_facture, <text:s/>id_penalite_facture) values ('2017/10/20', 429, 0);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17/10/30</text:p>
          </table:table-cell>
          <table:table-cell office:value-type="float" office:value="430" calcext:value-type="float">
            <text:p>43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34];&quot;', &quot;;[.C434];&quot;, &quot;;[.D434];&quot;);&quot;)" office:value-type="string" office:string-value="insert into facture (date_fact, num_contrat_loc_facture,  id_penalite_facture) values ('2017/10/30', 430, 0);" calcext:value-type="string">
            <text:p>insert into facture (date_fact, num_contrat_loc_facture, <text:s/>id_penalite_facture) values ('2017/10/30', 430, 0);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17/10/18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35];&quot;', &quot;;[.C435];&quot;, &quot;;[.D435];&quot;);&quot;)" office:value-type="string" office:string-value="insert into facture (date_fact, num_contrat_loc_facture,  id_penalite_facture) values ('2017/10/18', 431, 1);" calcext:value-type="string">
            <text:p>insert into facture (date_fact, num_contrat_loc_facture, <text:s/>id_penalite_facture) values ('2017/10/18', 431, 1);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17/10/26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36];&quot;', &quot;;[.C436];&quot;, &quot;;[.D436];&quot;);&quot;)" office:value-type="string" office:string-value="insert into facture (date_fact, num_contrat_loc_facture,  id_penalite_facture) values ('2017/10/26', 432, 1);" calcext:value-type="string">
            <text:p>insert into facture (date_fact, num_contrat_loc_facture, <text:s/>id_penalite_facture) values ('2017/10/26', 432, 1);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17/10/29</text:p>
          </table:table-cell>
          <table:table-cell office:value-type="float" office:value="433" calcext:value-type="float">
            <text:p>43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37];&quot;', &quot;;[.C437];&quot;, &quot;;[.D437];&quot;);&quot;)" office:value-type="string" office:string-value="insert into facture (date_fact, num_contrat_loc_facture,  id_penalite_facture) values ('2017/10/29', 433, 0);" calcext:value-type="string">
            <text:p>insert into facture (date_fact, num_contrat_loc_facture, <text:s/>id_penalite_facture) values ('2017/10/29', 433, 0);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17/10/27</text:p>
          </table:table-cell>
          <table:table-cell office:value-type="float" office:value="434" calcext:value-type="float">
            <text:p>434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38];&quot;', &quot;;[.C438];&quot;, &quot;;[.D438];&quot;);&quot;)" office:value-type="string" office:string-value="insert into facture (date_fact, num_contrat_loc_facture,  id_penalite_facture) values ('2017/10/27', 434, 0);" calcext:value-type="string">
            <text:p>insert into facture (date_fact, num_contrat_loc_facture, <text:s/>id_penalite_facture) values ('2017/10/27', 434, 0);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17/10/28</text:p>
          </table:table-cell>
          <table:table-cell office:value-type="float" office:value="435" calcext:value-type="float">
            <text:p>43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39];&quot;', &quot;;[.C439];&quot;, &quot;;[.D439];&quot;);&quot;)" office:value-type="string" office:string-value="insert into facture (date_fact, num_contrat_loc_facture,  id_penalite_facture) values ('2017/10/28', 435, 0);" calcext:value-type="string">
            <text:p>insert into facture (date_fact, num_contrat_loc_facture, <text:s/>id_penalite_facture) values ('2017/10/28', 435, 0);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17/10/24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0];&quot;', &quot;;[.C440];&quot;, &quot;;[.D440];&quot;);&quot;)" office:value-type="string" office:string-value="insert into facture (date_fact, num_contrat_loc_facture,  id_penalite_facture) values ('2017/10/24', 436, 1);" calcext:value-type="string">
            <text:p>insert into facture (date_fact, num_contrat_loc_facture, <text:s/>id_penalite_facture) values ('2017/10/24', 436, 1);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17/10/31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1];&quot;', &quot;;[.C441];&quot;, &quot;;[.D441];&quot;);&quot;)" office:value-type="string" office:string-value="insert into facture (date_fact, num_contrat_loc_facture,  id_penalite_facture) values ('2017/10/31', 437, 1);" calcext:value-type="string">
            <text:p>insert into facture (date_fact, num_contrat_loc_facture, <text:s/>id_penalite_facture) values ('2017/10/31', 437, 1);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17/11/04</text:p>
          </table:table-cell>
          <table:table-cell office:value-type="float" office:value="438" calcext:value-type="float">
            <text:p>43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2];&quot;', &quot;;[.C442];&quot;, &quot;;[.D442];&quot;);&quot;)" office:value-type="string" office:string-value="insert into facture (date_fact, num_contrat_loc_facture,  id_penalite_facture) values ('2017/11/04', 438, 1);" calcext:value-type="string">
            <text:p>insert into facture (date_fact, num_contrat_loc_facture, <text:s/>id_penalite_facture) values ('2017/11/04', 438, 1);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17/10/30</text:p>
          </table:table-cell>
          <table:table-cell office:value-type="float" office:value="439" calcext:value-type="float">
            <text:p>43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3];&quot;', &quot;;[.C443];&quot;, &quot;;[.D443];&quot;);&quot;)" office:value-type="string" office:string-value="insert into facture (date_fact, num_contrat_loc_facture,  id_penalite_facture) values ('2017/10/30', 439, 1);" calcext:value-type="string">
            <text:p>insert into facture (date_fact, num_contrat_loc_facture, <text:s/>id_penalite_facture) values ('2017/10/30', 439, 1);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17/10/30</text:p>
          </table:table-cell>
          <table:table-cell office:value-type="float" office:value="440" calcext:value-type="float">
            <text:p>44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44];&quot;', &quot;;[.C444];&quot;, &quot;;[.D444];&quot;);&quot;)" office:value-type="string" office:string-value="insert into facture (date_fact, num_contrat_loc_facture,  id_penalite_facture) values ('2017/10/30', 440, 0);" calcext:value-type="string">
            <text:p>insert into facture (date_fact, num_contrat_loc_facture, <text:s/>id_penalite_facture) values ('2017/10/30', 440, 0);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17/11/05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5];&quot;', &quot;;[.C445];&quot;, &quot;;[.D445];&quot;);&quot;)" office:value-type="string" office:string-value="insert into facture (date_fact, num_contrat_loc_facture,  id_penalite_facture) values ('2017/11/05', 441, 1);" calcext:value-type="string">
            <text:p>insert into facture (date_fact, num_contrat_loc_facture, <text:s/>id_penalite_facture) values ('2017/11/05', 441, 1);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17/10/31</text:p>
          </table:table-cell>
          <table:table-cell office:value-type="float" office:value="442" calcext:value-type="float">
            <text:p>442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446];&quot;', &quot;;[.C446];&quot;, &quot;;[.D446];&quot;);&quot;)" office:value-type="string" office:string-value="insert into facture (date_fact, num_contrat_loc_facture,  id_penalite_facture) values ('2017/10/31', 442, 4);" calcext:value-type="string">
            <text:p>insert into facture (date_fact, num_contrat_loc_facture, <text:s/>id_penalite_facture) values ('2017/10/31', 442, 4);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17/11/09</text:p>
          </table:table-cell>
          <table:table-cell office:value-type="float" office:value="443" calcext:value-type="float">
            <text:p>443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47];&quot;', &quot;;[.C447];&quot;, &quot;;[.D447];&quot;);&quot;)" office:value-type="string" office:string-value="insert into facture (date_fact, num_contrat_loc_facture,  id_penalite_facture) values ('2017/11/09', 443, 0);" calcext:value-type="string">
            <text:p>insert into facture (date_fact, num_contrat_loc_facture, <text:s/>id_penalite_facture) values ('2017/11/09', 443, 0);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17/10/30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8];&quot;', &quot;;[.C448];&quot;, &quot;;[.D448];&quot;);&quot;)" office:value-type="string" office:string-value="insert into facture (date_fact, num_contrat_loc_facture,  id_penalite_facture) values ('2017/10/30', 444, 1);" calcext:value-type="string">
            <text:p>insert into facture (date_fact, num_contrat_loc_facture, <text:s/>id_penalite_facture) values ('2017/10/30', 444, 1);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17/11/14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49];&quot;', &quot;;[.C449];&quot;, &quot;;[.D449];&quot;);&quot;)" office:value-type="string" office:string-value="insert into facture (date_fact, num_contrat_loc_facture,  id_penalite_facture) values ('2017/11/14', 445, 1);" calcext:value-type="string">
            <text:p>insert into facture (date_fact, num_contrat_loc_facture, <text:s/>id_penalite_facture) values ('2017/11/14', 445, 1);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17/11/08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0];&quot;', &quot;;[.C450];&quot;, &quot;;[.D450];&quot;);&quot;)" office:value-type="string" office:string-value="insert into facture (date_fact, num_contrat_loc_facture,  id_penalite_facture) values ('2017/11/08', 446, 1);" calcext:value-type="string">
            <text:p>insert into facture (date_fact, num_contrat_loc_facture, <text:s/>id_penalite_facture) values ('2017/11/08', 446, 1);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17/10/31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1];&quot;', &quot;;[.C451];&quot;, &quot;;[.D451];&quot;);&quot;)" office:value-type="string" office:string-value="insert into facture (date_fact, num_contrat_loc_facture,  id_penalite_facture) values ('2017/10/31', 447, 1);" calcext:value-type="string">
            <text:p>insert into facture (date_fact, num_contrat_loc_facture, <text:s/>id_penalite_facture) values ('2017/10/31', 447, 1);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17/11/04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2];&quot;', &quot;;[.C452];&quot;, &quot;;[.D452];&quot;);&quot;)" office:value-type="string" office:string-value="insert into facture (date_fact, num_contrat_loc_facture,  id_penalite_facture) values ('2017/11/04', 448, 1);" calcext:value-type="string">
            <text:p>insert into facture (date_fact, num_contrat_loc_facture, <text:s/>id_penalite_facture) values ('2017/11/04', 448, 1);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17/11/06</text:p>
          </table:table-cell>
          <table:table-cell office:value-type="float" office:value="449" calcext:value-type="float">
            <text:p>449</text:p>
          </table:table-cell>
          <table:table-cell table:formula="of:=RANDBETWEEN(2;4)" office:value-type="float" office:value="2" calcext:value-type="float">
            <text:p>2</text:p>
          </table:table-cell>
          <table:table-cell/>
          <table:table-cell table:formula="of:=CONCATENATE(&quot;insert into facture (date_fact, num_contrat_loc_facture,  id_penalite_facture) values ('&quot;;[.B453];&quot;', &quot;;[.C453];&quot;, &quot;;[.D453];&quot;);&quot;)" office:value-type="string" office:string-value="insert into facture (date_fact, num_contrat_loc_facture,  id_penalite_facture) values ('2017/11/06', 449, 2);" calcext:value-type="string">
            <text:p>insert into facture (date_fact, num_contrat_loc_facture, <text:s/>id_penalite_facture) values ('2017/11/06', 449, 2);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17/11/14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4];&quot;', &quot;;[.C454];&quot;, &quot;;[.D454];&quot;);&quot;)" office:value-type="string" office:string-value="insert into facture (date_fact, num_contrat_loc_facture,  id_penalite_facture) values ('2017/11/14', 450, 1);" calcext:value-type="string">
            <text:p>insert into facture (date_fact, num_contrat_loc_facture, <text:s/>id_penalite_facture) values ('2017/11/14', 450, 1);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17/11/13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5];&quot;', &quot;;[.C455];&quot;, &quot;;[.D455];&quot;);&quot;)" office:value-type="string" office:string-value="insert into facture (date_fact, num_contrat_loc_facture,  id_penalite_facture) values ('2017/11/13', 451, 1);" calcext:value-type="string">
            <text:p>insert into facture (date_fact, num_contrat_loc_facture, <text:s/>id_penalite_facture) values ('2017/11/13', 451, 1);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17/11/09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6];&quot;', &quot;;[.C456];&quot;, &quot;;[.D456];&quot;);&quot;)" office:value-type="string" office:string-value="insert into facture (date_fact, num_contrat_loc_facture,  id_penalite_facture) values ('2017/11/09', 452, 1);" calcext:value-type="string">
            <text:p>insert into facture (date_fact, num_contrat_loc_facture, <text:s/>id_penalite_facture) values ('2017/11/09', 452, 1);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17/11/02</text:p>
          </table:table-cell>
          <table:table-cell office:value-type="float" office:value="453" calcext:value-type="float">
            <text:p>45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7];&quot;', &quot;;[.C457];&quot;, &quot;;[.D457];&quot;);&quot;)" office:value-type="string" office:string-value="insert into facture (date_fact, num_contrat_loc_facture,  id_penalite_facture) values ('2017/11/02', 453, 1);" calcext:value-type="string">
            <text:p>insert into facture (date_fact, num_contrat_loc_facture, <text:s/>id_penalite_facture) values ('2017/11/02', 453, 1);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17/11/1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58];&quot;', &quot;;[.C458];&quot;, &quot;;[.D458];&quot;);&quot;)" office:value-type="string" office:string-value="insert into facture (date_fact, num_contrat_loc_facture,  id_penalite_facture) values ('2017/11/16', 454, 1);" calcext:value-type="string">
            <text:p>insert into facture (date_fact, num_contrat_loc_facture, <text:s/>id_penalite_facture) values ('2017/11/16', 454, 1);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17/11/06</text:p>
          </table:table-cell>
          <table:table-cell office:value-type="float" office:value="455" calcext:value-type="float">
            <text:p>455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59];&quot;', &quot;;[.C459];&quot;, &quot;;[.D459];&quot;);&quot;)" office:value-type="string" office:string-value="insert into facture (date_fact, num_contrat_loc_facture,  id_penalite_facture) values ('2017/11/06', 455, 0);" calcext:value-type="string">
            <text:p>insert into facture (date_fact, num_contrat_loc_facture, <text:s/>id_penalite_facture) values ('2017/11/06', 455, 0);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17/11/05</text:p>
          </table:table-cell>
          <table:table-cell office:value-type="float" office:value="456" calcext:value-type="float">
            <text:p>45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60];&quot;', &quot;;[.C460];&quot;, &quot;;[.D460];&quot;);&quot;)" office:value-type="string" office:string-value="insert into facture (date_fact, num_contrat_loc_facture,  id_penalite_facture) values ('2017/11/05', 456, 0);" calcext:value-type="string">
            <text:p>insert into facture (date_fact, num_contrat_loc_facture, <text:s/>id_penalite_facture) values ('2017/11/05', 456, 0);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17/11/14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1];&quot;', &quot;;[.C461];&quot;, &quot;;[.D461];&quot;);&quot;)" office:value-type="string" office:string-value="insert into facture (date_fact, num_contrat_loc_facture,  id_penalite_facture) values ('2017/11/14', 457, 1);" calcext:value-type="string">
            <text:p>insert into facture (date_fact, num_contrat_loc_facture, <text:s/>id_penalite_facture) values ('2017/11/14', 457, 1);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17/11/16</text:p>
          </table:table-cell>
          <table:table-cell office:value-type="float" office:value="458" calcext:value-type="float">
            <text:p>458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2];&quot;', &quot;;[.C462];&quot;, &quot;;[.D462];&quot;);&quot;)" office:value-type="string" office:string-value="insert into facture (date_fact, num_contrat_loc_facture,  id_penalite_facture) values ('2017/11/16', 458, 1);" calcext:value-type="string">
            <text:p>insert into facture (date_fact, num_contrat_loc_facture, <text:s/>id_penalite_facture) values ('2017/11/16', 458, 1);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17/11/18</text:p>
          </table:table-cell>
          <table:table-cell office:value-type="float" office:value="459" calcext:value-type="float">
            <text:p>45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3];&quot;', &quot;;[.C463];&quot;, &quot;;[.D463];&quot;);&quot;)" office:value-type="string" office:string-value="insert into facture (date_fact, num_contrat_loc_facture,  id_penalite_facture) values ('2017/11/18', 459, 1);" calcext:value-type="string">
            <text:p>insert into facture (date_fact, num_contrat_loc_facture, <text:s/>id_penalite_facture) values ('2017/11/18', 459, 1);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17/11/20</text:p>
          </table:table-cell>
          <table:table-cell office:value-type="float" office:value="460" calcext:value-type="float">
            <text:p>460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64];&quot;', &quot;;[.C464];&quot;, &quot;;[.D464];&quot;);&quot;)" office:value-type="string" office:string-value="insert into facture (date_fact, num_contrat_loc_facture,  id_penalite_facture) values ('2017/11/20', 460, 0);" calcext:value-type="string">
            <text:p>insert into facture (date_fact, num_contrat_loc_facture, <text:s/>id_penalite_facture) values ('2017/11/20', 460, 0);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17/11/16</text:p>
          </table:table-cell>
          <table:table-cell office:value-type="float" office:value="461" calcext:value-type="float">
            <text:p>46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65];&quot;', &quot;;[.C465];&quot;, &quot;;[.D465];&quot;);&quot;)" office:value-type="string" office:string-value="insert into facture (date_fact, num_contrat_loc_facture,  id_penalite_facture) values ('2017/11/16', 461, 0);" calcext:value-type="string">
            <text:p>insert into facture (date_fact, num_contrat_loc_facture, <text:s/>id_penalite_facture) values ('2017/11/16', 461, 0);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17/11/18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6];&quot;', &quot;;[.C466];&quot;, &quot;;[.D466];&quot;);&quot;)" office:value-type="string" office:string-value="insert into facture (date_fact, num_contrat_loc_facture,  id_penalite_facture) values ('2017/11/18', 462, 1);" calcext:value-type="string">
            <text:p>insert into facture (date_fact, num_contrat_loc_facture, <text:s/>id_penalite_facture) values ('2017/11/18', 462, 1);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17/11/18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7];&quot;', &quot;;[.C467];&quot;, &quot;;[.D467];&quot;);&quot;)" office:value-type="string" office:string-value="insert into facture (date_fact, num_contrat_loc_facture,  id_penalite_facture) values ('2017/11/18', 463, 1);" calcext:value-type="string">
            <text:p>insert into facture (date_fact, num_contrat_loc_facture, <text:s/>id_penalite_facture) values ('2017/11/18', 463, 1);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17/11/15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8];&quot;', &quot;;[.C468];&quot;, &quot;;[.D468];&quot;);&quot;)" office:value-type="string" office:string-value="insert into facture (date_fact, num_contrat_loc_facture,  id_penalite_facture) values ('2017/11/15', 464, 1);" calcext:value-type="string">
            <text:p>insert into facture (date_fact, num_contrat_loc_facture, <text:s/>id_penalite_facture) values ('2017/11/15', 464, 1);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17/11/13</text:p>
          </table:table-cell>
          <table:table-cell office:value-type="float" office:value="465" calcext:value-type="float">
            <text:p>465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69];&quot;', &quot;;[.C469];&quot;, &quot;;[.D469];&quot;);&quot;)" office:value-type="string" office:string-value="insert into facture (date_fact, num_contrat_loc_facture,  id_penalite_facture) values ('2017/11/13', 465, 1);" calcext:value-type="string">
            <text:p>insert into facture (date_fact, num_contrat_loc_facture, <text:s/>id_penalite_facture) values ('2017/11/13', 465, 1);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17/11/17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70];&quot;', &quot;;[.C470];&quot;, &quot;;[.D470];&quot;);&quot;)" office:value-type="string" office:string-value="insert into facture (date_fact, num_contrat_loc_facture,  id_penalite_facture) values ('2017/11/17', 466, 1);" calcext:value-type="string">
            <text:p>insert into facture (date_fact, num_contrat_loc_facture, <text:s/>id_penalite_facture) values ('2017/11/17', 466, 1);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17/11/20</text:p>
          </table:table-cell>
          <table:table-cell office:value-type="float" office:value="467" calcext:value-type="float">
            <text:p>467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71];&quot;', &quot;;[.C471];&quot;, &quot;;[.D471];&quot;);&quot;)" office:value-type="string" office:string-value="insert into facture (date_fact, num_contrat_loc_facture,  id_penalite_facture) values ('2017/11/20', 467, 0);" calcext:value-type="string">
            <text:p>insert into facture (date_fact, num_contrat_loc_facture, <text:s/>id_penalite_facture) values ('2017/11/20', 467, 0);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17/11/21</text:p>
          </table:table-cell>
          <table:table-cell office:value-type="float" office:value="468" calcext:value-type="float">
            <text:p>468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72];&quot;', &quot;;[.C472];&quot;, &quot;;[.D472];&quot;);&quot;)" office:value-type="string" office:string-value="insert into facture (date_fact, num_contrat_loc_facture,  id_penalite_facture) values ('2017/11/21', 468, 0);" calcext:value-type="string">
            <text:p>insert into facture (date_fact, num_contrat_loc_facture, <text:s/>id_penalite_facture) values ('2017/11/21', 468, 0);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17/11/23</text:p>
          </table:table-cell>
          <table:table-cell office:value-type="float" office:value="469" calcext:value-type="float">
            <text:p>46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73];&quot;', &quot;;[.C473];&quot;, &quot;;[.D473];&quot;);&quot;)" office:value-type="string" office:string-value="insert into facture (date_fact, num_contrat_loc_facture,  id_penalite_facture) values ('2017/11/23', 469, 0);" calcext:value-type="string">
            <text:p>insert into facture (date_fact, num_contrat_loc_facture, <text:s/>id_penalite_facture) values ('2017/11/23', 469, 0);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17/11/18</text:p>
          </table:table-cell>
          <table:table-cell office:value-type="float" office:value="470" calcext:value-type="float">
            <text:p>470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74];&quot;', &quot;;[.C474];&quot;, &quot;;[.D474];&quot;);&quot;)" office:value-type="string" office:string-value="insert into facture (date_fact, num_contrat_loc_facture,  id_penalite_facture) values ('2017/11/18', 470, 1);" calcext:value-type="string">
            <text:p>insert into facture (date_fact, num_contrat_loc_facture, <text:s/>id_penalite_facture) values ('2017/11/18', 470, 1);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17/11/28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75];&quot;', &quot;;[.C475];&quot;, &quot;;[.D475];&quot;);&quot;)" office:value-type="string" office:string-value="insert into facture (date_fact, num_contrat_loc_facture,  id_penalite_facture) values ('2017/11/28', 471, 1);" calcext:value-type="string">
            <text:p>insert into facture (date_fact, num_contrat_loc_facture, <text:s/>id_penalite_facture) values ('2017/11/28', 471, 1);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7/11/15</text:p>
          </table:table-cell>
          <table:table-cell office:value-type="float" office:value="472" calcext:value-type="float">
            <text:p>47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76];&quot;', &quot;;[.C476];&quot;, &quot;;[.D476];&quot;);&quot;)" office:value-type="string" office:string-value="insert into facture (date_fact, num_contrat_loc_facture,  id_penalite_facture) values ('2017/11/15', 472, 0);" calcext:value-type="string">
            <text:p>insert into facture (date_fact, num_contrat_loc_facture, <text:s/>id_penalite_facture) values ('2017/11/15', 472, 0);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7/11/26</text:p>
          </table:table-cell>
          <table:table-cell office:value-type="float" office:value="473" calcext:value-type="float">
            <text:p>473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477];&quot;', &quot;;[.C477];&quot;, &quot;;[.D477];&quot;);&quot;)" office:value-type="string" office:string-value="insert into facture (date_fact, num_contrat_loc_facture,  id_penalite_facture) values ('2017/11/26', 473, 4);" calcext:value-type="string">
            <text:p>insert into facture (date_fact, num_contrat_loc_facture, <text:s/>id_penalite_facture) values ('2017/11/26', 473, 4);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17/11/22</text:p>
          </table:table-cell>
          <table:table-cell office:value-type="float" office:value="474" calcext:value-type="float">
            <text:p>47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78];&quot;', &quot;;[.C478];&quot;, &quot;;[.D478];&quot;);&quot;)" office:value-type="string" office:string-value="insert into facture (date_fact, num_contrat_loc_facture,  id_penalite_facture) values ('2017/11/22', 474, 1);" calcext:value-type="string">
            <text:p>insert into facture (date_fact, num_contrat_loc_facture, <text:s/>id_penalite_facture) values ('2017/11/22', 474, 1);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17/11/27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79];&quot;', &quot;;[.C479];&quot;, &quot;;[.D479];&quot;);&quot;)" office:value-type="string" office:string-value="insert into facture (date_fact, num_contrat_loc_facture,  id_penalite_facture) values ('2017/11/27', 475, 1);" calcext:value-type="string">
            <text:p>insert into facture (date_fact, num_contrat_loc_facture, <text:s/>id_penalite_facture) values ('2017/11/27', 475, 1);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17/11/18</text:p>
          </table:table-cell>
          <table:table-cell office:value-type="float" office:value="476" calcext:value-type="float">
            <text:p>476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480];&quot;', &quot;;[.C480];&quot;, &quot;;[.D480];&quot;);&quot;)" office:value-type="string" office:string-value="insert into facture (date_fact, num_contrat_loc_facture,  id_penalite_facture) values ('2017/11/18', 476, 4);" calcext:value-type="string">
            <text:p>insert into facture (date_fact, num_contrat_loc_facture, <text:s/>id_penalite_facture) values ('2017/11/18', 476, 4);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17/11/25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1];&quot;', &quot;;[.C481];&quot;, &quot;;[.D481];&quot;);&quot;)" office:value-type="string" office:string-value="insert into facture (date_fact, num_contrat_loc_facture,  id_penalite_facture) values ('2017/11/25', 477, 1);" calcext:value-type="string">
            <text:p>insert into facture (date_fact, num_contrat_loc_facture, <text:s/>id_penalite_facture) values ('2017/11/25', 477, 1);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17/11/30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2];&quot;', &quot;;[.C482];&quot;, &quot;;[.D482];&quot;);&quot;)" office:value-type="string" office:string-value="insert into facture (date_fact, num_contrat_loc_facture,  id_penalite_facture) values ('2017/11/30', 478, 1);" calcext:value-type="string">
            <text:p>insert into facture (date_fact, num_contrat_loc_facture, <text:s/>id_penalite_facture) values ('2017/11/30', 478, 1);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17/11/24</text:p>
          </table:table-cell>
          <table:table-cell office:value-type="float" office:value="479" calcext:value-type="float">
            <text:p>479</text:p>
          </table:table-cell>
          <table:table-cell table:formula="of:=RANDBETWEEN(2;4)" office:value-type="float" office:value="4" calcext:value-type="float">
            <text:p>4</text:p>
          </table:table-cell>
          <table:table-cell/>
          <table:table-cell table:formula="of:=CONCATENATE(&quot;insert into facture (date_fact, num_contrat_loc_facture,  id_penalite_facture) values ('&quot;;[.B483];&quot;', &quot;;[.C483];&quot;, &quot;;[.D483];&quot;);&quot;)" office:value-type="string" office:string-value="insert into facture (date_fact, num_contrat_loc_facture,  id_penalite_facture) values ('2017/11/24', 479, 4);" calcext:value-type="string">
            <text:p>insert into facture (date_fact, num_contrat_loc_facture, <text:s/>id_penalite_facture) values ('2017/11/24', 479, 4);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17/12/0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4];&quot;', &quot;;[.C484];&quot;, &quot;;[.D484];&quot;);&quot;)" office:value-type="string" office:string-value="insert into facture (date_fact, num_contrat_loc_facture,  id_penalite_facture) values ('2017/12/01', 480, 1);" calcext:value-type="string">
            <text:p>insert into facture (date_fact, num_contrat_loc_facture, <text:s/>id_penalite_facture) values ('2017/12/01', 480, 1);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17/11/29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5];&quot;', &quot;;[.C485];&quot;, &quot;;[.D485];&quot;);&quot;)" office:value-type="string" office:string-value="insert into facture (date_fact, num_contrat_loc_facture,  id_penalite_facture) values ('2017/11/29', 481, 1);" calcext:value-type="string">
            <text:p>insert into facture (date_fact, num_contrat_loc_facture, <text:s/>id_penalite_facture) values ('2017/11/29', 481, 1);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17/11/27</text:p>
          </table:table-cell>
          <table:table-cell office:value-type="float" office:value="482" calcext:value-type="float">
            <text:p>482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6];&quot;', &quot;;[.C486];&quot;, &quot;;[.D486];&quot;);&quot;)" office:value-type="string" office:string-value="insert into facture (date_fact, num_contrat_loc_facture,  id_penalite_facture) values ('2017/11/27', 482, 1);" calcext:value-type="string">
            <text:p>insert into facture (date_fact, num_contrat_loc_facture, <text:s/>id_penalite_facture) values ('2017/11/27', 482, 1);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17/11/27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7];&quot;', &quot;;[.C487];&quot;, &quot;;[.D487];&quot;);&quot;)" office:value-type="string" office:string-value="insert into facture (date_fact, num_contrat_loc_facture,  id_penalite_facture) values ('2017/11/27', 483, 1);" calcext:value-type="string">
            <text:p>insert into facture (date_fact, num_contrat_loc_facture, <text:s/>id_penalite_facture) values ('2017/11/27', 483, 1);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7/12/02</text:p>
          </table:table-cell>
          <table:table-cell office:value-type="float" office:value="484" calcext:value-type="float">
            <text:p>484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8];&quot;', &quot;;[.C488];&quot;, &quot;;[.D488];&quot;);&quot;)" office:value-type="string" office:string-value="insert into facture (date_fact, num_contrat_loc_facture,  id_penalite_facture) values ('2017/12/02', 484, 1);" calcext:value-type="string">
            <text:p>insert into facture (date_fact, num_contrat_loc_facture, <text:s/>id_penalite_facture) values ('2017/12/02', 484, 1);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17/12/03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89];&quot;', &quot;;[.C489];&quot;, &quot;;[.D489];&quot;);&quot;)" office:value-type="string" office:string-value="insert into facture (date_fact, num_contrat_loc_facture,  id_penalite_facture) values ('2017/12/03', 485, 1);" calcext:value-type="string">
            <text:p>insert into facture (date_fact, num_contrat_loc_facture, <text:s/>id_penalite_facture) values ('2017/12/03', 485, 1);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7/12/03</text:p>
          </table:table-cell>
          <table:table-cell office:value-type="float" office:value="486" calcext:value-type="float">
            <text:p>486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90];&quot;', &quot;;[.C490];&quot;, &quot;;[.D490];&quot;);&quot;)" office:value-type="string" office:string-value="insert into facture (date_fact, num_contrat_loc_facture,  id_penalite_facture) values ('2017/12/03', 486, 0);" calcext:value-type="string">
            <text:p>insert into facture (date_fact, num_contrat_loc_facture, <text:s/>id_penalite_facture) values ('2017/12/03', 486, 0);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7/12/01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1];&quot;', &quot;;[.C491];&quot;, &quot;;[.D491];&quot;);&quot;)" office:value-type="string" office:string-value="insert into facture (date_fact, num_contrat_loc_facture,  id_penalite_facture) values ('2017/12/01', 487, 1);" calcext:value-type="string">
            <text:p>insert into facture (date_fact, num_contrat_loc_facture, <text:s/>id_penalite_facture) values ('2017/12/01', 487, 1);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17/12/01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2];&quot;', &quot;;[.C492];&quot;, &quot;;[.D492];&quot;);&quot;)" office:value-type="string" office:string-value="insert into facture (date_fact, num_contrat_loc_facture,  id_penalite_facture) values ('2017/12/01', 488, 1);" calcext:value-type="string">
            <text:p>insert into facture (date_fact, num_contrat_loc_facture, <text:s/>id_penalite_facture) values ('2017/12/01', 488, 1);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17/11/25</text:p>
          </table:table-cell>
          <table:table-cell office:value-type="float" office:value="489" calcext:value-type="float">
            <text:p>489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3];&quot;', &quot;;[.C493];&quot;, &quot;;[.D493];&quot;);&quot;)" office:value-type="string" office:string-value="insert into facture (date_fact, num_contrat_loc_facture,  id_penalite_facture) values ('2017/11/25', 489, 1);" calcext:value-type="string">
            <text:p>insert into facture (date_fact, num_contrat_loc_facture, <text:s/>id_penalite_facture) values ('2017/11/25', 489, 1);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17/12/02</text:p>
          </table:table-cell>
          <table:table-cell office:value-type="float" office:value="490" calcext:value-type="float">
            <text:p>490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4];&quot;', &quot;;[.C494];&quot;, &quot;;[.D494];&quot;);&quot;)" office:value-type="string" office:string-value="insert into facture (date_fact, num_contrat_loc_facture,  id_penalite_facture) values ('2017/12/02', 490, 1);" calcext:value-type="string">
            <text:p>insert into facture (date_fact, num_contrat_loc_facture, <text:s/>id_penalite_facture) values ('2017/12/02', 490, 1);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17/12/10</text:p>
          </table:table-cell>
          <table:table-cell office:value-type="float" office:value="491" calcext:value-type="float">
            <text:p>491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95];&quot;', &quot;;[.C495];&quot;, &quot;;[.D495];&quot;);&quot;)" office:value-type="string" office:string-value="insert into facture (date_fact, num_contrat_loc_facture,  id_penalite_facture) values ('2017/12/10', 491, 0);" calcext:value-type="string">
            <text:p>insert into facture (date_fact, num_contrat_loc_facture, <text:s/>id_penalite_facture) values ('2017/12/10', 491, 0);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17/12/12</text:p>
          </table:table-cell>
          <table:table-cell office:value-type="float" office:value="492" calcext:value-type="float">
            <text:p>492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496];&quot;', &quot;;[.C496];&quot;, &quot;;[.D496];&quot;);&quot;)" office:value-type="string" office:string-value="insert into facture (date_fact, num_contrat_loc_facture,  id_penalite_facture) values ('2017/12/12', 492, 0);" calcext:value-type="string">
            <text:p>insert into facture (date_fact, num_contrat_loc_facture, <text:s/>id_penalite_facture) values ('2017/12/12', 492, 0);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17/12/06</text:p>
          </table:table-cell>
          <table:table-cell office:value-type="float" office:value="493" calcext:value-type="float">
            <text:p>493</text:p>
          </table:table-cell>
          <table:table-cell table:formula="of:=RANDBETWEEN(0;1)"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7];&quot;', &quot;;[.C497];&quot;, &quot;;[.D497];&quot;);&quot;)" office:value-type="string" office:string-value="insert into facture (date_fact, num_contrat_loc_facture,  id_penalite_facture) values ('2017/12/06', 493, 1);" calcext:value-type="string">
            <text:p>insert into facture (date_fact, num_contrat_loc_facture, <text:s/>id_penalite_facture) values ('2017/12/06', 493, 1);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17/12/12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8];&quot;', &quot;;[.C498];&quot;, &quot;;[.D498];&quot;);&quot;)" office:value-type="string" office:string-value="insert into facture (date_fact, num_contrat_loc_facture,  id_penalite_facture) values ('2017/12/12', 494, 1);" calcext:value-type="string">
            <text:p>insert into facture (date_fact, num_contrat_loc_facture, <text:s/>id_penalite_facture) values ('2017/12/12', 494, 1);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17/12/09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499];&quot;', &quot;;[.C499];&quot;, &quot;;[.D499];&quot;);&quot;)" office:value-type="string" office:string-value="insert into facture (date_fact, num_contrat_loc_facture,  id_penalite_facture) values ('2017/12/09', 495, 1);" calcext:value-type="string">
            <text:p>insert into facture (date_fact, num_contrat_loc_facture, <text:s/>id_penalite_facture) values ('2017/12/09', 495, 1);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17/12/04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00];&quot;', &quot;;[.C500];&quot;, &quot;;[.D500];&quot;);&quot;)" office:value-type="string" office:string-value="insert into facture (date_fact, num_contrat_loc_facture,  id_penalite_facture) values ('2017/12/04', 496, 1);" calcext:value-type="string">
            <text:p>insert into facture (date_fact, num_contrat_loc_facture, <text:s/>id_penalite_facture) values ('2017/12/04', 496, 1);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17/12/04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01];&quot;', &quot;;[.C501];&quot;, &quot;;[.D501];&quot;);&quot;)" office:value-type="string" office:string-value="insert into facture (date_fact, num_contrat_loc_facture,  id_penalite_facture) values ('2017/12/04', 497, 1);" calcext:value-type="string">
            <text:p>insert into facture (date_fact, num_contrat_loc_facture, <text:s/>id_penalite_facture) values ('2017/12/04', 497, 1);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7/12/14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02];&quot;', &quot;;[.C502];&quot;, &quot;;[.D502];&quot;);&quot;)" office:value-type="string" office:string-value="insert into facture (date_fact, num_contrat_loc_facture,  id_penalite_facture) values ('2017/12/14', 498, 1);" calcext:value-type="string">
            <text:p>insert into facture (date_fact, num_contrat_loc_facture, <text:s/>id_penalite_facture) values ('2017/12/14', 498, 1);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17/12/12</text:p>
          </table:table-cell>
          <table:table-cell office:value-type="float" office:value="499" calcext:value-type="float">
            <text:p>499</text:p>
          </table:table-cell>
          <table:table-cell table:formula="of:=RANDBETWEEN(0;1)" office:value-type="float" office:value="0" calcext:value-type="float">
            <text:p>0</text:p>
          </table:table-cell>
          <table:table-cell/>
          <table:table-cell table:formula="of:=CONCATENATE(&quot;insert into facture (date_fact, num_contrat_loc_facture,  id_penalite_facture) values ('&quot;;[.B503];&quot;', &quot;;[.C503];&quot;, &quot;;[.D503];&quot;);&quot;)" office:value-type="string" office:string-value="insert into facture (date_fact, num_contrat_loc_facture,  id_penalite_facture) values ('2017/12/12', 499, 0);" calcext:value-type="string">
            <text:p>insert into facture (date_fact, num_contrat_loc_facture, <text:s/>id_penalite_facture) values ('2017/12/12', 499, 0);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7/12/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facture (date_fact, num_contrat_loc_facture,  id_penalite_facture) values ('&quot;;[.B504];&quot;', &quot;;[.C504];&quot;, &quot;;[.D504];&quot;);&quot;)" office:value-type="string" office:string-value="insert into facture (date_fact, num_contrat_loc_facture,  id_penalite_facture) values ('2017/12/10', 500, 1);" calcext:value-type="string">
            <text:p>insert into facture (date_fact, num_contrat_loc_facture, <text:s/>id_penalite_facture) values ('2017/12/10', 500, 1);</text:p>
          </table:table-cell>
          <table:table-cell/>
        </table:table-row>
      </table:table>
      <table:table table:name="contrat loc" table:style-name="ta1">
        <table:table-column table:style-name="co4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0" table:default-cell-style-name="ce3"/>
        <table:table-row table:style-name="ro3">
          <table:table-cell table:style-name="ce9" office:value-type="string" calcext:value-type="string">
            <text:p>num_contrat_loc</text:p>
          </table:table-cell>
          <table:table-cell table:style-name="ce9" office:value-type="string" calcext:value-type="string">
            <text:p>date_contrat</text:p>
          </table:table-cell>
          <table:table-cell table:style-name="ce9"/>
          <table:table-cell table:style-name="ce9" office:value-type="string" calcext:value-type="string">
            <text:p>date_debut</text:p>
          </table:table-cell>
          <table:table-cell table:style-name="ce9"/>
          <table:table-cell table:style-name="ce9" office:value-type="string" calcext:value-type="string">
            <text:p>date_fin</text:p>
          </table:table-cell>
          <table:table-cell table:style-name="ce9"/>
          <table:table-cell table:style-name="ce9" office:value-type="string" calcext:value-type="string">
            <text:p>caution</text:p>
          </table:table-cell>
          <table:table-cell table:style-name="ce9" office:value-type="string" calcext:value-type="string">
            <text:p>id_contrat_loc_client</text:p>
          </table:table-cell>
          <table:table-cell table:style-name="ce9" office:value-type="string" calcext:value-type="string">
            <text:p>id_contrat_loc_vehicule</text:p>
          </table:table-cell>
          <table:table-cell table:style-name="ce9" office:value-type="string" calcext:value-type="string">
            <text:p>id_contrat_loc_agence</text:p>
          </table:table-cell>
          <table:table-cell table:style-name="ce9" office:value-type="string" calcext:value-type="string">
            <text:p>id_contrat_loc_accessoire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B2];&quot;aaaa/mm/jj&quot;)" office:value-type="string" office:string-value="2017/01/01" calcext:value-type="string">
            <text:p>2017/01/0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D2];&quot;aaaa/mm/jj&quot;)" office:value-type="string" office:string-value="2017/01/01" calcext:value-type="string">
            <text:p>2017/01/01</text:p>
          </table:table-cell>
          <table:table-cell table:style-name="ce4" table:formula="of:=[.D2]+[.M4]" office:value-type="date" office:date-value="2017-01-02" calcext:value-type="date">
            <text:p>2017-01-02</text:p>
          </table:table-cell>
          <table:table-cell table:style-name="ce5" table:formula="of:=TEXT([.F2];&quot;aaaa/mm/jj&quot;)" office:value-type="string" office:string-value="2017/01/02" calcext:value-type="string">
            <text:p>2017/01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5" calcext:value-type="float">
            <text:p>145</text:p>
          </table:table-cell>
          <table:table-cell table:style-name="ce7" table:formula="of:=RANDBETWEEN(51;100)" office:value-type="float" office:value="79" calcext:value-type="float">
            <text:p>7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];&quot;', '&quot;;[.E2];&quot;', '&quot;;[.G2];&quot;', &quot;;[.H2];&quot;, &quot;;[.I2];&quot;, &quot;;[.J2];&quot;, &quot;;[.K2];&quot;, &quot;;[.L2];&quot;);&quot;)" office:value-type="string" office:string-value="insert into contrat_loc (date_contrat, date_debut, date_fin, caution, id_contrat_loc_client, id_contrat_loc_agence, id_contrat_loc_vehicule, id_contrat_loc_accessoire) values ('2017/01/01', '2017/01/01', '2017/01/02', 1500.00, 145, 79, 1, 6);" calcext:value-type="string">
            <text:p>insert into contrat_loc (date_contrat, date_debut, date_fin, caution, id_contrat_loc_client, id_contrat_loc_agence, id_contrat_loc_vehicule, id_contrat_loc_accessoire) values ('2017/01/01', '2017/01/01', '2017/01/02', 1500.00, 145, 79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B3];&quot;aaaa/mm/jj&quot;)" office:value-type="string" office:string-value="2017/01/01" calcext:value-type="string">
            <text:p>2017/01/0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D3];&quot;aaaa/mm/jj&quot;)" office:value-type="string" office:string-value="2017/01/01" calcext:value-type="string">
            <text:p>2017/01/01</text:p>
          </table:table-cell>
          <table:table-cell table:style-name="ce4" table:formula="of:=[.D3]+[.M9]" office:value-type="date" office:date-value="2017-01-15" calcext:value-type="date">
            <text:p>2017-01-15</text:p>
          </table:table-cell>
          <table:table-cell table:style-name="ce5" table:formula="of:=TEXT([.F3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];&quot;', '&quot;;[.E3];&quot;', '&quot;;[.G3];&quot;', &quot;;[.H3];&quot;, &quot;;[.I3];&quot;, &quot;;[.J3];&quot;, &quot;;[.K3];&quot;, &quot;;[.L3];&quot;);&quot;)" office:value-type="string" office:string-value="insert into contrat_loc (date_contrat, date_debut, date_fin, caution, id_contrat_loc_client, id_contrat_loc_agence, id_contrat_loc_vehicule, id_contrat_loc_accessoire) values ('2017/01/01', '2017/01/01', '2017/01/15', 1500.00, 188, 248, 2, 1);" calcext:value-type="string">
            <text:p>insert into contrat_loc (date_contrat, date_debut, date_fin, caution, id_contrat_loc_client, id_contrat_loc_agence, id_contrat_loc_vehicule, id_contrat_loc_accessoire) values ('2017/01/01', '2017/01/01', '2017/01/15', 1500.00, 188, 248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B4];&quot;aaaa/mm/jj&quot;)" office:value-type="string" office:string-value="2017/01/01" calcext:value-type="string">
            <text:p>2017/01/0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D4];&quot;aaaa/mm/jj&quot;)" office:value-type="string" office:string-value="2017/01/01" calcext:value-type="string">
            <text:p>2017/01/01</text:p>
          </table:table-cell>
          <table:table-cell table:style-name="ce4" table:formula="of:=[.D4]+[.M4]" office:value-type="date" office:date-value="2017-01-02" calcext:value-type="date">
            <text:p>2017-01-02</text:p>
          </table:table-cell>
          <table:table-cell table:style-name="ce5" table:formula="of:=TEXT([.F4];&quot;aaaa/mm/jj&quot;)" office:value-type="string" office:string-value="2017/01/02" calcext:value-type="string">
            <text:p>2017/01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51;100)" office:value-type="float" office:value="55" calcext:value-type="float">
            <text:p>5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];&quot;', '&quot;;[.E4];&quot;', '&quot;;[.G4];&quot;', &quot;;[.H4];&quot;, &quot;;[.I4];&quot;, &quot;;[.J4];&quot;, &quot;;[.K4];&quot;, &quot;;[.L4];&quot;);&quot;)" office:value-type="string" office:string-value="insert into contrat_loc (date_contrat, date_debut, date_fin, caution, id_contrat_loc_client, id_contrat_loc_agence, id_contrat_loc_vehicule, id_contrat_loc_accessoire) values ('2017/01/01', '2017/01/01', '2017/01/02', 1500.00, 223, 55, 1, 0);" calcext:value-type="string">
            <text:p>insert into contrat_loc (date_contrat, date_debut, date_fin, caution, id_contrat_loc_client, id_contrat_loc_agence, id_contrat_loc_vehicule, id_contrat_loc_accessoire) values ('2017/01/01', '2017/01/01', '2017/01/02', 1500.00, 223, 55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B5];&quot;aaaa/mm/jj&quot;)" office:value-type="string" office:string-value="2017/01/02" calcext:value-type="string">
            <text:p>2017/01/02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D5];&quot;aaaa/mm/jj&quot;)" office:value-type="string" office:string-value="2017/01/02" calcext:value-type="string">
            <text:p>2017/01/02</text:p>
          </table:table-cell>
          <table:table-cell table:style-name="ce4" table:formula="of:=[.D5]+[.M5]" office:value-type="date" office:date-value="2017-01-09" calcext:value-type="date">
            <text:p>2017-01-09</text:p>
          </table:table-cell>
          <table:table-cell table:style-name="ce5" table:formula="of:=TEXT([.F5];&quot;aaaa/mm/jj&quot;)" office:value-type="string" office:string-value="2017/01/09" calcext:value-type="string">
            <text:p>2017/0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51;100)" office:value-type="float" office:value="72" calcext:value-type="float">
            <text:p>7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];&quot;', '&quot;;[.E5];&quot;', '&quot;;[.G5];&quot;', &quot;;[.H5];&quot;, &quot;;[.I5];&quot;, &quot;;[.J5];&quot;, &quot;;[.K5];&quot;, &quot;;[.L5];&quot;);&quot;)" office:value-type="string" office:string-value="insert into contrat_loc (date_contrat, date_debut, date_fin, caution, id_contrat_loc_client, id_contrat_loc_agence, id_contrat_loc_vehicule, id_contrat_loc_accessoire) values ('2017/01/02', '2017/01/02', '2017/01/09', 1500.00, 28, 72, 1, 4);" calcext:value-type="string">
            <text:p>insert into contrat_loc (date_contrat, date_debut, date_fin, caution, id_contrat_loc_client, id_contrat_loc_agence, id_contrat_loc_vehicule, id_contrat_loc_accessoire) values ('2017/01/02', '2017/01/02', '2017/01/09', 1500.00, 28, 72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B6];&quot;aaaa/mm/jj&quot;)" office:value-type="string" office:string-value="2017/01/02" calcext:value-type="string">
            <text:p>2017/01/02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D6];&quot;aaaa/mm/jj&quot;)" office:value-type="string" office:string-value="2017/01/02" calcext:value-type="string">
            <text:p>2017/01/02</text:p>
          </table:table-cell>
          <table:table-cell table:style-name="ce4" table:formula="of:=[.D6]+[.M6]" office:value-type="date" office:date-value="2017-01-10" calcext:value-type="date">
            <text:p>2017-01-10</text:p>
          </table:table-cell>
          <table:table-cell table:style-name="ce5" table:formula="of:=TEXT([.F6];&quot;aaaa/mm/jj&quot;)" office:value-type="string" office:string-value="2017/01/10" calcext:value-type="string">
            <text:p>2017/0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8" calcext:value-type="float">
            <text:p>228</text:p>
          </table:table-cell>
          <table:table-cell table:style-name="ce7" table:formula="of:=RANDBETWEEN(151;200)" office:value-type="float" office:value="175" calcext:value-type="float">
            <text:p>17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];&quot;', '&quot;;[.E6];&quot;', '&quot;;[.G6];&quot;', &quot;;[.H6];&quot;, &quot;;[.I6];&quot;, &quot;;[.J6];&quot;, &quot;;[.K6];&quot;, &quot;;[.L6];&quot;);&quot;)" office:value-type="string" office:string-value="insert into contrat_loc (date_contrat, date_debut, date_fin, caution, id_contrat_loc_client, id_contrat_loc_agence, id_contrat_loc_vehicule, id_contrat_loc_accessoire) values ('2017/01/02', '2017/01/02', '2017/01/10', 1500.00, 228, 175, 4, 0);" calcext:value-type="string">
            <text:p>insert into contrat_loc (date_contrat, date_debut, date_fin, caution, id_contrat_loc_client, id_contrat_loc_agence, id_contrat_loc_vehicule, id_contrat_loc_accessoire) values ('2017/01/02', '2017/01/02', '2017/01/10', 1500.00, 228, 175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B7];&quot;aaaa/mm/jj&quot;)" office:value-type="string" office:string-value="2017/01/03" calcext:value-type="string">
            <text:p>2017/01/03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D7];&quot;aaaa/mm/jj&quot;)" office:value-type="string" office:string-value="2017/01/03" calcext:value-type="string">
            <text:p>2017/01/03</text:p>
          </table:table-cell>
          <table:table-cell table:style-name="ce4" table:formula="of:=[.D7]+[.M7]" office:value-type="date" office:date-value="2017-01-10" calcext:value-type="date">
            <text:p>2017-01-10</text:p>
          </table:table-cell>
          <table:table-cell table:style-name="ce5" table:formula="of:=TEXT([.F7];&quot;aaaa/mm/jj&quot;)" office:value-type="string" office:string-value="2017/01/10" calcext:value-type="string">
            <text:p>2017/0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0" calcext:value-type="float">
            <text:p>250</text:p>
          </table:table-cell>
          <table:table-cell table:style-name="ce7" table:formula="of:=RANDBETWEEN(201;250)" office:value-type="float" office:value="239" calcext:value-type="float">
            <text:p>23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];&quot;', '&quot;;[.E7];&quot;', '&quot;;[.G7];&quot;', &quot;;[.H7];&quot;, &quot;;[.I7];&quot;, &quot;;[.J7];&quot;, &quot;;[.K7];&quot;, &quot;;[.L7];&quot;);&quot;)" office:value-type="string" office:string-value="insert into contrat_loc (date_contrat, date_debut, date_fin, caution, id_contrat_loc_client, id_contrat_loc_agence, id_contrat_loc_vehicule, id_contrat_loc_accessoire) values ('2017/01/03', '2017/01/03', '2017/01/10', 1500.00, 250, 239, 1, 5);" calcext:value-type="string">
            <text:p>insert into contrat_loc (date_contrat, date_debut, date_fin, caution, id_contrat_loc_client, id_contrat_loc_agence, id_contrat_loc_vehicule, id_contrat_loc_accessoire) values ('2017/01/03', '2017/01/03', '2017/01/10', 1500.00, 250, 239, 1, 5);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B8];&quot;aaaa/mm/jj&quot;)" office:value-type="string" office:string-value="2017/01/03" calcext:value-type="string">
            <text:p>2017/01/03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D8];&quot;aaaa/mm/jj&quot;)" office:value-type="string" office:string-value="2017/01/03" calcext:value-type="string">
            <text:p>2017/01/03</text:p>
          </table:table-cell>
          <table:table-cell table:style-name="ce4" table:formula="of:=[.D8]+[.M8]" office:value-type="date" office:date-value="2017-01-14" calcext:value-type="date">
            <text:p>2017-01-14</text:p>
          </table:table-cell>
          <table:table-cell table:style-name="ce5" table:formula="of:=TEXT([.F8];&quot;aaaa/mm/jj&quot;)" office:value-type="string" office:string-value="2017/01/14" calcext:value-type="string">
            <text:p>2017/01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2" calcext:value-type="float">
            <text:p>232</text:p>
          </table:table-cell>
          <table:table-cell table:style-name="ce7" table:formula="of:=RANDBETWEEN(51;100)" office:value-type="float" office:value="82" calcext:value-type="float">
            <text:p>8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];&quot;', '&quot;;[.E8];&quot;', '&quot;;[.G8];&quot;', &quot;;[.H8];&quot;, &quot;;[.I8];&quot;, &quot;;[.J8];&quot;, &quot;;[.K8];&quot;, &quot;;[.L8];&quot;);&quot;)" office:value-type="string" office:string-value="insert into contrat_loc (date_contrat, date_debut, date_fin, caution, id_contrat_loc_client, id_contrat_loc_agence, id_contrat_loc_vehicule, id_contrat_loc_accessoire) values ('2017/01/03', '2017/01/03', '2017/01/14', 1500.00, 232, 82, 2, 1);" calcext:value-type="string">
            <text:p>insert into contrat_loc (date_contrat, date_debut, date_fin, caution, id_contrat_loc_client, id_contrat_loc_agence, id_contrat_loc_vehicule, id_contrat_loc_accessoire) values ('2017/01/03', '2017/01/03', '2017/01/14', 1500.00, 232, 82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B9];&quot;aaaa/mm/jj&quot;)" office:value-type="string" office:string-value="2017/01/03" calcext:value-type="string">
            <text:p>2017/01/03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D9];&quot;aaaa/mm/jj&quot;)" office:value-type="string" office:string-value="2017/01/03" calcext:value-type="string">
            <text:p>2017/01/03</text:p>
          </table:table-cell>
          <table:table-cell table:style-name="ce4" table:formula="of:=[.D9]+[.M9]" office:value-type="date" office:date-value="2017-01-17" calcext:value-type="date">
            <text:p>2017-01-17</text:p>
          </table:table-cell>
          <table:table-cell table:style-name="ce5" table:formula="of:=TEXT([.F9];&quot;aaaa/mm/jj&quot;)" office:value-type="string" office:string-value="2017/01/17" calcext:value-type="string">
            <text:p>2017/0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" calcext:value-type="float">
            <text:p>5</text:p>
          </table:table-cell>
          <table:table-cell table:style-name="ce7" table:formula="of:=RANDBETWEEN(201;250)" office:value-type="float" office:value="218" calcext:value-type="float">
            <text:p>21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];&quot;', '&quot;;[.E9];&quot;', '&quot;;[.G9];&quot;', &quot;;[.H9];&quot;, &quot;;[.I9];&quot;, &quot;;[.J9];&quot;, &quot;;[.K9];&quot;, &quot;;[.L9];&quot;);&quot;)" office:value-type="string" office:string-value="insert into contrat_loc (date_contrat, date_debut, date_fin, caution, id_contrat_loc_client, id_contrat_loc_agence, id_contrat_loc_vehicule, id_contrat_loc_accessoire) values ('2017/01/03', '2017/01/03', '2017/01/17', 1500.00, 5, 218, 4, 3);" calcext:value-type="string">
            <text:p>insert into contrat_loc (date_contrat, date_debut, date_fin, caution, id_contrat_loc_client, id_contrat_loc_agence, id_contrat_loc_vehicule, id_contrat_loc_accessoire) values ('2017/01/03', '2017/01/03', '2017/01/17', 1500.00, 5, 218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B10];&quot;aaaa/mm/jj&quot;)" office:value-type="string" office:string-value="2017/01/04" calcext:value-type="string">
            <text:p>2017/01/04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D10];&quot;aaaa/mm/jj&quot;)" office:value-type="string" office:string-value="2017/01/04" calcext:value-type="string">
            <text:p>2017/01/04</text:p>
          </table:table-cell>
          <table:table-cell table:style-name="ce4" table:formula="of:=[.D10]+[.M10]" office:value-type="date" office:date-value="2017-01-19" calcext:value-type="date">
            <text:p>2017-01-19</text:p>
          </table:table-cell>
          <table:table-cell table:style-name="ce5" table:formula="of:=TEXT([.F10];&quot;aaaa/mm/jj&quot;)" office:value-type="string" office:string-value="2017/01/19" calcext:value-type="string">
            <text:p>2017/01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9" calcext:value-type="float">
            <text:p>29</text:p>
          </table:table-cell>
          <table:table-cell table:style-name="ce7" table:formula="of:=RANDBETWEEN(51;100)" office:value-type="float" office:value="59" calcext:value-type="float">
            <text:p>5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];&quot;', '&quot;;[.E10];&quot;', '&quot;;[.G10];&quot;', &quot;;[.H10];&quot;, &quot;;[.I10];&quot;, &quot;;[.J10];&quot;, &quot;;[.K10];&quot;, &quot;;[.L10];&quot;);&quot;)" office:value-type="string" office:string-value="insert into contrat_loc (date_contrat, date_debut, date_fin, caution, id_contrat_loc_client, id_contrat_loc_agence, id_contrat_loc_vehicule, id_contrat_loc_accessoire) values ('2017/01/04', '2017/01/04', '2017/01/19', 1500.00, 29, 59, 3, 1);" calcext:value-type="string">
            <text:p>insert into contrat_loc (date_contrat, date_debut, date_fin, caution, id_contrat_loc_client, id_contrat_loc_agence, id_contrat_loc_vehicule, id_contrat_loc_accessoire) values ('2017/01/04', '2017/01/04', '2017/01/19', 1500.00, 29, 59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B11];&quot;aaaa/mm/jj&quot;)" office:value-type="string" office:string-value="2017/01/04" calcext:value-type="string">
            <text:p>2017/01/04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D11];&quot;aaaa/mm/jj&quot;)" office:value-type="string" office:string-value="2017/01/04" calcext:value-type="string">
            <text:p>2017/01/04</text:p>
          </table:table-cell>
          <table:table-cell table:style-name="ce4" table:formula="of:=[.D11]+[.M11]" office:value-type="date" office:date-value="2017-01-13" calcext:value-type="date">
            <text:p>2017-01-13</text:p>
          </table:table-cell>
          <table:table-cell table:style-name="ce5" table:formula="of:=TEXT([.F11];&quot;aaaa/mm/jj&quot;)" office:value-type="string" office:string-value="2017/01/13" calcext:value-type="string">
            <text:p>2017/01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];&quot;', '&quot;;[.E11];&quot;', '&quot;;[.G11];&quot;', &quot;;[.H11];&quot;, &quot;;[.I11];&quot;, &quot;;[.J11];&quot;, &quot;;[.K11];&quot;, &quot;;[.L11];&quot;);&quot;)" office:value-type="string" office:string-value="insert into contrat_loc (date_contrat, date_debut, date_fin, caution, id_contrat_loc_client, id_contrat_loc_agence, id_contrat_loc_vehicule, id_contrat_loc_accessoire) values ('2017/01/04', '2017/01/04', '2017/01/13', 1500.00, 62, 238, 4, 1);" calcext:value-type="string">
            <text:p>insert into contrat_loc (date_contrat, date_debut, date_fin, caution, id_contrat_loc_client, id_contrat_loc_agence, id_contrat_loc_vehicule, id_contrat_loc_accessoire) values ('2017/01/04', '2017/01/04', '2017/01/13', 1500.00, 62, 238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B12];&quot;aaaa/mm/jj&quot;)" office:value-type="string" office:string-value="2017/01/05" calcext:value-type="string">
            <text:p>2017/01/05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D12];&quot;aaaa/mm/jj&quot;)" office:value-type="string" office:string-value="2017/01/05" calcext:value-type="string">
            <text:p>2017/01/05</text:p>
          </table:table-cell>
          <table:table-cell table:style-name="ce4" table:formula="of:=[.D12]+[.M12]" office:value-type="date" office:date-value="2017-01-15" calcext:value-type="date">
            <text:p>2017-01-15</text:p>
          </table:table-cell>
          <table:table-cell table:style-name="ce5" table:formula="of:=TEXT([.F12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];&quot;', '&quot;;[.E12];&quot;', '&quot;;[.G12];&quot;', &quot;;[.H12];&quot;, &quot;;[.I12];&quot;, &quot;;[.J12];&quot;, &quot;;[.K12];&quot;, &quot;;[.L12];&quot;);&quot;)" office:value-type="string" office:string-value="insert into contrat_loc (date_contrat, date_debut, date_fin, caution, id_contrat_loc_client, id_contrat_loc_agence, id_contrat_loc_vehicule, id_contrat_loc_accessoire) values ('2017/01/05', '2017/01/05', '2017/01/15', 1500.00, 200, 89, 2, 1);" calcext:value-type="string">
            <text:p>insert into contrat_loc (date_contrat, date_debut, date_fin, caution, id_contrat_loc_client, id_contrat_loc_agence, id_contrat_loc_vehicule, id_contrat_loc_accessoire) values ('2017/01/05', '2017/01/05', '2017/01/15', 1500.00, 200, 89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B13];&quot;aaaa/mm/jj&quot;)" office:value-type="string" office:string-value="2017/01/05" calcext:value-type="string">
            <text:p>2017/01/05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D13];&quot;aaaa/mm/jj&quot;)" office:value-type="string" office:string-value="2017/01/05" calcext:value-type="string">
            <text:p>2017/01/05</text:p>
          </table:table-cell>
          <table:table-cell table:style-name="ce4" table:formula="of:=[.D13]+[.M13]" office:value-type="date" office:date-value="2017-01-11" calcext:value-type="date">
            <text:p>2017-01-11</text:p>
          </table:table-cell>
          <table:table-cell table:style-name="ce5" table:formula="of:=TEXT([.F13];&quot;aaaa/mm/jj&quot;)" office:value-type="string" office:string-value="2017/01/11" calcext:value-type="string">
            <text:p>2017/0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5" calcext:value-type="float">
            <text:p>125</text:p>
          </table:table-cell>
          <table:table-cell table:style-name="ce7" table:formula="of:=RANDBETWEEN(1;50)" office:value-type="float" office:value="47" calcext:value-type="float">
            <text:p>4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];&quot;', '&quot;;[.E13];&quot;', '&quot;;[.G13];&quot;', &quot;;[.H13];&quot;, &quot;;[.I13];&quot;, &quot;;[.J13];&quot;, &quot;;[.K13];&quot;, &quot;;[.L13];&quot;);&quot;)" office:value-type="string" office:string-value="insert into contrat_loc (date_contrat, date_debut, date_fin, caution, id_contrat_loc_client, id_contrat_loc_agence, id_contrat_loc_vehicule, id_contrat_loc_accessoire) values ('2017/01/05', '2017/01/05', '2017/01/11', 1500.00, 125, 47, 5, 6);" calcext:value-type="string">
            <text:p>insert into contrat_loc (date_contrat, date_debut, date_fin, caution, id_contrat_loc_client, id_contrat_loc_agence, id_contrat_loc_vehicule, id_contrat_loc_accessoire) values ('2017/01/05', '2017/01/05', '2017/01/11', 1500.00, 125, 47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B14];&quot;aaaa/mm/jj&quot;)" office:value-type="string" office:string-value="2017/01/05" calcext:value-type="string">
            <text:p>2017/01/05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D14];&quot;aaaa/mm/jj&quot;)" office:value-type="string" office:string-value="2017/01/05" calcext:value-type="string">
            <text:p>2017/01/05</text:p>
          </table:table-cell>
          <table:table-cell table:style-name="ce4" table:formula="of:=[.D14]+[.M14]" office:value-type="date" office:date-value="2017-01-19" calcext:value-type="date">
            <text:p>2017-01-19</text:p>
          </table:table-cell>
          <table:table-cell table:style-name="ce5" table:formula="of:=TEXT([.F14];&quot;aaaa/mm/jj&quot;)" office:value-type="string" office:string-value="2017/01/19" calcext:value-type="string">
            <text:p>2017/01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3" calcext:value-type="float">
            <text:p>103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];&quot;', '&quot;;[.E14];&quot;', '&quot;;[.G14];&quot;', &quot;;[.H14];&quot;, &quot;;[.I14];&quot;, &quot;;[.J14];&quot;, &quot;;[.K14];&quot;, &quot;;[.L14];&quot;);&quot;)" office:value-type="string" office:string-value="insert into contrat_loc (date_contrat, date_debut, date_fin, caution, id_contrat_loc_client, id_contrat_loc_agence, id_contrat_loc_vehicule, id_contrat_loc_accessoire) values ('2017/01/05', '2017/01/05', '2017/01/19', 1500.00, 103, 186, 5, 3);" calcext:value-type="string">
            <text:p>insert into contrat_loc (date_contrat, date_debut, date_fin, caution, id_contrat_loc_client, id_contrat_loc_agence, id_contrat_loc_vehicule, id_contrat_loc_accessoire) values ('2017/01/05', '2017/01/05', '2017/01/19', 1500.00, 103, 186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7-01-06" calcext:value-type="date">
            <text:p>2017-01-06</text:p>
          </table:table-cell>
          <table:table-cell table:style-name="ce5" table:formula="of:=TEXT([.B15];&quot;aaaa/mm/jj&quot;)" office:value-type="string" office:string-value="2017/01/06" calcext:value-type="string">
            <text:p>2017/01/06</text:p>
          </table:table-cell>
          <table:table-cell table:style-name="ce4" office:value-type="date" office:date-value="2017-01-06" calcext:value-type="date">
            <text:p>2017-01-06</text:p>
          </table:table-cell>
          <table:table-cell table:style-name="ce5" table:formula="of:=TEXT([.D15];&quot;aaaa/mm/jj&quot;)" office:value-type="string" office:string-value="2017/01/06" calcext:value-type="string">
            <text:p>2017/01/06</text:p>
          </table:table-cell>
          <table:table-cell table:style-name="ce4" table:formula="of:=[.D15]+[.M15]" office:value-type="date" office:date-value="2017-01-13" calcext:value-type="date">
            <text:p>2017-01-13</text:p>
          </table:table-cell>
          <table:table-cell table:style-name="ce5" table:formula="of:=TEXT([.F15];&quot;aaaa/mm/jj&quot;)" office:value-type="string" office:string-value="2017/01/13" calcext:value-type="string">
            <text:p>2017/01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5" calcext:value-type="float">
            <text:p>205</text:p>
          </table:table-cell>
          <table:table-cell table:style-name="ce7" table:formula="of:=RANDBETWEEN(1;50)" office:value-type="float" office:value="22" calcext:value-type="float">
            <text:p>2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];&quot;', '&quot;;[.E15];&quot;', '&quot;;[.G15];&quot;', &quot;;[.H15];&quot;, &quot;;[.I15];&quot;, &quot;;[.J15];&quot;, &quot;;[.K15];&quot;, &quot;;[.L15];&quot;);&quot;)" office:value-type="string" office:string-value="insert into contrat_loc (date_contrat, date_debut, date_fin, caution, id_contrat_loc_client, id_contrat_loc_agence, id_contrat_loc_vehicule, id_contrat_loc_accessoire) values ('2017/01/06', '2017/01/06', '2017/01/13', 1500.00, 205, 22, 4, 2);" calcext:value-type="string">
            <text:p>insert into contrat_loc (date_contrat, date_debut, date_fin, caution, id_contrat_loc_client, id_contrat_loc_agence, id_contrat_loc_vehicule, id_contrat_loc_accessoire) values ('2017/01/06', '2017/01/06', '2017/01/13', 1500.00, 205, 22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B16];&quot;aaaa/mm/jj&quot;)" office:value-type="string" office:string-value="2017/01/07" calcext:value-type="string">
            <text:p>2017/01/0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D16];&quot;aaaa/mm/jj&quot;)" office:value-type="string" office:string-value="2017/01/07" calcext:value-type="string">
            <text:p>2017/01/07</text:p>
          </table:table-cell>
          <table:table-cell table:style-name="ce4" table:formula="of:=[.D16]+[.M16]" office:value-type="date" office:date-value="2017-01-12" calcext:value-type="date">
            <text:p>2017-01-12</text:p>
          </table:table-cell>
          <table:table-cell table:style-name="ce5" table:formula="of:=TEXT([.F16];&quot;aaaa/mm/jj&quot;)" office:value-type="string" office:string-value="2017/01/12" calcext:value-type="string">
            <text:p>2017/01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];&quot;', '&quot;;[.E16];&quot;', '&quot;;[.G16];&quot;', &quot;;[.H16];&quot;, &quot;;[.I16];&quot;, &quot;;[.J16];&quot;, &quot;;[.K16];&quot;, &quot;;[.L16];&quot;);&quot;)" office:value-type="string" office:string-value="insert into contrat_loc (date_contrat, date_debut, date_fin, caution, id_contrat_loc_client, id_contrat_loc_agence, id_contrat_loc_vehicule, id_contrat_loc_accessoire) values ('2017/01/07', '2017/01/07', '2017/01/12', 1500.00, 165, 68, 3, 1);" calcext:value-type="string">
            <text:p>insert into contrat_loc (date_contrat, date_debut, date_fin, caution, id_contrat_loc_client, id_contrat_loc_agence, id_contrat_loc_vehicule, id_contrat_loc_accessoire) values ('2017/01/07', '2017/01/07', '2017/01/12', 1500.00, 165, 68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B17];&quot;aaaa/mm/jj&quot;)" office:value-type="string" office:string-value="2017/01/07" calcext:value-type="string">
            <text:p>2017/01/0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D17];&quot;aaaa/mm/jj&quot;)" office:value-type="string" office:string-value="2017/01/07" calcext:value-type="string">
            <text:p>2017/01/07</text:p>
          </table:table-cell>
          <table:table-cell table:style-name="ce4" table:formula="of:=[.D17]+[.M17]" office:value-type="date" office:date-value="2017-01-11" calcext:value-type="date">
            <text:p>2017-01-11</text:p>
          </table:table-cell>
          <table:table-cell table:style-name="ce5" table:formula="of:=TEXT([.F17];&quot;aaaa/mm/jj&quot;)" office:value-type="string" office:string-value="2017/01/11" calcext:value-type="string">
            <text:p>2017/0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1" calcext:value-type="float">
            <text:p>101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];&quot;', '&quot;;[.E17];&quot;', '&quot;;[.G17];&quot;', &quot;;[.H17];&quot;, &quot;;[.I17];&quot;, &quot;;[.J17];&quot;, &quot;;[.K17];&quot;, &quot;;[.L17];&quot;);&quot;)" office:value-type="string" office:string-value="insert into contrat_loc (date_contrat, date_debut, date_fin, caution, id_contrat_loc_client, id_contrat_loc_agence, id_contrat_loc_vehicule, id_contrat_loc_accessoire) values ('2017/01/07', '2017/01/07', '2017/01/11', 1500.00, 101, 178, 5, 2);" calcext:value-type="string">
            <text:p>insert into contrat_loc (date_contrat, date_debut, date_fin, caution, id_contrat_loc_client, id_contrat_loc_agence, id_contrat_loc_vehicule, id_contrat_loc_accessoire) values ('2017/01/07', '2017/01/07', '2017/01/11', 1500.00, 101, 178, 5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B18];&quot;aaaa/mm/jj&quot;)" office:value-type="string" office:string-value="2017/01/07" calcext:value-type="string">
            <text:p>2017/01/0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D18];&quot;aaaa/mm/jj&quot;)" office:value-type="string" office:string-value="2017/01/07" calcext:value-type="string">
            <text:p>2017/01/07</text:p>
          </table:table-cell>
          <table:table-cell table:style-name="ce4" table:formula="of:=[.D18]+[.M18]" office:value-type="date" office:date-value="2017-01-15" calcext:value-type="date">
            <text:p>2017-01-15</text:p>
          </table:table-cell>
          <table:table-cell table:style-name="ce5" table:formula="of:=TEXT([.F18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3" calcext:value-type="float">
            <text:p>103</text:p>
          </table:table-cell>
          <table:table-cell table:style-name="ce7" table:formula="of:=RANDBETWEEN(151;200)" office:value-type="float" office:value="192" calcext:value-type="float">
            <text:p>19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];&quot;', '&quot;;[.E18];&quot;', '&quot;;[.G18];&quot;', &quot;;[.H18];&quot;, &quot;;[.I18];&quot;, &quot;;[.J18];&quot;, &quot;;[.K18];&quot;, &quot;;[.L18];&quot;);&quot;)" office:value-type="string" office:string-value="insert into contrat_loc (date_contrat, date_debut, date_fin, caution, id_contrat_loc_client, id_contrat_loc_agence, id_contrat_loc_vehicule, id_contrat_loc_accessoire) values ('2017/01/07', '2017/01/07', '2017/01/15', 1500.00, 103, 192, 4, 0);" calcext:value-type="string">
            <text:p>insert into contrat_loc (date_contrat, date_debut, date_fin, caution, id_contrat_loc_client, id_contrat_loc_agence, id_contrat_loc_vehicule, id_contrat_loc_accessoire) values ('2017/01/07', '2017/01/07', '2017/01/15', 1500.00, 103, 192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date" office:date-value="2017-01-08" calcext:value-type="date">
            <text:p>2017-01-08</text:p>
          </table:table-cell>
          <table:table-cell table:style-name="ce5" table:formula="of:=TEXT([.B19];&quot;aaaa/mm/jj&quot;)" office:value-type="string" office:string-value="2017/01/08" calcext:value-type="string">
            <text:p>2017/01/08</text:p>
          </table:table-cell>
          <table:table-cell table:style-name="ce4" office:value-type="date" office:date-value="2017-01-08" calcext:value-type="date">
            <text:p>2017-01-08</text:p>
          </table:table-cell>
          <table:table-cell table:style-name="ce5" table:formula="of:=TEXT([.D19];&quot;aaaa/mm/jj&quot;)" office:value-type="string" office:string-value="2017/01/08" calcext:value-type="string">
            <text:p>2017/01/08</text:p>
          </table:table-cell>
          <table:table-cell table:style-name="ce4" table:formula="of:=[.D19]+[.M19]" office:value-type="date" office:date-value="2017-01-20" calcext:value-type="date">
            <text:p>2017-01-20</text:p>
          </table:table-cell>
          <table:table-cell table:style-name="ce5" table:formula="of:=TEXT([.F19];&quot;aaaa/mm/jj&quot;)" office:value-type="string" office:string-value="2017/01/20" calcext:value-type="string">
            <text:p>2017/0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1;50)" office:value-type="float" office:value="32" calcext:value-type="float">
            <text:p>3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];&quot;', '&quot;;[.E19];&quot;', '&quot;;[.G19];&quot;', &quot;;[.H19];&quot;, &quot;;[.I19];&quot;, &quot;;[.J19];&quot;, &quot;;[.K19];&quot;, &quot;;[.L19];&quot;);&quot;)" office:value-type="string" office:string-value="insert into contrat_loc (date_contrat, date_debut, date_fin, caution, id_contrat_loc_client, id_contrat_loc_agence, id_contrat_loc_vehicule, id_contrat_loc_accessoire) values ('2017/01/08', '2017/01/08', '2017/01/20', 1500.00, 141, 32, 1, 3);" calcext:value-type="string">
            <text:p>insert into contrat_loc (date_contrat, date_debut, date_fin, caution, id_contrat_loc_client, id_contrat_loc_agence, id_contrat_loc_vehicule, id_contrat_loc_accessoire) values ('2017/01/08', '2017/01/08', '2017/01/20', 1500.00, 141, 32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B20];&quot;aaaa/mm/jj&quot;)" office:value-type="string" office:string-value="2017/01/09" calcext:value-type="string">
            <text:p>2017/01/09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D20];&quot;aaaa/mm/jj&quot;)" office:value-type="string" office:string-value="2017/01/09" calcext:value-type="string">
            <text:p>2017/01/09</text:p>
          </table:table-cell>
          <table:table-cell table:style-name="ce4" table:formula="of:=[.D20]+[.M20]" office:value-type="date" office:date-value="2017-01-10" calcext:value-type="date">
            <text:p>2017-01-10</text:p>
          </table:table-cell>
          <table:table-cell table:style-name="ce5" table:formula="of:=TEXT([.F20];&quot;aaaa/mm/jj&quot;)" office:value-type="string" office:string-value="2017/01/10" calcext:value-type="string">
            <text:p>2017/0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1" calcext:value-type="float">
            <text:p>211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];&quot;', '&quot;;[.E20];&quot;', '&quot;;[.G20];&quot;', &quot;;[.H20];&quot;, &quot;;[.I20];&quot;, &quot;;[.J20];&quot;, &quot;;[.K20];&quot;, &quot;;[.L20];&quot;);&quot;)" office:value-type="string" office:string-value="insert into contrat_loc (date_contrat, date_debut, date_fin, caution, id_contrat_loc_client, id_contrat_loc_agence, id_contrat_loc_vehicule, id_contrat_loc_accessoire) values ('2017/01/09', '2017/01/09', '2017/01/10', 1500.00, 211, 9, 4, 1);" calcext:value-type="string">
            <text:p>insert into contrat_loc (date_contrat, date_debut, date_fin, caution, id_contrat_loc_client, id_contrat_loc_agence, id_contrat_loc_vehicule, id_contrat_loc_accessoire) values ('2017/01/09', '2017/01/09', '2017/01/10', 1500.00, 211, 9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B21];&quot;aaaa/mm/jj&quot;)" office:value-type="string" office:string-value="2017/01/09" calcext:value-type="string">
            <text:p>2017/01/09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D21];&quot;aaaa/mm/jj&quot;)" office:value-type="string" office:string-value="2017/01/09" calcext:value-type="string">
            <text:p>2017/01/09</text:p>
          </table:table-cell>
          <table:table-cell table:style-name="ce4" table:formula="of:=[.D21]+[.M21]" office:value-type="date" office:date-value="2017-01-12" calcext:value-type="date">
            <text:p>2017-01-12</text:p>
          </table:table-cell>
          <table:table-cell table:style-name="ce5" table:formula="of:=TEXT([.F21];&quot;aaaa/mm/jj&quot;)" office:value-type="string" office:string-value="2017/01/12" calcext:value-type="string">
            <text:p>2017/01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3" calcext:value-type="float">
            <text:p>183</text:p>
          </table:table-cell>
          <table:table-cell table:style-name="ce7" table:formula="of:=RANDBETWEEN(101;150)" office:value-type="float" office:value="148" calcext:value-type="float">
            <text:p>14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];&quot;', '&quot;;[.E21];&quot;', '&quot;;[.G21];&quot;', &quot;;[.H21];&quot;, &quot;;[.I21];&quot;, &quot;;[.J21];&quot;, &quot;;[.K21];&quot;, &quot;;[.L21];&quot;);&quot;)" office:value-type="string" office:string-value="insert into contrat_loc (date_contrat, date_debut, date_fin, caution, id_contrat_loc_client, id_contrat_loc_agence, id_contrat_loc_vehicule, id_contrat_loc_accessoire) values ('2017/01/09', '2017/01/09', '2017/01/12', 1500.00, 183, 148, 3, 5);" calcext:value-type="string">
            <text:p>insert into contrat_loc (date_contrat, date_debut, date_fin, caution, id_contrat_loc_client, id_contrat_loc_agence, id_contrat_loc_vehicule, id_contrat_loc_accessoire) values ('2017/01/09', '2017/01/09', '2017/01/12', 1500.00, 183, 148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B22];&quot;aaaa/mm/jj&quot;)" office:value-type="string" office:string-value="2017/01/10" calcext:value-type="string">
            <text:p>2017/01/10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D22];&quot;aaaa/mm/jj&quot;)" office:value-type="string" office:string-value="2017/01/10" calcext:value-type="string">
            <text:p>2017/01/10</text:p>
          </table:table-cell>
          <table:table-cell table:style-name="ce4" table:formula="of:=[.D22]+[.M22]" office:value-type="date" office:date-value="2017-01-25" calcext:value-type="date">
            <text:p>2017-01-25</text:p>
          </table:table-cell>
          <table:table-cell table:style-name="ce5" table:formula="of:=TEXT([.F22];&quot;aaaa/mm/jj&quot;)" office:value-type="string" office:string-value="2017/01/25" calcext:value-type="string">
            <text:p>2017/0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201;250)" office:value-type="float" office:value="214" calcext:value-type="float">
            <text:p>21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];&quot;', '&quot;;[.E22];&quot;', '&quot;;[.G22];&quot;', &quot;;[.H22];&quot;, &quot;;[.I22];&quot;, &quot;;[.J22];&quot;, &quot;;[.K22];&quot;, &quot;;[.L22];&quot;);&quot;)" office:value-type="string" office:string-value="insert into contrat_loc (date_contrat, date_debut, date_fin, caution, id_contrat_loc_client, id_contrat_loc_agence, id_contrat_loc_vehicule, id_contrat_loc_accessoire) values ('2017/01/10', '2017/01/10', '2017/01/25', 1500.00, 209, 214, 3, 0);" calcext:value-type="string">
            <text:p>insert into contrat_loc (date_contrat, date_debut, date_fin, caution, id_contrat_loc_client, id_contrat_loc_agence, id_contrat_loc_vehicule, id_contrat_loc_accessoire) values ('2017/01/10', '2017/01/10', '2017/01/25', 1500.00, 209, 214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B23];&quot;aaaa/mm/jj&quot;)" office:value-type="string" office:string-value="2017/01/10" calcext:value-type="string">
            <text:p>2017/01/10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D23];&quot;aaaa/mm/jj&quot;)" office:value-type="string" office:string-value="2017/01/10" calcext:value-type="string">
            <text:p>2017/01/10</text:p>
          </table:table-cell>
          <table:table-cell table:style-name="ce4" table:formula="of:=[.D23]+[.M23]" office:value-type="date" office:date-value="2017-01-23" calcext:value-type="date">
            <text:p>2017-01-23</text:p>
          </table:table-cell>
          <table:table-cell table:style-name="ce5" table:formula="of:=TEXT([.F23];&quot;aaaa/mm/jj&quot;)" office:value-type="string" office:string-value="2017/01/23" calcext:value-type="string">
            <text:p>2017/01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1" calcext:value-type="float">
            <text:p>151</text:p>
          </table:table-cell>
          <table:table-cell table:style-name="ce7" table:formula="of:=RANDBETWEEN(201;250)" office:value-type="float" office:value="204" calcext:value-type="float">
            <text:p>20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];&quot;', '&quot;;[.E23];&quot;', '&quot;;[.G23];&quot;', &quot;;[.H23];&quot;, &quot;;[.I23];&quot;, &quot;;[.J23];&quot;, &quot;;[.K23];&quot;, &quot;;[.L23];&quot;);&quot;)" office:value-type="string" office:string-value="insert into contrat_loc (date_contrat, date_debut, date_fin, caution, id_contrat_loc_client, id_contrat_loc_agence, id_contrat_loc_vehicule, id_contrat_loc_accessoire) values ('2017/01/10', '2017/01/10', '2017/01/23', 1500.00, 151, 204, 1, 0);" calcext:value-type="string">
            <text:p>insert into contrat_loc (date_contrat, date_debut, date_fin, caution, id_contrat_loc_client, id_contrat_loc_agence, id_contrat_loc_vehicule, id_contrat_loc_accessoire) values ('2017/01/10', '2017/01/10', '2017/01/23', 1500.00, 151, 204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date" office:date-value="2017-01-12" calcext:value-type="date">
            <text:p>2017-01-12</text:p>
          </table:table-cell>
          <table:table-cell table:style-name="ce5" table:formula="of:=TEXT([.B24];&quot;aaaa/mm/jj&quot;)" office:value-type="string" office:string-value="2017/01/12" calcext:value-type="string">
            <text:p>2017/01/12</text:p>
          </table:table-cell>
          <table:table-cell table:style-name="ce4" office:value-type="date" office:date-value="2017-01-12" calcext:value-type="date">
            <text:p>2017-01-12</text:p>
          </table:table-cell>
          <table:table-cell table:style-name="ce5" table:formula="of:=TEXT([.D24];&quot;aaaa/mm/jj&quot;)" office:value-type="string" office:string-value="2017/01/12" calcext:value-type="string">
            <text:p>2017/01/12</text:p>
          </table:table-cell>
          <table:table-cell table:style-name="ce4" table:formula="of:=[.D24]+[.M24]" office:value-type="date" office:date-value="2017-01-15" calcext:value-type="date">
            <text:p>2017-01-15</text:p>
          </table:table-cell>
          <table:table-cell table:style-name="ce5" table:formula="of:=TEXT([.F24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2" calcext:value-type="float">
            <text:p>152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];&quot;', '&quot;;[.E24];&quot;', '&quot;;[.G24];&quot;', &quot;;[.H24];&quot;, &quot;;[.I24];&quot;, &quot;;[.J24];&quot;, &quot;;[.K24];&quot;, &quot;;[.L24];&quot;);&quot;)" office:value-type="string" office:string-value="insert into contrat_loc (date_contrat, date_debut, date_fin, caution, id_contrat_loc_client, id_contrat_loc_agence, id_contrat_loc_vehicule, id_contrat_loc_accessoire) values ('2017/01/12', '2017/01/12', '2017/01/15', 1500.00, 152, 119, 5, 1);" calcext:value-type="string">
            <text:p>insert into contrat_loc (date_contrat, date_debut, date_fin, caution, id_contrat_loc_client, id_contrat_loc_agence, id_contrat_loc_vehicule, id_contrat_loc_accessoire) values ('2017/01/12', '2017/01/12', '2017/01/15', 1500.00, 152, 11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B25];&quot;aaaa/mm/jj&quot;)" office:value-type="string" office:string-value="2017/01/14" calcext:value-type="string">
            <text:p>2017/01/1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D25];&quot;aaaa/mm/jj&quot;)" office:value-type="string" office:string-value="2017/01/14" calcext:value-type="string">
            <text:p>2017/01/14</text:p>
          </table:table-cell>
          <table:table-cell table:style-name="ce4" table:formula="of:=[.D25]+[.M25]" office:value-type="date" office:date-value="2017-01-25" calcext:value-type="date">
            <text:p>2017-01-25</text:p>
          </table:table-cell>
          <table:table-cell table:style-name="ce5" table:formula="of:=TEXT([.F25];&quot;aaaa/mm/jj&quot;)" office:value-type="string" office:string-value="2017/01/25" calcext:value-type="string">
            <text:p>2017/0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6" calcext:value-type="float">
            <text:p>246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];&quot;', '&quot;;[.E25];&quot;', '&quot;;[.G25];&quot;', &quot;;[.H25];&quot;, &quot;;[.I25];&quot;, &quot;;[.J25];&quot;, &quot;;[.K25];&quot;, &quot;;[.L25];&quot;);&quot;)" office:value-type="string" office:string-value="insert into contrat_loc (date_contrat, date_debut, date_fin, caution, id_contrat_loc_client, id_contrat_loc_agence, id_contrat_loc_vehicule, id_contrat_loc_accessoire) values ('2017/01/14', '2017/01/14', '2017/01/25', 1500.00, 246, 96, 5, 4);" calcext:value-type="string">
            <text:p>insert into contrat_loc (date_contrat, date_debut, date_fin, caution, id_contrat_loc_client, id_contrat_loc_agence, id_contrat_loc_vehicule, id_contrat_loc_accessoire) values ('2017/01/14', '2017/01/14', '2017/01/25', 1500.00, 246, 96, 5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B26];&quot;aaaa/mm/jj&quot;)" office:value-type="string" office:string-value="2017/01/14" calcext:value-type="string">
            <text:p>2017/01/1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D26];&quot;aaaa/mm/jj&quot;)" office:value-type="string" office:string-value="2017/01/14" calcext:value-type="string">
            <text:p>2017/01/14</text:p>
          </table:table-cell>
          <table:table-cell table:style-name="ce4" table:formula="of:=[.D26]+[.M26]" office:value-type="date" office:date-value="2017-01-26" calcext:value-type="date">
            <text:p>2017-01-26</text:p>
          </table:table-cell>
          <table:table-cell table:style-name="ce5" table:formula="of:=TEXT([.F26];&quot;aaaa/mm/jj&quot;)" office:value-type="string" office:string-value="2017/01/26" calcext:value-type="string">
            <text:p>2017/01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51;100)" office:value-type="float" office:value="83" calcext:value-type="float">
            <text:p>8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];&quot;', '&quot;;[.E26];&quot;', '&quot;;[.G26];&quot;', &quot;;[.H26];&quot;, &quot;;[.I26];&quot;, &quot;;[.J26];&quot;, &quot;;[.K26];&quot;, &quot;;[.L26];&quot;);&quot;)" office:value-type="string" office:string-value="insert into contrat_loc (date_contrat, date_debut, date_fin, caution, id_contrat_loc_client, id_contrat_loc_agence, id_contrat_loc_vehicule, id_contrat_loc_accessoire) values ('2017/01/14', '2017/01/14', '2017/01/26', 1500.00, 229, 83, 4, 6);" calcext:value-type="string">
            <text:p>insert into contrat_loc (date_contrat, date_debut, date_fin, caution, id_contrat_loc_client, id_contrat_loc_agence, id_contrat_loc_vehicule, id_contrat_loc_accessoire) values ('2017/01/14', '2017/01/14', '2017/01/26', 1500.00, 229, 83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B27];&quot;aaaa/mm/jj&quot;)" office:value-type="string" office:string-value="2017/01/14" calcext:value-type="string">
            <text:p>2017/01/1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D27];&quot;aaaa/mm/jj&quot;)" office:value-type="string" office:string-value="2017/01/14" calcext:value-type="string">
            <text:p>2017/01/14</text:p>
          </table:table-cell>
          <table:table-cell table:style-name="ce4" table:formula="of:=[.D27]+[.M27]" office:value-type="date" office:date-value="2017-01-16" calcext:value-type="date">
            <text:p>2017-01-16</text:p>
          </table:table-cell>
          <table:table-cell table:style-name="ce5" table:formula="of:=TEXT([.F27];&quot;aaaa/mm/jj&quot;)" office:value-type="string" office:string-value="2017/01/16" calcext:value-type="string">
            <text:p>2017/0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3" calcext:value-type="float">
            <text:p>93</text:p>
          </table:table-cell>
          <table:table-cell table:style-name="ce7" table:formula="of:=RANDBETWEEN(101;150)" office:value-type="float" office:value="150" calcext:value-type="float">
            <text:p>15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];&quot;', '&quot;;[.E27];&quot;', '&quot;;[.G27];&quot;', &quot;;[.H27];&quot;, &quot;;[.I27];&quot;, &quot;;[.J27];&quot;, &quot;;[.K27];&quot;, &quot;;[.L27];&quot;);&quot;)" office:value-type="string" office:string-value="insert into contrat_loc (date_contrat, date_debut, date_fin, caution, id_contrat_loc_client, id_contrat_loc_agence, id_contrat_loc_vehicule, id_contrat_loc_accessoire) values ('2017/01/14', '2017/01/14', '2017/01/16', 1500.00, 93, 150, 4, 0);" calcext:value-type="string">
            <text:p>insert into contrat_loc (date_contrat, date_debut, date_fin, caution, id_contrat_loc_client, id_contrat_loc_agence, id_contrat_loc_vehicule, id_contrat_loc_accessoire) values ('2017/01/14', '2017/01/14', '2017/01/16', 1500.00, 93, 150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B28];&quot;aaaa/mm/jj&quot;)" office:value-type="string" office:string-value="2017/01/15" calcext:value-type="string">
            <text:p>2017/01/15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D28];&quot;aaaa/mm/jj&quot;)" office:value-type="string" office:string-value="2017/01/15" calcext:value-type="string">
            <text:p>2017/01/15</text:p>
          </table:table-cell>
          <table:table-cell table:style-name="ce4" table:formula="of:=[.D28]+[.M28]" office:value-type="date" office:date-value="2017-01-18" calcext:value-type="date">
            <text:p>2017-01-18</text:p>
          </table:table-cell>
          <table:table-cell table:style-name="ce5" table:formula="of:=TEXT([.F28];&quot;aaaa/mm/jj&quot;)" office:value-type="string" office:string-value="2017/01/18" calcext:value-type="string">
            <text:p>2017/01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0" calcext:value-type="float">
            <text:p>220</text:p>
          </table:table-cell>
          <table:table-cell table:style-name="ce7" table:formula="of:=RANDBETWEEN(51;100)" office:value-type="float" office:value="62" calcext:value-type="float">
            <text:p>6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];&quot;', '&quot;;[.E28];&quot;', '&quot;;[.G28];&quot;', &quot;;[.H28];&quot;, &quot;;[.I28];&quot;, &quot;;[.J28];&quot;, &quot;;[.K28];&quot;, &quot;;[.L28];&quot;);&quot;)" office:value-type="string" office:string-value="insert into contrat_loc (date_contrat, date_debut, date_fin, caution, id_contrat_loc_client, id_contrat_loc_agence, id_contrat_loc_vehicule, id_contrat_loc_accessoire) values ('2017/01/15', '2017/01/15', '2017/01/18', 1500.00, 220, 62, 3, 4);" calcext:value-type="string">
            <text:p>insert into contrat_loc (date_contrat, date_debut, date_fin, caution, id_contrat_loc_client, id_contrat_loc_agence, id_contrat_loc_vehicule, id_contrat_loc_accessoire) values ('2017/01/15', '2017/01/15', '2017/01/18', 1500.00, 220, 62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B29];&quot;aaaa/mm/jj&quot;)" office:value-type="string" office:string-value="2017/01/15" calcext:value-type="string">
            <text:p>2017/01/15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D29];&quot;aaaa/mm/jj&quot;)" office:value-type="string" office:string-value="2017/01/15" calcext:value-type="string">
            <text:p>2017/01/15</text:p>
          </table:table-cell>
          <table:table-cell table:style-name="ce4" table:formula="of:=[.D29]+[.M29]" office:value-type="date" office:date-value="2017-01-27" calcext:value-type="date">
            <text:p>2017-01-27</text:p>
          </table:table-cell>
          <table:table-cell table:style-name="ce5" table:formula="of:=TEXT([.F29];&quot;aaaa/mm/jj&quot;)" office:value-type="string" office:string-value="2017/01/27" calcext:value-type="string">
            <text:p>2017/01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" calcext:value-type="float">
            <text:p>9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];&quot;', '&quot;;[.E29];&quot;', '&quot;;[.G29];&quot;', &quot;;[.H29];&quot;, &quot;;[.I29];&quot;, &quot;;[.J29];&quot;, &quot;;[.K29];&quot;, &quot;;[.L29];&quot;);&quot;)" office:value-type="string" office:string-value="insert into contrat_loc (date_contrat, date_debut, date_fin, caution, id_contrat_loc_client, id_contrat_loc_agence, id_contrat_loc_vehicule, id_contrat_loc_accessoire) values ('2017/01/15', '2017/01/15', '2017/01/27', 1500.00, 9, 228, 3, 7);" calcext:value-type="string">
            <text:p>insert into contrat_loc (date_contrat, date_debut, date_fin, caution, id_contrat_loc_client, id_contrat_loc_agence, id_contrat_loc_vehicule, id_contrat_loc_accessoire) values ('2017/01/15', '2017/01/15', '2017/01/27', 1500.00, 9, 228, 3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B30];&quot;aaaa/mm/jj&quot;)" office:value-type="string" office:string-value="2017/01/17" calcext:value-type="string">
            <text:p>2017/01/17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D30];&quot;aaaa/mm/jj&quot;)" office:value-type="string" office:string-value="2017/01/17" calcext:value-type="string">
            <text:p>2017/01/17</text:p>
          </table:table-cell>
          <table:table-cell table:style-name="ce4" table:formula="of:=[.D30]+[.M30]" office:value-type="date" office:date-value="2017-01-30" calcext:value-type="date">
            <text:p>2017-01-30</text:p>
          </table:table-cell>
          <table:table-cell table:style-name="ce5" table:formula="of:=TEXT([.F30];&quot;aaaa/mm/jj&quot;)" office:value-type="string" office:string-value="2017/01/30" calcext:value-type="string">
            <text:p>2017/01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2" calcext:value-type="float">
            <text:p>232</text:p>
          </table:table-cell>
          <table:table-cell table:style-name="ce7" table:formula="of:=RANDBETWEEN(1;50)" office:value-type="float" office:value="4" calcext:value-type="float">
            <text:p>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];&quot;', '&quot;;[.E30];&quot;', '&quot;;[.G30];&quot;', &quot;;[.H30];&quot;, &quot;;[.I30];&quot;, &quot;;[.J30];&quot;, &quot;;[.K30];&quot;, &quot;;[.L30];&quot;);&quot;)" office:value-type="string" office:string-value="insert into contrat_loc (date_contrat, date_debut, date_fin, caution, id_contrat_loc_client, id_contrat_loc_agence, id_contrat_loc_vehicule, id_contrat_loc_accessoire) values ('2017/01/17', '2017/01/17', '2017/01/30', 1500.00, 232, 4, 5, 3);" calcext:value-type="string">
            <text:p>insert into contrat_loc (date_contrat, date_debut, date_fin, caution, id_contrat_loc_client, id_contrat_loc_agence, id_contrat_loc_vehicule, id_contrat_loc_accessoire) values ('2017/01/17', '2017/01/17', '2017/01/30', 1500.00, 232, 4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B31];&quot;aaaa/mm/jj&quot;)" office:value-type="string" office:string-value="2017/01/17" calcext:value-type="string">
            <text:p>2017/01/17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D31];&quot;aaaa/mm/jj&quot;)" office:value-type="string" office:string-value="2017/01/17" calcext:value-type="string">
            <text:p>2017/01/17</text:p>
          </table:table-cell>
          <table:table-cell table:style-name="ce4" table:formula="of:=[.D31]+[.M31]" office:value-type="date" office:date-value="2017-01-28" calcext:value-type="date">
            <text:p>2017-01-28</text:p>
          </table:table-cell>
          <table:table-cell table:style-name="ce5" table:formula="of:=TEXT([.F31];&quot;aaaa/mm/jj&quot;)" office:value-type="string" office:string-value="2017/01/28" calcext:value-type="string">
            <text:p>2017/01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" calcext:value-type="float">
            <text:p>10</text:p>
          </table:table-cell>
          <table:table-cell table:style-name="ce7" table:formula="of:=RANDBETWEEN(51;100)" office:value-type="float" office:value="81" calcext:value-type="float">
            <text:p>8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];&quot;', '&quot;;[.E31];&quot;', '&quot;;[.G31];&quot;', &quot;;[.H31];&quot;, &quot;;[.I31];&quot;, &quot;;[.J31];&quot;, &quot;;[.K31];&quot;, &quot;;[.L31];&quot;);&quot;)" office:value-type="string" office:string-value="insert into contrat_loc (date_contrat, date_debut, date_fin, caution, id_contrat_loc_client, id_contrat_loc_agence, id_contrat_loc_vehicule, id_contrat_loc_accessoire) values ('2017/01/17', '2017/01/17', '2017/01/28', 1500.00, 10, 81, 1, 2);" calcext:value-type="string">
            <text:p>insert into contrat_loc (date_contrat, date_debut, date_fin, caution, id_contrat_loc_client, id_contrat_loc_agence, id_contrat_loc_vehicule, id_contrat_loc_accessoire) values ('2017/01/17', '2017/01/17', '2017/01/28', 1500.00, 10, 81, 1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B32];&quot;aaaa/mm/jj&quot;)" office:value-type="string" office:string-value="2017/01/17" calcext:value-type="string">
            <text:p>2017/01/17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D32];&quot;aaaa/mm/jj&quot;)" office:value-type="string" office:string-value="2017/01/17" calcext:value-type="string">
            <text:p>2017/01/17</text:p>
          </table:table-cell>
          <table:table-cell table:style-name="ce4" table:formula="of:=[.D32]+[.M32]" office:value-type="date" office:date-value="2017-01-30" calcext:value-type="date">
            <text:p>2017-01-30</text:p>
          </table:table-cell>
          <table:table-cell table:style-name="ce5" table:formula="of:=TEXT([.F32];&quot;aaaa/mm/jj&quot;)" office:value-type="string" office:string-value="2017/01/30" calcext:value-type="string">
            <text:p>2017/01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3" calcext:value-type="float">
            <text:p>233</text:p>
          </table:table-cell>
          <table:table-cell table:style-name="ce7" table:formula="of:=RANDBETWEEN(51;100)" office:value-type="float" office:value="91" calcext:value-type="float">
            <text:p>9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];&quot;', '&quot;;[.E32];&quot;', '&quot;;[.G32];&quot;', &quot;;[.H32];&quot;, &quot;;[.I32];&quot;, &quot;;[.J32];&quot;, &quot;;[.K32];&quot;, &quot;;[.L32];&quot;);&quot;)" office:value-type="string" office:string-value="insert into contrat_loc (date_contrat, date_debut, date_fin, caution, id_contrat_loc_client, id_contrat_loc_agence, id_contrat_loc_vehicule, id_contrat_loc_accessoire) values ('2017/01/17', '2017/01/17', '2017/01/30', 1500.00, 233, 91, 4, 7);" calcext:value-type="string">
            <text:p>insert into contrat_loc (date_contrat, date_debut, date_fin, caution, id_contrat_loc_client, id_contrat_loc_agence, id_contrat_loc_vehicule, id_contrat_loc_accessoire) values ('2017/01/17', '2017/01/17', '2017/01/30', 1500.00, 233, 91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date" office:date-value="2017-01-18" calcext:value-type="date">
            <text:p>2017-01-18</text:p>
          </table:table-cell>
          <table:table-cell table:style-name="ce5" table:formula="of:=TEXT([.B33];&quot;aaaa/mm/jj&quot;)" office:value-type="string" office:string-value="2017/01/18" calcext:value-type="string">
            <text:p>2017/01/18</text:p>
          </table:table-cell>
          <table:table-cell table:style-name="ce4" office:value-type="date" office:date-value="2017-01-18" calcext:value-type="date">
            <text:p>2017-01-18</text:p>
          </table:table-cell>
          <table:table-cell table:style-name="ce5" table:formula="of:=TEXT([.D33];&quot;aaaa/mm/jj&quot;)" office:value-type="string" office:string-value="2017/01/18" calcext:value-type="string">
            <text:p>2017/01/18</text:p>
          </table:table-cell>
          <table:table-cell table:style-name="ce4" table:formula="of:=[.D33]+[.M33]" office:value-type="date" office:date-value="2017-02-02" calcext:value-type="date">
            <text:p>2017-02-02</text:p>
          </table:table-cell>
          <table:table-cell table:style-name="ce5" table:formula="of:=TEXT([.F33];&quot;aaaa/mm/jj&quot;)" office:value-type="string" office:string-value="2017/02/02" calcext:value-type="string">
            <text:p>2017/0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3" calcext:value-type="float">
            <text:p>173</text:p>
          </table:table-cell>
          <table:table-cell table:style-name="ce7" table:formula="of:=RANDBETWEEN(151;200)" office:value-type="float" office:value="158" calcext:value-type="float">
            <text:p>15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];&quot;', '&quot;;[.E33];&quot;', '&quot;;[.G33];&quot;', &quot;;[.H33];&quot;, &quot;;[.I33];&quot;, &quot;;[.J33];&quot;, &quot;;[.K33];&quot;, &quot;;[.L33];&quot;);&quot;)" office:value-type="string" office:string-value="insert into contrat_loc (date_contrat, date_debut, date_fin, caution, id_contrat_loc_client, id_contrat_loc_agence, id_contrat_loc_vehicule, id_contrat_loc_accessoire) values ('2017/01/18', '2017/01/18', '2017/02/02', 1500.00, 173, 158, 5, 0);" calcext:value-type="string">
            <text:p>insert into contrat_loc (date_contrat, date_debut, date_fin, caution, id_contrat_loc_client, id_contrat_loc_agence, id_contrat_loc_vehicule, id_contrat_loc_accessoire) values ('2017/01/18', '2017/01/18', '2017/02/02', 1500.00, 173, 158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B34];&quot;aaaa/mm/jj&quot;)" office:value-type="string" office:string-value="2017/01/19" calcext:value-type="string">
            <text:p>2017/01/19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D34];&quot;aaaa/mm/jj&quot;)" office:value-type="string" office:string-value="2017/01/19" calcext:value-type="string">
            <text:p>2017/01/19</text:p>
          </table:table-cell>
          <table:table-cell table:style-name="ce4" table:formula="of:=[.D34]+[.M34]" office:value-type="date" office:date-value="2017-01-22" calcext:value-type="date">
            <text:p>2017-01-22</text:p>
          </table:table-cell>
          <table:table-cell table:style-name="ce5" table:formula="of:=TEXT([.F34];&quot;aaaa/mm/jj&quot;)" office:value-type="string" office:string-value="2017/01/22" calcext:value-type="string">
            <text:p>2017/01/2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RANDBETWEEN(201;250)" office:value-type="float" office:value="230" calcext:value-type="float">
            <text:p>23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];&quot;', '&quot;;[.E34];&quot;', '&quot;;[.G34];&quot;', &quot;;[.H34];&quot;, &quot;;[.I34];&quot;, &quot;;[.J34];&quot;, &quot;;[.K34];&quot;, &quot;;[.L34];&quot;);&quot;)" office:value-type="string" office:string-value="insert into contrat_loc (date_contrat, date_debut, date_fin, caution, id_contrat_loc_client, id_contrat_loc_agence, id_contrat_loc_vehicule, id_contrat_loc_accessoire) values ('2017/01/19', '2017/01/19', '2017/01/22', 1500.00, 14, 230, 3, 6);" calcext:value-type="string">
            <text:p>insert into contrat_loc (date_contrat, date_debut, date_fin, caution, id_contrat_loc_client, id_contrat_loc_agence, id_contrat_loc_vehicule, id_contrat_loc_accessoire) values ('2017/01/19', '2017/01/19', '2017/01/22', 1500.00, 14, 230, 3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B35];&quot;aaaa/mm/jj&quot;)" office:value-type="string" office:string-value="2017/01/19" calcext:value-type="string">
            <text:p>2017/01/19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D35];&quot;aaaa/mm/jj&quot;)" office:value-type="string" office:string-value="2017/01/19" calcext:value-type="string">
            <text:p>2017/01/19</text:p>
          </table:table-cell>
          <table:table-cell table:style-name="ce4" table:formula="of:=[.D35]+[.M35]" office:value-type="date" office:date-value="2017-01-28" calcext:value-type="date">
            <text:p>2017-01-28</text:p>
          </table:table-cell>
          <table:table-cell table:style-name="ce5" table:formula="of:=TEXT([.F35];&quot;aaaa/mm/jj&quot;)" office:value-type="string" office:string-value="2017/01/28" calcext:value-type="string">
            <text:p>2017/01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" calcext:value-type="float">
            <text:p>17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];&quot;', '&quot;;[.E35];&quot;', '&quot;;[.G35];&quot;', &quot;;[.H35];&quot;, &quot;;[.I35];&quot;, &quot;;[.J35];&quot;, &quot;;[.K35];&quot;, &quot;;[.L35];&quot;);&quot;)" office:value-type="string" office:string-value="insert into contrat_loc (date_contrat, date_debut, date_fin, caution, id_contrat_loc_client, id_contrat_loc_agence, id_contrat_loc_vehicule, id_contrat_loc_accessoire) values ('2017/01/19', '2017/01/19', '2017/01/28', 1500.00, 17, 87, 2, 2);" calcext:value-type="string">
            <text:p>insert into contrat_loc (date_contrat, date_debut, date_fin, caution, id_contrat_loc_client, id_contrat_loc_agence, id_contrat_loc_vehicule, id_contrat_loc_accessoire) values ('2017/01/19', '2017/01/19', '2017/01/28', 1500.00, 17, 87, 2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B36];&quot;aaaa/mm/jj&quot;)" office:value-type="string" office:string-value="2017/01/20" calcext:value-type="string">
            <text:p>2017/01/20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D36];&quot;aaaa/mm/jj&quot;)" office:value-type="string" office:string-value="2017/01/20" calcext:value-type="string">
            <text:p>2017/01/20</text:p>
          </table:table-cell>
          <table:table-cell table:style-name="ce4" table:formula="of:=[.D36]+[.M36]" office:value-type="date" office:date-value="2017-02-03" calcext:value-type="date">
            <text:p>2017-02-03</text:p>
          </table:table-cell>
          <table:table-cell table:style-name="ce5" table:formula="of:=TEXT([.F36];&quot;aaaa/mm/jj&quot;)" office:value-type="string" office:string-value="2017/02/03" calcext:value-type="string">
            <text:p>2017/02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9" calcext:value-type="float">
            <text:p>169</text:p>
          </table:table-cell>
          <table:table-cell table:style-name="ce7" table:formula="of:=RANDBETWEEN(151;200)" office:value-type="float" office:value="190" calcext:value-type="float">
            <text:p>19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];&quot;', '&quot;;[.E36];&quot;', '&quot;;[.G36];&quot;', &quot;;[.H36];&quot;, &quot;;[.I36];&quot;, &quot;;[.J36];&quot;, &quot;;[.K36];&quot;, &quot;;[.L36];&quot;);&quot;)" office:value-type="string" office:string-value="insert into contrat_loc (date_contrat, date_debut, date_fin, caution, id_contrat_loc_client, id_contrat_loc_agence, id_contrat_loc_vehicule, id_contrat_loc_accessoire) values ('2017/01/20', '2017/01/20', '2017/02/03', 1500.00, 169, 190, 3, 2);" calcext:value-type="string">
            <text:p>insert into contrat_loc (date_contrat, date_debut, date_fin, caution, id_contrat_loc_client, id_contrat_loc_agence, id_contrat_loc_vehicule, id_contrat_loc_accessoire) values ('2017/01/20', '2017/01/20', '2017/02/03', 1500.00, 169, 190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B37];&quot;aaaa/mm/jj&quot;)" office:value-type="string" office:string-value="2017/01/20" calcext:value-type="string">
            <text:p>2017/01/20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D37];&quot;aaaa/mm/jj&quot;)" office:value-type="string" office:string-value="2017/01/20" calcext:value-type="string">
            <text:p>2017/01/20</text:p>
          </table:table-cell>
          <table:table-cell table:style-name="ce4" table:formula="of:=[.D37]+[.M37]" office:value-type="date" office:date-value="2017-01-24" calcext:value-type="date">
            <text:p>2017-01-24</text:p>
          </table:table-cell>
          <table:table-cell table:style-name="ce5" table:formula="of:=TEXT([.F37];&quot;aaaa/mm/jj&quot;)" office:value-type="string" office:string-value="2017/01/24" calcext:value-type="string">
            <text:p>2017/01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" calcext:value-type="float">
            <text:p>13</text:p>
          </table:table-cell>
          <table:table-cell table:style-name="ce7" table:formula="of:=RANDBETWEEN(201;250)" office:value-type="float" office:value="237" calcext:value-type="float">
            <text:p>23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];&quot;', '&quot;;[.E37];&quot;', '&quot;;[.G37];&quot;', &quot;;[.H37];&quot;, &quot;;[.I37];&quot;, &quot;;[.J37];&quot;, &quot;;[.K37];&quot;, &quot;;[.L37];&quot;);&quot;)" office:value-type="string" office:string-value="insert into contrat_loc (date_contrat, date_debut, date_fin, caution, id_contrat_loc_client, id_contrat_loc_agence, id_contrat_loc_vehicule, id_contrat_loc_accessoire) values ('2017/01/20', '2017/01/20', '2017/01/24', 1500.00, 13, 237, 2, 5);" calcext:value-type="string">
            <text:p>insert into contrat_loc (date_contrat, date_debut, date_fin, caution, id_contrat_loc_client, id_contrat_loc_agence, id_contrat_loc_vehicule, id_contrat_loc_accessoire) values ('2017/01/20', '2017/01/20', '2017/01/24', 1500.00, 13, 237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date" office:date-value="2017-01-21" calcext:value-type="date">
            <text:p>2017-01-21</text:p>
          </table:table-cell>
          <table:table-cell table:style-name="ce5" table:formula="of:=TEXT([.B38];&quot;aaaa/mm/jj&quot;)" office:value-type="string" office:string-value="2017/01/21" calcext:value-type="string">
            <text:p>2017/01/21</text:p>
          </table:table-cell>
          <table:table-cell table:style-name="ce4" office:value-type="date" office:date-value="2017-01-21" calcext:value-type="date">
            <text:p>2017-01-21</text:p>
          </table:table-cell>
          <table:table-cell table:style-name="ce5" table:formula="of:=TEXT([.D38];&quot;aaaa/mm/jj&quot;)" office:value-type="string" office:string-value="2017/01/21" calcext:value-type="string">
            <text:p>2017/01/21</text:p>
          </table:table-cell>
          <table:table-cell table:style-name="ce4" table:formula="of:=[.D38]+[.M38]" office:value-type="date" office:date-value="2017-01-25" calcext:value-type="date">
            <text:p>2017-01-25</text:p>
          </table:table-cell>
          <table:table-cell table:style-name="ce5" table:formula="of:=TEXT([.F38];&quot;aaaa/mm/jj&quot;)" office:value-type="string" office:string-value="2017/01/25" calcext:value-type="string">
            <text:p>2017/0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1" calcext:value-type="float">
            <text:p>151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];&quot;', '&quot;;[.E38];&quot;', '&quot;;[.G38];&quot;', &quot;;[.H38];&quot;, &quot;;[.I38];&quot;, &quot;;[.J38];&quot;, &quot;;[.K38];&quot;, &quot;;[.L38];&quot;);&quot;)" office:value-type="string" office:string-value="insert into contrat_loc (date_contrat, date_debut, date_fin, caution, id_contrat_loc_client, id_contrat_loc_agence, id_contrat_loc_vehicule, id_contrat_loc_accessoire) values ('2017/01/21', '2017/01/21', '2017/01/25', 1500.00, 151, 186, 2, 0);" calcext:value-type="string">
            <text:p>insert into contrat_loc (date_contrat, date_debut, date_fin, caution, id_contrat_loc_client, id_contrat_loc_agence, id_contrat_loc_vehicule, id_contrat_loc_accessoire) values ('2017/01/21', '2017/01/21', '2017/01/25', 1500.00, 151, 186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39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39];&quot;aaaa/mm/jj&quot;)" office:value-type="string" office:string-value="2017/01/22" calcext:value-type="string">
            <text:p>2017/01/22</text:p>
          </table:table-cell>
          <table:table-cell table:style-name="ce4" table:formula="of:=[.D39]+[.M39]" office:value-type="date" office:date-value="2017-01-29" calcext:value-type="date">
            <text:p>2017-01-29</text:p>
          </table:table-cell>
          <table:table-cell table:style-name="ce5" table:formula="of:=TEXT([.F39];&quot;aaaa/mm/jj&quot;)" office:value-type="string" office:string-value="2017/01/29" calcext:value-type="string">
            <text:p>2017/01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4" calcext:value-type="float">
            <text:p>184</text:p>
          </table:table-cell>
          <table:table-cell table:style-name="ce7" table:formula="of:=RANDBETWEEN(101;150)" office:value-type="float" office:value="141" calcext:value-type="float">
            <text:p>14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];&quot;', '&quot;;[.E39];&quot;', '&quot;;[.G39];&quot;', &quot;;[.H39];&quot;, &quot;;[.I39];&quot;, &quot;;[.J39];&quot;, &quot;;[.K39];&quot;, &quot;;[.L39];&quot;);&quot;)" office:value-type="string" office:string-value="insert into contrat_loc (date_contrat, date_debut, date_fin, caution, id_contrat_loc_client, id_contrat_loc_agence, id_contrat_loc_vehicule, id_contrat_loc_accessoire) values ('2017/01/22', '2017/01/22', '2017/01/29', 1500.00, 184, 141, 4, 5);" calcext:value-type="string">
            <text:p>insert into contrat_loc (date_contrat, date_debut, date_fin, caution, id_contrat_loc_client, id_contrat_loc_agence, id_contrat_loc_vehicule, id_contrat_loc_accessoire) values ('2017/01/22', '2017/01/22', '2017/01/29', 1500.00, 184, 141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0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0];&quot;aaaa/mm/jj&quot;)" office:value-type="string" office:string-value="2017/01/22" calcext:value-type="string">
            <text:p>2017/01/22</text:p>
          </table:table-cell>
          <table:table-cell table:style-name="ce4" table:formula="of:=[.D40]+[.M40]" office:value-type="date" office:date-value="2017-01-25" calcext:value-type="date">
            <text:p>2017-01-25</text:p>
          </table:table-cell>
          <table:table-cell table:style-name="ce5" table:formula="of:=TEXT([.F40];&quot;aaaa/mm/jj&quot;)" office:value-type="string" office:string-value="2017/01/25" calcext:value-type="string">
            <text:p>2017/0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0" calcext:value-type="float">
            <text:p>60</text:p>
          </table:table-cell>
          <table:table-cell table:style-name="ce7" table:formula="of:=RANDBETWEEN(51;100)" office:value-type="float" office:value="78" calcext:value-type="float">
            <text:p>7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];&quot;', '&quot;;[.E40];&quot;', '&quot;;[.G40];&quot;', &quot;;[.H40];&quot;, &quot;;[.I40];&quot;, &quot;;[.J40];&quot;, &quot;;[.K40];&quot;, &quot;;[.L40];&quot;);&quot;)" office:value-type="string" office:string-value="insert into contrat_loc (date_contrat, date_debut, date_fin, caution, id_contrat_loc_client, id_contrat_loc_agence, id_contrat_loc_vehicule, id_contrat_loc_accessoire) values ('2017/01/22', '2017/01/22', '2017/01/25', 1500.00, 60, 78, 2, 5);" calcext:value-type="string">
            <text:p>insert into contrat_loc (date_contrat, date_debut, date_fin, caution, id_contrat_loc_client, id_contrat_loc_agence, id_contrat_loc_vehicule, id_contrat_loc_accessoire) values ('2017/01/22', '2017/01/22', '2017/01/25', 1500.00, 60, 78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1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1];&quot;aaaa/mm/jj&quot;)" office:value-type="string" office:string-value="2017/01/22" calcext:value-type="string">
            <text:p>2017/01/22</text:p>
          </table:table-cell>
          <table:table-cell table:style-name="ce4" table:formula="of:=[.D41]+[.M41]" office:value-type="date" office:date-value="2017-02-04" calcext:value-type="date">
            <text:p>2017-02-04</text:p>
          </table:table-cell>
          <table:table-cell table:style-name="ce5" table:formula="of:=TEXT([.F41];&quot;aaaa/mm/jj&quot;)" office:value-type="string" office:string-value="2017/02/04" calcext:value-type="string">
            <text:p>2017/02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5" calcext:value-type="float">
            <text:p>145</text:p>
          </table:table-cell>
          <table:table-cell table:style-name="ce7" table:formula="of:=RANDBETWEEN(151;200)" office:value-type="float" office:value="163" calcext:value-type="float">
            <text:p>16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];&quot;', '&quot;;[.E41];&quot;', '&quot;;[.G41];&quot;', &quot;;[.H41];&quot;, &quot;;[.I41];&quot;, &quot;;[.J41];&quot;, &quot;;[.K41];&quot;, &quot;;[.L41];&quot;);&quot;)" office:value-type="string" office:string-value="insert into contrat_loc (date_contrat, date_debut, date_fin, caution, id_contrat_loc_client, id_contrat_loc_agence, id_contrat_loc_vehicule, id_contrat_loc_accessoire) values ('2017/01/22', '2017/01/22', '2017/02/04', 1500.00, 145, 163, 3, 1);" calcext:value-type="string">
            <text:p>insert into contrat_loc (date_contrat, date_debut, date_fin, caution, id_contrat_loc_client, id_contrat_loc_agence, id_contrat_loc_vehicule, id_contrat_loc_accessoire) values ('2017/01/22', '2017/01/22', '2017/02/04', 1500.00, 145, 163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2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2];&quot;aaaa/mm/jj&quot;)" office:value-type="string" office:string-value="2017/01/22" calcext:value-type="string">
            <text:p>2017/01/22</text:p>
          </table:table-cell>
          <table:table-cell table:style-name="ce4" table:formula="of:=[.D42]+[.M42]" office:value-type="date" office:date-value="2017-02-02" calcext:value-type="date">
            <text:p>2017-02-02</text:p>
          </table:table-cell>
          <table:table-cell table:style-name="ce5" table:formula="of:=TEXT([.F42];&quot;aaaa/mm/jj&quot;)" office:value-type="string" office:string-value="2017/02/02" calcext:value-type="string">
            <text:p>2017/0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1" calcext:value-type="float">
            <text:p>51</text:p>
          </table:table-cell>
          <table:table-cell table:style-name="ce7" table:formula="of:=RANDBETWEEN(201;250)" office:value-type="float" office:value="244" calcext:value-type="float">
            <text:p>24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];&quot;', '&quot;;[.E42];&quot;', '&quot;;[.G42];&quot;', &quot;;[.H42];&quot;, &quot;;[.I42];&quot;, &quot;;[.J42];&quot;, &quot;;[.K42];&quot;, &quot;;[.L42];&quot;);&quot;)" office:value-type="string" office:string-value="insert into contrat_loc (date_contrat, date_debut, date_fin, caution, id_contrat_loc_client, id_contrat_loc_agence, id_contrat_loc_vehicule, id_contrat_loc_accessoire) values ('2017/01/22', '2017/01/22', '2017/02/02', 1500.00, 51, 244, 2, 1);" calcext:value-type="string">
            <text:p>insert into contrat_loc (date_contrat, date_debut, date_fin, caution, id_contrat_loc_client, id_contrat_loc_agence, id_contrat_loc_vehicule, id_contrat_loc_accessoire) values ('2017/01/22', '2017/01/22', '2017/02/02', 1500.00, 51, 244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3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3];&quot;aaaa/mm/jj&quot;)" office:value-type="string" office:string-value="2017/01/22" calcext:value-type="string">
            <text:p>2017/01/22</text:p>
          </table:table-cell>
          <table:table-cell table:style-name="ce4" table:formula="of:=[.D43]+[.M43]" office:value-type="date" office:date-value="2017-02-01" calcext:value-type="date">
            <text:p>2017-02-01</text:p>
          </table:table-cell>
          <table:table-cell table:style-name="ce5" table:formula="of:=TEXT([.F43];&quot;aaaa/mm/jj&quot;)" office:value-type="string" office:string-value="2017/02/01" calcext:value-type="string">
            <text:p>2017/02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7" calcext:value-type="float">
            <text:p>127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];&quot;', '&quot;;[.E43];&quot;', '&quot;;[.G43];&quot;', &quot;;[.H43];&quot;, &quot;;[.I43];&quot;, &quot;;[.J43];&quot;, &quot;;[.K43];&quot;, &quot;;[.L43];&quot;);&quot;)" office:value-type="string" office:string-value="insert into contrat_loc (date_contrat, date_debut, date_fin, caution, id_contrat_loc_client, id_contrat_loc_agence, id_contrat_loc_vehicule, id_contrat_loc_accessoire) values ('2017/01/22', '2017/01/22', '2017/02/01', 1500.00, 127, 176, 1, 3);" calcext:value-type="string">
            <text:p>insert into contrat_loc (date_contrat, date_debut, date_fin, caution, id_contrat_loc_client, id_contrat_loc_agence, id_contrat_loc_vehicule, id_contrat_loc_accessoire) values ('2017/01/22', '2017/01/22', '2017/02/01', 1500.00, 127, 176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date" office:date-value="2017-01-24" calcext:value-type="date">
            <text:p>2017-01-24</text:p>
          </table:table-cell>
          <table:table-cell table:style-name="ce5" table:formula="of:=TEXT([.B44];&quot;aaaa/mm/jj&quot;)" office:value-type="string" office:string-value="2017/01/24" calcext:value-type="string">
            <text:p>2017/01/24</text:p>
          </table:table-cell>
          <table:table-cell table:style-name="ce4" office:value-type="date" office:date-value="2017-01-24" calcext:value-type="date">
            <text:p>2017-01-24</text:p>
          </table:table-cell>
          <table:table-cell table:style-name="ce5" table:formula="of:=TEXT([.D44];&quot;aaaa/mm/jj&quot;)" office:value-type="string" office:string-value="2017/01/24" calcext:value-type="string">
            <text:p>2017/01/24</text:p>
          </table:table-cell>
          <table:table-cell table:style-name="ce4" table:formula="of:=[.D44]+[.M44]" office:value-type="date" office:date-value="2017-02-07" calcext:value-type="date">
            <text:p>2017-02-07</text:p>
          </table:table-cell>
          <table:table-cell table:style-name="ce5" table:formula="of:=TEXT([.F44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8" calcext:value-type="float">
            <text:p>58</text:p>
          </table:table-cell>
          <table:table-cell table:style-name="ce7" table:formula="of:=RANDBETWEEN(151;200)" office:value-type="float" office:value="172" calcext:value-type="float">
            <text:p>17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];&quot;', '&quot;;[.E44];&quot;', '&quot;;[.G44];&quot;', &quot;;[.H44];&quot;, &quot;;[.I44];&quot;, &quot;;[.J44];&quot;, &quot;;[.K44];&quot;, &quot;;[.L44];&quot;);&quot;)" office:value-type="string" office:string-value="insert into contrat_loc (date_contrat, date_debut, date_fin, caution, id_contrat_loc_client, id_contrat_loc_agence, id_contrat_loc_vehicule, id_contrat_loc_accessoire) values ('2017/01/24', '2017/01/24', '2017/02/07', 1500.00, 58, 172, 4, 2);" calcext:value-type="string">
            <text:p>insert into contrat_loc (date_contrat, date_debut, date_fin, caution, id_contrat_loc_client, id_contrat_loc_agence, id_contrat_loc_vehicule, id_contrat_loc_accessoire) values ('2017/01/24', '2017/01/24', '2017/02/07', 1500.00, 58, 172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date" office:date-value="2017-01-26" calcext:value-type="date">
            <text:p>2017-01-26</text:p>
          </table:table-cell>
          <table:table-cell table:style-name="ce5" table:formula="of:=TEXT([.B45];&quot;aaaa/mm/jj&quot;)" office:value-type="string" office:string-value="2017/01/26" calcext:value-type="string">
            <text:p>2017/01/26</text:p>
          </table:table-cell>
          <table:table-cell table:style-name="ce4" office:value-type="date" office:date-value="2017-01-26" calcext:value-type="date">
            <text:p>2017-01-26</text:p>
          </table:table-cell>
          <table:table-cell table:style-name="ce5" table:formula="of:=TEXT([.D45];&quot;aaaa/mm/jj&quot;)" office:value-type="string" office:string-value="2017/01/26" calcext:value-type="string">
            <text:p>2017/01/26</text:p>
          </table:table-cell>
          <table:table-cell table:style-name="ce4" table:formula="of:=[.D45]+[.M45]" office:value-type="date" office:date-value="2017-02-02" calcext:value-type="date">
            <text:p>2017-02-02</text:p>
          </table:table-cell>
          <table:table-cell table:style-name="ce5" table:formula="of:=TEXT([.F45];&quot;aaaa/mm/jj&quot;)" office:value-type="string" office:string-value="2017/02/02" calcext:value-type="string">
            <text:p>2017/0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101;150)" office:value-type="float" office:value="114" calcext:value-type="float">
            <text:p>11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];&quot;', '&quot;;[.E45];&quot;', '&quot;;[.G45];&quot;', &quot;;[.H45];&quot;, &quot;;[.I45];&quot;, &quot;;[.J45];&quot;, &quot;;[.K45];&quot;, &quot;;[.L45];&quot;);&quot;)" office:value-type="string" office:string-value="insert into contrat_loc (date_contrat, date_debut, date_fin, caution, id_contrat_loc_client, id_contrat_loc_agence, id_contrat_loc_vehicule, id_contrat_loc_accessoire) values ('2017/01/26', '2017/01/26', '2017/02/02', 1500.00, 238, 114, 2, 1);" calcext:value-type="string">
            <text:p>insert into contrat_loc (date_contrat, date_debut, date_fin, caution, id_contrat_loc_client, id_contrat_loc_agence, id_contrat_loc_vehicule, id_contrat_loc_accessoire) values ('2017/01/26', '2017/01/26', '2017/02/02', 1500.00, 238, 114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B46];&quot;aaaa/mm/jj&quot;)" office:value-type="string" office:string-value="2017/01/27" calcext:value-type="string">
            <text:p>2017/01/2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D46];&quot;aaaa/mm/jj&quot;)" office:value-type="string" office:string-value="2017/01/27" calcext:value-type="string">
            <text:p>2017/01/27</text:p>
          </table:table-cell>
          <table:table-cell table:style-name="ce4" table:formula="of:=[.D46]+[.M46]" office:value-type="date" office:date-value="2017-02-04" calcext:value-type="date">
            <text:p>2017-02-04</text:p>
          </table:table-cell>
          <table:table-cell table:style-name="ce5" table:formula="of:=TEXT([.F46];&quot;aaaa/mm/jj&quot;)" office:value-type="string" office:string-value="2017/02/04" calcext:value-type="string">
            <text:p>2017/02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];&quot;', '&quot;;[.E46];&quot;', '&quot;;[.G46];&quot;', &quot;;[.H46];&quot;, &quot;;[.I46];&quot;, &quot;;[.J46];&quot;, &quot;;[.K46];&quot;, &quot;;[.L46];&quot;);&quot;)" office:value-type="string" office:string-value="insert into contrat_loc (date_contrat, date_debut, date_fin, caution, id_contrat_loc_client, id_contrat_loc_agence, id_contrat_loc_vehicule, id_contrat_loc_accessoire) values ('2017/01/27', '2017/01/27', '2017/02/04', 1500.00, 200, 201, 5, 5);" calcext:value-type="string">
            <text:p>insert into contrat_loc (date_contrat, date_debut, date_fin, caution, id_contrat_loc_client, id_contrat_loc_agence, id_contrat_loc_vehicule, id_contrat_loc_accessoire) values ('2017/01/27', '2017/01/27', '2017/02/04', 1500.00, 200, 201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B47];&quot;aaaa/mm/jj&quot;)" office:value-type="string" office:string-value="2017/01/27" calcext:value-type="string">
            <text:p>2017/01/2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D47];&quot;aaaa/mm/jj&quot;)" office:value-type="string" office:string-value="2017/01/27" calcext:value-type="string">
            <text:p>2017/01/27</text:p>
          </table:table-cell>
          <table:table-cell table:style-name="ce4" table:formula="of:=[.D47]+[.M47]" office:value-type="date" office:date-value="2017-01-29" calcext:value-type="date">
            <text:p>2017-01-29</text:p>
          </table:table-cell>
          <table:table-cell table:style-name="ce5" table:formula="of:=TEXT([.F47];&quot;aaaa/mm/jj&quot;)" office:value-type="string" office:string-value="2017/01/29" calcext:value-type="string">
            <text:p>2017/01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" calcext:value-type="float">
            <text:p>21</text:p>
          </table:table-cell>
          <table:table-cell table:style-name="ce7" table:formula="of:=RANDBETWEEN(201;250)" office:value-type="float" office:value="202" calcext:value-type="float">
            <text:p>20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];&quot;', '&quot;;[.E47];&quot;', '&quot;;[.G47];&quot;', &quot;;[.H47];&quot;, &quot;;[.I47];&quot;, &quot;;[.J47];&quot;, &quot;;[.K47];&quot;, &quot;;[.L47];&quot;);&quot;)" office:value-type="string" office:string-value="insert into contrat_loc (date_contrat, date_debut, date_fin, caution, id_contrat_loc_client, id_contrat_loc_agence, id_contrat_loc_vehicule, id_contrat_loc_accessoire) values ('2017/01/27', '2017/01/27', '2017/01/29', 1500.00, 21, 202, 4, 5);" calcext:value-type="string">
            <text:p>insert into contrat_loc (date_contrat, date_debut, date_fin, caution, id_contrat_loc_client, id_contrat_loc_agence, id_contrat_loc_vehicule, id_contrat_loc_accessoire) values ('2017/01/27', '2017/01/27', '2017/01/29', 1500.00, 21, 202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B48];&quot;aaaa/mm/jj&quot;)" office:value-type="string" office:string-value="2017/01/27" calcext:value-type="string">
            <text:p>2017/01/2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D48];&quot;aaaa/mm/jj&quot;)" office:value-type="string" office:string-value="2017/01/27" calcext:value-type="string">
            <text:p>2017/01/27</text:p>
          </table:table-cell>
          <table:table-cell table:style-name="ce4" table:formula="of:=[.D48]+[.M48]" office:value-type="date" office:date-value="2017-02-01" calcext:value-type="date">
            <text:p>2017-02-01</text:p>
          </table:table-cell>
          <table:table-cell table:style-name="ce5" table:formula="of:=TEXT([.F48];&quot;aaaa/mm/jj&quot;)" office:value-type="string" office:string-value="2017/02/01" calcext:value-type="string">
            <text:p>2017/02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1" calcext:value-type="float">
            <text:p>221</text:p>
          </table:table-cell>
          <table:table-cell table:style-name="ce7" table:formula="of:=RANDBETWEEN(201;250)" office:value-type="float" office:value="219" calcext:value-type="float">
            <text:p>21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];&quot;', '&quot;;[.E48];&quot;', '&quot;;[.G48];&quot;', &quot;;[.H48];&quot;, &quot;;[.I48];&quot;, &quot;;[.J48];&quot;, &quot;;[.K48];&quot;, &quot;;[.L48];&quot;);&quot;)" office:value-type="string" office:string-value="insert into contrat_loc (date_contrat, date_debut, date_fin, caution, id_contrat_loc_client, id_contrat_loc_agence, id_contrat_loc_vehicule, id_contrat_loc_accessoire) values ('2017/01/27', '2017/01/27', '2017/02/01', 1500.00, 221, 219, 1, 4);" calcext:value-type="string">
            <text:p>insert into contrat_loc (date_contrat, date_debut, date_fin, caution, id_contrat_loc_client, id_contrat_loc_agence, id_contrat_loc_vehicule, id_contrat_loc_accessoire) values ('2017/01/27', '2017/01/27', '2017/02/01', 1500.00, 221, 219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date" office:date-value="2017-01-28" calcext:value-type="date">
            <text:p>2017-01-28</text:p>
          </table:table-cell>
          <table:table-cell table:style-name="ce5" table:formula="of:=TEXT([.B49];&quot;aaaa/mm/jj&quot;)" office:value-type="string" office:string-value="2017/01/28" calcext:value-type="string">
            <text:p>2017/01/28</text:p>
          </table:table-cell>
          <table:table-cell table:style-name="ce4" office:value-type="date" office:date-value="2017-01-28" calcext:value-type="date">
            <text:p>2017-01-28</text:p>
          </table:table-cell>
          <table:table-cell table:style-name="ce5" table:formula="of:=TEXT([.D49];&quot;aaaa/mm/jj&quot;)" office:value-type="string" office:string-value="2017/01/28" calcext:value-type="string">
            <text:p>2017/01/28</text:p>
          </table:table-cell>
          <table:table-cell table:style-name="ce4" table:formula="of:=[.D49]+[.M49]" office:value-type="date" office:date-value="2017-02-09" calcext:value-type="date">
            <text:p>2017-02-09</text:p>
          </table:table-cell>
          <table:table-cell table:style-name="ce5" table:formula="of:=TEXT([.F49];&quot;aaaa/mm/jj&quot;)" office:value-type="string" office:string-value="2017/02/09" calcext:value-type="string">
            <text:p>2017/0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1;50)" office:value-type="float" office:value="43" calcext:value-type="float">
            <text:p>4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];&quot;', '&quot;;[.E49];&quot;', '&quot;;[.G49];&quot;', &quot;;[.H49];&quot;, &quot;;[.I49];&quot;, &quot;;[.J49];&quot;, &quot;;[.K49];&quot;, &quot;;[.L49];&quot;);&quot;)" office:value-type="string" office:string-value="insert into contrat_loc (date_contrat, date_debut, date_fin, caution, id_contrat_loc_client, id_contrat_loc_agence, id_contrat_loc_vehicule, id_contrat_loc_accessoire) values ('2017/01/28', '2017/01/28', '2017/02/09', 1500.00, 231, 43, 3, 1);" calcext:value-type="string">
            <text:p>insert into contrat_loc (date_contrat, date_debut, date_fin, caution, id_contrat_loc_client, id_contrat_loc_agence, id_contrat_loc_vehicule, id_contrat_loc_accessoire) values ('2017/01/28', '2017/01/28', '2017/02/09', 1500.00, 231, 43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B50];&quot;aaaa/mm/jj&quot;)" office:value-type="string" office:string-value="2017/01/29" calcext:value-type="string">
            <text:p>2017/01/29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D50];&quot;aaaa/mm/jj&quot;)" office:value-type="string" office:string-value="2017/01/29" calcext:value-type="string">
            <text:p>2017/01/29</text:p>
          </table:table-cell>
          <table:table-cell table:style-name="ce4" table:formula="of:=[.D50]+[.M50]" office:value-type="date" office:date-value="2017-02-12" calcext:value-type="date">
            <text:p>2017-02-12</text:p>
          </table:table-cell>
          <table:table-cell table:style-name="ce5" table:formula="of:=TEXT([.F50];&quot;aaaa/mm/jj&quot;)" office:value-type="string" office:string-value="2017/02/12" calcext:value-type="string">
            <text:p>2017/02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0];&quot;', '&quot;;[.E50];&quot;', '&quot;;[.G50];&quot;', &quot;;[.H50];&quot;, &quot;;[.I50];&quot;, &quot;;[.J50];&quot;, &quot;;[.K50];&quot;, &quot;;[.L50];&quot;);&quot;)" office:value-type="string" office:string-value="insert into contrat_loc (date_contrat, date_debut, date_fin, caution, id_contrat_loc_client, id_contrat_loc_agence, id_contrat_loc_vehicule, id_contrat_loc_accessoire) values ('2017/01/29', '2017/01/29', '2017/02/12', 1500.00, 229, 36, 5, 0);" calcext:value-type="string">
            <text:p>insert into contrat_loc (date_contrat, date_debut, date_fin, caution, id_contrat_loc_client, id_contrat_loc_agence, id_contrat_loc_vehicule, id_contrat_loc_accessoire) values ('2017/01/29', '2017/01/29', '2017/02/12', 1500.00, 229, 36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B51];&quot;aaaa/mm/jj&quot;)" office:value-type="string" office:string-value="2017/01/29" calcext:value-type="string">
            <text:p>2017/01/29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D51];&quot;aaaa/mm/jj&quot;)" office:value-type="string" office:string-value="2017/01/29" calcext:value-type="string">
            <text:p>2017/01/29</text:p>
          </table:table-cell>
          <table:table-cell table:style-name="ce4" table:formula="of:=[.D51]+[.M51]" office:value-type="date" office:date-value="2017-02-02" calcext:value-type="date">
            <text:p>2017-02-02</text:p>
          </table:table-cell>
          <table:table-cell table:style-name="ce5" table:formula="of:=TEXT([.F51];&quot;aaaa/mm/jj&quot;)" office:value-type="string" office:string-value="2017/02/02" calcext:value-type="string">
            <text:p>2017/0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0" calcext:value-type="float">
            <text:p>140</text:p>
          </table:table-cell>
          <table:table-cell table:style-name="ce7" table:formula="of:=RANDBETWEEN(201;250)" office:value-type="float" office:value="244" calcext:value-type="float">
            <text:p>24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1];&quot;', '&quot;;[.E51];&quot;', '&quot;;[.G51];&quot;', &quot;;[.H51];&quot;, &quot;;[.I51];&quot;, &quot;;[.J51];&quot;, &quot;;[.K51];&quot;, &quot;;[.L51];&quot;);&quot;)" office:value-type="string" office:string-value="insert into contrat_loc (date_contrat, date_debut, date_fin, caution, id_contrat_loc_client, id_contrat_loc_agence, id_contrat_loc_vehicule, id_contrat_loc_accessoire) values ('2017/01/29', '2017/01/29', '2017/02/02', 1500.00, 140, 244, 5, 1);" calcext:value-type="string">
            <text:p>insert into contrat_loc (date_contrat, date_debut, date_fin, caution, id_contrat_loc_client, id_contrat_loc_agence, id_contrat_loc_vehicule, id_contrat_loc_accessoire) values ('2017/01/29', '2017/01/29', '2017/02/02', 1500.00, 140, 244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B52];&quot;aaaa/mm/jj&quot;)" office:value-type="string" office:string-value="2017/01/30" calcext:value-type="string">
            <text:p>2017/01/30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D52];&quot;aaaa/mm/jj&quot;)" office:value-type="string" office:string-value="2017/01/30" calcext:value-type="string">
            <text:p>2017/01/30</text:p>
          </table:table-cell>
          <table:table-cell table:style-name="ce4" table:formula="of:=[.D52]+[.M52]" office:value-type="date" office:date-value="2017-02-05" calcext:value-type="date">
            <text:p>2017-02-05</text:p>
          </table:table-cell>
          <table:table-cell table:style-name="ce5" table:formula="of:=TEXT([.F52];&quot;aaaa/mm/jj&quot;)" office:value-type="string" office:string-value="2017/02/05" calcext:value-type="string">
            <text:p>2017/0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" calcext:value-type="float">
            <text:p>18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2];&quot;', '&quot;;[.E52];&quot;', '&quot;;[.G52];&quot;', &quot;;[.H52];&quot;, &quot;;[.I52];&quot;, &quot;;[.J52];&quot;, &quot;;[.K52];&quot;, &quot;;[.L52];&quot;);&quot;)" office:value-type="string" office:string-value="insert into contrat_loc (date_contrat, date_debut, date_fin, caution, id_contrat_loc_client, id_contrat_loc_agence, id_contrat_loc_vehicule, id_contrat_loc_accessoire) values ('2017/01/30', '2017/01/30', '2017/02/05', 1500.00, 18, 20, 5, 6);" calcext:value-type="string">
            <text:p>insert into contrat_loc (date_contrat, date_debut, date_fin, caution, id_contrat_loc_client, id_contrat_loc_agence, id_contrat_loc_vehicule, id_contrat_loc_accessoire) values ('2017/01/30', '2017/01/30', '2017/02/05', 1500.00, 18, 20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B53];&quot;aaaa/mm/jj&quot;)" office:value-type="string" office:string-value="2017/01/30" calcext:value-type="string">
            <text:p>2017/01/30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D53];&quot;aaaa/mm/jj&quot;)" office:value-type="string" office:string-value="2017/01/30" calcext:value-type="string">
            <text:p>2017/01/30</text:p>
          </table:table-cell>
          <table:table-cell table:style-name="ce4" table:formula="of:=[.D53]+[.M53]" office:value-type="date" office:date-value="2017-02-05" calcext:value-type="date">
            <text:p>2017-02-05</text:p>
          </table:table-cell>
          <table:table-cell table:style-name="ce5" table:formula="of:=TEXT([.F53];&quot;aaaa/mm/jj&quot;)" office:value-type="string" office:string-value="2017/02/05" calcext:value-type="string">
            <text:p>2017/0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9" calcext:value-type="float">
            <text:p>59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3];&quot;', '&quot;;[.E53];&quot;', '&quot;;[.G53];&quot;', &quot;;[.H53];&quot;, &quot;;[.I53];&quot;, &quot;;[.J53];&quot;, &quot;;[.K53];&quot;, &quot;;[.L53];&quot;);&quot;)" office:value-type="string" office:string-value="insert into contrat_loc (date_contrat, date_debut, date_fin, caution, id_contrat_loc_client, id_contrat_loc_agence, id_contrat_loc_vehicule, id_contrat_loc_accessoire) values ('2017/01/30', '2017/01/30', '2017/02/05', 1500.00, 59, 153, 5, 7);" calcext:value-type="string">
            <text:p>insert into contrat_loc (date_contrat, date_debut, date_fin, caution, id_contrat_loc_client, id_contrat_loc_agence, id_contrat_loc_vehicule, id_contrat_loc_accessoire) values ('2017/01/30', '2017/01/30', '2017/02/05', 1500.00, 59, 153, 5, 7);</text:p>
          </table:table-cell>
          <table:table-cell table:number-columns-repeated="100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B54];&quot;aaaa/mm/jj&quot;)" office:value-type="string" office:string-value="2017/01/31" calcext:value-type="string">
            <text:p>2017/01/31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D54];&quot;aaaa/mm/jj&quot;)" office:value-type="string" office:string-value="2017/01/31" calcext:value-type="string">
            <text:p>2017/01/31</text:p>
          </table:table-cell>
          <table:table-cell table:style-name="ce4" table:formula="of:=[.D54]+[.M54]" office:value-type="date" office:date-value="2017-02-09" calcext:value-type="date">
            <text:p>2017-02-09</text:p>
          </table:table-cell>
          <table:table-cell table:style-name="ce5" table:formula="of:=TEXT([.F54];&quot;aaaa/mm/jj&quot;)" office:value-type="string" office:string-value="2017/02/09" calcext:value-type="string">
            <text:p>2017/0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9" calcext:value-type="float">
            <text:p>79</text:p>
          </table:table-cell>
          <table:table-cell table:style-name="ce7" table:formula="of:=RANDBETWEEN(151;200)" office:value-type="float" office:value="193" calcext:value-type="float">
            <text:p>19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4];&quot;', '&quot;;[.E54];&quot;', '&quot;;[.G54];&quot;', &quot;;[.H54];&quot;, &quot;;[.I54];&quot;, &quot;;[.J54];&quot;, &quot;;[.K54];&quot;, &quot;;[.L54];&quot;);&quot;)" office:value-type="string" office:string-value="insert into contrat_loc (date_contrat, date_debut, date_fin, caution, id_contrat_loc_client, id_contrat_loc_agence, id_contrat_loc_vehicule, id_contrat_loc_accessoire) values ('2017/01/31', '2017/01/31', '2017/02/09', 1500.00, 79, 193, 2, 6);" calcext:value-type="string">
            <text:p>insert into contrat_loc (date_contrat, date_debut, date_fin, caution, id_contrat_loc_client, id_contrat_loc_agence, id_contrat_loc_vehicule, id_contrat_loc_accessoire) values ('2017/01/31', '2017/01/31', '2017/02/09', 1500.00, 79, 193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B55];&quot;aaaa/mm/jj&quot;)" office:value-type="string" office:string-value="2017/01/31" calcext:value-type="string">
            <text:p>2017/01/31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D55];&quot;aaaa/mm/jj&quot;)" office:value-type="string" office:string-value="2017/01/31" calcext:value-type="string">
            <text:p>2017/01/31</text:p>
          </table:table-cell>
          <table:table-cell table:style-name="ce4" table:formula="of:=[.D55]+[.M55]" office:value-type="date" office:date-value="2017-02-02" calcext:value-type="date">
            <text:p>2017-02-02</text:p>
          </table:table-cell>
          <table:table-cell table:style-name="ce5" table:formula="of:=TEXT([.F55];&quot;aaaa/mm/jj&quot;)" office:value-type="string" office:string-value="2017/02/02" calcext:value-type="string">
            <text:p>2017/0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1" calcext:value-type="float">
            <text:p>171</text:p>
          </table:table-cell>
          <table:table-cell table:style-name="ce7" table:formula="of:=RANDBETWEEN(201;250)" office:value-type="float" office:value="218" calcext:value-type="float">
            <text:p>21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5];&quot;', '&quot;;[.E55];&quot;', '&quot;;[.G55];&quot;', &quot;;[.H55];&quot;, &quot;;[.I55];&quot;, &quot;;[.J55];&quot;, &quot;;[.K55];&quot;, &quot;;[.L55];&quot;);&quot;)" office:value-type="string" office:string-value="insert into contrat_loc (date_contrat, date_debut, date_fin, caution, id_contrat_loc_client, id_contrat_loc_agence, id_contrat_loc_vehicule, id_contrat_loc_accessoire) values ('2017/01/31', '2017/01/31', '2017/02/02', 1500.00, 171, 218, 4, 5);" calcext:value-type="string">
            <text:p>insert into contrat_loc (date_contrat, date_debut, date_fin, caution, id_contrat_loc_client, id_contrat_loc_agence, id_contrat_loc_vehicule, id_contrat_loc_accessoire) values ('2017/01/31', '2017/01/31', '2017/02/02', 1500.00, 171, 218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date" office:date-value="2017-02-01" calcext:value-type="date">
            <text:p>2017-02-01</text:p>
          </table:table-cell>
          <table:table-cell table:style-name="ce5" table:formula="of:=TEXT([.B56];&quot;aaaa/mm/jj&quot;)" office:value-type="string" office:string-value="2017/02/01" calcext:value-type="string">
            <text:p>2017/02/01</text:p>
          </table:table-cell>
          <table:table-cell table:style-name="ce4" office:value-type="date" office:date-value="2017-02-01" calcext:value-type="date">
            <text:p>2017-02-01</text:p>
          </table:table-cell>
          <table:table-cell table:style-name="ce5" table:formula="of:=TEXT([.D56];&quot;aaaa/mm/jj&quot;)" office:value-type="string" office:string-value="2017/02/01" calcext:value-type="string">
            <text:p>2017/02/01</text:p>
          </table:table-cell>
          <table:table-cell table:style-name="ce4" table:formula="of:=[.D56]+[.M56]" office:value-type="date" office:date-value="2017-02-07" calcext:value-type="date">
            <text:p>2017-02-07</text:p>
          </table:table-cell>
          <table:table-cell table:style-name="ce5" table:formula="of:=TEXT([.F56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2" calcext:value-type="float">
            <text:p>42</text:p>
          </table:table-cell>
          <table:table-cell table:style-name="ce7" table:formula="of:=RANDBETWEEN(201;250)" office:value-type="float" office:value="215" calcext:value-type="float">
            <text:p>21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6];&quot;', '&quot;;[.E56];&quot;', '&quot;;[.G56];&quot;', &quot;;[.H56];&quot;, &quot;;[.I56];&quot;, &quot;;[.J56];&quot;, &quot;;[.K56];&quot;, &quot;;[.L56];&quot;);&quot;)" office:value-type="string" office:string-value="insert into contrat_loc (date_contrat, date_debut, date_fin, caution, id_contrat_loc_client, id_contrat_loc_agence, id_contrat_loc_vehicule, id_contrat_loc_accessoire) values ('2017/02/01', '2017/02/01', '2017/02/07', 1500.00, 42, 215, 5, 5);" calcext:value-type="string">
            <text:p>insert into contrat_loc (date_contrat, date_debut, date_fin, caution, id_contrat_loc_client, id_contrat_loc_agence, id_contrat_loc_vehicule, id_contrat_loc_accessoire) values ('2017/02/01', '2017/02/01', '2017/02/07', 1500.00, 42, 215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57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57];&quot;aaaa/mm/jj&quot;)" office:value-type="string" office:string-value="2017/02/02" calcext:value-type="string">
            <text:p>2017/02/02</text:p>
          </table:table-cell>
          <table:table-cell table:style-name="ce4" table:formula="of:=[.D57]+[.M57]" office:value-type="date" office:date-value="2017-02-16" calcext:value-type="date">
            <text:p>2017-02-16</text:p>
          </table:table-cell>
          <table:table-cell table:style-name="ce5" table:formula="of:=TEXT([.F57];&quot;aaaa/mm/jj&quot;)" office:value-type="string" office:string-value="2017/02/16" calcext:value-type="string">
            <text:p>2017/02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0" calcext:value-type="float">
            <text:p>210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7];&quot;', '&quot;;[.E57];&quot;', '&quot;;[.G57];&quot;', &quot;;[.H57];&quot;, &quot;;[.I57];&quot;, &quot;;[.J57];&quot;, &quot;;[.K57];&quot;, &quot;;[.L57];&quot;);&quot;)" office:value-type="string" office:string-value="insert into contrat_loc (date_contrat, date_debut, date_fin, caution, id_contrat_loc_client, id_contrat_loc_agence, id_contrat_loc_vehicule, id_contrat_loc_accessoire) values ('2017/02/02', '2017/02/02', '2017/02/16', 1500.00, 210, 238, 2, 0);" calcext:value-type="string">
            <text:p>insert into contrat_loc (date_contrat, date_debut, date_fin, caution, id_contrat_loc_client, id_contrat_loc_agence, id_contrat_loc_vehicule, id_contrat_loc_accessoire) values ('2017/02/02', '2017/02/02', '2017/02/16', 1500.00, 210, 238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58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58];&quot;aaaa/mm/jj&quot;)" office:value-type="string" office:string-value="2017/02/02" calcext:value-type="string">
            <text:p>2017/02/02</text:p>
          </table:table-cell>
          <table:table-cell table:style-name="ce4" table:formula="of:=[.D58]+[.M58]" office:value-type="date" office:date-value="2017-02-14" calcext:value-type="date">
            <text:p>2017-02-14</text:p>
          </table:table-cell>
          <table:table-cell table:style-name="ce5" table:formula="of:=TEXT([.F58];&quot;aaaa/mm/jj&quot;)" office:value-type="string" office:string-value="2017/02/14" calcext:value-type="string">
            <text:p>2017/02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9" calcext:value-type="float">
            <text:p>39</text:p>
          </table:table-cell>
          <table:table-cell table:style-name="ce7" table:formula="of:=RANDBETWEEN(51;100)" office:value-type="float" office:value="65" calcext:value-type="float">
            <text:p>6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8];&quot;', '&quot;;[.E58];&quot;', '&quot;;[.G58];&quot;', &quot;;[.H58];&quot;, &quot;;[.I58];&quot;, &quot;;[.J58];&quot;, &quot;;[.K58];&quot;, &quot;;[.L58];&quot;);&quot;)" office:value-type="string" office:string-value="insert into contrat_loc (date_contrat, date_debut, date_fin, caution, id_contrat_loc_client, id_contrat_loc_agence, id_contrat_loc_vehicule, id_contrat_loc_accessoire) values ('2017/02/02', '2017/02/02', '2017/02/14', 1500.00, 39, 65, 2, 6);" calcext:value-type="string">
            <text:p>insert into contrat_loc (date_contrat, date_debut, date_fin, caution, id_contrat_loc_client, id_contrat_loc_agence, id_contrat_loc_vehicule, id_contrat_loc_accessoire) values ('2017/02/02', '2017/02/02', '2017/02/14', 1500.00, 39, 65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59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59];&quot;aaaa/mm/jj&quot;)" office:value-type="string" office:string-value="2017/02/02" calcext:value-type="string">
            <text:p>2017/02/02</text:p>
          </table:table-cell>
          <table:table-cell table:style-name="ce4" table:formula="of:=[.D59]+[.M59]" office:value-type="date" office:date-value="2017-02-15" calcext:value-type="date">
            <text:p>2017-02-15</text:p>
          </table:table-cell>
          <table:table-cell table:style-name="ce5" table:formula="of:=TEXT([.F59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46" calcext:value-type="float">
            <text:p>246</text:p>
          </table:table-cell>
          <table:table-cell table:style-name="ce7" table:formula="of:=RANDBETWEEN(151;200)" office:value-type="float" office:value="197" calcext:value-type="float">
            <text:p>19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9];&quot;', '&quot;;[.E59];&quot;', '&quot;;[.G59];&quot;', &quot;;[.H59];&quot;, &quot;;[.I59];&quot;, &quot;;[.J59];&quot;, &quot;;[.K59];&quot;, &quot;;[.L59];&quot;);&quot;)" office:value-type="string" office:string-value="insert into contrat_loc (date_contrat, date_debut, date_fin, caution, id_contrat_loc_client, id_contrat_loc_agence, id_contrat_loc_vehicule, id_contrat_loc_accessoire) values ('2017/02/02', '2017/02/02', '2017/02/15', 1500.00, 246, 197, 2, 5);" calcext:value-type="string">
            <text:p>insert into contrat_loc (date_contrat, date_debut, date_fin, caution, id_contrat_loc_client, id_contrat_loc_agence, id_contrat_loc_vehicule, id_contrat_loc_accessoire) values ('2017/02/02', '2017/02/02', '2017/02/15', 1500.00, 246, 197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60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60];&quot;aaaa/mm/jj&quot;)" office:value-type="string" office:string-value="2017/02/02" calcext:value-type="string">
            <text:p>2017/02/02</text:p>
          </table:table-cell>
          <table:table-cell table:style-name="ce4" table:formula="of:=[.D60]+[.M60]" office:value-type="date" office:date-value="2017-02-15" calcext:value-type="date">
            <text:p>2017-02-15</text:p>
          </table:table-cell>
          <table:table-cell table:style-name="ce5" table:formula="of:=TEXT([.F60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101;150)" office:value-type="float" office:value="108" calcext:value-type="float">
            <text:p>10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0];&quot;', '&quot;;[.E60];&quot;', '&quot;;[.G60];&quot;', &quot;;[.H60];&quot;, &quot;;[.I60];&quot;, &quot;;[.J60];&quot;, &quot;;[.K60];&quot;, &quot;;[.L60];&quot;);&quot;)" office:value-type="string" office:string-value="insert into contrat_loc (date_contrat, date_debut, date_fin, caution, id_contrat_loc_client, id_contrat_loc_agence, id_contrat_loc_vehicule, id_contrat_loc_accessoire) values ('2017/02/02', '2017/02/02', '2017/02/15', 1500.00, 223, 108, 1, 0);" calcext:value-type="string">
            <text:p>insert into contrat_loc (date_contrat, date_debut, date_fin, caution, id_contrat_loc_client, id_contrat_loc_agence, id_contrat_loc_vehicule, id_contrat_loc_accessoire) values ('2017/02/02', '2017/02/02', '2017/02/15', 1500.00, 223, 108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1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1];&quot;aaaa/mm/jj&quot;)" office:value-type="string" office:string-value="2017/02/03" calcext:value-type="string">
            <text:p>2017/02/03</text:p>
          </table:table-cell>
          <table:table-cell table:style-name="ce4" table:formula="of:=[.D61]+[.M61]" office:value-type="date" office:date-value="2017-02-06" calcext:value-type="date">
            <text:p>2017-02-06</text:p>
          </table:table-cell>
          <table:table-cell table:style-name="ce5" table:formula="of:=TEXT([.F61];&quot;aaaa/mm/jj&quot;)" office:value-type="string" office:string-value="2017/02/06" calcext:value-type="string">
            <text:p>2017/02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201;250)" office:value-type="float" office:value="240" calcext:value-type="float">
            <text:p>24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1];&quot;', '&quot;;[.E61];&quot;', '&quot;;[.G61];&quot;', &quot;;[.H61];&quot;, &quot;;[.I61];&quot;, &quot;;[.J61];&quot;, &quot;;[.K61];&quot;, &quot;;[.L61];&quot;);&quot;)" office:value-type="string" office:string-value="insert into contrat_loc (date_contrat, date_debut, date_fin, caution, id_contrat_loc_client, id_contrat_loc_agence, id_contrat_loc_vehicule, id_contrat_loc_accessoire) values ('2017/02/03', '2017/02/03', '2017/02/06', 1500.00, 128, 240, 5, 1);" calcext:value-type="string">
            <text:p>insert into contrat_loc (date_contrat, date_debut, date_fin, caution, id_contrat_loc_client, id_contrat_loc_agence, id_contrat_loc_vehicule, id_contrat_loc_accessoire) values ('2017/02/03', '2017/02/03', '2017/02/06', 1500.00, 128, 240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2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2];&quot;aaaa/mm/jj&quot;)" office:value-type="string" office:string-value="2017/02/03" calcext:value-type="string">
            <text:p>2017/02/03</text:p>
          </table:table-cell>
          <table:table-cell table:style-name="ce4" table:formula="of:=[.D62]+[.M62]" office:value-type="date" office:date-value="2017-02-07" calcext:value-type="date">
            <text:p>2017-02-07</text:p>
          </table:table-cell>
          <table:table-cell table:style-name="ce5" table:formula="of:=TEXT([.F62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0" calcext:value-type="float">
            <text:p>40</text:p>
          </table:table-cell>
          <table:table-cell table:style-name="ce7" table:formula="of:=RANDBETWEEN(1;50)" office:value-type="float" office:value="16" calcext:value-type="float">
            <text:p>1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2];&quot;', '&quot;;[.E62];&quot;', '&quot;;[.G62];&quot;', &quot;;[.H62];&quot;, &quot;;[.I62];&quot;, &quot;;[.J62];&quot;, &quot;;[.K62];&quot;, &quot;;[.L62];&quot;);&quot;)" office:value-type="string" office:string-value="insert into contrat_loc (date_contrat, date_debut, date_fin, caution, id_contrat_loc_client, id_contrat_loc_agence, id_contrat_loc_vehicule, id_contrat_loc_accessoire) values ('2017/02/03', '2017/02/03', '2017/02/07', 1500.00, 40, 16, 1, 3);" calcext:value-type="string">
            <text:p>insert into contrat_loc (date_contrat, date_debut, date_fin, caution, id_contrat_loc_client, id_contrat_loc_agence, id_contrat_loc_vehicule, id_contrat_loc_accessoire) values ('2017/02/03', '2017/02/03', '2017/02/07', 1500.00, 40, 16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3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3];&quot;aaaa/mm/jj&quot;)" office:value-type="string" office:string-value="2017/02/03" calcext:value-type="string">
            <text:p>2017/02/03</text:p>
          </table:table-cell>
          <table:table-cell table:style-name="ce4" table:formula="of:=[.D63]+[.M63]" office:value-type="date" office:date-value="2017-02-12" calcext:value-type="date">
            <text:p>2017-02-12</text:p>
          </table:table-cell>
          <table:table-cell table:style-name="ce5" table:formula="of:=TEXT([.F63];&quot;aaaa/mm/jj&quot;)" office:value-type="string" office:string-value="2017/02/12" calcext:value-type="string">
            <text:p>2017/02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5" calcext:value-type="float">
            <text:p>105</text:p>
          </table:table-cell>
          <table:table-cell table:style-name="ce7" table:formula="of:=RANDBETWEEN(101;150)" office:value-type="float" office:value="121" calcext:value-type="float">
            <text:p>12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3];&quot;', '&quot;;[.E63];&quot;', '&quot;;[.G63];&quot;', &quot;;[.H63];&quot;, &quot;;[.I63];&quot;, &quot;;[.J63];&quot;, &quot;;[.K63];&quot;, &quot;;[.L63];&quot;);&quot;)" office:value-type="string" office:string-value="insert into contrat_loc (date_contrat, date_debut, date_fin, caution, id_contrat_loc_client, id_contrat_loc_agence, id_contrat_loc_vehicule, id_contrat_loc_accessoire) values ('2017/02/03', '2017/02/03', '2017/02/12', 1500.00, 105, 121, 2, 0);" calcext:value-type="string">
            <text:p>insert into contrat_loc (date_contrat, date_debut, date_fin, caution, id_contrat_loc_client, id_contrat_loc_agence, id_contrat_loc_vehicule, id_contrat_loc_accessoire) values ('2017/02/03', '2017/02/03', '2017/02/12', 1500.00, 105, 121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4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4];&quot;aaaa/mm/jj&quot;)" office:value-type="string" office:string-value="2017/02/03" calcext:value-type="string">
            <text:p>2017/02/03</text:p>
          </table:table-cell>
          <table:table-cell table:style-name="ce4" table:formula="of:=[.D64]+[.M64]" office:value-type="date" office:date-value="2017-02-18" calcext:value-type="date">
            <text:p>2017-02-18</text:p>
          </table:table-cell>
          <table:table-cell table:style-name="ce5" table:formula="of:=TEXT([.F64];&quot;aaaa/mm/jj&quot;)" office:value-type="string" office:string-value="2017/02/18" calcext:value-type="string">
            <text:p>2017/02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6" calcext:value-type="float">
            <text:p>246</text:p>
          </table:table-cell>
          <table:table-cell table:style-name="ce7" table:formula="of:=RANDBETWEEN(1;50)" office:value-type="float" office:value="18" calcext:value-type="float">
            <text:p>1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4];&quot;', '&quot;;[.E64];&quot;', '&quot;;[.G64];&quot;', &quot;;[.H64];&quot;, &quot;;[.I64];&quot;, &quot;;[.J64];&quot;, &quot;;[.K64];&quot;, &quot;;[.L64];&quot;);&quot;)" office:value-type="string" office:string-value="insert into contrat_loc (date_contrat, date_debut, date_fin, caution, id_contrat_loc_client, id_contrat_loc_agence, id_contrat_loc_vehicule, id_contrat_loc_accessoire) values ('2017/02/03', '2017/02/03', '2017/02/18', 1500.00, 246, 18, 1, 1);" calcext:value-type="string">
            <text:p>insert into contrat_loc (date_contrat, date_debut, date_fin, caution, id_contrat_loc_client, id_contrat_loc_agence, id_contrat_loc_vehicule, id_contrat_loc_accessoire) values ('2017/02/03', '2017/02/03', '2017/02/18', 1500.00, 246, 18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5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5];&quot;aaaa/mm/jj&quot;)" office:value-type="string" office:string-value="2017/02/03" calcext:value-type="string">
            <text:p>2017/02/03</text:p>
          </table:table-cell>
          <table:table-cell table:style-name="ce4" table:formula="of:=[.D65]+[.M65]" office:value-type="date" office:date-value="2017-02-13" calcext:value-type="date">
            <text:p>2017-02-13</text:p>
          </table:table-cell>
          <table:table-cell table:style-name="ce5" table:formula="of:=TEXT([.F65];&quot;aaaa/mm/jj&quot;)" office:value-type="string" office:string-value="2017/02/13" calcext:value-type="string">
            <text:p>2017/0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5];&quot;', '&quot;;[.E65];&quot;', '&quot;;[.G65];&quot;', &quot;;[.H65];&quot;, &quot;;[.I65];&quot;, &quot;;[.J65];&quot;, &quot;;[.K65];&quot;, &quot;;[.L65];&quot;);&quot;)" office:value-type="string" office:string-value="insert into contrat_loc (date_contrat, date_debut, date_fin, caution, id_contrat_loc_client, id_contrat_loc_agence, id_contrat_loc_vehicule, id_contrat_loc_accessoire) values ('2017/02/03', '2017/02/03', '2017/02/13', 1500.00, 114, 1, 5, 1);" calcext:value-type="string">
            <text:p>insert into contrat_loc (date_contrat, date_debut, date_fin, caution, id_contrat_loc_client, id_contrat_loc_agence, id_contrat_loc_vehicule, id_contrat_loc_accessoire) values ('2017/02/03', '2017/02/03', '2017/02/13', 1500.00, 114, 1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B66];&quot;aaaa/mm/jj&quot;)" office:value-type="string" office:string-value="2017/02/04" calcext:value-type="string">
            <text:p>2017/02/04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D66];&quot;aaaa/mm/jj&quot;)" office:value-type="string" office:string-value="2017/02/04" calcext:value-type="string">
            <text:p>2017/02/04</text:p>
          </table:table-cell>
          <table:table-cell table:style-name="ce4" table:formula="of:=[.D66]+[.M66]" office:value-type="date" office:date-value="2017-02-09" calcext:value-type="date">
            <text:p>2017-02-09</text:p>
          </table:table-cell>
          <table:table-cell table:style-name="ce5" table:formula="of:=TEXT([.F66];&quot;aaaa/mm/jj&quot;)" office:value-type="string" office:string-value="2017/02/09" calcext:value-type="string">
            <text:p>2017/0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" calcext:value-type="float">
            <text:p>17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6];&quot;', '&quot;;[.E66];&quot;', '&quot;;[.G66];&quot;', &quot;;[.H66];&quot;, &quot;;[.I66];&quot;, &quot;;[.J66];&quot;, &quot;;[.K66];&quot;, &quot;;[.L66];&quot;);&quot;)" office:value-type="string" office:string-value="insert into contrat_loc (date_contrat, date_debut, date_fin, caution, id_contrat_loc_client, id_contrat_loc_agence, id_contrat_loc_vehicule, id_contrat_loc_accessoire) values ('2017/02/04', '2017/02/04', '2017/02/09', 1500.00, 17, 228, 3, 0);" calcext:value-type="string">
            <text:p>insert into contrat_loc (date_contrat, date_debut, date_fin, caution, id_contrat_loc_client, id_contrat_loc_agence, id_contrat_loc_vehicule, id_contrat_loc_accessoire) values ('2017/02/04', '2017/02/04', '2017/02/09', 1500.00, 17, 228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B67];&quot;aaaa/mm/jj&quot;)" office:value-type="string" office:string-value="2017/02/04" calcext:value-type="string">
            <text:p>2017/02/04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D67];&quot;aaaa/mm/jj&quot;)" office:value-type="string" office:string-value="2017/02/04" calcext:value-type="string">
            <text:p>2017/02/04</text:p>
          </table:table-cell>
          <table:table-cell table:style-name="ce4" table:formula="of:=[.D67]+[.M67]" office:value-type="date" office:date-value="2017-02-16" calcext:value-type="date">
            <text:p>2017-02-16</text:p>
          </table:table-cell>
          <table:table-cell table:style-name="ce5" table:formula="of:=TEXT([.F67];&quot;aaaa/mm/jj&quot;)" office:value-type="string" office:string-value="2017/02/16" calcext:value-type="string">
            <text:p>2017/02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3" calcext:value-type="float">
            <text:p>83</text:p>
          </table:table-cell>
          <table:table-cell table:style-name="ce7" table:formula="of:=RANDBETWEEN(101;150)" office:value-type="float" office:value="101" calcext:value-type="float">
            <text:p>1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7];&quot;', '&quot;;[.E67];&quot;', '&quot;;[.G67];&quot;', &quot;;[.H67];&quot;, &quot;;[.I67];&quot;, &quot;;[.J67];&quot;, &quot;;[.K67];&quot;, &quot;;[.L67];&quot;);&quot;)" office:value-type="string" office:string-value="insert into contrat_loc (date_contrat, date_debut, date_fin, caution, id_contrat_loc_client, id_contrat_loc_agence, id_contrat_loc_vehicule, id_contrat_loc_accessoire) values ('2017/02/04', '2017/02/04', '2017/02/16', 1500.00, 83, 101, 5, 6);" calcext:value-type="string">
            <text:p>insert into contrat_loc (date_contrat, date_debut, date_fin, caution, id_contrat_loc_client, id_contrat_loc_agence, id_contrat_loc_vehicule, id_contrat_loc_accessoire) values ('2017/02/04', '2017/02/04', '2017/02/16', 1500.00, 83, 101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date" office:date-value="2017-02-05" calcext:value-type="date">
            <text:p>2017-02-05</text:p>
          </table:table-cell>
          <table:table-cell table:style-name="ce5" table:formula="of:=TEXT([.B68];&quot;aaaa/mm/jj&quot;)" office:value-type="string" office:string-value="2017/02/05" calcext:value-type="string">
            <text:p>2017/02/05</text:p>
          </table:table-cell>
          <table:table-cell table:style-name="ce4" office:value-type="date" office:date-value="2017-02-05" calcext:value-type="date">
            <text:p>2017-02-05</text:p>
          </table:table-cell>
          <table:table-cell table:style-name="ce5" table:formula="of:=TEXT([.D68];&quot;aaaa/mm/jj&quot;)" office:value-type="string" office:string-value="2017/02/05" calcext:value-type="string">
            <text:p>2017/02/05</text:p>
          </table:table-cell>
          <table:table-cell table:style-name="ce4" table:formula="of:=[.D68]+[.M68]" office:value-type="date" office:date-value="2017-02-17" calcext:value-type="date">
            <text:p>2017-02-17</text:p>
          </table:table-cell>
          <table:table-cell table:style-name="ce5" table:formula="of:=TEXT([.F68];&quot;aaaa/mm/jj&quot;)" office:value-type="string" office:string-value="2017/02/17" calcext:value-type="string">
            <text:p>2017/02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6" calcext:value-type="float">
            <text:p>136</text:p>
          </table:table-cell>
          <table:table-cell table:style-name="ce7" table:formula="of:=RANDBETWEEN(201;250)" office:value-type="float" office:value="229" calcext:value-type="float">
            <text:p>22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8];&quot;', '&quot;;[.E68];&quot;', '&quot;;[.G68];&quot;', &quot;;[.H68];&quot;, &quot;;[.I68];&quot;, &quot;;[.J68];&quot;, &quot;;[.K68];&quot;, &quot;;[.L68];&quot;);&quot;)" office:value-type="string" office:string-value="insert into contrat_loc (date_contrat, date_debut, date_fin, caution, id_contrat_loc_client, id_contrat_loc_agence, id_contrat_loc_vehicule, id_contrat_loc_accessoire) values ('2017/02/05', '2017/02/05', '2017/02/17', 1500.00, 136, 229, 5, 1);" calcext:value-type="string">
            <text:p>insert into contrat_loc (date_contrat, date_debut, date_fin, caution, id_contrat_loc_client, id_contrat_loc_agence, id_contrat_loc_vehicule, id_contrat_loc_accessoire) values ('2017/02/05', '2017/02/05', '2017/02/17', 1500.00, 136, 22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B69];&quot;aaaa/mm/jj&quot;)" office:value-type="string" office:string-value="2017/02/08" calcext:value-type="string">
            <text:p>2017/02/08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D69];&quot;aaaa/mm/jj&quot;)" office:value-type="string" office:string-value="2017/02/08" calcext:value-type="string">
            <text:p>2017/02/08</text:p>
          </table:table-cell>
          <table:table-cell table:style-name="ce4" table:formula="of:=[.D69]+[.M69]" office:value-type="date" office:date-value="2017-02-13" calcext:value-type="date">
            <text:p>2017-02-13</text:p>
          </table:table-cell>
          <table:table-cell table:style-name="ce5" table:formula="of:=TEXT([.F69];&quot;aaaa/mm/jj&quot;)" office:value-type="string" office:string-value="2017/02/13" calcext:value-type="string">
            <text:p>2017/0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9" calcext:value-type="float">
            <text:p>89</text:p>
          </table:table-cell>
          <table:table-cell table:style-name="ce7" table:formula="of:=RANDBETWEEN(151;200)" office:value-type="float" office:value="154" calcext:value-type="float">
            <text:p>15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69];&quot;', '&quot;;[.E69];&quot;', '&quot;;[.G69];&quot;', &quot;;[.H69];&quot;, &quot;;[.I69];&quot;, &quot;;[.J69];&quot;, &quot;;[.K69];&quot;, &quot;;[.L69];&quot;);&quot;)" office:value-type="string" office:string-value="insert into contrat_loc (date_contrat, date_debut, date_fin, caution, id_contrat_loc_client, id_contrat_loc_agence, id_contrat_loc_vehicule, id_contrat_loc_accessoire) values ('2017/02/08', '2017/02/08', '2017/02/13', 1500.00, 89, 154, 2, 1);" calcext:value-type="string">
            <text:p>insert into contrat_loc (date_contrat, date_debut, date_fin, caution, id_contrat_loc_client, id_contrat_loc_agence, id_contrat_loc_vehicule, id_contrat_loc_accessoire) values ('2017/02/08', '2017/02/08', '2017/02/13', 1500.00, 89, 154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B70];&quot;aaaa/mm/jj&quot;)" office:value-type="string" office:string-value="2017/02/08" calcext:value-type="string">
            <text:p>2017/02/08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D70];&quot;aaaa/mm/jj&quot;)" office:value-type="string" office:string-value="2017/02/08" calcext:value-type="string">
            <text:p>2017/02/08</text:p>
          </table:table-cell>
          <table:table-cell table:style-name="ce4" table:formula="of:=[.D70]+[.M70]" office:value-type="date" office:date-value="2017-02-22" calcext:value-type="date">
            <text:p>2017-02-22</text:p>
          </table:table-cell>
          <table:table-cell table:style-name="ce5" table:formula="of:=TEXT([.F70];&quot;aaaa/mm/jj&quot;)" office:value-type="string" office:string-value="2017/02/22" calcext:value-type="string">
            <text:p>2017/02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2" calcext:value-type="float">
            <text:p>202</text:p>
          </table:table-cell>
          <table:table-cell table:style-name="ce7" table:formula="of:=RANDBETWEEN(151;200)" office:value-type="float" office:value="200" calcext:value-type="float">
            <text:p>20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0];&quot;', '&quot;;[.E70];&quot;', '&quot;;[.G70];&quot;', &quot;;[.H70];&quot;, &quot;;[.I70];&quot;, &quot;;[.J70];&quot;, &quot;;[.K70];&quot;, &quot;;[.L70];&quot;);&quot;)" office:value-type="string" office:string-value="insert into contrat_loc (date_contrat, date_debut, date_fin, caution, id_contrat_loc_client, id_contrat_loc_agence, id_contrat_loc_vehicule, id_contrat_loc_accessoire) values ('2017/02/08', '2017/02/08', '2017/02/22', 1500.00, 202, 200, 4, 0);" calcext:value-type="string">
            <text:p>insert into contrat_loc (date_contrat, date_debut, date_fin, caution, id_contrat_loc_client, id_contrat_loc_agence, id_contrat_loc_vehicule, id_contrat_loc_accessoire) values ('2017/02/08', '2017/02/08', '2017/02/22', 1500.00, 202, 200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date" office:date-value="2017-02-09" calcext:value-type="date">
            <text:p>2017-02-09</text:p>
          </table:table-cell>
          <table:table-cell table:style-name="ce5" table:formula="of:=TEXT([.B71];&quot;aaaa/mm/jj&quot;)" office:value-type="string" office:string-value="2017/02/09" calcext:value-type="string">
            <text:p>2017/02/09</text:p>
          </table:table-cell>
          <table:table-cell table:style-name="ce4" office:value-type="date" office:date-value="2017-02-09" calcext:value-type="date">
            <text:p>2017-02-09</text:p>
          </table:table-cell>
          <table:table-cell table:style-name="ce5" table:formula="of:=TEXT([.D71];&quot;aaaa/mm/jj&quot;)" office:value-type="string" office:string-value="2017/02/09" calcext:value-type="string">
            <text:p>2017/02/09</text:p>
          </table:table-cell>
          <table:table-cell table:style-name="ce4" table:formula="of:=[.D71]+[.M71]" office:value-type="date" office:date-value="2017-02-21" calcext:value-type="date">
            <text:p>2017-02-21</text:p>
          </table:table-cell>
          <table:table-cell table:style-name="ce5" table:formula="of:=TEXT([.F71];&quot;aaaa/mm/jj&quot;)" office:value-type="string" office:string-value="2017/02/21" calcext:value-type="string">
            <text:p>2017/02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0" calcext:value-type="float">
            <text:p>150</text:p>
          </table:table-cell>
          <table:table-cell table:style-name="ce7" table:formula="of:=RANDBETWEEN(1;50)" office:value-type="float" office:value="43" calcext:value-type="float">
            <text:p>4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1];&quot;', '&quot;;[.E71];&quot;', '&quot;;[.G71];&quot;', &quot;;[.H71];&quot;, &quot;;[.I71];&quot;, &quot;;[.J71];&quot;, &quot;;[.K71];&quot;, &quot;;[.L71];&quot;);&quot;)" office:value-type="string" office:string-value="insert into contrat_loc (date_contrat, date_debut, date_fin, caution, id_contrat_loc_client, id_contrat_loc_agence, id_contrat_loc_vehicule, id_contrat_loc_accessoire) values ('2017/02/09', '2017/02/09', '2017/02/21', 1500.00, 150, 43, 1, 0);" calcext:value-type="string">
            <text:p>insert into contrat_loc (date_contrat, date_debut, date_fin, caution, id_contrat_loc_client, id_contrat_loc_agence, id_contrat_loc_vehicule, id_contrat_loc_accessoire) values ('2017/02/09', '2017/02/09', '2017/02/21', 1500.00, 150, 43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2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2];&quot;aaaa/mm/jj&quot;)" office:value-type="string" office:string-value="2017/02/10" calcext:value-type="string">
            <text:p>2017/02/10</text:p>
          </table:table-cell>
          <table:table-cell table:style-name="ce4" table:formula="of:=[.D72]+[.M72]" office:value-type="date" office:date-value="2017-02-20" calcext:value-type="date">
            <text:p>2017-02-20</text:p>
          </table:table-cell>
          <table:table-cell table:style-name="ce5" table:formula="of:=TEXT([.F72];&quot;aaaa/mm/jj&quot;)" office:value-type="string" office:string-value="2017/02/20" calcext:value-type="string">
            <text:p>2017/02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7" calcext:value-type="float">
            <text:p>137</text:p>
          </table:table-cell>
          <table:table-cell table:style-name="ce7" table:formula="of:=RANDBETWEEN(1;50)" office:value-type="float" office:value="28" calcext:value-type="float">
            <text:p>2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2];&quot;', '&quot;;[.E72];&quot;', '&quot;;[.G72];&quot;', &quot;;[.H72];&quot;, &quot;;[.I72];&quot;, &quot;;[.J72];&quot;, &quot;;[.K72];&quot;, &quot;;[.L72];&quot;);&quot;)" office:value-type="string" office:string-value="insert into contrat_loc (date_contrat, date_debut, date_fin, caution, id_contrat_loc_client, id_contrat_loc_agence, id_contrat_loc_vehicule, id_contrat_loc_accessoire) values ('2017/02/10', '2017/02/10', '2017/02/20', 1500.00, 137, 28, 4, 1);" calcext:value-type="string">
            <text:p>insert into contrat_loc (date_contrat, date_debut, date_fin, caution, id_contrat_loc_client, id_contrat_loc_agence, id_contrat_loc_vehicule, id_contrat_loc_accessoire) values ('2017/02/10', '2017/02/10', '2017/02/20', 1500.00, 137, 28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3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3];&quot;aaaa/mm/jj&quot;)" office:value-type="string" office:string-value="2017/02/10" calcext:value-type="string">
            <text:p>2017/02/10</text:p>
          </table:table-cell>
          <table:table-cell table:style-name="ce4" table:formula="of:=[.D73]+[.M73]" office:value-type="date" office:date-value="2017-02-14" calcext:value-type="date">
            <text:p>2017-02-14</text:p>
          </table:table-cell>
          <table:table-cell table:style-name="ce5" table:formula="of:=TEXT([.F73];&quot;aaaa/mm/jj&quot;)" office:value-type="string" office:string-value="2017/02/14" calcext:value-type="string">
            <text:p>2017/02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9" calcext:value-type="float">
            <text:p>39</text:p>
          </table:table-cell>
          <table:table-cell table:style-name="ce7" table:formula="of:=RANDBETWEEN(1;50)" office:value-type="float" office:value="37" calcext:value-type="float">
            <text:p>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3];&quot;', '&quot;;[.E73];&quot;', '&quot;;[.G73];&quot;', &quot;;[.H73];&quot;, &quot;;[.I73];&quot;, &quot;;[.J73];&quot;, &quot;;[.K73];&quot;, &quot;;[.L73];&quot;);&quot;)" office:value-type="string" office:string-value="insert into contrat_loc (date_contrat, date_debut, date_fin, caution, id_contrat_loc_client, id_contrat_loc_agence, id_contrat_loc_vehicule, id_contrat_loc_accessoire) values ('2017/02/10', '2017/02/10', '2017/02/14', 1500.00, 39, 37, 3, 5);" calcext:value-type="string">
            <text:p>insert into contrat_loc (date_contrat, date_debut, date_fin, caution, id_contrat_loc_client, id_contrat_loc_agence, id_contrat_loc_vehicule, id_contrat_loc_accessoire) values ('2017/02/10', '2017/02/10', '2017/02/14', 1500.00, 39, 37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4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4];&quot;aaaa/mm/jj&quot;)" office:value-type="string" office:string-value="2017/02/10" calcext:value-type="string">
            <text:p>2017/02/10</text:p>
          </table:table-cell>
          <table:table-cell table:style-name="ce4" table:formula="of:=[.D74]+[.M74]" office:value-type="date" office:date-value="2017-02-15" calcext:value-type="date">
            <text:p>2017-02-15</text:p>
          </table:table-cell>
          <table:table-cell table:style-name="ce5" table:formula="of:=TEXT([.F74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5" calcext:value-type="float">
            <text:p>125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4];&quot;', '&quot;;[.E74];&quot;', '&quot;;[.G74];&quot;', &quot;;[.H74];&quot;, &quot;;[.I74];&quot;, &quot;;[.J74];&quot;, &quot;;[.K74];&quot;, &quot;;[.L74];&quot;);&quot;)" office:value-type="string" office:string-value="insert into contrat_loc (date_contrat, date_debut, date_fin, caution, id_contrat_loc_client, id_contrat_loc_agence, id_contrat_loc_vehicule, id_contrat_loc_accessoire) values ('2017/02/10', '2017/02/10', '2017/02/15', 1500.00, 125, 233, 1, 1);" calcext:value-type="string">
            <text:p>insert into contrat_loc (date_contrat, date_debut, date_fin, caution, id_contrat_loc_client, id_contrat_loc_agence, id_contrat_loc_vehicule, id_contrat_loc_accessoire) values ('2017/02/10', '2017/02/10', '2017/02/15', 1500.00, 125, 233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5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5];&quot;aaaa/mm/jj&quot;)" office:value-type="string" office:string-value="2017/02/10" calcext:value-type="string">
            <text:p>2017/02/10</text:p>
          </table:table-cell>
          <table:table-cell table:style-name="ce4" table:formula="of:=[.D75]+[.M75]" office:value-type="date" office:date-value="2017-02-23" calcext:value-type="date">
            <text:p>2017-02-23</text:p>
          </table:table-cell>
          <table:table-cell table:style-name="ce5" table:formula="of:=TEXT([.F75];&quot;aaaa/mm/jj&quot;)" office:value-type="string" office:string-value="2017/02/23" calcext:value-type="string">
            <text:p>2017/02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3" calcext:value-type="float">
            <text:p>153</text:p>
          </table:table-cell>
          <table:table-cell table:style-name="ce7" table:formula="of:=RANDBETWEEN(101;150)" office:value-type="float" office:value="107" calcext:value-type="float">
            <text:p>10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5];&quot;', '&quot;;[.E75];&quot;', '&quot;;[.G75];&quot;', &quot;;[.H75];&quot;, &quot;;[.I75];&quot;, &quot;;[.J75];&quot;, &quot;;[.K75];&quot;, &quot;;[.L75];&quot;);&quot;)" office:value-type="string" office:string-value="insert into contrat_loc (date_contrat, date_debut, date_fin, caution, id_contrat_loc_client, id_contrat_loc_agence, id_contrat_loc_vehicule, id_contrat_loc_accessoire) values ('2017/02/10', '2017/02/10', '2017/02/23', 1500.00, 153, 107, 4, 0);" calcext:value-type="string">
            <text:p>insert into contrat_loc (date_contrat, date_debut, date_fin, caution, id_contrat_loc_client, id_contrat_loc_agence, id_contrat_loc_vehicule, id_contrat_loc_accessoire) values ('2017/02/10', '2017/02/10', '2017/02/23', 1500.00, 153, 107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B76];&quot;aaaa/mm/jj&quot;)" office:value-type="string" office:string-value="2017/02/11" calcext:value-type="string">
            <text:p>2017/02/11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D76];&quot;aaaa/mm/jj&quot;)" office:value-type="string" office:string-value="2017/02/11" calcext:value-type="string">
            <text:p>2017/02/11</text:p>
          </table:table-cell>
          <table:table-cell table:style-name="ce4" table:formula="of:=[.D76]+[.M76]" office:value-type="date" office:date-value="2017-02-23" calcext:value-type="date">
            <text:p>2017-02-23</text:p>
          </table:table-cell>
          <table:table-cell table:style-name="ce5" table:formula="of:=TEXT([.F76];&quot;aaaa/mm/jj&quot;)" office:value-type="string" office:string-value="2017/02/23" calcext:value-type="string">
            <text:p>2017/02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0" calcext:value-type="float">
            <text:p>90</text:p>
          </table:table-cell>
          <table:table-cell table:style-name="ce7" table:formula="of:=RANDBETWEEN(151;200)" office:value-type="float" office:value="194" calcext:value-type="float">
            <text:p>19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6];&quot;', '&quot;;[.E76];&quot;', '&quot;;[.G76];&quot;', &quot;;[.H76];&quot;, &quot;;[.I76];&quot;, &quot;;[.J76];&quot;, &quot;;[.K76];&quot;, &quot;;[.L76];&quot;);&quot;)" office:value-type="string" office:string-value="insert into contrat_loc (date_contrat, date_debut, date_fin, caution, id_contrat_loc_client, id_contrat_loc_agence, id_contrat_loc_vehicule, id_contrat_loc_accessoire) values ('2017/02/11', '2017/02/11', '2017/02/23', 1500.00, 90, 194, 1, 5);" calcext:value-type="string">
            <text:p>insert into contrat_loc (date_contrat, date_debut, date_fin, caution, id_contrat_loc_client, id_contrat_loc_agence, id_contrat_loc_vehicule, id_contrat_loc_accessoire) values ('2017/02/11', '2017/02/11', '2017/02/23', 1500.00, 90, 194, 1, 5);</text:p>
          </table:table-cell>
          <table:table-cell table:number-columns-repeated="100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B77];&quot;aaaa/mm/jj&quot;)" office:value-type="string" office:string-value="2017/02/11" calcext:value-type="string">
            <text:p>2017/02/11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D77];&quot;aaaa/mm/jj&quot;)" office:value-type="string" office:string-value="2017/02/11" calcext:value-type="string">
            <text:p>2017/02/11</text:p>
          </table:table-cell>
          <table:table-cell table:style-name="ce4" table:formula="of:=[.D77]+[.M77]" office:value-type="date" office:date-value="2017-02-17" calcext:value-type="date">
            <text:p>2017-02-17</text:p>
          </table:table-cell>
          <table:table-cell table:style-name="ce5" table:formula="of:=TEXT([.F77];&quot;aaaa/mm/jj&quot;)" office:value-type="string" office:string-value="2017/02/17" calcext:value-type="string">
            <text:p>2017/02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0" calcext:value-type="float">
            <text:p>60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7];&quot;', '&quot;;[.E77];&quot;', '&quot;;[.G77];&quot;', &quot;;[.H77];&quot;, &quot;;[.I77];&quot;, &quot;;[.J77];&quot;, &quot;;[.K77];&quot;, &quot;;[.L77];&quot;);&quot;)" office:value-type="string" office:string-value="insert into contrat_loc (date_contrat, date_debut, date_fin, caution, id_contrat_loc_client, id_contrat_loc_agence, id_contrat_loc_vehicule, id_contrat_loc_accessoire) values ('2017/02/11', '2017/02/11', '2017/02/17', 1500.00, 60, 241, 3, 1);" calcext:value-type="string">
            <text:p>insert into contrat_loc (date_contrat, date_debut, date_fin, caution, id_contrat_loc_client, id_contrat_loc_agence, id_contrat_loc_vehicule, id_contrat_loc_accessoire) values ('2017/02/11', '2017/02/11', '2017/02/17', 1500.00, 60, 241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B78];&quot;aaaa/mm/jj&quot;)" office:value-type="string" office:string-value="2017/02/11" calcext:value-type="string">
            <text:p>2017/02/11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D78];&quot;aaaa/mm/jj&quot;)" office:value-type="string" office:string-value="2017/02/11" calcext:value-type="string">
            <text:p>2017/02/11</text:p>
          </table:table-cell>
          <table:table-cell table:style-name="ce4" table:formula="of:=[.D78]+[.M78]" office:value-type="date" office:date-value="2017-02-18" calcext:value-type="date">
            <text:p>2017-02-18</text:p>
          </table:table-cell>
          <table:table-cell table:style-name="ce5" table:formula="of:=TEXT([.F78];&quot;aaaa/mm/jj&quot;)" office:value-type="string" office:string-value="2017/02/18" calcext:value-type="string">
            <text:p>2017/02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3" calcext:value-type="float">
            <text:p>163</text:p>
          </table:table-cell>
          <table:table-cell table:style-name="ce7" table:formula="of:=RANDBETWEEN(101;150)" office:value-type="float" office:value="102" calcext:value-type="float">
            <text:p>10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8];&quot;', '&quot;;[.E78];&quot;', '&quot;;[.G78];&quot;', &quot;;[.H78];&quot;, &quot;;[.I78];&quot;, &quot;;[.J78];&quot;, &quot;;[.K78];&quot;, &quot;;[.L78];&quot;);&quot;)" office:value-type="string" office:string-value="insert into contrat_loc (date_contrat, date_debut, date_fin, caution, id_contrat_loc_client, id_contrat_loc_agence, id_contrat_loc_vehicule, id_contrat_loc_accessoire) values ('2017/02/11', '2017/02/11', '2017/02/18', 1500.00, 163, 102, 1, 1);" calcext:value-type="string">
            <text:p>insert into contrat_loc (date_contrat, date_debut, date_fin, caution, id_contrat_loc_client, id_contrat_loc_agence, id_contrat_loc_vehicule, id_contrat_loc_accessoire) values ('2017/02/11', '2017/02/11', '2017/02/18', 1500.00, 163, 102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B79];&quot;aaaa/mm/jj&quot;)" office:value-type="string" office:string-value="2017/02/12" calcext:value-type="string">
            <text:p>2017/02/12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D79];&quot;aaaa/mm/jj&quot;)" office:value-type="string" office:string-value="2017/02/12" calcext:value-type="string">
            <text:p>2017/02/12</text:p>
          </table:table-cell>
          <table:table-cell table:style-name="ce4" table:formula="of:=[.D79]+[.M79]" office:value-type="date" office:date-value="2017-02-24" calcext:value-type="date">
            <text:p>2017-02-24</text:p>
          </table:table-cell>
          <table:table-cell table:style-name="ce5" table:formula="of:=TEXT([.F79];&quot;aaaa/mm/jj&quot;)" office:value-type="string" office:string-value="2017/02/24" calcext:value-type="string">
            <text:p>2017/02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5" calcext:value-type="float">
            <text:p>245</text:p>
          </table:table-cell>
          <table:table-cell table:style-name="ce7" table:formula="of:=RANDBETWEEN(1;50)" office:value-type="float" office:value="48" calcext:value-type="float">
            <text:p>4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79];&quot;', '&quot;;[.E79];&quot;', '&quot;;[.G79];&quot;', &quot;;[.H79];&quot;, &quot;;[.I79];&quot;, &quot;;[.J79];&quot;, &quot;;[.K79];&quot;, &quot;;[.L79];&quot;);&quot;)" office:value-type="string" office:string-value="insert into contrat_loc (date_contrat, date_debut, date_fin, caution, id_contrat_loc_client, id_contrat_loc_agence, id_contrat_loc_vehicule, id_contrat_loc_accessoire) values ('2017/02/12', '2017/02/12', '2017/02/24', 1500.00, 245, 48, 3, 5);" calcext:value-type="string">
            <text:p>insert into contrat_loc (date_contrat, date_debut, date_fin, caution, id_contrat_loc_client, id_contrat_loc_agence, id_contrat_loc_vehicule, id_contrat_loc_accessoire) values ('2017/02/12', '2017/02/12', '2017/02/24', 1500.00, 245, 48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B80];&quot;aaaa/mm/jj&quot;)" office:value-type="string" office:string-value="2017/02/12" calcext:value-type="string">
            <text:p>2017/02/12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D80];&quot;aaaa/mm/jj&quot;)" office:value-type="string" office:string-value="2017/02/12" calcext:value-type="string">
            <text:p>2017/02/12</text:p>
          </table:table-cell>
          <table:table-cell table:style-name="ce4" table:formula="of:=[.D80]+[.M80]" office:value-type="date" office:date-value="2017-02-18" calcext:value-type="date">
            <text:p>2017-02-18</text:p>
          </table:table-cell>
          <table:table-cell table:style-name="ce5" table:formula="of:=TEXT([.F80];&quot;aaaa/mm/jj&quot;)" office:value-type="string" office:string-value="2017/02/18" calcext:value-type="string">
            <text:p>2017/02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8" calcext:value-type="float">
            <text:p>118</text:p>
          </table:table-cell>
          <table:table-cell table:style-name="ce7" table:formula="of:=RANDBETWEEN(201;250)" office:value-type="float" office:value="210" calcext:value-type="float">
            <text:p>21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0];&quot;', '&quot;;[.E80];&quot;', '&quot;;[.G80];&quot;', &quot;;[.H80];&quot;, &quot;;[.I80];&quot;, &quot;;[.J80];&quot;, &quot;;[.K80];&quot;, &quot;;[.L80];&quot;);&quot;)" office:value-type="string" office:string-value="insert into contrat_loc (date_contrat, date_debut, date_fin, caution, id_contrat_loc_client, id_contrat_loc_agence, id_contrat_loc_vehicule, id_contrat_loc_accessoire) values ('2017/02/12', '2017/02/12', '2017/02/18', 1500.00, 118, 210, 1, 4);" calcext:value-type="string">
            <text:p>insert into contrat_loc (date_contrat, date_debut, date_fin, caution, id_contrat_loc_client, id_contrat_loc_agence, id_contrat_loc_vehicule, id_contrat_loc_accessoire) values ('2017/02/12', '2017/02/12', '2017/02/18', 1500.00, 118, 210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date" office:date-value="2017-02-13" calcext:value-type="date">
            <text:p>2017-02-13</text:p>
          </table:table-cell>
          <table:table-cell table:style-name="ce5" table:formula="of:=TEXT([.B81];&quot;aaaa/mm/jj&quot;)" office:value-type="string" office:string-value="2017/02/13" calcext:value-type="string">
            <text:p>2017/02/13</text:p>
          </table:table-cell>
          <table:table-cell table:style-name="ce4" office:value-type="date" office:date-value="2017-02-13" calcext:value-type="date">
            <text:p>2017-02-13</text:p>
          </table:table-cell>
          <table:table-cell table:style-name="ce5" table:formula="of:=TEXT([.D81];&quot;aaaa/mm/jj&quot;)" office:value-type="string" office:string-value="2017/02/13" calcext:value-type="string">
            <text:p>2017/02/13</text:p>
          </table:table-cell>
          <table:table-cell table:style-name="ce4" table:formula="of:=[.D81]+[.M81]" office:value-type="date" office:date-value="2017-02-15" calcext:value-type="date">
            <text:p>2017-02-15</text:p>
          </table:table-cell>
          <table:table-cell table:style-name="ce5" table:formula="of:=TEXT([.F81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1" calcext:value-type="float">
            <text:p>91</text:p>
          </table:table-cell>
          <table:table-cell table:style-name="ce7" table:formula="of:=RANDBETWEEN(101;150)" office:value-type="float" office:value="117" calcext:value-type="float">
            <text:p>1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1];&quot;', '&quot;;[.E81];&quot;', '&quot;;[.G81];&quot;', &quot;;[.H81];&quot;, &quot;;[.I81];&quot;, &quot;;[.J81];&quot;, &quot;;[.K81];&quot;, &quot;;[.L81];&quot;);&quot;)" office:value-type="string" office:string-value="insert into contrat_loc (date_contrat, date_debut, date_fin, caution, id_contrat_loc_client, id_contrat_loc_agence, id_contrat_loc_vehicule, id_contrat_loc_accessoire) values ('2017/02/13', '2017/02/13', '2017/02/15', 1500.00, 91, 117, 5, 3);" calcext:value-type="string">
            <text:p>insert into contrat_loc (date_contrat, date_debut, date_fin, caution, id_contrat_loc_client, id_contrat_loc_agence, id_contrat_loc_vehicule, id_contrat_loc_accessoire) values ('2017/02/13', '2017/02/13', '2017/02/15', 1500.00, 91, 117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date" office:date-value="2017-02-14" calcext:value-type="date">
            <text:p>2017-02-14</text:p>
          </table:table-cell>
          <table:table-cell table:style-name="ce5" table:formula="of:=TEXT([.B82];&quot;aaaa/mm/jj&quot;)" office:value-type="string" office:string-value="2017/02/14" calcext:value-type="string">
            <text:p>2017/02/14</text:p>
          </table:table-cell>
          <table:table-cell table:style-name="ce4" office:value-type="date" office:date-value="2017-02-14" calcext:value-type="date">
            <text:p>2017-02-14</text:p>
          </table:table-cell>
          <table:table-cell table:style-name="ce5" table:formula="of:=TEXT([.D82];&quot;aaaa/mm/jj&quot;)" office:value-type="string" office:string-value="2017/02/14" calcext:value-type="string">
            <text:p>2017/02/14</text:p>
          </table:table-cell>
          <table:table-cell table:style-name="ce4" table:formula="of:=[.D82]+[.M82]" office:value-type="date" office:date-value="2017-02-26" calcext:value-type="date">
            <text:p>2017-02-26</text:p>
          </table:table-cell>
          <table:table-cell table:style-name="ce5" table:formula="of:=TEXT([.F82];&quot;aaaa/mm/jj&quot;)" office:value-type="string" office:string-value="2017/02/26" calcext:value-type="string">
            <text:p>2017/02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0" calcext:value-type="float">
            <text:p>170</text:p>
          </table:table-cell>
          <table:table-cell table:style-name="ce7" table:formula="of:=RANDBETWEEN(1;50)" office:value-type="float" office:value="45" calcext:value-type="float">
            <text:p>4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2];&quot;', '&quot;;[.E82];&quot;', '&quot;;[.G82];&quot;', &quot;;[.H82];&quot;, &quot;;[.I82];&quot;, &quot;;[.J82];&quot;, &quot;;[.K82];&quot;, &quot;;[.L82];&quot;);&quot;)" office:value-type="string" office:string-value="insert into contrat_loc (date_contrat, date_debut, date_fin, caution, id_contrat_loc_client, id_contrat_loc_agence, id_contrat_loc_vehicule, id_contrat_loc_accessoire) values ('2017/02/14', '2017/02/14', '2017/02/26', 1500.00, 170, 45, 5, 0);" calcext:value-type="string">
            <text:p>insert into contrat_loc (date_contrat, date_debut, date_fin, caution, id_contrat_loc_client, id_contrat_loc_agence, id_contrat_loc_vehicule, id_contrat_loc_accessoire) values ('2017/02/14', '2017/02/14', '2017/02/26', 1500.00, 170, 45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B83];&quot;aaaa/mm/jj&quot;)" office:value-type="string" office:string-value="2017/02/15" calcext:value-type="string">
            <text:p>2017/02/15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D83];&quot;aaaa/mm/jj&quot;)" office:value-type="string" office:string-value="2017/02/15" calcext:value-type="string">
            <text:p>2017/02/15</text:p>
          </table:table-cell>
          <table:table-cell table:style-name="ce4" table:formula="of:=[.D83]+[.M83]" office:value-type="date" office:date-value="2017-02-19" calcext:value-type="date">
            <text:p>2017-02-19</text:p>
          </table:table-cell>
          <table:table-cell table:style-name="ce5" table:formula="of:=TEXT([.F83];&quot;aaaa/mm/jj&quot;)" office:value-type="string" office:string-value="2017/02/19" calcext:value-type="string">
            <text:p>2017/02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4" calcext:value-type="float">
            <text:p>44</text:p>
          </table:table-cell>
          <table:table-cell table:style-name="ce7" table:formula="of:=RANDBETWEEN(201;250)" office:value-type="float" office:value="245" calcext:value-type="float">
            <text:p>24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3];&quot;', '&quot;;[.E83];&quot;', '&quot;;[.G83];&quot;', &quot;;[.H83];&quot;, &quot;;[.I83];&quot;, &quot;;[.J83];&quot;, &quot;;[.K83];&quot;, &quot;;[.L83];&quot;);&quot;)" office:value-type="string" office:string-value="insert into contrat_loc (date_contrat, date_debut, date_fin, caution, id_contrat_loc_client, id_contrat_loc_agence, id_contrat_loc_vehicule, id_contrat_loc_accessoire) values ('2017/02/15', '2017/02/15', '2017/02/19', 1500.00, 44, 245, 3, 5);" calcext:value-type="string">
            <text:p>insert into contrat_loc (date_contrat, date_debut, date_fin, caution, id_contrat_loc_client, id_contrat_loc_agence, id_contrat_loc_vehicule, id_contrat_loc_accessoire) values ('2017/02/15', '2017/02/15', '2017/02/19', 1500.00, 44, 245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B84];&quot;aaaa/mm/jj&quot;)" office:value-type="string" office:string-value="2017/02/15" calcext:value-type="string">
            <text:p>2017/02/15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D84];&quot;aaaa/mm/jj&quot;)" office:value-type="string" office:string-value="2017/02/15" calcext:value-type="string">
            <text:p>2017/02/15</text:p>
          </table:table-cell>
          <table:table-cell table:style-name="ce4" table:formula="of:=[.D84]+[.M84]" office:value-type="date" office:date-value="2017-03-01" calcext:value-type="date">
            <text:p>2017-03-01</text:p>
          </table:table-cell>
          <table:table-cell table:style-name="ce5" table:formula="of:=TEXT([.F84];&quot;aaaa/mm/jj&quot;)" office:value-type="string" office:string-value="2017/03/01" calcext:value-type="string">
            <text:p>2017/03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9" calcext:value-type="float">
            <text:p>149</text:p>
          </table:table-cell>
          <table:table-cell table:style-name="ce7" table:formula="of:=RANDBETWEEN(1;50)" office:value-type="float" office:value="50" calcext:value-type="float">
            <text:p>5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4];&quot;', '&quot;;[.E84];&quot;', '&quot;;[.G84];&quot;', &quot;;[.H84];&quot;, &quot;;[.I84];&quot;, &quot;;[.J84];&quot;, &quot;;[.K84];&quot;, &quot;;[.L84];&quot;);&quot;)" office:value-type="string" office:string-value="insert into contrat_loc (date_contrat, date_debut, date_fin, caution, id_contrat_loc_client, id_contrat_loc_agence, id_contrat_loc_vehicule, id_contrat_loc_accessoire) values ('2017/02/15', '2017/02/15', '2017/03/01', 1500.00, 149, 50, 5, 5);" calcext:value-type="string">
            <text:p>insert into contrat_loc (date_contrat, date_debut, date_fin, caution, id_contrat_loc_client, id_contrat_loc_agence, id_contrat_loc_vehicule, id_contrat_loc_accessoire) values ('2017/02/15', '2017/02/15', '2017/03/01', 1500.00, 149, 50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B85];&quot;aaaa/mm/jj&quot;)" office:value-type="string" office:string-value="2017/02/15" calcext:value-type="string">
            <text:p>2017/02/15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D85];&quot;aaaa/mm/jj&quot;)" office:value-type="string" office:string-value="2017/02/15" calcext:value-type="string">
            <text:p>2017/02/15</text:p>
          </table:table-cell>
          <table:table-cell table:style-name="ce4" table:formula="of:=[.D85]+[.M85]" office:value-type="date" office:date-value="2017-02-27" calcext:value-type="date">
            <text:p>2017-02-27</text:p>
          </table:table-cell>
          <table:table-cell table:style-name="ce5" table:formula="of:=TEXT([.F85];&quot;aaaa/mm/jj&quot;)" office:value-type="string" office:string-value="2017/02/27" calcext:value-type="string">
            <text:p>2017/02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1" calcext:value-type="float">
            <text:p>131</text:p>
          </table:table-cell>
          <table:table-cell table:style-name="ce7" table:formula="of:=RANDBETWEEN(1;50)" office:value-type="float" office:value="45" calcext:value-type="float">
            <text:p>4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5];&quot;', '&quot;;[.E85];&quot;', '&quot;;[.G85];&quot;', &quot;;[.H85];&quot;, &quot;;[.I85];&quot;, &quot;;[.J85];&quot;, &quot;;[.K85];&quot;, &quot;;[.L85];&quot;);&quot;)" office:value-type="string" office:string-value="insert into contrat_loc (date_contrat, date_debut, date_fin, caution, id_contrat_loc_client, id_contrat_loc_agence, id_contrat_loc_vehicule, id_contrat_loc_accessoire) values ('2017/02/15', '2017/02/15', '2017/02/27', 1500.00, 131, 45, 1, 2);" calcext:value-type="string">
            <text:p>insert into contrat_loc (date_contrat, date_debut, date_fin, caution, id_contrat_loc_client, id_contrat_loc_agence, id_contrat_loc_vehicule, id_contrat_loc_accessoire) values ('2017/02/15', '2017/02/15', '2017/02/27', 1500.00, 131, 45, 1, 2);</text:p>
          </table:table-cell>
          <table:table-cell table:number-columns-repeated="100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B86];&quot;aaaa/mm/jj&quot;)" office:value-type="string" office:string-value="2017/02/17" calcext:value-type="string">
            <text:p>2017/02/17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D86];&quot;aaaa/mm/jj&quot;)" office:value-type="string" office:string-value="2017/02/17" calcext:value-type="string">
            <text:p>2017/02/17</text:p>
          </table:table-cell>
          <table:table-cell table:style-name="ce4" table:formula="of:=[.D86]+[.M86]" office:value-type="date" office:date-value="2017-02-27" calcext:value-type="date">
            <text:p>2017-02-27</text:p>
          </table:table-cell>
          <table:table-cell table:style-name="ce5" table:formula="of:=TEXT([.F86];&quot;aaaa/mm/jj&quot;)" office:value-type="string" office:string-value="2017/02/27" calcext:value-type="string">
            <text:p>2017/02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51;100)" office:value-type="float" office:value="57" calcext:value-type="float">
            <text:p>5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6];&quot;', '&quot;;[.E86];&quot;', '&quot;;[.G86];&quot;', &quot;;[.H86];&quot;, &quot;;[.I86];&quot;, &quot;;[.J86];&quot;, &quot;;[.K86];&quot;, &quot;;[.L86];&quot;);&quot;)" office:value-type="string" office:string-value="insert into contrat_loc (date_contrat, date_debut, date_fin, caution, id_contrat_loc_client, id_contrat_loc_agence, id_contrat_loc_vehicule, id_contrat_loc_accessoire) values ('2017/02/17', '2017/02/17', '2017/02/27', 1500.00, 158, 57, 4, 1);" calcext:value-type="string">
            <text:p>insert into contrat_loc (date_contrat, date_debut, date_fin, caution, id_contrat_loc_client, id_contrat_loc_agence, id_contrat_loc_vehicule, id_contrat_loc_accessoire) values ('2017/02/17', '2017/02/17', '2017/02/27', 1500.00, 158, 57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B87];&quot;aaaa/mm/jj&quot;)" office:value-type="string" office:string-value="2017/02/17" calcext:value-type="string">
            <text:p>2017/02/17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D87];&quot;aaaa/mm/jj&quot;)" office:value-type="string" office:string-value="2017/02/17" calcext:value-type="string">
            <text:p>2017/02/17</text:p>
          </table:table-cell>
          <table:table-cell table:style-name="ce4" table:formula="of:=[.D87]+[.M87]" office:value-type="date" office:date-value="2017-02-25" calcext:value-type="date">
            <text:p>2017-02-25</text:p>
          </table:table-cell>
          <table:table-cell table:style-name="ce5" table:formula="of:=TEXT([.F87];&quot;aaaa/mm/jj&quot;)" office:value-type="string" office:string-value="2017/02/25" calcext:value-type="string">
            <text:p>2017/02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4" calcext:value-type="float">
            <text:p>64</text:p>
          </table:table-cell>
          <table:table-cell table:style-name="ce7" table:formula="of:=RANDBETWEEN(101;150)" office:value-type="float" office:value="102" calcext:value-type="float">
            <text:p>10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7];&quot;', '&quot;;[.E87];&quot;', '&quot;;[.G87];&quot;', &quot;;[.H87];&quot;, &quot;;[.I87];&quot;, &quot;;[.J87];&quot;, &quot;;[.K87];&quot;, &quot;;[.L87];&quot;);&quot;)" office:value-type="string" office:string-value="insert into contrat_loc (date_contrat, date_debut, date_fin, caution, id_contrat_loc_client, id_contrat_loc_agence, id_contrat_loc_vehicule, id_contrat_loc_accessoire) values ('2017/02/17', '2017/02/17', '2017/02/25', 1500.00, 64, 102, 4, 0);" calcext:value-type="string">
            <text:p>insert into contrat_loc (date_contrat, date_debut, date_fin, caution, id_contrat_loc_client, id_contrat_loc_agence, id_contrat_loc_vehicule, id_contrat_loc_accessoire) values ('2017/02/17', '2017/02/17', '2017/02/25', 1500.00, 64, 102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date" office:date-value="2017-02-18" calcext:value-type="date">
            <text:p>2017-02-18</text:p>
          </table:table-cell>
          <table:table-cell table:style-name="ce5" table:formula="of:=TEXT([.B88];&quot;aaaa/mm/jj&quot;)" office:value-type="string" office:string-value="2017/02/18" calcext:value-type="string">
            <text:p>2017/02/18</text:p>
          </table:table-cell>
          <table:table-cell table:style-name="ce4" office:value-type="date" office:date-value="2017-02-18" calcext:value-type="date">
            <text:p>2017-02-18</text:p>
          </table:table-cell>
          <table:table-cell table:style-name="ce5" table:formula="of:=TEXT([.D88];&quot;aaaa/mm/jj&quot;)" office:value-type="string" office:string-value="2017/02/18" calcext:value-type="string">
            <text:p>2017/02/18</text:p>
          </table:table-cell>
          <table:table-cell table:style-name="ce4" table:formula="of:=[.D88]+[.M88]" office:value-type="date" office:date-value="2017-03-04" calcext:value-type="date">
            <text:p>2017-03-04</text:p>
          </table:table-cell>
          <table:table-cell table:style-name="ce5" table:formula="of:=TEXT([.F88];&quot;aaaa/mm/jj&quot;)" office:value-type="string" office:string-value="2017/03/04" calcext:value-type="string">
            <text:p>2017/03/0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80" calcext:value-type="float">
            <text:p>180</text:p>
          </table:table-cell>
          <table:table-cell table:style-name="ce7" table:formula="of:=RANDBETWEEN(151;200)" office:value-type="float" office:value="159" calcext:value-type="float">
            <text:p>15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8];&quot;', '&quot;;[.E88];&quot;', '&quot;;[.G88];&quot;', &quot;;[.H88];&quot;, &quot;;[.I88];&quot;, &quot;;[.J88];&quot;, &quot;;[.K88];&quot;, &quot;;[.L88];&quot;);&quot;)" office:value-type="string" office:string-value="insert into contrat_loc (date_contrat, date_debut, date_fin, caution, id_contrat_loc_client, id_contrat_loc_agence, id_contrat_loc_vehicule, id_contrat_loc_accessoire) values ('2017/02/18', '2017/02/18', '2017/03/04', 1500.00, 180, 159, 3, 7);" calcext:value-type="string">
            <text:p>insert into contrat_loc (date_contrat, date_debut, date_fin, caution, id_contrat_loc_client, id_contrat_loc_agence, id_contrat_loc_vehicule, id_contrat_loc_accessoire) values ('2017/02/18', '2017/02/18', '2017/03/04', 1500.00, 180, 159, 3, 7);</text:p>
          </table:table-cell>
          <table:table-cell table:number-columns-repeated="100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B89];&quot;aaaa/mm/jj&quot;)" office:value-type="string" office:string-value="2017/02/19" calcext:value-type="string">
            <text:p>2017/02/19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D89];&quot;aaaa/mm/jj&quot;)" office:value-type="string" office:string-value="2017/02/19" calcext:value-type="string">
            <text:p>2017/02/19</text:p>
          </table:table-cell>
          <table:table-cell table:style-name="ce4" table:formula="of:=[.D89]+[.M89]" office:value-type="date" office:date-value="2017-02-24" calcext:value-type="date">
            <text:p>2017-02-24</text:p>
          </table:table-cell>
          <table:table-cell table:style-name="ce5" table:formula="of:=TEXT([.F89];&quot;aaaa/mm/jj&quot;)" office:value-type="string" office:string-value="2017/02/24" calcext:value-type="string">
            <text:p>2017/02/2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63" calcext:value-type="float">
            <text:p>163</text:p>
          </table:table-cell>
          <table:table-cell table:style-name="ce7" table:formula="of:=RANDBETWEEN(1;50)" office:value-type="float" office:value="11" calcext:value-type="float">
            <text:p>1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89];&quot;', '&quot;;[.E89];&quot;', '&quot;;[.G89];&quot;', &quot;;[.H89];&quot;, &quot;;[.I89];&quot;, &quot;;[.J89];&quot;, &quot;;[.K89];&quot;, &quot;;[.L89];&quot;);&quot;)" office:value-type="string" office:string-value="insert into contrat_loc (date_contrat, date_debut, date_fin, caution, id_contrat_loc_client, id_contrat_loc_agence, id_contrat_loc_vehicule, id_contrat_loc_accessoire) values ('2017/02/19', '2017/02/19', '2017/02/24', 1500.00, 163, 11, 2, 0);" calcext:value-type="string">
            <text:p>insert into contrat_loc (date_contrat, date_debut, date_fin, caution, id_contrat_loc_client, id_contrat_loc_agence, id_contrat_loc_vehicule, id_contrat_loc_accessoire) values ('2017/02/19', '2017/02/19', '2017/02/24', 1500.00, 163, 11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B90];&quot;aaaa/mm/jj&quot;)" office:value-type="string" office:string-value="2017/02/19" calcext:value-type="string">
            <text:p>2017/02/19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D90];&quot;aaaa/mm/jj&quot;)" office:value-type="string" office:string-value="2017/02/19" calcext:value-type="string">
            <text:p>2017/02/19</text:p>
          </table:table-cell>
          <table:table-cell table:style-name="ce4" table:formula="of:=[.D90]+[.M90]" office:value-type="date" office:date-value="2017-02-20" calcext:value-type="date">
            <text:p>2017-02-20</text:p>
          </table:table-cell>
          <table:table-cell table:style-name="ce5" table:formula="of:=TEXT([.F90];&quot;aaaa/mm/jj&quot;)" office:value-type="string" office:string-value="2017/02/20" calcext:value-type="string">
            <text:p>2017/02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6" calcext:value-type="float">
            <text:p>176</text:p>
          </table:table-cell>
          <table:table-cell table:style-name="ce7" table:formula="of:=RANDBETWEEN(51;100)" office:value-type="float" office:value="52" calcext:value-type="float">
            <text:p>5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0];&quot;', '&quot;;[.E90];&quot;', '&quot;;[.G90];&quot;', &quot;;[.H90];&quot;, &quot;;[.I90];&quot;, &quot;;[.J90];&quot;, &quot;;[.K90];&quot;, &quot;;[.L90];&quot;);&quot;)" office:value-type="string" office:string-value="insert into contrat_loc (date_contrat, date_debut, date_fin, caution, id_contrat_loc_client, id_contrat_loc_agence, id_contrat_loc_vehicule, id_contrat_loc_accessoire) values ('2017/02/19', '2017/02/19', '2017/02/20', 1500.00, 176, 52, 2, 2);" calcext:value-type="string">
            <text:p>insert into contrat_loc (date_contrat, date_debut, date_fin, caution, id_contrat_loc_client, id_contrat_loc_agence, id_contrat_loc_vehicule, id_contrat_loc_accessoire) values ('2017/02/19', '2017/02/19', '2017/02/20', 1500.00, 176, 52, 2, 2);</text:p>
          </table:table-cell>
          <table:table-cell table:number-columns-repeated="100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B91];&quot;aaaa/mm/jj&quot;)" office:value-type="string" office:string-value="2017/02/21" calcext:value-type="string">
            <text:p>2017/02/21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D91];&quot;aaaa/mm/jj&quot;)" office:value-type="string" office:string-value="2017/02/21" calcext:value-type="string">
            <text:p>2017/02/21</text:p>
          </table:table-cell>
          <table:table-cell table:style-name="ce4" table:formula="of:=[.D91]+[.M91]" office:value-type="date" office:date-value="2017-02-27" calcext:value-type="date">
            <text:p>2017-02-27</text:p>
          </table:table-cell>
          <table:table-cell table:style-name="ce5" table:formula="of:=TEXT([.F91];&quot;aaaa/mm/jj&quot;)" office:value-type="string" office:string-value="2017/02/27" calcext:value-type="string">
            <text:p>2017/02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1" calcext:value-type="float">
            <text:p>171</text:p>
          </table:table-cell>
          <table:table-cell table:style-name="ce7" table:formula="of:=RANDBETWEEN(151;200)" office:value-type="float" office:value="163" calcext:value-type="float">
            <text:p>16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1];&quot;', '&quot;;[.E91];&quot;', '&quot;;[.G91];&quot;', &quot;;[.H91];&quot;, &quot;;[.I91];&quot;, &quot;;[.J91];&quot;, &quot;;[.K91];&quot;, &quot;;[.L91];&quot;);&quot;)" office:value-type="string" office:string-value="insert into contrat_loc (date_contrat, date_debut, date_fin, caution, id_contrat_loc_client, id_contrat_loc_agence, id_contrat_loc_vehicule, id_contrat_loc_accessoire) values ('2017/02/21', '2017/02/21', '2017/02/27', 1500.00, 171, 163, 3, 0);" calcext:value-type="string">
            <text:p>insert into contrat_loc (date_contrat, date_debut, date_fin, caution, id_contrat_loc_client, id_contrat_loc_agence, id_contrat_loc_vehicule, id_contrat_loc_accessoire) values ('2017/02/21', '2017/02/21', '2017/02/27', 1500.00, 171, 163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B92];&quot;aaaa/mm/jj&quot;)" office:value-type="string" office:string-value="2017/02/21" calcext:value-type="string">
            <text:p>2017/02/21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D92];&quot;aaaa/mm/jj&quot;)" office:value-type="string" office:string-value="2017/02/21" calcext:value-type="string">
            <text:p>2017/02/21</text:p>
          </table:table-cell>
          <table:table-cell table:style-name="ce4" table:formula="of:=[.D92]+[.M92]" office:value-type="date" office:date-value="2017-03-04" calcext:value-type="date">
            <text:p>2017-03-04</text:p>
          </table:table-cell>
          <table:table-cell table:style-name="ce5" table:formula="of:=TEXT([.F92];&quot;aaaa/mm/jj&quot;)" office:value-type="string" office:string-value="2017/03/04" calcext:value-type="string">
            <text:p>2017/03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3" calcext:value-type="float">
            <text:p>63</text:p>
          </table:table-cell>
          <table:table-cell table:style-name="ce7" table:formula="of:=RANDBETWEEN(201;250)" office:value-type="float" office:value="213" calcext:value-type="float">
            <text:p>21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2];&quot;', '&quot;;[.E92];&quot;', '&quot;;[.G92];&quot;', &quot;;[.H92];&quot;, &quot;;[.I92];&quot;, &quot;;[.J92];&quot;, &quot;;[.K92];&quot;, &quot;;[.L92];&quot;);&quot;)" office:value-type="string" office:string-value="insert into contrat_loc (date_contrat, date_debut, date_fin, caution, id_contrat_loc_client, id_contrat_loc_agence, id_contrat_loc_vehicule, id_contrat_loc_accessoire) values ('2017/02/21', '2017/02/21', '2017/03/04', 1500.00, 63, 213, 4, 6);" calcext:value-type="string">
            <text:p>insert into contrat_loc (date_contrat, date_debut, date_fin, caution, id_contrat_loc_client, id_contrat_loc_agence, id_contrat_loc_vehicule, id_contrat_loc_accessoire) values ('2017/02/21', '2017/02/21', '2017/03/04', 1500.00, 63, 213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date" office:date-value="2017-02-22" calcext:value-type="date">
            <text:p>2017-02-22</text:p>
          </table:table-cell>
          <table:table-cell table:style-name="ce5" table:formula="of:=TEXT([.B93];&quot;aaaa/mm/jj&quot;)" office:value-type="string" office:string-value="2017/02/22" calcext:value-type="string">
            <text:p>2017/02/22</text:p>
          </table:table-cell>
          <table:table-cell table:style-name="ce4" office:value-type="date" office:date-value="2017-02-22" calcext:value-type="date">
            <text:p>2017-02-22</text:p>
          </table:table-cell>
          <table:table-cell table:style-name="ce5" table:formula="of:=TEXT([.D93];&quot;aaaa/mm/jj&quot;)" office:value-type="string" office:string-value="2017/02/22" calcext:value-type="string">
            <text:p>2017/02/22</text:p>
          </table:table-cell>
          <table:table-cell table:style-name="ce4" table:formula="of:=[.D93]+[.M93]" office:value-type="date" office:date-value="2017-03-05" calcext:value-type="date">
            <text:p>2017-03-05</text:p>
          </table:table-cell>
          <table:table-cell table:style-name="ce5" table:formula="of:=TEXT([.F93];&quot;aaaa/mm/jj&quot;)" office:value-type="string" office:string-value="2017/03/05" calcext:value-type="string">
            <text:p>2017/03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4" calcext:value-type="float">
            <text:p>224</text:p>
          </table:table-cell>
          <table:table-cell table:style-name="ce7" table:formula="of:=RANDBETWEEN(1;50)" office:value-type="float" office:value="21" calcext:value-type="float">
            <text:p>2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3];&quot;', '&quot;;[.E93];&quot;', '&quot;;[.G93];&quot;', &quot;;[.H93];&quot;, &quot;;[.I93];&quot;, &quot;;[.J93];&quot;, &quot;;[.K93];&quot;, &quot;;[.L93];&quot;);&quot;)" office:value-type="string" office:string-value="insert into contrat_loc (date_contrat, date_debut, date_fin, caution, id_contrat_loc_client, id_contrat_loc_agence, id_contrat_loc_vehicule, id_contrat_loc_accessoire) values ('2017/02/22', '2017/02/22', '2017/03/05', 1500.00, 224, 21, 4, 1);" calcext:value-type="string">
            <text:p>insert into contrat_loc (date_contrat, date_debut, date_fin, caution, id_contrat_loc_client, id_contrat_loc_agence, id_contrat_loc_vehicule, id_contrat_loc_accessoire) values ('2017/02/22', '2017/02/22', '2017/03/05', 1500.00, 224, 21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B94];&quot;aaaa/mm/jj&quot;)" office:value-type="string" office:string-value="2017/02/23" calcext:value-type="string">
            <text:p>2017/02/2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D94];&quot;aaaa/mm/jj&quot;)" office:value-type="string" office:string-value="2017/02/23" calcext:value-type="string">
            <text:p>2017/02/23</text:p>
          </table:table-cell>
          <table:table-cell table:style-name="ce4" table:formula="of:=[.D94]+[.M94]" office:value-type="date" office:date-value="2017-02-25" calcext:value-type="date">
            <text:p>2017-02-25</text:p>
          </table:table-cell>
          <table:table-cell table:style-name="ce5" table:formula="of:=TEXT([.F94];&quot;aaaa/mm/jj&quot;)" office:value-type="string" office:string-value="2017/02/25" calcext:value-type="string">
            <text:p>2017/02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3" calcext:value-type="float">
            <text:p>173</text:p>
          </table:table-cell>
          <table:table-cell table:style-name="ce7" table:formula="of:=RANDBETWEEN(101;150)" office:value-type="float" office:value="122" calcext:value-type="float">
            <text:p>1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4];&quot;', '&quot;;[.E94];&quot;', '&quot;;[.G94];&quot;', &quot;;[.H94];&quot;, &quot;;[.I94];&quot;, &quot;;[.J94];&quot;, &quot;;[.K94];&quot;, &quot;;[.L94];&quot;);&quot;)" office:value-type="string" office:string-value="insert into contrat_loc (date_contrat, date_debut, date_fin, caution, id_contrat_loc_client, id_contrat_loc_agence, id_contrat_loc_vehicule, id_contrat_loc_accessoire) values ('2017/02/23', '2017/02/23', '2017/02/25', 1500.00, 173, 122, 5, 1);" calcext:value-type="string">
            <text:p>insert into contrat_loc (date_contrat, date_debut, date_fin, caution, id_contrat_loc_client, id_contrat_loc_agence, id_contrat_loc_vehicule, id_contrat_loc_accessoire) values ('2017/02/23', '2017/02/23', '2017/02/25', 1500.00, 173, 122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B95];&quot;aaaa/mm/jj&quot;)" office:value-type="string" office:string-value="2017/02/23" calcext:value-type="string">
            <text:p>2017/02/2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D95];&quot;aaaa/mm/jj&quot;)" office:value-type="string" office:string-value="2017/02/23" calcext:value-type="string">
            <text:p>2017/02/23</text:p>
          </table:table-cell>
          <table:table-cell table:style-name="ce4" table:formula="of:=[.D95]+[.M95]" office:value-type="date" office:date-value="2017-03-07" calcext:value-type="date">
            <text:p>2017-03-07</text:p>
          </table:table-cell>
          <table:table-cell table:style-name="ce5" table:formula="of:=TEXT([.F95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7" calcext:value-type="float">
            <text:p>127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5];&quot;', '&quot;;[.E95];&quot;', '&quot;;[.G95];&quot;', &quot;;[.H95];&quot;, &quot;;[.I95];&quot;, &quot;;[.J95];&quot;, &quot;;[.K95];&quot;, &quot;;[.L95];&quot;);&quot;)" office:value-type="string" office:string-value="insert into contrat_loc (date_contrat, date_debut, date_fin, caution, id_contrat_loc_client, id_contrat_loc_agence, id_contrat_loc_vehicule, id_contrat_loc_accessoire) values ('2017/02/23', '2017/02/23', '2017/03/07', 1500.00, 127, 153, 3, 5);" calcext:value-type="string">
            <text:p>insert into contrat_loc (date_contrat, date_debut, date_fin, caution, id_contrat_loc_client, id_contrat_loc_agence, id_contrat_loc_vehicule, id_contrat_loc_accessoire) values ('2017/02/23', '2017/02/23', '2017/03/07', 1500.00, 127, 153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B96];&quot;aaaa/mm/jj&quot;)" office:value-type="string" office:string-value="2017/02/23" calcext:value-type="string">
            <text:p>2017/02/2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D96];&quot;aaaa/mm/jj&quot;)" office:value-type="string" office:string-value="2017/02/23" calcext:value-type="string">
            <text:p>2017/02/23</text:p>
          </table:table-cell>
          <table:table-cell table:style-name="ce4" table:formula="of:=[.D96]+[.M96]" office:value-type="date" office:date-value="2017-02-25" calcext:value-type="date">
            <text:p>2017-02-25</text:p>
          </table:table-cell>
          <table:table-cell table:style-name="ce5" table:formula="of:=TEXT([.F96];&quot;aaaa/mm/jj&quot;)" office:value-type="string" office:string-value="2017/02/25" calcext:value-type="string">
            <text:p>2017/02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1" calcext:value-type="float">
            <text:p>51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6];&quot;', '&quot;;[.E96];&quot;', '&quot;;[.G96];&quot;', &quot;;[.H96];&quot;, &quot;;[.I96];&quot;, &quot;;[.J96];&quot;, &quot;;[.K96];&quot;, &quot;;[.L96];&quot;);&quot;)" office:value-type="string" office:string-value="insert into contrat_loc (date_contrat, date_debut, date_fin, caution, id_contrat_loc_client, id_contrat_loc_agence, id_contrat_loc_vehicule, id_contrat_loc_accessoire) values ('2017/02/23', '2017/02/23', '2017/02/25', 1500.00, 51, 227, 2, 6);" calcext:value-type="string">
            <text:p>insert into contrat_loc (date_contrat, date_debut, date_fin, caution, id_contrat_loc_client, id_contrat_loc_agence, id_contrat_loc_vehicule, id_contrat_loc_accessoire) values ('2017/02/23', '2017/02/23', '2017/02/25', 1500.00, 51, 227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97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97];&quot;aaaa/mm/jj&quot;)" office:value-type="string" office:string-value="2017/02/24" calcext:value-type="string">
            <text:p>2017/02/24</text:p>
          </table:table-cell>
          <table:table-cell table:style-name="ce4" table:formula="of:=[.D97]+[.M97]" office:value-type="date" office:date-value="2017-03-03" calcext:value-type="date">
            <text:p>2017-03-03</text:p>
          </table:table-cell>
          <table:table-cell table:style-name="ce5" table:formula="of:=TEXT([.F97];&quot;aaaa/mm/jj&quot;)" office:value-type="string" office:string-value="2017/03/03" calcext:value-type="string">
            <text:p>2017/03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1;50)" office:value-type="float" office:value="21" calcext:value-type="float">
            <text:p>2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7];&quot;', '&quot;;[.E97];&quot;', '&quot;;[.G97];&quot;', &quot;;[.H97];&quot;, &quot;;[.I97];&quot;, &quot;;[.J97];&quot;, &quot;;[.K97];&quot;, &quot;;[.L97];&quot;);&quot;)" office:value-type="string" office:string-value="insert into contrat_loc (date_contrat, date_debut, date_fin, caution, id_contrat_loc_client, id_contrat_loc_agence, id_contrat_loc_vehicule, id_contrat_loc_accessoire) values ('2017/02/24', '2017/02/24', '2017/03/03', 1500.00, 223, 21, 4, 1);" calcext:value-type="string">
            <text:p>insert into contrat_loc (date_contrat, date_debut, date_fin, caution, id_contrat_loc_client, id_contrat_loc_agence, id_contrat_loc_vehicule, id_contrat_loc_accessoire) values ('2017/02/24', '2017/02/24', '2017/03/03', 1500.00, 223, 21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98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98];&quot;aaaa/mm/jj&quot;)" office:value-type="string" office:string-value="2017/02/24" calcext:value-type="string">
            <text:p>2017/02/24</text:p>
          </table:table-cell>
          <table:table-cell table:style-name="ce4" table:formula="of:=[.D98]+[.M98]" office:value-type="date" office:date-value="2017-03-09" calcext:value-type="date">
            <text:p>2017-03-09</text:p>
          </table:table-cell>
          <table:table-cell table:style-name="ce5" table:formula="of:=TEXT([.F98];&quot;aaaa/mm/jj&quot;)" office:value-type="string" office:string-value="2017/03/09" calcext:value-type="string">
            <text:p>2017/03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2" calcext:value-type="float">
            <text:p>132</text:p>
          </table:table-cell>
          <table:table-cell table:style-name="ce7" table:formula="of:=RANDBETWEEN(1;50)" office:value-type="float" office:value="8" calcext:value-type="float">
            <text:p>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8];&quot;', '&quot;;[.E98];&quot;', '&quot;;[.G98];&quot;', &quot;;[.H98];&quot;, &quot;;[.I98];&quot;, &quot;;[.J98];&quot;, &quot;;[.K98];&quot;, &quot;;[.L98];&quot;);&quot;)" office:value-type="string" office:string-value="insert into contrat_loc (date_contrat, date_debut, date_fin, caution, id_contrat_loc_client, id_contrat_loc_agence, id_contrat_loc_vehicule, id_contrat_loc_accessoire) values ('2017/02/24', '2017/02/24', '2017/03/09', 1500.00, 132, 8, 4, 1);" calcext:value-type="string">
            <text:p>insert into contrat_loc (date_contrat, date_debut, date_fin, caution, id_contrat_loc_client, id_contrat_loc_agence, id_contrat_loc_vehicule, id_contrat_loc_accessoire) values ('2017/02/24', '2017/02/24', '2017/03/09', 1500.00, 132, 8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99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99];&quot;aaaa/mm/jj&quot;)" office:value-type="string" office:string-value="2017/02/24" calcext:value-type="string">
            <text:p>2017/02/24</text:p>
          </table:table-cell>
          <table:table-cell table:style-name="ce4" table:formula="of:=[.D99]+[.M99]" office:value-type="date" office:date-value="2017-03-09" calcext:value-type="date">
            <text:p>2017-03-09</text:p>
          </table:table-cell>
          <table:table-cell table:style-name="ce5" table:formula="of:=TEXT([.F99];&quot;aaaa/mm/jj&quot;)" office:value-type="string" office:string-value="2017/03/09" calcext:value-type="string">
            <text:p>2017/03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3" calcext:value-type="float">
            <text:p>83</text:p>
          </table:table-cell>
          <table:table-cell table:style-name="ce7" table:formula="of:=RANDBETWEEN(201;250)" office:value-type="float" office:value="231" calcext:value-type="float">
            <text:p>23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99];&quot;', '&quot;;[.E99];&quot;', '&quot;;[.G99];&quot;', &quot;;[.H99];&quot;, &quot;;[.I99];&quot;, &quot;;[.J99];&quot;, &quot;;[.K99];&quot;, &quot;;[.L99];&quot;);&quot;)" office:value-type="string" office:string-value="insert into contrat_loc (date_contrat, date_debut, date_fin, caution, id_contrat_loc_client, id_contrat_loc_agence, id_contrat_loc_vehicule, id_contrat_loc_accessoire) values ('2017/02/24', '2017/02/24', '2017/03/09', 1500.00, 83, 231, 5, 6);" calcext:value-type="string">
            <text:p>insert into contrat_loc (date_contrat, date_debut, date_fin, caution, id_contrat_loc_client, id_contrat_loc_agence, id_contrat_loc_vehicule, id_contrat_loc_accessoire) values ('2017/02/24', '2017/02/24', '2017/03/09', 1500.00, 83, 231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100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100];&quot;aaaa/mm/jj&quot;)" office:value-type="string" office:string-value="2017/02/24" calcext:value-type="string">
            <text:p>2017/02/24</text:p>
          </table:table-cell>
          <table:table-cell table:style-name="ce4" table:formula="of:=[.D100]+[.M100]" office:value-type="date" office:date-value="2017-03-07" calcext:value-type="date">
            <text:p>2017-03-07</text:p>
          </table:table-cell>
          <table:table-cell table:style-name="ce5" table:formula="of:=TEXT([.F100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101;150)" office:value-type="float" office:value="116" calcext:value-type="float">
            <text:p>11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0];&quot;', '&quot;;[.E100];&quot;', '&quot;;[.G100];&quot;', &quot;;[.H100];&quot;, &quot;;[.I100];&quot;, &quot;;[.J100];&quot;, &quot;;[.K100];&quot;, &quot;;[.L100];&quot;);&quot;)" office:value-type="string" office:string-value="insert into contrat_loc (date_contrat, date_debut, date_fin, caution, id_contrat_loc_client, id_contrat_loc_agence, id_contrat_loc_vehicule, id_contrat_loc_accessoire) values ('2017/02/24', '2017/02/24', '2017/03/07', 1500.00, 102, 116, 2, 4);" calcext:value-type="string">
            <text:p>insert into contrat_loc (date_contrat, date_debut, date_fin, caution, id_contrat_loc_client, id_contrat_loc_agence, id_contrat_loc_vehicule, id_contrat_loc_accessoire) values ('2017/02/24', '2017/02/24', '2017/03/07', 1500.00, 102, 116, 2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B101];&quot;aaaa/mm/jj&quot;)" office:value-type="string" office:string-value="2017/02/25" calcext:value-type="string">
            <text:p>2017/02/25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D101];&quot;aaaa/mm/jj&quot;)" office:value-type="string" office:string-value="2017/02/25" calcext:value-type="string">
            <text:p>2017/02/25</text:p>
          </table:table-cell>
          <table:table-cell table:style-name="ce4" table:formula="of:=[.D101]+[.M101]" office:value-type="date" office:date-value="2017-02-26" calcext:value-type="date">
            <text:p>2017-02-26</text:p>
          </table:table-cell>
          <table:table-cell table:style-name="ce5" table:formula="of:=TEXT([.F101];&quot;aaaa/mm/jj&quot;)" office:value-type="string" office:string-value="2017/02/26" calcext:value-type="string">
            <text:p>2017/02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4" calcext:value-type="float">
            <text:p>174</text:p>
          </table:table-cell>
          <table:table-cell table:style-name="ce7" table:formula="of:=RANDBETWEEN(201;250)" office:value-type="float" office:value="225" calcext:value-type="float">
            <text:p>22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1];&quot;', '&quot;;[.E101];&quot;', '&quot;;[.G101];&quot;', &quot;;[.H101];&quot;, &quot;;[.I101];&quot;, &quot;;[.J101];&quot;, &quot;;[.K101];&quot;, &quot;;[.L101];&quot;);&quot;)" office:value-type="string" office:string-value="insert into contrat_loc (date_contrat, date_debut, date_fin, caution, id_contrat_loc_client, id_contrat_loc_agence, id_contrat_loc_vehicule, id_contrat_loc_accessoire) values ('2017/02/25', '2017/02/25', '2017/02/26', 1500.00, 174, 225, 1, 7);" calcext:value-type="string">
            <text:p>insert into contrat_loc (date_contrat, date_debut, date_fin, caution, id_contrat_loc_client, id_contrat_loc_agence, id_contrat_loc_vehicule, id_contrat_loc_accessoire) values ('2017/02/25', '2017/02/25', '2017/02/26', 1500.00, 174, 225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B102];&quot;aaaa/mm/jj&quot;)" office:value-type="string" office:string-value="2017/02/25" calcext:value-type="string">
            <text:p>2017/02/25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D102];&quot;aaaa/mm/jj&quot;)" office:value-type="string" office:string-value="2017/02/25" calcext:value-type="string">
            <text:p>2017/02/25</text:p>
          </table:table-cell>
          <table:table-cell table:style-name="ce4" table:formula="of:=[.D102]+[.M102]" office:value-type="date" office:date-value="2017-03-03" calcext:value-type="date">
            <text:p>2017-03-03</text:p>
          </table:table-cell>
          <table:table-cell table:style-name="ce5" table:formula="of:=TEXT([.F102];&quot;aaaa/mm/jj&quot;)" office:value-type="string" office:string-value="2017/03/03" calcext:value-type="string">
            <text:p>2017/03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201;250)" office:value-type="float" office:value="240" calcext:value-type="float">
            <text:p>24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2];&quot;', '&quot;;[.E102];&quot;', '&quot;;[.G102];&quot;', &quot;;[.H102];&quot;, &quot;;[.I102];&quot;, &quot;;[.J102];&quot;, &quot;;[.K102];&quot;, &quot;;[.L102];&quot;);&quot;)" office:value-type="string" office:string-value="insert into contrat_loc (date_contrat, date_debut, date_fin, caution, id_contrat_loc_client, id_contrat_loc_agence, id_contrat_loc_vehicule, id_contrat_loc_accessoire) values ('2017/02/25', '2017/02/25', '2017/03/03', 1500.00, 158, 240, 5, 1);" calcext:value-type="string">
            <text:p>insert into contrat_loc (date_contrat, date_debut, date_fin, caution, id_contrat_loc_client, id_contrat_loc_agence, id_contrat_loc_vehicule, id_contrat_loc_accessoire) values ('2017/02/25', '2017/02/25', '2017/03/03', 1500.00, 158, 240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B103];&quot;aaaa/mm/jj&quot;)" office:value-type="string" office:string-value="2017/02/26" calcext:value-type="string">
            <text:p>2017/02/26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D103];&quot;aaaa/mm/jj&quot;)" office:value-type="string" office:string-value="2017/02/26" calcext:value-type="string">
            <text:p>2017/02/26</text:p>
          </table:table-cell>
          <table:table-cell table:style-name="ce4" table:formula="of:=[.D103]+[.M103]" office:value-type="date" office:date-value="2017-03-03" calcext:value-type="date">
            <text:p>2017-03-03</text:p>
          </table:table-cell>
          <table:table-cell table:style-name="ce5" table:formula="of:=TEXT([.F103];&quot;aaaa/mm/jj&quot;)" office:value-type="string" office:string-value="2017/03/03" calcext:value-type="string">
            <text:p>2017/03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9" calcext:value-type="float">
            <text:p>79</text:p>
          </table:table-cell>
          <table:table-cell table:style-name="ce7" table:formula="of:=RANDBETWEEN(201;250)" office:value-type="float" office:value="249" calcext:value-type="float">
            <text:p>24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3];&quot;', '&quot;;[.E103];&quot;', '&quot;;[.G103];&quot;', &quot;;[.H103];&quot;, &quot;;[.I103];&quot;, &quot;;[.J103];&quot;, &quot;;[.K103];&quot;, &quot;;[.L103];&quot;);&quot;)" office:value-type="string" office:string-value="insert into contrat_loc (date_contrat, date_debut, date_fin, caution, id_contrat_loc_client, id_contrat_loc_agence, id_contrat_loc_vehicule, id_contrat_loc_accessoire) values ('2017/02/26', '2017/02/26', '2017/03/03', 1500.00, 79, 249, 2, 0);" calcext:value-type="string">
            <text:p>insert into contrat_loc (date_contrat, date_debut, date_fin, caution, id_contrat_loc_client, id_contrat_loc_agence, id_contrat_loc_vehicule, id_contrat_loc_accessoire) values ('2017/02/26', '2017/02/26', '2017/03/03', 1500.00, 79, 249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B104];&quot;aaaa/mm/jj&quot;)" office:value-type="string" office:string-value="2017/02/26" calcext:value-type="string">
            <text:p>2017/02/26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D104];&quot;aaaa/mm/jj&quot;)" office:value-type="string" office:string-value="2017/02/26" calcext:value-type="string">
            <text:p>2017/02/26</text:p>
          </table:table-cell>
          <table:table-cell table:style-name="ce4" table:formula="of:=[.D104]+[.M104]" office:value-type="date" office:date-value="2017-03-01" calcext:value-type="date">
            <text:p>2017-03-01</text:p>
          </table:table-cell>
          <table:table-cell table:style-name="ce5" table:formula="of:=TEXT([.F104];&quot;aaaa/mm/jj&quot;)" office:value-type="string" office:string-value="2017/03/01" calcext:value-type="string">
            <text:p>2017/03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4" calcext:value-type="float">
            <text:p>144</text:p>
          </table:table-cell>
          <table:table-cell table:style-name="ce7" table:formula="of:=RANDBETWEEN(101;150)" office:value-type="float" office:value="137" calcext:value-type="float">
            <text:p>13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4];&quot;', '&quot;;[.E104];&quot;', '&quot;;[.G104];&quot;', &quot;;[.H104];&quot;, &quot;;[.I104];&quot;, &quot;;[.J104];&quot;, &quot;;[.K104];&quot;, &quot;;[.L104];&quot;);&quot;)" office:value-type="string" office:string-value="insert into contrat_loc (date_contrat, date_debut, date_fin, caution, id_contrat_loc_client, id_contrat_loc_agence, id_contrat_loc_vehicule, id_contrat_loc_accessoire) values ('2017/02/26', '2017/02/26', '2017/03/01', 1500.00, 144, 137, 5, 0);" calcext:value-type="string">
            <text:p>insert into contrat_loc (date_contrat, date_debut, date_fin, caution, id_contrat_loc_client, id_contrat_loc_agence, id_contrat_loc_vehicule, id_contrat_loc_accessoire) values ('2017/02/26', '2017/02/26', '2017/03/01', 1500.00, 144, 137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date" office:date-value="2017-02-27" calcext:value-type="date">
            <text:p>2017-02-27</text:p>
          </table:table-cell>
          <table:table-cell table:style-name="ce5" table:formula="of:=TEXT([.B105];&quot;aaaa/mm/jj&quot;)" office:value-type="string" office:string-value="2017/02/27" calcext:value-type="string">
            <text:p>2017/02/27</text:p>
          </table:table-cell>
          <table:table-cell table:style-name="ce4" office:value-type="date" office:date-value="2017-02-27" calcext:value-type="date">
            <text:p>2017-02-27</text:p>
          </table:table-cell>
          <table:table-cell table:style-name="ce5" table:formula="of:=TEXT([.D105];&quot;aaaa/mm/jj&quot;)" office:value-type="string" office:string-value="2017/02/27" calcext:value-type="string">
            <text:p>2017/02/27</text:p>
          </table:table-cell>
          <table:table-cell table:style-name="ce4" table:formula="of:=[.D105]+[.M105]" office:value-type="date" office:date-value="2017-03-07" calcext:value-type="date">
            <text:p>2017-03-07</text:p>
          </table:table-cell>
          <table:table-cell table:style-name="ce5" table:formula="of:=TEXT([.F105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1" calcext:value-type="float">
            <text:p>111</text:p>
          </table:table-cell>
          <table:table-cell table:style-name="ce7" table:formula="of:=RANDBETWEEN(51;100)" office:value-type="float" office:value="98" calcext:value-type="float">
            <text:p>9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5];&quot;', '&quot;;[.E105];&quot;', '&quot;;[.G105];&quot;', &quot;;[.H105];&quot;, &quot;;[.I105];&quot;, &quot;;[.J105];&quot;, &quot;;[.K105];&quot;, &quot;;[.L105];&quot;);&quot;)" office:value-type="string" office:string-value="insert into contrat_loc (date_contrat, date_debut, date_fin, caution, id_contrat_loc_client, id_contrat_loc_agence, id_contrat_loc_vehicule, id_contrat_loc_accessoire) values ('2017/02/27', '2017/02/27', '2017/03/07', 1500.00, 111, 98, 1, 0);" calcext:value-type="string">
            <text:p>insert into contrat_loc (date_contrat, date_debut, date_fin, caution, id_contrat_loc_client, id_contrat_loc_agence, id_contrat_loc_vehicule, id_contrat_loc_accessoire) values ('2017/02/27', '2017/02/27', '2017/03/07', 1500.00, 111, 98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B106];&quot;aaaa/mm/jj&quot;)" office:value-type="string" office:string-value="2017/02/28" calcext:value-type="string">
            <text:p>2017/02/28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D106];&quot;aaaa/mm/jj&quot;)" office:value-type="string" office:string-value="2017/02/28" calcext:value-type="string">
            <text:p>2017/02/28</text:p>
          </table:table-cell>
          <table:table-cell table:style-name="ce4" table:formula="of:=[.D106]+[.M106]" office:value-type="date" office:date-value="2017-03-07" calcext:value-type="date">
            <text:p>2017-03-07</text:p>
          </table:table-cell>
          <table:table-cell table:style-name="ce5" table:formula="of:=TEXT([.F106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151;200)" office:value-type="float" office:value="185" calcext:value-type="float">
            <text:p>18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6];&quot;', '&quot;;[.E106];&quot;', '&quot;;[.G106];&quot;', &quot;;[.H106];&quot;, &quot;;[.I106];&quot;, &quot;;[.J106];&quot;, &quot;;[.K106];&quot;, &quot;;[.L106];&quot;);&quot;)" office:value-type="string" office:string-value="insert into contrat_loc (date_contrat, date_debut, date_fin, caution, id_contrat_loc_client, id_contrat_loc_agence, id_contrat_loc_vehicule, id_contrat_loc_accessoire) values ('2017/02/28', '2017/02/28', '2017/03/07', 1500.00, 178, 185, 4, 5);" calcext:value-type="string">
            <text:p>insert into contrat_loc (date_contrat, date_debut, date_fin, caution, id_contrat_loc_client, id_contrat_loc_agence, id_contrat_loc_vehicule, id_contrat_loc_accessoire) values ('2017/02/28', '2017/02/28', '2017/03/07', 1500.00, 178, 185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B107];&quot;aaaa/mm/jj&quot;)" office:value-type="string" office:string-value="2017/02/28" calcext:value-type="string">
            <text:p>2017/02/28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D107];&quot;aaaa/mm/jj&quot;)" office:value-type="string" office:string-value="2017/02/28" calcext:value-type="string">
            <text:p>2017/02/28</text:p>
          </table:table-cell>
          <table:table-cell table:style-name="ce4" table:formula="of:=[.D107]+[.M107]" office:value-type="date" office:date-value="2017-03-11" calcext:value-type="date">
            <text:p>2017-03-11</text:p>
          </table:table-cell>
          <table:table-cell table:style-name="ce5" table:formula="of:=TEXT([.F107];&quot;aaaa/mm/jj&quot;)" office:value-type="string" office:string-value="2017/03/11" calcext:value-type="string">
            <text:p>2017/03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201;250)" office:value-type="float" office:value="204" calcext:value-type="float">
            <text:p>20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7];&quot;', '&quot;;[.E107];&quot;', '&quot;;[.G107];&quot;', &quot;;[.H107];&quot;, &quot;;[.I107];&quot;, &quot;;[.J107];&quot;, &quot;;[.K107];&quot;, &quot;;[.L107];&quot;);&quot;)" office:value-type="string" office:string-value="insert into contrat_loc (date_contrat, date_debut, date_fin, caution, id_contrat_loc_client, id_contrat_loc_agence, id_contrat_loc_vehicule, id_contrat_loc_accessoire) values ('2017/02/28', '2017/02/28', '2017/03/11', 1500.00, 188, 204, 4, 1);" calcext:value-type="string">
            <text:p>insert into contrat_loc (date_contrat, date_debut, date_fin, caution, id_contrat_loc_client, id_contrat_loc_agence, id_contrat_loc_vehicule, id_contrat_loc_accessoire) values ('2017/02/28', '2017/02/28', '2017/03/11', 1500.00, 188, 204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B108];&quot;aaaa/mm/jj&quot;)" office:value-type="string" office:string-value="2017/02/28" calcext:value-type="string">
            <text:p>2017/02/28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D108];&quot;aaaa/mm/jj&quot;)" office:value-type="string" office:string-value="2017/02/28" calcext:value-type="string">
            <text:p>2017/02/28</text:p>
          </table:table-cell>
          <table:table-cell table:style-name="ce4" table:formula="of:=[.D108]+[.M108]" office:value-type="date" office:date-value="2017-03-11" calcext:value-type="date">
            <text:p>2017-03-11</text:p>
          </table:table-cell>
          <table:table-cell table:style-name="ce5" table:formula="of:=TEXT([.F108];&quot;aaaa/mm/jj&quot;)" office:value-type="string" office:string-value="2017/03/11" calcext:value-type="string">
            <text:p>2017/03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" calcext:value-type="float">
            <text:p>22</text:p>
          </table:table-cell>
          <table:table-cell table:style-name="ce7" table:formula="of:=RANDBETWEEN(1;50)" office:value-type="float" office:value="29" calcext:value-type="float">
            <text:p>2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8];&quot;', '&quot;;[.E108];&quot;', '&quot;;[.G108];&quot;', &quot;;[.H108];&quot;, &quot;;[.I108];&quot;, &quot;;[.J108];&quot;, &quot;;[.K108];&quot;, &quot;;[.L108];&quot;);&quot;)" office:value-type="string" office:string-value="insert into contrat_loc (date_contrat, date_debut, date_fin, caution, id_contrat_loc_client, id_contrat_loc_agence, id_contrat_loc_vehicule, id_contrat_loc_accessoire) values ('2017/02/28', '2017/02/28', '2017/03/11', 1500.00, 22, 29, 1, 2);" calcext:value-type="string">
            <text:p>insert into contrat_loc (date_contrat, date_debut, date_fin, caution, id_contrat_loc_client, id_contrat_loc_agence, id_contrat_loc_vehicule, id_contrat_loc_accessoire) values ('2017/02/28', '2017/02/28', '2017/03/11', 1500.00, 22, 29, 1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B109];&quot;aaaa/mm/jj&quot;)" office:value-type="string" office:string-value="2017/03/01" calcext:value-type="string">
            <text:p>2017/03/01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D109];&quot;aaaa/mm/jj&quot;)" office:value-type="string" office:string-value="2017/03/01" calcext:value-type="string">
            <text:p>2017/03/01</text:p>
          </table:table-cell>
          <table:table-cell table:style-name="ce4" table:formula="of:=[.D109]+[.M109]" office:value-type="date" office:date-value="2017-03-06" calcext:value-type="date">
            <text:p>2017-03-06</text:p>
          </table:table-cell>
          <table:table-cell table:style-name="ce5" table:formula="of:=TEXT([.F109];&quot;aaaa/mm/jj&quot;)" office:value-type="string" office:string-value="2017/03/06" calcext:value-type="string">
            <text:p>2017/03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0" calcext:value-type="float">
            <text:p>100</text:p>
          </table:table-cell>
          <table:table-cell table:style-name="ce7" table:formula="of:=RANDBETWEEN(151;200)" office:value-type="float" office:value="151" calcext:value-type="float">
            <text:p>15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09];&quot;', '&quot;;[.E109];&quot;', '&quot;;[.G109];&quot;', &quot;;[.H109];&quot;, &quot;;[.I109];&quot;, &quot;;[.J109];&quot;, &quot;;[.K109];&quot;, &quot;;[.L109];&quot;);&quot;)" office:value-type="string" office:string-value="insert into contrat_loc (date_contrat, date_debut, date_fin, caution, id_contrat_loc_client, id_contrat_loc_agence, id_contrat_loc_vehicule, id_contrat_loc_accessoire) values ('2017/03/01', '2017/03/01', '2017/03/06', 1500.00, 100, 151, 4, 6);" calcext:value-type="string">
            <text:p>insert into contrat_loc (date_contrat, date_debut, date_fin, caution, id_contrat_loc_client, id_contrat_loc_agence, id_contrat_loc_vehicule, id_contrat_loc_accessoire) values ('2017/03/01', '2017/03/01', '2017/03/06', 1500.00, 100, 151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B110];&quot;aaaa/mm/jj&quot;)" office:value-type="string" office:string-value="2017/03/01" calcext:value-type="string">
            <text:p>2017/03/01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D110];&quot;aaaa/mm/jj&quot;)" office:value-type="string" office:string-value="2017/03/01" calcext:value-type="string">
            <text:p>2017/03/01</text:p>
          </table:table-cell>
          <table:table-cell table:style-name="ce4" table:formula="of:=[.D110]+[.M110]" office:value-type="date" office:date-value="2017-03-11" calcext:value-type="date">
            <text:p>2017-03-11</text:p>
          </table:table-cell>
          <table:table-cell table:style-name="ce5" table:formula="of:=TEXT([.F110];&quot;aaaa/mm/jj&quot;)" office:value-type="string" office:string-value="2017/03/11" calcext:value-type="string">
            <text:p>2017/03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6" calcext:value-type="float">
            <text:p>246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0];&quot;', '&quot;;[.E110];&quot;', '&quot;;[.G110];&quot;', &quot;;[.H110];&quot;, &quot;;[.I110];&quot;, &quot;;[.J110];&quot;, &quot;;[.K110];&quot;, &quot;;[.L110];&quot;);&quot;)" office:value-type="string" office:string-value="insert into contrat_loc (date_contrat, date_debut, date_fin, caution, id_contrat_loc_client, id_contrat_loc_agence, id_contrat_loc_vehicule, id_contrat_loc_accessoire) values ('2017/03/01', '2017/03/01', '2017/03/11', 1500.00, 246, 49, 5, 1);" calcext:value-type="string">
            <text:p>insert into contrat_loc (date_contrat, date_debut, date_fin, caution, id_contrat_loc_client, id_contrat_loc_agence, id_contrat_loc_vehicule, id_contrat_loc_accessoire) values ('2017/03/01', '2017/03/01', '2017/03/11', 1500.00, 246, 4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B111];&quot;aaaa/mm/jj&quot;)" office:value-type="string" office:string-value="2017/03/01" calcext:value-type="string">
            <text:p>2017/03/01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D111];&quot;aaaa/mm/jj&quot;)" office:value-type="string" office:string-value="2017/03/01" calcext:value-type="string">
            <text:p>2017/03/01</text:p>
          </table:table-cell>
          <table:table-cell table:style-name="ce4" table:formula="of:=[.D111]+[.M111]" office:value-type="date" office:date-value="2017-03-15" calcext:value-type="date">
            <text:p>2017-03-15</text:p>
          </table:table-cell>
          <table:table-cell table:style-name="ce5" table:formula="of:=TEXT([.F111];&quot;aaaa/mm/jj&quot;)" office:value-type="string" office:string-value="2017/03/15" calcext:value-type="string">
            <text:p>2017/03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6" calcext:value-type="float">
            <text:p>236</text:p>
          </table:table-cell>
          <table:table-cell table:style-name="ce7" table:formula="of:=RANDBETWEEN(101;150)" office:value-type="float" office:value="131" calcext:value-type="float">
            <text:p>13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1];&quot;', '&quot;;[.E111];&quot;', '&quot;;[.G111];&quot;', &quot;;[.H111];&quot;, &quot;;[.I111];&quot;, &quot;;[.J111];&quot;, &quot;;[.K111];&quot;, &quot;;[.L111];&quot;);&quot;)" office:value-type="string" office:string-value="insert into contrat_loc (date_contrat, date_debut, date_fin, caution, id_contrat_loc_client, id_contrat_loc_agence, id_contrat_loc_vehicule, id_contrat_loc_accessoire) values ('2017/03/01', '2017/03/01', '2017/03/15', 1500.00, 236, 131, 4, 1);" calcext:value-type="string">
            <text:p>insert into contrat_loc (date_contrat, date_debut, date_fin, caution, id_contrat_loc_client, id_contrat_loc_agence, id_contrat_loc_vehicule, id_contrat_loc_accessoire) values ('2017/03/01', '2017/03/01', '2017/03/15', 1500.00, 236, 131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date" office:date-value="2017-03-02" calcext:value-type="date">
            <text:p>2017-03-02</text:p>
          </table:table-cell>
          <table:table-cell table:style-name="ce5" table:formula="of:=TEXT([.B112];&quot;aaaa/mm/jj&quot;)" office:value-type="string" office:string-value="2017/03/02" calcext:value-type="string">
            <text:p>2017/03/02</text:p>
          </table:table-cell>
          <table:table-cell table:style-name="ce4" office:value-type="date" office:date-value="2017-03-02" calcext:value-type="date">
            <text:p>2017-03-02</text:p>
          </table:table-cell>
          <table:table-cell table:style-name="ce5" table:formula="of:=TEXT([.D112];&quot;aaaa/mm/jj&quot;)" office:value-type="string" office:string-value="2017/03/02" calcext:value-type="string">
            <text:p>2017/03/02</text:p>
          </table:table-cell>
          <table:table-cell table:style-name="ce4" table:formula="of:=[.D112]+[.M112]" office:value-type="date" office:date-value="2017-03-15" calcext:value-type="date">
            <text:p>2017-03-15</text:p>
          </table:table-cell>
          <table:table-cell table:style-name="ce5" table:formula="of:=TEXT([.F112];&quot;aaaa/mm/jj&quot;)" office:value-type="string" office:string-value="2017/03/15" calcext:value-type="string">
            <text:p>2017/03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3" calcext:value-type="float">
            <text:p>213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2];&quot;', '&quot;;[.E112];&quot;', '&quot;;[.G112];&quot;', &quot;;[.H112];&quot;, &quot;;[.I112];&quot;, &quot;;[.J112];&quot;, &quot;;[.K112];&quot;, &quot;;[.L112];&quot;);&quot;)" office:value-type="string" office:string-value="insert into contrat_loc (date_contrat, date_debut, date_fin, caution, id_contrat_loc_client, id_contrat_loc_agence, id_contrat_loc_vehicule, id_contrat_loc_accessoire) values ('2017/03/02', '2017/03/02', '2017/03/15', 1500.00, 213, 233, 3, 5);" calcext:value-type="string">
            <text:p>insert into contrat_loc (date_contrat, date_debut, date_fin, caution, id_contrat_loc_client, id_contrat_loc_agence, id_contrat_loc_vehicule, id_contrat_loc_accessoire) values ('2017/03/02', '2017/03/02', '2017/03/15', 1500.00, 213, 233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date" office:date-value="2017-03-03" calcext:value-type="date">
            <text:p>2017-03-03</text:p>
          </table:table-cell>
          <table:table-cell table:style-name="ce5" table:formula="of:=TEXT([.B113];&quot;aaaa/mm/jj&quot;)" office:value-type="string" office:string-value="2017/03/03" calcext:value-type="string">
            <text:p>2017/03/03</text:p>
          </table:table-cell>
          <table:table-cell table:style-name="ce4" office:value-type="date" office:date-value="2017-03-03" calcext:value-type="date">
            <text:p>2017-03-03</text:p>
          </table:table-cell>
          <table:table-cell table:style-name="ce5" table:formula="of:=TEXT([.D113];&quot;aaaa/mm/jj&quot;)" office:value-type="string" office:string-value="2017/03/03" calcext:value-type="string">
            <text:p>2017/03/03</text:p>
          </table:table-cell>
          <table:table-cell table:style-name="ce4" table:formula="of:=[.D113]+[.M113]" office:value-type="date" office:date-value="2017-03-10" calcext:value-type="date">
            <text:p>2017-03-10</text:p>
          </table:table-cell>
          <table:table-cell table:style-name="ce5" table:formula="of:=TEXT([.F113];&quot;aaaa/mm/jj&quot;)" office:value-type="string" office:string-value="2017/03/10" calcext:value-type="string">
            <text:p>2017/03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7" calcext:value-type="float">
            <text:p>87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3];&quot;', '&quot;;[.E113];&quot;', '&quot;;[.G113];&quot;', &quot;;[.H113];&quot;, &quot;;[.I113];&quot;, &quot;;[.J113];&quot;, &quot;;[.K113];&quot;, &quot;;[.L113];&quot;);&quot;)" office:value-type="string" office:string-value="insert into contrat_loc (date_contrat, date_debut, date_fin, caution, id_contrat_loc_client, id_contrat_loc_agence, id_contrat_loc_vehicule, id_contrat_loc_accessoire) values ('2017/03/03', '2017/03/03', '2017/03/10', 1500.00, 87, 227, 2, 7);" calcext:value-type="string">
            <text:p>insert into contrat_loc (date_contrat, date_debut, date_fin, caution, id_contrat_loc_client, id_contrat_loc_agence, id_contrat_loc_vehicule, id_contrat_loc_accessoire) values ('2017/03/03', '2017/03/03', '2017/03/10', 1500.00, 87, 227, 2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B114];&quot;aaaa/mm/jj&quot;)" office:value-type="string" office:string-value="2017/03/04" calcext:value-type="string">
            <text:p>2017/03/04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D114];&quot;aaaa/mm/jj&quot;)" office:value-type="string" office:string-value="2017/03/04" calcext:value-type="string">
            <text:p>2017/03/04</text:p>
          </table:table-cell>
          <table:table-cell table:style-name="ce4" table:formula="of:=[.D114]+[.M114]" office:value-type="date" office:date-value="2017-03-16" calcext:value-type="date">
            <text:p>2017-03-16</text:p>
          </table:table-cell>
          <table:table-cell table:style-name="ce5" table:formula="of:=TEXT([.F114];&quot;aaaa/mm/jj&quot;)" office:value-type="string" office:string-value="2017/03/16" calcext:value-type="string">
            <text:p>2017/03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8" calcext:value-type="float">
            <text:p>48</text:p>
          </table:table-cell>
          <table:table-cell table:style-name="ce7" table:formula="of:=RANDBETWEEN(1;50)" office:value-type="float" office:value="5" calcext:value-type="float">
            <text:p>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4];&quot;', '&quot;;[.E114];&quot;', '&quot;;[.G114];&quot;', &quot;;[.H114];&quot;, &quot;;[.I114];&quot;, &quot;;[.J114];&quot;, &quot;;[.K114];&quot;, &quot;;[.L114];&quot;);&quot;)" office:value-type="string" office:string-value="insert into contrat_loc (date_contrat, date_debut, date_fin, caution, id_contrat_loc_client, id_contrat_loc_agence, id_contrat_loc_vehicule, id_contrat_loc_accessoire) values ('2017/03/04', '2017/03/04', '2017/03/16', 1500.00, 48, 5, 2, 1);" calcext:value-type="string">
            <text:p>insert into contrat_loc (date_contrat, date_debut, date_fin, caution, id_contrat_loc_client, id_contrat_loc_agence, id_contrat_loc_vehicule, id_contrat_loc_accessoire) values ('2017/03/04', '2017/03/04', '2017/03/16', 1500.00, 48, 5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B115];&quot;aaaa/mm/jj&quot;)" office:value-type="string" office:string-value="2017/03/04" calcext:value-type="string">
            <text:p>2017/03/04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D115];&quot;aaaa/mm/jj&quot;)" office:value-type="string" office:string-value="2017/03/04" calcext:value-type="string">
            <text:p>2017/03/04</text:p>
          </table:table-cell>
          <table:table-cell table:style-name="ce4" table:formula="of:=[.D115]+[.M115]" office:value-type="date" office:date-value="2017-03-12" calcext:value-type="date">
            <text:p>2017-03-12</text:p>
          </table:table-cell>
          <table:table-cell table:style-name="ce5" table:formula="of:=TEXT([.F115];&quot;aaaa/mm/jj&quot;)" office:value-type="string" office:string-value="2017/03/12" calcext:value-type="string">
            <text:p>2017/03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3" calcext:value-type="float">
            <text:p>183</text:p>
          </table:table-cell>
          <table:table-cell table:style-name="ce7" table:formula="of:=RANDBETWEEN(101;150)" office:value-type="float" office:value="146" calcext:value-type="float">
            <text:p>14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5];&quot;', '&quot;;[.E115];&quot;', '&quot;;[.G115];&quot;', &quot;;[.H115];&quot;, &quot;;[.I115];&quot;, &quot;;[.J115];&quot;, &quot;;[.K115];&quot;, &quot;;[.L115];&quot;);&quot;)" office:value-type="string" office:string-value="insert into contrat_loc (date_contrat, date_debut, date_fin, caution, id_contrat_loc_client, id_contrat_loc_agence, id_contrat_loc_vehicule, id_contrat_loc_accessoire) values ('2017/03/04', '2017/03/04', '2017/03/12', 1500.00, 183, 146, 5, 2);" calcext:value-type="string">
            <text:p>insert into contrat_loc (date_contrat, date_debut, date_fin, caution, id_contrat_loc_client, id_contrat_loc_agence, id_contrat_loc_vehicule, id_contrat_loc_accessoire) values ('2017/03/04', '2017/03/04', '2017/03/12', 1500.00, 183, 146, 5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B116];&quot;aaaa/mm/jj&quot;)" office:value-type="string" office:string-value="2017/03/05" calcext:value-type="string">
            <text:p>2017/03/05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D116];&quot;aaaa/mm/jj&quot;)" office:value-type="string" office:string-value="2017/03/05" calcext:value-type="string">
            <text:p>2017/03/05</text:p>
          </table:table-cell>
          <table:table-cell table:style-name="ce4" table:formula="of:=[.D116]+[.M116]" office:value-type="date" office:date-value="2017-03-07" calcext:value-type="date">
            <text:p>2017-03-07</text:p>
          </table:table-cell>
          <table:table-cell table:style-name="ce5" table:formula="of:=TEXT([.F116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7" calcext:value-type="float">
            <text:p>227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6];&quot;', '&quot;;[.E116];&quot;', '&quot;;[.G116];&quot;', &quot;;[.H116];&quot;, &quot;;[.I116];&quot;, &quot;;[.J116];&quot;, &quot;;[.K116];&quot;, &quot;;[.L116];&quot;);&quot;)" office:value-type="string" office:string-value="insert into contrat_loc (date_contrat, date_debut, date_fin, caution, id_contrat_loc_client, id_contrat_loc_agence, id_contrat_loc_vehicule, id_contrat_loc_accessoire) values ('2017/03/05', '2017/03/05', '2017/03/07', 1500.00, 227, 9, 5, 1);" calcext:value-type="string">
            <text:p>insert into contrat_loc (date_contrat, date_debut, date_fin, caution, id_contrat_loc_client, id_contrat_loc_agence, id_contrat_loc_vehicule, id_contrat_loc_accessoire) values ('2017/03/05', '2017/03/05', '2017/03/07', 1500.00, 227, 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B117];&quot;aaaa/mm/jj&quot;)" office:value-type="string" office:string-value="2017/03/05" calcext:value-type="string">
            <text:p>2017/03/05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D117];&quot;aaaa/mm/jj&quot;)" office:value-type="string" office:string-value="2017/03/05" calcext:value-type="string">
            <text:p>2017/03/05</text:p>
          </table:table-cell>
          <table:table-cell table:style-name="ce4" table:formula="of:=[.D117]+[.M117]" office:value-type="date" office:date-value="2017-03-07" calcext:value-type="date">
            <text:p>2017-03-07</text:p>
          </table:table-cell>
          <table:table-cell table:style-name="ce5" table:formula="of:=TEXT([.F117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51;100)" office:value-type="float" office:value="79" calcext:value-type="float">
            <text:p>7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7];&quot;', '&quot;;[.E117];&quot;', '&quot;;[.G117];&quot;', &quot;;[.H117];&quot;, &quot;;[.I117];&quot;, &quot;;[.J117];&quot;, &quot;;[.K117];&quot;, &quot;;[.L117];&quot;);&quot;)" office:value-type="string" office:string-value="insert into contrat_loc (date_contrat, date_debut, date_fin, caution, id_contrat_loc_client, id_contrat_loc_agence, id_contrat_loc_vehicule, id_contrat_loc_accessoire) values ('2017/03/05', '2017/03/05', '2017/03/07', 1500.00, 194, 79, 3, 4);" calcext:value-type="string">
            <text:p>insert into contrat_loc (date_contrat, date_debut, date_fin, caution, id_contrat_loc_client, id_contrat_loc_agence, id_contrat_loc_vehicule, id_contrat_loc_accessoire) values ('2017/03/05', '2017/03/05', '2017/03/07', 1500.00, 194, 79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date" office:date-value="2017-03-07" calcext:value-type="date">
            <text:p>2017-03-07</text:p>
          </table:table-cell>
          <table:table-cell table:style-name="ce5" table:formula="of:=TEXT([.B118];&quot;aaaa/mm/jj&quot;)" office:value-type="string" office:string-value="2017/03/07" calcext:value-type="string">
            <text:p>2017/03/07</text:p>
          </table:table-cell>
          <table:table-cell table:style-name="ce4" office:value-type="date" office:date-value="2017-03-07" calcext:value-type="date">
            <text:p>2017-03-07</text:p>
          </table:table-cell>
          <table:table-cell table:style-name="ce5" table:formula="of:=TEXT([.D118];&quot;aaaa/mm/jj&quot;)" office:value-type="string" office:string-value="2017/03/07" calcext:value-type="string">
            <text:p>2017/03/07</text:p>
          </table:table-cell>
          <table:table-cell table:style-name="ce4" table:formula="of:=[.D118]+[.M118]" office:value-type="date" office:date-value="2017-03-14" calcext:value-type="date">
            <text:p>2017-03-14</text:p>
          </table:table-cell>
          <table:table-cell table:style-name="ce5" table:formula="of:=TEXT([.F118];&quot;aaaa/mm/jj&quot;)" office:value-type="string" office:string-value="2017/03/14" calcext:value-type="string">
            <text:p>2017/03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201;250)" office:value-type="float" office:value="245" calcext:value-type="float">
            <text:p>24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8];&quot;', '&quot;;[.E118];&quot;', '&quot;;[.G118];&quot;', &quot;;[.H118];&quot;, &quot;;[.I118];&quot;, &quot;;[.J118];&quot;, &quot;;[.K118];&quot;, &quot;;[.L118];&quot;);&quot;)" office:value-type="string" office:string-value="insert into contrat_loc (date_contrat, date_debut, date_fin, caution, id_contrat_loc_client, id_contrat_loc_agence, id_contrat_loc_vehicule, id_contrat_loc_accessoire) values ('2017/03/07', '2017/03/07', '2017/03/14', 1500.00, 114, 245, 1, 3);" calcext:value-type="string">
            <text:p>insert into contrat_loc (date_contrat, date_debut, date_fin, caution, id_contrat_loc_client, id_contrat_loc_agence, id_contrat_loc_vehicule, id_contrat_loc_accessoire) values ('2017/03/07', '2017/03/07', '2017/03/14', 1500.00, 114, 245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date" office:date-value="2017-03-09" calcext:value-type="date">
            <text:p>2017-03-09</text:p>
          </table:table-cell>
          <table:table-cell table:style-name="ce5" table:formula="of:=TEXT([.B119];&quot;aaaa/mm/jj&quot;)" office:value-type="string" office:string-value="2017/03/09" calcext:value-type="string">
            <text:p>2017/03/09</text:p>
          </table:table-cell>
          <table:table-cell table:style-name="ce4" office:value-type="date" office:date-value="2017-03-09" calcext:value-type="date">
            <text:p>2017-03-09</text:p>
          </table:table-cell>
          <table:table-cell table:style-name="ce5" table:formula="of:=TEXT([.D119];&quot;aaaa/mm/jj&quot;)" office:value-type="string" office:string-value="2017/03/09" calcext:value-type="string">
            <text:p>2017/03/09</text:p>
          </table:table-cell>
          <table:table-cell table:style-name="ce4" table:formula="of:=[.D119]+[.M119]" office:value-type="date" office:date-value="2017-03-20" calcext:value-type="date">
            <text:p>2017-03-20</text:p>
          </table:table-cell>
          <table:table-cell table:style-name="ce5" table:formula="of:=TEXT([.F119];&quot;aaaa/mm/jj&quot;)" office:value-type="string" office:string-value="2017/03/20" calcext:value-type="string">
            <text:p>2017/03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101;150)" office:value-type="float" office:value="112" calcext:value-type="float">
            <text:p>11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19];&quot;', '&quot;;[.E119];&quot;', '&quot;;[.G119];&quot;', &quot;;[.H119];&quot;, &quot;;[.I119];&quot;, &quot;;[.J119];&quot;, &quot;;[.K119];&quot;, &quot;;[.L119];&quot;);&quot;)" office:value-type="string" office:string-value="insert into contrat_loc (date_contrat, date_debut, date_fin, caution, id_contrat_loc_client, id_contrat_loc_agence, id_contrat_loc_vehicule, id_contrat_loc_accessoire) values ('2017/03/09', '2017/03/09', '2017/03/20', 1500.00, 158, 112, 3, 7);" calcext:value-type="string">
            <text:p>insert into contrat_loc (date_contrat, date_debut, date_fin, caution, id_contrat_loc_client, id_contrat_loc_agence, id_contrat_loc_vehicule, id_contrat_loc_accessoire) values ('2017/03/09', '2017/03/09', '2017/03/20', 1500.00, 158, 112, 3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date" office:date-value="2017-03-10" calcext:value-type="date">
            <text:p>2017-03-10</text:p>
          </table:table-cell>
          <table:table-cell table:style-name="ce5" table:formula="of:=TEXT([.B120];&quot;aaaa/mm/jj&quot;)" office:value-type="string" office:string-value="2017/03/10" calcext:value-type="string">
            <text:p>2017/03/10</text:p>
          </table:table-cell>
          <table:table-cell table:style-name="ce4" office:value-type="date" office:date-value="2017-03-10" calcext:value-type="date">
            <text:p>2017-03-10</text:p>
          </table:table-cell>
          <table:table-cell table:style-name="ce5" table:formula="of:=TEXT([.D120];&quot;aaaa/mm/jj&quot;)" office:value-type="string" office:string-value="2017/03/10" calcext:value-type="string">
            <text:p>2017/03/10</text:p>
          </table:table-cell>
          <table:table-cell table:style-name="ce4" table:formula="of:=[.D120]+[.M120]" office:value-type="date" office:date-value="2017-03-13" calcext:value-type="date">
            <text:p>2017-03-13</text:p>
          </table:table-cell>
          <table:table-cell table:style-name="ce5" table:formula="of:=TEXT([.F120];&quot;aaaa/mm/jj&quot;)" office:value-type="string" office:string-value="2017/03/13" calcext:value-type="string">
            <text:p>2017/03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1;50)" office:value-type="float" office:value="7" calcext:value-type="float">
            <text:p>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0];&quot;', '&quot;;[.E120];&quot;', '&quot;;[.G120];&quot;', &quot;;[.H120];&quot;, &quot;;[.I120];&quot;, &quot;;[.J120];&quot;, &quot;;[.K120];&quot;, &quot;;[.L120];&quot;);&quot;)" office:value-type="string" office:string-value="insert into contrat_loc (date_contrat, date_debut, date_fin, caution, id_contrat_loc_client, id_contrat_loc_agence, id_contrat_loc_vehicule, id_contrat_loc_accessoire) values ('2017/03/10', '2017/03/10', '2017/03/13', 1500.00, 178, 7, 5, 1);" calcext:value-type="string">
            <text:p>insert into contrat_loc (date_contrat, date_debut, date_fin, caution, id_contrat_loc_client, id_contrat_loc_agence, id_contrat_loc_vehicule, id_contrat_loc_accessoire) values ('2017/03/10', '2017/03/10', '2017/03/13', 1500.00, 178, 7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B121];&quot;aaaa/mm/jj&quot;)" office:value-type="string" office:string-value="2017/03/11" calcext:value-type="string">
            <text:p>2017/03/11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D121];&quot;aaaa/mm/jj&quot;)" office:value-type="string" office:string-value="2017/03/11" calcext:value-type="string">
            <text:p>2017/03/11</text:p>
          </table:table-cell>
          <table:table-cell table:style-name="ce4" table:formula="of:=[.D121]+[.M121]" office:value-type="date" office:date-value="2017-03-15" calcext:value-type="date">
            <text:p>2017-03-15</text:p>
          </table:table-cell>
          <table:table-cell table:style-name="ce5" table:formula="of:=TEXT([.F121];&quot;aaaa/mm/jj&quot;)" office:value-type="string" office:string-value="2017/03/15" calcext:value-type="string">
            <text:p>2017/03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1" calcext:value-type="float">
            <text:p>241</text:p>
          </table:table-cell>
          <table:table-cell table:style-name="ce7" table:formula="of:=RANDBETWEEN(1;50)" office:value-type="float" office:value="26" calcext:value-type="float">
            <text:p>2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1];&quot;', '&quot;;[.E121];&quot;', '&quot;;[.G121];&quot;', &quot;;[.H121];&quot;, &quot;;[.I121];&quot;, &quot;;[.J121];&quot;, &quot;;[.K121];&quot;, &quot;;[.L121];&quot;);&quot;)" office:value-type="string" office:string-value="insert into contrat_loc (date_contrat, date_debut, date_fin, caution, id_contrat_loc_client, id_contrat_loc_agence, id_contrat_loc_vehicule, id_contrat_loc_accessoire) values ('2017/03/11', '2017/03/11', '2017/03/15', 1500.00, 241, 26, 3, 0);" calcext:value-type="string">
            <text:p>insert into contrat_loc (date_contrat, date_debut, date_fin, caution, id_contrat_loc_client, id_contrat_loc_agence, id_contrat_loc_vehicule, id_contrat_loc_accessoire) values ('2017/03/11', '2017/03/11', '2017/03/15', 1500.00, 241, 26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B122];&quot;aaaa/mm/jj&quot;)" office:value-type="string" office:string-value="2017/03/11" calcext:value-type="string">
            <text:p>2017/03/11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D122];&quot;aaaa/mm/jj&quot;)" office:value-type="string" office:string-value="2017/03/11" calcext:value-type="string">
            <text:p>2017/03/11</text:p>
          </table:table-cell>
          <table:table-cell table:style-name="ce4" table:formula="of:=[.D122]+[.M122]" office:value-type="date" office:date-value="2017-03-26" calcext:value-type="date">
            <text:p>2017-03-26</text:p>
          </table:table-cell>
          <table:table-cell table:style-name="ce5" table:formula="of:=TEXT([.F122];&quot;aaaa/mm/jj&quot;)" office:value-type="string" office:string-value="2017/03/26" calcext:value-type="string">
            <text:p>2017/03/26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2];&quot;', '&quot;;[.E122];&quot;', '&quot;;[.G122];&quot;', &quot;;[.H122];&quot;, &quot;;[.I122];&quot;, &quot;;[.J122];&quot;, &quot;;[.K122];&quot;, &quot;;[.L122];&quot;);&quot;)" office:value-type="string" office:string-value="insert into contrat_loc (date_contrat, date_debut, date_fin, caution, id_contrat_loc_client, id_contrat_loc_agence, id_contrat_loc_vehicule, id_contrat_loc_accessoire) values ('2017/03/11', '2017/03/11', '2017/03/26', 1500.00, 70, 94, 2, 4);" calcext:value-type="string">
            <text:p>insert into contrat_loc (date_contrat, date_debut, date_fin, caution, id_contrat_loc_client, id_contrat_loc_agence, id_contrat_loc_vehicule, id_contrat_loc_accessoire) values ('2017/03/11', '2017/03/11', '2017/03/26', 1500.00, 70, 94, 2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date" office:date-value="2017-03-12" calcext:value-type="date">
            <text:p>2017-03-12</text:p>
          </table:table-cell>
          <table:table-cell table:style-name="ce5" table:formula="of:=TEXT([.B123];&quot;aaaa/mm/jj&quot;)" office:value-type="string" office:string-value="2017/03/12" calcext:value-type="string">
            <text:p>2017/03/12</text:p>
          </table:table-cell>
          <table:table-cell table:style-name="ce4" office:value-type="date" office:date-value="2017-03-12" calcext:value-type="date">
            <text:p>2017-03-12</text:p>
          </table:table-cell>
          <table:table-cell table:style-name="ce5" table:formula="of:=TEXT([.D123];&quot;aaaa/mm/jj&quot;)" office:value-type="string" office:string-value="2017/03/12" calcext:value-type="string">
            <text:p>2017/03/12</text:p>
          </table:table-cell>
          <table:table-cell table:style-name="ce4" table:formula="of:=[.D123]+[.M123]" office:value-type="date" office:date-value="2017-03-23" calcext:value-type="date">
            <text:p>2017-03-23</text:p>
          </table:table-cell>
          <table:table-cell table:style-name="ce5" table:formula="of:=TEXT([.F123];&quot;aaaa/mm/jj&quot;)" office:value-type="string" office:string-value="2017/03/23" calcext:value-type="string">
            <text:p>2017/03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8" calcext:value-type="float">
            <text:p>58</text:p>
          </table:table-cell>
          <table:table-cell table:style-name="ce7" table:formula="of:=RANDBETWEEN(51;100)" office:value-type="float" office:value="77" calcext:value-type="float">
            <text:p>7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3];&quot;', '&quot;;[.E123];&quot;', '&quot;;[.G123];&quot;', &quot;;[.H123];&quot;, &quot;;[.I123];&quot;, &quot;;[.J123];&quot;, &quot;;[.K123];&quot;, &quot;;[.L123];&quot;);&quot;)" office:value-type="string" office:string-value="insert into contrat_loc (date_contrat, date_debut, date_fin, caution, id_contrat_loc_client, id_contrat_loc_agence, id_contrat_loc_vehicule, id_contrat_loc_accessoire) values ('2017/03/12', '2017/03/12', '2017/03/23', 1500.00, 58, 77, 4, 6);" calcext:value-type="string">
            <text:p>insert into contrat_loc (date_contrat, date_debut, date_fin, caution, id_contrat_loc_client, id_contrat_loc_agence, id_contrat_loc_vehicule, id_contrat_loc_accessoire) values ('2017/03/12', '2017/03/12', '2017/03/23', 1500.00, 58, 77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date" office:date-value="2017-03-14" calcext:value-type="date">
            <text:p>2017-03-14</text:p>
          </table:table-cell>
          <table:table-cell table:style-name="ce5" table:formula="of:=TEXT([.B124];&quot;aaaa/mm/jj&quot;)" office:value-type="string" office:string-value="2017/03/14" calcext:value-type="string">
            <text:p>2017/03/14</text:p>
          </table:table-cell>
          <table:table-cell table:style-name="ce4" office:value-type="date" office:date-value="2017-03-14" calcext:value-type="date">
            <text:p>2017-03-14</text:p>
          </table:table-cell>
          <table:table-cell table:style-name="ce5" table:formula="of:=TEXT([.D124];&quot;aaaa/mm/jj&quot;)" office:value-type="string" office:string-value="2017/03/14" calcext:value-type="string">
            <text:p>2017/03/14</text:p>
          </table:table-cell>
          <table:table-cell table:style-name="ce4" table:formula="of:=[.D124]+[.M124]" office:value-type="date" office:date-value="2017-03-20" calcext:value-type="date">
            <text:p>2017-03-20</text:p>
          </table:table-cell>
          <table:table-cell table:style-name="ce5" table:formula="of:=TEXT([.F124];&quot;aaaa/mm/jj&quot;)" office:value-type="string" office:string-value="2017/03/20" calcext:value-type="string">
            <text:p>2017/03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3" calcext:value-type="float">
            <text:p>173</text:p>
          </table:table-cell>
          <table:table-cell table:style-name="ce7" table:formula="of:=RANDBETWEEN(201;250)" office:value-type="float" office:value="215" calcext:value-type="float">
            <text:p>21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4];&quot;', '&quot;;[.E124];&quot;', '&quot;;[.G124];&quot;', &quot;;[.H124];&quot;, &quot;;[.I124];&quot;, &quot;;[.J124];&quot;, &quot;;[.K124];&quot;, &quot;;[.L124];&quot;);&quot;)" office:value-type="string" office:string-value="insert into contrat_loc (date_contrat, date_debut, date_fin, caution, id_contrat_loc_client, id_contrat_loc_agence, id_contrat_loc_vehicule, id_contrat_loc_accessoire) values ('2017/03/14', '2017/03/14', '2017/03/20', 1500.00, 173, 215, 3, 2);" calcext:value-type="string">
            <text:p>insert into contrat_loc (date_contrat, date_debut, date_fin, caution, id_contrat_loc_client, id_contrat_loc_agence, id_contrat_loc_vehicule, id_contrat_loc_accessoire) values ('2017/03/14', '2017/03/14', '2017/03/20', 1500.00, 173, 215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date" office:date-value="2017-03-15" calcext:value-type="date">
            <text:p>2017-03-15</text:p>
          </table:table-cell>
          <table:table-cell table:style-name="ce5" table:formula="of:=TEXT([.B125];&quot;aaaa/mm/jj&quot;)" office:value-type="string" office:string-value="2017/03/15" calcext:value-type="string">
            <text:p>2017/03/15</text:p>
          </table:table-cell>
          <table:table-cell table:style-name="ce4" office:value-type="date" office:date-value="2017-03-15" calcext:value-type="date">
            <text:p>2017-03-15</text:p>
          </table:table-cell>
          <table:table-cell table:style-name="ce5" table:formula="of:=TEXT([.D125];&quot;aaaa/mm/jj&quot;)" office:value-type="string" office:string-value="2017/03/15" calcext:value-type="string">
            <text:p>2017/03/15</text:p>
          </table:table-cell>
          <table:table-cell table:style-name="ce4" table:formula="of:=[.D125]+[.M125]" office:value-type="date" office:date-value="2017-03-16" calcext:value-type="date">
            <text:p>2017-03-16</text:p>
          </table:table-cell>
          <table:table-cell table:style-name="ce5" table:formula="of:=TEXT([.F125];&quot;aaaa/mm/jj&quot;)" office:value-type="string" office:string-value="2017/03/16" calcext:value-type="string">
            <text:p>2017/03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9" calcext:value-type="float">
            <text:p>219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5];&quot;', '&quot;;[.E125];&quot;', '&quot;;[.G125];&quot;', &quot;;[.H125];&quot;, &quot;;[.I125];&quot;, &quot;;[.J125];&quot;, &quot;;[.K125];&quot;, &quot;;[.L125];&quot;);&quot;)" office:value-type="string" office:string-value="insert into contrat_loc (date_contrat, date_debut, date_fin, caution, id_contrat_loc_client, id_contrat_loc_agence, id_contrat_loc_vehicule, id_contrat_loc_accessoire) values ('2017/03/15', '2017/03/15', '2017/03/16', 1500.00, 219, 228, 2, 1);" calcext:value-type="string">
            <text:p>insert into contrat_loc (date_contrat, date_debut, date_fin, caution, id_contrat_loc_client, id_contrat_loc_agence, id_contrat_loc_vehicule, id_contrat_loc_accessoire) values ('2017/03/15', '2017/03/15', '2017/03/16', 1500.00, 219, 228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date" office:date-value="2017-03-17" calcext:value-type="date">
            <text:p>2017-03-17</text:p>
          </table:table-cell>
          <table:table-cell table:style-name="ce5" table:formula="of:=TEXT([.B126];&quot;aaaa/mm/jj&quot;)" office:value-type="string" office:string-value="2017/03/17" calcext:value-type="string">
            <text:p>2017/03/17</text:p>
          </table:table-cell>
          <table:table-cell table:style-name="ce4" office:value-type="date" office:date-value="2017-03-17" calcext:value-type="date">
            <text:p>2017-03-17</text:p>
          </table:table-cell>
          <table:table-cell table:style-name="ce5" table:formula="of:=TEXT([.D126];&quot;aaaa/mm/jj&quot;)" office:value-type="string" office:string-value="2017/03/17" calcext:value-type="string">
            <text:p>2017/03/17</text:p>
          </table:table-cell>
          <table:table-cell table:style-name="ce4" table:formula="of:=[.D126]+[.M126]" office:value-type="date" office:date-value="2017-03-22" calcext:value-type="date">
            <text:p>2017-03-22</text:p>
          </table:table-cell>
          <table:table-cell table:style-name="ce5" table:formula="of:=TEXT([.F126];&quot;aaaa/mm/jj&quot;)" office:value-type="string" office:string-value="2017/03/22" calcext:value-type="string">
            <text:p>2017/03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5" calcext:value-type="float">
            <text:p>195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6];&quot;', '&quot;;[.E126];&quot;', '&quot;;[.G126];&quot;', &quot;;[.H126];&quot;, &quot;;[.I126];&quot;, &quot;;[.J126];&quot;, &quot;;[.K126];&quot;, &quot;;[.L126];&quot;);&quot;)" office:value-type="string" office:string-value="insert into contrat_loc (date_contrat, date_debut, date_fin, caution, id_contrat_loc_client, id_contrat_loc_agence, id_contrat_loc_vehicule, id_contrat_loc_accessoire) values ('2017/03/17', '2017/03/17', '2017/03/22', 1500.00, 195, 201, 3, 0);" calcext:value-type="string">
            <text:p>insert into contrat_loc (date_contrat, date_debut, date_fin, caution, id_contrat_loc_client, id_contrat_loc_agence, id_contrat_loc_vehicule, id_contrat_loc_accessoire) values ('2017/03/17', '2017/03/17', '2017/03/22', 1500.00, 195, 201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date" office:date-value="2017-03-18" calcext:value-type="date">
            <text:p>2017-03-18</text:p>
          </table:table-cell>
          <table:table-cell table:style-name="ce5" table:formula="of:=TEXT([.B127];&quot;aaaa/mm/jj&quot;)" office:value-type="string" office:string-value="2017/03/18" calcext:value-type="string">
            <text:p>2017/03/18</text:p>
          </table:table-cell>
          <table:table-cell table:style-name="ce4" office:value-type="date" office:date-value="2017-03-18" calcext:value-type="date">
            <text:p>2017-03-18</text:p>
          </table:table-cell>
          <table:table-cell table:style-name="ce5" table:formula="of:=TEXT([.D127];&quot;aaaa/mm/jj&quot;)" office:value-type="string" office:string-value="2017/03/18" calcext:value-type="string">
            <text:p>2017/03/18</text:p>
          </table:table-cell>
          <table:table-cell table:style-name="ce4" table:formula="of:=[.D127]+[.M127]" office:value-type="date" office:date-value="2017-03-25" calcext:value-type="date">
            <text:p>2017-03-25</text:p>
          </table:table-cell>
          <table:table-cell table:style-name="ce5" table:formula="of:=TEXT([.F127];&quot;aaaa/mm/jj&quot;)" office:value-type="string" office:string-value="2017/03/25" calcext:value-type="string">
            <text:p>2017/03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7];&quot;', '&quot;;[.E127];&quot;', '&quot;;[.G127];&quot;', &quot;;[.H127];&quot;, &quot;;[.I127];&quot;, &quot;;[.J127];&quot;, &quot;;[.K127];&quot;, &quot;;[.L127];&quot;);&quot;)" office:value-type="string" office:string-value="insert into contrat_loc (date_contrat, date_debut, date_fin, caution, id_contrat_loc_client, id_contrat_loc_agence, id_contrat_loc_vehicule, id_contrat_loc_accessoire) values ('2017/03/18', '2017/03/18', '2017/03/25', 1500.00, 229, 238, 1, 0);" calcext:value-type="string">
            <text:p>insert into contrat_loc (date_contrat, date_debut, date_fin, caution, id_contrat_loc_client, id_contrat_loc_agence, id_contrat_loc_vehicule, id_contrat_loc_accessoire) values ('2017/03/18', '2017/03/18', '2017/03/25', 1500.00, 229, 238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28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28];&quot;aaaa/mm/jj&quot;)" office:value-type="string" office:string-value="2017/03/19" calcext:value-type="string">
            <text:p>2017/03/19</text:p>
          </table:table-cell>
          <table:table-cell table:style-name="ce4" table:formula="of:=[.D128]+[.M128]" office:value-type="date" office:date-value="2017-04-03" calcext:value-type="date">
            <text:p>2017-04-03</text:p>
          </table:table-cell>
          <table:table-cell table:style-name="ce5" table:formula="of:=TEXT([.F128];&quot;aaaa/mm/jj&quot;)" office:value-type="string" office:string-value="2017/04/03" calcext:value-type="string">
            <text:p>2017/04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101;150)" office:value-type="float" office:value="149" calcext:value-type="float">
            <text:p>14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8];&quot;', '&quot;;[.E128];&quot;', '&quot;;[.G128];&quot;', &quot;;[.H128];&quot;, &quot;;[.I128];&quot;, &quot;;[.J128];&quot;, &quot;;[.K128];&quot;, &quot;;[.L128];&quot;);&quot;)" office:value-type="string" office:string-value="insert into contrat_loc (date_contrat, date_debut, date_fin, caution, id_contrat_loc_client, id_contrat_loc_agence, id_contrat_loc_vehicule, id_contrat_loc_accessoire) values ('2017/03/19', '2017/03/19', '2017/04/03', 1500.00, 209, 149, 2, 1);" calcext:value-type="string">
            <text:p>insert into contrat_loc (date_contrat, date_debut, date_fin, caution, id_contrat_loc_client, id_contrat_loc_agence, id_contrat_loc_vehicule, id_contrat_loc_accessoire) values ('2017/03/19', '2017/03/19', '2017/04/03', 1500.00, 209, 149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29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29];&quot;aaaa/mm/jj&quot;)" office:value-type="string" office:string-value="2017/03/19" calcext:value-type="string">
            <text:p>2017/03/19</text:p>
          </table:table-cell>
          <table:table-cell table:style-name="ce4" table:formula="of:=[.D129]+[.M129]" office:value-type="date" office:date-value="2017-03-26" calcext:value-type="date">
            <text:p>2017-03-26</text:p>
          </table:table-cell>
          <table:table-cell table:style-name="ce5" table:formula="of:=TEXT([.F129];&quot;aaaa/mm/jj&quot;)" office:value-type="string" office:string-value="2017/03/26" calcext:value-type="string">
            <text:p>2017/03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" calcext:value-type="float">
            <text:p>10</text:p>
          </table:table-cell>
          <table:table-cell table:style-name="ce7" table:formula="of:=RANDBETWEEN(51;100)" office:value-type="float" office:value="100" calcext:value-type="float">
            <text:p>10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29];&quot;', '&quot;;[.E129];&quot;', '&quot;;[.G129];&quot;', &quot;;[.H129];&quot;, &quot;;[.I129];&quot;, &quot;;[.J129];&quot;, &quot;;[.K129];&quot;, &quot;;[.L129];&quot;);&quot;)" office:value-type="string" office:string-value="insert into contrat_loc (date_contrat, date_debut, date_fin, caution, id_contrat_loc_client, id_contrat_loc_agence, id_contrat_loc_vehicule, id_contrat_loc_accessoire) values ('2017/03/19', '2017/03/19', '2017/03/26', 1500.00, 10, 100, 5, 3);" calcext:value-type="string">
            <text:p>insert into contrat_loc (date_contrat, date_debut, date_fin, caution, id_contrat_loc_client, id_contrat_loc_agence, id_contrat_loc_vehicule, id_contrat_loc_accessoire) values ('2017/03/19', '2017/03/19', '2017/03/26', 1500.00, 10, 100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30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30];&quot;aaaa/mm/jj&quot;)" office:value-type="string" office:string-value="2017/03/19" calcext:value-type="string">
            <text:p>2017/03/19</text:p>
          </table:table-cell>
          <table:table-cell table:style-name="ce4" table:formula="of:=[.D130]+[.M130]" office:value-type="date" office:date-value="2017-03-31" calcext:value-type="date">
            <text:p>2017-03-31</text:p>
          </table:table-cell>
          <table:table-cell table:style-name="ce5" table:formula="of:=TEXT([.F130];&quot;aaaa/mm/jj&quot;)" office:value-type="string" office:string-value="2017/03/31" calcext:value-type="string">
            <text:p>2017/03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" calcext:value-type="float">
            <text:p>23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0];&quot;', '&quot;;[.E130];&quot;', '&quot;;[.G130];&quot;', &quot;;[.H130];&quot;, &quot;;[.I130];&quot;, &quot;;[.J130];&quot;, &quot;;[.K130];&quot;, &quot;;[.L130];&quot;);&quot;)" office:value-type="string" office:string-value="insert into contrat_loc (date_contrat, date_debut, date_fin, caution, id_contrat_loc_client, id_contrat_loc_agence, id_contrat_loc_vehicule, id_contrat_loc_accessoire) values ('2017/03/19', '2017/03/19', '2017/03/31', 1500.00, 23, 85, 5, 5);" calcext:value-type="string">
            <text:p>insert into contrat_loc (date_contrat, date_debut, date_fin, caution, id_contrat_loc_client, id_contrat_loc_agence, id_contrat_loc_vehicule, id_contrat_loc_accessoire) values ('2017/03/19', '2017/03/19', '2017/03/31', 1500.00, 23, 85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31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31];&quot;aaaa/mm/jj&quot;)" office:value-type="string" office:string-value="2017/03/19" calcext:value-type="string">
            <text:p>2017/03/19</text:p>
          </table:table-cell>
          <table:table-cell table:style-name="ce4" table:formula="of:=[.D131]+[.M131]" office:value-type="date" office:date-value="2017-04-02" calcext:value-type="date">
            <text:p>2017-04-02</text:p>
          </table:table-cell>
          <table:table-cell table:style-name="ce5" table:formula="of:=TEXT([.F131];&quot;aaaa/mm/jj&quot;)" office:value-type="string" office:string-value="2017/04/02" calcext:value-type="string">
            <text:p>2017/04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5" calcext:value-type="float">
            <text:p>125</text:p>
          </table:table-cell>
          <table:table-cell table:style-name="ce7" table:formula="of:=RANDBETWEEN(101;150)" office:value-type="float" office:value="147" calcext:value-type="float">
            <text:p>14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1];&quot;', '&quot;;[.E131];&quot;', '&quot;;[.G131];&quot;', &quot;;[.H131];&quot;, &quot;;[.I131];&quot;, &quot;;[.J131];&quot;, &quot;;[.K131];&quot;, &quot;;[.L131];&quot;);&quot;)" office:value-type="string" office:string-value="insert into contrat_loc (date_contrat, date_debut, date_fin, caution, id_contrat_loc_client, id_contrat_loc_agence, id_contrat_loc_vehicule, id_contrat_loc_accessoire) values ('2017/03/19', '2017/03/19', '2017/04/02', 1500.00, 125, 147, 3, 1);" calcext:value-type="string">
            <text:p>insert into contrat_loc (date_contrat, date_debut, date_fin, caution, id_contrat_loc_client, id_contrat_loc_agence, id_contrat_loc_vehicule, id_contrat_loc_accessoire) values ('2017/03/19', '2017/03/19', '2017/04/02', 1500.00, 125, 147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B132];&quot;aaaa/mm/jj&quot;)" office:value-type="string" office:string-value="2017/03/20" calcext:value-type="string">
            <text:p>2017/03/20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D132];&quot;aaaa/mm/jj&quot;)" office:value-type="string" office:string-value="2017/03/20" calcext:value-type="string">
            <text:p>2017/03/20</text:p>
          </table:table-cell>
          <table:table-cell table:style-name="ce4" table:formula="of:=[.D132]+[.M132]" office:value-type="date" office:date-value="2017-04-03" calcext:value-type="date">
            <text:p>2017-04-03</text:p>
          </table:table-cell>
          <table:table-cell table:style-name="ce5" table:formula="of:=TEXT([.F132];&quot;aaaa/mm/jj&quot;)" office:value-type="string" office:string-value="2017/04/03" calcext:value-type="string">
            <text:p>2017/04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3" calcext:value-type="float">
            <text:p>83</text:p>
          </table:table-cell>
          <table:table-cell table:style-name="ce7" table:formula="of:=RANDBETWEEN(201;250)" office:value-type="float" office:value="203" calcext:value-type="float">
            <text:p>20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2];&quot;', '&quot;;[.E132];&quot;', '&quot;;[.G132];&quot;', &quot;;[.H132];&quot;, &quot;;[.I132];&quot;, &quot;;[.J132];&quot;, &quot;;[.K132];&quot;, &quot;;[.L132];&quot;);&quot;)" office:value-type="string" office:string-value="insert into contrat_loc (date_contrat, date_debut, date_fin, caution, id_contrat_loc_client, id_contrat_loc_agence, id_contrat_loc_vehicule, id_contrat_loc_accessoire) values ('2017/03/20', '2017/03/20', '2017/04/03', 1500.00, 83, 203, 3, 2);" calcext:value-type="string">
            <text:p>insert into contrat_loc (date_contrat, date_debut, date_fin, caution, id_contrat_loc_client, id_contrat_loc_agence, id_contrat_loc_vehicule, id_contrat_loc_accessoire) values ('2017/03/20', '2017/03/20', '2017/04/03', 1500.00, 83, 203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B133];&quot;aaaa/mm/jj&quot;)" office:value-type="string" office:string-value="2017/03/20" calcext:value-type="string">
            <text:p>2017/03/20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D133];&quot;aaaa/mm/jj&quot;)" office:value-type="string" office:string-value="2017/03/20" calcext:value-type="string">
            <text:p>2017/03/20</text:p>
          </table:table-cell>
          <table:table-cell table:style-name="ce4" table:formula="of:=[.D133]+[.M133]" office:value-type="date" office:date-value="2017-03-29" calcext:value-type="date">
            <text:p>2017-03-29</text:p>
          </table:table-cell>
          <table:table-cell table:style-name="ce5" table:formula="of:=TEXT([.F133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7" calcext:value-type="float">
            <text:p>137</text:p>
          </table:table-cell>
          <table:table-cell table:style-name="ce7" table:formula="of:=RANDBETWEEN(51;100)" office:value-type="float" office:value="86" calcext:value-type="float">
            <text:p>8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3];&quot;', '&quot;;[.E133];&quot;', '&quot;;[.G133];&quot;', &quot;;[.H133];&quot;, &quot;;[.I133];&quot;, &quot;;[.J133];&quot;, &quot;;[.K133];&quot;, &quot;;[.L133];&quot;);&quot;)" office:value-type="string" office:string-value="insert into contrat_loc (date_contrat, date_debut, date_fin, caution, id_contrat_loc_client, id_contrat_loc_agence, id_contrat_loc_vehicule, id_contrat_loc_accessoire) values ('2017/03/20', '2017/03/20', '2017/03/29', 1500.00, 137, 86, 5, 5);" calcext:value-type="string">
            <text:p>insert into contrat_loc (date_contrat, date_debut, date_fin, caution, id_contrat_loc_client, id_contrat_loc_agence, id_contrat_loc_vehicule, id_contrat_loc_accessoire) values ('2017/03/20', '2017/03/20', '2017/03/29', 1500.00, 137, 86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4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4];&quot;aaaa/mm/jj&quot;)" office:value-type="string" office:string-value="2017/03/21" calcext:value-type="string">
            <text:p>2017/03/21</text:p>
          </table:table-cell>
          <table:table-cell table:style-name="ce4" table:formula="of:=[.D134]+[.M134]" office:value-type="date" office:date-value="2017-03-22" calcext:value-type="date">
            <text:p>2017-03-22</text:p>
          </table:table-cell>
          <table:table-cell table:style-name="ce5" table:formula="of:=TEXT([.F134];&quot;aaaa/mm/jj&quot;)" office:value-type="string" office:string-value="2017/03/22" calcext:value-type="string">
            <text:p>2017/03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51;100)" office:value-type="float" office:value="86" calcext:value-type="float">
            <text:p>8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4];&quot;', '&quot;;[.E134];&quot;', '&quot;;[.G134];&quot;', &quot;;[.H134];&quot;, &quot;;[.I134];&quot;, &quot;;[.J134];&quot;, &quot;;[.K134];&quot;, &quot;;[.L134];&quot;);&quot;)" office:value-type="string" office:string-value="insert into contrat_loc (date_contrat, date_debut, date_fin, caution, id_contrat_loc_client, id_contrat_loc_agence, id_contrat_loc_vehicule, id_contrat_loc_accessoire) values ('2017/03/21', '2017/03/21', '2017/03/22', 1500.00, 158, 86, 3, 0);" calcext:value-type="string">
            <text:p>insert into contrat_loc (date_contrat, date_debut, date_fin, caution, id_contrat_loc_client, id_contrat_loc_agence, id_contrat_loc_vehicule, id_contrat_loc_accessoire) values ('2017/03/21', '2017/03/21', '2017/03/22', 1500.00, 158, 86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5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5];&quot;aaaa/mm/jj&quot;)" office:value-type="string" office:string-value="2017/03/21" calcext:value-type="string">
            <text:p>2017/03/21</text:p>
          </table:table-cell>
          <table:table-cell table:style-name="ce4" table:formula="of:=[.D135]+[.M135]" office:value-type="date" office:date-value="2017-03-25" calcext:value-type="date">
            <text:p>2017-03-25</text:p>
          </table:table-cell>
          <table:table-cell table:style-name="ce5" table:formula="of:=TEXT([.F135];&quot;aaaa/mm/jj&quot;)" office:value-type="string" office:string-value="2017/03/25" calcext:value-type="string">
            <text:p>2017/03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9" calcext:value-type="float">
            <text:p>219</text:p>
          </table:table-cell>
          <table:table-cell table:style-name="ce7" table:formula="of:=RANDBETWEEN(151;200)" office:value-type="float" office:value="159" calcext:value-type="float">
            <text:p>15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5];&quot;', '&quot;;[.E135];&quot;', '&quot;;[.G135];&quot;', &quot;;[.H135];&quot;, &quot;;[.I135];&quot;, &quot;;[.J135];&quot;, &quot;;[.K135];&quot;, &quot;;[.L135];&quot;);&quot;)" office:value-type="string" office:string-value="insert into contrat_loc (date_contrat, date_debut, date_fin, caution, id_contrat_loc_client, id_contrat_loc_agence, id_contrat_loc_vehicule, id_contrat_loc_accessoire) values ('2017/03/21', '2017/03/21', '2017/03/25', 1500.00, 219, 159, 2, 3);" calcext:value-type="string">
            <text:p>insert into contrat_loc (date_contrat, date_debut, date_fin, caution, id_contrat_loc_client, id_contrat_loc_agence, id_contrat_loc_vehicule, id_contrat_loc_accessoire) values ('2017/03/21', '2017/03/21', '2017/03/25', 1500.00, 219, 159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6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6];&quot;aaaa/mm/jj&quot;)" office:value-type="string" office:string-value="2017/03/21" calcext:value-type="string">
            <text:p>2017/03/21</text:p>
          </table:table-cell>
          <table:table-cell table:style-name="ce4" table:formula="of:=[.D136]+[.M136]" office:value-type="date" office:date-value="2017-03-22" calcext:value-type="date">
            <text:p>2017-03-22</text:p>
          </table:table-cell>
          <table:table-cell table:style-name="ce5" table:formula="of:=TEXT([.F136];&quot;aaaa/mm/jj&quot;)" office:value-type="string" office:string-value="2017/03/22" calcext:value-type="string">
            <text:p>2017/03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2" calcext:value-type="float">
            <text:p>132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6];&quot;', '&quot;;[.E136];&quot;', '&quot;;[.G136];&quot;', &quot;;[.H136];&quot;, &quot;;[.I136];&quot;, &quot;;[.J136];&quot;, &quot;;[.K136];&quot;, &quot;;[.L136];&quot;);&quot;)" office:value-type="string" office:string-value="insert into contrat_loc (date_contrat, date_debut, date_fin, caution, id_contrat_loc_client, id_contrat_loc_agence, id_contrat_loc_vehicule, id_contrat_loc_accessoire) values ('2017/03/21', '2017/03/21', '2017/03/22', 1500.00, 132, 94, 3, 4);" calcext:value-type="string">
            <text:p>insert into contrat_loc (date_contrat, date_debut, date_fin, caution, id_contrat_loc_client, id_contrat_loc_agence, id_contrat_loc_vehicule, id_contrat_loc_accessoire) values ('2017/03/21', '2017/03/21', '2017/03/22', 1500.00, 132, 94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7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7];&quot;aaaa/mm/jj&quot;)" office:value-type="string" office:string-value="2017/03/21" calcext:value-type="string">
            <text:p>2017/03/21</text:p>
          </table:table-cell>
          <table:table-cell table:style-name="ce4" table:formula="of:=[.D137]+[.M137]" office:value-type="date" office:date-value="2017-03-24" calcext:value-type="date">
            <text:p>2017-03-24</text:p>
          </table:table-cell>
          <table:table-cell table:style-name="ce5" table:formula="of:=TEXT([.F137];&quot;aaaa/mm/jj&quot;)" office:value-type="string" office:string-value="2017/03/24" calcext:value-type="string">
            <text:p>2017/03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7" calcext:value-type="float">
            <text:p>67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7];&quot;', '&quot;;[.E137];&quot;', '&quot;;[.G137];&quot;', &quot;;[.H137];&quot;, &quot;;[.I137];&quot;, &quot;;[.J137];&quot;, &quot;;[.K137];&quot;, &quot;;[.L137];&quot;);&quot;)" office:value-type="string" office:string-value="insert into contrat_loc (date_contrat, date_debut, date_fin, caution, id_contrat_loc_client, id_contrat_loc_agence, id_contrat_loc_vehicule, id_contrat_loc_accessoire) values ('2017/03/21', '2017/03/21', '2017/03/24', 1500.00, 67, 17, 1, 0);" calcext:value-type="string">
            <text:p>insert into contrat_loc (date_contrat, date_debut, date_fin, caution, id_contrat_loc_client, id_contrat_loc_agence, id_contrat_loc_vehicule, id_contrat_loc_accessoire) values ('2017/03/21', '2017/03/21', '2017/03/24', 1500.00, 67, 17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8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8];&quot;aaaa/mm/jj&quot;)" office:value-type="string" office:string-value="2017/03/21" calcext:value-type="string">
            <text:p>2017/03/21</text:p>
          </table:table-cell>
          <table:table-cell table:style-name="ce4" table:formula="of:=[.D138]+[.M138]" office:value-type="date" office:date-value="2017-03-29" calcext:value-type="date">
            <text:p>2017-03-29</text:p>
          </table:table-cell>
          <table:table-cell table:style-name="ce5" table:formula="of:=TEXT([.F138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5" calcext:value-type="float">
            <text:p>185</text:p>
          </table:table-cell>
          <table:table-cell table:style-name="ce7" table:formula="of:=RANDBETWEEN(151;200)" office:value-type="float" office:value="182" calcext:value-type="float">
            <text:p>18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8];&quot;', '&quot;;[.E138];&quot;', '&quot;;[.G138];&quot;', &quot;;[.H138];&quot;, &quot;;[.I138];&quot;, &quot;;[.J138];&quot;, &quot;;[.K138];&quot;, &quot;;[.L138];&quot;);&quot;)" office:value-type="string" office:string-value="insert into contrat_loc (date_contrat, date_debut, date_fin, caution, id_contrat_loc_client, id_contrat_loc_agence, id_contrat_loc_vehicule, id_contrat_loc_accessoire) values ('2017/03/21', '2017/03/21', '2017/03/29', 1500.00, 185, 182, 1, 7);" calcext:value-type="string">
            <text:p>insert into contrat_loc (date_contrat, date_debut, date_fin, caution, id_contrat_loc_client, id_contrat_loc_agence, id_contrat_loc_vehicule, id_contrat_loc_accessoire) values ('2017/03/21', '2017/03/21', '2017/03/29', 1500.00, 185, 182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9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9];&quot;aaaa/mm/jj&quot;)" office:value-type="string" office:string-value="2017/03/21" calcext:value-type="string">
            <text:p>2017/03/21</text:p>
          </table:table-cell>
          <table:table-cell table:style-name="ce4" table:formula="of:=[.D139]+[.M139]" office:value-type="date" office:date-value="2017-03-23" calcext:value-type="date">
            <text:p>2017-03-23</text:p>
          </table:table-cell>
          <table:table-cell table:style-name="ce5" table:formula="of:=TEXT([.F139];&quot;aaaa/mm/jj&quot;)" office:value-type="string" office:string-value="2017/03/23" calcext:value-type="string">
            <text:p>2017/03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7" calcext:value-type="float">
            <text:p>27</text:p>
          </table:table-cell>
          <table:table-cell table:style-name="ce7" table:formula="of:=RANDBETWEEN(201;250)" office:value-type="float" office:value="202" calcext:value-type="float">
            <text:p>20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39];&quot;', '&quot;;[.E139];&quot;', '&quot;;[.G139];&quot;', &quot;;[.H139];&quot;, &quot;;[.I139];&quot;, &quot;;[.J139];&quot;, &quot;;[.K139];&quot;, &quot;;[.L139];&quot;);&quot;)" office:value-type="string" office:string-value="insert into contrat_loc (date_contrat, date_debut, date_fin, caution, id_contrat_loc_client, id_contrat_loc_agence, id_contrat_loc_vehicule, id_contrat_loc_accessoire) values ('2017/03/21', '2017/03/21', '2017/03/23', 1500.00, 27, 202, 4, 1);" calcext:value-type="string">
            <text:p>insert into contrat_loc (date_contrat, date_debut, date_fin, caution, id_contrat_loc_client, id_contrat_loc_agence, id_contrat_loc_vehicule, id_contrat_loc_accessoire) values ('2017/03/21', '2017/03/21', '2017/03/23', 1500.00, 27, 202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date" office:date-value="2017-03-22" calcext:value-type="date">
            <text:p>2017-03-22</text:p>
          </table:table-cell>
          <table:table-cell table:style-name="ce5" table:formula="of:=TEXT([.B140];&quot;aaaa/mm/jj&quot;)" office:value-type="string" office:string-value="2017/03/22" calcext:value-type="string">
            <text:p>2017/03/22</text:p>
          </table:table-cell>
          <table:table-cell table:style-name="ce4" office:value-type="date" office:date-value="2017-03-22" calcext:value-type="date">
            <text:p>2017-03-22</text:p>
          </table:table-cell>
          <table:table-cell table:style-name="ce5" table:formula="of:=TEXT([.D140];&quot;aaaa/mm/jj&quot;)" office:value-type="string" office:string-value="2017/03/22" calcext:value-type="string">
            <text:p>2017/03/22</text:p>
          </table:table-cell>
          <table:table-cell table:style-name="ce4" table:formula="of:=[.D140]+[.M140]" office:value-type="date" office:date-value="2017-04-04" calcext:value-type="date">
            <text:p>2017-04-04</text:p>
          </table:table-cell>
          <table:table-cell table:style-name="ce5" table:formula="of:=TEXT([.F140];&quot;aaaa/mm/jj&quot;)" office:value-type="string" office:string-value="2017/04/04" calcext:value-type="string">
            <text:p>2017/04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201;250)" office:value-type="float" office:value="213" calcext:value-type="float">
            <text:p>21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0];&quot;', '&quot;;[.E140];&quot;', '&quot;;[.G140];&quot;', &quot;;[.H140];&quot;, &quot;;[.I140];&quot;, &quot;;[.J140];&quot;, &quot;;[.K140];&quot;, &quot;;[.L140];&quot;);&quot;)" office:value-type="string" office:string-value="insert into contrat_loc (date_contrat, date_debut, date_fin, caution, id_contrat_loc_client, id_contrat_loc_agence, id_contrat_loc_vehicule, id_contrat_loc_accessoire) values ('2017/03/22', '2017/03/22', '2017/04/04', 1500.00, 28, 213, 5, 1);" calcext:value-type="string">
            <text:p>insert into contrat_loc (date_contrat, date_debut, date_fin, caution, id_contrat_loc_client, id_contrat_loc_agence, id_contrat_loc_vehicule, id_contrat_loc_accessoire) values ('2017/03/22', '2017/03/22', '2017/04/04', 1500.00, 28, 213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date" office:date-value="2017-03-23" calcext:value-type="date">
            <text:p>2017-03-23</text:p>
          </table:table-cell>
          <table:table-cell table:style-name="ce5" table:formula="of:=TEXT([.B141];&quot;aaaa/mm/jj&quot;)" office:value-type="string" office:string-value="2017/03/23" calcext:value-type="string">
            <text:p>2017/03/23</text:p>
          </table:table-cell>
          <table:table-cell table:style-name="ce4" office:value-type="date" office:date-value="2017-03-23" calcext:value-type="date">
            <text:p>2017-03-23</text:p>
          </table:table-cell>
          <table:table-cell table:style-name="ce5" table:formula="of:=TEXT([.D141];&quot;aaaa/mm/jj&quot;)" office:value-type="string" office:string-value="2017/03/23" calcext:value-type="string">
            <text:p>2017/03/23</text:p>
          </table:table-cell>
          <table:table-cell table:style-name="ce4" table:formula="of:=[.D141]+[.M141]" office:value-type="date" office:date-value="2017-03-29" calcext:value-type="date">
            <text:p>2017-03-29</text:p>
          </table:table-cell>
          <table:table-cell table:style-name="ce5" table:formula="of:=TEXT([.F141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7" calcext:value-type="float">
            <text:p>117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1];&quot;', '&quot;;[.E141];&quot;', '&quot;;[.G141];&quot;', &quot;;[.H141];&quot;, &quot;;[.I141];&quot;, &quot;;[.J141];&quot;, &quot;;[.K141];&quot;, &quot;;[.L141];&quot;);&quot;)" office:value-type="string" office:string-value="insert into contrat_loc (date_contrat, date_debut, date_fin, caution, id_contrat_loc_client, id_contrat_loc_agence, id_contrat_loc_vehicule, id_contrat_loc_accessoire) values ('2017/03/23', '2017/03/23', '2017/03/29', 1500.00, 117, 9, 2, 0);" calcext:value-type="string">
            <text:p>insert into contrat_loc (date_contrat, date_debut, date_fin, caution, id_contrat_loc_client, id_contrat_loc_agence, id_contrat_loc_vehicule, id_contrat_loc_accessoire) values ('2017/03/23', '2017/03/23', '2017/03/29', 1500.00, 117, 9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B142];&quot;aaaa/mm/jj&quot;)" office:value-type="string" office:string-value="2017/03/24" calcext:value-type="string">
            <text:p>2017/03/24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D142];&quot;aaaa/mm/jj&quot;)" office:value-type="string" office:string-value="2017/03/24" calcext:value-type="string">
            <text:p>2017/03/24</text:p>
          </table:table-cell>
          <table:table-cell table:style-name="ce4" table:formula="of:=[.D142]+[.M142]" office:value-type="date" office:date-value="2017-03-25" calcext:value-type="date">
            <text:p>2017-03-25</text:p>
          </table:table-cell>
          <table:table-cell table:style-name="ce5" table:formula="of:=TEXT([.F142];&quot;aaaa/mm/jj&quot;)" office:value-type="string" office:string-value="2017/03/25" calcext:value-type="string">
            <text:p>2017/03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7" calcext:value-type="float">
            <text:p>37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2];&quot;', '&quot;;[.E142];&quot;', '&quot;;[.G142];&quot;', &quot;;[.H142];&quot;, &quot;;[.I142];&quot;, &quot;;[.J142];&quot;, &quot;;[.K142];&quot;, &quot;;[.L142];&quot;);&quot;)" office:value-type="string" office:string-value="insert into contrat_loc (date_contrat, date_debut, date_fin, caution, id_contrat_loc_client, id_contrat_loc_agence, id_contrat_loc_vehicule, id_contrat_loc_accessoire) values ('2017/03/24', '2017/03/24', '2017/03/25', 1500.00, 37, 24, 2, 5);" calcext:value-type="string">
            <text:p>insert into contrat_loc (date_contrat, date_debut, date_fin, caution, id_contrat_loc_client, id_contrat_loc_agence, id_contrat_loc_vehicule, id_contrat_loc_accessoire) values ('2017/03/24', '2017/03/24', '2017/03/25', 1500.00, 37, 24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B143];&quot;aaaa/mm/jj&quot;)" office:value-type="string" office:string-value="2017/03/24" calcext:value-type="string">
            <text:p>2017/03/24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D143];&quot;aaaa/mm/jj&quot;)" office:value-type="string" office:string-value="2017/03/24" calcext:value-type="string">
            <text:p>2017/03/24</text:p>
          </table:table-cell>
          <table:table-cell table:style-name="ce4" table:formula="of:=[.D143]+[.M143]" office:value-type="date" office:date-value="2017-03-26" calcext:value-type="date">
            <text:p>2017-03-26</text:p>
          </table:table-cell>
          <table:table-cell table:style-name="ce5" table:formula="of:=TEXT([.F143];&quot;aaaa/mm/jj&quot;)" office:value-type="string" office:string-value="2017/03/26" calcext:value-type="string">
            <text:p>2017/03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" calcext:value-type="float">
            <text:p>25</text:p>
          </table:table-cell>
          <table:table-cell table:style-name="ce7" table:formula="of:=RANDBETWEEN(1;50)" office:value-type="float" office:value="15" calcext:value-type="float">
            <text:p>1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3];&quot;', '&quot;;[.E143];&quot;', '&quot;;[.G143];&quot;', &quot;;[.H143];&quot;, &quot;;[.I143];&quot;, &quot;;[.J143];&quot;, &quot;;[.K143];&quot;, &quot;;[.L143];&quot;);&quot;)" office:value-type="string" office:string-value="insert into contrat_loc (date_contrat, date_debut, date_fin, caution, id_contrat_loc_client, id_contrat_loc_agence, id_contrat_loc_vehicule, id_contrat_loc_accessoire) values ('2017/03/24', '2017/03/24', '2017/03/26', 1500.00, 25, 15, 2, 1);" calcext:value-type="string">
            <text:p>insert into contrat_loc (date_contrat, date_debut, date_fin, caution, id_contrat_loc_client, id_contrat_loc_agence, id_contrat_loc_vehicule, id_contrat_loc_accessoire) values ('2017/03/24', '2017/03/24', '2017/03/26', 1500.00, 25, 15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date" office:date-value="2017-03-25" calcext:value-type="date">
            <text:p>2017-03-25</text:p>
          </table:table-cell>
          <table:table-cell table:style-name="ce5" table:formula="of:=TEXT([.B144];&quot;aaaa/mm/jj&quot;)" office:value-type="string" office:string-value="2017/03/25" calcext:value-type="string">
            <text:p>2017/03/25</text:p>
          </table:table-cell>
          <table:table-cell table:style-name="ce4" office:value-type="date" office:date-value="2017-03-25" calcext:value-type="date">
            <text:p>2017-03-25</text:p>
          </table:table-cell>
          <table:table-cell table:style-name="ce5" table:formula="of:=TEXT([.D144];&quot;aaaa/mm/jj&quot;)" office:value-type="string" office:string-value="2017/03/25" calcext:value-type="string">
            <text:p>2017/03/25</text:p>
          </table:table-cell>
          <table:table-cell table:style-name="ce4" table:formula="of:=[.D144]+[.M144]" office:value-type="date" office:date-value="2017-03-27" calcext:value-type="date">
            <text:p>2017-03-27</text:p>
          </table:table-cell>
          <table:table-cell table:style-name="ce5" table:formula="of:=TEXT([.F144];&quot;aaaa/mm/jj&quot;)" office:value-type="string" office:string-value="2017/03/27" calcext:value-type="string">
            <text:p>2017/03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" calcext:value-type="float">
            <text:p>23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4];&quot;', '&quot;;[.E144];&quot;', '&quot;;[.G144];&quot;', &quot;;[.H144];&quot;, &quot;;[.I144];&quot;, &quot;;[.J144];&quot;, &quot;;[.K144];&quot;, &quot;;[.L144];&quot;);&quot;)" office:value-type="string" office:string-value="insert into contrat_loc (date_contrat, date_debut, date_fin, caution, id_contrat_loc_client, id_contrat_loc_agence, id_contrat_loc_vehicule, id_contrat_loc_accessoire) values ('2017/03/25', '2017/03/25', '2017/03/27', 1500.00, 23, 176, 3, 0);" calcext:value-type="string">
            <text:p>insert into contrat_loc (date_contrat, date_debut, date_fin, caution, id_contrat_loc_client, id_contrat_loc_agence, id_contrat_loc_vehicule, id_contrat_loc_accessoire) values ('2017/03/25', '2017/03/25', '2017/03/27', 1500.00, 23, 176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B145];&quot;aaaa/mm/jj&quot;)" office:value-type="string" office:string-value="2017/03/27" calcext:value-type="string">
            <text:p>2017/03/27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D145];&quot;aaaa/mm/jj&quot;)" office:value-type="string" office:string-value="2017/03/27" calcext:value-type="string">
            <text:p>2017/03/27</text:p>
          </table:table-cell>
          <table:table-cell table:style-name="ce4" table:formula="of:=[.D145]+[.M145]" office:value-type="date" office:date-value="2017-03-29" calcext:value-type="date">
            <text:p>2017-03-29</text:p>
          </table:table-cell>
          <table:table-cell table:style-name="ce5" table:formula="of:=TEXT([.F145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8" calcext:value-type="float">
            <text:p>248</text:p>
          </table:table-cell>
          <table:table-cell table:style-name="ce7" table:formula="of:=RANDBETWEEN(101;150)" office:value-type="float" office:value="115" calcext:value-type="float">
            <text:p>11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5];&quot;', '&quot;;[.E145];&quot;', '&quot;;[.G145];&quot;', &quot;;[.H145];&quot;, &quot;;[.I145];&quot;, &quot;;[.J145];&quot;, &quot;;[.K145];&quot;, &quot;;[.L145];&quot;);&quot;)" office:value-type="string" office:string-value="insert into contrat_loc (date_contrat, date_debut, date_fin, caution, id_contrat_loc_client, id_contrat_loc_agence, id_contrat_loc_vehicule, id_contrat_loc_accessoire) values ('2017/03/27', '2017/03/27', '2017/03/29', 1500.00, 248, 115, 2, 2);" calcext:value-type="string">
            <text:p>insert into contrat_loc (date_contrat, date_debut, date_fin, caution, id_contrat_loc_client, id_contrat_loc_agence, id_contrat_loc_vehicule, id_contrat_loc_accessoire) values ('2017/03/27', '2017/03/27', '2017/03/29', 1500.00, 248, 115, 2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B146];&quot;aaaa/mm/jj&quot;)" office:value-type="string" office:string-value="2017/03/27" calcext:value-type="string">
            <text:p>2017/03/27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D146];&quot;aaaa/mm/jj&quot;)" office:value-type="string" office:string-value="2017/03/27" calcext:value-type="string">
            <text:p>2017/03/27</text:p>
          </table:table-cell>
          <table:table-cell table:style-name="ce4" table:formula="of:=[.D146]+[.M146]" office:value-type="date" office:date-value="2017-04-02" calcext:value-type="date">
            <text:p>2017-04-02</text:p>
          </table:table-cell>
          <table:table-cell table:style-name="ce5" table:formula="of:=TEXT([.F146];&quot;aaaa/mm/jj&quot;)" office:value-type="string" office:string-value="2017/04/02" calcext:value-type="string">
            <text:p>2017/04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3" calcext:value-type="float">
            <text:p>153</text:p>
          </table:table-cell>
          <table:table-cell table:style-name="ce7" table:formula="of:=RANDBETWEEN(51;100)" office:value-type="float" office:value="82" calcext:value-type="float">
            <text:p>8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6];&quot;', '&quot;;[.E146];&quot;', '&quot;;[.G146];&quot;', &quot;;[.H146];&quot;, &quot;;[.I146];&quot;, &quot;;[.J146];&quot;, &quot;;[.K146];&quot;, &quot;;[.L146];&quot;);&quot;)" office:value-type="string" office:string-value="insert into contrat_loc (date_contrat, date_debut, date_fin, caution, id_contrat_loc_client, id_contrat_loc_agence, id_contrat_loc_vehicule, id_contrat_loc_accessoire) values ('2017/03/27', '2017/03/27', '2017/04/02', 1500.00, 153, 82, 4, 4);" calcext:value-type="string">
            <text:p>insert into contrat_loc (date_contrat, date_debut, date_fin, caution, id_contrat_loc_client, id_contrat_loc_agence, id_contrat_loc_vehicule, id_contrat_loc_accessoire) values ('2017/03/27', '2017/03/27', '2017/04/02', 1500.00, 153, 82, 4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date" office:date-value="2017-03-28" calcext:value-type="date">
            <text:p>2017-03-28</text:p>
          </table:table-cell>
          <table:table-cell table:style-name="ce5" table:formula="of:=TEXT([.B147];&quot;aaaa/mm/jj&quot;)" office:value-type="string" office:string-value="2017/03/28" calcext:value-type="string">
            <text:p>2017/03/28</text:p>
          </table:table-cell>
          <table:table-cell table:style-name="ce4" office:value-type="date" office:date-value="2017-03-28" calcext:value-type="date">
            <text:p>2017-03-28</text:p>
          </table:table-cell>
          <table:table-cell table:style-name="ce5" table:formula="of:=TEXT([.D147];&quot;aaaa/mm/jj&quot;)" office:value-type="string" office:string-value="2017/03/28" calcext:value-type="string">
            <text:p>2017/03/28</text:p>
          </table:table-cell>
          <table:table-cell table:style-name="ce4" table:formula="of:=[.D147]+[.M147]" office:value-type="date" office:date-value="2017-04-02" calcext:value-type="date">
            <text:p>2017-04-02</text:p>
          </table:table-cell>
          <table:table-cell table:style-name="ce5" table:formula="of:=TEXT([.F147];&quot;aaaa/mm/jj&quot;)" office:value-type="string" office:string-value="2017/04/02" calcext:value-type="string">
            <text:p>2017/04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51;100)" office:value-type="float" office:value="71" calcext:value-type="float">
            <text:p>7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7];&quot;', '&quot;;[.E147];&quot;', '&quot;;[.G147];&quot;', &quot;;[.H147];&quot;, &quot;;[.I147];&quot;, &quot;;[.J147];&quot;, &quot;;[.K147];&quot;, &quot;;[.L147];&quot;);&quot;)" office:value-type="string" office:string-value="insert into contrat_loc (date_contrat, date_debut, date_fin, caution, id_contrat_loc_client, id_contrat_loc_agence, id_contrat_loc_vehicule, id_contrat_loc_accessoire) values ('2017/03/28', '2017/03/28', '2017/04/02', 1500.00, 102, 71, 3, 1);" calcext:value-type="string">
            <text:p>insert into contrat_loc (date_contrat, date_debut, date_fin, caution, id_contrat_loc_client, id_contrat_loc_agence, id_contrat_loc_vehicule, id_contrat_loc_accessoire) values ('2017/03/28', '2017/03/28', '2017/04/02', 1500.00, 102, 71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B148];&quot;aaaa/mm/jj&quot;)" office:value-type="string" office:string-value="2017/03/30" calcext:value-type="string">
            <text:p>2017/03/30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D148];&quot;aaaa/mm/jj&quot;)" office:value-type="string" office:string-value="2017/03/30" calcext:value-type="string">
            <text:p>2017/03/30</text:p>
          </table:table-cell>
          <table:table-cell table:style-name="ce4" table:formula="of:=[.D148]+[.M148]" office:value-type="date" office:date-value="2017-04-12" calcext:value-type="date">
            <text:p>2017-04-12</text:p>
          </table:table-cell>
          <table:table-cell table:style-name="ce5" table:formula="of:=TEXT([.F148];&quot;aaaa/mm/jj&quot;)" office:value-type="string" office:string-value="2017/04/12" calcext:value-type="string">
            <text:p>2017/04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" calcext:value-type="float">
            <text:p>24</text:p>
          </table:table-cell>
          <table:table-cell table:style-name="ce7" table:formula="of:=RANDBETWEEN(201;250)" office:value-type="float" office:value="211" calcext:value-type="float">
            <text:p>21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8];&quot;', '&quot;;[.E148];&quot;', '&quot;;[.G148];&quot;', &quot;;[.H148];&quot;, &quot;;[.I148];&quot;, &quot;;[.J148];&quot;, &quot;;[.K148];&quot;, &quot;;[.L148];&quot;);&quot;)" office:value-type="string" office:string-value="insert into contrat_loc (date_contrat, date_debut, date_fin, caution, id_contrat_loc_client, id_contrat_loc_agence, id_contrat_loc_vehicule, id_contrat_loc_accessoire) values ('2017/03/30', '2017/03/30', '2017/04/12', 1500.00, 24, 211, 5, 4);" calcext:value-type="string">
            <text:p>insert into contrat_loc (date_contrat, date_debut, date_fin, caution, id_contrat_loc_client, id_contrat_loc_agence, id_contrat_loc_vehicule, id_contrat_loc_accessoire) values ('2017/03/30', '2017/03/30', '2017/04/12', 1500.00, 24, 211, 5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B149];&quot;aaaa/mm/jj&quot;)" office:value-type="string" office:string-value="2017/03/30" calcext:value-type="string">
            <text:p>2017/03/30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D149];&quot;aaaa/mm/jj&quot;)" office:value-type="string" office:string-value="2017/03/30" calcext:value-type="string">
            <text:p>2017/03/30</text:p>
          </table:table-cell>
          <table:table-cell table:style-name="ce4" table:formula="of:=[.D149]+[.M149]" office:value-type="date" office:date-value="2017-04-12" calcext:value-type="date">
            <text:p>2017-04-12</text:p>
          </table:table-cell>
          <table:table-cell table:style-name="ce5" table:formula="of:=TEXT([.F149];&quot;aaaa/mm/jj&quot;)" office:value-type="string" office:string-value="2017/04/12" calcext:value-type="string">
            <text:p>2017/04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6" calcext:value-type="float">
            <text:p>36</text:p>
          </table:table-cell>
          <table:table-cell table:style-name="ce7" table:formula="of:=RANDBETWEEN(151;200)" office:value-type="float" office:value="168" calcext:value-type="float">
            <text:p>16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49];&quot;', '&quot;;[.E149];&quot;', '&quot;;[.G149];&quot;', &quot;;[.H149];&quot;, &quot;;[.I149];&quot;, &quot;;[.J149];&quot;, &quot;;[.K149];&quot;, &quot;;[.L149];&quot;);&quot;)" office:value-type="string" office:string-value="insert into contrat_loc (date_contrat, date_debut, date_fin, caution, id_contrat_loc_client, id_contrat_loc_agence, id_contrat_loc_vehicule, id_contrat_loc_accessoire) values ('2017/03/30', '2017/03/30', '2017/04/12', 1500.00, 36, 168, 3, 1);" calcext:value-type="string">
            <text:p>insert into contrat_loc (date_contrat, date_debut, date_fin, caution, id_contrat_loc_client, id_contrat_loc_agence, id_contrat_loc_vehicule, id_contrat_loc_accessoire) values ('2017/03/30', '2017/03/30', '2017/04/12', 1500.00, 36, 168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date" office:date-value="2017-03-31" calcext:value-type="date">
            <text:p>2017-03-31</text:p>
          </table:table-cell>
          <table:table-cell table:style-name="ce5" table:formula="of:=TEXT([.B150];&quot;aaaa/mm/jj&quot;)" office:value-type="string" office:string-value="2017/03/31" calcext:value-type="string">
            <text:p>2017/03/31</text:p>
          </table:table-cell>
          <table:table-cell table:style-name="ce4" office:value-type="date" office:date-value="2017-03-31" calcext:value-type="date">
            <text:p>2017-03-31</text:p>
          </table:table-cell>
          <table:table-cell table:style-name="ce5" table:formula="of:=TEXT([.D150];&quot;aaaa/mm/jj&quot;)" office:value-type="string" office:string-value="2017/03/31" calcext:value-type="string">
            <text:p>2017/03/31</text:p>
          </table:table-cell>
          <table:table-cell table:style-name="ce4" table:formula="of:=[.D150]+[.M150]" office:value-type="date" office:date-value="2017-04-05" calcext:value-type="date">
            <text:p>2017-04-05</text:p>
          </table:table-cell>
          <table:table-cell table:style-name="ce5" table:formula="of:=TEXT([.F150];&quot;aaaa/mm/jj&quot;)" office:value-type="string" office:string-value="2017/04/05" calcext:value-type="string">
            <text:p>2017/04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101;150)" office:value-type="float" office:value="116" calcext:value-type="float">
            <text:p>11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0];&quot;', '&quot;;[.E150];&quot;', '&quot;;[.G150];&quot;', &quot;;[.H150];&quot;, &quot;;[.I150];&quot;, &quot;;[.J150];&quot;, &quot;;[.K150];&quot;, &quot;;[.L150];&quot;);&quot;)" office:value-type="string" office:string-value="insert into contrat_loc (date_contrat, date_debut, date_fin, caution, id_contrat_loc_client, id_contrat_loc_agence, id_contrat_loc_vehicule, id_contrat_loc_accessoire) values ('2017/03/31', '2017/03/31', '2017/04/05', 1500.00, 209, 116, 3, 4);" calcext:value-type="string">
            <text:p>insert into contrat_loc (date_contrat, date_debut, date_fin, caution, id_contrat_loc_client, id_contrat_loc_agence, id_contrat_loc_vehicule, id_contrat_loc_accessoire) values ('2017/03/31', '2017/03/31', '2017/04/05', 1500.00, 209, 116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B151];&quot;aaaa/mm/jj&quot;)" office:value-type="string" office:string-value="2017/04/01" calcext:value-type="string">
            <text:p>2017/04/01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D151];&quot;aaaa/mm/jj&quot;)" office:value-type="string" office:string-value="2017/04/01" calcext:value-type="string">
            <text:p>2017/04/01</text:p>
          </table:table-cell>
          <table:table-cell table:style-name="ce4" table:formula="of:=[.D151]+[.M151]" office:value-type="date" office:date-value="2017-04-14" calcext:value-type="date">
            <text:p>2017-04-14</text:p>
          </table:table-cell>
          <table:table-cell table:style-name="ce5" table:formula="of:=TEXT([.F151];&quot;aaaa/mm/jj&quot;)" office:value-type="string" office:string-value="2017/04/14" calcext:value-type="string">
            <text:p>2017/04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2" calcext:value-type="float">
            <text:p>82</text:p>
          </table:table-cell>
          <table:table-cell table:style-name="ce7" table:formula="of:=RANDBETWEEN(201;250)" office:value-type="float" office:value="218" calcext:value-type="float">
            <text:p>21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1];&quot;', '&quot;;[.E151];&quot;', '&quot;;[.G151];&quot;', &quot;;[.H151];&quot;, &quot;;[.I151];&quot;, &quot;;[.J151];&quot;, &quot;;[.K151];&quot;, &quot;;[.L151];&quot;);&quot;)" office:value-type="string" office:string-value="insert into contrat_loc (date_contrat, date_debut, date_fin, caution, id_contrat_loc_client, id_contrat_loc_agence, id_contrat_loc_vehicule, id_contrat_loc_accessoire) values ('2017/04/01', '2017/04/01', '2017/04/14', 1500.00, 82, 218, 5, 4);" calcext:value-type="string">
            <text:p>insert into contrat_loc (date_contrat, date_debut, date_fin, caution, id_contrat_loc_client, id_contrat_loc_agence, id_contrat_loc_vehicule, id_contrat_loc_accessoire) values ('2017/04/01', '2017/04/01', '2017/04/14', 1500.00, 82, 218, 5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B152];&quot;aaaa/mm/jj&quot;)" office:value-type="string" office:string-value="2017/04/01" calcext:value-type="string">
            <text:p>2017/04/01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D152];&quot;aaaa/mm/jj&quot;)" office:value-type="string" office:string-value="2017/04/01" calcext:value-type="string">
            <text:p>2017/04/01</text:p>
          </table:table-cell>
          <table:table-cell table:style-name="ce4" table:formula="of:=[.D152]+[.M152]" office:value-type="date" office:date-value="2017-04-13" calcext:value-type="date">
            <text:p>2017-04-13</text:p>
          </table:table-cell>
          <table:table-cell table:style-name="ce5" table:formula="of:=TEXT([.F152];&quot;aaaa/mm/jj&quot;)" office:value-type="string" office:string-value="2017/04/13" calcext:value-type="string">
            <text:p>2017/04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7" calcext:value-type="float">
            <text:p>67</text:p>
          </table:table-cell>
          <table:table-cell table:style-name="ce7" table:formula="of:=RANDBETWEEN(101;150)" office:value-type="float" office:value="133" calcext:value-type="float">
            <text:p>13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2];&quot;', '&quot;;[.E152];&quot;', '&quot;;[.G152];&quot;', &quot;;[.H152];&quot;, &quot;;[.I152];&quot;, &quot;;[.J152];&quot;, &quot;;[.K152];&quot;, &quot;;[.L152];&quot;);&quot;)" office:value-type="string" office:string-value="insert into contrat_loc (date_contrat, date_debut, date_fin, caution, id_contrat_loc_client, id_contrat_loc_agence, id_contrat_loc_vehicule, id_contrat_loc_accessoire) values ('2017/04/01', '2017/04/01', '2017/04/13', 1500.00, 67, 133, 3, 3);" calcext:value-type="string">
            <text:p>insert into contrat_loc (date_contrat, date_debut, date_fin, caution, id_contrat_loc_client, id_contrat_loc_agence, id_contrat_loc_vehicule, id_contrat_loc_accessoire) values ('2017/04/01', '2017/04/01', '2017/04/13', 1500.00, 67, 133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date" office:date-value="2017-04-03" calcext:value-type="date">
            <text:p>2017-04-03</text:p>
          </table:table-cell>
          <table:table-cell table:style-name="ce5" table:formula="of:=TEXT([.B153];&quot;aaaa/mm/jj&quot;)" office:value-type="string" office:string-value="2017/04/03" calcext:value-type="string">
            <text:p>2017/04/03</text:p>
          </table:table-cell>
          <table:table-cell table:style-name="ce4" office:value-type="date" office:date-value="2017-04-03" calcext:value-type="date">
            <text:p>2017-04-03</text:p>
          </table:table-cell>
          <table:table-cell table:style-name="ce5" table:formula="of:=TEXT([.D153];&quot;aaaa/mm/jj&quot;)" office:value-type="string" office:string-value="2017/04/03" calcext:value-type="string">
            <text:p>2017/04/03</text:p>
          </table:table-cell>
          <table:table-cell table:style-name="ce4" table:formula="of:=[.D153]+[.M153]" office:value-type="date" office:date-value="2017-04-17" calcext:value-type="date">
            <text:p>2017-04-17</text:p>
          </table:table-cell>
          <table:table-cell table:style-name="ce5" table:formula="of:=TEXT([.F153];&quot;aaaa/mm/jj&quot;)" office:value-type="string" office:string-value="2017/04/17" calcext:value-type="string">
            <text:p>2017/04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" calcext:value-type="float">
            <text:p>5</text:p>
          </table:table-cell>
          <table:table-cell table:style-name="ce7" table:formula="of:=RANDBETWEEN(101;150)" office:value-type="float" office:value="144" calcext:value-type="float">
            <text:p>14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3];&quot;', '&quot;;[.E153];&quot;', '&quot;;[.G153];&quot;', &quot;;[.H153];&quot;, &quot;;[.I153];&quot;, &quot;;[.J153];&quot;, &quot;;[.K153];&quot;, &quot;;[.L153];&quot;);&quot;)" office:value-type="string" office:string-value="insert into contrat_loc (date_contrat, date_debut, date_fin, caution, id_contrat_loc_client, id_contrat_loc_agence, id_contrat_loc_vehicule, id_contrat_loc_accessoire) values ('2017/04/03', '2017/04/03', '2017/04/17', 1500.00, 5, 144, 5, 2);" calcext:value-type="string">
            <text:p>insert into contrat_loc (date_contrat, date_debut, date_fin, caution, id_contrat_loc_client, id_contrat_loc_agence, id_contrat_loc_vehicule, id_contrat_loc_accessoire) values ('2017/04/03', '2017/04/03', '2017/04/17', 1500.00, 5, 144, 5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date" office:date-value="2017-04-04" calcext:value-type="date">
            <text:p>2017-04-04</text:p>
          </table:table-cell>
          <table:table-cell table:style-name="ce5" table:formula="of:=TEXT([.B154];&quot;aaaa/mm/jj&quot;)" office:value-type="string" office:string-value="2017/04/04" calcext:value-type="string">
            <text:p>2017/04/04</text:p>
          </table:table-cell>
          <table:table-cell table:style-name="ce4" office:value-type="date" office:date-value="2017-04-04" calcext:value-type="date">
            <text:p>2017-04-04</text:p>
          </table:table-cell>
          <table:table-cell table:style-name="ce5" table:formula="of:=TEXT([.D154];&quot;aaaa/mm/jj&quot;)" office:value-type="string" office:string-value="2017/04/04" calcext:value-type="string">
            <text:p>2017/04/04</text:p>
          </table:table-cell>
          <table:table-cell table:style-name="ce4" table:formula="of:=[.D154]+[.M154]" office:value-type="date" office:date-value="2017-04-12" calcext:value-type="date">
            <text:p>2017-04-12</text:p>
          </table:table-cell>
          <table:table-cell table:style-name="ce5" table:formula="of:=TEXT([.F154];&quot;aaaa/mm/jj&quot;)" office:value-type="string" office:string-value="2017/04/12" calcext:value-type="string">
            <text:p>2017/04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9" calcext:value-type="float">
            <text:p>39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4];&quot;', '&quot;;[.E154];&quot;', '&quot;;[.G154];&quot;', &quot;;[.H154];&quot;, &quot;;[.I154];&quot;, &quot;;[.J154];&quot;, &quot;;[.K154];&quot;, &quot;;[.L154];&quot;);&quot;)" office:value-type="string" office:string-value="insert into contrat_loc (date_contrat, date_debut, date_fin, caution, id_contrat_loc_client, id_contrat_loc_agence, id_contrat_loc_vehicule, id_contrat_loc_accessoire) values ('2017/04/04', '2017/04/04', '2017/04/12', 1500.00, 39, 94, 3, 1);" calcext:value-type="string">
            <text:p>insert into contrat_loc (date_contrat, date_debut, date_fin, caution, id_contrat_loc_client, id_contrat_loc_agence, id_contrat_loc_vehicule, id_contrat_loc_accessoire) values ('2017/04/04', '2017/04/04', '2017/04/12', 1500.00, 39, 94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B155];&quot;aaaa/mm/jj&quot;)" office:value-type="string" office:string-value="2017/04/05" calcext:value-type="string">
            <text:p>2017/04/0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D155];&quot;aaaa/mm/jj&quot;)" office:value-type="string" office:string-value="2017/04/05" calcext:value-type="string">
            <text:p>2017/04/05</text:p>
          </table:table-cell>
          <table:table-cell table:style-name="ce4" table:formula="of:=[.D155]+[.M155]" office:value-type="date" office:date-value="2017-04-06" calcext:value-type="date">
            <text:p>2017-04-06</text:p>
          </table:table-cell>
          <table:table-cell table:style-name="ce5" table:formula="of:=TEXT([.F155];&quot;aaaa/mm/jj&quot;)" office:value-type="string" office:string-value="2017/04/06" calcext:value-type="string">
            <text:p>2017/04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8" calcext:value-type="float">
            <text:p>138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5];&quot;', '&quot;;[.E155];&quot;', '&quot;;[.G155];&quot;', &quot;;[.H155];&quot;, &quot;;[.I155];&quot;, &quot;;[.J155];&quot;, &quot;;[.K155];&quot;, &quot;;[.L155];&quot;);&quot;)" office:value-type="string" office:string-value="insert into contrat_loc (date_contrat, date_debut, date_fin, caution, id_contrat_loc_client, id_contrat_loc_agence, id_contrat_loc_vehicule, id_contrat_loc_accessoire) values ('2017/04/05', '2017/04/05', '2017/04/06', 1500.00, 138, 96, 5, 3);" calcext:value-type="string">
            <text:p>insert into contrat_loc (date_contrat, date_debut, date_fin, caution, id_contrat_loc_client, id_contrat_loc_agence, id_contrat_loc_vehicule, id_contrat_loc_accessoire) values ('2017/04/05', '2017/04/05', '2017/04/06', 1500.00, 138, 96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B156];&quot;aaaa/mm/jj&quot;)" office:value-type="string" office:string-value="2017/04/05" calcext:value-type="string">
            <text:p>2017/04/0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D156];&quot;aaaa/mm/jj&quot;)" office:value-type="string" office:string-value="2017/04/05" calcext:value-type="string">
            <text:p>2017/04/05</text:p>
          </table:table-cell>
          <table:table-cell table:style-name="ce4" table:formula="of:=[.D156]+[.M156]" office:value-type="date" office:date-value="2017-04-13" calcext:value-type="date">
            <text:p>2017-04-13</text:p>
          </table:table-cell>
          <table:table-cell table:style-name="ce5" table:formula="of:=TEXT([.F156];&quot;aaaa/mm/jj&quot;)" office:value-type="string" office:string-value="2017/04/13" calcext:value-type="string">
            <text:p>2017/04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6" calcext:value-type="float">
            <text:p>246</text:p>
          </table:table-cell>
          <table:table-cell table:style-name="ce7" table:formula="of:=RANDBETWEEN(101;150)" office:value-type="float" office:value="102" calcext:value-type="float">
            <text:p>10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6];&quot;', '&quot;;[.E156];&quot;', '&quot;;[.G156];&quot;', &quot;;[.H156];&quot;, &quot;;[.I156];&quot;, &quot;;[.J156];&quot;, &quot;;[.K156];&quot;, &quot;;[.L156];&quot;);&quot;)" office:value-type="string" office:string-value="insert into contrat_loc (date_contrat, date_debut, date_fin, caution, id_contrat_loc_client, id_contrat_loc_agence, id_contrat_loc_vehicule, id_contrat_loc_accessoire) values ('2017/04/05', '2017/04/05', '2017/04/13', 1500.00, 246, 102, 2, 6);" calcext:value-type="string">
            <text:p>insert into contrat_loc (date_contrat, date_debut, date_fin, caution, id_contrat_loc_client, id_contrat_loc_agence, id_contrat_loc_vehicule, id_contrat_loc_accessoire) values ('2017/04/05', '2017/04/05', '2017/04/13', 1500.00, 246, 102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B157];&quot;aaaa/mm/jj&quot;)" office:value-type="string" office:string-value="2017/04/05" calcext:value-type="string">
            <text:p>2017/04/0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D157];&quot;aaaa/mm/jj&quot;)" office:value-type="string" office:string-value="2017/04/05" calcext:value-type="string">
            <text:p>2017/04/05</text:p>
          </table:table-cell>
          <table:table-cell table:style-name="ce4" table:formula="of:=[.D157]+[.M157]" office:value-type="date" office:date-value="2017-04-14" calcext:value-type="date">
            <text:p>2017-04-14</text:p>
          </table:table-cell>
          <table:table-cell table:style-name="ce5" table:formula="of:=TEXT([.F157];&quot;aaaa/mm/jj&quot;)" office:value-type="string" office:string-value="2017/04/14" calcext:value-type="string">
            <text:p>2017/04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201;250)" office:value-type="float" office:value="220" calcext:value-type="float">
            <text:p>22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7];&quot;', '&quot;;[.E157];&quot;', '&quot;;[.G157];&quot;', &quot;;[.H157];&quot;, &quot;;[.I157];&quot;, &quot;;[.J157];&quot;, &quot;;[.K157];&quot;, &quot;;[.L157];&quot;);&quot;)" office:value-type="string" office:string-value="insert into contrat_loc (date_contrat, date_debut, date_fin, caution, id_contrat_loc_client, id_contrat_loc_agence, id_contrat_loc_vehicule, id_contrat_loc_accessoire) values ('2017/04/05', '2017/04/05', '2017/04/14', 1500.00, 128, 220, 5, 5);" calcext:value-type="string">
            <text:p>insert into contrat_loc (date_contrat, date_debut, date_fin, caution, id_contrat_loc_client, id_contrat_loc_agence, id_contrat_loc_vehicule, id_contrat_loc_accessoire) values ('2017/04/05', '2017/04/05', '2017/04/14', 1500.00, 128, 220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date" office:date-value="2017-04-08" calcext:value-type="date">
            <text:p>2017-04-08</text:p>
          </table:table-cell>
          <table:table-cell table:style-name="ce5" table:formula="of:=TEXT([.B158];&quot;aaaa/mm/jj&quot;)" office:value-type="string" office:string-value="2017/04/08" calcext:value-type="string">
            <text:p>2017/04/08</text:p>
          </table:table-cell>
          <table:table-cell table:style-name="ce4" office:value-type="date" office:date-value="2017-04-08" calcext:value-type="date">
            <text:p>2017-04-08</text:p>
          </table:table-cell>
          <table:table-cell table:style-name="ce5" table:formula="of:=TEXT([.D158];&quot;aaaa/mm/jj&quot;)" office:value-type="string" office:string-value="2017/04/08" calcext:value-type="string">
            <text:p>2017/04/08</text:p>
          </table:table-cell>
          <table:table-cell table:style-name="ce4" table:formula="of:=[.D158]+[.M158]" office:value-type="date" office:date-value="2017-04-10" calcext:value-type="date">
            <text:p>2017-04-10</text:p>
          </table:table-cell>
          <table:table-cell table:style-name="ce5" table:formula="of:=TEXT([.F158];&quot;aaaa/mm/jj&quot;)" office:value-type="string" office:string-value="2017/04/10" calcext:value-type="string">
            <text:p>2017/04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1" calcext:value-type="float">
            <text:p>91</text:p>
          </table:table-cell>
          <table:table-cell table:style-name="ce7" table:formula="of:=RANDBETWEEN(1;50)" office:value-type="float" office:value="47" calcext:value-type="float">
            <text:p>4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8];&quot;', '&quot;;[.E158];&quot;', '&quot;;[.G158];&quot;', &quot;;[.H158];&quot;, &quot;;[.I158];&quot;, &quot;;[.J158];&quot;, &quot;;[.K158];&quot;, &quot;;[.L158];&quot;);&quot;)" office:value-type="string" office:string-value="insert into contrat_loc (date_contrat, date_debut, date_fin, caution, id_contrat_loc_client, id_contrat_loc_agence, id_contrat_loc_vehicule, id_contrat_loc_accessoire) values ('2017/04/08', '2017/04/08', '2017/04/10', 1500.00, 91, 47, 1, 0);" calcext:value-type="string">
            <text:p>insert into contrat_loc (date_contrat, date_debut, date_fin, caution, id_contrat_loc_client, id_contrat_loc_agence, id_contrat_loc_vehicule, id_contrat_loc_accessoire) values ('2017/04/08', '2017/04/08', '2017/04/10', 1500.00, 91, 47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date" office:date-value="2017-04-10" calcext:value-type="date">
            <text:p>2017-04-10</text:p>
          </table:table-cell>
          <table:table-cell table:style-name="ce5" table:formula="of:=TEXT([.B159];&quot;aaaa/mm/jj&quot;)" office:value-type="string" office:string-value="2017/04/10" calcext:value-type="string">
            <text:p>2017/04/10</text:p>
          </table:table-cell>
          <table:table-cell table:style-name="ce4" office:value-type="date" office:date-value="2017-04-10" calcext:value-type="date">
            <text:p>2017-04-10</text:p>
          </table:table-cell>
          <table:table-cell table:style-name="ce5" table:formula="of:=TEXT([.D159];&quot;aaaa/mm/jj&quot;)" office:value-type="string" office:string-value="2017/04/10" calcext:value-type="string">
            <text:p>2017/04/10</text:p>
          </table:table-cell>
          <table:table-cell table:style-name="ce4" table:formula="of:=[.D159]+[.M159]" office:value-type="date" office:date-value="2017-04-25" calcext:value-type="date">
            <text:p>2017-04-25</text:p>
          </table:table-cell>
          <table:table-cell table:style-name="ce5" table:formula="of:=TEXT([.F159];&quot;aaaa/mm/jj&quot;)" office:value-type="string" office:string-value="2017/04/25" calcext:value-type="string">
            <text:p>2017/04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1" calcext:value-type="float">
            <text:p>241</text:p>
          </table:table-cell>
          <table:table-cell table:style-name="ce7" table:formula="of:=RANDBETWEEN(201;250)" office:value-type="float" office:value="214" calcext:value-type="float">
            <text:p>21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59];&quot;', '&quot;;[.E159];&quot;', '&quot;;[.G159];&quot;', &quot;;[.H159];&quot;, &quot;;[.I159];&quot;, &quot;;[.J159];&quot;, &quot;;[.K159];&quot;, &quot;;[.L159];&quot;);&quot;)" office:value-type="string" office:string-value="insert into contrat_loc (date_contrat, date_debut, date_fin, caution, id_contrat_loc_client, id_contrat_loc_agence, id_contrat_loc_vehicule, id_contrat_loc_accessoire) values ('2017/04/10', '2017/04/10', '2017/04/25', 1500.00, 241, 214, 3, 0);" calcext:value-type="string">
            <text:p>insert into contrat_loc (date_contrat, date_debut, date_fin, caution, id_contrat_loc_client, id_contrat_loc_agence, id_contrat_loc_vehicule, id_contrat_loc_accessoire) values ('2017/04/10', '2017/04/10', '2017/04/25', 1500.00, 241, 214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date" office:date-value="2017-04-11" calcext:value-type="date">
            <text:p>2017-04-11</text:p>
          </table:table-cell>
          <table:table-cell table:style-name="ce5" table:formula="of:=TEXT([.B160];&quot;aaaa/mm/jj&quot;)" office:value-type="string" office:string-value="2017/04/11" calcext:value-type="string">
            <text:p>2017/04/11</text:p>
          </table:table-cell>
          <table:table-cell table:style-name="ce4" office:value-type="date" office:date-value="2017-04-11" calcext:value-type="date">
            <text:p>2017-04-11</text:p>
          </table:table-cell>
          <table:table-cell table:style-name="ce5" table:formula="of:=TEXT([.D160];&quot;aaaa/mm/jj&quot;)" office:value-type="string" office:string-value="2017/04/11" calcext:value-type="string">
            <text:p>2017/04/11</text:p>
          </table:table-cell>
          <table:table-cell table:style-name="ce4" table:formula="of:=[.D160]+[.M160]" office:value-type="date" office:date-value="2017-04-22" calcext:value-type="date">
            <text:p>2017-04-22</text:p>
          </table:table-cell>
          <table:table-cell table:style-name="ce5" table:formula="of:=TEXT([.F160];&quot;aaaa/mm/jj&quot;)" office:value-type="string" office:string-value="2017/04/22" calcext:value-type="string">
            <text:p>2017/04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7" calcext:value-type="float">
            <text:p>27</text:p>
          </table:table-cell>
          <table:table-cell table:style-name="ce7" table:formula="of:=RANDBETWEEN(1;50)" office:value-type="float" office:value="41" calcext:value-type="float">
            <text:p>4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0];&quot;', '&quot;;[.E160];&quot;', '&quot;;[.G160];&quot;', &quot;;[.H160];&quot;, &quot;;[.I160];&quot;, &quot;;[.J160];&quot;, &quot;;[.K160];&quot;, &quot;;[.L160];&quot;);&quot;)" office:value-type="string" office:string-value="insert into contrat_loc (date_contrat, date_debut, date_fin, caution, id_contrat_loc_client, id_contrat_loc_agence, id_contrat_loc_vehicule, id_contrat_loc_accessoire) values ('2017/04/11', '2017/04/11', '2017/04/22', 1500.00, 27, 41, 1, 5);" calcext:value-type="string">
            <text:p>insert into contrat_loc (date_contrat, date_debut, date_fin, caution, id_contrat_loc_client, id_contrat_loc_agence, id_contrat_loc_vehicule, id_contrat_loc_accessoire) values ('2017/04/11', '2017/04/11', '2017/04/22', 1500.00, 27, 41, 1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date" office:date-value="2017-04-12" calcext:value-type="date">
            <text:p>2017-04-12</text:p>
          </table:table-cell>
          <table:table-cell table:style-name="ce5" table:formula="of:=TEXT([.B161];&quot;aaaa/mm/jj&quot;)" office:value-type="string" office:string-value="2017/04/12" calcext:value-type="string">
            <text:p>2017/04/12</text:p>
          </table:table-cell>
          <table:table-cell table:style-name="ce4" office:value-type="date" office:date-value="2017-04-12" calcext:value-type="date">
            <text:p>2017-04-12</text:p>
          </table:table-cell>
          <table:table-cell table:style-name="ce5" table:formula="of:=TEXT([.D161];&quot;aaaa/mm/jj&quot;)" office:value-type="string" office:string-value="2017/04/12" calcext:value-type="string">
            <text:p>2017/04/12</text:p>
          </table:table-cell>
          <table:table-cell table:style-name="ce4" table:formula="of:=[.D161]+[.M161]" office:value-type="date" office:date-value="2017-04-21" calcext:value-type="date">
            <text:p>2017-04-21</text:p>
          </table:table-cell>
          <table:table-cell table:style-name="ce5" table:formula="of:=TEXT([.F161];&quot;aaaa/mm/jj&quot;)" office:value-type="string" office:string-value="2017/04/21" calcext:value-type="string">
            <text:p>2017/04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3" calcext:value-type="float">
            <text:p>163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1];&quot;', '&quot;;[.E161];&quot;', '&quot;;[.G161];&quot;', &quot;;[.H161];&quot;, &quot;;[.I161];&quot;, &quot;;[.J161];&quot;, &quot;;[.K161];&quot;, &quot;;[.L161];&quot;);&quot;)" office:value-type="string" office:string-value="insert into contrat_loc (date_contrat, date_debut, date_fin, caution, id_contrat_loc_client, id_contrat_loc_agence, id_contrat_loc_vehicule, id_contrat_loc_accessoire) values ('2017/04/12', '2017/04/12', '2017/04/21', 1500.00, 163, 49, 4, 7);" calcext:value-type="string">
            <text:p>insert into contrat_loc (date_contrat, date_debut, date_fin, caution, id_contrat_loc_client, id_contrat_loc_agence, id_contrat_loc_vehicule, id_contrat_loc_accessoire) values ('2017/04/12', '2017/04/12', '2017/04/21', 1500.00, 163, 49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2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2];&quot;aaaa/mm/jj&quot;)" office:value-type="string" office:string-value="2017/04/13" calcext:value-type="string">
            <text:p>2017/04/13</text:p>
          </table:table-cell>
          <table:table-cell table:style-name="ce4" table:formula="of:=[.D162]+[.M162]" office:value-type="date" office:date-value="2017-04-15" calcext:value-type="date">
            <text:p>2017-04-15</text:p>
          </table:table-cell>
          <table:table-cell table:style-name="ce5" table:formula="of:=TEXT([.F162];&quot;aaaa/mm/jj&quot;)" office:value-type="string" office:string-value="2017/04/15" calcext:value-type="string">
            <text:p>2017/04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2" calcext:value-type="float">
            <text:p>52</text:p>
          </table:table-cell>
          <table:table-cell table:style-name="ce7" table:formula="of:=RANDBETWEEN(51;100)" office:value-type="float" office:value="83" calcext:value-type="float">
            <text:p>8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2];&quot;', '&quot;;[.E162];&quot;', '&quot;;[.G162];&quot;', &quot;;[.H162];&quot;, &quot;;[.I162];&quot;, &quot;;[.J162];&quot;, &quot;;[.K162];&quot;, &quot;;[.L162];&quot;);&quot;)" office:value-type="string" office:string-value="insert into contrat_loc (date_contrat, date_debut, date_fin, caution, id_contrat_loc_client, id_contrat_loc_agence, id_contrat_loc_vehicule, id_contrat_loc_accessoire) values ('2017/04/13', '2017/04/13', '2017/04/15', 1500.00, 52, 83, 5, 0);" calcext:value-type="string">
            <text:p>insert into contrat_loc (date_contrat, date_debut, date_fin, caution, id_contrat_loc_client, id_contrat_loc_agence, id_contrat_loc_vehicule, id_contrat_loc_accessoire) values ('2017/04/13', '2017/04/13', '2017/04/15', 1500.00, 52, 83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3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3];&quot;aaaa/mm/jj&quot;)" office:value-type="string" office:string-value="2017/04/13" calcext:value-type="string">
            <text:p>2017/04/13</text:p>
          </table:table-cell>
          <table:table-cell table:style-name="ce4" table:formula="of:=[.D163]+[.M163]" office:value-type="date" office:date-value="2017-04-16" calcext:value-type="date">
            <text:p>2017-04-16</text:p>
          </table:table-cell>
          <table:table-cell table:style-name="ce5" table:formula="of:=TEXT([.F163];&quot;aaaa/mm/jj&quot;)" office:value-type="string" office:string-value="2017/04/16" calcext:value-type="string">
            <text:p>2017/04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5" calcext:value-type="float">
            <text:p>215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3];&quot;', '&quot;;[.E163];&quot;', '&quot;;[.G163];&quot;', &quot;;[.H163];&quot;, &quot;;[.I163];&quot;, &quot;;[.J163];&quot;, &quot;;[.K163];&quot;, &quot;;[.L163];&quot;);&quot;)" office:value-type="string" office:string-value="insert into contrat_loc (date_contrat, date_debut, date_fin, caution, id_contrat_loc_client, id_contrat_loc_agence, id_contrat_loc_vehicule, id_contrat_loc_accessoire) values ('2017/04/13', '2017/04/13', '2017/04/16', 1500.00, 215, 241, 4, 2);" calcext:value-type="string">
            <text:p>insert into contrat_loc (date_contrat, date_debut, date_fin, caution, id_contrat_loc_client, id_contrat_loc_agence, id_contrat_loc_vehicule, id_contrat_loc_accessoire) values ('2017/04/13', '2017/04/13', '2017/04/16', 1500.00, 215, 241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4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4];&quot;aaaa/mm/jj&quot;)" office:value-type="string" office:string-value="2017/04/13" calcext:value-type="string">
            <text:p>2017/04/13</text:p>
          </table:table-cell>
          <table:table-cell table:style-name="ce4" table:formula="of:=[.D164]+[.M164]" office:value-type="date" office:date-value="2017-04-23" calcext:value-type="date">
            <text:p>2017-04-23</text:p>
          </table:table-cell>
          <table:table-cell table:style-name="ce5" table:formula="of:=TEXT([.F164];&quot;aaaa/mm/jj&quot;)" office:value-type="string" office:string-value="2017/04/23" calcext:value-type="string">
            <text:p>2017/04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1" calcext:value-type="float">
            <text:p>191</text:p>
          </table:table-cell>
          <table:table-cell table:style-name="ce7" table:formula="of:=RANDBETWEEN(101;150)" office:value-type="float" office:value="136" calcext:value-type="float">
            <text:p>13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4];&quot;', '&quot;;[.E164];&quot;', '&quot;;[.G164];&quot;', &quot;;[.H164];&quot;, &quot;;[.I164];&quot;, &quot;;[.J164];&quot;, &quot;;[.K164];&quot;, &quot;;[.L164];&quot;);&quot;)" office:value-type="string" office:string-value="insert into contrat_loc (date_contrat, date_debut, date_fin, caution, id_contrat_loc_client, id_contrat_loc_agence, id_contrat_loc_vehicule, id_contrat_loc_accessoire) values ('2017/04/13', '2017/04/13', '2017/04/23', 1500.00, 191, 136, 1, 0);" calcext:value-type="string">
            <text:p>insert into contrat_loc (date_contrat, date_debut, date_fin, caution, id_contrat_loc_client, id_contrat_loc_agence, id_contrat_loc_vehicule, id_contrat_loc_accessoire) values ('2017/04/13', '2017/04/13', '2017/04/23', 1500.00, 191, 136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5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5];&quot;aaaa/mm/jj&quot;)" office:value-type="string" office:string-value="2017/04/13" calcext:value-type="string">
            <text:p>2017/04/13</text:p>
          </table:table-cell>
          <table:table-cell table:style-name="ce4" table:formula="of:=[.D165]+[.M165]" office:value-type="date" office:date-value="2017-04-19" calcext:value-type="date">
            <text:p>2017-04-19</text:p>
          </table:table-cell>
          <table:table-cell table:style-name="ce5" table:formula="of:=TEXT([.F165];&quot;aaaa/mm/jj&quot;)" office:value-type="string" office:string-value="2017/04/19" calcext:value-type="string">
            <text:p>2017/04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9" calcext:value-type="float">
            <text:p>139</text:p>
          </table:table-cell>
          <table:table-cell table:style-name="ce7" table:formula="of:=RANDBETWEEN(201;250)" office:value-type="float" office:value="245" calcext:value-type="float">
            <text:p>24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5];&quot;', '&quot;;[.E165];&quot;', '&quot;;[.G165];&quot;', &quot;;[.H165];&quot;, &quot;;[.I165];&quot;, &quot;;[.J165];&quot;, &quot;;[.K165];&quot;, &quot;;[.L165];&quot;);&quot;)" office:value-type="string" office:string-value="insert into contrat_loc (date_contrat, date_debut, date_fin, caution, id_contrat_loc_client, id_contrat_loc_agence, id_contrat_loc_vehicule, id_contrat_loc_accessoire) values ('2017/04/13', '2017/04/13', '2017/04/19', 1500.00, 139, 245, 5, 1);" calcext:value-type="string">
            <text:p>insert into contrat_loc (date_contrat, date_debut, date_fin, caution, id_contrat_loc_client, id_contrat_loc_agence, id_contrat_loc_vehicule, id_contrat_loc_accessoire) values ('2017/04/13', '2017/04/13', '2017/04/19', 1500.00, 139, 245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6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6];&quot;aaaa/mm/jj&quot;)" office:value-type="string" office:string-value="2017/04/14" calcext:value-type="string">
            <text:p>2017/04/14</text:p>
          </table:table-cell>
          <table:table-cell table:style-name="ce4" table:formula="of:=[.D166]+[.M166]" office:value-type="date" office:date-value="2017-04-23" calcext:value-type="date">
            <text:p>2017-04-23</text:p>
          </table:table-cell>
          <table:table-cell table:style-name="ce5" table:formula="of:=TEXT([.F166];&quot;aaaa/mm/jj&quot;)" office:value-type="string" office:string-value="2017/04/23" calcext:value-type="string">
            <text:p>2017/04/2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RANDBETWEEN(51;100)" office:value-type="float" office:value="84" calcext:value-type="float">
            <text:p>8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6];&quot;', '&quot;;[.E166];&quot;', '&quot;;[.G166];&quot;', &quot;;[.H166];&quot;, &quot;;[.I166];&quot;, &quot;;[.J166];&quot;, &quot;;[.K166];&quot;, &quot;;[.L166];&quot;);&quot;)" office:value-type="string" office:string-value="insert into contrat_loc (date_contrat, date_debut, date_fin, caution, id_contrat_loc_client, id_contrat_loc_agence, id_contrat_loc_vehicule, id_contrat_loc_accessoire) values ('2017/04/14', '2017/04/14', '2017/04/23', 1500.00, 20, 84, 1, 3);" calcext:value-type="string">
            <text:p>insert into contrat_loc (date_contrat, date_debut, date_fin, caution, id_contrat_loc_client, id_contrat_loc_agence, id_contrat_loc_vehicule, id_contrat_loc_accessoire) values ('2017/04/14', '2017/04/14', '2017/04/23', 1500.00, 20, 84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7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7];&quot;aaaa/mm/jj&quot;)" office:value-type="string" office:string-value="2017/04/14" calcext:value-type="string">
            <text:p>2017/04/14</text:p>
          </table:table-cell>
          <table:table-cell table:style-name="ce4" table:formula="of:=[.D167]+[.M167]" office:value-type="date" office:date-value="2017-04-16" calcext:value-type="date">
            <text:p>2017-04-16</text:p>
          </table:table-cell>
          <table:table-cell table:style-name="ce5" table:formula="of:=TEXT([.F167];&quot;aaaa/mm/jj&quot;)" office:value-type="string" office:string-value="2017/04/16" calcext:value-type="string">
            <text:p>2017/04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4" calcext:value-type="float">
            <text:p>104</text:p>
          </table:table-cell>
          <table:table-cell table:style-name="ce7" table:formula="of:=RANDBETWEEN(151;200)" office:value-type="float" office:value="197" calcext:value-type="float">
            <text:p>19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7];&quot;', '&quot;;[.E167];&quot;', '&quot;;[.G167];&quot;', &quot;;[.H167];&quot;, &quot;;[.I167];&quot;, &quot;;[.J167];&quot;, &quot;;[.K167];&quot;, &quot;;[.L167];&quot;);&quot;)" office:value-type="string" office:string-value="insert into contrat_loc (date_contrat, date_debut, date_fin, caution, id_contrat_loc_client, id_contrat_loc_agence, id_contrat_loc_vehicule, id_contrat_loc_accessoire) values ('2017/04/14', '2017/04/14', '2017/04/16', 1500.00, 104, 197, 4, 0);" calcext:value-type="string">
            <text:p>insert into contrat_loc (date_contrat, date_debut, date_fin, caution, id_contrat_loc_client, id_contrat_loc_agence, id_contrat_loc_vehicule, id_contrat_loc_accessoire) values ('2017/04/14', '2017/04/14', '2017/04/16', 1500.00, 104, 197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8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8];&quot;aaaa/mm/jj&quot;)" office:value-type="string" office:string-value="2017/04/14" calcext:value-type="string">
            <text:p>2017/04/14</text:p>
          </table:table-cell>
          <table:table-cell table:style-name="ce4" table:formula="of:=[.D168]+[.M168]" office:value-type="date" office:date-value="2017-04-27" calcext:value-type="date">
            <text:p>2017-04-27</text:p>
          </table:table-cell>
          <table:table-cell table:style-name="ce5" table:formula="of:=TEXT([.F168];&quot;aaaa/mm/jj&quot;)" office:value-type="string" office:string-value="2017/04/27" calcext:value-type="string">
            <text:p>2017/04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3" calcext:value-type="float">
            <text:p>193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8];&quot;', '&quot;;[.E168];&quot;', '&quot;;[.G168];&quot;', &quot;;[.H168];&quot;, &quot;;[.I168];&quot;, &quot;;[.J168];&quot;, &quot;;[.K168];&quot;, &quot;;[.L168];&quot;);&quot;)" office:value-type="string" office:string-value="insert into contrat_loc (date_contrat, date_debut, date_fin, caution, id_contrat_loc_client, id_contrat_loc_agence, id_contrat_loc_vehicule, id_contrat_loc_accessoire) values ('2017/04/14', '2017/04/14', '2017/04/27', 1500.00, 193, 85, 5, 6);" calcext:value-type="string">
            <text:p>insert into contrat_loc (date_contrat, date_debut, date_fin, caution, id_contrat_loc_client, id_contrat_loc_agence, id_contrat_loc_vehicule, id_contrat_loc_accessoire) values ('2017/04/14', '2017/04/14', '2017/04/27', 1500.00, 193, 85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9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9];&quot;aaaa/mm/jj&quot;)" office:value-type="string" office:string-value="2017/04/14" calcext:value-type="string">
            <text:p>2017/04/14</text:p>
          </table:table-cell>
          <table:table-cell table:style-name="ce4" table:formula="of:=[.D169]+[.M169]" office:value-type="date" office:date-value="2017-04-18" calcext:value-type="date">
            <text:p>2017-04-18</text:p>
          </table:table-cell>
          <table:table-cell table:style-name="ce5" table:formula="of:=TEXT([.F169];&quot;aaaa/mm/jj&quot;)" office:value-type="string" office:string-value="2017/04/18" calcext:value-type="string">
            <text:p>2017/04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7" calcext:value-type="float">
            <text:p>167</text:p>
          </table:table-cell>
          <table:table-cell table:style-name="ce7" table:formula="of:=RANDBETWEEN(1;50)" office:value-type="float" office:value="2" calcext:value-type="float">
            <text:p>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69];&quot;', '&quot;;[.E169];&quot;', '&quot;;[.G169];&quot;', &quot;;[.H169];&quot;, &quot;;[.I169];&quot;, &quot;;[.J169];&quot;, &quot;;[.K169];&quot;, &quot;;[.L169];&quot;);&quot;)" office:value-type="string" office:string-value="insert into contrat_loc (date_contrat, date_debut, date_fin, caution, id_contrat_loc_client, id_contrat_loc_agence, id_contrat_loc_vehicule, id_contrat_loc_accessoire) values ('2017/04/14', '2017/04/14', '2017/04/18', 1500.00, 167, 2, 4, 5);" calcext:value-type="string">
            <text:p>insert into contrat_loc (date_contrat, date_debut, date_fin, caution, id_contrat_loc_client, id_contrat_loc_agence, id_contrat_loc_vehicule, id_contrat_loc_accessoire) values ('2017/04/14', '2017/04/14', '2017/04/18', 1500.00, 167, 2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70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70];&quot;aaaa/mm/jj&quot;)" office:value-type="string" office:string-value="2017/04/14" calcext:value-type="string">
            <text:p>2017/04/14</text:p>
          </table:table-cell>
          <table:table-cell table:style-name="ce4" table:formula="of:=[.D170]+[.M170]" office:value-type="date" office:date-value="2017-04-17" calcext:value-type="date">
            <text:p>2017-04-17</text:p>
          </table:table-cell>
          <table:table-cell table:style-name="ce5" table:formula="of:=TEXT([.F170];&quot;aaaa/mm/jj&quot;)" office:value-type="string" office:string-value="2017/04/17" calcext:value-type="string">
            <text:p>2017/04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2" calcext:value-type="float">
            <text:p>52</text:p>
          </table:table-cell>
          <table:table-cell table:style-name="ce7" table:formula="of:=RANDBETWEEN(101;150)" office:value-type="float" office:value="117" calcext:value-type="float">
            <text:p>11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0];&quot;', '&quot;;[.E170];&quot;', '&quot;;[.G170];&quot;', &quot;;[.H170];&quot;, &quot;;[.I170];&quot;, &quot;;[.J170];&quot;, &quot;;[.K170];&quot;, &quot;;[.L170];&quot;);&quot;)" office:value-type="string" office:string-value="insert into contrat_loc (date_contrat, date_debut, date_fin, caution, id_contrat_loc_client, id_contrat_loc_agence, id_contrat_loc_vehicule, id_contrat_loc_accessoire) values ('2017/04/14', '2017/04/14', '2017/04/17', 1500.00, 52, 117, 3, 0);" calcext:value-type="string">
            <text:p>insert into contrat_loc (date_contrat, date_debut, date_fin, caution, id_contrat_loc_client, id_contrat_loc_agence, id_contrat_loc_vehicule, id_contrat_loc_accessoire) values ('2017/04/14', '2017/04/14', '2017/04/17', 1500.00, 52, 117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B171];&quot;aaaa/mm/jj&quot;)" office:value-type="string" office:string-value="2017/04/16" calcext:value-type="string">
            <text:p>2017/04/16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D171];&quot;aaaa/mm/jj&quot;)" office:value-type="string" office:string-value="2017/04/16" calcext:value-type="string">
            <text:p>2017/04/16</text:p>
          </table:table-cell>
          <table:table-cell table:style-name="ce4" table:formula="of:=[.D171]+[.M171]" office:value-type="date" office:date-value="2017-04-20" calcext:value-type="date">
            <text:p>2017-04-20</text:p>
          </table:table-cell>
          <table:table-cell table:style-name="ce5" table:formula="of:=TEXT([.F171];&quot;aaaa/mm/jj&quot;)" office:value-type="string" office:string-value="2017/04/20" calcext:value-type="string">
            <text:p>2017/04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3" calcext:value-type="float">
            <text:p>53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1];&quot;', '&quot;;[.E171];&quot;', '&quot;;[.G171];&quot;', &quot;;[.H171];&quot;, &quot;;[.I171];&quot;, &quot;;[.J171];&quot;, &quot;;[.K171];&quot;, &quot;;[.L171];&quot;);&quot;)" office:value-type="string" office:string-value="insert into contrat_loc (date_contrat, date_debut, date_fin, caution, id_contrat_loc_client, id_contrat_loc_agence, id_contrat_loc_vehicule, id_contrat_loc_accessoire) values ('2017/04/16', '2017/04/16', '2017/04/20', 1500.00, 53, 186, 1, 4);" calcext:value-type="string">
            <text:p>insert into contrat_loc (date_contrat, date_debut, date_fin, caution, id_contrat_loc_client, id_contrat_loc_agence, id_contrat_loc_vehicule, id_contrat_loc_accessoire) values ('2017/04/16', '2017/04/16', '2017/04/20', 1500.00, 53, 186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B172];&quot;aaaa/mm/jj&quot;)" office:value-type="string" office:string-value="2017/04/16" calcext:value-type="string">
            <text:p>2017/04/16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D172];&quot;aaaa/mm/jj&quot;)" office:value-type="string" office:string-value="2017/04/16" calcext:value-type="string">
            <text:p>2017/04/16</text:p>
          </table:table-cell>
          <table:table-cell table:style-name="ce4" table:formula="of:=[.D172]+[.M172]" office:value-type="date" office:date-value="2017-04-30" calcext:value-type="date">
            <text:p>2017-04-30</text:p>
          </table:table-cell>
          <table:table-cell table:style-name="ce5" table:formula="of:=TEXT([.F172];&quot;aaaa/mm/jj&quot;)" office:value-type="string" office:string-value="2017/04/30" calcext:value-type="string">
            <text:p>2017/04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201;250)" office:value-type="float" office:value="215" calcext:value-type="float">
            <text:p>21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2];&quot;', '&quot;;[.E172];&quot;', '&quot;;[.G172];&quot;', &quot;;[.H172];&quot;, &quot;;[.I172];&quot;, &quot;;[.J172];&quot;, &quot;;[.K172];&quot;, &quot;;[.L172];&quot;);&quot;)" office:value-type="string" office:string-value="insert into contrat_loc (date_contrat, date_debut, date_fin, caution, id_contrat_loc_client, id_contrat_loc_agence, id_contrat_loc_vehicule, id_contrat_loc_accessoire) values ('2017/04/16', '2017/04/16', '2017/04/30', 1500.00, 194, 215, 1, 7);" calcext:value-type="string">
            <text:p>insert into contrat_loc (date_contrat, date_debut, date_fin, caution, id_contrat_loc_client, id_contrat_loc_agence, id_contrat_loc_vehicule, id_contrat_loc_accessoire) values ('2017/04/16', '2017/04/16', '2017/04/30', 1500.00, 194, 215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B173];&quot;aaaa/mm/jj&quot;)" office:value-type="string" office:string-value="2017/04/16" calcext:value-type="string">
            <text:p>2017/04/16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D173];&quot;aaaa/mm/jj&quot;)" office:value-type="string" office:string-value="2017/04/16" calcext:value-type="string">
            <text:p>2017/04/16</text:p>
          </table:table-cell>
          <table:table-cell table:style-name="ce4" table:formula="of:=[.D173]+[.M173]" office:value-type="date" office:date-value="2017-04-28" calcext:value-type="date">
            <text:p>2017-04-28</text:p>
          </table:table-cell>
          <table:table-cell table:style-name="ce5" table:formula="of:=TEXT([.F173];&quot;aaaa/mm/jj&quot;)" office:value-type="string" office:string-value="2017/04/28" calcext:value-type="string">
            <text:p>2017/04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2" calcext:value-type="float">
            <text:p>242</text:p>
          </table:table-cell>
          <table:table-cell table:style-name="ce7" table:formula="of:=RANDBETWEEN(1;50)" office:value-type="float" office:value="26" calcext:value-type="float">
            <text:p>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3];&quot;', '&quot;;[.E173];&quot;', '&quot;;[.G173];&quot;', &quot;;[.H173];&quot;, &quot;;[.I173];&quot;, &quot;;[.J173];&quot;, &quot;;[.K173];&quot;, &quot;;[.L173];&quot;);&quot;)" office:value-type="string" office:string-value="insert into contrat_loc (date_contrat, date_debut, date_fin, caution, id_contrat_loc_client, id_contrat_loc_agence, id_contrat_loc_vehicule, id_contrat_loc_accessoire) values ('2017/04/16', '2017/04/16', '2017/04/28', 1500.00, 242, 26, 1, 7);" calcext:value-type="string">
            <text:p>insert into contrat_loc (date_contrat, date_debut, date_fin, caution, id_contrat_loc_client, id_contrat_loc_agence, id_contrat_loc_vehicule, id_contrat_loc_accessoire) values ('2017/04/16', '2017/04/16', '2017/04/28', 1500.00, 242, 26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B174];&quot;aaaa/mm/jj&quot;)" office:value-type="string" office:string-value="2017/04/18" calcext:value-type="string">
            <text:p>2017/04/18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D174];&quot;aaaa/mm/jj&quot;)" office:value-type="string" office:string-value="2017/04/18" calcext:value-type="string">
            <text:p>2017/04/18</text:p>
          </table:table-cell>
          <table:table-cell table:style-name="ce4" table:formula="of:=[.D174]+[.M174]" office:value-type="date" office:date-value="2017-05-01" calcext:value-type="date">
            <text:p>2017-05-01</text:p>
          </table:table-cell>
          <table:table-cell table:style-name="ce5" table:formula="of:=TEXT([.F174];&quot;aaaa/mm/jj&quot;)" office:value-type="string" office:string-value="2017/05/01" calcext:value-type="string">
            <text:p>2017/05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" calcext:value-type="float">
            <text:p>14</text:p>
          </table:table-cell>
          <table:table-cell table:style-name="ce7" table:formula="of:=RANDBETWEEN(101;150)" office:value-type="float" office:value="126" calcext:value-type="float">
            <text:p>12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4];&quot;', '&quot;;[.E174];&quot;', '&quot;;[.G174];&quot;', &quot;;[.H174];&quot;, &quot;;[.I174];&quot;, &quot;;[.J174];&quot;, &quot;;[.K174];&quot;, &quot;;[.L174];&quot;);&quot;)" office:value-type="string" office:string-value="insert into contrat_loc (date_contrat, date_debut, date_fin, caution, id_contrat_loc_client, id_contrat_loc_agence, id_contrat_loc_vehicule, id_contrat_loc_accessoire) values ('2017/04/18', '2017/04/18', '2017/05/01', 1500.00, 14, 126, 5, 0);" calcext:value-type="string">
            <text:p>insert into contrat_loc (date_contrat, date_debut, date_fin, caution, id_contrat_loc_client, id_contrat_loc_agence, id_contrat_loc_vehicule, id_contrat_loc_accessoire) values ('2017/04/18', '2017/04/18', '2017/05/01', 1500.00, 14, 126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B175];&quot;aaaa/mm/jj&quot;)" office:value-type="string" office:string-value="2017/04/18" calcext:value-type="string">
            <text:p>2017/04/18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D175];&quot;aaaa/mm/jj&quot;)" office:value-type="string" office:string-value="2017/04/18" calcext:value-type="string">
            <text:p>2017/04/18</text:p>
          </table:table-cell>
          <table:table-cell table:style-name="ce4" table:formula="of:=[.D175]+[.M175]" office:value-type="date" office:date-value="2017-04-24" calcext:value-type="date">
            <text:p>2017-04-24</text:p>
          </table:table-cell>
          <table:table-cell table:style-name="ce5" table:formula="of:=TEXT([.F175];&quot;aaaa/mm/jj&quot;)" office:value-type="string" office:string-value="2017/04/24" calcext:value-type="string">
            <text:p>2017/04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5" calcext:value-type="float">
            <text:p>245</text:p>
          </table:table-cell>
          <table:table-cell table:style-name="ce7" table:formula="of:=RANDBETWEEN(101;150)" office:value-type="float" office:value="124" calcext:value-type="float">
            <text:p>12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5];&quot;', '&quot;;[.E175];&quot;', '&quot;;[.G175];&quot;', &quot;;[.H175];&quot;, &quot;;[.I175];&quot;, &quot;;[.J175];&quot;, &quot;;[.K175];&quot;, &quot;;[.L175];&quot;);&quot;)" office:value-type="string" office:string-value="insert into contrat_loc (date_contrat, date_debut, date_fin, caution, id_contrat_loc_client, id_contrat_loc_agence, id_contrat_loc_vehicule, id_contrat_loc_accessoire) values ('2017/04/18', '2017/04/18', '2017/04/24', 1500.00, 245, 124, 5, 1);" calcext:value-type="string">
            <text:p>insert into contrat_loc (date_contrat, date_debut, date_fin, caution, id_contrat_loc_client, id_contrat_loc_agence, id_contrat_loc_vehicule, id_contrat_loc_accessoire) values ('2017/04/18', '2017/04/18', '2017/04/24', 1500.00, 245, 124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date" office:date-value="2017-04-19" calcext:value-type="date">
            <text:p>2017-04-19</text:p>
          </table:table-cell>
          <table:table-cell table:style-name="ce5" table:formula="of:=TEXT([.B176];&quot;aaaa/mm/jj&quot;)" office:value-type="string" office:string-value="2017/04/19" calcext:value-type="string">
            <text:p>2017/04/19</text:p>
          </table:table-cell>
          <table:table-cell table:style-name="ce4" office:value-type="date" office:date-value="2017-04-19" calcext:value-type="date">
            <text:p>2017-04-19</text:p>
          </table:table-cell>
          <table:table-cell table:style-name="ce5" table:formula="of:=TEXT([.D176];&quot;aaaa/mm/jj&quot;)" office:value-type="string" office:string-value="2017/04/19" calcext:value-type="string">
            <text:p>2017/04/19</text:p>
          </table:table-cell>
          <table:table-cell table:style-name="ce4" table:formula="of:=[.D176]+[.M176]" office:value-type="date" office:date-value="2017-05-01" calcext:value-type="date">
            <text:p>2017-05-01</text:p>
          </table:table-cell>
          <table:table-cell table:style-name="ce5" table:formula="of:=TEXT([.F176];&quot;aaaa/mm/jj&quot;)" office:value-type="string" office:string-value="2017/05/01" calcext:value-type="string">
            <text:p>2017/05/01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formula="of:=RANDBETWEEN(201;250)" office:value-type="float" office:value="221" calcext:value-type="float">
            <text:p>22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6];&quot;', '&quot;;[.E176];&quot;', '&quot;;[.G176];&quot;', &quot;;[.H176];&quot;, &quot;;[.I176];&quot;, &quot;;[.J176];&quot;, &quot;;[.K176];&quot;, &quot;;[.L176];&quot;);&quot;)" office:value-type="string" office:string-value="insert into contrat_loc (date_contrat, date_debut, date_fin, caution, id_contrat_loc_client, id_contrat_loc_agence, id_contrat_loc_vehicule, id_contrat_loc_accessoire) values ('2017/04/19', '2017/04/19', '2017/05/01', 1500.00, 32, 221, 5, 0);" calcext:value-type="string">
            <text:p>insert into contrat_loc (date_contrat, date_debut, date_fin, caution, id_contrat_loc_client, id_contrat_loc_agence, id_contrat_loc_vehicule, id_contrat_loc_accessoire) values ('2017/04/19', '2017/04/19', '2017/05/01', 1500.00, 32, 221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date" office:date-value="2017-04-21" calcext:value-type="date">
            <text:p>2017-04-21</text:p>
          </table:table-cell>
          <table:table-cell table:style-name="ce5" table:formula="of:=TEXT([.B177];&quot;aaaa/mm/jj&quot;)" office:value-type="string" office:string-value="2017/04/21" calcext:value-type="string">
            <text:p>2017/04/21</text:p>
          </table:table-cell>
          <table:table-cell table:style-name="ce4" office:value-type="date" office:date-value="2017-04-21" calcext:value-type="date">
            <text:p>2017-04-21</text:p>
          </table:table-cell>
          <table:table-cell table:style-name="ce5" table:formula="of:=TEXT([.D177];&quot;aaaa/mm/jj&quot;)" office:value-type="string" office:string-value="2017/04/21" calcext:value-type="string">
            <text:p>2017/04/21</text:p>
          </table:table-cell>
          <table:table-cell table:style-name="ce4" table:formula="of:=[.D177]+[.M177]" office:value-type="date" office:date-value="2017-04-30" calcext:value-type="date">
            <text:p>2017-04-30</text:p>
          </table:table-cell>
          <table:table-cell table:style-name="ce5" table:formula="of:=TEXT([.F177];&quot;aaaa/mm/jj&quot;)" office:value-type="string" office:string-value="2017/04/30" calcext:value-type="string">
            <text:p>2017/04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3" calcext:value-type="float">
            <text:p>203</text:p>
          </table:table-cell>
          <table:table-cell table:style-name="ce7" table:formula="of:=RANDBETWEEN(1;50)" office:value-type="float" office:value="41" calcext:value-type="float">
            <text:p>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7];&quot;', '&quot;;[.E177];&quot;', '&quot;;[.G177];&quot;', &quot;;[.H177];&quot;, &quot;;[.I177];&quot;, &quot;;[.J177];&quot;, &quot;;[.K177];&quot;, &quot;;[.L177];&quot;);&quot;)" office:value-type="string" office:string-value="insert into contrat_loc (date_contrat, date_debut, date_fin, caution, id_contrat_loc_client, id_contrat_loc_agence, id_contrat_loc_vehicule, id_contrat_loc_accessoire) values ('2017/04/21', '2017/04/21', '2017/04/30', 1500.00, 203, 41, 5, 0);" calcext:value-type="string">
            <text:p>insert into contrat_loc (date_contrat, date_debut, date_fin, caution, id_contrat_loc_client, id_contrat_loc_agence, id_contrat_loc_vehicule, id_contrat_loc_accessoire) values ('2017/04/21', '2017/04/21', '2017/04/30', 1500.00, 203, 41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date" office:date-value="2017-04-22" calcext:value-type="date">
            <text:p>2017-04-22</text:p>
          </table:table-cell>
          <table:table-cell table:style-name="ce5" table:formula="of:=TEXT([.B178];&quot;aaaa/mm/jj&quot;)" office:value-type="string" office:string-value="2017/04/22" calcext:value-type="string">
            <text:p>2017/04/22</text:p>
          </table:table-cell>
          <table:table-cell table:style-name="ce4" office:value-type="date" office:date-value="2017-04-22" calcext:value-type="date">
            <text:p>2017-04-22</text:p>
          </table:table-cell>
          <table:table-cell table:style-name="ce5" table:formula="of:=TEXT([.D178];&quot;aaaa/mm/jj&quot;)" office:value-type="string" office:string-value="2017/04/22" calcext:value-type="string">
            <text:p>2017/04/22</text:p>
          </table:table-cell>
          <table:table-cell table:style-name="ce4" table:formula="of:=[.D178]+[.M178]" office:value-type="date" office:date-value="2017-04-29" calcext:value-type="date">
            <text:p>2017-04-29</text:p>
          </table:table-cell>
          <table:table-cell table:style-name="ce5" table:formula="of:=TEXT([.F178];&quot;aaaa/mm/jj&quot;)" office:value-type="string" office:string-value="2017/04/29" calcext:value-type="string">
            <text:p>2017/04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2" calcext:value-type="float">
            <text:p>112</text:p>
          </table:table-cell>
          <table:table-cell table:style-name="ce7" table:formula="of:=RANDBETWEEN(101;150)" office:value-type="float" office:value="150" calcext:value-type="float">
            <text:p>15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8];&quot;', '&quot;;[.E178];&quot;', '&quot;;[.G178];&quot;', &quot;;[.H178];&quot;, &quot;;[.I178];&quot;, &quot;;[.J178];&quot;, &quot;;[.K178];&quot;, &quot;;[.L178];&quot;);&quot;)" office:value-type="string" office:string-value="insert into contrat_loc (date_contrat, date_debut, date_fin, caution, id_contrat_loc_client, id_contrat_loc_agence, id_contrat_loc_vehicule, id_contrat_loc_accessoire) values ('2017/04/22', '2017/04/22', '2017/04/29', 1500.00, 112, 150, 2, 5);" calcext:value-type="string">
            <text:p>insert into contrat_loc (date_contrat, date_debut, date_fin, caution, id_contrat_loc_client, id_contrat_loc_agence, id_contrat_loc_vehicule, id_contrat_loc_accessoire) values ('2017/04/22', '2017/04/22', '2017/04/29', 1500.00, 112, 150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B179];&quot;aaaa/mm/jj&quot;)" office:value-type="string" office:string-value="2017/04/23" calcext:value-type="string">
            <text:p>2017/04/23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D179];&quot;aaaa/mm/jj&quot;)" office:value-type="string" office:string-value="2017/04/23" calcext:value-type="string">
            <text:p>2017/04/23</text:p>
          </table:table-cell>
          <table:table-cell table:style-name="ce4" table:formula="of:=[.D179]+[.M179]" office:value-type="date" office:date-value="2017-04-25" calcext:value-type="date">
            <text:p>2017-04-25</text:p>
          </table:table-cell>
          <table:table-cell table:style-name="ce5" table:formula="of:=TEXT([.F179];&quot;aaaa/mm/jj&quot;)" office:value-type="string" office:string-value="2017/04/25" calcext:value-type="string">
            <text:p>2017/04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5" calcext:value-type="float">
            <text:p>35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79];&quot;', '&quot;;[.E179];&quot;', '&quot;;[.G179];&quot;', &quot;;[.H179];&quot;, &quot;;[.I179];&quot;, &quot;;[.J179];&quot;, &quot;;[.K179];&quot;, &quot;;[.L179];&quot;);&quot;)" office:value-type="string" office:string-value="insert into contrat_loc (date_contrat, date_debut, date_fin, caution, id_contrat_loc_client, id_contrat_loc_agence, id_contrat_loc_vehicule, id_contrat_loc_accessoire) values ('2017/04/23', '2017/04/23', '2017/04/25', 1500.00, 35, 186, 3, 1);" calcext:value-type="string">
            <text:p>insert into contrat_loc (date_contrat, date_debut, date_fin, caution, id_contrat_loc_client, id_contrat_loc_agence, id_contrat_loc_vehicule, id_contrat_loc_accessoire) values ('2017/04/23', '2017/04/23', '2017/04/25', 1500.00, 35, 186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B180];&quot;aaaa/mm/jj&quot;)" office:value-type="string" office:string-value="2017/04/23" calcext:value-type="string">
            <text:p>2017/04/23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D180];&quot;aaaa/mm/jj&quot;)" office:value-type="string" office:string-value="2017/04/23" calcext:value-type="string">
            <text:p>2017/04/23</text:p>
          </table:table-cell>
          <table:table-cell table:style-name="ce4" table:formula="of:=[.D180]+[.M180]" office:value-type="date" office:date-value="2017-04-27" calcext:value-type="date">
            <text:p>2017-04-27</text:p>
          </table:table-cell>
          <table:table-cell table:style-name="ce5" table:formula="of:=TEXT([.F180];&quot;aaaa/mm/jj&quot;)" office:value-type="string" office:string-value="2017/04/27" calcext:value-type="string">
            <text:p>2017/04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201;250)" office:value-type="float" office:value="203" calcext:value-type="float">
            <text:p>20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0];&quot;', '&quot;;[.E180];&quot;', '&quot;;[.G180];&quot;', &quot;;[.H180];&quot;, &quot;;[.I180];&quot;, &quot;;[.J180];&quot;, &quot;;[.K180];&quot;, &quot;;[.L180];&quot;);&quot;)" office:value-type="string" office:string-value="insert into contrat_loc (date_contrat, date_debut, date_fin, caution, id_contrat_loc_client, id_contrat_loc_agence, id_contrat_loc_vehicule, id_contrat_loc_accessoire) values ('2017/04/23', '2017/04/23', '2017/04/27', 1500.00, 62, 203, 4, 1);" calcext:value-type="string">
            <text:p>insert into contrat_loc (date_contrat, date_debut, date_fin, caution, id_contrat_loc_client, id_contrat_loc_agence, id_contrat_loc_vehicule, id_contrat_loc_accessoire) values ('2017/04/23', '2017/04/23', '2017/04/27', 1500.00, 62, 203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date" office:date-value="2017-04-24" calcext:value-type="date">
            <text:p>2017-04-24</text:p>
          </table:table-cell>
          <table:table-cell table:style-name="ce5" table:formula="of:=TEXT([.B181];&quot;aaaa/mm/jj&quot;)" office:value-type="string" office:string-value="2017/04/24" calcext:value-type="string">
            <text:p>2017/04/24</text:p>
          </table:table-cell>
          <table:table-cell table:style-name="ce4" office:value-type="date" office:date-value="2017-04-24" calcext:value-type="date">
            <text:p>2017-04-24</text:p>
          </table:table-cell>
          <table:table-cell table:style-name="ce5" table:formula="of:=TEXT([.D181];&quot;aaaa/mm/jj&quot;)" office:value-type="string" office:string-value="2017/04/24" calcext:value-type="string">
            <text:p>2017/04/24</text:p>
          </table:table-cell>
          <table:table-cell table:style-name="ce4" table:formula="of:=[.D181]+[.M181]" office:value-type="date" office:date-value="2017-05-03" calcext:value-type="date">
            <text:p>2017-05-03</text:p>
          </table:table-cell>
          <table:table-cell table:style-name="ce5" table:formula="of:=TEXT([.F181];&quot;aaaa/mm/jj&quot;)" office:value-type="string" office:string-value="2017/05/03" calcext:value-type="string">
            <text:p>2017/05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9" calcext:value-type="float">
            <text:p>59</text:p>
          </table:table-cell>
          <table:table-cell table:style-name="ce7" table:formula="of:=RANDBETWEEN(101;150)" office:value-type="float" office:value="139" calcext:value-type="float">
            <text:p>13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1];&quot;', '&quot;;[.E181];&quot;', '&quot;;[.G181];&quot;', &quot;;[.H181];&quot;, &quot;;[.I181];&quot;, &quot;;[.J181];&quot;, &quot;;[.K181];&quot;, &quot;;[.L181];&quot;);&quot;)" office:value-type="string" office:string-value="insert into contrat_loc (date_contrat, date_debut, date_fin, caution, id_contrat_loc_client, id_contrat_loc_agence, id_contrat_loc_vehicule, id_contrat_loc_accessoire) values ('2017/04/24', '2017/04/24', '2017/05/03', 1500.00, 59, 139, 3, 3);" calcext:value-type="string">
            <text:p>insert into contrat_loc (date_contrat, date_debut, date_fin, caution, id_contrat_loc_client, id_contrat_loc_agence, id_contrat_loc_vehicule, id_contrat_loc_accessoire) values ('2017/04/24', '2017/04/24', '2017/05/03', 1500.00, 59, 139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B182];&quot;aaaa/mm/jj&quot;)" office:value-type="string" office:string-value="2017/04/25" calcext:value-type="string">
            <text:p>2017/04/25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D182];&quot;aaaa/mm/jj&quot;)" office:value-type="string" office:string-value="2017/04/25" calcext:value-type="string">
            <text:p>2017/04/25</text:p>
          </table:table-cell>
          <table:table-cell table:style-name="ce4" table:formula="of:=[.D182]+[.M182]" office:value-type="date" office:date-value="2017-05-04" calcext:value-type="date">
            <text:p>2017-05-04</text:p>
          </table:table-cell>
          <table:table-cell table:style-name="ce5" table:formula="of:=TEXT([.F182];&quot;aaaa/mm/jj&quot;)" office:value-type="string" office:string-value="2017/05/04" calcext:value-type="string">
            <text:p>2017/05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" calcext:value-type="float">
            <text:p>24</text:p>
          </table:table-cell>
          <table:table-cell table:style-name="ce7" table:formula="of:=RANDBETWEEN(1;50)" office:value-type="float" office:value="46" calcext:value-type="float">
            <text:p>4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2];&quot;', '&quot;;[.E182];&quot;', '&quot;;[.G182];&quot;', &quot;;[.H182];&quot;, &quot;;[.I182];&quot;, &quot;;[.J182];&quot;, &quot;;[.K182];&quot;, &quot;;[.L182];&quot;);&quot;)" office:value-type="string" office:string-value="insert into contrat_loc (date_contrat, date_debut, date_fin, caution, id_contrat_loc_client, id_contrat_loc_agence, id_contrat_loc_vehicule, id_contrat_loc_accessoire) values ('2017/04/25', '2017/04/25', '2017/05/04', 1500.00, 24, 46, 1, 0);" calcext:value-type="string">
            <text:p>insert into contrat_loc (date_contrat, date_debut, date_fin, caution, id_contrat_loc_client, id_contrat_loc_agence, id_contrat_loc_vehicule, id_contrat_loc_accessoire) values ('2017/04/25', '2017/04/25', '2017/05/04', 1500.00, 24, 46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B183];&quot;aaaa/mm/jj&quot;)" office:value-type="string" office:string-value="2017/04/25" calcext:value-type="string">
            <text:p>2017/04/25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D183];&quot;aaaa/mm/jj&quot;)" office:value-type="string" office:string-value="2017/04/25" calcext:value-type="string">
            <text:p>2017/04/25</text:p>
          </table:table-cell>
          <table:table-cell table:style-name="ce4" table:formula="of:=[.D183]+[.M183]" office:value-type="date" office:date-value="2017-05-05" calcext:value-type="date">
            <text:p>2017-05-05</text:p>
          </table:table-cell>
          <table:table-cell table:style-name="ce5" table:formula="of:=TEXT([.F183];&quot;aaaa/mm/jj&quot;)" office:value-type="string" office:string-value="2017/05/05" calcext:value-type="string">
            <text:p>2017/05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2" calcext:value-type="float">
            <text:p>162</text:p>
          </table:table-cell>
          <table:table-cell table:style-name="ce7" table:formula="of:=RANDBETWEEN(101;150)" office:value-type="float" office:value="115" calcext:value-type="float">
            <text:p>11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3];&quot;', '&quot;;[.E183];&quot;', '&quot;;[.G183];&quot;', &quot;;[.H183];&quot;, &quot;;[.I183];&quot;, &quot;;[.J183];&quot;, &quot;;[.K183];&quot;, &quot;;[.L183];&quot;);&quot;)" office:value-type="string" office:string-value="insert into contrat_loc (date_contrat, date_debut, date_fin, caution, id_contrat_loc_client, id_contrat_loc_agence, id_contrat_loc_vehicule, id_contrat_loc_accessoire) values ('2017/04/25', '2017/04/25', '2017/05/05', 1500.00, 162, 115, 5, 3);" calcext:value-type="string">
            <text:p>insert into contrat_loc (date_contrat, date_debut, date_fin, caution, id_contrat_loc_client, id_contrat_loc_agence, id_contrat_loc_vehicule, id_contrat_loc_accessoire) values ('2017/04/25', '2017/04/25', '2017/05/05', 1500.00, 162, 115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date" office:date-value="2017-04-26" calcext:value-type="date">
            <text:p>2017-04-26</text:p>
          </table:table-cell>
          <table:table-cell table:style-name="ce5" table:formula="of:=TEXT([.B184];&quot;aaaa/mm/jj&quot;)" office:value-type="string" office:string-value="2017/04/26" calcext:value-type="string">
            <text:p>2017/04/26</text:p>
          </table:table-cell>
          <table:table-cell table:style-name="ce4" office:value-type="date" office:date-value="2017-04-26" calcext:value-type="date">
            <text:p>2017-04-26</text:p>
          </table:table-cell>
          <table:table-cell table:style-name="ce5" table:formula="of:=TEXT([.D184];&quot;aaaa/mm/jj&quot;)" office:value-type="string" office:string-value="2017/04/26" calcext:value-type="string">
            <text:p>2017/04/26</text:p>
          </table:table-cell>
          <table:table-cell table:style-name="ce4" table:formula="of:=[.D184]+[.M184]" office:value-type="date" office:date-value="2017-04-29" calcext:value-type="date">
            <text:p>2017-04-29</text:p>
          </table:table-cell>
          <table:table-cell table:style-name="ce5" table:formula="of:=TEXT([.F184];&quot;aaaa/mm/jj&quot;)" office:value-type="string" office:string-value="2017/04/29" calcext:value-type="string">
            <text:p>2017/04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3" calcext:value-type="float">
            <text:p>233</text:p>
          </table:table-cell>
          <table:table-cell table:style-name="ce7" table:formula="of:=RANDBETWEEN(201;250)" office:value-type="float" office:value="245" calcext:value-type="float">
            <text:p>24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4];&quot;', '&quot;;[.E184];&quot;', '&quot;;[.G184];&quot;', &quot;;[.H184];&quot;, &quot;;[.I184];&quot;, &quot;;[.J184];&quot;, &quot;;[.K184];&quot;, &quot;;[.L184];&quot;);&quot;)" office:value-type="string" office:string-value="insert into contrat_loc (date_contrat, date_debut, date_fin, caution, id_contrat_loc_client, id_contrat_loc_agence, id_contrat_loc_vehicule, id_contrat_loc_accessoire) values ('2017/04/26', '2017/04/26', '2017/04/29', 1500.00, 233, 245, 3, 3);" calcext:value-type="string">
            <text:p>insert into contrat_loc (date_contrat, date_debut, date_fin, caution, id_contrat_loc_client, id_contrat_loc_agence, id_contrat_loc_vehicule, id_contrat_loc_accessoire) values ('2017/04/26', '2017/04/26', '2017/04/29', 1500.00, 233, 245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date" office:date-value="2017-04-27" calcext:value-type="date">
            <text:p>2017-04-27</text:p>
          </table:table-cell>
          <table:table-cell table:style-name="ce5" table:formula="of:=TEXT([.B185];&quot;aaaa/mm/jj&quot;)" office:value-type="string" office:string-value="2017/04/27" calcext:value-type="string">
            <text:p>2017/04/27</text:p>
          </table:table-cell>
          <table:table-cell table:style-name="ce4" office:value-type="date" office:date-value="2017-04-27" calcext:value-type="date">
            <text:p>2017-04-27</text:p>
          </table:table-cell>
          <table:table-cell table:style-name="ce5" table:formula="of:=TEXT([.D185];&quot;aaaa/mm/jj&quot;)" office:value-type="string" office:string-value="2017/04/27" calcext:value-type="string">
            <text:p>2017/04/27</text:p>
          </table:table-cell>
          <table:table-cell table:style-name="ce4" table:formula="of:=[.D185]+[.M185]" office:value-type="date" office:date-value="2017-05-06" calcext:value-type="date">
            <text:p>2017-05-06</text:p>
          </table:table-cell>
          <table:table-cell table:style-name="ce5" table:formula="of:=TEXT([.F185];&quot;aaaa/mm/jj&quot;)" office:value-type="string" office:string-value="2017/05/06" calcext:value-type="string">
            <text:p>2017/05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151;200)" office:value-type="float" office:value="194" calcext:value-type="float">
            <text:p>1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5];&quot;', '&quot;;[.E185];&quot;', '&quot;;[.G185];&quot;', &quot;;[.H185];&quot;, &quot;;[.I185];&quot;, &quot;;[.J185];&quot;, &quot;;[.K185];&quot;, &quot;;[.L185];&quot;);&quot;)" office:value-type="string" office:string-value="insert into contrat_loc (date_contrat, date_debut, date_fin, caution, id_contrat_loc_client, id_contrat_loc_agence, id_contrat_loc_vehicule, id_contrat_loc_accessoire) values ('2017/04/27', '2017/04/27', '2017/05/06', 1500.00, 57, 194, 2, 0);" calcext:value-type="string">
            <text:p>insert into contrat_loc (date_contrat, date_debut, date_fin, caution, id_contrat_loc_client, id_contrat_loc_agence, id_contrat_loc_vehicule, id_contrat_loc_accessoire) values ('2017/04/27', '2017/04/27', '2017/05/06', 1500.00, 57, 194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date" office:date-value="2017-04-29" calcext:value-type="date">
            <text:p>2017-04-29</text:p>
          </table:table-cell>
          <table:table-cell table:style-name="ce5" table:formula="of:=TEXT([.B186];&quot;aaaa/mm/jj&quot;)" office:value-type="string" office:string-value="2017/04/29" calcext:value-type="string">
            <text:p>2017/04/29</text:p>
          </table:table-cell>
          <table:table-cell table:style-name="ce4" office:value-type="date" office:date-value="2017-04-29" calcext:value-type="date">
            <text:p>2017-04-29</text:p>
          </table:table-cell>
          <table:table-cell table:style-name="ce5" table:formula="of:=TEXT([.D186];&quot;aaaa/mm/jj&quot;)" office:value-type="string" office:string-value="2017/04/29" calcext:value-type="string">
            <text:p>2017/04/29</text:p>
          </table:table-cell>
          <table:table-cell table:style-name="ce4" table:formula="of:=[.D186]+[.M186]" office:value-type="date" office:date-value="2017-05-10" calcext:value-type="date">
            <text:p>2017-05-10</text:p>
          </table:table-cell>
          <table:table-cell table:style-name="ce5" table:formula="of:=TEXT([.F186];&quot;aaaa/mm/jj&quot;)" office:value-type="string" office:string-value="2017/05/10" calcext:value-type="string">
            <text:p>2017/05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4" calcext:value-type="float">
            <text:p>164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6];&quot;', '&quot;;[.E186];&quot;', '&quot;;[.G186];&quot;', &quot;;[.H186];&quot;, &quot;;[.I186];&quot;, &quot;;[.J186];&quot;, &quot;;[.K186];&quot;, &quot;;[.L186];&quot;);&quot;)" office:value-type="string" office:string-value="insert into contrat_loc (date_contrat, date_debut, date_fin, caution, id_contrat_loc_client, id_contrat_loc_agence, id_contrat_loc_vehicule, id_contrat_loc_accessoire) values ('2017/04/29', '2017/04/29', '2017/05/10', 1500.00, 164, 206, 1, 1);" calcext:value-type="string">
            <text:p>insert into contrat_loc (date_contrat, date_debut, date_fin, caution, id_contrat_loc_client, id_contrat_loc_agence, id_contrat_loc_vehicule, id_contrat_loc_accessoire) values ('2017/04/29', '2017/04/29', '2017/05/10', 1500.00, 164, 206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B187];&quot;aaaa/mm/jj&quot;)" office:value-type="string" office:string-value="2017/04/30" calcext:value-type="string">
            <text:p>2017/04/30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D187];&quot;aaaa/mm/jj&quot;)" office:value-type="string" office:string-value="2017/04/30" calcext:value-type="string">
            <text:p>2017/04/30</text:p>
          </table:table-cell>
          <table:table-cell table:style-name="ce4" table:formula="of:=[.D187]+[.M187]" office:value-type="date" office:date-value="2017-05-06" calcext:value-type="date">
            <text:p>2017-05-06</text:p>
          </table:table-cell>
          <table:table-cell table:style-name="ce5" table:formula="of:=TEXT([.F187];&quot;aaaa/mm/jj&quot;)" office:value-type="string" office:string-value="2017/05/06" calcext:value-type="string">
            <text:p>2017/05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" calcext:value-type="float">
            <text:p>3</text:p>
          </table:table-cell>
          <table:table-cell table:style-name="ce7" table:formula="of:=RANDBETWEEN(151;200)" office:value-type="float" office:value="191" calcext:value-type="float">
            <text:p>19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7];&quot;', '&quot;;[.E187];&quot;', '&quot;;[.G187];&quot;', &quot;;[.H187];&quot;, &quot;;[.I187];&quot;, &quot;;[.J187];&quot;, &quot;;[.K187];&quot;, &quot;;[.L187];&quot;);&quot;)" office:value-type="string" office:string-value="insert into contrat_loc (date_contrat, date_debut, date_fin, caution, id_contrat_loc_client, id_contrat_loc_agence, id_contrat_loc_vehicule, id_contrat_loc_accessoire) values ('2017/04/30', '2017/04/30', '2017/05/06', 1500.00, 3, 191, 4, 1);" calcext:value-type="string">
            <text:p>insert into contrat_loc (date_contrat, date_debut, date_fin, caution, id_contrat_loc_client, id_contrat_loc_agence, id_contrat_loc_vehicule, id_contrat_loc_accessoire) values ('2017/04/30', '2017/04/30', '2017/05/06', 1500.00, 3, 191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B188];&quot;aaaa/mm/jj&quot;)" office:value-type="string" office:string-value="2017/04/30" calcext:value-type="string">
            <text:p>2017/04/30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D188];&quot;aaaa/mm/jj&quot;)" office:value-type="string" office:string-value="2017/04/30" calcext:value-type="string">
            <text:p>2017/04/30</text:p>
          </table:table-cell>
          <table:table-cell table:style-name="ce4" table:formula="of:=[.D188]+[.M188]" office:value-type="date" office:date-value="2017-05-13" calcext:value-type="date">
            <text:p>2017-05-13</text:p>
          </table:table-cell>
          <table:table-cell table:style-name="ce5" table:formula="of:=TEXT([.F188];&quot;aaaa/mm/jj&quot;)" office:value-type="string" office:string-value="2017/05/13" calcext:value-type="string">
            <text:p>2017/05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1" calcext:value-type="float">
            <text:p>121</text:p>
          </table:table-cell>
          <table:table-cell table:style-name="ce7" table:formula="of:=RANDBETWEEN(201;250)" office:value-type="float" office:value="225" calcext:value-type="float">
            <text:p>22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8];&quot;', '&quot;;[.E188];&quot;', '&quot;;[.G188];&quot;', &quot;;[.H188];&quot;, &quot;;[.I188];&quot;, &quot;;[.J188];&quot;, &quot;;[.K188];&quot;, &quot;;[.L188];&quot;);&quot;)" office:value-type="string" office:string-value="insert into contrat_loc (date_contrat, date_debut, date_fin, caution, id_contrat_loc_client, id_contrat_loc_agence, id_contrat_loc_vehicule, id_contrat_loc_accessoire) values ('2017/04/30', '2017/04/30', '2017/05/13', 1500.00, 121, 225, 1, 1);" calcext:value-type="string">
            <text:p>insert into contrat_loc (date_contrat, date_debut, date_fin, caution, id_contrat_loc_client, id_contrat_loc_agence, id_contrat_loc_vehicule, id_contrat_loc_accessoire) values ('2017/04/30', '2017/04/30', '2017/05/13', 1500.00, 121, 225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B189];&quot;aaaa/mm/jj&quot;)" office:value-type="string" office:string-value="2017/04/30" calcext:value-type="string">
            <text:p>2017/04/30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D189];&quot;aaaa/mm/jj&quot;)" office:value-type="string" office:string-value="2017/04/30" calcext:value-type="string">
            <text:p>2017/04/30</text:p>
          </table:table-cell>
          <table:table-cell table:style-name="ce4" table:formula="of:=[.D189]+[.M189]" office:value-type="date" office:date-value="2017-05-01" calcext:value-type="date">
            <text:p>2017-05-01</text:p>
          </table:table-cell>
          <table:table-cell table:style-name="ce5" table:formula="of:=TEXT([.F189];&quot;aaaa/mm/jj&quot;)" office:value-type="string" office:string-value="2017/05/01" calcext:value-type="string">
            <text:p>2017/05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151;200)" office:value-type="float" office:value="151" calcext:value-type="float">
            <text:p>15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89];&quot;', '&quot;;[.E189];&quot;', '&quot;;[.G189];&quot;', &quot;;[.H189];&quot;, &quot;;[.I189];&quot;, &quot;;[.J189];&quot;, &quot;;[.K189];&quot;, &quot;;[.L189];&quot;);&quot;)" office:value-type="string" office:string-value="insert into contrat_loc (date_contrat, date_debut, date_fin, caution, id_contrat_loc_client, id_contrat_loc_agence, id_contrat_loc_vehicule, id_contrat_loc_accessoire) values ('2017/04/30', '2017/04/30', '2017/05/01', 1500.00, 200, 151, 4, 7);" calcext:value-type="string">
            <text:p>insert into contrat_loc (date_contrat, date_debut, date_fin, caution, id_contrat_loc_client, id_contrat_loc_agence, id_contrat_loc_vehicule, id_contrat_loc_accessoire) values ('2017/04/30', '2017/04/30', '2017/05/01', 1500.00, 200, 151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date" office:date-value="2017-05-01" calcext:value-type="date">
            <text:p>2017-05-01</text:p>
          </table:table-cell>
          <table:table-cell table:style-name="ce5" table:formula="of:=TEXT([.B190];&quot;aaaa/mm/jj&quot;)" office:value-type="string" office:string-value="2017/05/01" calcext:value-type="string">
            <text:p>2017/05/01</text:p>
          </table:table-cell>
          <table:table-cell table:style-name="ce4" office:value-type="date" office:date-value="2017-05-01" calcext:value-type="date">
            <text:p>2017-05-01</text:p>
          </table:table-cell>
          <table:table-cell table:style-name="ce5" table:formula="of:=TEXT([.D190];&quot;aaaa/mm/jj&quot;)" office:value-type="string" office:string-value="2017/05/01" calcext:value-type="string">
            <text:p>2017/05/01</text:p>
          </table:table-cell>
          <table:table-cell table:style-name="ce4" table:formula="of:=[.D190]+[.M190]" office:value-type="date" office:date-value="2017-05-13" calcext:value-type="date">
            <text:p>2017-05-13</text:p>
          </table:table-cell>
          <table:table-cell table:style-name="ce5" table:formula="of:=TEXT([.F190];&quot;aaaa/mm/jj&quot;)" office:value-type="string" office:string-value="2017/05/13" calcext:value-type="string">
            <text:p>2017/05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0];&quot;', '&quot;;[.E190];&quot;', '&quot;;[.G190];&quot;', &quot;;[.H190];&quot;, &quot;;[.I190];&quot;, &quot;;[.J190];&quot;, &quot;;[.K190];&quot;, &quot;;[.L190];&quot;);&quot;)" office:value-type="string" office:string-value="insert into contrat_loc (date_contrat, date_debut, date_fin, caution, id_contrat_loc_client, id_contrat_loc_agence, id_contrat_loc_vehicule, id_contrat_loc_accessoire) values ('2017/05/01', '2017/05/01', '2017/05/13', 1500.00, 146, 24, 4, 7);" calcext:value-type="string">
            <text:p>insert into contrat_loc (date_contrat, date_debut, date_fin, caution, id_contrat_loc_client, id_contrat_loc_agence, id_contrat_loc_vehicule, id_contrat_loc_accessoire) values ('2017/05/01', '2017/05/01', '2017/05/13', 1500.00, 146, 24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date" office:date-value="2017-05-02" calcext:value-type="date">
            <text:p>2017-05-02</text:p>
          </table:table-cell>
          <table:table-cell table:style-name="ce5" table:formula="of:=TEXT([.B191];&quot;aaaa/mm/jj&quot;)" office:value-type="string" office:string-value="2017/05/02" calcext:value-type="string">
            <text:p>2017/05/02</text:p>
          </table:table-cell>
          <table:table-cell table:style-name="ce4" office:value-type="date" office:date-value="2017-05-02" calcext:value-type="date">
            <text:p>2017-05-02</text:p>
          </table:table-cell>
          <table:table-cell table:style-name="ce5" table:formula="of:=TEXT([.D191];&quot;aaaa/mm/jj&quot;)" office:value-type="string" office:string-value="2017/05/02" calcext:value-type="string">
            <text:p>2017/05/02</text:p>
          </table:table-cell>
          <table:table-cell table:style-name="ce4" table:formula="of:=[.D191]+[.M191]" office:value-type="date" office:date-value="2017-05-13" calcext:value-type="date">
            <text:p>2017-05-13</text:p>
          </table:table-cell>
          <table:table-cell table:style-name="ce5" table:formula="of:=TEXT([.F191];&quot;aaaa/mm/jj&quot;)" office:value-type="string" office:string-value="2017/05/13" calcext:value-type="string">
            <text:p>2017/05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9" calcext:value-type="float">
            <text:p>109</text:p>
          </table:table-cell>
          <table:table-cell table:style-name="ce7" table:formula="of:=RANDBETWEEN(151;200)" office:value-type="float" office:value="181" calcext:value-type="float">
            <text:p>18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1];&quot;', '&quot;;[.E191];&quot;', '&quot;;[.G191];&quot;', &quot;;[.H191];&quot;, &quot;;[.I191];&quot;, &quot;;[.J191];&quot;, &quot;;[.K191];&quot;, &quot;;[.L191];&quot;);&quot;)" office:value-type="string" office:string-value="insert into contrat_loc (date_contrat, date_debut, date_fin, caution, id_contrat_loc_client, id_contrat_loc_agence, id_contrat_loc_vehicule, id_contrat_loc_accessoire) values ('2017/05/02', '2017/05/02', '2017/05/13', 1500.00, 109, 181, 3, 0);" calcext:value-type="string">
            <text:p>insert into contrat_loc (date_contrat, date_debut, date_fin, caution, id_contrat_loc_client, id_contrat_loc_agence, id_contrat_loc_vehicule, id_contrat_loc_accessoire) values ('2017/05/02', '2017/05/02', '2017/05/13', 1500.00, 109, 181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date" office:date-value="2017-05-03" calcext:value-type="date">
            <text:p>2017-05-03</text:p>
          </table:table-cell>
          <table:table-cell table:style-name="ce5" table:formula="of:=TEXT([.B192];&quot;aaaa/mm/jj&quot;)" office:value-type="string" office:string-value="2017/05/03" calcext:value-type="string">
            <text:p>2017/05/03</text:p>
          </table:table-cell>
          <table:table-cell table:style-name="ce4" office:value-type="date" office:date-value="2017-05-03" calcext:value-type="date">
            <text:p>2017-05-03</text:p>
          </table:table-cell>
          <table:table-cell table:style-name="ce5" table:formula="of:=TEXT([.D192];&quot;aaaa/mm/jj&quot;)" office:value-type="string" office:string-value="2017/05/03" calcext:value-type="string">
            <text:p>2017/05/03</text:p>
          </table:table-cell>
          <table:table-cell table:style-name="ce4" table:formula="of:=[.D192]+[.M192]" office:value-type="date" office:date-value="2017-05-17" calcext:value-type="date">
            <text:p>2017-05-17</text:p>
          </table:table-cell>
          <table:table-cell table:style-name="ce5" table:formula="of:=TEXT([.F192];&quot;aaaa/mm/jj&quot;)" office:value-type="string" office:string-value="2017/05/17" calcext:value-type="string">
            <text:p>2017/05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0" calcext:value-type="float">
            <text:p>230</text:p>
          </table:table-cell>
          <table:table-cell table:style-name="ce7" table:formula="of:=RANDBETWEEN(1;50)" office:value-type="float" office:value="25" calcext:value-type="float">
            <text:p>2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2];&quot;', '&quot;;[.E192];&quot;', '&quot;;[.G192];&quot;', &quot;;[.H192];&quot;, &quot;;[.I192];&quot;, &quot;;[.J192];&quot;, &quot;;[.K192];&quot;, &quot;;[.L192];&quot;);&quot;)" office:value-type="string" office:string-value="insert into contrat_loc (date_contrat, date_debut, date_fin, caution, id_contrat_loc_client, id_contrat_loc_agence, id_contrat_loc_vehicule, id_contrat_loc_accessoire) values ('2017/05/03', '2017/05/03', '2017/05/17', 1500.00, 230, 25, 4, 6);" calcext:value-type="string">
            <text:p>insert into contrat_loc (date_contrat, date_debut, date_fin, caution, id_contrat_loc_client, id_contrat_loc_agence, id_contrat_loc_vehicule, id_contrat_loc_accessoire) values ('2017/05/03', '2017/05/03', '2017/05/17', 1500.00, 230, 25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date" office:date-value="2017-05-05" calcext:value-type="date">
            <text:p>2017-05-05</text:p>
          </table:table-cell>
          <table:table-cell table:style-name="ce5" table:formula="of:=TEXT([.B193];&quot;aaaa/mm/jj&quot;)" office:value-type="string" office:string-value="2017/05/05" calcext:value-type="string">
            <text:p>2017/05/05</text:p>
          </table:table-cell>
          <table:table-cell table:style-name="ce4" office:value-type="date" office:date-value="2017-05-05" calcext:value-type="date">
            <text:p>2017-05-05</text:p>
          </table:table-cell>
          <table:table-cell table:style-name="ce5" table:formula="of:=TEXT([.D193];&quot;aaaa/mm/jj&quot;)" office:value-type="string" office:string-value="2017/05/05" calcext:value-type="string">
            <text:p>2017/05/05</text:p>
          </table:table-cell>
          <table:table-cell table:style-name="ce4" table:formula="of:=[.D193]+[.M193]" office:value-type="date" office:date-value="2017-05-10" calcext:value-type="date">
            <text:p>2017-05-10</text:p>
          </table:table-cell>
          <table:table-cell table:style-name="ce5" table:formula="of:=TEXT([.F193];&quot;aaaa/mm/jj&quot;)" office:value-type="string" office:string-value="2017/05/10" calcext:value-type="string">
            <text:p>2017/05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1" calcext:value-type="float">
            <text:p>211</text:p>
          </table:table-cell>
          <table:table-cell table:style-name="ce7" table:formula="of:=RANDBETWEEN(51;100)" office:value-type="float" office:value="58" calcext:value-type="float">
            <text:p>5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3];&quot;', '&quot;;[.E193];&quot;', '&quot;;[.G193];&quot;', &quot;;[.H193];&quot;, &quot;;[.I193];&quot;, &quot;;[.J193];&quot;, &quot;;[.K193];&quot;, &quot;;[.L193];&quot;);&quot;)" office:value-type="string" office:string-value="insert into contrat_loc (date_contrat, date_debut, date_fin, caution, id_contrat_loc_client, id_contrat_loc_agence, id_contrat_loc_vehicule, id_contrat_loc_accessoire) values ('2017/05/05', '2017/05/05', '2017/05/10', 1500.00, 211, 58, 1, 0);" calcext:value-type="string">
            <text:p>insert into contrat_loc (date_contrat, date_debut, date_fin, caution, id_contrat_loc_client, id_contrat_loc_agence, id_contrat_loc_vehicule, id_contrat_loc_accessoire) values ('2017/05/05', '2017/05/05', '2017/05/10', 1500.00, 211, 58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B194];&quot;aaaa/mm/jj&quot;)" office:value-type="string" office:string-value="2017/05/06" calcext:value-type="string">
            <text:p>2017/05/06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D194];&quot;aaaa/mm/jj&quot;)" office:value-type="string" office:string-value="2017/05/06" calcext:value-type="string">
            <text:p>2017/05/06</text:p>
          </table:table-cell>
          <table:table-cell table:style-name="ce4" table:formula="of:=[.D194]+[.M194]" office:value-type="date" office:date-value="2017-05-15" calcext:value-type="date">
            <text:p>2017-05-15</text:p>
          </table:table-cell>
          <table:table-cell table:style-name="ce5" table:formula="of:=TEXT([.F194];&quot;aaaa/mm/jj&quot;)" office:value-type="string" office:string-value="2017/05/15" calcext:value-type="string">
            <text:p>2017/05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4" calcext:value-type="float">
            <text:p>94</text:p>
          </table:table-cell>
          <table:table-cell table:style-name="ce7" table:formula="of:=RANDBETWEEN(201;250)" office:value-type="float" office:value="237" calcext:value-type="float">
            <text:p>2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4];&quot;', '&quot;;[.E194];&quot;', '&quot;;[.G194];&quot;', &quot;;[.H194];&quot;, &quot;;[.I194];&quot;, &quot;;[.J194];&quot;, &quot;;[.K194];&quot;, &quot;;[.L194];&quot;);&quot;)" office:value-type="string" office:string-value="insert into contrat_loc (date_contrat, date_debut, date_fin, caution, id_contrat_loc_client, id_contrat_loc_agence, id_contrat_loc_vehicule, id_contrat_loc_accessoire) values ('2017/05/06', '2017/05/06', '2017/05/15', 1500.00, 94, 237, 3, 0);" calcext:value-type="string">
            <text:p>insert into contrat_loc (date_contrat, date_debut, date_fin, caution, id_contrat_loc_client, id_contrat_loc_agence, id_contrat_loc_vehicule, id_contrat_loc_accessoire) values ('2017/05/06', '2017/05/06', '2017/05/15', 1500.00, 94, 237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B195];&quot;aaaa/mm/jj&quot;)" office:value-type="string" office:string-value="2017/05/06" calcext:value-type="string">
            <text:p>2017/05/06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D195];&quot;aaaa/mm/jj&quot;)" office:value-type="string" office:string-value="2017/05/06" calcext:value-type="string">
            <text:p>2017/05/06</text:p>
          </table:table-cell>
          <table:table-cell table:style-name="ce4" table:formula="of:=[.D195]+[.M195]" office:value-type="date" office:date-value="2017-05-11" calcext:value-type="date">
            <text:p>2017-05-11</text:p>
          </table:table-cell>
          <table:table-cell table:style-name="ce5" table:formula="of:=TEXT([.F195];&quot;aaaa/mm/jj&quot;)" office:value-type="string" office:string-value="2017/05/11" calcext:value-type="string">
            <text:p>2017/05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101;150)" office:value-type="float" office:value="105" calcext:value-type="float">
            <text:p>10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5];&quot;', '&quot;;[.E195];&quot;', '&quot;;[.G195];&quot;', &quot;;[.H195];&quot;, &quot;;[.I195];&quot;, &quot;;[.J195];&quot;, &quot;;[.K195];&quot;, &quot;;[.L195];&quot;);&quot;)" office:value-type="string" office:string-value="insert into contrat_loc (date_contrat, date_debut, date_fin, caution, id_contrat_loc_client, id_contrat_loc_agence, id_contrat_loc_vehicule, id_contrat_loc_accessoire) values ('2017/05/06', '2017/05/06', '2017/05/11', 1500.00, 141, 105, 1, 0);" calcext:value-type="string">
            <text:p>insert into contrat_loc (date_contrat, date_debut, date_fin, caution, id_contrat_loc_client, id_contrat_loc_agence, id_contrat_loc_vehicule, id_contrat_loc_accessoire) values ('2017/05/06', '2017/05/06', '2017/05/11', 1500.00, 141, 105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B196];&quot;aaaa/mm/jj&quot;)" office:value-type="string" office:string-value="2017/05/06" calcext:value-type="string">
            <text:p>2017/05/06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D196];&quot;aaaa/mm/jj&quot;)" office:value-type="string" office:string-value="2017/05/06" calcext:value-type="string">
            <text:p>2017/05/06</text:p>
          </table:table-cell>
          <table:table-cell table:style-name="ce4" table:formula="of:=[.D196]+[.M196]" office:value-type="date" office:date-value="2017-05-10" calcext:value-type="date">
            <text:p>2017-05-10</text:p>
          </table:table-cell>
          <table:table-cell table:style-name="ce5" table:formula="of:=TEXT([.F196];&quot;aaaa/mm/jj&quot;)" office:value-type="string" office:string-value="2017/05/10" calcext:value-type="string">
            <text:p>2017/05/1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6];&quot;', '&quot;;[.E196];&quot;', '&quot;;[.G196];&quot;', &quot;;[.H196];&quot;, &quot;;[.I196];&quot;, &quot;;[.J196];&quot;, &quot;;[.K196];&quot;, &quot;;[.L196];&quot;);&quot;)" office:value-type="string" office:string-value="insert into contrat_loc (date_contrat, date_debut, date_fin, caution, id_contrat_loc_client, id_contrat_loc_agence, id_contrat_loc_vehicule, id_contrat_loc_accessoire) values ('2017/05/06', '2017/05/06', '2017/05/10', 1500.00, 121, 241, 4, 4);" calcext:value-type="string">
            <text:p>insert into contrat_loc (date_contrat, date_debut, date_fin, caution, id_contrat_loc_client, id_contrat_loc_agence, id_contrat_loc_vehicule, id_contrat_loc_accessoire) values ('2017/05/06', '2017/05/06', '2017/05/10', 1500.00, 121, 241, 4, 4);</text:p>
          </table:table-cell>
          <table:table-cell table:number-columns-repeated="100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B197];&quot;aaaa/mm/jj&quot;)" office:value-type="string" office:string-value="2017/05/07" calcext:value-type="string">
            <text:p>2017/05/07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D197];&quot;aaaa/mm/jj&quot;)" office:value-type="string" office:string-value="2017/05/07" calcext:value-type="string">
            <text:p>2017/05/07</text:p>
          </table:table-cell>
          <table:table-cell table:style-name="ce4" table:formula="of:=[.D197]+[.M197]" office:value-type="date" office:date-value="2017-05-12" calcext:value-type="date">
            <text:p>2017-05-12</text:p>
          </table:table-cell>
          <table:table-cell table:style-name="ce5" table:formula="of:=TEXT([.F197];&quot;aaaa/mm/jj&quot;)" office:value-type="string" office:string-value="2017/05/12" calcext:value-type="string">
            <text:p>2017/05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7" calcext:value-type="float">
            <text:p>147</text:p>
          </table:table-cell>
          <table:table-cell table:style-name="ce7" table:formula="of:=RANDBETWEEN(201;250)" office:value-type="float" office:value="210" calcext:value-type="float">
            <text:p>21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7];&quot;', '&quot;;[.E197];&quot;', '&quot;;[.G197];&quot;', &quot;;[.H197];&quot;, &quot;;[.I197];&quot;, &quot;;[.J197];&quot;, &quot;;[.K197];&quot;, &quot;;[.L197];&quot;);&quot;)" office:value-type="string" office:string-value="insert into contrat_loc (date_contrat, date_debut, date_fin, caution, id_contrat_loc_client, id_contrat_loc_agence, id_contrat_loc_vehicule, id_contrat_loc_accessoire) values ('2017/05/07', '2017/05/07', '2017/05/12', 1500.00, 147, 210, 4, 1);" calcext:value-type="string">
            <text:p>insert into contrat_loc (date_contrat, date_debut, date_fin, caution, id_contrat_loc_client, id_contrat_loc_agence, id_contrat_loc_vehicule, id_contrat_loc_accessoire) values ('2017/05/07', '2017/05/07', '2017/05/12', 1500.00, 147, 210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B198];&quot;aaaa/mm/jj&quot;)" office:value-type="string" office:string-value="2017/05/07" calcext:value-type="string">
            <text:p>2017/05/07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D198];&quot;aaaa/mm/jj&quot;)" office:value-type="string" office:string-value="2017/05/07" calcext:value-type="string">
            <text:p>2017/05/07</text:p>
          </table:table-cell>
          <table:table-cell table:style-name="ce4" table:formula="of:=[.D198]+[.M198]" office:value-type="date" office:date-value="2017-05-12" calcext:value-type="date">
            <text:p>2017-05-12</text:p>
          </table:table-cell>
          <table:table-cell table:style-name="ce5" table:formula="of:=TEXT([.F198];&quot;aaaa/mm/jj&quot;)" office:value-type="string" office:string-value="2017/05/12" calcext:value-type="string">
            <text:p>2017/05/1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35" calcext:value-type="float">
            <text:p>135</text:p>
          </table:table-cell>
          <table:table-cell table:style-name="ce7" table:formula="of:=RANDBETWEEN(151;200)" office:value-type="float" office:value="174" calcext:value-type="float">
            <text:p>17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8];&quot;', '&quot;;[.E198];&quot;', '&quot;;[.G198];&quot;', &quot;;[.H198];&quot;, &quot;;[.I198];&quot;, &quot;;[.J198];&quot;, &quot;;[.K198];&quot;, &quot;;[.L198];&quot;);&quot;)" office:value-type="string" office:string-value="insert into contrat_loc (date_contrat, date_debut, date_fin, caution, id_contrat_loc_client, id_contrat_loc_agence, id_contrat_loc_vehicule, id_contrat_loc_accessoire) values ('2017/05/07', '2017/05/07', '2017/05/12', 1500.00, 135, 174, 2, 1);" calcext:value-type="string">
            <text:p>insert into contrat_loc (date_contrat, date_debut, date_fin, caution, id_contrat_loc_client, id_contrat_loc_agence, id_contrat_loc_vehicule, id_contrat_loc_accessoire) values ('2017/05/07', '2017/05/07', '2017/05/12', 1500.00, 135, 174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B199];&quot;aaaa/mm/jj&quot;)" office:value-type="string" office:string-value="2017/05/08" calcext:value-type="string">
            <text:p>2017/05/08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D199];&quot;aaaa/mm/jj&quot;)" office:value-type="string" office:string-value="2017/05/08" calcext:value-type="string">
            <text:p>2017/05/08</text:p>
          </table:table-cell>
          <table:table-cell table:style-name="ce4" table:formula="of:=[.D199]+[.M199]" office:value-type="date" office:date-value="2017-05-21" calcext:value-type="date">
            <text:p>2017-05-21</text:p>
          </table:table-cell>
          <table:table-cell table:style-name="ce5" table:formula="of:=TEXT([.F199];&quot;aaaa/mm/jj&quot;)" office:value-type="string" office:string-value="2017/05/21" calcext:value-type="string">
            <text:p>2017/05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0" calcext:value-type="float">
            <text:p>120</text:p>
          </table:table-cell>
          <table:table-cell table:style-name="ce7" table:formula="of:=RANDBETWEEN(101;150)" office:value-type="float" office:value="105" calcext:value-type="float">
            <text:p>10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199];&quot;', '&quot;;[.E199];&quot;', '&quot;;[.G199];&quot;', &quot;;[.H199];&quot;, &quot;;[.I199];&quot;, &quot;;[.J199];&quot;, &quot;;[.K199];&quot;, &quot;;[.L199];&quot;);&quot;)" office:value-type="string" office:string-value="insert into contrat_loc (date_contrat, date_debut, date_fin, caution, id_contrat_loc_client, id_contrat_loc_agence, id_contrat_loc_vehicule, id_contrat_loc_accessoire) values ('2017/05/08', '2017/05/08', '2017/05/21', 1500.00, 120, 105, 1, 6);" calcext:value-type="string">
            <text:p>insert into contrat_loc (date_contrat, date_debut, date_fin, caution, id_contrat_loc_client, id_contrat_loc_agence, id_contrat_loc_vehicule, id_contrat_loc_accessoire) values ('2017/05/08', '2017/05/08', '2017/05/21', 1500.00, 120, 105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B200];&quot;aaaa/mm/jj&quot;)" office:value-type="string" office:string-value="2017/05/08" calcext:value-type="string">
            <text:p>2017/05/08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D200];&quot;aaaa/mm/jj&quot;)" office:value-type="string" office:string-value="2017/05/08" calcext:value-type="string">
            <text:p>2017/05/08</text:p>
          </table:table-cell>
          <table:table-cell table:style-name="ce4" table:formula="of:=[.D200]+[.M200]" office:value-type="date" office:date-value="2017-05-20" calcext:value-type="date">
            <text:p>2017-05-20</text:p>
          </table:table-cell>
          <table:table-cell table:style-name="ce5" table:formula="of:=TEXT([.F200];&quot;aaaa/mm/jj&quot;)" office:value-type="string" office:string-value="2017/05/20" calcext:value-type="string">
            <text:p>2017/05/2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72" calcext:value-type="float">
            <text:p>172</text:p>
          </table:table-cell>
          <table:table-cell table:style-name="ce7" table:formula="of:=RANDBETWEEN(201;250)" office:value-type="float" office:value="249" calcext:value-type="float">
            <text:p>24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0];&quot;', '&quot;;[.E200];&quot;', '&quot;;[.G200];&quot;', &quot;;[.H200];&quot;, &quot;;[.I200];&quot;, &quot;;[.J200];&quot;, &quot;;[.K200];&quot;, &quot;;[.L200];&quot;);&quot;)" office:value-type="string" office:string-value="insert into contrat_loc (date_contrat, date_debut, date_fin, caution, id_contrat_loc_client, id_contrat_loc_agence, id_contrat_loc_vehicule, id_contrat_loc_accessoire) values ('2017/05/08', '2017/05/08', '2017/05/20', 1500.00, 172, 249, 5, 3);" calcext:value-type="string">
            <text:p>insert into contrat_loc (date_contrat, date_debut, date_fin, caution, id_contrat_loc_client, id_contrat_loc_agence, id_contrat_loc_vehicule, id_contrat_loc_accessoire) values ('2017/05/08', '2017/05/08', '2017/05/20', 1500.00, 172, 249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B201];&quot;aaaa/mm/jj&quot;)" office:value-type="string" office:string-value="2017/05/09" calcext:value-type="string">
            <text:p>2017/05/09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D201];&quot;aaaa/mm/jj&quot;)" office:value-type="string" office:string-value="2017/05/09" calcext:value-type="string">
            <text:p>2017/05/09</text:p>
          </table:table-cell>
          <table:table-cell table:style-name="ce4" table:formula="of:=[.D201]+[.M201]" office:value-type="date" office:date-value="2017-05-14" calcext:value-type="date">
            <text:p>2017-05-14</text:p>
          </table:table-cell>
          <table:table-cell table:style-name="ce5" table:formula="of:=TEXT([.F201];&quot;aaaa/mm/jj&quot;)" office:value-type="string" office:string-value="2017/05/14" calcext:value-type="string">
            <text:p>2017/05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1];&quot;', '&quot;;[.E201];&quot;', '&quot;;[.G201];&quot;', &quot;;[.H201];&quot;, &quot;;[.I201];&quot;, &quot;;[.J201];&quot;, &quot;;[.K201];&quot;, &quot;;[.L201];&quot;);&quot;)" office:value-type="string" office:string-value="insert into contrat_loc (date_contrat, date_debut, date_fin, caution, id_contrat_loc_client, id_contrat_loc_agence, id_contrat_loc_vehicule, id_contrat_loc_accessoire) values ('2017/05/09', '2017/05/09', '2017/05/14', 1500.00, 128, 87, 3, 5);" calcext:value-type="string">
            <text:p>insert into contrat_loc (date_contrat, date_debut, date_fin, caution, id_contrat_loc_client, id_contrat_loc_agence, id_contrat_loc_vehicule, id_contrat_loc_accessoire) values ('2017/05/09', '2017/05/09', '2017/05/14', 1500.00, 128, 87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B202];&quot;aaaa/mm/jj&quot;)" office:value-type="string" office:string-value="2017/05/09" calcext:value-type="string">
            <text:p>2017/05/09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D202];&quot;aaaa/mm/jj&quot;)" office:value-type="string" office:string-value="2017/05/09" calcext:value-type="string">
            <text:p>2017/05/09</text:p>
          </table:table-cell>
          <table:table-cell table:style-name="ce4" table:formula="of:=[.D202]+[.M202]" office:value-type="date" office:date-value="2017-05-18" calcext:value-type="date">
            <text:p>2017-05-18</text:p>
          </table:table-cell>
          <table:table-cell table:style-name="ce5" table:formula="of:=TEXT([.F202];&quot;aaaa/mm/jj&quot;)" office:value-type="string" office:string-value="2017/05/18" calcext:value-type="string">
            <text:p>2017/05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2" calcext:value-type="float">
            <text:p>212</text:p>
          </table:table-cell>
          <table:table-cell table:style-name="ce7" table:formula="of:=RANDBETWEEN(201;250)" office:value-type="float" office:value="211" calcext:value-type="float">
            <text:p>2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2];&quot;', '&quot;;[.E202];&quot;', '&quot;;[.G202];&quot;', &quot;;[.H202];&quot;, &quot;;[.I202];&quot;, &quot;;[.J202];&quot;, &quot;;[.K202];&quot;, &quot;;[.L202];&quot;);&quot;)" office:value-type="string" office:string-value="insert into contrat_loc (date_contrat, date_debut, date_fin, caution, id_contrat_loc_client, id_contrat_loc_agence, id_contrat_loc_vehicule, id_contrat_loc_accessoire) values ('2017/05/09', '2017/05/09', '2017/05/18', 1500.00, 212, 211, 3, 6);" calcext:value-type="string">
            <text:p>insert into contrat_loc (date_contrat, date_debut, date_fin, caution, id_contrat_loc_client, id_contrat_loc_agence, id_contrat_loc_vehicule, id_contrat_loc_accessoire) values ('2017/05/09', '2017/05/09', '2017/05/18', 1500.00, 212, 211, 3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B203];&quot;aaaa/mm/jj&quot;)" office:value-type="string" office:string-value="2017/05/09" calcext:value-type="string">
            <text:p>2017/05/09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D203];&quot;aaaa/mm/jj&quot;)" office:value-type="string" office:string-value="2017/05/09" calcext:value-type="string">
            <text:p>2017/05/09</text:p>
          </table:table-cell>
          <table:table-cell table:style-name="ce4" table:formula="of:=[.D203]+[.M203]" office:value-type="date" office:date-value="2017-05-16" calcext:value-type="date">
            <text:p>2017-05-16</text:p>
          </table:table-cell>
          <table:table-cell table:style-name="ce5" table:formula="of:=TEXT([.F203];&quot;aaaa/mm/jj&quot;)" office:value-type="string" office:string-value="2017/05/16" calcext:value-type="string">
            <text:p>2017/05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7" calcext:value-type="float">
            <text:p>87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3];&quot;', '&quot;;[.E203];&quot;', '&quot;;[.G203];&quot;', &quot;;[.H203];&quot;, &quot;;[.I203];&quot;, &quot;;[.J203];&quot;, &quot;;[.K203];&quot;, &quot;;[.L203];&quot;);&quot;)" office:value-type="string" office:string-value="insert into contrat_loc (date_contrat, date_debut, date_fin, caution, id_contrat_loc_client, id_contrat_loc_agence, id_contrat_loc_vehicule, id_contrat_loc_accessoire) values ('2017/05/09', '2017/05/09', '2017/05/16', 1500.00, 87, 69, 4, 1);" calcext:value-type="string">
            <text:p>insert into contrat_loc (date_contrat, date_debut, date_fin, caution, id_contrat_loc_client, id_contrat_loc_agence, id_contrat_loc_vehicule, id_contrat_loc_accessoire) values ('2017/05/09', '2017/05/09', '2017/05/16', 1500.00, 87, 69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date" office:date-value="2017-05-10" calcext:value-type="date">
            <text:p>2017-05-10</text:p>
          </table:table-cell>
          <table:table-cell table:style-name="ce5" table:formula="of:=TEXT([.B204];&quot;aaaa/mm/jj&quot;)" office:value-type="string" office:string-value="2017/05/10" calcext:value-type="string">
            <text:p>2017/05/10</text:p>
          </table:table-cell>
          <table:table-cell table:style-name="ce4" office:value-type="date" office:date-value="2017-05-10" calcext:value-type="date">
            <text:p>2017-05-10</text:p>
          </table:table-cell>
          <table:table-cell table:style-name="ce5" table:formula="of:=TEXT([.D204];&quot;aaaa/mm/jj&quot;)" office:value-type="string" office:string-value="2017/05/10" calcext:value-type="string">
            <text:p>2017/05/10</text:p>
          </table:table-cell>
          <table:table-cell table:style-name="ce4" table:formula="of:=[.D204]+[.M204]" office:value-type="date" office:date-value="2017-05-13" calcext:value-type="date">
            <text:p>2017-05-13</text:p>
          </table:table-cell>
          <table:table-cell table:style-name="ce5" table:formula="of:=TEXT([.F204];&quot;aaaa/mm/jj&quot;)" office:value-type="string" office:string-value="2017/05/13" calcext:value-type="string">
            <text:p>2017/05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" calcext:value-type="float">
            <text:p>5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4];&quot;', '&quot;;[.E204];&quot;', '&quot;;[.G204];&quot;', &quot;;[.H204];&quot;, &quot;;[.I204];&quot;, &quot;;[.J204];&quot;, &quot;;[.K204];&quot;, &quot;;[.L204];&quot;);&quot;)" office:value-type="string" office:string-value="insert into contrat_loc (date_contrat, date_debut, date_fin, caution, id_contrat_loc_client, id_contrat_loc_agence, id_contrat_loc_vehicule, id_contrat_loc_accessoire) values ('2017/05/10', '2017/05/10', '2017/05/13', 1500.00, 5, 248, 5, 0);" calcext:value-type="string">
            <text:p>insert into contrat_loc (date_contrat, date_debut, date_fin, caution, id_contrat_loc_client, id_contrat_loc_agence, id_contrat_loc_vehicule, id_contrat_loc_accessoire) values ('2017/05/10', '2017/05/10', '2017/05/13', 1500.00, 5, 248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date" office:date-value="2017-05-11" calcext:value-type="date">
            <text:p>2017-05-11</text:p>
          </table:table-cell>
          <table:table-cell table:style-name="ce5" table:formula="of:=TEXT([.B205];&quot;aaaa/mm/jj&quot;)" office:value-type="string" office:string-value="2017/05/11" calcext:value-type="string">
            <text:p>2017/05/11</text:p>
          </table:table-cell>
          <table:table-cell table:style-name="ce4" office:value-type="date" office:date-value="2017-05-11" calcext:value-type="date">
            <text:p>2017-05-11</text:p>
          </table:table-cell>
          <table:table-cell table:style-name="ce5" table:formula="of:=TEXT([.D205];&quot;aaaa/mm/jj&quot;)" office:value-type="string" office:string-value="2017/05/11" calcext:value-type="string">
            <text:p>2017/05/11</text:p>
          </table:table-cell>
          <table:table-cell table:style-name="ce4" table:formula="of:=[.D205]+[.M205]" office:value-type="date" office:date-value="2017-05-24" calcext:value-type="date">
            <text:p>2017-05-24</text:p>
          </table:table-cell>
          <table:table-cell table:style-name="ce5" table:formula="of:=TEXT([.F205];&quot;aaaa/mm/jj&quot;)" office:value-type="string" office:string-value="2017/05/24" calcext:value-type="string">
            <text:p>2017/05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5];&quot;', '&quot;;[.E205];&quot;', '&quot;;[.G205];&quot;', &quot;;[.H205];&quot;, &quot;;[.I205];&quot;, &quot;;[.J205];&quot;, &quot;;[.K205];&quot;, &quot;;[.L205];&quot;);&quot;)" office:value-type="string" office:string-value="insert into contrat_loc (date_contrat, date_debut, date_fin, caution, id_contrat_loc_client, id_contrat_loc_agence, id_contrat_loc_vehicule, id_contrat_loc_accessoire) values ('2017/05/11', '2017/05/11', '2017/05/24', 1500.00, 57, 49, 4, 1);" calcext:value-type="string">
            <text:p>insert into contrat_loc (date_contrat, date_debut, date_fin, caution, id_contrat_loc_client, id_contrat_loc_agence, id_contrat_loc_vehicule, id_contrat_loc_accessoire) values ('2017/05/11', '2017/05/11', '2017/05/24', 1500.00, 57, 49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date" office:date-value="2017-05-12" calcext:value-type="date">
            <text:p>2017-05-12</text:p>
          </table:table-cell>
          <table:table-cell table:style-name="ce5" table:formula="of:=TEXT([.B206];&quot;aaaa/mm/jj&quot;)" office:value-type="string" office:string-value="2017/05/12" calcext:value-type="string">
            <text:p>2017/05/12</text:p>
          </table:table-cell>
          <table:table-cell table:style-name="ce4" office:value-type="date" office:date-value="2017-05-12" calcext:value-type="date">
            <text:p>2017-05-12</text:p>
          </table:table-cell>
          <table:table-cell table:style-name="ce5" table:formula="of:=TEXT([.D206];&quot;aaaa/mm/jj&quot;)" office:value-type="string" office:string-value="2017/05/12" calcext:value-type="string">
            <text:p>2017/05/12</text:p>
          </table:table-cell>
          <table:table-cell table:style-name="ce4" table:formula="of:=[.D206]+[.M206]" office:value-type="date" office:date-value="2017-05-27" calcext:value-type="date">
            <text:p>2017-05-27</text:p>
          </table:table-cell>
          <table:table-cell table:style-name="ce5" table:formula="of:=TEXT([.F206];&quot;aaaa/mm/jj&quot;)" office:value-type="string" office:string-value="2017/05/27" calcext:value-type="string">
            <text:p>2017/05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" calcext:value-type="float">
            <text:p>19</text:p>
          </table:table-cell>
          <table:table-cell table:style-name="ce7" table:formula="of:=RANDBETWEEN(51;100)" office:value-type="float" office:value="58" calcext:value-type="float">
            <text:p>5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6];&quot;', '&quot;;[.E206];&quot;', '&quot;;[.G206];&quot;', &quot;;[.H206];&quot;, &quot;;[.I206];&quot;, &quot;;[.J206];&quot;, &quot;;[.K206];&quot;, &quot;;[.L206];&quot;);&quot;)" office:value-type="string" office:string-value="insert into contrat_loc (date_contrat, date_debut, date_fin, caution, id_contrat_loc_client, id_contrat_loc_agence, id_contrat_loc_vehicule, id_contrat_loc_accessoire) values ('2017/05/12', '2017/05/12', '2017/05/27', 1500.00, 19, 58, 2, 7);" calcext:value-type="string">
            <text:p>insert into contrat_loc (date_contrat, date_debut, date_fin, caution, id_contrat_loc_client, id_contrat_loc_agence, id_contrat_loc_vehicule, id_contrat_loc_accessoire) values ('2017/05/12', '2017/05/12', '2017/05/27', 1500.00, 19, 58, 2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date" office:date-value="2017-05-13" calcext:value-type="date">
            <text:p>2017-05-13</text:p>
          </table:table-cell>
          <table:table-cell table:style-name="ce5" table:formula="of:=TEXT([.B207];&quot;aaaa/mm/jj&quot;)" office:value-type="string" office:string-value="2017/05/13" calcext:value-type="string">
            <text:p>2017/05/13</text:p>
          </table:table-cell>
          <table:table-cell table:style-name="ce4" office:value-type="date" office:date-value="2017-05-13" calcext:value-type="date">
            <text:p>2017-05-13</text:p>
          </table:table-cell>
          <table:table-cell table:style-name="ce5" table:formula="of:=TEXT([.D207];&quot;aaaa/mm/jj&quot;)" office:value-type="string" office:string-value="2017/05/13" calcext:value-type="string">
            <text:p>2017/05/13</text:p>
          </table:table-cell>
          <table:table-cell table:style-name="ce4" table:formula="of:=[.D207]+[.M207]" office:value-type="date" office:date-value="2017-05-24" calcext:value-type="date">
            <text:p>2017-05-24</text:p>
          </table:table-cell>
          <table:table-cell table:style-name="ce5" table:formula="of:=TEXT([.F207];&quot;aaaa/mm/jj&quot;)" office:value-type="string" office:string-value="2017/05/24" calcext:value-type="string">
            <text:p>2017/05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4" calcext:value-type="float">
            <text:p>54</text:p>
          </table:table-cell>
          <table:table-cell table:style-name="ce7" table:formula="of:=RANDBETWEEN(151;200)" office:value-type="float" office:value="196" calcext:value-type="float">
            <text:p>19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7];&quot;', '&quot;;[.E207];&quot;', '&quot;;[.G207];&quot;', &quot;;[.H207];&quot;, &quot;;[.I207];&quot;, &quot;;[.J207];&quot;, &quot;;[.K207];&quot;, &quot;;[.L207];&quot;);&quot;)" office:value-type="string" office:string-value="insert into contrat_loc (date_contrat, date_debut, date_fin, caution, id_contrat_loc_client, id_contrat_loc_agence, id_contrat_loc_vehicule, id_contrat_loc_accessoire) values ('2017/05/13', '2017/05/13', '2017/05/24', 1500.00, 54, 196, 3, 3);" calcext:value-type="string">
            <text:p>insert into contrat_loc (date_contrat, date_debut, date_fin, caution, id_contrat_loc_client, id_contrat_loc_agence, id_contrat_loc_vehicule, id_contrat_loc_accessoire) values ('2017/05/13', '2017/05/13', '2017/05/24', 1500.00, 54, 196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date" office:date-value="2017-05-14" calcext:value-type="date">
            <text:p>2017-05-14</text:p>
          </table:table-cell>
          <table:table-cell table:style-name="ce5" table:formula="of:=TEXT([.B208];&quot;aaaa/mm/jj&quot;)" office:value-type="string" office:string-value="2017/05/14" calcext:value-type="string">
            <text:p>2017/05/14</text:p>
          </table:table-cell>
          <table:table-cell table:style-name="ce4" office:value-type="date" office:date-value="2017-05-14" calcext:value-type="date">
            <text:p>2017-05-14</text:p>
          </table:table-cell>
          <table:table-cell table:style-name="ce5" table:formula="of:=TEXT([.D208];&quot;aaaa/mm/jj&quot;)" office:value-type="string" office:string-value="2017/05/14" calcext:value-type="string">
            <text:p>2017/05/14</text:p>
          </table:table-cell>
          <table:table-cell table:style-name="ce4" table:formula="of:=[.D208]+[.M208]" office:value-type="date" office:date-value="2017-05-25" calcext:value-type="date">
            <text:p>2017-05-25</text:p>
          </table:table-cell>
          <table:table-cell table:style-name="ce5" table:formula="of:=TEXT([.F208];&quot;aaaa/mm/jj&quot;)" office:value-type="string" office:string-value="2017/05/25" calcext:value-type="string">
            <text:p>2017/05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3" calcext:value-type="float">
            <text:p>203</text:p>
          </table:table-cell>
          <table:table-cell table:style-name="ce7" table:formula="of:=RANDBETWEEN(51;100)" office:value-type="float" office:value="91" calcext:value-type="float">
            <text:p>9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8];&quot;', '&quot;;[.E208];&quot;', '&quot;;[.G208];&quot;', &quot;;[.H208];&quot;, &quot;;[.I208];&quot;, &quot;;[.J208];&quot;, &quot;;[.K208];&quot;, &quot;;[.L208];&quot;);&quot;)" office:value-type="string" office:string-value="insert into contrat_loc (date_contrat, date_debut, date_fin, caution, id_contrat_loc_client, id_contrat_loc_agence, id_contrat_loc_vehicule, id_contrat_loc_accessoire) values ('2017/05/14', '2017/05/14', '2017/05/25', 1500.00, 203, 91, 3, 0);" calcext:value-type="string">
            <text:p>insert into contrat_loc (date_contrat, date_debut, date_fin, caution, id_contrat_loc_client, id_contrat_loc_agence, id_contrat_loc_vehicule, id_contrat_loc_accessoire) values ('2017/05/14', '2017/05/14', '2017/05/25', 1500.00, 203, 91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date" office:date-value="2017-05-15" calcext:value-type="date">
            <text:p>2017-05-15</text:p>
          </table:table-cell>
          <table:table-cell table:style-name="ce5" table:formula="of:=TEXT([.B209];&quot;aaaa/mm/jj&quot;)" office:value-type="string" office:string-value="2017/05/15" calcext:value-type="string">
            <text:p>2017/05/15</text:p>
          </table:table-cell>
          <table:table-cell table:style-name="ce4" office:value-type="date" office:date-value="2017-05-15" calcext:value-type="date">
            <text:p>2017-05-15</text:p>
          </table:table-cell>
          <table:table-cell table:style-name="ce5" table:formula="of:=TEXT([.D209];&quot;aaaa/mm/jj&quot;)" office:value-type="string" office:string-value="2017/05/15" calcext:value-type="string">
            <text:p>2017/05/15</text:p>
          </table:table-cell>
          <table:table-cell table:style-name="ce4" table:formula="of:=[.D209]+[.M209]" office:value-type="date" office:date-value="2017-05-25" calcext:value-type="date">
            <text:p>2017-05-25</text:p>
          </table:table-cell>
          <table:table-cell table:style-name="ce5" table:formula="of:=TEXT([.F209];&quot;aaaa/mm/jj&quot;)" office:value-type="string" office:string-value="2017/05/25" calcext:value-type="string">
            <text:p>2017/05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8" calcext:value-type="float">
            <text:p>228</text:p>
          </table:table-cell>
          <table:table-cell table:style-name="ce7" table:formula="of:=RANDBETWEEN(151;200)" office:value-type="float" office:value="196" calcext:value-type="float">
            <text:p>19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09];&quot;', '&quot;;[.E209];&quot;', '&quot;;[.G209];&quot;', &quot;;[.H209];&quot;, &quot;;[.I209];&quot;, &quot;;[.J209];&quot;, &quot;;[.K209];&quot;, &quot;;[.L209];&quot;);&quot;)" office:value-type="string" office:string-value="insert into contrat_loc (date_contrat, date_debut, date_fin, caution, id_contrat_loc_client, id_contrat_loc_agence, id_contrat_loc_vehicule, id_contrat_loc_accessoire) values ('2017/05/15', '2017/05/15', '2017/05/25', 1500.00, 228, 196, 1, 0);" calcext:value-type="string">
            <text:p>insert into contrat_loc (date_contrat, date_debut, date_fin, caution, id_contrat_loc_client, id_contrat_loc_agence, id_contrat_loc_vehicule, id_contrat_loc_accessoire) values ('2017/05/15', '2017/05/15', '2017/05/25', 1500.00, 228, 196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date" office:date-value="2017-05-16" calcext:value-type="date">
            <text:p>2017-05-16</text:p>
          </table:table-cell>
          <table:table-cell table:style-name="ce5" table:formula="of:=TEXT([.B210];&quot;aaaa/mm/jj&quot;)" office:value-type="string" office:string-value="2017/05/16" calcext:value-type="string">
            <text:p>2017/05/16</text:p>
          </table:table-cell>
          <table:table-cell table:style-name="ce4" office:value-type="date" office:date-value="2017-05-16" calcext:value-type="date">
            <text:p>2017-05-16</text:p>
          </table:table-cell>
          <table:table-cell table:style-name="ce5" table:formula="of:=TEXT([.D210];&quot;aaaa/mm/jj&quot;)" office:value-type="string" office:string-value="2017/05/16" calcext:value-type="string">
            <text:p>2017/05/16</text:p>
          </table:table-cell>
          <table:table-cell table:style-name="ce4" table:formula="of:=[.D210]+[.M210]" office:value-type="date" office:date-value="2017-05-28" calcext:value-type="date">
            <text:p>2017-05-28</text:p>
          </table:table-cell>
          <table:table-cell table:style-name="ce5" table:formula="of:=TEXT([.F210];&quot;aaaa/mm/jj&quot;)" office:value-type="string" office:string-value="2017/05/28" calcext:value-type="string">
            <text:p>2017/05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8" calcext:value-type="float">
            <text:p>248</text:p>
          </table:table-cell>
          <table:table-cell table:style-name="ce7" table:formula="of:=RANDBETWEEN(201;250)" office:value-type="float" office:value="221" calcext:value-type="float">
            <text:p>22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0];&quot;', '&quot;;[.E210];&quot;', '&quot;;[.G210];&quot;', &quot;;[.H210];&quot;, &quot;;[.I210];&quot;, &quot;;[.J210];&quot;, &quot;;[.K210];&quot;, &quot;;[.L210];&quot;);&quot;)" office:value-type="string" office:string-value="insert into contrat_loc (date_contrat, date_debut, date_fin, caution, id_contrat_loc_client, id_contrat_loc_agence, id_contrat_loc_vehicule, id_contrat_loc_accessoire) values ('2017/05/16', '2017/05/16', '2017/05/28', 1500.00, 248, 221, 5, 1);" calcext:value-type="string">
            <text:p>insert into contrat_loc (date_contrat, date_debut, date_fin, caution, id_contrat_loc_client, id_contrat_loc_agence, id_contrat_loc_vehicule, id_contrat_loc_accessoire) values ('2017/05/16', '2017/05/16', '2017/05/28', 1500.00, 248, 221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B211];&quot;aaaa/mm/jj&quot;)" office:value-type="string" office:string-value="2017/05/18" calcext:value-type="string">
            <text:p>2017/05/18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D211];&quot;aaaa/mm/jj&quot;)" office:value-type="string" office:string-value="2017/05/18" calcext:value-type="string">
            <text:p>2017/05/18</text:p>
          </table:table-cell>
          <table:table-cell table:style-name="ce4" table:formula="of:=[.D211]+[.M211]" office:value-type="date" office:date-value="2017-06-01" calcext:value-type="date">
            <text:p>2017-06-01</text:p>
          </table:table-cell>
          <table:table-cell table:style-name="ce5" table:formula="of:=TEXT([.F211];&quot;aaaa/mm/jj&quot;)" office:value-type="string" office:string-value="2017/06/01" calcext:value-type="string">
            <text:p>2017/06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7" calcext:value-type="float">
            <text:p>47</text:p>
          </table:table-cell>
          <table:table-cell table:style-name="ce7" table:formula="of:=RANDBETWEEN(1;50)" office:value-type="float" office:value="46" calcext:value-type="float">
            <text:p>4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1];&quot;', '&quot;;[.E211];&quot;', '&quot;;[.G211];&quot;', &quot;;[.H211];&quot;, &quot;;[.I211];&quot;, &quot;;[.J211];&quot;, &quot;;[.K211];&quot;, &quot;;[.L211];&quot;);&quot;)" office:value-type="string" office:string-value="insert into contrat_loc (date_contrat, date_debut, date_fin, caution, id_contrat_loc_client, id_contrat_loc_agence, id_contrat_loc_vehicule, id_contrat_loc_accessoire) values ('2017/05/18', '2017/05/18', '2017/06/01', 1500.00, 47, 46, 4, 0);" calcext:value-type="string">
            <text:p>insert into contrat_loc (date_contrat, date_debut, date_fin, caution, id_contrat_loc_client, id_contrat_loc_agence, id_contrat_loc_vehicule, id_contrat_loc_accessoire) values ('2017/05/18', '2017/05/18', '2017/06/01', 1500.00, 47, 46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B212];&quot;aaaa/mm/jj&quot;)" office:value-type="string" office:string-value="2017/05/18" calcext:value-type="string">
            <text:p>2017/05/18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D212];&quot;aaaa/mm/jj&quot;)" office:value-type="string" office:string-value="2017/05/18" calcext:value-type="string">
            <text:p>2017/05/18</text:p>
          </table:table-cell>
          <table:table-cell table:style-name="ce4" table:formula="of:=[.D212]+[.M212]" office:value-type="date" office:date-value="2017-05-25" calcext:value-type="date">
            <text:p>2017-05-25</text:p>
          </table:table-cell>
          <table:table-cell table:style-name="ce5" table:formula="of:=TEXT([.F212];&quot;aaaa/mm/jj&quot;)" office:value-type="string" office:string-value="2017/05/25" calcext:value-type="string">
            <text:p>2017/05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" calcext:value-type="float">
            <text:p>24</text:p>
          </table:table-cell>
          <table:table-cell table:style-name="ce7" table:formula="of:=RANDBETWEEN(151;200)" office:value-type="float" office:value="185" calcext:value-type="float">
            <text:p>18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2];&quot;', '&quot;;[.E212];&quot;', '&quot;;[.G212];&quot;', &quot;;[.H212];&quot;, &quot;;[.I212];&quot;, &quot;;[.J212];&quot;, &quot;;[.K212];&quot;, &quot;;[.L212];&quot;);&quot;)" office:value-type="string" office:string-value="insert into contrat_loc (date_contrat, date_debut, date_fin, caution, id_contrat_loc_client, id_contrat_loc_agence, id_contrat_loc_vehicule, id_contrat_loc_accessoire) values ('2017/05/18', '2017/05/18', '2017/05/25', 1500.00, 24, 185, 4, 7);" calcext:value-type="string">
            <text:p>insert into contrat_loc (date_contrat, date_debut, date_fin, caution, id_contrat_loc_client, id_contrat_loc_agence, id_contrat_loc_vehicule, id_contrat_loc_accessoire) values ('2017/05/18', '2017/05/18', '2017/05/25', 1500.00, 24, 185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B213];&quot;aaaa/mm/jj&quot;)" office:value-type="string" office:string-value="2017/05/18" calcext:value-type="string">
            <text:p>2017/05/18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D213];&quot;aaaa/mm/jj&quot;)" office:value-type="string" office:string-value="2017/05/18" calcext:value-type="string">
            <text:p>2017/05/18</text:p>
          </table:table-cell>
          <table:table-cell table:style-name="ce4" table:formula="of:=[.D213]+[.M213]" office:value-type="date" office:date-value="2017-05-19" calcext:value-type="date">
            <text:p>2017-05-19</text:p>
          </table:table-cell>
          <table:table-cell table:style-name="ce5" table:formula="of:=TEXT([.F213];&quot;aaaa/mm/jj&quot;)" office:value-type="string" office:string-value="2017/05/19" calcext:value-type="string">
            <text:p>2017/05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3" calcext:value-type="float">
            <text:p>173</text:p>
          </table:table-cell>
          <table:table-cell table:style-name="ce7" table:formula="of:=RANDBETWEEN(201;250)" office:value-type="float" office:value="240" calcext:value-type="float">
            <text:p>24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3];&quot;', '&quot;;[.E213];&quot;', '&quot;;[.G213];&quot;', &quot;;[.H213];&quot;, &quot;;[.I213];&quot;, &quot;;[.J213];&quot;, &quot;;[.K213];&quot;, &quot;;[.L213];&quot;);&quot;)" office:value-type="string" office:string-value="insert into contrat_loc (date_contrat, date_debut, date_fin, caution, id_contrat_loc_client, id_contrat_loc_agence, id_contrat_loc_vehicule, id_contrat_loc_accessoire) values ('2017/05/18', '2017/05/18', '2017/05/19', 1500.00, 173, 240, 3, 3);" calcext:value-type="string">
            <text:p>insert into contrat_loc (date_contrat, date_debut, date_fin, caution, id_contrat_loc_client, id_contrat_loc_agence, id_contrat_loc_vehicule, id_contrat_loc_accessoire) values ('2017/05/18', '2017/05/18', '2017/05/19', 1500.00, 173, 240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B214];&quot;aaaa/mm/jj&quot;)" office:value-type="string" office:string-value="2017/05/20" calcext:value-type="string">
            <text:p>2017/05/20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D214];&quot;aaaa/mm/jj&quot;)" office:value-type="string" office:string-value="2017/05/20" calcext:value-type="string">
            <text:p>2017/05/20</text:p>
          </table:table-cell>
          <table:table-cell table:style-name="ce4" table:formula="of:=[.D214]+[.M214]" office:value-type="date" office:date-value="2017-05-31" calcext:value-type="date">
            <text:p>2017-05-31</text:p>
          </table:table-cell>
          <table:table-cell table:style-name="ce5" table:formula="of:=TEXT([.F214];&quot;aaaa/mm/jj&quot;)" office:value-type="string" office:string-value="2017/05/31" calcext:value-type="string">
            <text:p>2017/05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1;50)" office:value-type="float" office:value="25" calcext:value-type="float">
            <text:p>2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4];&quot;', '&quot;;[.E214];&quot;', '&quot;;[.G214];&quot;', &quot;;[.H214];&quot;, &quot;;[.I214];&quot;, &quot;;[.J214];&quot;, &quot;;[.K214];&quot;, &quot;;[.L214];&quot;);&quot;)" office:value-type="string" office:string-value="insert into contrat_loc (date_contrat, date_debut, date_fin, caution, id_contrat_loc_client, id_contrat_loc_agence, id_contrat_loc_vehicule, id_contrat_loc_accessoire) values ('2017/05/20', '2017/05/20', '2017/05/31', 1500.00, 141, 25, 3, 0);" calcext:value-type="string">
            <text:p>insert into contrat_loc (date_contrat, date_debut, date_fin, caution, id_contrat_loc_client, id_contrat_loc_agence, id_contrat_loc_vehicule, id_contrat_loc_accessoire) values ('2017/05/20', '2017/05/20', '2017/05/31', 1500.00, 141, 25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B215];&quot;aaaa/mm/jj&quot;)" office:value-type="string" office:string-value="2017/05/20" calcext:value-type="string">
            <text:p>2017/05/20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D215];&quot;aaaa/mm/jj&quot;)" office:value-type="string" office:string-value="2017/05/20" calcext:value-type="string">
            <text:p>2017/05/20</text:p>
          </table:table-cell>
          <table:table-cell table:style-name="ce4" table:formula="of:=[.D215]+[.M215]" office:value-type="date" office:date-value="2017-06-01" calcext:value-type="date">
            <text:p>2017-06-01</text:p>
          </table:table-cell>
          <table:table-cell table:style-name="ce5" table:formula="of:=TEXT([.F215];&quot;aaaa/mm/jj&quot;)" office:value-type="string" office:string-value="2017/06/01" calcext:value-type="string">
            <text:p>2017/06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9" calcext:value-type="float">
            <text:p>69</text:p>
          </table:table-cell>
          <table:table-cell table:style-name="ce7" table:formula="of:=RANDBETWEEN(201;250)" office:value-type="float" office:value="205" calcext:value-type="float">
            <text:p>20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5];&quot;', '&quot;;[.E215];&quot;', '&quot;;[.G215];&quot;', &quot;;[.H215];&quot;, &quot;;[.I215];&quot;, &quot;;[.J215];&quot;, &quot;;[.K215];&quot;, &quot;;[.L215];&quot;);&quot;)" office:value-type="string" office:string-value="insert into contrat_loc (date_contrat, date_debut, date_fin, caution, id_contrat_loc_client, id_contrat_loc_agence, id_contrat_loc_vehicule, id_contrat_loc_accessoire) values ('2017/05/20', '2017/05/20', '2017/06/01', 1500.00, 69, 205, 2, 1);" calcext:value-type="string">
            <text:p>insert into contrat_loc (date_contrat, date_debut, date_fin, caution, id_contrat_loc_client, id_contrat_loc_agence, id_contrat_loc_vehicule, id_contrat_loc_accessoire) values ('2017/05/20', '2017/05/20', '2017/06/01', 1500.00, 69, 205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B216];&quot;aaaa/mm/jj&quot;)" office:value-type="string" office:string-value="2017/05/20" calcext:value-type="string">
            <text:p>2017/05/20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D216];&quot;aaaa/mm/jj&quot;)" office:value-type="string" office:string-value="2017/05/20" calcext:value-type="string">
            <text:p>2017/05/20</text:p>
          </table:table-cell>
          <table:table-cell table:style-name="ce4" table:formula="of:=[.D216]+[.M216]" office:value-type="date" office:date-value="2017-05-30" calcext:value-type="date">
            <text:p>2017-05-30</text:p>
          </table:table-cell>
          <table:table-cell table:style-name="ce5" table:formula="of:=TEXT([.F216];&quot;aaaa/mm/jj&quot;)" office:value-type="string" office:string-value="2017/05/30" calcext:value-type="string">
            <text:p>2017/05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6];&quot;', '&quot;;[.E216];&quot;', '&quot;;[.G216];&quot;', &quot;;[.H216];&quot;, &quot;;[.I216];&quot;, &quot;;[.J216];&quot;, &quot;;[.K216];&quot;, &quot;;[.L216];&quot;);&quot;)" office:value-type="string" office:string-value="insert into contrat_loc (date_contrat, date_debut, date_fin, caution, id_contrat_loc_client, id_contrat_loc_agence, id_contrat_loc_vehicule, id_contrat_loc_accessoire) values ('2017/05/20', '2017/05/20', '2017/05/30', 1500.00, 95, 36, 5, 1);" calcext:value-type="string">
            <text:p>insert into contrat_loc (date_contrat, date_debut, date_fin, caution, id_contrat_loc_client, id_contrat_loc_agence, id_contrat_loc_vehicule, id_contrat_loc_accessoire) values ('2017/05/20', '2017/05/20', '2017/05/30', 1500.00, 95, 36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date" office:date-value="2017-05-21" calcext:value-type="date">
            <text:p>2017-05-21</text:p>
          </table:table-cell>
          <table:table-cell table:style-name="ce5" table:formula="of:=TEXT([.B217];&quot;aaaa/mm/jj&quot;)" office:value-type="string" office:string-value="2017/05/21" calcext:value-type="string">
            <text:p>2017/05/21</text:p>
          </table:table-cell>
          <table:table-cell table:style-name="ce4" office:value-type="date" office:date-value="2017-05-21" calcext:value-type="date">
            <text:p>2017-05-21</text:p>
          </table:table-cell>
          <table:table-cell table:style-name="ce5" table:formula="of:=TEXT([.D217];&quot;aaaa/mm/jj&quot;)" office:value-type="string" office:string-value="2017/05/21" calcext:value-type="string">
            <text:p>2017/05/21</text:p>
          </table:table-cell>
          <table:table-cell table:style-name="ce4" table:formula="of:=[.D217]+[.M217]" office:value-type="date" office:date-value="2017-05-30" calcext:value-type="date">
            <text:p>2017-05-30</text:p>
          </table:table-cell>
          <table:table-cell table:style-name="ce5" table:formula="of:=TEXT([.F217];&quot;aaaa/mm/jj&quot;)" office:value-type="string" office:string-value="2017/05/30" calcext:value-type="string">
            <text:p>2017/05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5" calcext:value-type="float">
            <text:p>195</text:p>
          </table:table-cell>
          <table:table-cell table:style-name="ce7" table:formula="of:=RANDBETWEEN(101;150)" office:value-type="float" office:value="138" calcext:value-type="float">
            <text:p>13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7];&quot;', '&quot;;[.E217];&quot;', '&quot;;[.G217];&quot;', &quot;;[.H217];&quot;, &quot;;[.I217];&quot;, &quot;;[.J217];&quot;, &quot;;[.K217];&quot;, &quot;;[.L217];&quot;);&quot;)" office:value-type="string" office:string-value="insert into contrat_loc (date_contrat, date_debut, date_fin, caution, id_contrat_loc_client, id_contrat_loc_agence, id_contrat_loc_vehicule, id_contrat_loc_accessoire) values ('2017/05/21', '2017/05/21', '2017/05/30', 1500.00, 195, 138, 4, 6);" calcext:value-type="string">
            <text:p>insert into contrat_loc (date_contrat, date_debut, date_fin, caution, id_contrat_loc_client, id_contrat_loc_agence, id_contrat_loc_vehicule, id_contrat_loc_accessoire) values ('2017/05/21', '2017/05/21', '2017/05/30', 1500.00, 195, 138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date" office:date-value="2017-05-22" calcext:value-type="date">
            <text:p>2017-05-22</text:p>
          </table:table-cell>
          <table:table-cell table:style-name="ce5" table:formula="of:=TEXT([.B218];&quot;aaaa/mm/jj&quot;)" office:value-type="string" office:string-value="2017/05/22" calcext:value-type="string">
            <text:p>2017/05/22</text:p>
          </table:table-cell>
          <table:table-cell table:style-name="ce4" office:value-type="date" office:date-value="2017-05-22" calcext:value-type="date">
            <text:p>2017-05-22</text:p>
          </table:table-cell>
          <table:table-cell table:style-name="ce5" table:formula="of:=TEXT([.D218];&quot;aaaa/mm/jj&quot;)" office:value-type="string" office:string-value="2017/05/22" calcext:value-type="string">
            <text:p>2017/05/22</text:p>
          </table:table-cell>
          <table:table-cell table:style-name="ce4" table:formula="of:=[.D218]+[.M218]" office:value-type="date" office:date-value="2017-05-28" calcext:value-type="date">
            <text:p>2017-05-28</text:p>
          </table:table-cell>
          <table:table-cell table:style-name="ce5" table:formula="of:=TEXT([.F218];&quot;aaaa/mm/jj&quot;)" office:value-type="string" office:string-value="2017/05/28" calcext:value-type="string">
            <text:p>2017/05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" calcext:value-type="float">
            <text:p>7</text:p>
          </table:table-cell>
          <table:table-cell table:style-name="ce7" table:formula="of:=RANDBETWEEN(151;200)" office:value-type="float" office:value="183" calcext:value-type="float">
            <text:p>18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8];&quot;', '&quot;;[.E218];&quot;', '&quot;;[.G218];&quot;', &quot;;[.H218];&quot;, &quot;;[.I218];&quot;, &quot;;[.J218];&quot;, &quot;;[.K218];&quot;, &quot;;[.L218];&quot;);&quot;)" office:value-type="string" office:string-value="insert into contrat_loc (date_contrat, date_debut, date_fin, caution, id_contrat_loc_client, id_contrat_loc_agence, id_contrat_loc_vehicule, id_contrat_loc_accessoire) values ('2017/05/22', '2017/05/22', '2017/05/28', 1500.00, 7, 183, 5, 3);" calcext:value-type="string">
            <text:p>insert into contrat_loc (date_contrat, date_debut, date_fin, caution, id_contrat_loc_client, id_contrat_loc_agence, id_contrat_loc_vehicule, id_contrat_loc_accessoire) values ('2017/05/22', '2017/05/22', '2017/05/28', 1500.00, 7, 183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B219];&quot;aaaa/mm/jj&quot;)" office:value-type="string" office:string-value="2017/05/23" calcext:value-type="string">
            <text:p>2017/05/23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D219];&quot;aaaa/mm/jj&quot;)" office:value-type="string" office:string-value="2017/05/23" calcext:value-type="string">
            <text:p>2017/05/23</text:p>
          </table:table-cell>
          <table:table-cell table:style-name="ce4" table:formula="of:=[.D219]+[.M219]" office:value-type="date" office:date-value="2017-05-24" calcext:value-type="date">
            <text:p>2017-05-24</text:p>
          </table:table-cell>
          <table:table-cell table:style-name="ce5" table:formula="of:=TEXT([.F219];&quot;aaaa/mm/jj&quot;)" office:value-type="string" office:string-value="2017/05/24" calcext:value-type="string">
            <text:p>2017/05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8" calcext:value-type="float">
            <text:p>148</text:p>
          </table:table-cell>
          <table:table-cell table:style-name="ce7" table:formula="of:=RANDBETWEEN(51;100)" office:value-type="float" office:value="58" calcext:value-type="float">
            <text:p>5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19];&quot;', '&quot;;[.E219];&quot;', '&quot;;[.G219];&quot;', &quot;;[.H219];&quot;, &quot;;[.I219];&quot;, &quot;;[.J219];&quot;, &quot;;[.K219];&quot;, &quot;;[.L219];&quot;);&quot;)" office:value-type="string" office:string-value="insert into contrat_loc (date_contrat, date_debut, date_fin, caution, id_contrat_loc_client, id_contrat_loc_agence, id_contrat_loc_vehicule, id_contrat_loc_accessoire) values ('2017/05/23', '2017/05/23', '2017/05/24', 1500.00, 148, 58, 1, 2);" calcext:value-type="string">
            <text:p>insert into contrat_loc (date_contrat, date_debut, date_fin, caution, id_contrat_loc_client, id_contrat_loc_agence, id_contrat_loc_vehicule, id_contrat_loc_accessoire) values ('2017/05/23', '2017/05/23', '2017/05/24', 1500.00, 148, 58, 1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B220];&quot;aaaa/mm/jj&quot;)" office:value-type="string" office:string-value="2017/05/23" calcext:value-type="string">
            <text:p>2017/05/23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D220];&quot;aaaa/mm/jj&quot;)" office:value-type="string" office:string-value="2017/05/23" calcext:value-type="string">
            <text:p>2017/05/23</text:p>
          </table:table-cell>
          <table:table-cell table:style-name="ce4" table:formula="of:=[.D220]+[.M220]" office:value-type="date" office:date-value="2017-05-25" calcext:value-type="date">
            <text:p>2017-05-25</text:p>
          </table:table-cell>
          <table:table-cell table:style-name="ce5" table:formula="of:=TEXT([.F220];&quot;aaaa/mm/jj&quot;)" office:value-type="string" office:string-value="2017/05/25" calcext:value-type="string">
            <text:p>2017/05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7" calcext:value-type="float">
            <text:p>187</text:p>
          </table:table-cell>
          <table:table-cell table:style-name="ce7" table:formula="of:=RANDBETWEEN(201;250)" office:value-type="float" office:value="232" calcext:value-type="float">
            <text:p>23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0];&quot;', '&quot;;[.E220];&quot;', '&quot;;[.G220];&quot;', &quot;;[.H220];&quot;, &quot;;[.I220];&quot;, &quot;;[.J220];&quot;, &quot;;[.K220];&quot;, &quot;;[.L220];&quot;);&quot;)" office:value-type="string" office:string-value="insert into contrat_loc (date_contrat, date_debut, date_fin, caution, id_contrat_loc_client, id_contrat_loc_agence, id_contrat_loc_vehicule, id_contrat_loc_accessoire) values ('2017/05/23', '2017/05/23', '2017/05/25', 1500.00, 187, 232, 5, 2);" calcext:value-type="string">
            <text:p>insert into contrat_loc (date_contrat, date_debut, date_fin, caution, id_contrat_loc_client, id_contrat_loc_agence, id_contrat_loc_vehicule, id_contrat_loc_accessoire) values ('2017/05/23', '2017/05/23', '2017/05/25', 1500.00, 187, 232, 5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date" office:date-value="2017-05-24" calcext:value-type="date">
            <text:p>2017-05-24</text:p>
          </table:table-cell>
          <table:table-cell table:style-name="ce5" table:formula="of:=TEXT([.B221];&quot;aaaa/mm/jj&quot;)" office:value-type="string" office:string-value="2017/05/24" calcext:value-type="string">
            <text:p>2017/05/24</text:p>
          </table:table-cell>
          <table:table-cell table:style-name="ce4" office:value-type="date" office:date-value="2017-05-24" calcext:value-type="date">
            <text:p>2017-05-24</text:p>
          </table:table-cell>
          <table:table-cell table:style-name="ce5" table:formula="of:=TEXT([.D221];&quot;aaaa/mm/jj&quot;)" office:value-type="string" office:string-value="2017/05/24" calcext:value-type="string">
            <text:p>2017/05/24</text:p>
          </table:table-cell>
          <table:table-cell table:style-name="ce4" table:formula="of:=[.D221]+[.M221]" office:value-type="date" office:date-value="2017-06-06" calcext:value-type="date">
            <text:p>2017-06-06</text:p>
          </table:table-cell>
          <table:table-cell table:style-name="ce5" table:formula="of:=TEXT([.F221];&quot;aaaa/mm/jj&quot;)" office:value-type="string" office:string-value="2017/06/06" calcext:value-type="string">
            <text:p>2017/06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9" calcext:value-type="float">
            <text:p>139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1];&quot;', '&quot;;[.E221];&quot;', '&quot;;[.G221];&quot;', &quot;;[.H221];&quot;, &quot;;[.I221];&quot;, &quot;;[.J221];&quot;, &quot;;[.K221];&quot;, &quot;;[.L221];&quot;);&quot;)" office:value-type="string" office:string-value="insert into contrat_loc (date_contrat, date_debut, date_fin, caution, id_contrat_loc_client, id_contrat_loc_agence, id_contrat_loc_vehicule, id_contrat_loc_accessoire) values ('2017/05/24', '2017/05/24', '2017/06/06', 1500.00, 139, 227, 2, 0);" calcext:value-type="string">
            <text:p>insert into contrat_loc (date_contrat, date_debut, date_fin, caution, id_contrat_loc_client, id_contrat_loc_agence, id_contrat_loc_vehicule, id_contrat_loc_accessoire) values ('2017/05/24', '2017/05/24', '2017/06/06', 1500.00, 139, 227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B222];&quot;aaaa/mm/jj&quot;)" office:value-type="string" office:string-value="2017/05/25" calcext:value-type="string">
            <text:p>2017/05/25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D222];&quot;aaaa/mm/jj&quot;)" office:value-type="string" office:string-value="2017/05/25" calcext:value-type="string">
            <text:p>2017/05/25</text:p>
          </table:table-cell>
          <table:table-cell table:style-name="ce4" table:formula="of:=[.D222]+[.M222]" office:value-type="date" office:date-value="2017-05-29" calcext:value-type="date">
            <text:p>2017-05-29</text:p>
          </table:table-cell>
          <table:table-cell table:style-name="ce5" table:formula="of:=TEXT([.F222];&quot;aaaa/mm/jj&quot;)" office:value-type="string" office:string-value="2017/05/29" calcext:value-type="string">
            <text:p>2017/05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6" calcext:value-type="float">
            <text:p>36</text:p>
          </table:table-cell>
          <table:table-cell table:style-name="ce7" table:formula="of:=RANDBETWEEN(51;100)" office:value-type="float" office:value="57" calcext:value-type="float">
            <text:p>5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2];&quot;', '&quot;;[.E222];&quot;', '&quot;;[.G222];&quot;', &quot;;[.H222];&quot;, &quot;;[.I222];&quot;, &quot;;[.J222];&quot;, &quot;;[.K222];&quot;, &quot;;[.L222];&quot;);&quot;)" office:value-type="string" office:string-value="insert into contrat_loc (date_contrat, date_debut, date_fin, caution, id_contrat_loc_client, id_contrat_loc_agence, id_contrat_loc_vehicule, id_contrat_loc_accessoire) values ('2017/05/25', '2017/05/25', '2017/05/29', 1500.00, 36, 57, 2, 0);" calcext:value-type="string">
            <text:p>insert into contrat_loc (date_contrat, date_debut, date_fin, caution, id_contrat_loc_client, id_contrat_loc_agence, id_contrat_loc_vehicule, id_contrat_loc_accessoire) values ('2017/05/25', '2017/05/25', '2017/05/29', 1500.00, 36, 57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B223];&quot;aaaa/mm/jj&quot;)" office:value-type="string" office:string-value="2017/05/25" calcext:value-type="string">
            <text:p>2017/05/25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D223];&quot;aaaa/mm/jj&quot;)" office:value-type="string" office:string-value="2017/05/25" calcext:value-type="string">
            <text:p>2017/05/25</text:p>
          </table:table-cell>
          <table:table-cell table:style-name="ce4" table:formula="of:=[.D223]+[.M223]" office:value-type="date" office:date-value="2017-05-30" calcext:value-type="date">
            <text:p>2017-05-30</text:p>
          </table:table-cell>
          <table:table-cell table:style-name="ce5" table:formula="of:=TEXT([.F223];&quot;aaaa/mm/jj&quot;)" office:value-type="string" office:string-value="2017/05/30" calcext:value-type="string">
            <text:p>2017/05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5" calcext:value-type="float">
            <text:p>195</text:p>
          </table:table-cell>
          <table:table-cell table:style-name="ce7" table:formula="of:=RANDBETWEEN(201;250)" office:value-type="float" office:value="247" calcext:value-type="float">
            <text:p>24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3];&quot;', '&quot;;[.E223];&quot;', '&quot;;[.G223];&quot;', &quot;;[.H223];&quot;, &quot;;[.I223];&quot;, &quot;;[.J223];&quot;, &quot;;[.K223];&quot;, &quot;;[.L223];&quot;);&quot;)" office:value-type="string" office:string-value="insert into contrat_loc (date_contrat, date_debut, date_fin, caution, id_contrat_loc_client, id_contrat_loc_agence, id_contrat_loc_vehicule, id_contrat_loc_accessoire) values ('2017/05/25', '2017/05/25', '2017/05/30', 1500.00, 195, 247, 5, 0);" calcext:value-type="string">
            <text:p>insert into contrat_loc (date_contrat, date_debut, date_fin, caution, id_contrat_loc_client, id_contrat_loc_agence, id_contrat_loc_vehicule, id_contrat_loc_accessoire) values ('2017/05/25', '2017/05/25', '2017/05/30', 1500.00, 195, 247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date" office:date-value="2017-05-26" calcext:value-type="date">
            <text:p>2017-05-26</text:p>
          </table:table-cell>
          <table:table-cell table:style-name="ce5" table:formula="of:=TEXT([.B224];&quot;aaaa/mm/jj&quot;)" office:value-type="string" office:string-value="2017/05/26" calcext:value-type="string">
            <text:p>2017/05/26</text:p>
          </table:table-cell>
          <table:table-cell table:style-name="ce4" office:value-type="date" office:date-value="2017-05-26" calcext:value-type="date">
            <text:p>2017-05-26</text:p>
          </table:table-cell>
          <table:table-cell table:style-name="ce5" table:formula="of:=TEXT([.D224];&quot;aaaa/mm/jj&quot;)" office:value-type="string" office:string-value="2017/05/26" calcext:value-type="string">
            <text:p>2017/05/26</text:p>
          </table:table-cell>
          <table:table-cell table:style-name="ce4" table:formula="of:=[.D224]+[.M224]" office:value-type="date" office:date-value="2017-05-31" calcext:value-type="date">
            <text:p>2017-05-31</text:p>
          </table:table-cell>
          <table:table-cell table:style-name="ce5" table:formula="of:=TEXT([.F224];&quot;aaaa/mm/jj&quot;)" office:value-type="string" office:string-value="2017/05/31" calcext:value-type="string">
            <text:p>2017/05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6" calcext:value-type="float">
            <text:p>196</text:p>
          </table:table-cell>
          <table:table-cell table:style-name="ce7" table:formula="of:=RANDBETWEEN(151;200)" office:value-type="float" office:value="200" calcext:value-type="float">
            <text:p>20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4];&quot;', '&quot;;[.E224];&quot;', '&quot;;[.G224];&quot;', &quot;;[.H224];&quot;, &quot;;[.I224];&quot;, &quot;;[.J224];&quot;, &quot;;[.K224];&quot;, &quot;;[.L224];&quot;);&quot;)" office:value-type="string" office:string-value="insert into contrat_loc (date_contrat, date_debut, date_fin, caution, id_contrat_loc_client, id_contrat_loc_agence, id_contrat_loc_vehicule, id_contrat_loc_accessoire) values ('2017/05/26', '2017/05/26', '2017/05/31', 1500.00, 196, 200, 4, 1);" calcext:value-type="string">
            <text:p>insert into contrat_loc (date_contrat, date_debut, date_fin, caution, id_contrat_loc_client, id_contrat_loc_agence, id_contrat_loc_vehicule, id_contrat_loc_accessoire) values ('2017/05/26', '2017/05/26', '2017/05/31', 1500.00, 196, 200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date" office:date-value="2017-05-27" calcext:value-type="date">
            <text:p>2017-05-27</text:p>
          </table:table-cell>
          <table:table-cell table:style-name="ce5" table:formula="of:=TEXT([.B225];&quot;aaaa/mm/jj&quot;)" office:value-type="string" office:string-value="2017/05/27" calcext:value-type="string">
            <text:p>2017/05/27</text:p>
          </table:table-cell>
          <table:table-cell table:style-name="ce4" office:value-type="date" office:date-value="2017-05-27" calcext:value-type="date">
            <text:p>2017-05-27</text:p>
          </table:table-cell>
          <table:table-cell table:style-name="ce5" table:formula="of:=TEXT([.D225];&quot;aaaa/mm/jj&quot;)" office:value-type="string" office:string-value="2017/05/27" calcext:value-type="string">
            <text:p>2017/05/27</text:p>
          </table:table-cell>
          <table:table-cell table:style-name="ce4" table:formula="of:=[.D225]+[.M225]" office:value-type="date" office:date-value="2017-05-31" calcext:value-type="date">
            <text:p>2017-05-31</text:p>
          </table:table-cell>
          <table:table-cell table:style-name="ce5" table:formula="of:=TEXT([.F225];&quot;aaaa/mm/jj&quot;)" office:value-type="string" office:string-value="2017/05/31" calcext:value-type="string">
            <text:p>2017/05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4" calcext:value-type="float">
            <text:p>204</text:p>
          </table:table-cell>
          <table:table-cell table:style-name="ce7" table:formula="of:=RANDBETWEEN(151;200)" office:value-type="float" office:value="166" calcext:value-type="float">
            <text:p>16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5];&quot;', '&quot;;[.E225];&quot;', '&quot;;[.G225];&quot;', &quot;;[.H225];&quot;, &quot;;[.I225];&quot;, &quot;;[.J225];&quot;, &quot;;[.K225];&quot;, &quot;;[.L225];&quot;);&quot;)" office:value-type="string" office:string-value="insert into contrat_loc (date_contrat, date_debut, date_fin, caution, id_contrat_loc_client, id_contrat_loc_agence, id_contrat_loc_vehicule, id_contrat_loc_accessoire) values ('2017/05/27', '2017/05/27', '2017/05/31', 1500.00, 204, 166, 4, 3);" calcext:value-type="string">
            <text:p>insert into contrat_loc (date_contrat, date_debut, date_fin, caution, id_contrat_loc_client, id_contrat_loc_agence, id_contrat_loc_vehicule, id_contrat_loc_accessoire) values ('2017/05/27', '2017/05/27', '2017/05/31', 1500.00, 204, 166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6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6];&quot;aaaa/mm/jj&quot;)" office:value-type="string" office:string-value="2017/05/29" calcext:value-type="string">
            <text:p>2017/05/29</text:p>
          </table:table-cell>
          <table:table-cell table:style-name="ce4" table:formula="of:=[.D226]+[.M226]" office:value-type="date" office:date-value="2017-06-03" calcext:value-type="date">
            <text:p>2017-06-03</text:p>
          </table:table-cell>
          <table:table-cell table:style-name="ce5" table:formula="of:=TEXT([.F226];&quot;aaaa/mm/jj&quot;)" office:value-type="string" office:string-value="2017/06/03" calcext:value-type="string">
            <text:p>2017/06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" calcext:value-type="float">
            <text:p>5</text:p>
          </table:table-cell>
          <table:table-cell table:style-name="ce7" table:formula="of:=RANDBETWEEN(1;50)" office:value-type="float" office:value="50" calcext:value-type="float">
            <text:p>5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6];&quot;', '&quot;;[.E226];&quot;', '&quot;;[.G226];&quot;', &quot;;[.H226];&quot;, &quot;;[.I226];&quot;, &quot;;[.J226];&quot;, &quot;;[.K226];&quot;, &quot;;[.L226];&quot;);&quot;)" office:value-type="string" office:string-value="insert into contrat_loc (date_contrat, date_debut, date_fin, caution, id_contrat_loc_client, id_contrat_loc_agence, id_contrat_loc_vehicule, id_contrat_loc_accessoire) values ('2017/05/29', '2017/05/29', '2017/06/03', 1500.00, 5, 50, 4, 0);" calcext:value-type="string">
            <text:p>insert into contrat_loc (date_contrat, date_debut, date_fin, caution, id_contrat_loc_client, id_contrat_loc_agence, id_contrat_loc_vehicule, id_contrat_loc_accessoire) values ('2017/05/29', '2017/05/29', '2017/06/03', 1500.00, 5, 50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7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7];&quot;aaaa/mm/jj&quot;)" office:value-type="string" office:string-value="2017/05/29" calcext:value-type="string">
            <text:p>2017/05/29</text:p>
          </table:table-cell>
          <table:table-cell table:style-name="ce4" table:formula="of:=[.D227]+[.M227]" office:value-type="date" office:date-value="2017-06-10" calcext:value-type="date">
            <text:p>2017-06-10</text:p>
          </table:table-cell>
          <table:table-cell table:style-name="ce5" table:formula="of:=TEXT([.F227];&quot;aaaa/mm/jj&quot;)" office:value-type="string" office:string-value="2017/06/10" calcext:value-type="string">
            <text:p>2017/06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5" calcext:value-type="float">
            <text:p>105</text:p>
          </table:table-cell>
          <table:table-cell table:style-name="ce7" table:formula="of:=RANDBETWEEN(1;50)" office:value-type="float" office:value="6" calcext:value-type="float">
            <text:p>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7];&quot;', '&quot;;[.E227];&quot;', '&quot;;[.G227];&quot;', &quot;;[.H227];&quot;, &quot;;[.I227];&quot;, &quot;;[.J227];&quot;, &quot;;[.K227];&quot;, &quot;;[.L227];&quot;);&quot;)" office:value-type="string" office:string-value="insert into contrat_loc (date_contrat, date_debut, date_fin, caution, id_contrat_loc_client, id_contrat_loc_agence, id_contrat_loc_vehicule, id_contrat_loc_accessoire) values ('2017/05/29', '2017/05/29', '2017/06/10', 1500.00, 105, 6, 3, 1);" calcext:value-type="string">
            <text:p>insert into contrat_loc (date_contrat, date_debut, date_fin, caution, id_contrat_loc_client, id_contrat_loc_agence, id_contrat_loc_vehicule, id_contrat_loc_accessoire) values ('2017/05/29', '2017/05/29', '2017/06/10', 1500.00, 105, 6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8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8];&quot;aaaa/mm/jj&quot;)" office:value-type="string" office:string-value="2017/05/29" calcext:value-type="string">
            <text:p>2017/05/29</text:p>
          </table:table-cell>
          <table:table-cell table:style-name="ce4" table:formula="of:=[.D228]+[.M228]" office:value-type="date" office:date-value="2017-05-31" calcext:value-type="date">
            <text:p>2017-05-31</text:p>
          </table:table-cell>
          <table:table-cell table:style-name="ce5" table:formula="of:=TEXT([.F228];&quot;aaaa/mm/jj&quot;)" office:value-type="string" office:string-value="2017/05/31" calcext:value-type="string">
            <text:p>2017/05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5" calcext:value-type="float">
            <text:p>225</text:p>
          </table:table-cell>
          <table:table-cell table:style-name="ce7" table:formula="of:=RANDBETWEEN(1;50)" office:value-type="float" office:value="39" calcext:value-type="float">
            <text:p>3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8];&quot;', '&quot;;[.E228];&quot;', '&quot;;[.G228];&quot;', &quot;;[.H228];&quot;, &quot;;[.I228];&quot;, &quot;;[.J228];&quot;, &quot;;[.K228];&quot;, &quot;;[.L228];&quot;);&quot;)" office:value-type="string" office:string-value="insert into contrat_loc (date_contrat, date_debut, date_fin, caution, id_contrat_loc_client, id_contrat_loc_agence, id_contrat_loc_vehicule, id_contrat_loc_accessoire) values ('2017/05/29', '2017/05/29', '2017/05/31', 1500.00, 225, 39, 4, 0);" calcext:value-type="string">
            <text:p>insert into contrat_loc (date_contrat, date_debut, date_fin, caution, id_contrat_loc_client, id_contrat_loc_agence, id_contrat_loc_vehicule, id_contrat_loc_accessoire) values ('2017/05/29', '2017/05/29', '2017/05/31', 1500.00, 225, 39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9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9];&quot;aaaa/mm/jj&quot;)" office:value-type="string" office:string-value="2017/05/29" calcext:value-type="string">
            <text:p>2017/05/29</text:p>
          </table:table-cell>
          <table:table-cell table:style-name="ce4" table:formula="of:=[.D229]+[.M229]" office:value-type="date" office:date-value="2017-06-11" calcext:value-type="date">
            <text:p>2017-06-11</text:p>
          </table:table-cell>
          <table:table-cell table:style-name="ce5" table:formula="of:=TEXT([.F229];&quot;aaaa/mm/jj&quot;)" office:value-type="string" office:string-value="2017/06/11" calcext:value-type="string">
            <text:p>2017/06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101;150)" office:value-type="float" office:value="121" calcext:value-type="float">
            <text:p>12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29];&quot;', '&quot;;[.E229];&quot;', '&quot;;[.G229];&quot;', &quot;;[.H229];&quot;, &quot;;[.I229];&quot;, &quot;;[.J229];&quot;, &quot;;[.K229];&quot;, &quot;;[.L229];&quot;);&quot;)" office:value-type="string" office:string-value="insert into contrat_loc (date_contrat, date_debut, date_fin, caution, id_contrat_loc_client, id_contrat_loc_agence, id_contrat_loc_vehicule, id_contrat_loc_accessoire) values ('2017/05/29', '2017/05/29', '2017/06/11', 1500.00, 178, 121, 5, 2);" calcext:value-type="string">
            <text:p>insert into contrat_loc (date_contrat, date_debut, date_fin, caution, id_contrat_loc_client, id_contrat_loc_agence, id_contrat_loc_vehicule, id_contrat_loc_accessoire) values ('2017/05/29', '2017/05/29', '2017/06/11', 1500.00, 178, 121, 5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B230];&quot;aaaa/mm/jj&quot;)" office:value-type="string" office:string-value="2017/05/30" calcext:value-type="string">
            <text:p>2017/05/30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D230];&quot;aaaa/mm/jj&quot;)" office:value-type="string" office:string-value="2017/05/30" calcext:value-type="string">
            <text:p>2017/05/30</text:p>
          </table:table-cell>
          <table:table-cell table:style-name="ce4" table:formula="of:=[.D230]+[.M230]" office:value-type="date" office:date-value="2017-06-07" calcext:value-type="date">
            <text:p>2017-06-07</text:p>
          </table:table-cell>
          <table:table-cell table:style-name="ce5" table:formula="of:=TEXT([.F230];&quot;aaaa/mm/jj&quot;)" office:value-type="string" office:string-value="2017/06/07" calcext:value-type="string">
            <text:p>2017/06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3" calcext:value-type="float">
            <text:p>233</text:p>
          </table:table-cell>
          <table:table-cell table:style-name="ce7" table:formula="of:=RANDBETWEEN(101;150)" office:value-type="float" office:value="116" calcext:value-type="float">
            <text:p>11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0];&quot;', '&quot;;[.E230];&quot;', '&quot;;[.G230];&quot;', &quot;;[.H230];&quot;, &quot;;[.I230];&quot;, &quot;;[.J230];&quot;, &quot;;[.K230];&quot;, &quot;;[.L230];&quot;);&quot;)" office:value-type="string" office:string-value="insert into contrat_loc (date_contrat, date_debut, date_fin, caution, id_contrat_loc_client, id_contrat_loc_agence, id_contrat_loc_vehicule, id_contrat_loc_accessoire) values ('2017/05/30', '2017/05/30', '2017/06/07', 1500.00, 233, 116, 2, 5);" calcext:value-type="string">
            <text:p>insert into contrat_loc (date_contrat, date_debut, date_fin, caution, id_contrat_loc_client, id_contrat_loc_agence, id_contrat_loc_vehicule, id_contrat_loc_accessoire) values ('2017/05/30', '2017/05/30', '2017/06/07', 1500.00, 233, 116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B231];&quot;aaaa/mm/jj&quot;)" office:value-type="string" office:string-value="2017/05/30" calcext:value-type="string">
            <text:p>2017/05/30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D231];&quot;aaaa/mm/jj&quot;)" office:value-type="string" office:string-value="2017/05/30" calcext:value-type="string">
            <text:p>2017/05/30</text:p>
          </table:table-cell>
          <table:table-cell table:style-name="ce4" table:formula="of:=[.D231]+[.M231]" office:value-type="date" office:date-value="2017-06-13" calcext:value-type="date">
            <text:p>2017-06-13</text:p>
          </table:table-cell>
          <table:table-cell table:style-name="ce5" table:formula="of:=TEXT([.F231];&quot;aaaa/mm/jj&quot;)" office:value-type="string" office:string-value="2017/06/13" calcext:value-type="string">
            <text:p>2017/06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201;250)" office:value-type="float" office:value="230" calcext:value-type="float">
            <text:p>23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1];&quot;', '&quot;;[.E231];&quot;', '&quot;;[.G231];&quot;', &quot;;[.H231];&quot;, &quot;;[.I231];&quot;, &quot;;[.J231];&quot;, &quot;;[.K231];&quot;, &quot;;[.L231];&quot;);&quot;)" office:value-type="string" office:string-value="insert into contrat_loc (date_contrat, date_debut, date_fin, caution, id_contrat_loc_client, id_contrat_loc_agence, id_contrat_loc_vehicule, id_contrat_loc_accessoire) values ('2017/05/30', '2017/05/30', '2017/06/13', 1500.00, 209, 230, 1, 1);" calcext:value-type="string">
            <text:p>insert into contrat_loc (date_contrat, date_debut, date_fin, caution, id_contrat_loc_client, id_contrat_loc_agence, id_contrat_loc_vehicule, id_contrat_loc_accessoire) values ('2017/05/30', '2017/05/30', '2017/06/13', 1500.00, 209, 230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B232];&quot;aaaa/mm/jj&quot;)" office:value-type="string" office:string-value="2017/05/31" calcext:value-type="string">
            <text:p>2017/05/31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D232];&quot;aaaa/mm/jj&quot;)" office:value-type="string" office:string-value="2017/05/31" calcext:value-type="string">
            <text:p>2017/05/31</text:p>
          </table:table-cell>
          <table:table-cell table:style-name="ce4" table:formula="of:=[.D232]+[.M232]" office:value-type="date" office:date-value="2017-06-01" calcext:value-type="date">
            <text:p>2017-06-01</text:p>
          </table:table-cell>
          <table:table-cell table:style-name="ce5" table:formula="of:=TEXT([.F232];&quot;aaaa/mm/jj&quot;)" office:value-type="string" office:string-value="2017/06/01" calcext:value-type="string">
            <text:p>2017/06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6" calcext:value-type="float">
            <text:p>86</text:p>
          </table:table-cell>
          <table:table-cell table:style-name="ce7" table:formula="of:=RANDBETWEEN(201;250)" office:value-type="float" office:value="250" calcext:value-type="float">
            <text:p>25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2];&quot;', '&quot;;[.E232];&quot;', '&quot;;[.G232];&quot;', &quot;;[.H232];&quot;, &quot;;[.I232];&quot;, &quot;;[.J232];&quot;, &quot;;[.K232];&quot;, &quot;;[.L232];&quot;);&quot;)" office:value-type="string" office:string-value="insert into contrat_loc (date_contrat, date_debut, date_fin, caution, id_contrat_loc_client, id_contrat_loc_agence, id_contrat_loc_vehicule, id_contrat_loc_accessoire) values ('2017/05/31', '2017/05/31', '2017/06/01', 1500.00, 86, 250, 4, 1);" calcext:value-type="string">
            <text:p>insert into contrat_loc (date_contrat, date_debut, date_fin, caution, id_contrat_loc_client, id_contrat_loc_agence, id_contrat_loc_vehicule, id_contrat_loc_accessoire) values ('2017/05/31', '2017/05/31', '2017/06/01', 1500.00, 86, 250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B233];&quot;aaaa/mm/jj&quot;)" office:value-type="string" office:string-value="2017/05/31" calcext:value-type="string">
            <text:p>2017/05/31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D233];&quot;aaaa/mm/jj&quot;)" office:value-type="string" office:string-value="2017/05/31" calcext:value-type="string">
            <text:p>2017/05/31</text:p>
          </table:table-cell>
          <table:table-cell table:style-name="ce4" table:formula="of:=[.D233]+[.M233]" office:value-type="date" office:date-value="2017-06-12" calcext:value-type="date">
            <text:p>2017-06-12</text:p>
          </table:table-cell>
          <table:table-cell table:style-name="ce5" table:formula="of:=TEXT([.F233];&quot;aaaa/mm/jj&quot;)" office:value-type="string" office:string-value="2017/06/12" calcext:value-type="string">
            <text:p>2017/06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" calcext:value-type="float">
            <text:p>20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3];&quot;', '&quot;;[.E233];&quot;', '&quot;;[.G233];&quot;', &quot;;[.H233];&quot;, &quot;;[.I233];&quot;, &quot;;[.J233];&quot;, &quot;;[.K233];&quot;, &quot;;[.L233];&quot;);&quot;)" office:value-type="string" office:string-value="insert into contrat_loc (date_contrat, date_debut, date_fin, caution, id_contrat_loc_client, id_contrat_loc_agence, id_contrat_loc_vehicule, id_contrat_loc_accessoire) values ('2017/05/31', '2017/05/31', '2017/06/12', 1500.00, 20, 20, 3, 1);" calcext:value-type="string">
            <text:p>insert into contrat_loc (date_contrat, date_debut, date_fin, caution, id_contrat_loc_client, id_contrat_loc_agence, id_contrat_loc_vehicule, id_contrat_loc_accessoire) values ('2017/05/31', '2017/05/31', '2017/06/12', 1500.00, 20, 20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B234];&quot;aaaa/mm/jj&quot;)" office:value-type="string" office:string-value="2017/06/01" calcext:value-type="string">
            <text:p>2017/06/01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D234];&quot;aaaa/mm/jj&quot;)" office:value-type="string" office:string-value="2017/06/01" calcext:value-type="string">
            <text:p>2017/06/01</text:p>
          </table:table-cell>
          <table:table-cell table:style-name="ce4" table:formula="of:=[.D234]+[.M234]" office:value-type="date" office:date-value="2017-06-07" calcext:value-type="date">
            <text:p>2017-06-07</text:p>
          </table:table-cell>
          <table:table-cell table:style-name="ce5" table:formula="of:=TEXT([.F234];&quot;aaaa/mm/jj&quot;)" office:value-type="string" office:string-value="2017/06/07" calcext:value-type="string">
            <text:p>2017/06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151;200)" office:value-type="float" office:value="196" calcext:value-type="float">
            <text:p>19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4];&quot;', '&quot;;[.E234];&quot;', '&quot;;[.G234];&quot;', &quot;;[.H234];&quot;, &quot;;[.I234];&quot;, &quot;;[.J234];&quot;, &quot;;[.K234];&quot;, &quot;;[.L234];&quot;);&quot;)" office:value-type="string" office:string-value="insert into contrat_loc (date_contrat, date_debut, date_fin, caution, id_contrat_loc_client, id_contrat_loc_agence, id_contrat_loc_vehicule, id_contrat_loc_accessoire) values ('2017/06/01', '2017/06/01', '2017/06/07', 1500.00, 194, 196, 1, 1);" calcext:value-type="string">
            <text:p>insert into contrat_loc (date_contrat, date_debut, date_fin, caution, id_contrat_loc_client, id_contrat_loc_agence, id_contrat_loc_vehicule, id_contrat_loc_accessoire) values ('2017/06/01', '2017/06/01', '2017/06/07', 1500.00, 194, 196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B235];&quot;aaaa/mm/jj&quot;)" office:value-type="string" office:string-value="2017/06/01" calcext:value-type="string">
            <text:p>2017/06/01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D235];&quot;aaaa/mm/jj&quot;)" office:value-type="string" office:string-value="2017/06/01" calcext:value-type="string">
            <text:p>2017/06/01</text:p>
          </table:table-cell>
          <table:table-cell table:style-name="ce4" table:formula="of:=[.D235]+[.M235]" office:value-type="date" office:date-value="2017-06-09" calcext:value-type="date">
            <text:p>2017-06-09</text:p>
          </table:table-cell>
          <table:table-cell table:style-name="ce5" table:formula="of:=TEXT([.F235];&quot;aaaa/mm/jj&quot;)" office:value-type="string" office:string-value="2017/06/09" calcext:value-type="string">
            <text:p>2017/06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1" calcext:value-type="float">
            <text:p>221</text:p>
          </table:table-cell>
          <table:table-cell table:style-name="ce7" table:formula="of:=RANDBETWEEN(151;200)" office:value-type="float" office:value="167" calcext:value-type="float">
            <text:p>16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5];&quot;', '&quot;;[.E235];&quot;', '&quot;;[.G235];&quot;', &quot;;[.H235];&quot;, &quot;;[.I235];&quot;, &quot;;[.J235];&quot;, &quot;;[.K235];&quot;, &quot;;[.L235];&quot;);&quot;)" office:value-type="string" office:string-value="insert into contrat_loc (date_contrat, date_debut, date_fin, caution, id_contrat_loc_client, id_contrat_loc_agence, id_contrat_loc_vehicule, id_contrat_loc_accessoire) values ('2017/06/01', '2017/06/01', '2017/06/09', 1500.00, 221, 167, 5, 0);" calcext:value-type="string">
            <text:p>insert into contrat_loc (date_contrat, date_debut, date_fin, caution, id_contrat_loc_client, id_contrat_loc_agence, id_contrat_loc_vehicule, id_contrat_loc_accessoire) values ('2017/06/01', '2017/06/01', '2017/06/09', 1500.00, 221, 167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date" office:date-value="2017-06-02" calcext:value-type="date">
            <text:p>2017-06-02</text:p>
          </table:table-cell>
          <table:table-cell table:style-name="ce5" table:formula="of:=TEXT([.B236];&quot;aaaa/mm/jj&quot;)" office:value-type="string" office:string-value="2017/06/02" calcext:value-type="string">
            <text:p>2017/06/02</text:p>
          </table:table-cell>
          <table:table-cell table:style-name="ce4" office:value-type="date" office:date-value="2017-06-02" calcext:value-type="date">
            <text:p>2017-06-02</text:p>
          </table:table-cell>
          <table:table-cell table:style-name="ce5" table:formula="of:=TEXT([.D236];&quot;aaaa/mm/jj&quot;)" office:value-type="string" office:string-value="2017/06/02" calcext:value-type="string">
            <text:p>2017/06/02</text:p>
          </table:table-cell>
          <table:table-cell table:style-name="ce4" table:formula="of:=[.D236]+[.M236]" office:value-type="date" office:date-value="2017-06-15" calcext:value-type="date">
            <text:p>2017-06-15</text:p>
          </table:table-cell>
          <table:table-cell table:style-name="ce5" table:formula="of:=TEXT([.F236];&quot;aaaa/mm/jj&quot;)" office:value-type="string" office:string-value="2017/06/15" calcext:value-type="string">
            <text:p>2017/06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8" calcext:value-type="float">
            <text:p>208</text:p>
          </table:table-cell>
          <table:table-cell table:style-name="ce7" table:formula="of:=RANDBETWEEN(1;50)" office:value-type="float" office:value="12" calcext:value-type="float">
            <text:p>1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6];&quot;', '&quot;;[.E236];&quot;', '&quot;;[.G236];&quot;', &quot;;[.H236];&quot;, &quot;;[.I236];&quot;, &quot;;[.J236];&quot;, &quot;;[.K236];&quot;, &quot;;[.L236];&quot;);&quot;)" office:value-type="string" office:string-value="insert into contrat_loc (date_contrat, date_debut, date_fin, caution, id_contrat_loc_client, id_contrat_loc_agence, id_contrat_loc_vehicule, id_contrat_loc_accessoire) values ('2017/06/02', '2017/06/02', '2017/06/15', 1500.00, 208, 12, 2, 0);" calcext:value-type="string">
            <text:p>insert into contrat_loc (date_contrat, date_debut, date_fin, caution, id_contrat_loc_client, id_contrat_loc_agence, id_contrat_loc_vehicule, id_contrat_loc_accessoire) values ('2017/06/02', '2017/06/02', '2017/06/15', 1500.00, 208, 12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37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37];&quot;aaaa/mm/jj&quot;)" office:value-type="string" office:string-value="2017/06/03" calcext:value-type="string">
            <text:p>2017/06/03</text:p>
          </table:table-cell>
          <table:table-cell table:style-name="ce4" table:formula="of:=[.D237]+[.M237]" office:value-type="date" office:date-value="2017-06-15" calcext:value-type="date">
            <text:p>2017-06-15</text:p>
          </table:table-cell>
          <table:table-cell table:style-name="ce5" table:formula="of:=TEXT([.F237];&quot;aaaa/mm/jj&quot;)" office:value-type="string" office:string-value="2017/06/15" calcext:value-type="string">
            <text:p>2017/06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8" calcext:value-type="float">
            <text:p>48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7];&quot;', '&quot;;[.E237];&quot;', '&quot;;[.G237];&quot;', &quot;;[.H237];&quot;, &quot;;[.I237];&quot;, &quot;;[.J237];&quot;, &quot;;[.K237];&quot;, &quot;;[.L237];&quot;);&quot;)" office:value-type="string" office:string-value="insert into contrat_loc (date_contrat, date_debut, date_fin, caution, id_contrat_loc_client, id_contrat_loc_agence, id_contrat_loc_vehicule, id_contrat_loc_accessoire) values ('2017/06/03', '2017/06/03', '2017/06/15', 1500.00, 48, 49, 4, 5);" calcext:value-type="string">
            <text:p>insert into contrat_loc (date_contrat, date_debut, date_fin, caution, id_contrat_loc_client, id_contrat_loc_agence, id_contrat_loc_vehicule, id_contrat_loc_accessoire) values ('2017/06/03', '2017/06/03', '2017/06/15', 1500.00, 48, 49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38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38];&quot;aaaa/mm/jj&quot;)" office:value-type="string" office:string-value="2017/06/03" calcext:value-type="string">
            <text:p>2017/06/03</text:p>
          </table:table-cell>
          <table:table-cell table:style-name="ce4" table:formula="of:=[.D238]+[.M238]" office:value-type="date" office:date-value="2017-06-15" calcext:value-type="date">
            <text:p>2017-06-15</text:p>
          </table:table-cell>
          <table:table-cell table:style-name="ce5" table:formula="of:=TEXT([.F238];&quot;aaaa/mm/jj&quot;)" office:value-type="string" office:string-value="2017/06/15" calcext:value-type="string">
            <text:p>2017/06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201;250)" office:value-type="float" office:value="214" calcext:value-type="float">
            <text:p>21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8];&quot;', '&quot;;[.E238];&quot;', '&quot;;[.G238];&quot;', &quot;;[.H238];&quot;, &quot;;[.I238];&quot;, &quot;;[.J238];&quot;, &quot;;[.K238];&quot;, &quot;;[.L238];&quot;);&quot;)" office:value-type="string" office:string-value="insert into contrat_loc (date_contrat, date_debut, date_fin, caution, id_contrat_loc_client, id_contrat_loc_agence, id_contrat_loc_vehicule, id_contrat_loc_accessoire) values ('2017/06/03', '2017/06/03', '2017/06/15', 1500.00, 62, 214, 1, 6);" calcext:value-type="string">
            <text:p>insert into contrat_loc (date_contrat, date_debut, date_fin, caution, id_contrat_loc_client, id_contrat_loc_agence, id_contrat_loc_vehicule, id_contrat_loc_accessoire) values ('2017/06/03', '2017/06/03', '2017/06/15', 1500.00, 62, 214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39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39];&quot;aaaa/mm/jj&quot;)" office:value-type="string" office:string-value="2017/06/03" calcext:value-type="string">
            <text:p>2017/06/03</text:p>
          </table:table-cell>
          <table:table-cell table:style-name="ce4" table:formula="of:=[.D239]+[.M239]" office:value-type="date" office:date-value="2017-06-04" calcext:value-type="date">
            <text:p>2017-06-04</text:p>
          </table:table-cell>
          <table:table-cell table:style-name="ce5" table:formula="of:=TEXT([.F239];&quot;aaaa/mm/jj&quot;)" office:value-type="string" office:string-value="2017/06/04" calcext:value-type="string">
            <text:p>2017/06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1" calcext:value-type="float">
            <text:p>71</text:p>
          </table:table-cell>
          <table:table-cell table:style-name="ce7" table:formula="of:=RANDBETWEEN(151;200)" office:value-type="float" office:value="194" calcext:value-type="float">
            <text:p>1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39];&quot;', '&quot;;[.E239];&quot;', '&quot;;[.G239];&quot;', &quot;;[.H239];&quot;, &quot;;[.I239];&quot;, &quot;;[.J239];&quot;, &quot;;[.K239];&quot;, &quot;;[.L239];&quot;);&quot;)" office:value-type="string" office:string-value="insert into contrat_loc (date_contrat, date_debut, date_fin, caution, id_contrat_loc_client, id_contrat_loc_agence, id_contrat_loc_vehicule, id_contrat_loc_accessoire) values ('2017/06/03', '2017/06/03', '2017/06/04', 1500.00, 71, 194, 2, 1);" calcext:value-type="string">
            <text:p>insert into contrat_loc (date_contrat, date_debut, date_fin, caution, id_contrat_loc_client, id_contrat_loc_agence, id_contrat_loc_vehicule, id_contrat_loc_accessoire) values ('2017/06/03', '2017/06/03', '2017/06/04', 1500.00, 71, 194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40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40];&quot;aaaa/mm/jj&quot;)" office:value-type="string" office:string-value="2017/06/03" calcext:value-type="string">
            <text:p>2017/06/03</text:p>
          </table:table-cell>
          <table:table-cell table:style-name="ce4" table:formula="of:=[.D240]+[.M240]" office:value-type="date" office:date-value="2017-06-18" calcext:value-type="date">
            <text:p>2017-06-18</text:p>
          </table:table-cell>
          <table:table-cell table:style-name="ce5" table:formula="of:=TEXT([.F240];&quot;aaaa/mm/jj&quot;)" office:value-type="string" office:string-value="2017/06/18" calcext:value-type="string">
            <text:p>2017/06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1" calcext:value-type="float">
            <text:p>161</text:p>
          </table:table-cell>
          <table:table-cell table:style-name="ce7" table:formula="of:=RANDBETWEEN(201;250)" office:value-type="float" office:value="226" calcext:value-type="float">
            <text:p>2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0];&quot;', '&quot;;[.E240];&quot;', '&quot;;[.G240];&quot;', &quot;;[.H240];&quot;, &quot;;[.I240];&quot;, &quot;;[.J240];&quot;, &quot;;[.K240];&quot;, &quot;;[.L240];&quot;);&quot;)" office:value-type="string" office:string-value="insert into contrat_loc (date_contrat, date_debut, date_fin, caution, id_contrat_loc_client, id_contrat_loc_agence, id_contrat_loc_vehicule, id_contrat_loc_accessoire) values ('2017/06/03', '2017/06/03', '2017/06/18', 1500.00, 161, 226, 1, 1);" calcext:value-type="string">
            <text:p>insert into contrat_loc (date_contrat, date_debut, date_fin, caution, id_contrat_loc_client, id_contrat_loc_agence, id_contrat_loc_vehicule, id_contrat_loc_accessoire) values ('2017/06/03', '2017/06/03', '2017/06/18', 1500.00, 161, 226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date" office:date-value="2017-06-04" calcext:value-type="date">
            <text:p>2017-06-04</text:p>
          </table:table-cell>
          <table:table-cell table:style-name="ce5" table:formula="of:=TEXT([.B241];&quot;aaaa/mm/jj&quot;)" office:value-type="string" office:string-value="2017/06/04" calcext:value-type="string">
            <text:p>2017/06/04</text:p>
          </table:table-cell>
          <table:table-cell table:style-name="ce4" office:value-type="date" office:date-value="2017-06-04" calcext:value-type="date">
            <text:p>2017-06-04</text:p>
          </table:table-cell>
          <table:table-cell table:style-name="ce5" table:formula="of:=TEXT([.D241];&quot;aaaa/mm/jj&quot;)" office:value-type="string" office:string-value="2017/06/04" calcext:value-type="string">
            <text:p>2017/06/04</text:p>
          </table:table-cell>
          <table:table-cell table:style-name="ce4" table:formula="of:=[.D241]+[.M241]" office:value-type="date" office:date-value="2017-06-16" calcext:value-type="date">
            <text:p>2017-06-16</text:p>
          </table:table-cell>
          <table:table-cell table:style-name="ce5" table:formula="of:=TEXT([.F241];&quot;aaaa/mm/jj&quot;)" office:value-type="string" office:string-value="2017/06/16" calcext:value-type="string">
            <text:p>2017/06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0" calcext:value-type="float">
            <text:p>80</text:p>
          </table:table-cell>
          <table:table-cell table:style-name="ce7" table:formula="of:=RANDBETWEEN(201;250)" office:value-type="float" office:value="221" calcext:value-type="float">
            <text:p>22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1];&quot;', '&quot;;[.E241];&quot;', '&quot;;[.G241];&quot;', &quot;;[.H241];&quot;, &quot;;[.I241];&quot;, &quot;;[.J241];&quot;, &quot;;[.K241];&quot;, &quot;;[.L241];&quot;);&quot;)" office:value-type="string" office:string-value="insert into contrat_loc (date_contrat, date_debut, date_fin, caution, id_contrat_loc_client, id_contrat_loc_agence, id_contrat_loc_vehicule, id_contrat_loc_accessoire) values ('2017/06/04', '2017/06/04', '2017/06/16', 1500.00, 80, 221, 3, 5);" calcext:value-type="string">
            <text:p>insert into contrat_loc (date_contrat, date_debut, date_fin, caution, id_contrat_loc_client, id_contrat_loc_agence, id_contrat_loc_vehicule, id_contrat_loc_accessoire) values ('2017/06/04', '2017/06/04', '2017/06/16', 1500.00, 80, 221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date" office:date-value="2017-06-05" calcext:value-type="date">
            <text:p>2017-06-05</text:p>
          </table:table-cell>
          <table:table-cell table:style-name="ce5" table:formula="of:=TEXT([.B242];&quot;aaaa/mm/jj&quot;)" office:value-type="string" office:string-value="2017/06/05" calcext:value-type="string">
            <text:p>2017/06/05</text:p>
          </table:table-cell>
          <table:table-cell table:style-name="ce4" office:value-type="date" office:date-value="2017-06-05" calcext:value-type="date">
            <text:p>2017-06-05</text:p>
          </table:table-cell>
          <table:table-cell table:style-name="ce5" table:formula="of:=TEXT([.D242];&quot;aaaa/mm/jj&quot;)" office:value-type="string" office:string-value="2017/06/05" calcext:value-type="string">
            <text:p>2017/06/05</text:p>
          </table:table-cell>
          <table:table-cell table:style-name="ce4" table:formula="of:=[.D242]+[.M242]" office:value-type="date" office:date-value="2017-06-08" calcext:value-type="date">
            <text:p>2017-06-08</text:p>
          </table:table-cell>
          <table:table-cell table:style-name="ce5" table:formula="of:=TEXT([.F242];&quot;aaaa/mm/jj&quot;)" office:value-type="string" office:string-value="2017/06/08" calcext:value-type="string">
            <text:p>2017/06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2];&quot;', '&quot;;[.E242];&quot;', '&quot;;[.G242];&quot;', &quot;;[.H242];&quot;, &quot;;[.I242];&quot;, &quot;;[.J242];&quot;, &quot;;[.K242];&quot;, &quot;;[.L242];&quot;);&quot;)" office:value-type="string" office:string-value="insert into contrat_loc (date_contrat, date_debut, date_fin, caution, id_contrat_loc_client, id_contrat_loc_agence, id_contrat_loc_vehicule, id_contrat_loc_accessoire) values ('2017/06/05', '2017/06/05', '2017/06/08', 1500.00, 134, 69, 2, 1);" calcext:value-type="string">
            <text:p>insert into contrat_loc (date_contrat, date_debut, date_fin, caution, id_contrat_loc_client, id_contrat_loc_agence, id_contrat_loc_vehicule, id_contrat_loc_accessoire) values ('2017/06/05', '2017/06/05', '2017/06/08', 1500.00, 134, 69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date" office:date-value="2017-06-06" calcext:value-type="date">
            <text:p>2017-06-06</text:p>
          </table:table-cell>
          <table:table-cell table:style-name="ce5" table:formula="of:=TEXT([.B243];&quot;aaaa/mm/jj&quot;)" office:value-type="string" office:string-value="2017/06/06" calcext:value-type="string">
            <text:p>2017/06/06</text:p>
          </table:table-cell>
          <table:table-cell table:style-name="ce4" office:value-type="date" office:date-value="2017-06-06" calcext:value-type="date">
            <text:p>2017-06-06</text:p>
          </table:table-cell>
          <table:table-cell table:style-name="ce5" table:formula="of:=TEXT([.D243];&quot;aaaa/mm/jj&quot;)" office:value-type="string" office:string-value="2017/06/06" calcext:value-type="string">
            <text:p>2017/06/06</text:p>
          </table:table-cell>
          <table:table-cell table:style-name="ce4" table:formula="of:=[.D243]+[.M243]" office:value-type="date" office:date-value="2017-06-09" calcext:value-type="date">
            <text:p>2017-06-09</text:p>
          </table:table-cell>
          <table:table-cell table:style-name="ce5" table:formula="of:=TEXT([.F243];&quot;aaaa/mm/jj&quot;)" office:value-type="string" office:string-value="2017/06/09" calcext:value-type="string">
            <text:p>2017/06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5" calcext:value-type="float">
            <text:p>55</text:p>
          </table:table-cell>
          <table:table-cell table:style-name="ce7" table:formula="of:=RANDBETWEEN(201;250)" office:value-type="float" office:value="226" calcext:value-type="float">
            <text:p>2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3];&quot;', '&quot;;[.E243];&quot;', '&quot;;[.G243];&quot;', &quot;;[.H243];&quot;, &quot;;[.I243];&quot;, &quot;;[.J243];&quot;, &quot;;[.K243];&quot;, &quot;;[.L243];&quot;);&quot;)" office:value-type="string" office:string-value="insert into contrat_loc (date_contrat, date_debut, date_fin, caution, id_contrat_loc_client, id_contrat_loc_agence, id_contrat_loc_vehicule, id_contrat_loc_accessoire) values ('2017/06/06', '2017/06/06', '2017/06/09', 1500.00, 55, 226, 1, 6);" calcext:value-type="string">
            <text:p>insert into contrat_loc (date_contrat, date_debut, date_fin, caution, id_contrat_loc_client, id_contrat_loc_agence, id_contrat_loc_vehicule, id_contrat_loc_accessoire) values ('2017/06/06', '2017/06/06', '2017/06/09', 1500.00, 55, 226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date" office:date-value="2017-06-08" calcext:value-type="date">
            <text:p>2017-06-08</text:p>
          </table:table-cell>
          <table:table-cell table:style-name="ce5" table:formula="of:=TEXT([.B244];&quot;aaaa/mm/jj&quot;)" office:value-type="string" office:string-value="2017/06/08" calcext:value-type="string">
            <text:p>2017/06/08</text:p>
          </table:table-cell>
          <table:table-cell table:style-name="ce4" office:value-type="date" office:date-value="2017-06-08" calcext:value-type="date">
            <text:p>2017-06-08</text:p>
          </table:table-cell>
          <table:table-cell table:style-name="ce5" table:formula="of:=TEXT([.D244];&quot;aaaa/mm/jj&quot;)" office:value-type="string" office:string-value="2017/06/08" calcext:value-type="string">
            <text:p>2017/06/08</text:p>
          </table:table-cell>
          <table:table-cell table:style-name="ce4" table:formula="of:=[.D244]+[.M244]" office:value-type="date" office:date-value="2017-06-13" calcext:value-type="date">
            <text:p>2017-06-13</text:p>
          </table:table-cell>
          <table:table-cell table:style-name="ce5" table:formula="of:=TEXT([.F244];&quot;aaaa/mm/jj&quot;)" office:value-type="string" office:string-value="2017/06/13" calcext:value-type="string">
            <text:p>2017/06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0" calcext:value-type="float">
            <text:p>240</text:p>
          </table:table-cell>
          <table:table-cell table:style-name="ce7" table:formula="of:=RANDBETWEEN(1;50)" office:value-type="float" office:value="27" calcext:value-type="float">
            <text:p>2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4];&quot;', '&quot;;[.E244];&quot;', '&quot;;[.G244];&quot;', &quot;;[.H244];&quot;, &quot;;[.I244];&quot;, &quot;;[.J244];&quot;, &quot;;[.K244];&quot;, &quot;;[.L244];&quot;);&quot;)" office:value-type="string" office:string-value="insert into contrat_loc (date_contrat, date_debut, date_fin, caution, id_contrat_loc_client, id_contrat_loc_agence, id_contrat_loc_vehicule, id_contrat_loc_accessoire) values ('2017/06/08', '2017/06/08', '2017/06/13', 1500.00, 240, 27, 2, 1);" calcext:value-type="string">
            <text:p>insert into contrat_loc (date_contrat, date_debut, date_fin, caution, id_contrat_loc_client, id_contrat_loc_agence, id_contrat_loc_vehicule, id_contrat_loc_accessoire) values ('2017/06/08', '2017/06/08', '2017/06/13', 1500.00, 240, 27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date" office:date-value="2017-06-09" calcext:value-type="date">
            <text:p>2017-06-09</text:p>
          </table:table-cell>
          <table:table-cell table:style-name="ce5" table:formula="of:=TEXT([.B245];&quot;aaaa/mm/jj&quot;)" office:value-type="string" office:string-value="2017/06/09" calcext:value-type="string">
            <text:p>2017/06/09</text:p>
          </table:table-cell>
          <table:table-cell table:style-name="ce4" office:value-type="date" office:date-value="2017-06-09" calcext:value-type="date">
            <text:p>2017-06-09</text:p>
          </table:table-cell>
          <table:table-cell table:style-name="ce5" table:formula="of:=TEXT([.D245];&quot;aaaa/mm/jj&quot;)" office:value-type="string" office:string-value="2017/06/09" calcext:value-type="string">
            <text:p>2017/06/09</text:p>
          </table:table-cell>
          <table:table-cell table:style-name="ce4" table:formula="of:=[.D245]+[.M245]" office:value-type="date" office:date-value="2017-06-13" calcext:value-type="date">
            <text:p>2017-06-13</text:p>
          </table:table-cell>
          <table:table-cell table:style-name="ce5" table:formula="of:=TEXT([.F245];&quot;aaaa/mm/jj&quot;)" office:value-type="string" office:string-value="2017/06/13" calcext:value-type="string">
            <text:p>2017/06/1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52" calcext:value-type="float">
            <text:p>52</text:p>
          </table:table-cell>
          <table:table-cell table:style-name="ce7" table:formula="of:=RANDBETWEEN(201;250)" office:value-type="float" office:value="226" calcext:value-type="float">
            <text:p>2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5];&quot;', '&quot;;[.E245];&quot;', '&quot;;[.G245];&quot;', &quot;;[.H245];&quot;, &quot;;[.I245];&quot;, &quot;;[.J245];&quot;, &quot;;[.K245];&quot;, &quot;;[.L245];&quot;);&quot;)" office:value-type="string" office:string-value="insert into contrat_loc (date_contrat, date_debut, date_fin, caution, id_contrat_loc_client, id_contrat_loc_agence, id_contrat_loc_vehicule, id_contrat_loc_accessoire) values ('2017/06/09', '2017/06/09', '2017/06/13', 1500.00, 52, 226, 1, 0);" calcext:value-type="string">
            <text:p>insert into contrat_loc (date_contrat, date_debut, date_fin, caution, id_contrat_loc_client, id_contrat_loc_agence, id_contrat_loc_vehicule, id_contrat_loc_accessoire) values ('2017/06/09', '2017/06/09', '2017/06/13', 1500.00, 52, 226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date" office:date-value="2017-06-10" calcext:value-type="date">
            <text:p>2017-06-10</text:p>
          </table:table-cell>
          <table:table-cell table:style-name="ce5" table:formula="of:=TEXT([.B246];&quot;aaaa/mm/jj&quot;)" office:value-type="string" office:string-value="2017/06/10" calcext:value-type="string">
            <text:p>2017/06/10</text:p>
          </table:table-cell>
          <table:table-cell table:style-name="ce4" office:value-type="date" office:date-value="2017-06-10" calcext:value-type="date">
            <text:p>2017-06-10</text:p>
          </table:table-cell>
          <table:table-cell table:style-name="ce5" table:formula="of:=TEXT([.D246];&quot;aaaa/mm/jj&quot;)" office:value-type="string" office:string-value="2017/06/10" calcext:value-type="string">
            <text:p>2017/06/10</text:p>
          </table:table-cell>
          <table:table-cell table:style-name="ce4" table:formula="of:=[.D246]+[.M246]" office:value-type="date" office:date-value="2017-06-17" calcext:value-type="date">
            <text:p>2017-06-17</text:p>
          </table:table-cell>
          <table:table-cell table:style-name="ce5" table:formula="of:=TEXT([.F246];&quot;aaaa/mm/jj&quot;)" office:value-type="string" office:string-value="2017/06/17" calcext:value-type="string">
            <text:p>2017/06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5" calcext:value-type="float">
            <text:p>205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6];&quot;', '&quot;;[.E246];&quot;', '&quot;;[.G246];&quot;', &quot;;[.H246];&quot;, &quot;;[.I246];&quot;, &quot;;[.J246];&quot;, &quot;;[.K246];&quot;, &quot;;[.L246];&quot;);&quot;)" office:value-type="string" office:string-value="insert into contrat_loc (date_contrat, date_debut, date_fin, caution, id_contrat_loc_client, id_contrat_loc_agence, id_contrat_loc_vehicule, id_contrat_loc_accessoire) values ('2017/06/10', '2017/06/10', '2017/06/17', 1500.00, 205, 1, 2, 0);" calcext:value-type="string">
            <text:p>insert into contrat_loc (date_contrat, date_debut, date_fin, caution, id_contrat_loc_client, id_contrat_loc_agence, id_contrat_loc_vehicule, id_contrat_loc_accessoire) values ('2017/06/10', '2017/06/10', '2017/06/17', 1500.00, 205, 1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date" office:date-value="2017-06-11" calcext:value-type="date">
            <text:p>2017-06-11</text:p>
          </table:table-cell>
          <table:table-cell table:style-name="ce5" table:formula="of:=TEXT([.B247];&quot;aaaa/mm/jj&quot;)" office:value-type="string" office:string-value="2017/06/11" calcext:value-type="string">
            <text:p>2017/06/11</text:p>
          </table:table-cell>
          <table:table-cell table:style-name="ce4" office:value-type="date" office:date-value="2017-06-11" calcext:value-type="date">
            <text:p>2017-06-11</text:p>
          </table:table-cell>
          <table:table-cell table:style-name="ce5" table:formula="of:=TEXT([.D247];&quot;aaaa/mm/jj&quot;)" office:value-type="string" office:string-value="2017/06/11" calcext:value-type="string">
            <text:p>2017/06/11</text:p>
          </table:table-cell>
          <table:table-cell table:style-name="ce4" table:formula="of:=[.D247]+[.M247]" office:value-type="date" office:date-value="2017-06-15" calcext:value-type="date">
            <text:p>2017-06-15</text:p>
          </table:table-cell>
          <table:table-cell table:style-name="ce5" table:formula="of:=TEXT([.F247];&quot;aaaa/mm/jj&quot;)" office:value-type="string" office:string-value="2017/06/15" calcext:value-type="string">
            <text:p>2017/06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9" calcext:value-type="float">
            <text:p>39</text:p>
          </table:table-cell>
          <table:table-cell table:style-name="ce7" table:formula="of:=RANDBETWEEN(1;50)" office:value-type="float" office:value="10" calcext:value-type="float">
            <text:p>1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7];&quot;', '&quot;;[.E247];&quot;', '&quot;;[.G247];&quot;', &quot;;[.H247];&quot;, &quot;;[.I247];&quot;, &quot;;[.J247];&quot;, &quot;;[.K247];&quot;, &quot;;[.L247];&quot;);&quot;)" office:value-type="string" office:string-value="insert into contrat_loc (date_contrat, date_debut, date_fin, caution, id_contrat_loc_client, id_contrat_loc_agence, id_contrat_loc_vehicule, id_contrat_loc_accessoire) values ('2017/06/11', '2017/06/11', '2017/06/15', 1500.00, 39, 10, 1, 3);" calcext:value-type="string">
            <text:p>insert into contrat_loc (date_contrat, date_debut, date_fin, caution, id_contrat_loc_client, id_contrat_loc_agence, id_contrat_loc_vehicule, id_contrat_loc_accessoire) values ('2017/06/11', '2017/06/11', '2017/06/15', 1500.00, 39, 10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date" office:date-value="2017-06-13" calcext:value-type="date">
            <text:p>2017-06-13</text:p>
          </table:table-cell>
          <table:table-cell table:style-name="ce5" table:formula="of:=TEXT([.B248];&quot;aaaa/mm/jj&quot;)" office:value-type="string" office:string-value="2017/06/13" calcext:value-type="string">
            <text:p>2017/06/13</text:p>
          </table:table-cell>
          <table:table-cell table:style-name="ce4" office:value-type="date" office:date-value="2017-06-13" calcext:value-type="date">
            <text:p>2017-06-13</text:p>
          </table:table-cell>
          <table:table-cell table:style-name="ce5" table:formula="of:=TEXT([.D248];&quot;aaaa/mm/jj&quot;)" office:value-type="string" office:string-value="2017/06/13" calcext:value-type="string">
            <text:p>2017/06/13</text:p>
          </table:table-cell>
          <table:table-cell table:style-name="ce4" table:formula="of:=[.D248]+[.M248]" office:value-type="date" office:date-value="2017-06-14" calcext:value-type="date">
            <text:p>2017-06-14</text:p>
          </table:table-cell>
          <table:table-cell table:style-name="ce5" table:formula="of:=TEXT([.F248];&quot;aaaa/mm/jj&quot;)" office:value-type="string" office:string-value="2017/06/14" calcext:value-type="string">
            <text:p>2017/06/1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RANDBETWEEN(101;150)" office:value-type="float" office:value="149" calcext:value-type="float">
            <text:p>14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8];&quot;', '&quot;;[.E248];&quot;', '&quot;;[.G248];&quot;', &quot;;[.H248];&quot;, &quot;;[.I248];&quot;, &quot;;[.J248];&quot;, &quot;;[.K248];&quot;, &quot;;[.L248];&quot;);&quot;)" office:value-type="string" office:string-value="insert into contrat_loc (date_contrat, date_debut, date_fin, caution, id_contrat_loc_client, id_contrat_loc_agence, id_contrat_loc_vehicule, id_contrat_loc_accessoire) values ('2017/06/13', '2017/06/13', '2017/06/14', 1500.00, 45, 149, 1, 0);" calcext:value-type="string">
            <text:p>insert into contrat_loc (date_contrat, date_debut, date_fin, caution, id_contrat_loc_client, id_contrat_loc_agence, id_contrat_loc_vehicule, id_contrat_loc_accessoire) values ('2017/06/13', '2017/06/13', '2017/06/14', 1500.00, 45, 149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date" office:date-value="2017-06-14" calcext:value-type="date">
            <text:p>2017-06-14</text:p>
          </table:table-cell>
          <table:table-cell table:style-name="ce5" table:formula="of:=TEXT([.B249];&quot;aaaa/mm/jj&quot;)" office:value-type="string" office:string-value="2017/06/14" calcext:value-type="string">
            <text:p>2017/06/14</text:p>
          </table:table-cell>
          <table:table-cell table:style-name="ce4" office:value-type="date" office:date-value="2017-06-14" calcext:value-type="date">
            <text:p>2017-06-14</text:p>
          </table:table-cell>
          <table:table-cell table:style-name="ce5" table:formula="of:=TEXT([.D249];&quot;aaaa/mm/jj&quot;)" office:value-type="string" office:string-value="2017/06/14" calcext:value-type="string">
            <text:p>2017/06/14</text:p>
          </table:table-cell>
          <table:table-cell table:style-name="ce4" table:formula="of:=[.D249]+[.M249]" office:value-type="date" office:date-value="2017-06-22" calcext:value-type="date">
            <text:p>2017-06-22</text:p>
          </table:table-cell>
          <table:table-cell table:style-name="ce5" table:formula="of:=TEXT([.F249];&quot;aaaa/mm/jj&quot;)" office:value-type="string" office:string-value="2017/06/22" calcext:value-type="string">
            <text:p>2017/06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" calcext:value-type="float">
            <text:p>20</text:p>
          </table:table-cell>
          <table:table-cell table:style-name="ce7" table:formula="of:=RANDBETWEEN(201;250)" office:value-type="float" office:value="213" calcext:value-type="float">
            <text:p>21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49];&quot;', '&quot;;[.E249];&quot;', '&quot;;[.G249];&quot;', &quot;;[.H249];&quot;, &quot;;[.I249];&quot;, &quot;;[.J249];&quot;, &quot;;[.K249];&quot;, &quot;;[.L249];&quot;);&quot;)" office:value-type="string" office:string-value="insert into contrat_loc (date_contrat, date_debut, date_fin, caution, id_contrat_loc_client, id_contrat_loc_agence, id_contrat_loc_vehicule, id_contrat_loc_accessoire) values ('2017/06/14', '2017/06/14', '2017/06/22', 1500.00, 20, 213, 3, 2);" calcext:value-type="string">
            <text:p>insert into contrat_loc (date_contrat, date_debut, date_fin, caution, id_contrat_loc_client, id_contrat_loc_agence, id_contrat_loc_vehicule, id_contrat_loc_accessoire) values ('2017/06/14', '2017/06/14', '2017/06/22', 1500.00, 20, 213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date" office:date-value="2017-06-16" calcext:value-type="date">
            <text:p>2017-06-16</text:p>
          </table:table-cell>
          <table:table-cell table:style-name="ce5" table:formula="of:=TEXT([.B250];&quot;aaaa/mm/jj&quot;)" office:value-type="string" office:string-value="2017/06/16" calcext:value-type="string">
            <text:p>2017/06/16</text:p>
          </table:table-cell>
          <table:table-cell table:style-name="ce4" office:value-type="date" office:date-value="2017-06-16" calcext:value-type="date">
            <text:p>2017-06-16</text:p>
          </table:table-cell>
          <table:table-cell table:style-name="ce5" table:formula="of:=TEXT([.D250];&quot;aaaa/mm/jj&quot;)" office:value-type="string" office:string-value="2017/06/16" calcext:value-type="string">
            <text:p>2017/06/16</text:p>
          </table:table-cell>
          <table:table-cell table:style-name="ce4" table:formula="of:=[.D250]+[.M250]" office:value-type="date" office:date-value="2017-06-20" calcext:value-type="date">
            <text:p>2017-06-20</text:p>
          </table:table-cell>
          <table:table-cell table:style-name="ce5" table:formula="of:=TEXT([.F250];&quot;aaaa/mm/jj&quot;)" office:value-type="string" office:string-value="2017/06/20" calcext:value-type="string">
            <text:p>2017/06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0" calcext:value-type="float">
            <text:p>220</text:p>
          </table:table-cell>
          <table:table-cell table:style-name="ce7" table:formula="of:=RANDBETWEEN(151;200)" office:value-type="float" office:value="160" calcext:value-type="float">
            <text:p>16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0];&quot;', '&quot;;[.E250];&quot;', '&quot;;[.G250];&quot;', &quot;;[.H250];&quot;, &quot;;[.I250];&quot;, &quot;;[.J250];&quot;, &quot;;[.K250];&quot;, &quot;;[.L250];&quot;);&quot;)" office:value-type="string" office:string-value="insert into contrat_loc (date_contrat, date_debut, date_fin, caution, id_contrat_loc_client, id_contrat_loc_agence, id_contrat_loc_vehicule, id_contrat_loc_accessoire) values ('2017/06/16', '2017/06/16', '2017/06/20', 1500.00, 220, 160, 2, 2);" calcext:value-type="string">
            <text:p>insert into contrat_loc (date_contrat, date_debut, date_fin, caution, id_contrat_loc_client, id_contrat_loc_agence, id_contrat_loc_vehicule, id_contrat_loc_accessoire) values ('2017/06/16', '2017/06/16', '2017/06/20', 1500.00, 220, 160, 2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B251];&quot;aaaa/mm/jj&quot;)" office:value-type="string" office:string-value="2017/06/17" calcext:value-type="string">
            <text:p>2017/06/17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D251];&quot;aaaa/mm/jj&quot;)" office:value-type="string" office:string-value="2017/06/17" calcext:value-type="string">
            <text:p>2017/06/17</text:p>
          </table:table-cell>
          <table:table-cell table:style-name="ce4" table:formula="of:=[.D251]+[.M251]" office:value-type="date" office:date-value="2017-06-21" calcext:value-type="date">
            <text:p>2017-06-21</text:p>
          </table:table-cell>
          <table:table-cell table:style-name="ce5" table:formula="of:=TEXT([.F251];&quot;aaaa/mm/jj&quot;)" office:value-type="string" office:string-value="2017/06/21" calcext:value-type="string">
            <text:p>2017/06/21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RANDBETWEEN(101;150)" office:value-type="float" office:value="126" calcext:value-type="float">
            <text:p>1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1];&quot;', '&quot;;[.E251];&quot;', '&quot;;[.G251];&quot;', &quot;;[.H251];&quot;, &quot;;[.I251];&quot;, &quot;;[.J251];&quot;, &quot;;[.K251];&quot;, &quot;;[.L251];&quot;);&quot;)" office:value-type="string" office:string-value="insert into contrat_loc (date_contrat, date_debut, date_fin, caution, id_contrat_loc_client, id_contrat_loc_agence, id_contrat_loc_vehicule, id_contrat_loc_accessoire) values ('2017/06/17', '2017/06/17', '2017/06/21', 1500.00, 48, 126, 1, 1);" calcext:value-type="string">
            <text:p>insert into contrat_loc (date_contrat, date_debut, date_fin, caution, id_contrat_loc_client, id_contrat_loc_agence, id_contrat_loc_vehicule, id_contrat_loc_accessoire) values ('2017/06/17', '2017/06/17', '2017/06/21', 1500.00, 48, 126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B252];&quot;aaaa/mm/jj&quot;)" office:value-type="string" office:string-value="2017/06/17" calcext:value-type="string">
            <text:p>2017/06/17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D252];&quot;aaaa/mm/jj&quot;)" office:value-type="string" office:string-value="2017/06/17" calcext:value-type="string">
            <text:p>2017/06/17</text:p>
          </table:table-cell>
          <table:table-cell table:style-name="ce4" table:formula="of:=[.D252]+[.M252]" office:value-type="date" office:date-value="2017-06-27" calcext:value-type="date">
            <text:p>2017-06-27</text:p>
          </table:table-cell>
          <table:table-cell table:style-name="ce5" table:formula="of:=TEXT([.F252];&quot;aaaa/mm/jj&quot;)" office:value-type="string" office:string-value="2017/06/27" calcext:value-type="string">
            <text:p>2017/06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" calcext:value-type="float">
            <text:p>3</text:p>
          </table:table-cell>
          <table:table-cell table:style-name="ce7" table:formula="of:=RANDBETWEEN(51;100)" office:value-type="float" office:value="83" calcext:value-type="float">
            <text:p>8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2];&quot;', '&quot;;[.E252];&quot;', '&quot;;[.G252];&quot;', &quot;;[.H252];&quot;, &quot;;[.I252];&quot;, &quot;;[.J252];&quot;, &quot;;[.K252];&quot;, &quot;;[.L252];&quot;);&quot;)" office:value-type="string" office:string-value="insert into contrat_loc (date_contrat, date_debut, date_fin, caution, id_contrat_loc_client, id_contrat_loc_agence, id_contrat_loc_vehicule, id_contrat_loc_accessoire) values ('2017/06/17', '2017/06/17', '2017/06/27', 1500.00, 3, 83, 1, 0);" calcext:value-type="string">
            <text:p>insert into contrat_loc (date_contrat, date_debut, date_fin, caution, id_contrat_loc_client, id_contrat_loc_agence, id_contrat_loc_vehicule, id_contrat_loc_accessoire) values ('2017/06/17', '2017/06/17', '2017/06/27', 1500.00, 3, 83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B253];&quot;aaaa/mm/jj&quot;)" office:value-type="string" office:string-value="2017/06/17" calcext:value-type="string">
            <text:p>2017/06/17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D253];&quot;aaaa/mm/jj&quot;)" office:value-type="string" office:string-value="2017/06/17" calcext:value-type="string">
            <text:p>2017/06/17</text:p>
          </table:table-cell>
          <table:table-cell table:style-name="ce4" table:formula="of:=[.D253]+[.M253]" office:value-type="date" office:date-value="2017-07-01" calcext:value-type="date">
            <text:p>2017-07-01</text:p>
          </table:table-cell>
          <table:table-cell table:style-name="ce5" table:formula="of:=TEXT([.F253];&quot;aaaa/mm/jj&quot;)" office:value-type="string" office:string-value="2017/07/01" calcext:value-type="string">
            <text:p>2017/07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7" calcext:value-type="float">
            <text:p>107</text:p>
          </table:table-cell>
          <table:table-cell table:style-name="ce7" table:formula="of:=RANDBETWEEN(101;150)" office:value-type="float" office:value="130" calcext:value-type="float">
            <text:p>13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3];&quot;', '&quot;;[.E253];&quot;', '&quot;;[.G253];&quot;', &quot;;[.H253];&quot;, &quot;;[.I253];&quot;, &quot;;[.J253];&quot;, &quot;;[.K253];&quot;, &quot;;[.L253];&quot;);&quot;)" office:value-type="string" office:string-value="insert into contrat_loc (date_contrat, date_debut, date_fin, caution, id_contrat_loc_client, id_contrat_loc_agence, id_contrat_loc_vehicule, id_contrat_loc_accessoire) values ('2017/06/17', '2017/06/17', '2017/07/01', 1500.00, 107, 130, 4, 7);" calcext:value-type="string">
            <text:p>insert into contrat_loc (date_contrat, date_debut, date_fin, caution, id_contrat_loc_client, id_contrat_loc_agence, id_contrat_loc_vehicule, id_contrat_loc_accessoire) values ('2017/06/17', '2017/06/17', '2017/07/01', 1500.00, 107, 130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date" office:date-value="2017-06-19" calcext:value-type="date">
            <text:p>2017-06-19</text:p>
          </table:table-cell>
          <table:table-cell table:style-name="ce5" table:formula="of:=TEXT([.B254];&quot;aaaa/mm/jj&quot;)" office:value-type="string" office:string-value="2017/06/19" calcext:value-type="string">
            <text:p>2017/06/19</text:p>
          </table:table-cell>
          <table:table-cell table:style-name="ce4" office:value-type="date" office:date-value="2017-06-19" calcext:value-type="date">
            <text:p>2017-06-19</text:p>
          </table:table-cell>
          <table:table-cell table:style-name="ce5" table:formula="of:=TEXT([.D254];&quot;aaaa/mm/jj&quot;)" office:value-type="string" office:string-value="2017/06/19" calcext:value-type="string">
            <text:p>2017/06/19</text:p>
          </table:table-cell>
          <table:table-cell table:style-name="ce4" table:formula="of:=[.D254]+[.M254]" office:value-type="date" office:date-value="2017-07-04" calcext:value-type="date">
            <text:p>2017-07-04</text:p>
          </table:table-cell>
          <table:table-cell table:style-name="ce5" table:formula="of:=TEXT([.F254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51;100)" office:value-type="float" office:value="65" calcext:value-type="float">
            <text:p>6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4];&quot;', '&quot;;[.E254];&quot;', '&quot;;[.G254];&quot;', &quot;;[.H254];&quot;, &quot;;[.I254];&quot;, &quot;;[.J254];&quot;, &quot;;[.K254];&quot;, &quot;;[.L254];&quot;);&quot;)" office:value-type="string" office:string-value="insert into contrat_loc (date_contrat, date_debut, date_fin, caution, id_contrat_loc_client, id_contrat_loc_agence, id_contrat_loc_vehicule, id_contrat_loc_accessoire) values ('2017/06/19', '2017/06/19', '2017/07/04', 1500.00, 156, 65, 1, 0);" calcext:value-type="string">
            <text:p>insert into contrat_loc (date_contrat, date_debut, date_fin, caution, id_contrat_loc_client, id_contrat_loc_agence, id_contrat_loc_vehicule, id_contrat_loc_accessoire) values ('2017/06/19', '2017/06/19', '2017/07/04', 1500.00, 156, 65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date" office:date-value="2017-06-20" calcext:value-type="date">
            <text:p>2017-06-20</text:p>
          </table:table-cell>
          <table:table-cell table:style-name="ce5" table:formula="of:=TEXT([.B255];&quot;aaaa/mm/jj&quot;)" office:value-type="string" office:string-value="2017/06/20" calcext:value-type="string">
            <text:p>2017/06/20</text:p>
          </table:table-cell>
          <table:table-cell table:style-name="ce4" office:value-type="date" office:date-value="2017-06-20" calcext:value-type="date">
            <text:p>2017-06-20</text:p>
          </table:table-cell>
          <table:table-cell table:style-name="ce5" table:formula="of:=TEXT([.D255];&quot;aaaa/mm/jj&quot;)" office:value-type="string" office:string-value="2017/06/20" calcext:value-type="string">
            <text:p>2017/06/20</text:p>
          </table:table-cell>
          <table:table-cell table:style-name="ce4" table:formula="of:=[.D255]+[.M255]" office:value-type="date" office:date-value="2017-06-23" calcext:value-type="date">
            <text:p>2017-06-23</text:p>
          </table:table-cell>
          <table:table-cell table:style-name="ce5" table:formula="of:=TEXT([.F255];&quot;aaaa/mm/jj&quot;)" office:value-type="string" office:string-value="2017/06/23" calcext:value-type="string">
            <text:p>2017/06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1" calcext:value-type="float">
            <text:p>211</text:p>
          </table:table-cell>
          <table:table-cell table:style-name="ce7" table:formula="of:=RANDBETWEEN(151;200)" office:value-type="float" office:value="152" calcext:value-type="float">
            <text:p>15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5];&quot;', '&quot;;[.E255];&quot;', '&quot;;[.G255];&quot;', &quot;;[.H255];&quot;, &quot;;[.I255];&quot;, &quot;;[.J255];&quot;, &quot;;[.K255];&quot;, &quot;;[.L255];&quot;);&quot;)" office:value-type="string" office:string-value="insert into contrat_loc (date_contrat, date_debut, date_fin, caution, id_contrat_loc_client, id_contrat_loc_agence, id_contrat_loc_vehicule, id_contrat_loc_accessoire) values ('2017/06/20', '2017/06/20', '2017/06/23', 1500.00, 211, 152, 3, 5);" calcext:value-type="string">
            <text:p>insert into contrat_loc (date_contrat, date_debut, date_fin, caution, id_contrat_loc_client, id_contrat_loc_agence, id_contrat_loc_vehicule, id_contrat_loc_accessoire) values ('2017/06/20', '2017/06/20', '2017/06/23', 1500.00, 211, 152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date" office:date-value="2017-06-21" calcext:value-type="date">
            <text:p>2017-06-21</text:p>
          </table:table-cell>
          <table:table-cell table:style-name="ce5" table:formula="of:=TEXT([.B256];&quot;aaaa/mm/jj&quot;)" office:value-type="string" office:string-value="2017/06/21" calcext:value-type="string">
            <text:p>2017/06/21</text:p>
          </table:table-cell>
          <table:table-cell table:style-name="ce4" office:value-type="date" office:date-value="2017-06-21" calcext:value-type="date">
            <text:p>2017-06-21</text:p>
          </table:table-cell>
          <table:table-cell table:style-name="ce5" table:formula="of:=TEXT([.D256];&quot;aaaa/mm/jj&quot;)" office:value-type="string" office:string-value="2017/06/21" calcext:value-type="string">
            <text:p>2017/06/21</text:p>
          </table:table-cell>
          <table:table-cell table:style-name="ce4" table:formula="of:=[.D256]+[.M256]" office:value-type="date" office:date-value="2017-06-26" calcext:value-type="date">
            <text:p>2017-06-26</text:p>
          </table:table-cell>
          <table:table-cell table:style-name="ce5" table:formula="of:=TEXT([.F256];&quot;aaaa/mm/jj&quot;)" office:value-type="string" office:string-value="2017/06/26" calcext:value-type="string">
            <text:p>2017/06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7" calcext:value-type="float">
            <text:p>237</text:p>
          </table:table-cell>
          <table:table-cell table:style-name="ce7" table:formula="of:=RANDBETWEEN(101;150)" office:value-type="float" office:value="114" calcext:value-type="float">
            <text:p>11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6];&quot;', '&quot;;[.E256];&quot;', '&quot;;[.G256];&quot;', &quot;;[.H256];&quot;, &quot;;[.I256];&quot;, &quot;;[.J256];&quot;, &quot;;[.K256];&quot;, &quot;;[.L256];&quot;);&quot;)" office:value-type="string" office:string-value="insert into contrat_loc (date_contrat, date_debut, date_fin, caution, id_contrat_loc_client, id_contrat_loc_agence, id_contrat_loc_vehicule, id_contrat_loc_accessoire) values ('2017/06/21', '2017/06/21', '2017/06/26', 1500.00, 237, 114, 4, 2);" calcext:value-type="string">
            <text:p>insert into contrat_loc (date_contrat, date_debut, date_fin, caution, id_contrat_loc_client, id_contrat_loc_agence, id_contrat_loc_vehicule, id_contrat_loc_accessoire) values ('2017/06/21', '2017/06/21', '2017/06/26', 1500.00, 237, 114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B257];&quot;aaaa/mm/jj&quot;)" office:value-type="string" office:string-value="2017/06/22" calcext:value-type="string">
            <text:p>2017/06/22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D257];&quot;aaaa/mm/jj&quot;)" office:value-type="string" office:string-value="2017/06/22" calcext:value-type="string">
            <text:p>2017/06/22</text:p>
          </table:table-cell>
          <table:table-cell table:style-name="ce4" table:formula="of:=[.D257]+[.M257]" office:value-type="date" office:date-value="2017-07-05" calcext:value-type="date">
            <text:p>2017-07-05</text:p>
          </table:table-cell>
          <table:table-cell table:style-name="ce5" table:formula="of:=TEXT([.F257];&quot;aaaa/mm/jj&quot;)" office:value-type="string" office:string-value="2017/07/05" calcext:value-type="string">
            <text:p>2017/07/0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01" calcext:value-type="float">
            <text:p>201</text:p>
          </table:table-cell>
          <table:table-cell table:style-name="ce7" table:formula="of:=RANDBETWEEN(101;150)" office:value-type="float" office:value="127" calcext:value-type="float">
            <text:p>12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7];&quot;', '&quot;;[.E257];&quot;', '&quot;;[.G257];&quot;', &quot;;[.H257];&quot;, &quot;;[.I257];&quot;, &quot;;[.J257];&quot;, &quot;;[.K257];&quot;, &quot;;[.L257];&quot;);&quot;)" office:value-type="string" office:string-value="insert into contrat_loc (date_contrat, date_debut, date_fin, caution, id_contrat_loc_client, id_contrat_loc_agence, id_contrat_loc_vehicule, id_contrat_loc_accessoire) values ('2017/06/22', '2017/06/22', '2017/07/05', 1500.00, 201, 127, 4, 0);" calcext:value-type="string">
            <text:p>insert into contrat_loc (date_contrat, date_debut, date_fin, caution, id_contrat_loc_client, id_contrat_loc_agence, id_contrat_loc_vehicule, id_contrat_loc_accessoire) values ('2017/06/22', '2017/06/22', '2017/07/05', 1500.00, 201, 127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B258];&quot;aaaa/mm/jj&quot;)" office:value-type="string" office:string-value="2017/06/22" calcext:value-type="string">
            <text:p>2017/06/22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D258];&quot;aaaa/mm/jj&quot;)" office:value-type="string" office:string-value="2017/06/22" calcext:value-type="string">
            <text:p>2017/06/22</text:p>
          </table:table-cell>
          <table:table-cell table:style-name="ce4" table:formula="of:=[.D258]+[.M258]" office:value-type="date" office:date-value="2017-06-30" calcext:value-type="date">
            <text:p>2017-06-30</text:p>
          </table:table-cell>
          <table:table-cell table:style-name="ce5" table:formula="of:=TEXT([.F258];&quot;aaaa/mm/jj&quot;)" office:value-type="string" office:string-value="2017/06/30" calcext:value-type="string">
            <text:p>2017/06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7" calcext:value-type="float">
            <text:p>157</text:p>
          </table:table-cell>
          <table:table-cell table:style-name="ce7" table:formula="of:=RANDBETWEEN(201;250)" office:value-type="float" office:value="213" calcext:value-type="float">
            <text:p>21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8];&quot;', '&quot;;[.E258];&quot;', '&quot;;[.G258];&quot;', &quot;;[.H258];&quot;, &quot;;[.I258];&quot;, &quot;;[.J258];&quot;, &quot;;[.K258];&quot;, &quot;;[.L258];&quot;);&quot;)" office:value-type="string" office:string-value="insert into contrat_loc (date_contrat, date_debut, date_fin, caution, id_contrat_loc_client, id_contrat_loc_agence, id_contrat_loc_vehicule, id_contrat_loc_accessoire) values ('2017/06/22', '2017/06/22', '2017/06/30', 1500.00, 157, 213, 4, 3);" calcext:value-type="string">
            <text:p>insert into contrat_loc (date_contrat, date_debut, date_fin, caution, id_contrat_loc_client, id_contrat_loc_agence, id_contrat_loc_vehicule, id_contrat_loc_accessoire) values ('2017/06/22', '2017/06/22', '2017/06/30', 1500.00, 157, 213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59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59];&quot;aaaa/mm/jj&quot;)" office:value-type="string" office:string-value="2017/06/23" calcext:value-type="string">
            <text:p>2017/06/23</text:p>
          </table:table-cell>
          <table:table-cell table:style-name="ce4" table:formula="of:=[.D259]+[.M259]" office:value-type="date" office:date-value="2017-06-25" calcext:value-type="date">
            <text:p>2017-06-25</text:p>
          </table:table-cell>
          <table:table-cell table:style-name="ce5" table:formula="of:=TEXT([.F259];&quot;aaaa/mm/jj&quot;)" office:value-type="string" office:string-value="2017/06/25" calcext:value-type="string">
            <text:p>2017/06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4" calcext:value-type="float">
            <text:p>244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59];&quot;', '&quot;;[.E259];&quot;', '&quot;;[.G259];&quot;', &quot;;[.H259];&quot;, &quot;;[.I259];&quot;, &quot;;[.J259];&quot;, &quot;;[.K259];&quot;, &quot;;[.L259];&quot;);&quot;)" office:value-type="string" office:string-value="insert into contrat_loc (date_contrat, date_debut, date_fin, caution, id_contrat_loc_client, id_contrat_loc_agence, id_contrat_loc_vehicule, id_contrat_loc_accessoire) values ('2017/06/23', '2017/06/23', '2017/06/25', 1500.00, 244, 241, 5, 1);" calcext:value-type="string">
            <text:p>insert into contrat_loc (date_contrat, date_debut, date_fin, caution, id_contrat_loc_client, id_contrat_loc_agence, id_contrat_loc_vehicule, id_contrat_loc_accessoire) values ('2017/06/23', '2017/06/23', '2017/06/25', 1500.00, 244, 241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0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0];&quot;aaaa/mm/jj&quot;)" office:value-type="string" office:string-value="2017/06/23" calcext:value-type="string">
            <text:p>2017/06/23</text:p>
          </table:table-cell>
          <table:table-cell table:style-name="ce4" table:formula="of:=[.D260]+[.M260]" office:value-type="date" office:date-value="2017-06-24" calcext:value-type="date">
            <text:p>2017-06-24</text:p>
          </table:table-cell>
          <table:table-cell table:style-name="ce5" table:formula="of:=TEXT([.F260];&quot;aaaa/mm/jj&quot;)" office:value-type="string" office:string-value="2017/06/24" calcext:value-type="string">
            <text:p>2017/06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6" calcext:value-type="float">
            <text:p>206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0];&quot;', '&quot;;[.E260];&quot;', '&quot;;[.G260];&quot;', &quot;;[.H260];&quot;, &quot;;[.I260];&quot;, &quot;;[.J260];&quot;, &quot;;[.K260];&quot;, &quot;;[.L260];&quot;);&quot;)" office:value-type="string" office:string-value="insert into contrat_loc (date_contrat, date_debut, date_fin, caution, id_contrat_loc_client, id_contrat_loc_agence, id_contrat_loc_vehicule, id_contrat_loc_accessoire) values ('2017/06/23', '2017/06/23', '2017/06/24', 1500.00, 206, 228, 4, 5);" calcext:value-type="string">
            <text:p>insert into contrat_loc (date_contrat, date_debut, date_fin, caution, id_contrat_loc_client, id_contrat_loc_agence, id_contrat_loc_vehicule, id_contrat_loc_accessoire) values ('2017/06/23', '2017/06/23', '2017/06/24', 1500.00, 206, 228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1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1];&quot;aaaa/mm/jj&quot;)" office:value-type="string" office:string-value="2017/06/23" calcext:value-type="string">
            <text:p>2017/06/23</text:p>
          </table:table-cell>
          <table:table-cell table:style-name="ce4" table:formula="of:=[.D261]+[.M261]" office:value-type="date" office:date-value="2017-06-29" calcext:value-type="date">
            <text:p>2017-06-29</text:p>
          </table:table-cell>
          <table:table-cell table:style-name="ce5" table:formula="of:=TEXT([.F261];&quot;aaaa/mm/jj&quot;)" office:value-type="string" office:string-value="2017/06/29" calcext:value-type="string">
            <text:p>2017/06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8" calcext:value-type="float">
            <text:p>248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1];&quot;', '&quot;;[.E261];&quot;', '&quot;;[.G261];&quot;', &quot;;[.H261];&quot;, &quot;;[.I261];&quot;, &quot;;[.J261];&quot;, &quot;;[.K261];&quot;, &quot;;[.L261];&quot;);&quot;)" office:value-type="string" office:string-value="insert into contrat_loc (date_contrat, date_debut, date_fin, caution, id_contrat_loc_client, id_contrat_loc_agence, id_contrat_loc_vehicule, id_contrat_loc_accessoire) values ('2017/06/23', '2017/06/23', '2017/06/29', 1500.00, 248, 17, 2, 3);" calcext:value-type="string">
            <text:p>insert into contrat_loc (date_contrat, date_debut, date_fin, caution, id_contrat_loc_client, id_contrat_loc_agence, id_contrat_loc_vehicule, id_contrat_loc_accessoire) values ('2017/06/23', '2017/06/23', '2017/06/29', 1500.00, 248, 17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2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2];&quot;aaaa/mm/jj&quot;)" office:value-type="string" office:string-value="2017/06/23" calcext:value-type="string">
            <text:p>2017/06/23</text:p>
          </table:table-cell>
          <table:table-cell table:style-name="ce4" table:formula="of:=[.D262]+[.M262]" office:value-type="date" office:date-value="2017-06-28" calcext:value-type="date">
            <text:p>2017-06-28</text:p>
          </table:table-cell>
          <table:table-cell table:style-name="ce5" table:formula="of:=TEXT([.F262];&quot;aaaa/mm/jj&quot;)" office:value-type="string" office:string-value="2017/06/28" calcext:value-type="string">
            <text:p>2017/06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0" calcext:value-type="float">
            <text:p>150</text:p>
          </table:table-cell>
          <table:table-cell table:style-name="ce7" table:formula="of:=RANDBETWEEN(151;200)" office:value-type="float" office:value="184" calcext:value-type="float">
            <text:p>18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2];&quot;', '&quot;;[.E262];&quot;', '&quot;;[.G262];&quot;', &quot;;[.H262];&quot;, &quot;;[.I262];&quot;, &quot;;[.J262];&quot;, &quot;;[.K262];&quot;, &quot;;[.L262];&quot;);&quot;)" office:value-type="string" office:string-value="insert into contrat_loc (date_contrat, date_debut, date_fin, caution, id_contrat_loc_client, id_contrat_loc_agence, id_contrat_loc_vehicule, id_contrat_loc_accessoire) values ('2017/06/23', '2017/06/23', '2017/06/28', 1500.00, 150, 184, 5, 6);" calcext:value-type="string">
            <text:p>insert into contrat_loc (date_contrat, date_debut, date_fin, caution, id_contrat_loc_client, id_contrat_loc_agence, id_contrat_loc_vehicule, id_contrat_loc_accessoire) values ('2017/06/23', '2017/06/23', '2017/06/28', 1500.00, 150, 184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3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3];&quot;aaaa/mm/jj&quot;)" office:value-type="string" office:string-value="2017/06/23" calcext:value-type="string">
            <text:p>2017/06/23</text:p>
          </table:table-cell>
          <table:table-cell table:style-name="ce4" table:formula="of:=[.D263]+[.M263]" office:value-type="date" office:date-value="2017-06-29" calcext:value-type="date">
            <text:p>2017-06-29</text:p>
          </table:table-cell>
          <table:table-cell table:style-name="ce5" table:formula="of:=TEXT([.F263];&quot;aaaa/mm/jj&quot;)" office:value-type="string" office:string-value="2017/06/29" calcext:value-type="string">
            <text:p>2017/06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1;50)" office:value-type="float" office:value="32" calcext:value-type="float">
            <text:p>3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3];&quot;', '&quot;;[.E263];&quot;', '&quot;;[.G263];&quot;', &quot;;[.H263];&quot;, &quot;;[.I263];&quot;, &quot;;[.J263];&quot;, &quot;;[.K263];&quot;, &quot;;[.L263];&quot;);&quot;)" office:value-type="string" office:string-value="insert into contrat_loc (date_contrat, date_debut, date_fin, caution, id_contrat_loc_client, id_contrat_loc_agence, id_contrat_loc_vehicule, id_contrat_loc_accessoire) values ('2017/06/23', '2017/06/23', '2017/06/29', 1500.00, 146, 32, 1, 4);" calcext:value-type="string">
            <text:p>insert into contrat_loc (date_contrat, date_debut, date_fin, caution, id_contrat_loc_client, id_contrat_loc_agence, id_contrat_loc_vehicule, id_contrat_loc_accessoire) values ('2017/06/23', '2017/06/23', '2017/06/29', 1500.00, 146, 32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date" office:date-value="2017-06-24" calcext:value-type="date">
            <text:p>2017-06-24</text:p>
          </table:table-cell>
          <table:table-cell table:style-name="ce5" table:formula="of:=TEXT([.B264];&quot;aaaa/mm/jj&quot;)" office:value-type="string" office:string-value="2017/06/24" calcext:value-type="string">
            <text:p>2017/06/24</text:p>
          </table:table-cell>
          <table:table-cell table:style-name="ce4" office:value-type="date" office:date-value="2017-06-24" calcext:value-type="date">
            <text:p>2017-06-24</text:p>
          </table:table-cell>
          <table:table-cell table:style-name="ce5" table:formula="of:=TEXT([.D264];&quot;aaaa/mm/jj&quot;)" office:value-type="string" office:string-value="2017/06/24" calcext:value-type="string">
            <text:p>2017/06/24</text:p>
          </table:table-cell>
          <table:table-cell table:style-name="ce4" table:formula="of:=[.D264]+[.M264]" office:value-type="date" office:date-value="2017-06-26" calcext:value-type="date">
            <text:p>2017-06-26</text:p>
          </table:table-cell>
          <table:table-cell table:style-name="ce5" table:formula="of:=TEXT([.F264];&quot;aaaa/mm/jj&quot;)" office:value-type="string" office:string-value="2017/06/26" calcext:value-type="string">
            <text:p>2017/06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1;50)" office:value-type="float" office:value="19" calcext:value-type="float">
            <text:p>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4];&quot;', '&quot;;[.E264];&quot;', '&quot;;[.G264];&quot;', &quot;;[.H264];&quot;, &quot;;[.I264];&quot;, &quot;;[.J264];&quot;, &quot;;[.K264];&quot;, &quot;;[.L264];&quot;);&quot;)" office:value-type="string" office:string-value="insert into contrat_loc (date_contrat, date_debut, date_fin, caution, id_contrat_loc_client, id_contrat_loc_agence, id_contrat_loc_vehicule, id_contrat_loc_accessoire) values ('2017/06/24', '2017/06/24', '2017/06/26', 1500.00, 102, 19, 3, 1);" calcext:value-type="string">
            <text:p>insert into contrat_loc (date_contrat, date_debut, date_fin, caution, id_contrat_loc_client, id_contrat_loc_agence, id_contrat_loc_vehicule, id_contrat_loc_accessoire) values ('2017/06/24', '2017/06/24', '2017/06/26', 1500.00, 102, 19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date" office:date-value="2017-06-25" calcext:value-type="date">
            <text:p>2017-06-25</text:p>
          </table:table-cell>
          <table:table-cell table:style-name="ce5" table:formula="of:=TEXT([.B265];&quot;aaaa/mm/jj&quot;)" office:value-type="string" office:string-value="2017/06/25" calcext:value-type="string">
            <text:p>2017/06/25</text:p>
          </table:table-cell>
          <table:table-cell table:style-name="ce4" office:value-type="date" office:date-value="2017-06-25" calcext:value-type="date">
            <text:p>2017-06-25</text:p>
          </table:table-cell>
          <table:table-cell table:style-name="ce5" table:formula="of:=TEXT([.D265];&quot;aaaa/mm/jj&quot;)" office:value-type="string" office:string-value="2017/06/25" calcext:value-type="string">
            <text:p>2017/06/25</text:p>
          </table:table-cell>
          <table:table-cell table:style-name="ce4" table:formula="of:=[.D265]+[.M265]" office:value-type="date" office:date-value="2017-07-06" calcext:value-type="date">
            <text:p>2017-07-06</text:p>
          </table:table-cell>
          <table:table-cell table:style-name="ce5" table:formula="of:=TEXT([.F265];&quot;aaaa/mm/jj&quot;)" office:value-type="string" office:string-value="2017/07/06" calcext:value-type="string">
            <text:p>2017/07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5];&quot;', '&quot;;[.E265];&quot;', '&quot;;[.G265];&quot;', &quot;;[.H265];&quot;, &quot;;[.I265];&quot;, &quot;;[.J265];&quot;, &quot;;[.K265];&quot;, &quot;;[.L265];&quot;);&quot;)" office:value-type="string" office:string-value="insert into contrat_loc (date_contrat, date_debut, date_fin, caution, id_contrat_loc_client, id_contrat_loc_agence, id_contrat_loc_vehicule, id_contrat_loc_accessoire) values ('2017/06/25', '2017/06/25', '2017/07/06', 1500.00, 102, 228, 2, 1);" calcext:value-type="string">
            <text:p>insert into contrat_loc (date_contrat, date_debut, date_fin, caution, id_contrat_loc_client, id_contrat_loc_agence, id_contrat_loc_vehicule, id_contrat_loc_accessoire) values ('2017/06/25', '2017/06/25', '2017/07/06', 1500.00, 102, 228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B266];&quot;aaaa/mm/jj&quot;)" office:value-type="string" office:string-value="2017/06/27" calcext:value-type="string">
            <text:p>2017/06/27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D266];&quot;aaaa/mm/jj&quot;)" office:value-type="string" office:string-value="2017/06/27" calcext:value-type="string">
            <text:p>2017/06/27</text:p>
          </table:table-cell>
          <table:table-cell table:style-name="ce4" table:formula="of:=[.D266]+[.M266]" office:value-type="date" office:date-value="2017-07-04" calcext:value-type="date">
            <text:p>2017-07-04</text:p>
          </table:table-cell>
          <table:table-cell table:style-name="ce5" table:formula="of:=TEXT([.F266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7" calcext:value-type="float">
            <text:p>227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6];&quot;', '&quot;;[.E266];&quot;', '&quot;;[.G266];&quot;', &quot;;[.H266];&quot;, &quot;;[.I266];&quot;, &quot;;[.J266];&quot;, &quot;;[.K266];&quot;, &quot;;[.L266];&quot;);&quot;)" office:value-type="string" office:string-value="insert into contrat_loc (date_contrat, date_debut, date_fin, caution, id_contrat_loc_client, id_contrat_loc_agence, id_contrat_loc_vehicule, id_contrat_loc_accessoire) values ('2017/06/27', '2017/06/27', '2017/07/04', 1500.00, 227, 178, 1, 4);" calcext:value-type="string">
            <text:p>insert into contrat_loc (date_contrat, date_debut, date_fin, caution, id_contrat_loc_client, id_contrat_loc_agence, id_contrat_loc_vehicule, id_contrat_loc_accessoire) values ('2017/06/27', '2017/06/27', '2017/07/04', 1500.00, 227, 178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B267];&quot;aaaa/mm/jj&quot;)" office:value-type="string" office:string-value="2017/06/27" calcext:value-type="string">
            <text:p>2017/06/27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D267];&quot;aaaa/mm/jj&quot;)" office:value-type="string" office:string-value="2017/06/27" calcext:value-type="string">
            <text:p>2017/06/27</text:p>
          </table:table-cell>
          <table:table-cell table:style-name="ce4" table:formula="of:=[.D267]+[.M267]" office:value-type="date" office:date-value="2017-07-09" calcext:value-type="date">
            <text:p>2017-07-09</text:p>
          </table:table-cell>
          <table:table-cell table:style-name="ce5" table:formula="of:=TEXT([.F267];&quot;aaaa/mm/jj&quot;)" office:value-type="string" office:string-value="2017/07/09" calcext:value-type="string">
            <text:p>2017/07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6" calcext:value-type="float">
            <text:p>176</text:p>
          </table:table-cell>
          <table:table-cell table:style-name="ce7" table:formula="of:=RANDBETWEEN(1;50)" office:value-type="float" office:value="7" calcext:value-type="float">
            <text:p>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7];&quot;', '&quot;;[.E267];&quot;', '&quot;;[.G267];&quot;', &quot;;[.H267];&quot;, &quot;;[.I267];&quot;, &quot;;[.J267];&quot;, &quot;;[.K267];&quot;, &quot;;[.L267];&quot;);&quot;)" office:value-type="string" office:string-value="insert into contrat_loc (date_contrat, date_debut, date_fin, caution, id_contrat_loc_client, id_contrat_loc_agence, id_contrat_loc_vehicule, id_contrat_loc_accessoire) values ('2017/06/27', '2017/06/27', '2017/07/09', 1500.00, 176, 7, 1, 6);" calcext:value-type="string">
            <text:p>insert into contrat_loc (date_contrat, date_debut, date_fin, caution, id_contrat_loc_client, id_contrat_loc_agence, id_contrat_loc_vehicule, id_contrat_loc_accessoire) values ('2017/06/27', '2017/06/27', '2017/07/09', 1500.00, 176, 7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B268];&quot;aaaa/mm/jj&quot;)" office:value-type="string" office:string-value="2017/06/28" calcext:value-type="string">
            <text:p>2017/06/2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D268];&quot;aaaa/mm/jj&quot;)" office:value-type="string" office:string-value="2017/06/28" calcext:value-type="string">
            <text:p>2017/06/28</text:p>
          </table:table-cell>
          <table:table-cell table:style-name="ce4" table:formula="of:=[.D268]+[.M268]" office:value-type="date" office:date-value="2017-07-04" calcext:value-type="date">
            <text:p>2017-07-04</text:p>
          </table:table-cell>
          <table:table-cell table:style-name="ce5" table:formula="of:=TEXT([.F268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101;150)" office:value-type="float" office:value="125" calcext:value-type="float">
            <text:p>12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8];&quot;', '&quot;;[.E268];&quot;', '&quot;;[.G268];&quot;', &quot;;[.H268];&quot;, &quot;;[.I268];&quot;, &quot;;[.J268];&quot;, &quot;;[.K268];&quot;, &quot;;[.L268];&quot;);&quot;)" office:value-type="string" office:string-value="insert into contrat_loc (date_contrat, date_debut, date_fin, caution, id_contrat_loc_client, id_contrat_loc_agence, id_contrat_loc_vehicule, id_contrat_loc_accessoire) values ('2017/06/28', '2017/06/28', '2017/07/04', 1500.00, 95, 125, 3, 1);" calcext:value-type="string">
            <text:p>insert into contrat_loc (date_contrat, date_debut, date_fin, caution, id_contrat_loc_client, id_contrat_loc_agence, id_contrat_loc_vehicule, id_contrat_loc_accessoire) values ('2017/06/28', '2017/06/28', '2017/07/04', 1500.00, 95, 125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B269];&quot;aaaa/mm/jj&quot;)" office:value-type="string" office:string-value="2017/06/28" calcext:value-type="string">
            <text:p>2017/06/2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D269];&quot;aaaa/mm/jj&quot;)" office:value-type="string" office:string-value="2017/06/28" calcext:value-type="string">
            <text:p>2017/06/28</text:p>
          </table:table-cell>
          <table:table-cell table:style-name="ce4" table:formula="of:=[.D269]+[.M269]" office:value-type="date" office:date-value="2017-07-07" calcext:value-type="date">
            <text:p>2017-07-07</text:p>
          </table:table-cell>
          <table:table-cell table:style-name="ce5" table:formula="of:=TEXT([.F269];&quot;aaaa/mm/jj&quot;)" office:value-type="string" office:string-value="2017/07/07" calcext:value-type="string">
            <text:p>2017/07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" calcext:value-type="float">
            <text:p>17</text:p>
          </table:table-cell>
          <table:table-cell table:style-name="ce7" table:formula="of:=RANDBETWEEN(151;200)" office:value-type="float" office:value="177" calcext:value-type="float">
            <text:p>17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69];&quot;', '&quot;;[.E269];&quot;', '&quot;;[.G269];&quot;', &quot;;[.H269];&quot;, &quot;;[.I269];&quot;, &quot;;[.J269];&quot;, &quot;;[.K269];&quot;, &quot;;[.L269];&quot;);&quot;)" office:value-type="string" office:string-value="insert into contrat_loc (date_contrat, date_debut, date_fin, caution, id_contrat_loc_client, id_contrat_loc_agence, id_contrat_loc_vehicule, id_contrat_loc_accessoire) values ('2017/06/28', '2017/06/28', '2017/07/07', 1500.00, 17, 177, 3, 2);" calcext:value-type="string">
            <text:p>insert into contrat_loc (date_contrat, date_debut, date_fin, caution, id_contrat_loc_client, id_contrat_loc_agence, id_contrat_loc_vehicule, id_contrat_loc_accessoire) values ('2017/06/28', '2017/06/28', '2017/07/07', 1500.00, 17, 177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B270];&quot;aaaa/mm/jj&quot;)" office:value-type="string" office:string-value="2017/06/28" calcext:value-type="string">
            <text:p>2017/06/2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D270];&quot;aaaa/mm/jj&quot;)" office:value-type="string" office:string-value="2017/06/28" calcext:value-type="string">
            <text:p>2017/06/28</text:p>
          </table:table-cell>
          <table:table-cell table:style-name="ce4" table:formula="of:=[.D270]+[.M270]" office:value-type="date" office:date-value="2017-07-08" calcext:value-type="date">
            <text:p>2017-07-08</text:p>
          </table:table-cell>
          <table:table-cell table:style-name="ce5" table:formula="of:=TEXT([.F270];&quot;aaaa/mm/jj&quot;)" office:value-type="string" office:string-value="2017/07/08" calcext:value-type="string">
            <text:p>2017/07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1" calcext:value-type="float">
            <text:p>201</text:p>
          </table:table-cell>
          <table:table-cell table:style-name="ce7" table:formula="of:=RANDBETWEEN(101;150)" office:value-type="float" office:value="147" calcext:value-type="float">
            <text:p>14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0];&quot;', '&quot;;[.E270];&quot;', '&quot;;[.G270];&quot;', &quot;;[.H270];&quot;, &quot;;[.I270];&quot;, &quot;;[.J270];&quot;, &quot;;[.K270];&quot;, &quot;;[.L270];&quot;);&quot;)" office:value-type="string" office:string-value="insert into contrat_loc (date_contrat, date_debut, date_fin, caution, id_contrat_loc_client, id_contrat_loc_agence, id_contrat_loc_vehicule, id_contrat_loc_accessoire) values ('2017/06/28', '2017/06/28', '2017/07/08', 1500.00, 201, 147, 4, 6);" calcext:value-type="string">
            <text:p>insert into contrat_loc (date_contrat, date_debut, date_fin, caution, id_contrat_loc_client, id_contrat_loc_agence, id_contrat_loc_vehicule, id_contrat_loc_accessoire) values ('2017/06/28', '2017/06/28', '2017/07/08', 1500.00, 201, 147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date" office:date-value="2017-06-29" calcext:value-type="date">
            <text:p>2017-06-29</text:p>
          </table:table-cell>
          <table:table-cell table:style-name="ce5" table:formula="of:=TEXT([.B271];&quot;aaaa/mm/jj&quot;)" office:value-type="string" office:string-value="2017/06/29" calcext:value-type="string">
            <text:p>2017/06/29</text:p>
          </table:table-cell>
          <table:table-cell table:style-name="ce4" office:value-type="date" office:date-value="2017-06-29" calcext:value-type="date">
            <text:p>2017-06-29</text:p>
          </table:table-cell>
          <table:table-cell table:style-name="ce5" table:formula="of:=TEXT([.D271];&quot;aaaa/mm/jj&quot;)" office:value-type="string" office:string-value="2017/06/29" calcext:value-type="string">
            <text:p>2017/06/29</text:p>
          </table:table-cell>
          <table:table-cell table:style-name="ce4" table:formula="of:=[.D271]+[.M271]" office:value-type="date" office:date-value="2017-07-12" calcext:value-type="date">
            <text:p>2017-07-12</text:p>
          </table:table-cell>
          <table:table-cell table:style-name="ce5" table:formula="of:=TEXT([.F271];&quot;aaaa/mm/jj&quot;)" office:value-type="string" office:string-value="2017/07/12" calcext:value-type="string">
            <text:p>2017/07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6" calcext:value-type="float">
            <text:p>246</text:p>
          </table:table-cell>
          <table:table-cell table:style-name="ce7" table:formula="of:=RANDBETWEEN(151;200)" office:value-type="float" office:value="166" calcext:value-type="float">
            <text:p>16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1];&quot;', '&quot;;[.E271];&quot;', '&quot;;[.G271];&quot;', &quot;;[.H271];&quot;, &quot;;[.I271];&quot;, &quot;;[.J271];&quot;, &quot;;[.K271];&quot;, &quot;;[.L271];&quot;);&quot;)" office:value-type="string" office:string-value="insert into contrat_loc (date_contrat, date_debut, date_fin, caution, id_contrat_loc_client, id_contrat_loc_agence, id_contrat_loc_vehicule, id_contrat_loc_accessoire) values ('2017/06/29', '2017/06/29', '2017/07/12', 1500.00, 246, 166, 2, 6);" calcext:value-type="string">
            <text:p>insert into contrat_loc (date_contrat, date_debut, date_fin, caution, id_contrat_loc_client, id_contrat_loc_agence, id_contrat_loc_vehicule, id_contrat_loc_accessoire) values ('2017/06/29', '2017/06/29', '2017/07/12', 1500.00, 246, 166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B272];&quot;aaaa/mm/jj&quot;)" office:value-type="string" office:string-value="2017/06/30" calcext:value-type="string">
            <text:p>2017/06/30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D272];&quot;aaaa/mm/jj&quot;)" office:value-type="string" office:string-value="2017/06/30" calcext:value-type="string">
            <text:p>2017/06/30</text:p>
          </table:table-cell>
          <table:table-cell table:style-name="ce4" table:formula="of:=[.D272]+[.M272]" office:value-type="date" office:date-value="2017-07-01" calcext:value-type="date">
            <text:p>2017-07-01</text:p>
          </table:table-cell>
          <table:table-cell table:style-name="ce5" table:formula="of:=TEXT([.F272];&quot;aaaa/mm/jj&quot;)" office:value-type="string" office:string-value="2017/07/01" calcext:value-type="string">
            <text:p>2017/07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" calcext:value-type="float">
            <text:p>11</text:p>
          </table:table-cell>
          <table:table-cell table:style-name="ce7" table:formula="of:=RANDBETWEEN(101;150)" office:value-type="float" office:value="101" calcext:value-type="float">
            <text:p>1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2];&quot;', '&quot;;[.E272];&quot;', '&quot;;[.G272];&quot;', &quot;;[.H272];&quot;, &quot;;[.I272];&quot;, &quot;;[.J272];&quot;, &quot;;[.K272];&quot;, &quot;;[.L272];&quot;);&quot;)" office:value-type="string" office:string-value="insert into contrat_loc (date_contrat, date_debut, date_fin, caution, id_contrat_loc_client, id_contrat_loc_agence, id_contrat_loc_vehicule, id_contrat_loc_accessoire) values ('2017/06/30', '2017/06/30', '2017/07/01', 1500.00, 11, 101, 5, 1);" calcext:value-type="string">
            <text:p>insert into contrat_loc (date_contrat, date_debut, date_fin, caution, id_contrat_loc_client, id_contrat_loc_agence, id_contrat_loc_vehicule, id_contrat_loc_accessoire) values ('2017/06/30', '2017/06/30', '2017/07/01', 1500.00, 11, 101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B273];&quot;aaaa/mm/jj&quot;)" office:value-type="string" office:string-value="2017/06/30" calcext:value-type="string">
            <text:p>2017/06/30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D273];&quot;aaaa/mm/jj&quot;)" office:value-type="string" office:string-value="2017/06/30" calcext:value-type="string">
            <text:p>2017/06/30</text:p>
          </table:table-cell>
          <table:table-cell table:style-name="ce4" table:formula="of:=[.D273]+[.M273]" office:value-type="date" office:date-value="2017-07-11" calcext:value-type="date">
            <text:p>2017-07-11</text:p>
          </table:table-cell>
          <table:table-cell table:style-name="ce5" table:formula="of:=TEXT([.F273];&quot;aaaa/mm/jj&quot;)" office:value-type="string" office:string-value="2017/07/11" calcext:value-type="string">
            <text:p>2017/07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151;200)" office:value-type="float" office:value="189" calcext:value-type="float">
            <text:p>1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3];&quot;', '&quot;;[.E273];&quot;', '&quot;;[.G273];&quot;', &quot;;[.H273];&quot;, &quot;;[.I273];&quot;, &quot;;[.J273];&quot;, &quot;;[.K273];&quot;, &quot;;[.L273];&quot;);&quot;)" office:value-type="string" office:string-value="insert into contrat_loc (date_contrat, date_debut, date_fin, caution, id_contrat_loc_client, id_contrat_loc_agence, id_contrat_loc_vehicule, id_contrat_loc_accessoire) values ('2017/06/30', '2017/06/30', '2017/07/11', 1500.00, 114, 189, 2, 5);" calcext:value-type="string">
            <text:p>insert into contrat_loc (date_contrat, date_debut, date_fin, caution, id_contrat_loc_client, id_contrat_loc_agence, id_contrat_loc_vehicule, id_contrat_loc_accessoire) values ('2017/06/30', '2017/06/30', '2017/07/11', 1500.00, 114, 189, 2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4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4];&quot;aaaa/mm/jj&quot;)" office:value-type="string" office:string-value="2017/07/01" calcext:value-type="string">
            <text:p>2017/07/01</text:p>
          </table:table-cell>
          <table:table-cell table:style-name="ce4" table:formula="of:=[.D274]+[.M274]" office:value-type="date" office:date-value="2017-07-13" calcext:value-type="date">
            <text:p>2017-07-13</text:p>
          </table:table-cell>
          <table:table-cell table:style-name="ce5" table:formula="of:=TEXT([.F274];&quot;aaaa/mm/jj&quot;)" office:value-type="string" office:string-value="2017/07/13" calcext:value-type="string">
            <text:p>2017/07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101;150)" office:value-type="float" office:value="109" calcext:value-type="float">
            <text:p>10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4];&quot;', '&quot;;[.E274];&quot;', '&quot;;[.G274];&quot;', &quot;;[.H274];&quot;, &quot;;[.I274];&quot;, &quot;;[.J274];&quot;, &quot;;[.K274];&quot;, &quot;;[.L274];&quot;);&quot;)" office:value-type="string" office:string-value="insert into contrat_loc (date_contrat, date_debut, date_fin, caution, id_contrat_loc_client, id_contrat_loc_agence, id_contrat_loc_vehicule, id_contrat_loc_accessoire) values ('2017/07/01', '2017/07/01', '2017/07/13', 1500.00, 62, 109, 4, 6);" calcext:value-type="string">
            <text:p>insert into contrat_loc (date_contrat, date_debut, date_fin, caution, id_contrat_loc_client, id_contrat_loc_agence, id_contrat_loc_vehicule, id_contrat_loc_accessoire) values ('2017/07/01', '2017/07/01', '2017/07/13', 1500.00, 62, 109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5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5];&quot;aaaa/mm/jj&quot;)" office:value-type="string" office:string-value="2017/07/01" calcext:value-type="string">
            <text:p>2017/07/01</text:p>
          </table:table-cell>
          <table:table-cell table:style-name="ce4" table:formula="of:=[.D275]+[.M275]" office:value-type="date" office:date-value="2017-07-04" calcext:value-type="date">
            <text:p>2017-07-04</text:p>
          </table:table-cell>
          <table:table-cell table:style-name="ce5" table:formula="of:=TEXT([.F275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" calcext:value-type="float">
            <text:p>18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5];&quot;', '&quot;;[.E275];&quot;', '&quot;;[.G275];&quot;', &quot;;[.H275];&quot;, &quot;;[.I275];&quot;, &quot;;[.J275];&quot;, &quot;;[.K275];&quot;, &quot;;[.L275];&quot;);&quot;)" office:value-type="string" office:string-value="insert into contrat_loc (date_contrat, date_debut, date_fin, caution, id_contrat_loc_client, id_contrat_loc_agence, id_contrat_loc_vehicule, id_contrat_loc_accessoire) values ('2017/07/01', '2017/07/01', '2017/07/04', 1500.00, 18, 228, 5, 5);" calcext:value-type="string">
            <text:p>insert into contrat_loc (date_contrat, date_debut, date_fin, caution, id_contrat_loc_client, id_contrat_loc_agence, id_contrat_loc_vehicule, id_contrat_loc_accessoire) values ('2017/07/01', '2017/07/01', '2017/07/04', 1500.00, 18, 228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6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6];&quot;aaaa/mm/jj&quot;)" office:value-type="string" office:string-value="2017/07/01" calcext:value-type="string">
            <text:p>2017/07/01</text:p>
          </table:table-cell>
          <table:table-cell table:style-name="ce4" table:formula="of:=[.D276]+[.M276]" office:value-type="date" office:date-value="2017-07-16" calcext:value-type="date">
            <text:p>2017-07-16</text:p>
          </table:table-cell>
          <table:table-cell table:style-name="ce5" table:formula="of:=TEXT([.F276];&quot;aaaa/mm/jj&quot;)" office:value-type="string" office:string-value="2017/07/16" calcext:value-type="string">
            <text:p>2017/07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5" calcext:value-type="float">
            <text:p>55</text:p>
          </table:table-cell>
          <table:table-cell table:style-name="ce7" table:formula="of:=RANDBETWEEN(51;100)" office:value-type="float" office:value="63" calcext:value-type="float">
            <text:p>6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6];&quot;', '&quot;;[.E276];&quot;', '&quot;;[.G276];&quot;', &quot;;[.H276];&quot;, &quot;;[.I276];&quot;, &quot;;[.J276];&quot;, &quot;;[.K276];&quot;, &quot;;[.L276];&quot;);&quot;)" office:value-type="string" office:string-value="insert into contrat_loc (date_contrat, date_debut, date_fin, caution, id_contrat_loc_client, id_contrat_loc_agence, id_contrat_loc_vehicule, id_contrat_loc_accessoire) values ('2017/07/01', '2017/07/01', '2017/07/16', 1500.00, 55, 63, 4, 7);" calcext:value-type="string">
            <text:p>insert into contrat_loc (date_contrat, date_debut, date_fin, caution, id_contrat_loc_client, id_contrat_loc_agence, id_contrat_loc_vehicule, id_contrat_loc_accessoire) values ('2017/07/01', '2017/07/01', '2017/07/16', 1500.00, 55, 63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7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7];&quot;aaaa/mm/jj&quot;)" office:value-type="string" office:string-value="2017/07/01" calcext:value-type="string">
            <text:p>2017/07/01</text:p>
          </table:table-cell>
          <table:table-cell table:style-name="ce4" table:formula="of:=[.D277]+[.M277]" office:value-type="date" office:date-value="2017-07-14" calcext:value-type="date">
            <text:p>2017-07-14</text:p>
          </table:table-cell>
          <table:table-cell table:style-name="ce5" table:formula="of:=TEXT([.F277];&quot;aaaa/mm/jj&quot;)" office:value-type="string" office:string-value="2017/07/14" calcext:value-type="string">
            <text:p>2017/07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8" calcext:value-type="float">
            <text:p>118</text:p>
          </table:table-cell>
          <table:table-cell table:style-name="ce7" table:formula="of:=RANDBETWEEN(101;150)" office:value-type="float" office:value="146" calcext:value-type="float">
            <text:p>14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7];&quot;', '&quot;;[.E277];&quot;', '&quot;;[.G277];&quot;', &quot;;[.H277];&quot;, &quot;;[.I277];&quot;, &quot;;[.J277];&quot;, &quot;;[.K277];&quot;, &quot;;[.L277];&quot;);&quot;)" office:value-type="string" office:string-value="insert into contrat_loc (date_contrat, date_debut, date_fin, caution, id_contrat_loc_client, id_contrat_loc_agence, id_contrat_loc_vehicule, id_contrat_loc_accessoire) values ('2017/07/01', '2017/07/01', '2017/07/14', 1500.00, 118, 146, 5, 5);" calcext:value-type="string">
            <text:p>insert into contrat_loc (date_contrat, date_debut, date_fin, caution, id_contrat_loc_client, id_contrat_loc_agence, id_contrat_loc_vehicule, id_contrat_loc_accessoire) values ('2017/07/01', '2017/07/01', '2017/07/14', 1500.00, 118, 146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date" office:date-value="2017-07-02" calcext:value-type="date">
            <text:p>2017-07-02</text:p>
          </table:table-cell>
          <table:table-cell table:style-name="ce5" table:formula="of:=TEXT([.B278];&quot;aaaa/mm/jj&quot;)" office:value-type="string" office:string-value="2017/07/02" calcext:value-type="string">
            <text:p>2017/07/02</text:p>
          </table:table-cell>
          <table:table-cell table:style-name="ce4" office:value-type="date" office:date-value="2017-07-02" calcext:value-type="date">
            <text:p>2017-07-02</text:p>
          </table:table-cell>
          <table:table-cell table:style-name="ce5" table:formula="of:=TEXT([.D278];&quot;aaaa/mm/jj&quot;)" office:value-type="string" office:string-value="2017/07/02" calcext:value-type="string">
            <text:p>2017/07/02</text:p>
          </table:table-cell>
          <table:table-cell table:style-name="ce4" table:formula="of:=[.D278]+[.M278]" office:value-type="date" office:date-value="2017-07-16" calcext:value-type="date">
            <text:p>2017-07-16</text:p>
          </table:table-cell>
          <table:table-cell table:style-name="ce5" table:formula="of:=TEXT([.F278];&quot;aaaa/mm/jj&quot;)" office:value-type="string" office:string-value="2017/07/16" calcext:value-type="string">
            <text:p>2017/07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" calcext:value-type="float">
            <text:p>9</text:p>
          </table:table-cell>
          <table:table-cell table:style-name="ce7" table:formula="of:=RANDBETWEEN(101;150)" office:value-type="float" office:value="128" calcext:value-type="float">
            <text:p>12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8];&quot;', '&quot;;[.E278];&quot;', '&quot;;[.G278];&quot;', &quot;;[.H278];&quot;, &quot;;[.I278];&quot;, &quot;;[.J278];&quot;, &quot;;[.K278];&quot;, &quot;;[.L278];&quot;);&quot;)" office:value-type="string" office:string-value="insert into contrat_loc (date_contrat, date_debut, date_fin, caution, id_contrat_loc_client, id_contrat_loc_agence, id_contrat_loc_vehicule, id_contrat_loc_accessoire) values ('2017/07/02', '2017/07/02', '2017/07/16', 1500.00, 9, 128, 5, 4);" calcext:value-type="string">
            <text:p>insert into contrat_loc (date_contrat, date_debut, date_fin, caution, id_contrat_loc_client, id_contrat_loc_agence, id_contrat_loc_vehicule, id_contrat_loc_accessoire) values ('2017/07/02', '2017/07/02', '2017/07/16', 1500.00, 9, 128, 5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date" office:date-value="2017-07-04" calcext:value-type="date">
            <text:p>2017-07-04</text:p>
          </table:table-cell>
          <table:table-cell table:style-name="ce5" table:formula="of:=TEXT([.B279];&quot;aaaa/mm/jj&quot;)" office:value-type="string" office:string-value="2017/07/04" calcext:value-type="string">
            <text:p>2017/07/04</text:p>
          </table:table-cell>
          <table:table-cell table:style-name="ce4" office:value-type="date" office:date-value="2017-07-04" calcext:value-type="date">
            <text:p>2017-07-04</text:p>
          </table:table-cell>
          <table:table-cell table:style-name="ce5" table:formula="of:=TEXT([.D279];&quot;aaaa/mm/jj&quot;)" office:value-type="string" office:string-value="2017/07/04" calcext:value-type="string">
            <text:p>2017/07/04</text:p>
          </table:table-cell>
          <table:table-cell table:style-name="ce4" table:formula="of:=[.D279]+[.M279]" office:value-type="date" office:date-value="2017-07-09" calcext:value-type="date">
            <text:p>2017-07-09</text:p>
          </table:table-cell>
          <table:table-cell table:style-name="ce5" table:formula="of:=TEXT([.F279];&quot;aaaa/mm/jj&quot;)" office:value-type="string" office:string-value="2017/07/09" calcext:value-type="string">
            <text:p>2017/07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4" calcext:value-type="float">
            <text:p>74</text:p>
          </table:table-cell>
          <table:table-cell table:style-name="ce7" table:formula="of:=RANDBETWEEN(201;250)" office:value-type="float" office:value="224" calcext:value-type="float">
            <text:p>22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79];&quot;', '&quot;;[.E279];&quot;', '&quot;;[.G279];&quot;', &quot;;[.H279];&quot;, &quot;;[.I279];&quot;, &quot;;[.J279];&quot;, &quot;;[.K279];&quot;, &quot;;[.L279];&quot;);&quot;)" office:value-type="string" office:string-value="insert into contrat_loc (date_contrat, date_debut, date_fin, caution, id_contrat_loc_client, id_contrat_loc_agence, id_contrat_loc_vehicule, id_contrat_loc_accessoire) values ('2017/07/04', '2017/07/04', '2017/07/09', 1500.00, 74, 224, 5, 0);" calcext:value-type="string">
            <text:p>insert into contrat_loc (date_contrat, date_debut, date_fin, caution, id_contrat_loc_client, id_contrat_loc_agence, id_contrat_loc_vehicule, id_contrat_loc_accessoire) values ('2017/07/04', '2017/07/04', '2017/07/09', 1500.00, 74, 224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B280];&quot;aaaa/mm/jj&quot;)" office:value-type="string" office:string-value="2017/07/05" calcext:value-type="string">
            <text:p>2017/07/05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D280];&quot;aaaa/mm/jj&quot;)" office:value-type="string" office:string-value="2017/07/05" calcext:value-type="string">
            <text:p>2017/07/05</text:p>
          </table:table-cell>
          <table:table-cell table:style-name="ce4" table:formula="of:=[.D280]+[.M280]" office:value-type="date" office:date-value="2017-07-14" calcext:value-type="date">
            <text:p>2017-07-14</text:p>
          </table:table-cell>
          <table:table-cell table:style-name="ce5" table:formula="of:=TEXT([.F280];&quot;aaaa/mm/jj&quot;)" office:value-type="string" office:string-value="2017/07/14" calcext:value-type="string">
            <text:p>2017/07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4" calcext:value-type="float">
            <text:p>34</text:p>
          </table:table-cell>
          <table:table-cell table:style-name="ce7" table:formula="of:=RANDBETWEEN(201;250)" office:value-type="float" office:value="244" calcext:value-type="float">
            <text:p>24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0];&quot;', '&quot;;[.E280];&quot;', '&quot;;[.G280];&quot;', &quot;;[.H280];&quot;, &quot;;[.I280];&quot;, &quot;;[.J280];&quot;, &quot;;[.K280];&quot;, &quot;;[.L280];&quot;);&quot;)" office:value-type="string" office:string-value="insert into contrat_loc (date_contrat, date_debut, date_fin, caution, id_contrat_loc_client, id_contrat_loc_agence, id_contrat_loc_vehicule, id_contrat_loc_accessoire) values ('2017/07/05', '2017/07/05', '2017/07/14', 1500.00, 34, 244, 5, 4);" calcext:value-type="string">
            <text:p>insert into contrat_loc (date_contrat, date_debut, date_fin, caution, id_contrat_loc_client, id_contrat_loc_agence, id_contrat_loc_vehicule, id_contrat_loc_accessoire) values ('2017/07/05', '2017/07/05', '2017/07/14', 1500.00, 34, 244, 5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B281];&quot;aaaa/mm/jj&quot;)" office:value-type="string" office:string-value="2017/07/05" calcext:value-type="string">
            <text:p>2017/07/05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D281];&quot;aaaa/mm/jj&quot;)" office:value-type="string" office:string-value="2017/07/05" calcext:value-type="string">
            <text:p>2017/07/05</text:p>
          </table:table-cell>
          <table:table-cell table:style-name="ce4" table:formula="of:=[.D281]+[.M281]" office:value-type="date" office:date-value="2017-07-19" calcext:value-type="date">
            <text:p>2017-07-19</text:p>
          </table:table-cell>
          <table:table-cell table:style-name="ce5" table:formula="of:=TEXT([.F281];&quot;aaaa/mm/jj&quot;)" office:value-type="string" office:string-value="2017/07/19" calcext:value-type="string">
            <text:p>2017/07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1" calcext:value-type="float">
            <text:p>171</text:p>
          </table:table-cell>
          <table:table-cell table:style-name="ce7" table:formula="of:=RANDBETWEEN(201;250)" office:value-type="float" office:value="212" calcext:value-type="float">
            <text:p>21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1];&quot;', '&quot;;[.E281];&quot;', '&quot;;[.G281];&quot;', &quot;;[.H281];&quot;, &quot;;[.I281];&quot;, &quot;;[.J281];&quot;, &quot;;[.K281];&quot;, &quot;;[.L281];&quot;);&quot;)" office:value-type="string" office:string-value="insert into contrat_loc (date_contrat, date_debut, date_fin, caution, id_contrat_loc_client, id_contrat_loc_agence, id_contrat_loc_vehicule, id_contrat_loc_accessoire) values ('2017/07/05', '2017/07/05', '2017/07/19', 1500.00, 171, 212, 4, 5);" calcext:value-type="string">
            <text:p>insert into contrat_loc (date_contrat, date_debut, date_fin, caution, id_contrat_loc_client, id_contrat_loc_agence, id_contrat_loc_vehicule, id_contrat_loc_accessoire) values ('2017/07/05', '2017/07/05', '2017/07/19', 1500.00, 171, 212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date" office:date-value="2017-07-06" calcext:value-type="date">
            <text:p>2017-07-06</text:p>
          </table:table-cell>
          <table:table-cell table:style-name="ce5" table:formula="of:=TEXT([.B282];&quot;aaaa/mm/jj&quot;)" office:value-type="string" office:string-value="2017/07/06" calcext:value-type="string">
            <text:p>2017/07/06</text:p>
          </table:table-cell>
          <table:table-cell table:style-name="ce4" office:value-type="date" office:date-value="2017-07-06" calcext:value-type="date">
            <text:p>2017-07-06</text:p>
          </table:table-cell>
          <table:table-cell table:style-name="ce5" table:formula="of:=TEXT([.D282];&quot;aaaa/mm/jj&quot;)" office:value-type="string" office:string-value="2017/07/06" calcext:value-type="string">
            <text:p>2017/07/06</text:p>
          </table:table-cell>
          <table:table-cell table:style-name="ce4" table:formula="of:=[.D282]+[.M282]" office:value-type="date" office:date-value="2017-07-10" calcext:value-type="date">
            <text:p>2017-07-10</text:p>
          </table:table-cell>
          <table:table-cell table:style-name="ce5" table:formula="of:=TEXT([.F282];&quot;aaaa/mm/jj&quot;)" office:value-type="string" office:string-value="2017/07/10" calcext:value-type="string">
            <text:p>2017/07/1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35" calcext:value-type="float">
            <text:p>135</text:p>
          </table:table-cell>
          <table:table-cell table:style-name="ce7" table:formula="of:=RANDBETWEEN(1;50)" office:value-type="float" office:value="41" calcext:value-type="float">
            <text:p>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2];&quot;', '&quot;;[.E282];&quot;', '&quot;;[.G282];&quot;', &quot;;[.H282];&quot;, &quot;;[.I282];&quot;, &quot;;[.J282];&quot;, &quot;;[.K282];&quot;, &quot;;[.L282];&quot;);&quot;)" office:value-type="string" office:string-value="insert into contrat_loc (date_contrat, date_debut, date_fin, caution, id_contrat_loc_client, id_contrat_loc_agence, id_contrat_loc_vehicule, id_contrat_loc_accessoire) values ('2017/07/06', '2017/07/06', '2017/07/10', 1500.00, 135, 41, 5, 4);" calcext:value-type="string">
            <text:p>insert into contrat_loc (date_contrat, date_debut, date_fin, caution, id_contrat_loc_client, id_contrat_loc_agence, id_contrat_loc_vehicule, id_contrat_loc_accessoire) values ('2017/07/06', '2017/07/06', '2017/07/10', 1500.00, 135, 41, 5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date" office:date-value="2017-07-07" calcext:value-type="date">
            <text:p>2017-07-07</text:p>
          </table:table-cell>
          <table:table-cell table:style-name="ce5" table:formula="of:=TEXT([.B283];&quot;aaaa/mm/jj&quot;)" office:value-type="string" office:string-value="2017/07/07" calcext:value-type="string">
            <text:p>2017/07/07</text:p>
          </table:table-cell>
          <table:table-cell table:style-name="ce4" office:value-type="date" office:date-value="2017-07-07" calcext:value-type="date">
            <text:p>2017-07-07</text:p>
          </table:table-cell>
          <table:table-cell table:style-name="ce5" table:formula="of:=TEXT([.D283];&quot;aaaa/mm/jj&quot;)" office:value-type="string" office:string-value="2017/07/07" calcext:value-type="string">
            <text:p>2017/07/07</text:p>
          </table:table-cell>
          <table:table-cell table:style-name="ce4" table:formula="of:=[.D283]+[.M283]" office:value-type="date" office:date-value="2017-07-17" calcext:value-type="date">
            <text:p>2017-07-17</text:p>
          </table:table-cell>
          <table:table-cell table:style-name="ce5" table:formula="of:=TEXT([.F283];&quot;aaaa/mm/jj&quot;)" office:value-type="string" office:string-value="2017/07/17" calcext:value-type="string">
            <text:p>2017/07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4" calcext:value-type="float">
            <text:p>54</text:p>
          </table:table-cell>
          <table:table-cell table:style-name="ce7" table:formula="of:=RANDBETWEEN(1;50)" office:value-type="float" office:value="2" calcext:value-type="float">
            <text:p>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3];&quot;', '&quot;;[.E283];&quot;', '&quot;;[.G283];&quot;', &quot;;[.H283];&quot;, &quot;;[.I283];&quot;, &quot;;[.J283];&quot;, &quot;;[.K283];&quot;, &quot;;[.L283];&quot;);&quot;)" office:value-type="string" office:string-value="insert into contrat_loc (date_contrat, date_debut, date_fin, caution, id_contrat_loc_client, id_contrat_loc_agence, id_contrat_loc_vehicule, id_contrat_loc_accessoire) values ('2017/07/07', '2017/07/07', '2017/07/17', 1500.00, 54, 2, 4, 4);" calcext:value-type="string">
            <text:p>insert into contrat_loc (date_contrat, date_debut, date_fin, caution, id_contrat_loc_client, id_contrat_loc_agence, id_contrat_loc_vehicule, id_contrat_loc_accessoire) values ('2017/07/07', '2017/07/07', '2017/07/17', 1500.00, 54, 2, 4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date" office:date-value="2017-07-09" calcext:value-type="date">
            <text:p>2017-07-09</text:p>
          </table:table-cell>
          <table:table-cell table:style-name="ce5" table:formula="of:=TEXT([.B284];&quot;aaaa/mm/jj&quot;)" office:value-type="string" office:string-value="2017/07/09" calcext:value-type="string">
            <text:p>2017/07/09</text:p>
          </table:table-cell>
          <table:table-cell table:style-name="ce4" office:value-type="date" office:date-value="2017-07-09" calcext:value-type="date">
            <text:p>2017-07-09</text:p>
          </table:table-cell>
          <table:table-cell table:style-name="ce5" table:formula="of:=TEXT([.D284];&quot;aaaa/mm/jj&quot;)" office:value-type="string" office:string-value="2017/07/09" calcext:value-type="string">
            <text:p>2017/07/09</text:p>
          </table:table-cell>
          <table:table-cell table:style-name="ce4" table:formula="of:=[.D284]+[.M284]" office:value-type="date" office:date-value="2017-07-16" calcext:value-type="date">
            <text:p>2017-07-16</text:p>
          </table:table-cell>
          <table:table-cell table:style-name="ce5" table:formula="of:=TEXT([.F284];&quot;aaaa/mm/jj&quot;)" office:value-type="string" office:string-value="2017/07/16" calcext:value-type="string">
            <text:p>2017/07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4" calcext:value-type="float">
            <text:p>224</text:p>
          </table:table-cell>
          <table:table-cell table:style-name="ce7" table:formula="of:=RANDBETWEEN(51;100)" office:value-type="float" office:value="57" calcext:value-type="float">
            <text:p>5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4];&quot;', '&quot;;[.E284];&quot;', '&quot;;[.G284];&quot;', &quot;;[.H284];&quot;, &quot;;[.I284];&quot;, &quot;;[.J284];&quot;, &quot;;[.K284];&quot;, &quot;;[.L284];&quot;);&quot;)" office:value-type="string" office:string-value="insert into contrat_loc (date_contrat, date_debut, date_fin, caution, id_contrat_loc_client, id_contrat_loc_agence, id_contrat_loc_vehicule, id_contrat_loc_accessoire) values ('2017/07/09', '2017/07/09', '2017/07/16', 1500.00, 224, 57, 4, 0);" calcext:value-type="string">
            <text:p>insert into contrat_loc (date_contrat, date_debut, date_fin, caution, id_contrat_loc_client, id_contrat_loc_agence, id_contrat_loc_vehicule, id_contrat_loc_accessoire) values ('2017/07/09', '2017/07/09', '2017/07/16', 1500.00, 224, 57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B285];&quot;aaaa/mm/jj&quot;)" office:value-type="string" office:string-value="2017/07/10" calcext:value-type="string">
            <text:p>2017/07/10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D285];&quot;aaaa/mm/jj&quot;)" office:value-type="string" office:string-value="2017/07/10" calcext:value-type="string">
            <text:p>2017/07/10</text:p>
          </table:table-cell>
          <table:table-cell table:style-name="ce4" table:formula="of:=[.D285]+[.M285]" office:value-type="date" office:date-value="2017-07-20" calcext:value-type="date">
            <text:p>2017-07-20</text:p>
          </table:table-cell>
          <table:table-cell table:style-name="ce5" table:formula="of:=TEXT([.F285];&quot;aaaa/mm/jj&quot;)" office:value-type="string" office:string-value="2017/07/20" calcext:value-type="string">
            <text:p>2017/07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0" calcext:value-type="float">
            <text:p>230</text:p>
          </table:table-cell>
          <table:table-cell table:style-name="ce7" table:formula="of:=RANDBETWEEN(151;200)" office:value-type="float" office:value="189" calcext:value-type="float">
            <text:p>1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5];&quot;', '&quot;;[.E285];&quot;', '&quot;;[.G285];&quot;', &quot;;[.H285];&quot;, &quot;;[.I285];&quot;, &quot;;[.J285];&quot;, &quot;;[.K285];&quot;, &quot;;[.L285];&quot;);&quot;)" office:value-type="string" office:string-value="insert into contrat_loc (date_contrat, date_debut, date_fin, caution, id_contrat_loc_client, id_contrat_loc_agence, id_contrat_loc_vehicule, id_contrat_loc_accessoire) values ('2017/07/10', '2017/07/10', '2017/07/20', 1500.00, 230, 189, 2, 0);" calcext:value-type="string">
            <text:p>insert into contrat_loc (date_contrat, date_debut, date_fin, caution, id_contrat_loc_client, id_contrat_loc_agence, id_contrat_loc_vehicule, id_contrat_loc_accessoire) values ('2017/07/10', '2017/07/10', '2017/07/20', 1500.00, 230, 189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B286];&quot;aaaa/mm/jj&quot;)" office:value-type="string" office:string-value="2017/07/10" calcext:value-type="string">
            <text:p>2017/07/10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D286];&quot;aaaa/mm/jj&quot;)" office:value-type="string" office:string-value="2017/07/10" calcext:value-type="string">
            <text:p>2017/07/10</text:p>
          </table:table-cell>
          <table:table-cell table:style-name="ce4" table:formula="of:=[.D286]+[.M286]" office:value-type="date" office:date-value="2017-07-17" calcext:value-type="date">
            <text:p>2017-07-17</text:p>
          </table:table-cell>
          <table:table-cell table:style-name="ce5" table:formula="of:=TEXT([.F286];&quot;aaaa/mm/jj&quot;)" office:value-type="string" office:string-value="2017/07/17" calcext:value-type="string">
            <text:p>2017/07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7" calcext:value-type="float">
            <text:p>147</text:p>
          </table:table-cell>
          <table:table-cell table:style-name="ce7" table:formula="of:=RANDBETWEEN(1;50)" office:value-type="float" office:value="46" calcext:value-type="float">
            <text:p>4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6];&quot;', '&quot;;[.E286];&quot;', '&quot;;[.G286];&quot;', &quot;;[.H286];&quot;, &quot;;[.I286];&quot;, &quot;;[.J286];&quot;, &quot;;[.K286];&quot;, &quot;;[.L286];&quot;);&quot;)" office:value-type="string" office:string-value="insert into contrat_loc (date_contrat, date_debut, date_fin, caution, id_contrat_loc_client, id_contrat_loc_agence, id_contrat_loc_vehicule, id_contrat_loc_accessoire) values ('2017/07/10', '2017/07/10', '2017/07/17', 1500.00, 147, 46, 2, 1);" calcext:value-type="string">
            <text:p>insert into contrat_loc (date_contrat, date_debut, date_fin, caution, id_contrat_loc_client, id_contrat_loc_agence, id_contrat_loc_vehicule, id_contrat_loc_accessoire) values ('2017/07/10', '2017/07/10', '2017/07/17', 1500.00, 147, 46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date" office:date-value="2017-07-11" calcext:value-type="date">
            <text:p>2017-07-11</text:p>
          </table:table-cell>
          <table:table-cell table:style-name="ce5" table:formula="of:=TEXT([.B287];&quot;aaaa/mm/jj&quot;)" office:value-type="string" office:string-value="2017/07/11" calcext:value-type="string">
            <text:p>2017/07/11</text:p>
          </table:table-cell>
          <table:table-cell table:style-name="ce4" office:value-type="date" office:date-value="2017-07-11" calcext:value-type="date">
            <text:p>2017-07-11</text:p>
          </table:table-cell>
          <table:table-cell table:style-name="ce5" table:formula="of:=TEXT([.D287];&quot;aaaa/mm/jj&quot;)" office:value-type="string" office:string-value="2017/07/11" calcext:value-type="string">
            <text:p>2017/07/11</text:p>
          </table:table-cell>
          <table:table-cell table:style-name="ce4" table:formula="of:=[.D287]+[.M287]" office:value-type="date" office:date-value="2017-07-23" calcext:value-type="date">
            <text:p>2017-07-23</text:p>
          </table:table-cell>
          <table:table-cell table:style-name="ce5" table:formula="of:=TEXT([.F287];&quot;aaaa/mm/jj&quot;)" office:value-type="string" office:string-value="2017/07/23" calcext:value-type="string">
            <text:p>2017/07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2" calcext:value-type="float">
            <text:p>72</text:p>
          </table:table-cell>
          <table:table-cell table:style-name="ce7" table:formula="of:=RANDBETWEEN(101;150)" office:value-type="float" office:value="143" calcext:value-type="float">
            <text:p>14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7];&quot;', '&quot;;[.E287];&quot;', '&quot;;[.G287];&quot;', &quot;;[.H287];&quot;, &quot;;[.I287];&quot;, &quot;;[.J287];&quot;, &quot;;[.K287];&quot;, &quot;;[.L287];&quot;);&quot;)" office:value-type="string" office:string-value="insert into contrat_loc (date_contrat, date_debut, date_fin, caution, id_contrat_loc_client, id_contrat_loc_agence, id_contrat_loc_vehicule, id_contrat_loc_accessoire) values ('2017/07/11', '2017/07/11', '2017/07/23', 1500.00, 72, 143, 4, 7);" calcext:value-type="string">
            <text:p>insert into contrat_loc (date_contrat, date_debut, date_fin, caution, id_contrat_loc_client, id_contrat_loc_agence, id_contrat_loc_vehicule, id_contrat_loc_accessoire) values ('2017/07/11', '2017/07/11', '2017/07/23', 1500.00, 72, 143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B288];&quot;aaaa/mm/jj&quot;)" office:value-type="string" office:string-value="2017/07/12" calcext:value-type="string">
            <text:p>2017/07/12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D288];&quot;aaaa/mm/jj&quot;)" office:value-type="string" office:string-value="2017/07/12" calcext:value-type="string">
            <text:p>2017/07/12</text:p>
          </table:table-cell>
          <table:table-cell table:style-name="ce4" table:formula="of:=[.D288]+[.M288]" office:value-type="date" office:date-value="2017-07-25" calcext:value-type="date">
            <text:p>2017-07-25</text:p>
          </table:table-cell>
          <table:table-cell table:style-name="ce5" table:formula="of:=TEXT([.F288];&quot;aaaa/mm/jj&quot;)" office:value-type="string" office:string-value="2017/07/25" calcext:value-type="string">
            <text:p>2017/07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9" calcext:value-type="float">
            <text:p>149</text:p>
          </table:table-cell>
          <table:table-cell table:style-name="ce7" table:formula="of:=RANDBETWEEN(201;250)" office:value-type="float" office:value="202" calcext:value-type="float">
            <text:p>20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8];&quot;', '&quot;;[.E288];&quot;', '&quot;;[.G288];&quot;', &quot;;[.H288];&quot;, &quot;;[.I288];&quot;, &quot;;[.J288];&quot;, &quot;;[.K288];&quot;, &quot;;[.L288];&quot;);&quot;)" office:value-type="string" office:string-value="insert into contrat_loc (date_contrat, date_debut, date_fin, caution, id_contrat_loc_client, id_contrat_loc_agence, id_contrat_loc_vehicule, id_contrat_loc_accessoire) values ('2017/07/12', '2017/07/12', '2017/07/25', 1500.00, 149, 202, 1, 1);" calcext:value-type="string">
            <text:p>insert into contrat_loc (date_contrat, date_debut, date_fin, caution, id_contrat_loc_client, id_contrat_loc_agence, id_contrat_loc_vehicule, id_contrat_loc_accessoire) values ('2017/07/12', '2017/07/12', '2017/07/25', 1500.00, 149, 202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B289];&quot;aaaa/mm/jj&quot;)" office:value-type="string" office:string-value="2017/07/12" calcext:value-type="string">
            <text:p>2017/07/12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D289];&quot;aaaa/mm/jj&quot;)" office:value-type="string" office:string-value="2017/07/12" calcext:value-type="string">
            <text:p>2017/07/12</text:p>
          </table:table-cell>
          <table:table-cell table:style-name="ce4" table:formula="of:=[.D289]+[.M289]" office:value-type="date" office:date-value="2017-07-13" calcext:value-type="date">
            <text:p>2017-07-13</text:p>
          </table:table-cell>
          <table:table-cell table:style-name="ce5" table:formula="of:=TEXT([.F289];&quot;aaaa/mm/jj&quot;)" office:value-type="string" office:string-value="2017/07/13" calcext:value-type="string">
            <text:p>2017/07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9" calcext:value-type="float">
            <text:p>239</text:p>
          </table:table-cell>
          <table:table-cell table:style-name="ce7" table:formula="of:=RANDBETWEEN(1;50)" office:value-type="float" office:value="39" calcext:value-type="float">
            <text:p>3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89];&quot;', '&quot;;[.E289];&quot;', '&quot;;[.G289];&quot;', &quot;;[.H289];&quot;, &quot;;[.I289];&quot;, &quot;;[.J289];&quot;, &quot;;[.K289];&quot;, &quot;;[.L289];&quot;);&quot;)" office:value-type="string" office:string-value="insert into contrat_loc (date_contrat, date_debut, date_fin, caution, id_contrat_loc_client, id_contrat_loc_agence, id_contrat_loc_vehicule, id_contrat_loc_accessoire) values ('2017/07/12', '2017/07/12', '2017/07/13', 1500.00, 239, 39, 1, 1);" calcext:value-type="string">
            <text:p>insert into contrat_loc (date_contrat, date_debut, date_fin, caution, id_contrat_loc_client, id_contrat_loc_agence, id_contrat_loc_vehicule, id_contrat_loc_accessoire) values ('2017/07/12', '2017/07/12', '2017/07/13', 1500.00, 239, 39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B290];&quot;aaaa/mm/jj&quot;)" office:value-type="string" office:string-value="2017/07/12" calcext:value-type="string">
            <text:p>2017/07/12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D290];&quot;aaaa/mm/jj&quot;)" office:value-type="string" office:string-value="2017/07/12" calcext:value-type="string">
            <text:p>2017/07/12</text:p>
          </table:table-cell>
          <table:table-cell table:style-name="ce4" table:formula="of:=[.D290]+[.M290]" office:value-type="date" office:date-value="2017-07-22" calcext:value-type="date">
            <text:p>2017-07-22</text:p>
          </table:table-cell>
          <table:table-cell table:style-name="ce5" table:formula="of:=TEXT([.F290];&quot;aaaa/mm/jj&quot;)" office:value-type="string" office:string-value="2017/07/22" calcext:value-type="string">
            <text:p>2017/07/2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RANDBETWEEN(101;150)" office:value-type="float" office:value="136" calcext:value-type="float">
            <text:p>13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0];&quot;', '&quot;;[.E290];&quot;', '&quot;;[.G290];&quot;', &quot;;[.H290];&quot;, &quot;;[.I290];&quot;, &quot;;[.J290];&quot;, &quot;;[.K290];&quot;, &quot;;[.L290];&quot;);&quot;)" office:value-type="string" office:string-value="insert into contrat_loc (date_contrat, date_debut, date_fin, caution, id_contrat_loc_client, id_contrat_loc_agence, id_contrat_loc_vehicule, id_contrat_loc_accessoire) values ('2017/07/12', '2017/07/12', '2017/07/22', 1500.00, 53, 136, 4, 2);" calcext:value-type="string">
            <text:p>insert into contrat_loc (date_contrat, date_debut, date_fin, caution, id_contrat_loc_client, id_contrat_loc_agence, id_contrat_loc_vehicule, id_contrat_loc_accessoire) values ('2017/07/12', '2017/07/12', '2017/07/22', 1500.00, 53, 136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date" office:date-value="2017-07-13" calcext:value-type="date">
            <text:p>2017-07-13</text:p>
          </table:table-cell>
          <table:table-cell table:style-name="ce5" table:formula="of:=TEXT([.B291];&quot;aaaa/mm/jj&quot;)" office:value-type="string" office:string-value="2017/07/13" calcext:value-type="string">
            <text:p>2017/07/13</text:p>
          </table:table-cell>
          <table:table-cell table:style-name="ce4" office:value-type="date" office:date-value="2017-07-13" calcext:value-type="date">
            <text:p>2017-07-13</text:p>
          </table:table-cell>
          <table:table-cell table:style-name="ce5" table:formula="of:=TEXT([.D291];&quot;aaaa/mm/jj&quot;)" office:value-type="string" office:string-value="2017/07/13" calcext:value-type="string">
            <text:p>2017/07/13</text:p>
          </table:table-cell>
          <table:table-cell table:style-name="ce4" table:formula="of:=[.D291]+[.M291]" office:value-type="date" office:date-value="2017-07-22" calcext:value-type="date">
            <text:p>2017-07-22</text:p>
          </table:table-cell>
          <table:table-cell table:style-name="ce5" table:formula="of:=TEXT([.F291];&quot;aaaa/mm/jj&quot;)" office:value-type="string" office:string-value="2017/07/22" calcext:value-type="string">
            <text:p>2017/07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0" calcext:value-type="float">
            <text:p>140</text:p>
          </table:table-cell>
          <table:table-cell table:style-name="ce7" table:formula="of:=RANDBETWEEN(101;150)" office:value-type="float" office:value="138" calcext:value-type="float">
            <text:p>13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1];&quot;', '&quot;;[.E291];&quot;', '&quot;;[.G291];&quot;', &quot;;[.H291];&quot;, &quot;;[.I291];&quot;, &quot;;[.J291];&quot;, &quot;;[.K291];&quot;, &quot;;[.L291];&quot;);&quot;)" office:value-type="string" office:string-value="insert into contrat_loc (date_contrat, date_debut, date_fin, caution, id_contrat_loc_client, id_contrat_loc_agence, id_contrat_loc_vehicule, id_contrat_loc_accessoire) values ('2017/07/13', '2017/07/13', '2017/07/22', 1500.00, 140, 138, 3, 0);" calcext:value-type="string">
            <text:p>insert into contrat_loc (date_contrat, date_debut, date_fin, caution, id_contrat_loc_client, id_contrat_loc_agence, id_contrat_loc_vehicule, id_contrat_loc_accessoire) values ('2017/07/13', '2017/07/13', '2017/07/22', 1500.00, 140, 138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date" office:date-value="2017-07-14" calcext:value-type="date">
            <text:p>2017-07-14</text:p>
          </table:table-cell>
          <table:table-cell table:style-name="ce5" table:formula="of:=TEXT([.B292];&quot;aaaa/mm/jj&quot;)" office:value-type="string" office:string-value="2017/07/14" calcext:value-type="string">
            <text:p>2017/07/14</text:p>
          </table:table-cell>
          <table:table-cell table:style-name="ce4" office:value-type="date" office:date-value="2017-07-14" calcext:value-type="date">
            <text:p>2017-07-14</text:p>
          </table:table-cell>
          <table:table-cell table:style-name="ce5" table:formula="of:=TEXT([.D292];&quot;aaaa/mm/jj&quot;)" office:value-type="string" office:string-value="2017/07/14" calcext:value-type="string">
            <text:p>2017/07/14</text:p>
          </table:table-cell>
          <table:table-cell table:style-name="ce4" table:formula="of:=[.D292]+[.M292]" office:value-type="date" office:date-value="2017-07-28" calcext:value-type="date">
            <text:p>2017-07-28</text:p>
          </table:table-cell>
          <table:table-cell table:style-name="ce5" table:formula="of:=TEXT([.F292];&quot;aaaa/mm/jj&quot;)" office:value-type="string" office:string-value="2017/07/28" calcext:value-type="string">
            <text:p>2017/07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1" calcext:value-type="float">
            <text:p>201</text:p>
          </table:table-cell>
          <table:table-cell table:style-name="ce7" table:formula="of:=RANDBETWEEN(1;50)" office:value-type="float" office:value="47" calcext:value-type="float">
            <text:p>4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2];&quot;', '&quot;;[.E292];&quot;', '&quot;;[.G292];&quot;', &quot;;[.H292];&quot;, &quot;;[.I292];&quot;, &quot;;[.J292];&quot;, &quot;;[.K292];&quot;, &quot;;[.L292];&quot;);&quot;)" office:value-type="string" office:string-value="insert into contrat_loc (date_contrat, date_debut, date_fin, caution, id_contrat_loc_client, id_contrat_loc_agence, id_contrat_loc_vehicule, id_contrat_loc_accessoire) values ('2017/07/14', '2017/07/14', '2017/07/28', 1500.00, 201, 47, 3, 4);" calcext:value-type="string">
            <text:p>insert into contrat_loc (date_contrat, date_debut, date_fin, caution, id_contrat_loc_client, id_contrat_loc_agence, id_contrat_loc_vehicule, id_contrat_loc_accessoire) values ('2017/07/14', '2017/07/14', '2017/07/28', 1500.00, 201, 47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3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3];&quot;aaaa/mm/jj&quot;)" office:value-type="string" office:string-value="2017/07/15" calcext:value-type="string">
            <text:p>2017/07/15</text:p>
          </table:table-cell>
          <table:table-cell table:style-name="ce4" table:formula="of:=[.D293]+[.M293]" office:value-type="date" office:date-value="2017-07-24" calcext:value-type="date">
            <text:p>2017-07-24</text:p>
          </table:table-cell>
          <table:table-cell table:style-name="ce5" table:formula="of:=TEXT([.F293];&quot;aaaa/mm/jj&quot;)" office:value-type="string" office:string-value="2017/07/24" calcext:value-type="string">
            <text:p>2017/07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9" calcext:value-type="float">
            <text:p>89</text:p>
          </table:table-cell>
          <table:table-cell table:style-name="ce7" table:formula="of:=RANDBETWEEN(151;200)" office:value-type="float" office:value="191" calcext:value-type="float">
            <text:p>19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3];&quot;', '&quot;;[.E293];&quot;', '&quot;;[.G293];&quot;', &quot;;[.H293];&quot;, &quot;;[.I293];&quot;, &quot;;[.J293];&quot;, &quot;;[.K293];&quot;, &quot;;[.L293];&quot;);&quot;)" office:value-type="string" office:string-value="insert into contrat_loc (date_contrat, date_debut, date_fin, caution, id_contrat_loc_client, id_contrat_loc_agence, id_contrat_loc_vehicule, id_contrat_loc_accessoire) values ('2017/07/15', '2017/07/15', '2017/07/24', 1500.00, 89, 191, 1, 7);" calcext:value-type="string">
            <text:p>insert into contrat_loc (date_contrat, date_debut, date_fin, caution, id_contrat_loc_client, id_contrat_loc_agence, id_contrat_loc_vehicule, id_contrat_loc_accessoire) values ('2017/07/15', '2017/07/15', '2017/07/24', 1500.00, 89, 191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4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4];&quot;aaaa/mm/jj&quot;)" office:value-type="string" office:string-value="2017/07/15" calcext:value-type="string">
            <text:p>2017/07/15</text:p>
          </table:table-cell>
          <table:table-cell table:style-name="ce4" table:formula="of:=[.D294]+[.M294]" office:value-type="date" office:date-value="2017-07-24" calcext:value-type="date">
            <text:p>2017-07-24</text:p>
          </table:table-cell>
          <table:table-cell table:style-name="ce5" table:formula="of:=TEXT([.F294];&quot;aaaa/mm/jj&quot;)" office:value-type="string" office:string-value="2017/07/24" calcext:value-type="string">
            <text:p>2017/07/2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17" calcext:value-type="float">
            <text:p>217</text:p>
          </table:table-cell>
          <table:table-cell table:style-name="ce7" table:formula="of:=RANDBETWEEN(101;150)" office:value-type="float" office:value="133" calcext:value-type="float">
            <text:p>13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4];&quot;', '&quot;;[.E294];&quot;', '&quot;;[.G294];&quot;', &quot;;[.H294];&quot;, &quot;;[.I294];&quot;, &quot;;[.J294];&quot;, &quot;;[.K294];&quot;, &quot;;[.L294];&quot;);&quot;)" office:value-type="string" office:string-value="insert into contrat_loc (date_contrat, date_debut, date_fin, caution, id_contrat_loc_client, id_contrat_loc_agence, id_contrat_loc_vehicule, id_contrat_loc_accessoire) values ('2017/07/15', '2017/07/15', '2017/07/24', 1500.00, 217, 133, 1, 7);" calcext:value-type="string">
            <text:p>insert into contrat_loc (date_contrat, date_debut, date_fin, caution, id_contrat_loc_client, id_contrat_loc_agence, id_contrat_loc_vehicule, id_contrat_loc_accessoire) values ('2017/07/15', '2017/07/15', '2017/07/24', 1500.00, 217, 133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5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5];&quot;aaaa/mm/jj&quot;)" office:value-type="string" office:string-value="2017/07/15" calcext:value-type="string">
            <text:p>2017/07/15</text:p>
          </table:table-cell>
          <table:table-cell table:style-name="ce4" table:formula="of:=[.D295]+[.M295]" office:value-type="date" office:date-value="2017-07-21" calcext:value-type="date">
            <text:p>2017-07-21</text:p>
          </table:table-cell>
          <table:table-cell table:style-name="ce5" table:formula="of:=TEXT([.F295];&quot;aaaa/mm/jj&quot;)" office:value-type="string" office:string-value="2017/07/21" calcext:value-type="string">
            <text:p>2017/07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3" calcext:value-type="float">
            <text:p>33</text:p>
          </table:table-cell>
          <table:table-cell table:style-name="ce7" table:formula="of:=RANDBETWEEN(51;100)" office:value-type="float" office:value="55" calcext:value-type="float">
            <text:p>5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5];&quot;', '&quot;;[.E295];&quot;', '&quot;;[.G295];&quot;', &quot;;[.H295];&quot;, &quot;;[.I295];&quot;, &quot;;[.J295];&quot;, &quot;;[.K295];&quot;, &quot;;[.L295];&quot;);&quot;)" office:value-type="string" office:string-value="insert into contrat_loc (date_contrat, date_debut, date_fin, caution, id_contrat_loc_client, id_contrat_loc_agence, id_contrat_loc_vehicule, id_contrat_loc_accessoire) values ('2017/07/15', '2017/07/15', '2017/07/21', 1500.00, 33, 55, 1, 0);" calcext:value-type="string">
            <text:p>insert into contrat_loc (date_contrat, date_debut, date_fin, caution, id_contrat_loc_client, id_contrat_loc_agence, id_contrat_loc_vehicule, id_contrat_loc_accessoire) values ('2017/07/15', '2017/07/15', '2017/07/21', 1500.00, 33, 55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6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6];&quot;aaaa/mm/jj&quot;)" office:value-type="string" office:string-value="2017/07/15" calcext:value-type="string">
            <text:p>2017/07/15</text:p>
          </table:table-cell>
          <table:table-cell table:style-name="ce4" table:formula="of:=[.D296]+[.M296]" office:value-type="date" office:date-value="2017-07-29" calcext:value-type="date">
            <text:p>2017-07-29</text:p>
          </table:table-cell>
          <table:table-cell table:style-name="ce5" table:formula="of:=TEXT([.F296];&quot;aaaa/mm/jj&quot;)" office:value-type="string" office:string-value="2017/07/29" calcext:value-type="string">
            <text:p>2017/07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1" calcext:value-type="float">
            <text:p>171</text:p>
          </table:table-cell>
          <table:table-cell table:style-name="ce7" table:formula="of:=RANDBETWEEN(201;250)" office:value-type="float" office:value="202" calcext:value-type="float">
            <text:p>20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6];&quot;', '&quot;;[.E296];&quot;', '&quot;;[.G296];&quot;', &quot;;[.H296];&quot;, &quot;;[.I296];&quot;, &quot;;[.J296];&quot;, &quot;;[.K296];&quot;, &quot;;[.L296];&quot;);&quot;)" office:value-type="string" office:string-value="insert into contrat_loc (date_contrat, date_debut, date_fin, caution, id_contrat_loc_client, id_contrat_loc_agence, id_contrat_loc_vehicule, id_contrat_loc_accessoire) values ('2017/07/15', '2017/07/15', '2017/07/29', 1500.00, 171, 202, 3, 0);" calcext:value-type="string">
            <text:p>insert into contrat_loc (date_contrat, date_debut, date_fin, caution, id_contrat_loc_client, id_contrat_loc_agence, id_contrat_loc_vehicule, id_contrat_loc_accessoire) values ('2017/07/15', '2017/07/15', '2017/07/29', 1500.00, 171, 202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date" office:date-value="2017-07-16" calcext:value-type="date">
            <text:p>2017-07-16</text:p>
          </table:table-cell>
          <table:table-cell table:style-name="ce5" table:formula="of:=TEXT([.B297];&quot;aaaa/mm/jj&quot;)" office:value-type="string" office:string-value="2017/07/16" calcext:value-type="string">
            <text:p>2017/07/16</text:p>
          </table:table-cell>
          <table:table-cell table:style-name="ce4" office:value-type="date" office:date-value="2017-07-16" calcext:value-type="date">
            <text:p>2017-07-16</text:p>
          </table:table-cell>
          <table:table-cell table:style-name="ce5" table:formula="of:=TEXT([.D297];&quot;aaaa/mm/jj&quot;)" office:value-type="string" office:string-value="2017/07/16" calcext:value-type="string">
            <text:p>2017/07/16</text:p>
          </table:table-cell>
          <table:table-cell table:style-name="ce4" table:formula="of:=[.D297]+[.M297]" office:value-type="date" office:date-value="2017-07-30" calcext:value-type="date">
            <text:p>2017-07-30</text:p>
          </table:table-cell>
          <table:table-cell table:style-name="ce5" table:formula="of:=TEXT([.F297];&quot;aaaa/mm/jj&quot;)" office:value-type="string" office:string-value="2017/07/30" calcext:value-type="string">
            <text:p>2017/07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0" calcext:value-type="float">
            <text:p>60</text:p>
          </table:table-cell>
          <table:table-cell table:style-name="ce7" table:formula="of:=RANDBETWEEN(1;50)" office:value-type="float" office:value="35" calcext:value-type="float">
            <text:p>3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7];&quot;', '&quot;;[.E297];&quot;', '&quot;;[.G297];&quot;', &quot;;[.H297];&quot;, &quot;;[.I297];&quot;, &quot;;[.J297];&quot;, &quot;;[.K297];&quot;, &quot;;[.L297];&quot;);&quot;)" office:value-type="string" office:string-value="insert into contrat_loc (date_contrat, date_debut, date_fin, caution, id_contrat_loc_client, id_contrat_loc_agence, id_contrat_loc_vehicule, id_contrat_loc_accessoire) values ('2017/07/16', '2017/07/16', '2017/07/30', 1500.00, 60, 35, 5, 5);" calcext:value-type="string">
            <text:p>insert into contrat_loc (date_contrat, date_debut, date_fin, caution, id_contrat_loc_client, id_contrat_loc_agence, id_contrat_loc_vehicule, id_contrat_loc_accessoire) values ('2017/07/16', '2017/07/16', '2017/07/30', 1500.00, 60, 35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B298];&quot;aaaa/mm/jj&quot;)" office:value-type="string" office:string-value="2017/07/17" calcext:value-type="string">
            <text:p>2017/07/17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D298];&quot;aaaa/mm/jj&quot;)" office:value-type="string" office:string-value="2017/07/17" calcext:value-type="string">
            <text:p>2017/07/17</text:p>
          </table:table-cell>
          <table:table-cell table:style-name="ce4" table:formula="of:=[.D298]+[.M298]" office:value-type="date" office:date-value="2017-07-29" calcext:value-type="date">
            <text:p>2017-07-29</text:p>
          </table:table-cell>
          <table:table-cell table:style-name="ce5" table:formula="of:=TEXT([.F298];&quot;aaaa/mm/jj&quot;)" office:value-type="string" office:string-value="2017/07/29" calcext:value-type="string">
            <text:p>2017/07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4" calcext:value-type="float">
            <text:p>184</text:p>
          </table:table-cell>
          <table:table-cell table:style-name="ce7" table:formula="of:=RANDBETWEEN(201;250)" office:value-type="float" office:value="232" calcext:value-type="float">
            <text:p>23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8];&quot;', '&quot;;[.E298];&quot;', '&quot;;[.G298];&quot;', &quot;;[.H298];&quot;, &quot;;[.I298];&quot;, &quot;;[.J298];&quot;, &quot;;[.K298];&quot;, &quot;;[.L298];&quot;);&quot;)" office:value-type="string" office:string-value="insert into contrat_loc (date_contrat, date_debut, date_fin, caution, id_contrat_loc_client, id_contrat_loc_agence, id_contrat_loc_vehicule, id_contrat_loc_accessoire) values ('2017/07/17', '2017/07/17', '2017/07/29', 1500.00, 184, 232, 3, 0);" calcext:value-type="string">
            <text:p>insert into contrat_loc (date_contrat, date_debut, date_fin, caution, id_contrat_loc_client, id_contrat_loc_agence, id_contrat_loc_vehicule, id_contrat_loc_accessoire) values ('2017/07/17', '2017/07/17', '2017/07/29', 1500.00, 184, 232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B299];&quot;aaaa/mm/jj&quot;)" office:value-type="string" office:string-value="2017/07/17" calcext:value-type="string">
            <text:p>2017/07/17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D299];&quot;aaaa/mm/jj&quot;)" office:value-type="string" office:string-value="2017/07/17" calcext:value-type="string">
            <text:p>2017/07/17</text:p>
          </table:table-cell>
          <table:table-cell table:style-name="ce4" table:formula="of:=[.D299]+[.M299]" office:value-type="date" office:date-value="2017-07-18" calcext:value-type="date">
            <text:p>2017-07-18</text:p>
          </table:table-cell>
          <table:table-cell table:style-name="ce5" table:formula="of:=TEXT([.F299];&quot;aaaa/mm/jj&quot;)" office:value-type="string" office:string-value="2017/07/18" calcext:value-type="string">
            <text:p>2017/07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" calcext:value-type="float">
            <text:p>25</text:p>
          </table:table-cell>
          <table:table-cell table:style-name="ce7" table:formula="of:=RANDBETWEEN(101;150)" office:value-type="float" office:value="129" calcext:value-type="float">
            <text:p>12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299];&quot;', '&quot;;[.E299];&quot;', '&quot;;[.G299];&quot;', &quot;;[.H299];&quot;, &quot;;[.I299];&quot;, &quot;;[.J299];&quot;, &quot;;[.K299];&quot;, &quot;;[.L299];&quot;);&quot;)" office:value-type="string" office:string-value="insert into contrat_loc (date_contrat, date_debut, date_fin, caution, id_contrat_loc_client, id_contrat_loc_agence, id_contrat_loc_vehicule, id_contrat_loc_accessoire) values ('2017/07/17', '2017/07/17', '2017/07/18', 1500.00, 25, 129, 5, 1);" calcext:value-type="string">
            <text:p>insert into contrat_loc (date_contrat, date_debut, date_fin, caution, id_contrat_loc_client, id_contrat_loc_agence, id_contrat_loc_vehicule, id_contrat_loc_accessoire) values ('2017/07/17', '2017/07/17', '2017/07/18', 1500.00, 25, 12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B300];&quot;aaaa/mm/jj&quot;)" office:value-type="string" office:string-value="2017/07/18" calcext:value-type="string">
            <text:p>2017/07/18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D300];&quot;aaaa/mm/jj&quot;)" office:value-type="string" office:string-value="2017/07/18" calcext:value-type="string">
            <text:p>2017/07/18</text:p>
          </table:table-cell>
          <table:table-cell table:style-name="ce4" table:formula="of:=[.D300]+[.M300]" office:value-type="date" office:date-value="2017-08-01" calcext:value-type="date">
            <text:p>2017-08-01</text:p>
          </table:table-cell>
          <table:table-cell table:style-name="ce5" table:formula="of:=TEXT([.F300];&quot;aaaa/mm/jj&quot;)" office:value-type="string" office:string-value="2017/08/01" calcext:value-type="string">
            <text:p>2017/08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0];&quot;', '&quot;;[.E300];&quot;', '&quot;;[.G300];&quot;', &quot;;[.H300];&quot;, &quot;;[.I300];&quot;, &quot;;[.J300];&quot;, &quot;;[.K300];&quot;, &quot;;[.L300];&quot;);&quot;)" office:value-type="string" office:string-value="insert into contrat_loc (date_contrat, date_debut, date_fin, caution, id_contrat_loc_client, id_contrat_loc_agence, id_contrat_loc_vehicule, id_contrat_loc_accessoire) values ('2017/07/18', '2017/07/18', '2017/08/01', 1500.00, 238, 241, 1, 0);" calcext:value-type="string">
            <text:p>insert into contrat_loc (date_contrat, date_debut, date_fin, caution, id_contrat_loc_client, id_contrat_loc_agence, id_contrat_loc_vehicule, id_contrat_loc_accessoire) values ('2017/07/18', '2017/07/18', '2017/08/01', 1500.00, 238, 241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B301];&quot;aaaa/mm/jj&quot;)" office:value-type="string" office:string-value="2017/07/18" calcext:value-type="string">
            <text:p>2017/07/18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D301];&quot;aaaa/mm/jj&quot;)" office:value-type="string" office:string-value="2017/07/18" calcext:value-type="string">
            <text:p>2017/07/18</text:p>
          </table:table-cell>
          <table:table-cell table:style-name="ce4" table:formula="of:=[.D301]+[.M301]" office:value-type="date" office:date-value="2017-08-02" calcext:value-type="date">
            <text:p>2017-08-02</text:p>
          </table:table-cell>
          <table:table-cell table:style-name="ce5" table:formula="of:=TEXT([.F301];&quot;aaaa/mm/jj&quot;)" office:value-type="string" office:string-value="2017/08/02" calcext:value-type="string">
            <text:p>2017/08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4" calcext:value-type="float">
            <text:p>84</text:p>
          </table:table-cell>
          <table:table-cell table:style-name="ce7" table:formula="of:=RANDBETWEEN(101;150)" office:value-type="float" office:value="140" calcext:value-type="float">
            <text:p>14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1];&quot;', '&quot;;[.E301];&quot;', '&quot;;[.G301];&quot;', &quot;;[.H301];&quot;, &quot;;[.I301];&quot;, &quot;;[.J301];&quot;, &quot;;[.K301];&quot;, &quot;;[.L301];&quot;);&quot;)" office:value-type="string" office:string-value="insert into contrat_loc (date_contrat, date_debut, date_fin, caution, id_contrat_loc_client, id_contrat_loc_agence, id_contrat_loc_vehicule, id_contrat_loc_accessoire) values ('2017/07/18', '2017/07/18', '2017/08/02', 1500.00, 84, 140, 4, 0);" calcext:value-type="string">
            <text:p>insert into contrat_loc (date_contrat, date_debut, date_fin, caution, id_contrat_loc_client, id_contrat_loc_agence, id_contrat_loc_vehicule, id_contrat_loc_accessoire) values ('2017/07/18', '2017/07/18', '2017/08/02', 1500.00, 84, 140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B302];&quot;aaaa/mm/jj&quot;)" office:value-type="string" office:string-value="2017/07/20" calcext:value-type="string">
            <text:p>2017/07/20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D302];&quot;aaaa/mm/jj&quot;)" office:value-type="string" office:string-value="2017/07/20" calcext:value-type="string">
            <text:p>2017/07/20</text:p>
          </table:table-cell>
          <table:table-cell table:style-name="ce4" table:formula="of:=[.D302]+[.M302]" office:value-type="date" office:date-value="2017-08-04" calcext:value-type="date">
            <text:p>2017-08-04</text:p>
          </table:table-cell>
          <table:table-cell table:style-name="ce5" table:formula="of:=TEXT([.F302];&quot;aaaa/mm/jj&quot;)" office:value-type="string" office:string-value="2017/08/04" calcext:value-type="string">
            <text:p>2017/08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9" calcext:value-type="float">
            <text:p>109</text:p>
          </table:table-cell>
          <table:table-cell table:style-name="ce7" table:formula="of:=RANDBETWEEN(201;250)" office:value-type="float" office:value="203" calcext:value-type="float">
            <text:p>20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2];&quot;', '&quot;;[.E302];&quot;', '&quot;;[.G302];&quot;', &quot;;[.H302];&quot;, &quot;;[.I302];&quot;, &quot;;[.J302];&quot;, &quot;;[.K302];&quot;, &quot;;[.L302];&quot;);&quot;)" office:value-type="string" office:string-value="insert into contrat_loc (date_contrat, date_debut, date_fin, caution, id_contrat_loc_client, id_contrat_loc_agence, id_contrat_loc_vehicule, id_contrat_loc_accessoire) values ('2017/07/20', '2017/07/20', '2017/08/04', 1500.00, 109, 203, 2, 1);" calcext:value-type="string">
            <text:p>insert into contrat_loc (date_contrat, date_debut, date_fin, caution, id_contrat_loc_client, id_contrat_loc_agence, id_contrat_loc_vehicule, id_contrat_loc_accessoire) values ('2017/07/20', '2017/07/20', '2017/08/04', 1500.00, 109, 203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B303];&quot;aaaa/mm/jj&quot;)" office:value-type="string" office:string-value="2017/07/20" calcext:value-type="string">
            <text:p>2017/07/20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D303];&quot;aaaa/mm/jj&quot;)" office:value-type="string" office:string-value="2017/07/20" calcext:value-type="string">
            <text:p>2017/07/20</text:p>
          </table:table-cell>
          <table:table-cell table:style-name="ce4" table:formula="of:=[.D303]+[.M303]" office:value-type="date" office:date-value="2017-07-22" calcext:value-type="date">
            <text:p>2017-07-22</text:p>
          </table:table-cell>
          <table:table-cell table:style-name="ce5" table:formula="of:=TEXT([.F303];&quot;aaaa/mm/jj&quot;)" office:value-type="string" office:string-value="2017/07/22" calcext:value-type="string">
            <text:p>2017/07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3" calcext:value-type="float">
            <text:p>103</text:p>
          </table:table-cell>
          <table:table-cell table:style-name="ce7" table:formula="of:=RANDBETWEEN(1;50)" office:value-type="float" office:value="22" calcext:value-type="float">
            <text:p>2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3];&quot;', '&quot;;[.E303];&quot;', '&quot;;[.G303];&quot;', &quot;;[.H303];&quot;, &quot;;[.I303];&quot;, &quot;;[.J303];&quot;, &quot;;[.K303];&quot;, &quot;;[.L303];&quot;);&quot;)" office:value-type="string" office:string-value="insert into contrat_loc (date_contrat, date_debut, date_fin, caution, id_contrat_loc_client, id_contrat_loc_agence, id_contrat_loc_vehicule, id_contrat_loc_accessoire) values ('2017/07/20', '2017/07/20', '2017/07/22', 1500.00, 103, 22, 3, 5);" calcext:value-type="string">
            <text:p>insert into contrat_loc (date_contrat, date_debut, date_fin, caution, id_contrat_loc_client, id_contrat_loc_agence, id_contrat_loc_vehicule, id_contrat_loc_accessoire) values ('2017/07/20', '2017/07/20', '2017/07/22', 1500.00, 103, 22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B304];&quot;aaaa/mm/jj&quot;)" office:value-type="string" office:string-value="2017/07/22" calcext:value-type="string">
            <text:p>2017/07/22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D304];&quot;aaaa/mm/jj&quot;)" office:value-type="string" office:string-value="2017/07/22" calcext:value-type="string">
            <text:p>2017/07/22</text:p>
          </table:table-cell>
          <table:table-cell table:style-name="ce4" table:formula="of:=[.D304]+[.M304]" office:value-type="date" office:date-value="2017-08-02" calcext:value-type="date">
            <text:p>2017-08-02</text:p>
          </table:table-cell>
          <table:table-cell table:style-name="ce5" table:formula="of:=TEXT([.F304];&quot;aaaa/mm/jj&quot;)" office:value-type="string" office:string-value="2017/08/02" calcext:value-type="string">
            <text:p>2017/08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7" calcext:value-type="float">
            <text:p>167</text:p>
          </table:table-cell>
          <table:table-cell table:style-name="ce7" table:formula="of:=RANDBETWEEN(151;200)" office:value-type="float" office:value="169" calcext:value-type="float">
            <text:p>16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4];&quot;', '&quot;;[.E304];&quot;', '&quot;;[.G304];&quot;', &quot;;[.H304];&quot;, &quot;;[.I304];&quot;, &quot;;[.J304];&quot;, &quot;;[.K304];&quot;, &quot;;[.L304];&quot;);&quot;)" office:value-type="string" office:string-value="insert into contrat_loc (date_contrat, date_debut, date_fin, caution, id_contrat_loc_client, id_contrat_loc_agence, id_contrat_loc_vehicule, id_contrat_loc_accessoire) values ('2017/07/22', '2017/07/22', '2017/08/02', 1500.00, 167, 169, 4, 2);" calcext:value-type="string">
            <text:p>insert into contrat_loc (date_contrat, date_debut, date_fin, caution, id_contrat_loc_client, id_contrat_loc_agence, id_contrat_loc_vehicule, id_contrat_loc_accessoire) values ('2017/07/22', '2017/07/22', '2017/08/02', 1500.00, 167, 169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B305];&quot;aaaa/mm/jj&quot;)" office:value-type="string" office:string-value="2017/07/22" calcext:value-type="string">
            <text:p>2017/07/22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D305];&quot;aaaa/mm/jj&quot;)" office:value-type="string" office:string-value="2017/07/22" calcext:value-type="string">
            <text:p>2017/07/22</text:p>
          </table:table-cell>
          <table:table-cell table:style-name="ce4" table:formula="of:=[.D305]+[.M305]" office:value-type="date" office:date-value="2017-08-01" calcext:value-type="date">
            <text:p>2017-08-01</text:p>
          </table:table-cell>
          <table:table-cell table:style-name="ce5" table:formula="of:=TEXT([.F305];&quot;aaaa/mm/jj&quot;)" office:value-type="string" office:string-value="2017/08/01" calcext:value-type="string">
            <text:p>2017/08/01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04" calcext:value-type="float">
            <text:p>104</text:p>
          </table:table-cell>
          <table:table-cell table:style-name="ce7" table:formula="of:=RANDBETWEEN(151;200)" office:value-type="float" office:value="183" calcext:value-type="float">
            <text:p>18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5];&quot;', '&quot;;[.E305];&quot;', '&quot;;[.G305];&quot;', &quot;;[.H305];&quot;, &quot;;[.I305];&quot;, &quot;;[.J305];&quot;, &quot;;[.K305];&quot;, &quot;;[.L305];&quot;);&quot;)" office:value-type="string" office:string-value="insert into contrat_loc (date_contrat, date_debut, date_fin, caution, id_contrat_loc_client, id_contrat_loc_agence, id_contrat_loc_vehicule, id_contrat_loc_accessoire) values ('2017/07/22', '2017/07/22', '2017/08/01', 1500.00, 104, 183, 3, 5);" calcext:value-type="string">
            <text:p>insert into contrat_loc (date_contrat, date_debut, date_fin, caution, id_contrat_loc_client, id_contrat_loc_agence, id_contrat_loc_vehicule, id_contrat_loc_accessoire) values ('2017/07/22', '2017/07/22', '2017/08/01', 1500.00, 104, 183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B306];&quot;aaaa/mm/jj&quot;)" office:value-type="string" office:string-value="2017/07/22" calcext:value-type="string">
            <text:p>2017/07/22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D306];&quot;aaaa/mm/jj&quot;)" office:value-type="string" office:string-value="2017/07/22" calcext:value-type="string">
            <text:p>2017/07/22</text:p>
          </table:table-cell>
          <table:table-cell table:style-name="ce4" table:formula="of:=[.D306]+[.M306]" office:value-type="date" office:date-value="2017-08-02" calcext:value-type="date">
            <text:p>2017-08-02</text:p>
          </table:table-cell>
          <table:table-cell table:style-name="ce5" table:formula="of:=TEXT([.F306];&quot;aaaa/mm/jj&quot;)" office:value-type="string" office:string-value="2017/08/02" calcext:value-type="string">
            <text:p>2017/08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0" calcext:value-type="float">
            <text:p>60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6];&quot;', '&quot;;[.E306];&quot;', '&quot;;[.G306];&quot;', &quot;;[.H306];&quot;, &quot;;[.I306];&quot;, &quot;;[.J306];&quot;, &quot;;[.K306];&quot;, &quot;;[.L306];&quot;);&quot;)" office:value-type="string" office:string-value="insert into contrat_loc (date_contrat, date_debut, date_fin, caution, id_contrat_loc_client, id_contrat_loc_agence, id_contrat_loc_vehicule, id_contrat_loc_accessoire) values ('2017/07/22', '2017/07/22', '2017/08/02', 1500.00, 60, 85, 5, 1);" calcext:value-type="string">
            <text:p>insert into contrat_loc (date_contrat, date_debut, date_fin, caution, id_contrat_loc_client, id_contrat_loc_agence, id_contrat_loc_vehicule, id_contrat_loc_accessoire) values ('2017/07/22', '2017/07/22', '2017/08/02', 1500.00, 60, 85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B307];&quot;aaaa/mm/jj&quot;)" office:value-type="string" office:string-value="2017/07/23" calcext:value-type="string">
            <text:p>2017/07/23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D307];&quot;aaaa/mm/jj&quot;)" office:value-type="string" office:string-value="2017/07/23" calcext:value-type="string">
            <text:p>2017/07/23</text:p>
          </table:table-cell>
          <table:table-cell table:style-name="ce4" table:formula="of:=[.D307]+[.M307]" office:value-type="date" office:date-value="2017-07-31" calcext:value-type="date">
            <text:p>2017-07-31</text:p>
          </table:table-cell>
          <table:table-cell table:style-name="ce5" table:formula="of:=TEXT([.F307];&quot;aaaa/mm/jj&quot;)" office:value-type="string" office:string-value="2017/07/31" calcext:value-type="string">
            <text:p>2017/07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7" calcext:value-type="float">
            <text:p>247</text:p>
          </table:table-cell>
          <table:table-cell table:style-name="ce7" table:formula="of:=RANDBETWEEN(201;250)" office:value-type="float" office:value="220" calcext:value-type="float">
            <text:p>22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7];&quot;', '&quot;;[.E307];&quot;', '&quot;;[.G307];&quot;', &quot;;[.H307];&quot;, &quot;;[.I307];&quot;, &quot;;[.J307];&quot;, &quot;;[.K307];&quot;, &quot;;[.L307];&quot;);&quot;)" office:value-type="string" office:string-value="insert into contrat_loc (date_contrat, date_debut, date_fin, caution, id_contrat_loc_client, id_contrat_loc_agence, id_contrat_loc_vehicule, id_contrat_loc_accessoire) values ('2017/07/23', '2017/07/23', '2017/07/31', 1500.00, 247, 220, 3, 1);" calcext:value-type="string">
            <text:p>insert into contrat_loc (date_contrat, date_debut, date_fin, caution, id_contrat_loc_client, id_contrat_loc_agence, id_contrat_loc_vehicule, id_contrat_loc_accessoire) values ('2017/07/23', '2017/07/23', '2017/07/31', 1500.00, 247, 220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B308];&quot;aaaa/mm/jj&quot;)" office:value-type="string" office:string-value="2017/07/23" calcext:value-type="string">
            <text:p>2017/07/23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D308];&quot;aaaa/mm/jj&quot;)" office:value-type="string" office:string-value="2017/07/23" calcext:value-type="string">
            <text:p>2017/07/23</text:p>
          </table:table-cell>
          <table:table-cell table:style-name="ce4" table:formula="of:=[.D308]+[.M308]" office:value-type="date" office:date-value="2017-07-28" calcext:value-type="date">
            <text:p>2017-07-28</text:p>
          </table:table-cell>
          <table:table-cell table:style-name="ce5" table:formula="of:=TEXT([.F308];&quot;aaaa/mm/jj&quot;)" office:value-type="string" office:string-value="2017/07/28" calcext:value-type="string">
            <text:p>2017/07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8];&quot;', '&quot;;[.E308];&quot;', '&quot;;[.G308];&quot;', &quot;;[.H308];&quot;, &quot;;[.I308];&quot;, &quot;;[.J308];&quot;, &quot;;[.K308];&quot;, &quot;;[.L308];&quot;);&quot;)" office:value-type="string" office:string-value="insert into contrat_loc (date_contrat, date_debut, date_fin, caution, id_contrat_loc_client, id_contrat_loc_agence, id_contrat_loc_vehicule, id_contrat_loc_accessoire) values ('2017/07/23', '2017/07/23', '2017/07/28', 1500.00, 158, 119, 3, 4);" calcext:value-type="string">
            <text:p>insert into contrat_loc (date_contrat, date_debut, date_fin, caution, id_contrat_loc_client, id_contrat_loc_agence, id_contrat_loc_vehicule, id_contrat_loc_accessoire) values ('2017/07/23', '2017/07/23', '2017/07/28', 1500.00, 158, 119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B309];&quot;aaaa/mm/jj&quot;)" office:value-type="string" office:string-value="2017/07/23" calcext:value-type="string">
            <text:p>2017/07/23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D309];&quot;aaaa/mm/jj&quot;)" office:value-type="string" office:string-value="2017/07/23" calcext:value-type="string">
            <text:p>2017/07/23</text:p>
          </table:table-cell>
          <table:table-cell table:style-name="ce4" table:formula="of:=[.D309]+[.M309]" office:value-type="date" office:date-value="2017-07-24" calcext:value-type="date">
            <text:p>2017-07-24</text:p>
          </table:table-cell>
          <table:table-cell table:style-name="ce5" table:formula="of:=TEXT([.F309];&quot;aaaa/mm/jj&quot;)" office:value-type="string" office:string-value="2017/07/24" calcext:value-type="string">
            <text:p>2017/07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2" calcext:value-type="float">
            <text:p>192</text:p>
          </table:table-cell>
          <table:table-cell table:style-name="ce7" table:formula="of:=RANDBETWEEN(1;50)" office:value-type="float" office:value="39" calcext:value-type="float">
            <text:p>3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09];&quot;', '&quot;;[.E309];&quot;', '&quot;;[.G309];&quot;', &quot;;[.H309];&quot;, &quot;;[.I309];&quot;, &quot;;[.J309];&quot;, &quot;;[.K309];&quot;, &quot;;[.L309];&quot;);&quot;)" office:value-type="string" office:string-value="insert into contrat_loc (date_contrat, date_debut, date_fin, caution, id_contrat_loc_client, id_contrat_loc_agence, id_contrat_loc_vehicule, id_contrat_loc_accessoire) values ('2017/07/23', '2017/07/23', '2017/07/24', 1500.00, 192, 39, 3, 0);" calcext:value-type="string">
            <text:p>insert into contrat_loc (date_contrat, date_debut, date_fin, caution, id_contrat_loc_client, id_contrat_loc_agence, id_contrat_loc_vehicule, id_contrat_loc_accessoire) values ('2017/07/23', '2017/07/23', '2017/07/24', 1500.00, 192, 39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B310];&quot;aaaa/mm/jj&quot;)" office:value-type="string" office:string-value="2017/07/24" calcext:value-type="string">
            <text:p>2017/07/24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D310];&quot;aaaa/mm/jj&quot;)" office:value-type="string" office:string-value="2017/07/24" calcext:value-type="string">
            <text:p>2017/07/24</text:p>
          </table:table-cell>
          <table:table-cell table:style-name="ce4" table:formula="of:=[.D310]+[.M310]" office:value-type="date" office:date-value="2017-08-03" calcext:value-type="date">
            <text:p>2017-08-03</text:p>
          </table:table-cell>
          <table:table-cell table:style-name="ce5" table:formula="of:=TEXT([.F310];&quot;aaaa/mm/jj&quot;)" office:value-type="string" office:string-value="2017/08/03" calcext:value-type="string">
            <text:p>2017/08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51;100)" office:value-type="float" office:value="88" calcext:value-type="float">
            <text:p>8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0];&quot;', '&quot;;[.E310];&quot;', '&quot;;[.G310];&quot;', &quot;;[.H310];&quot;, &quot;;[.I310];&quot;, &quot;;[.J310];&quot;, &quot;;[.K310];&quot;, &quot;;[.L310];&quot;);&quot;)" office:value-type="string" office:string-value="insert into contrat_loc (date_contrat, date_debut, date_fin, caution, id_contrat_loc_client, id_contrat_loc_agence, id_contrat_loc_vehicule, id_contrat_loc_accessoire) values ('2017/07/24', '2017/07/24', '2017/08/03', 1500.00, 134, 88, 1, 7);" calcext:value-type="string">
            <text:p>insert into contrat_loc (date_contrat, date_debut, date_fin, caution, id_contrat_loc_client, id_contrat_loc_agence, id_contrat_loc_vehicule, id_contrat_loc_accessoire) values ('2017/07/24', '2017/07/24', '2017/08/03', 1500.00, 134, 88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B311];&quot;aaaa/mm/jj&quot;)" office:value-type="string" office:string-value="2017/07/24" calcext:value-type="string">
            <text:p>2017/07/24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D311];&quot;aaaa/mm/jj&quot;)" office:value-type="string" office:string-value="2017/07/24" calcext:value-type="string">
            <text:p>2017/07/24</text:p>
          </table:table-cell>
          <table:table-cell table:style-name="ce4" table:formula="of:=[.D311]+[.M311]" office:value-type="date" office:date-value="2017-08-08" calcext:value-type="date">
            <text:p>2017-08-08</text:p>
          </table:table-cell>
          <table:table-cell table:style-name="ce5" table:formula="of:=TEXT([.F311];&quot;aaaa/mm/jj&quot;)" office:value-type="string" office:string-value="2017/08/08" calcext:value-type="string">
            <text:p>2017/08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6" calcext:value-type="float">
            <text:p>96</text:p>
          </table:table-cell>
          <table:table-cell table:style-name="ce7" table:formula="of:=RANDBETWEEN(101;150)" office:value-type="float" office:value="142" calcext:value-type="float">
            <text:p>14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1];&quot;', '&quot;;[.E311];&quot;', '&quot;;[.G311];&quot;', &quot;;[.H311];&quot;, &quot;;[.I311];&quot;, &quot;;[.J311];&quot;, &quot;;[.K311];&quot;, &quot;;[.L311];&quot;);&quot;)" office:value-type="string" office:string-value="insert into contrat_loc (date_contrat, date_debut, date_fin, caution, id_contrat_loc_client, id_contrat_loc_agence, id_contrat_loc_vehicule, id_contrat_loc_accessoire) values ('2017/07/24', '2017/07/24', '2017/08/08', 1500.00, 96, 142, 2, 1);" calcext:value-type="string">
            <text:p>insert into contrat_loc (date_contrat, date_debut, date_fin, caution, id_contrat_loc_client, id_contrat_loc_agence, id_contrat_loc_vehicule, id_contrat_loc_accessoire) values ('2017/07/24', '2017/07/24', '2017/08/08', 1500.00, 96, 142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B312];&quot;aaaa/mm/jj&quot;)" office:value-type="string" office:string-value="2017/07/25" calcext:value-type="string">
            <text:p>2017/07/25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D312];&quot;aaaa/mm/jj&quot;)" office:value-type="string" office:string-value="2017/07/25" calcext:value-type="string">
            <text:p>2017/07/25</text:p>
          </table:table-cell>
          <table:table-cell table:style-name="ce4" table:formula="of:=[.D312]+[.M312]" office:value-type="date" office:date-value="2017-08-05" calcext:value-type="date">
            <text:p>2017-08-05</text:p>
          </table:table-cell>
          <table:table-cell table:style-name="ce5" table:formula="of:=TEXT([.F312];&quot;aaaa/mm/jj&quot;)" office:value-type="string" office:string-value="2017/08/05" calcext:value-type="string">
            <text:p>2017/08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1;50)" office:value-type="float" office:value="8" calcext:value-type="float">
            <text:p>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2];&quot;', '&quot;;[.E312];&quot;', '&quot;;[.G312];&quot;', &quot;;[.H312];&quot;, &quot;;[.I312];&quot;, &quot;;[.J312];&quot;, &quot;;[.K312];&quot;, &quot;;[.L312];&quot;);&quot;)" office:value-type="string" office:string-value="insert into contrat_loc (date_contrat, date_debut, date_fin, caution, id_contrat_loc_client, id_contrat_loc_agence, id_contrat_loc_vehicule, id_contrat_loc_accessoire) values ('2017/07/25', '2017/07/25', '2017/08/05', 1500.00, 156, 8, 4, 6);" calcext:value-type="string">
            <text:p>insert into contrat_loc (date_contrat, date_debut, date_fin, caution, id_contrat_loc_client, id_contrat_loc_agence, id_contrat_loc_vehicule, id_contrat_loc_accessoire) values ('2017/07/25', '2017/07/25', '2017/08/05', 1500.00, 156, 8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B313];&quot;aaaa/mm/jj&quot;)" office:value-type="string" office:string-value="2017/07/25" calcext:value-type="string">
            <text:p>2017/07/25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D313];&quot;aaaa/mm/jj&quot;)" office:value-type="string" office:string-value="2017/07/25" calcext:value-type="string">
            <text:p>2017/07/25</text:p>
          </table:table-cell>
          <table:table-cell table:style-name="ce4" table:formula="of:=[.D313]+[.M313]" office:value-type="date" office:date-value="2017-08-04" calcext:value-type="date">
            <text:p>2017-08-04</text:p>
          </table:table-cell>
          <table:table-cell table:style-name="ce5" table:formula="of:=TEXT([.F313];&quot;aaaa/mm/jj&quot;)" office:value-type="string" office:string-value="2017/08/04" calcext:value-type="string">
            <text:p>2017/08/0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52" calcext:value-type="float">
            <text:p>52</text:p>
          </table:table-cell>
          <table:table-cell table:style-name="ce7" table:formula="of:=RANDBETWEEN(1;50)" office:value-type="float" office:value="11" calcext:value-type="float">
            <text:p>1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3];&quot;', '&quot;;[.E313];&quot;', '&quot;;[.G313];&quot;', &quot;;[.H313];&quot;, &quot;;[.I313];&quot;, &quot;;[.J313];&quot;, &quot;;[.K313];&quot;, &quot;;[.L313];&quot;);&quot;)" office:value-type="string" office:string-value="insert into contrat_loc (date_contrat, date_debut, date_fin, caution, id_contrat_loc_client, id_contrat_loc_agence, id_contrat_loc_vehicule, id_contrat_loc_accessoire) values ('2017/07/25', '2017/07/25', '2017/08/04', 1500.00, 52, 11, 2, 0);" calcext:value-type="string">
            <text:p>insert into contrat_loc (date_contrat, date_debut, date_fin, caution, id_contrat_loc_client, id_contrat_loc_agence, id_contrat_loc_vehicule, id_contrat_loc_accessoire) values ('2017/07/25', '2017/07/25', '2017/08/04', 1500.00, 52, 11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4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4];&quot;aaaa/mm/jj&quot;)" office:value-type="string" office:string-value="2017/07/26" calcext:value-type="string">
            <text:p>2017/07/26</text:p>
          </table:table-cell>
          <table:table-cell table:style-name="ce4" table:formula="of:=[.D314]+[.M314]" office:value-type="date" office:date-value="2017-07-27" calcext:value-type="date">
            <text:p>2017-07-27</text:p>
          </table:table-cell>
          <table:table-cell table:style-name="ce5" table:formula="of:=TEXT([.F314];&quot;aaaa/mm/jj&quot;)" office:value-type="string" office:string-value="2017/07/27" calcext:value-type="string">
            <text:p>2017/07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4];&quot;', '&quot;;[.E314];&quot;', '&quot;;[.G314];&quot;', &quot;;[.H314];&quot;, &quot;;[.I314];&quot;, &quot;;[.J314];&quot;, &quot;;[.K314];&quot;, &quot;;[.L314];&quot;);&quot;)" office:value-type="string" office:string-value="insert into contrat_loc (date_contrat, date_debut, date_fin, caution, id_contrat_loc_client, id_contrat_loc_agence, id_contrat_loc_vehicule, id_contrat_loc_accessoire) values ('2017/07/26', '2017/07/26', '2017/07/27', 1500.00, 28, 20, 2, 1);" calcext:value-type="string">
            <text:p>insert into contrat_loc (date_contrat, date_debut, date_fin, caution, id_contrat_loc_client, id_contrat_loc_agence, id_contrat_loc_vehicule, id_contrat_loc_accessoire) values ('2017/07/26', '2017/07/26', '2017/07/27', 1500.00, 28, 20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5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5];&quot;aaaa/mm/jj&quot;)" office:value-type="string" office:string-value="2017/07/26" calcext:value-type="string">
            <text:p>2017/07/26</text:p>
          </table:table-cell>
          <table:table-cell table:style-name="ce4" table:formula="of:=[.D315]+[.M315]" office:value-type="date" office:date-value="2017-07-27" calcext:value-type="date">
            <text:p>2017-07-27</text:p>
          </table:table-cell>
          <table:table-cell table:style-name="ce5" table:formula="of:=TEXT([.F315];&quot;aaaa/mm/jj&quot;)" office:value-type="string" office:string-value="2017/07/27" calcext:value-type="string">
            <text:p>2017/07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" calcext:value-type="float">
            <text:p>14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5];&quot;', '&quot;;[.E315];&quot;', '&quot;;[.G315];&quot;', &quot;;[.H315];&quot;, &quot;;[.I315];&quot;, &quot;;[.J315];&quot;, &quot;;[.K315];&quot;, &quot;;[.L315];&quot;);&quot;)" office:value-type="string" office:string-value="insert into contrat_loc (date_contrat, date_debut, date_fin, caution, id_contrat_loc_client, id_contrat_loc_agence, id_contrat_loc_vehicule, id_contrat_loc_accessoire) values ('2017/07/26', '2017/07/26', '2017/07/27', 1500.00, 14, 186, 4, 0);" calcext:value-type="string">
            <text:p>insert into contrat_loc (date_contrat, date_debut, date_fin, caution, id_contrat_loc_client, id_contrat_loc_agence, id_contrat_loc_vehicule, id_contrat_loc_accessoire) values ('2017/07/26', '2017/07/26', '2017/07/27', 1500.00, 14, 186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6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6];&quot;aaaa/mm/jj&quot;)" office:value-type="string" office:string-value="2017/07/26" calcext:value-type="string">
            <text:p>2017/07/26</text:p>
          </table:table-cell>
          <table:table-cell table:style-name="ce4" table:formula="of:=[.D316]+[.M316]" office:value-type="date" office:date-value="2017-07-29" calcext:value-type="date">
            <text:p>2017-07-29</text:p>
          </table:table-cell>
          <table:table-cell table:style-name="ce5" table:formula="of:=TEXT([.F316];&quot;aaaa/mm/jj&quot;)" office:value-type="string" office:string-value="2017/07/29" calcext:value-type="string">
            <text:p>2017/07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4" calcext:value-type="float">
            <text:p>44</text:p>
          </table:table-cell>
          <table:table-cell table:style-name="ce7" table:formula="of:=RANDBETWEEN(101;150)" office:value-type="float" office:value="139" calcext:value-type="float">
            <text:p>13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6];&quot;', '&quot;;[.E316];&quot;', '&quot;;[.G316];&quot;', &quot;;[.H316];&quot;, &quot;;[.I316];&quot;, &quot;;[.J316];&quot;, &quot;;[.K316];&quot;, &quot;;[.L316];&quot;);&quot;)" office:value-type="string" office:string-value="insert into contrat_loc (date_contrat, date_debut, date_fin, caution, id_contrat_loc_client, id_contrat_loc_agence, id_contrat_loc_vehicule, id_contrat_loc_accessoire) values ('2017/07/26', '2017/07/26', '2017/07/29', 1500.00, 44, 139, 2, 1);" calcext:value-type="string">
            <text:p>insert into contrat_loc (date_contrat, date_debut, date_fin, caution, id_contrat_loc_client, id_contrat_loc_agence, id_contrat_loc_vehicule, id_contrat_loc_accessoire) values ('2017/07/26', '2017/07/26', '2017/07/29', 1500.00, 44, 139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7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7];&quot;aaaa/mm/jj&quot;)" office:value-type="string" office:string-value="2017/07/26" calcext:value-type="string">
            <text:p>2017/07/26</text:p>
          </table:table-cell>
          <table:table-cell table:style-name="ce4" table:formula="of:=[.D317]+[.M317]" office:value-type="date" office:date-value="2017-08-09" calcext:value-type="date">
            <text:p>2017-08-09</text:p>
          </table:table-cell>
          <table:table-cell table:style-name="ce5" table:formula="of:=TEXT([.F317];&quot;aaaa/mm/jj&quot;)" office:value-type="string" office:string-value="2017/08/09" calcext:value-type="string">
            <text:p>2017/08/09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RANDBETWEEN(51;100)" office:value-type="float" office:value="71" calcext:value-type="float">
            <text:p>7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7];&quot;', '&quot;;[.E317];&quot;', '&quot;;[.G317];&quot;', &quot;;[.H317];&quot;, &quot;;[.I317];&quot;, &quot;;[.J317];&quot;, &quot;;[.K317];&quot;, &quot;;[.L317];&quot;);&quot;)" office:value-type="string" office:string-value="insert into contrat_loc (date_contrat, date_debut, date_fin, caution, id_contrat_loc_client, id_contrat_loc_agence, id_contrat_loc_vehicule, id_contrat_loc_accessoire) values ('2017/07/26', '2017/07/26', '2017/08/09', 1500.00, 67, 71, 2, 1);" calcext:value-type="string">
            <text:p>insert into contrat_loc (date_contrat, date_debut, date_fin, caution, id_contrat_loc_client, id_contrat_loc_agence, id_contrat_loc_vehicule, id_contrat_loc_accessoire) values ('2017/07/26', '2017/07/26', '2017/08/09', 1500.00, 67, 71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18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18];&quot;aaaa/mm/jj&quot;)" office:value-type="string" office:string-value="2017/07/27" calcext:value-type="string">
            <text:p>2017/07/27</text:p>
          </table:table-cell>
          <table:table-cell table:style-name="ce4" table:formula="of:=[.D318]+[.M318]" office:value-type="date" office:date-value="2017-08-11" calcext:value-type="date">
            <text:p>2017-08-11</text:p>
          </table:table-cell>
          <table:table-cell table:style-name="ce5" table:formula="of:=TEXT([.F318];&quot;aaaa/mm/jj&quot;)" office:value-type="string" office:string-value="2017/08/11" calcext:value-type="string">
            <text:p>2017/08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1" calcext:value-type="float">
            <text:p>161</text:p>
          </table:table-cell>
          <table:table-cell table:style-name="ce7" table:formula="of:=RANDBETWEEN(151;200)" office:value-type="float" office:value="168" calcext:value-type="float">
            <text:p>16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8];&quot;', '&quot;;[.E318];&quot;', '&quot;;[.G318];&quot;', &quot;;[.H318];&quot;, &quot;;[.I318];&quot;, &quot;;[.J318];&quot;, &quot;;[.K318];&quot;, &quot;;[.L318];&quot;);&quot;)" office:value-type="string" office:string-value="insert into contrat_loc (date_contrat, date_debut, date_fin, caution, id_contrat_loc_client, id_contrat_loc_agence, id_contrat_loc_vehicule, id_contrat_loc_accessoire) values ('2017/07/27', '2017/07/27', '2017/08/11', 1500.00, 161, 168, 4, 3);" calcext:value-type="string">
            <text:p>insert into contrat_loc (date_contrat, date_debut, date_fin, caution, id_contrat_loc_client, id_contrat_loc_agence, id_contrat_loc_vehicule, id_contrat_loc_accessoire) values ('2017/07/27', '2017/07/27', '2017/08/11', 1500.00, 161, 168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19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19];&quot;aaaa/mm/jj&quot;)" office:value-type="string" office:string-value="2017/07/27" calcext:value-type="string">
            <text:p>2017/07/27</text:p>
          </table:table-cell>
          <table:table-cell table:style-name="ce4" table:formula="of:=[.D319]+[.M319]" office:value-type="date" office:date-value="2017-07-30" calcext:value-type="date">
            <text:p>2017-07-30</text:p>
          </table:table-cell>
          <table:table-cell table:style-name="ce5" table:formula="of:=TEXT([.F319];&quot;aaaa/mm/jj&quot;)" office:value-type="string" office:string-value="2017/07/30" calcext:value-type="string">
            <text:p>2017/07/3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43" calcext:value-type="float">
            <text:p>143</text:p>
          </table:table-cell>
          <table:table-cell table:style-name="ce7" table:formula="of:=RANDBETWEEN(101;150)" office:value-type="float" office:value="142" calcext:value-type="float">
            <text:p>14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19];&quot;', '&quot;;[.E319];&quot;', '&quot;;[.G319];&quot;', &quot;;[.H319];&quot;, &quot;;[.I319];&quot;, &quot;;[.J319];&quot;, &quot;;[.K319];&quot;, &quot;;[.L319];&quot;);&quot;)" office:value-type="string" office:string-value="insert into contrat_loc (date_contrat, date_debut, date_fin, caution, id_contrat_loc_client, id_contrat_loc_agence, id_contrat_loc_vehicule, id_contrat_loc_accessoire) values ('2017/07/27', '2017/07/27', '2017/07/30', 1500.00, 143, 142, 4, 2);" calcext:value-type="string">
            <text:p>insert into contrat_loc (date_contrat, date_debut, date_fin, caution, id_contrat_loc_client, id_contrat_loc_agence, id_contrat_loc_vehicule, id_contrat_loc_accessoire) values ('2017/07/27', '2017/07/27', '2017/07/30', 1500.00, 143, 142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20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20];&quot;aaaa/mm/jj&quot;)" office:value-type="string" office:string-value="2017/07/27" calcext:value-type="string">
            <text:p>2017/07/27</text:p>
          </table:table-cell>
          <table:table-cell table:style-name="ce4" table:formula="of:=[.D320]+[.M320]" office:value-type="date" office:date-value="2017-08-03" calcext:value-type="date">
            <text:p>2017-08-03</text:p>
          </table:table-cell>
          <table:table-cell table:style-name="ce5" table:formula="of:=TEXT([.F320];&quot;aaaa/mm/jj&quot;)" office:value-type="string" office:string-value="2017/08/03" calcext:value-type="string">
            <text:p>2017/08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1" calcext:value-type="float">
            <text:p>61</text:p>
          </table:table-cell>
          <table:table-cell table:style-name="ce7" table:formula="of:=RANDBETWEEN(151;200)" office:value-type="float" office:value="183" calcext:value-type="float">
            <text:p>18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0];&quot;', '&quot;;[.E320];&quot;', '&quot;;[.G320];&quot;', &quot;;[.H320];&quot;, &quot;;[.I320];&quot;, &quot;;[.J320];&quot;, &quot;;[.K320];&quot;, &quot;;[.L320];&quot;);&quot;)" office:value-type="string" office:string-value="insert into contrat_loc (date_contrat, date_debut, date_fin, caution, id_contrat_loc_client, id_contrat_loc_agence, id_contrat_loc_vehicule, id_contrat_loc_accessoire) values ('2017/07/27', '2017/07/27', '2017/08/03', 1500.00, 61, 183, 4, 5);" calcext:value-type="string">
            <text:p>insert into contrat_loc (date_contrat, date_debut, date_fin, caution, id_contrat_loc_client, id_contrat_loc_agence, id_contrat_loc_vehicule, id_contrat_loc_accessoire) values ('2017/07/27', '2017/07/27', '2017/08/03', 1500.00, 61, 183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21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21];&quot;aaaa/mm/jj&quot;)" office:value-type="string" office:string-value="2017/07/27" calcext:value-type="string">
            <text:p>2017/07/27</text:p>
          </table:table-cell>
          <table:table-cell table:style-name="ce4" table:formula="of:=[.D321]+[.M321]" office:value-type="date" office:date-value="2017-07-30" calcext:value-type="date">
            <text:p>2017-07-30</text:p>
          </table:table-cell>
          <table:table-cell table:style-name="ce5" table:formula="of:=TEXT([.F321];&quot;aaaa/mm/jj&quot;)" office:value-type="string" office:string-value="2017/07/30" calcext:value-type="string">
            <text:p>2017/07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8" calcext:value-type="float">
            <text:p>58</text:p>
          </table:table-cell>
          <table:table-cell table:style-name="ce7" table:formula="of:=RANDBETWEEN(101;150)" office:value-type="float" office:value="118" calcext:value-type="float">
            <text:p>11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1];&quot;', '&quot;;[.E321];&quot;', '&quot;;[.G321];&quot;', &quot;;[.H321];&quot;, &quot;;[.I321];&quot;, &quot;;[.J321];&quot;, &quot;;[.K321];&quot;, &quot;;[.L321];&quot;);&quot;)" office:value-type="string" office:string-value="insert into contrat_loc (date_contrat, date_debut, date_fin, caution, id_contrat_loc_client, id_contrat_loc_agence, id_contrat_loc_vehicule, id_contrat_loc_accessoire) values ('2017/07/27', '2017/07/27', '2017/07/30', 1500.00, 58, 118, 4, 5);" calcext:value-type="string">
            <text:p>insert into contrat_loc (date_contrat, date_debut, date_fin, caution, id_contrat_loc_client, id_contrat_loc_agence, id_contrat_loc_vehicule, id_contrat_loc_accessoire) values ('2017/07/27', '2017/07/27', '2017/07/30', 1500.00, 58, 118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B322];&quot;aaaa/mm/jj&quot;)" office:value-type="string" office:string-value="2017/07/29" calcext:value-type="string">
            <text:p>2017/07/29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D322];&quot;aaaa/mm/jj&quot;)" office:value-type="string" office:string-value="2017/07/29" calcext:value-type="string">
            <text:p>2017/07/29</text:p>
          </table:table-cell>
          <table:table-cell table:style-name="ce4" table:formula="of:=[.D322]+[.M322]" office:value-type="date" office:date-value="2017-08-07" calcext:value-type="date">
            <text:p>2017-08-07</text:p>
          </table:table-cell>
          <table:table-cell table:style-name="ce5" table:formula="of:=TEXT([.F322];&quot;aaaa/mm/jj&quot;)" office:value-type="string" office:string-value="2017/08/07" calcext:value-type="string">
            <text:p>2017/08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2" calcext:value-type="float">
            <text:p>152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2];&quot;', '&quot;;[.E322];&quot;', '&quot;;[.G322];&quot;', &quot;;[.H322];&quot;, &quot;;[.I322];&quot;, &quot;;[.J322];&quot;, &quot;;[.K322];&quot;, &quot;;[.L322];&quot;);&quot;)" office:value-type="string" office:string-value="insert into contrat_loc (date_contrat, date_debut, date_fin, caution, id_contrat_loc_client, id_contrat_loc_agence, id_contrat_loc_vehicule, id_contrat_loc_accessoire) values ('2017/07/29', '2017/07/29', '2017/08/07', 1500.00, 152, 68, 4, 1);" calcext:value-type="string">
            <text:p>insert into contrat_loc (date_contrat, date_debut, date_fin, caution, id_contrat_loc_client, id_contrat_loc_agence, id_contrat_loc_vehicule, id_contrat_loc_accessoire) values ('2017/07/29', '2017/07/29', '2017/08/07', 1500.00, 152, 68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B323];&quot;aaaa/mm/jj&quot;)" office:value-type="string" office:string-value="2017/07/29" calcext:value-type="string">
            <text:p>2017/07/29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D323];&quot;aaaa/mm/jj&quot;)" office:value-type="string" office:string-value="2017/07/29" calcext:value-type="string">
            <text:p>2017/07/29</text:p>
          </table:table-cell>
          <table:table-cell table:style-name="ce4" table:formula="of:=[.D323]+[.M323]" office:value-type="date" office:date-value="2017-08-02" calcext:value-type="date">
            <text:p>2017-08-02</text:p>
          </table:table-cell>
          <table:table-cell table:style-name="ce5" table:formula="of:=TEXT([.F323];&quot;aaaa/mm/jj&quot;)" office:value-type="string" office:string-value="2017/08/02" calcext:value-type="string">
            <text:p>2017/08/0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RANDBETWEEN(201;250)" office:value-type="float" office:value="243" calcext:value-type="float">
            <text:p>24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3];&quot;', '&quot;;[.E323];&quot;', '&quot;;[.G323];&quot;', &quot;;[.H323];&quot;, &quot;;[.I323];&quot;, &quot;;[.J323];&quot;, &quot;;[.K323];&quot;, &quot;;[.L323];&quot;);&quot;)" office:value-type="string" office:string-value="insert into contrat_loc (date_contrat, date_debut, date_fin, caution, id_contrat_loc_client, id_contrat_loc_agence, id_contrat_loc_vehicule, id_contrat_loc_accessoire) values ('2017/07/29', '2017/07/29', '2017/08/02', 1500.00, 38, 243, 5, 6);" calcext:value-type="string">
            <text:p>insert into contrat_loc (date_contrat, date_debut, date_fin, caution, id_contrat_loc_client, id_contrat_loc_agence, id_contrat_loc_vehicule, id_contrat_loc_accessoire) values ('2017/07/29', '2017/07/29', '2017/08/02', 1500.00, 38, 243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date" office:date-value="2017-07-31" calcext:value-type="date">
            <text:p>2017-07-31</text:p>
          </table:table-cell>
          <table:table-cell table:style-name="ce5" table:formula="of:=TEXT([.B324];&quot;aaaa/mm/jj&quot;)" office:value-type="string" office:string-value="2017/07/31" calcext:value-type="string">
            <text:p>2017/07/31</text:p>
          </table:table-cell>
          <table:table-cell table:style-name="ce4" office:value-type="date" office:date-value="2017-07-31" calcext:value-type="date">
            <text:p>2017-07-31</text:p>
          </table:table-cell>
          <table:table-cell table:style-name="ce5" table:formula="of:=TEXT([.D324];&quot;aaaa/mm/jj&quot;)" office:value-type="string" office:string-value="2017/07/31" calcext:value-type="string">
            <text:p>2017/07/31</text:p>
          </table:table-cell>
          <table:table-cell table:style-name="ce4" table:formula="of:=[.D324]+[.M324]" office:value-type="date" office:date-value="2017-08-15" calcext:value-type="date">
            <text:p>2017-08-15</text:p>
          </table:table-cell>
          <table:table-cell table:style-name="ce5" table:formula="of:=TEXT([.F324];&quot;aaaa/mm/jj&quot;)" office:value-type="string" office:string-value="2017/08/15" calcext:value-type="string">
            <text:p>2017/08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" calcext:value-type="float">
            <text:p>21</text:p>
          </table:table-cell>
          <table:table-cell table:style-name="ce7" table:formula="of:=RANDBETWEEN(151;200)" office:value-type="float" office:value="197" calcext:value-type="float">
            <text:p>19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4];&quot;', '&quot;;[.E324];&quot;', '&quot;;[.G324];&quot;', &quot;;[.H324];&quot;, &quot;;[.I324];&quot;, &quot;;[.J324];&quot;, &quot;;[.K324];&quot;, &quot;;[.L324];&quot;);&quot;)" office:value-type="string" office:string-value="insert into contrat_loc (date_contrat, date_debut, date_fin, caution, id_contrat_loc_client, id_contrat_loc_agence, id_contrat_loc_vehicule, id_contrat_loc_accessoire) values ('2017/07/31', '2017/07/31', '2017/08/15', 1500.00, 21, 197, 5, 0);" calcext:value-type="string">
            <text:p>insert into contrat_loc (date_contrat, date_debut, date_fin, caution, id_contrat_loc_client, id_contrat_loc_agence, id_contrat_loc_vehicule, id_contrat_loc_accessoire) values ('2017/07/31', '2017/07/31', '2017/08/15', 1500.00, 21, 197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date" office:date-value="2017-08-01" calcext:value-type="date">
            <text:p>2017-08-01</text:p>
          </table:table-cell>
          <table:table-cell table:style-name="ce5" table:formula="of:=TEXT([.B325];&quot;aaaa/mm/jj&quot;)" office:value-type="string" office:string-value="2017/08/01" calcext:value-type="string">
            <text:p>2017/08/01</text:p>
          </table:table-cell>
          <table:table-cell table:style-name="ce4" office:value-type="date" office:date-value="2017-08-01" calcext:value-type="date">
            <text:p>2017-08-01</text:p>
          </table:table-cell>
          <table:table-cell table:style-name="ce5" table:formula="of:=TEXT([.D325];&quot;aaaa/mm/jj&quot;)" office:value-type="string" office:string-value="2017/08/01" calcext:value-type="string">
            <text:p>2017/08/01</text:p>
          </table:table-cell>
          <table:table-cell table:style-name="ce4" table:formula="of:=[.D325]+[.M325]" office:value-type="date" office:date-value="2017-08-08" calcext:value-type="date">
            <text:p>2017-08-08</text:p>
          </table:table-cell>
          <table:table-cell table:style-name="ce5" table:formula="of:=TEXT([.F325];&quot;aaaa/mm/jj&quot;)" office:value-type="string" office:string-value="2017/08/08" calcext:value-type="string">
            <text:p>2017/08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" calcext:value-type="float">
            <text:p>16</text:p>
          </table:table-cell>
          <table:table-cell table:style-name="ce7" table:formula="of:=RANDBETWEEN(101;150)" office:value-type="float" office:value="124" calcext:value-type="float">
            <text:p>12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5];&quot;', '&quot;;[.E325];&quot;', '&quot;;[.G325];&quot;', &quot;;[.H325];&quot;, &quot;;[.I325];&quot;, &quot;;[.J325];&quot;, &quot;;[.K325];&quot;, &quot;;[.L325];&quot;);&quot;)" office:value-type="string" office:string-value="insert into contrat_loc (date_contrat, date_debut, date_fin, caution, id_contrat_loc_client, id_contrat_loc_agence, id_contrat_loc_vehicule, id_contrat_loc_accessoire) values ('2017/08/01', '2017/08/01', '2017/08/08', 1500.00, 16, 124, 3, 0);" calcext:value-type="string">
            <text:p>insert into contrat_loc (date_contrat, date_debut, date_fin, caution, id_contrat_loc_client, id_contrat_loc_agence, id_contrat_loc_vehicule, id_contrat_loc_accessoire) values ('2017/08/01', '2017/08/01', '2017/08/08', 1500.00, 16, 124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B326];&quot;aaaa/mm/jj&quot;)" office:value-type="string" office:string-value="2017/08/02" calcext:value-type="string">
            <text:p>2017/08/02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D326];&quot;aaaa/mm/jj&quot;)" office:value-type="string" office:string-value="2017/08/02" calcext:value-type="string">
            <text:p>2017/08/02</text:p>
          </table:table-cell>
          <table:table-cell table:style-name="ce4" table:formula="of:=[.D326]+[.M326]" office:value-type="date" office:date-value="2017-08-09" calcext:value-type="date">
            <text:p>2017-08-09</text:p>
          </table:table-cell>
          <table:table-cell table:style-name="ce5" table:formula="of:=TEXT([.F326];&quot;aaaa/mm/jj&quot;)" office:value-type="string" office:string-value="2017/08/09" calcext:value-type="string">
            <text:p>2017/08/09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32" calcext:value-type="float">
            <text:p>132</text:p>
          </table:table-cell>
          <table:table-cell table:style-name="ce7" table:formula="of:=RANDBETWEEN(1;50)" office:value-type="float" office:value="38" calcext:value-type="float">
            <text:p>3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6];&quot;', '&quot;;[.E326];&quot;', '&quot;;[.G326];&quot;', &quot;;[.H326];&quot;, &quot;;[.I326];&quot;, &quot;;[.J326];&quot;, &quot;;[.K326];&quot;, &quot;;[.L326];&quot;);&quot;)" office:value-type="string" office:string-value="insert into contrat_loc (date_contrat, date_debut, date_fin, caution, id_contrat_loc_client, id_contrat_loc_agence, id_contrat_loc_vehicule, id_contrat_loc_accessoire) values ('2017/08/02', '2017/08/02', '2017/08/09', 1500.00, 132, 38, 3, 1);" calcext:value-type="string">
            <text:p>insert into contrat_loc (date_contrat, date_debut, date_fin, caution, id_contrat_loc_client, id_contrat_loc_agence, id_contrat_loc_vehicule, id_contrat_loc_accessoire) values ('2017/08/02', '2017/08/02', '2017/08/09', 1500.00, 132, 38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B327];&quot;aaaa/mm/jj&quot;)" office:value-type="string" office:string-value="2017/08/02" calcext:value-type="string">
            <text:p>2017/08/02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D327];&quot;aaaa/mm/jj&quot;)" office:value-type="string" office:string-value="2017/08/02" calcext:value-type="string">
            <text:p>2017/08/02</text:p>
          </table:table-cell>
          <table:table-cell table:style-name="ce4" table:formula="of:=[.D327]+[.M327]" office:value-type="date" office:date-value="2017-08-14" calcext:value-type="date">
            <text:p>2017-08-14</text:p>
          </table:table-cell>
          <table:table-cell table:style-name="ce5" table:formula="of:=TEXT([.F327];&quot;aaaa/mm/jj&quot;)" office:value-type="string" office:string-value="2017/08/14" calcext:value-type="string">
            <text:p>2017/08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151;200)" office:value-type="float" office:value="180" calcext:value-type="float">
            <text:p>18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7];&quot;', '&quot;;[.E327];&quot;', '&quot;;[.G327];&quot;', &quot;;[.H327];&quot;, &quot;;[.I327];&quot;, &quot;;[.J327];&quot;, &quot;;[.K327];&quot;, &quot;;[.L327];&quot;);&quot;)" office:value-type="string" office:string-value="insert into contrat_loc (date_contrat, date_debut, date_fin, caution, id_contrat_loc_client, id_contrat_loc_agence, id_contrat_loc_vehicule, id_contrat_loc_accessoire) values ('2017/08/02', '2017/08/02', '2017/08/14', 1500.00, 28, 180, 5, 7);" calcext:value-type="string">
            <text:p>insert into contrat_loc (date_contrat, date_debut, date_fin, caution, id_contrat_loc_client, id_contrat_loc_agence, id_contrat_loc_vehicule, id_contrat_loc_accessoire) values ('2017/08/02', '2017/08/02', '2017/08/14', 1500.00, 28, 180, 5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date" office:date-value="2017-08-04" calcext:value-type="date">
            <text:p>2017-08-04</text:p>
          </table:table-cell>
          <table:table-cell table:style-name="ce5" table:formula="of:=TEXT([.B328];&quot;aaaa/mm/jj&quot;)" office:value-type="string" office:string-value="2017/08/04" calcext:value-type="string">
            <text:p>2017/08/04</text:p>
          </table:table-cell>
          <table:table-cell table:style-name="ce4" office:value-type="date" office:date-value="2017-08-04" calcext:value-type="date">
            <text:p>2017-08-04</text:p>
          </table:table-cell>
          <table:table-cell table:style-name="ce5" table:formula="of:=TEXT([.D328];&quot;aaaa/mm/jj&quot;)" office:value-type="string" office:string-value="2017/08/04" calcext:value-type="string">
            <text:p>2017/08/04</text:p>
          </table:table-cell>
          <table:table-cell table:style-name="ce4" table:formula="of:=[.D328]+[.M328]" office:value-type="date" office:date-value="2017-08-16" calcext:value-type="date">
            <text:p>2017-08-16</text:p>
          </table:table-cell>
          <table:table-cell table:style-name="ce5" table:formula="of:=TEXT([.F328];&quot;aaaa/mm/jj&quot;)" office:value-type="string" office:string-value="2017/08/16" calcext:value-type="string">
            <text:p>2017/08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9" calcext:value-type="float">
            <text:p>149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8];&quot;', '&quot;;[.E328];&quot;', '&quot;;[.G328];&quot;', &quot;;[.H328];&quot;, &quot;;[.I328];&quot;, &quot;;[.J328];&quot;, &quot;;[.K328];&quot;, &quot;;[.L328];&quot;);&quot;)" office:value-type="string" office:string-value="insert into contrat_loc (date_contrat, date_debut, date_fin, caution, id_contrat_loc_client, id_contrat_loc_agence, id_contrat_loc_vehicule, id_contrat_loc_accessoire) values ('2017/08/04', '2017/08/04', '2017/08/16', 1500.00, 149, 227, 4, 1);" calcext:value-type="string">
            <text:p>insert into contrat_loc (date_contrat, date_debut, date_fin, caution, id_contrat_loc_client, id_contrat_loc_agence, id_contrat_loc_vehicule, id_contrat_loc_accessoire) values ('2017/08/04', '2017/08/04', '2017/08/16', 1500.00, 149, 227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B329];&quot;aaaa/mm/jj&quot;)" office:value-type="string" office:string-value="2017/08/05" calcext:value-type="string">
            <text:p>2017/08/05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D329];&quot;aaaa/mm/jj&quot;)" office:value-type="string" office:string-value="2017/08/05" calcext:value-type="string">
            <text:p>2017/08/05</text:p>
          </table:table-cell>
          <table:table-cell table:style-name="ce4" table:formula="of:=[.D329]+[.M329]" office:value-type="date" office:date-value="2017-08-15" calcext:value-type="date">
            <text:p>2017-08-15</text:p>
          </table:table-cell>
          <table:table-cell table:style-name="ce5" table:formula="of:=TEXT([.F329];&quot;aaaa/mm/jj&quot;)" office:value-type="string" office:string-value="2017/08/15" calcext:value-type="string">
            <text:p>2017/08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7" calcext:value-type="float">
            <text:p>157</text:p>
          </table:table-cell>
          <table:table-cell table:style-name="ce7" table:formula="of:=RANDBETWEEN(1;50)" office:value-type="float" office:value="23" calcext:value-type="float">
            <text:p>2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29];&quot;', '&quot;;[.E329];&quot;', '&quot;;[.G329];&quot;', &quot;;[.H329];&quot;, &quot;;[.I329];&quot;, &quot;;[.J329];&quot;, &quot;;[.K329];&quot;, &quot;;[.L329];&quot;);&quot;)" office:value-type="string" office:string-value="insert into contrat_loc (date_contrat, date_debut, date_fin, caution, id_contrat_loc_client, id_contrat_loc_agence, id_contrat_loc_vehicule, id_contrat_loc_accessoire) values ('2017/08/05', '2017/08/05', '2017/08/15', 1500.00, 157, 23, 3, 0);" calcext:value-type="string">
            <text:p>insert into contrat_loc (date_contrat, date_debut, date_fin, caution, id_contrat_loc_client, id_contrat_loc_agence, id_contrat_loc_vehicule, id_contrat_loc_accessoire) values ('2017/08/05', '2017/08/05', '2017/08/15', 1500.00, 157, 23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B330];&quot;aaaa/mm/jj&quot;)" office:value-type="string" office:string-value="2017/08/05" calcext:value-type="string">
            <text:p>2017/08/05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D330];&quot;aaaa/mm/jj&quot;)" office:value-type="string" office:string-value="2017/08/05" calcext:value-type="string">
            <text:p>2017/08/05</text:p>
          </table:table-cell>
          <table:table-cell table:style-name="ce4" table:formula="of:=[.D330]+[.M330]" office:value-type="date" office:date-value="2017-08-16" calcext:value-type="date">
            <text:p>2017-08-16</text:p>
          </table:table-cell>
          <table:table-cell table:style-name="ce5" table:formula="of:=TEXT([.F330];&quot;aaaa/mm/jj&quot;)" office:value-type="string" office:string-value="2017/08/16" calcext:value-type="string">
            <text:p>2017/08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" calcext:value-type="float">
            <text:p>20</text:p>
          </table:table-cell>
          <table:table-cell table:style-name="ce7" table:formula="of:=RANDBETWEEN(101;150)" office:value-type="float" office:value="114" calcext:value-type="float">
            <text:p>11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0];&quot;', '&quot;;[.E330];&quot;', '&quot;;[.G330];&quot;', &quot;;[.H330];&quot;, &quot;;[.I330];&quot;, &quot;;[.J330];&quot;, &quot;;[.K330];&quot;, &quot;;[.L330];&quot;);&quot;)" office:value-type="string" office:string-value="insert into contrat_loc (date_contrat, date_debut, date_fin, caution, id_contrat_loc_client, id_contrat_loc_agence, id_contrat_loc_vehicule, id_contrat_loc_accessoire) values ('2017/08/05', '2017/08/05', '2017/08/16', 1500.00, 20, 114, 2, 0);" calcext:value-type="string">
            <text:p>insert into contrat_loc (date_contrat, date_debut, date_fin, caution, id_contrat_loc_client, id_contrat_loc_agence, id_contrat_loc_vehicule, id_contrat_loc_accessoire) values ('2017/08/05', '2017/08/05', '2017/08/16', 1500.00, 20, 114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B331];&quot;aaaa/mm/jj&quot;)" office:value-type="string" office:string-value="2017/08/06" calcext:value-type="string">
            <text:p>2017/08/06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D331];&quot;aaaa/mm/jj&quot;)" office:value-type="string" office:string-value="2017/08/06" calcext:value-type="string">
            <text:p>2017/08/06</text:p>
          </table:table-cell>
          <table:table-cell table:style-name="ce4" table:formula="of:=[.D331]+[.M331]" office:value-type="date" office:date-value="2017-08-20" calcext:value-type="date">
            <text:p>2017-08-20</text:p>
          </table:table-cell>
          <table:table-cell table:style-name="ce5" table:formula="of:=TEXT([.F331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8" calcext:value-type="float">
            <text:p>58</text:p>
          </table:table-cell>
          <table:table-cell table:style-name="ce7" table:formula="of:=RANDBETWEEN(201;250)" office:value-type="float" office:value="231" calcext:value-type="float">
            <text:p>23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1];&quot;', '&quot;;[.E331];&quot;', '&quot;;[.G331];&quot;', &quot;;[.H331];&quot;, &quot;;[.I331];&quot;, &quot;;[.J331];&quot;, &quot;;[.K331];&quot;, &quot;;[.L331];&quot;);&quot;)" office:value-type="string" office:string-value="insert into contrat_loc (date_contrat, date_debut, date_fin, caution, id_contrat_loc_client, id_contrat_loc_agence, id_contrat_loc_vehicule, id_contrat_loc_accessoire) values ('2017/08/06', '2017/08/06', '2017/08/20', 1500.00, 58, 231, 3, 1);" calcext:value-type="string">
            <text:p>insert into contrat_loc (date_contrat, date_debut, date_fin, caution, id_contrat_loc_client, id_contrat_loc_agence, id_contrat_loc_vehicule, id_contrat_loc_accessoire) values ('2017/08/06', '2017/08/06', '2017/08/20', 1500.00, 58, 231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B332];&quot;aaaa/mm/jj&quot;)" office:value-type="string" office:string-value="2017/08/06" calcext:value-type="string">
            <text:p>2017/08/06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D332];&quot;aaaa/mm/jj&quot;)" office:value-type="string" office:string-value="2017/08/06" calcext:value-type="string">
            <text:p>2017/08/06</text:p>
          </table:table-cell>
          <table:table-cell table:style-name="ce4" table:formula="of:=[.D332]+[.M332]" office:value-type="date" office:date-value="2017-08-17" calcext:value-type="date">
            <text:p>2017-08-17</text:p>
          </table:table-cell>
          <table:table-cell table:style-name="ce5" table:formula="of:=TEXT([.F332];&quot;aaaa/mm/jj&quot;)" office:value-type="string" office:string-value="2017/08/17" calcext:value-type="string">
            <text:p>2017/08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8" calcext:value-type="float">
            <text:p>138</text:p>
          </table:table-cell>
          <table:table-cell table:style-name="ce7" table:formula="of:=RANDBETWEEN(1;50)" office:value-type="float" office:value="10" calcext:value-type="float">
            <text:p>1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2];&quot;', '&quot;;[.E332];&quot;', '&quot;;[.G332];&quot;', &quot;;[.H332];&quot;, &quot;;[.I332];&quot;, &quot;;[.J332];&quot;, &quot;;[.K332];&quot;, &quot;;[.L332];&quot;);&quot;)" office:value-type="string" office:string-value="insert into contrat_loc (date_contrat, date_debut, date_fin, caution, id_contrat_loc_client, id_contrat_loc_agence, id_contrat_loc_vehicule, id_contrat_loc_accessoire) values ('2017/08/06', '2017/08/06', '2017/08/17', 1500.00, 138, 10, 4, 6);" calcext:value-type="string">
            <text:p>insert into contrat_loc (date_contrat, date_debut, date_fin, caution, id_contrat_loc_client, id_contrat_loc_agence, id_contrat_loc_vehicule, id_contrat_loc_accessoire) values ('2017/08/06', '2017/08/06', '2017/08/17', 1500.00, 138, 10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B333];&quot;aaaa/mm/jj&quot;)" office:value-type="string" office:string-value="2017/08/06" calcext:value-type="string">
            <text:p>2017/08/06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D333];&quot;aaaa/mm/jj&quot;)" office:value-type="string" office:string-value="2017/08/06" calcext:value-type="string">
            <text:p>2017/08/06</text:p>
          </table:table-cell>
          <table:table-cell table:style-name="ce4" table:formula="of:=[.D333]+[.M333]" office:value-type="date" office:date-value="2017-08-19" calcext:value-type="date">
            <text:p>2017-08-19</text:p>
          </table:table-cell>
          <table:table-cell table:style-name="ce5" table:formula="of:=TEXT([.F333];&quot;aaaa/mm/jj&quot;)" office:value-type="string" office:string-value="2017/08/19" calcext:value-type="string">
            <text:p>2017/08/19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79" calcext:value-type="float">
            <text:p>79</text:p>
          </table:table-cell>
          <table:table-cell table:style-name="ce7" table:formula="of:=RANDBETWEEN(101;150)" office:value-type="float" office:value="101" calcext:value-type="float">
            <text:p>10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3];&quot;', '&quot;;[.E333];&quot;', '&quot;;[.G333];&quot;', &quot;;[.H333];&quot;, &quot;;[.I333];&quot;, &quot;;[.J333];&quot;, &quot;;[.K333];&quot;, &quot;;[.L333];&quot;);&quot;)" office:value-type="string" office:string-value="insert into contrat_loc (date_contrat, date_debut, date_fin, caution, id_contrat_loc_client, id_contrat_loc_agence, id_contrat_loc_vehicule, id_contrat_loc_accessoire) values ('2017/08/06', '2017/08/06', '2017/08/19', 1500.00, 79, 101, 3, 1);" calcext:value-type="string">
            <text:p>insert into contrat_loc (date_contrat, date_debut, date_fin, caution, id_contrat_loc_client, id_contrat_loc_agence, id_contrat_loc_vehicule, id_contrat_loc_accessoire) values ('2017/08/06', '2017/08/06', '2017/08/19', 1500.00, 79, 101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B334];&quot;aaaa/mm/jj&quot;)" office:value-type="string" office:string-value="2017/08/08" calcext:value-type="string">
            <text:p>2017/08/08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D334];&quot;aaaa/mm/jj&quot;)" office:value-type="string" office:string-value="2017/08/08" calcext:value-type="string">
            <text:p>2017/08/08</text:p>
          </table:table-cell>
          <table:table-cell table:style-name="ce4" table:formula="of:=[.D334]+[.M334]" office:value-type="date" office:date-value="2017-08-13" calcext:value-type="date">
            <text:p>2017-08-13</text:p>
          </table:table-cell>
          <table:table-cell table:style-name="ce5" table:formula="of:=TEXT([.F334];&quot;aaaa/mm/jj&quot;)" office:value-type="string" office:string-value="2017/08/13" calcext:value-type="string">
            <text:p>2017/08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0" calcext:value-type="float">
            <text:p>130</text:p>
          </table:table-cell>
          <table:table-cell table:style-name="ce7" table:formula="of:=RANDBETWEEN(151;200)" office:value-type="float" office:value="152" calcext:value-type="float">
            <text:p>15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4];&quot;', '&quot;;[.E334];&quot;', '&quot;;[.G334];&quot;', &quot;;[.H334];&quot;, &quot;;[.I334];&quot;, &quot;;[.J334];&quot;, &quot;;[.K334];&quot;, &quot;;[.L334];&quot;);&quot;)" office:value-type="string" office:string-value="insert into contrat_loc (date_contrat, date_debut, date_fin, caution, id_contrat_loc_client, id_contrat_loc_agence, id_contrat_loc_vehicule, id_contrat_loc_accessoire) values ('2017/08/08', '2017/08/08', '2017/08/13', 1500.00, 130, 152, 4, 2);" calcext:value-type="string">
            <text:p>insert into contrat_loc (date_contrat, date_debut, date_fin, caution, id_contrat_loc_client, id_contrat_loc_agence, id_contrat_loc_vehicule, id_contrat_loc_accessoire) values ('2017/08/08', '2017/08/08', '2017/08/13', 1500.00, 130, 152, 4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B335];&quot;aaaa/mm/jj&quot;)" office:value-type="string" office:string-value="2017/08/08" calcext:value-type="string">
            <text:p>2017/08/08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D335];&quot;aaaa/mm/jj&quot;)" office:value-type="string" office:string-value="2017/08/08" calcext:value-type="string">
            <text:p>2017/08/08</text:p>
          </table:table-cell>
          <table:table-cell table:style-name="ce4" table:formula="of:=[.D335]+[.M335]" office:value-type="date" office:date-value="2017-08-17" calcext:value-type="date">
            <text:p>2017-08-17</text:p>
          </table:table-cell>
          <table:table-cell table:style-name="ce5" table:formula="of:=TEXT([.F335];&quot;aaaa/mm/jj&quot;)" office:value-type="string" office:string-value="2017/08/17" calcext:value-type="string">
            <text:p>2017/08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7" calcext:value-type="float">
            <text:p>137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5];&quot;', '&quot;;[.E335];&quot;', '&quot;;[.G335];&quot;', &quot;;[.H335];&quot;, &quot;;[.I335];&quot;, &quot;;[.J335];&quot;, &quot;;[.K335];&quot;, &quot;;[.L335];&quot;);&quot;)" office:value-type="string" office:string-value="insert into contrat_loc (date_contrat, date_debut, date_fin, caution, id_contrat_loc_client, id_contrat_loc_agence, id_contrat_loc_vehicule, id_contrat_loc_accessoire) values ('2017/08/08', '2017/08/08', '2017/08/17', 1500.00, 137, 96, 5, 0);" calcext:value-type="string">
            <text:p>insert into contrat_loc (date_contrat, date_debut, date_fin, caution, id_contrat_loc_client, id_contrat_loc_agence, id_contrat_loc_vehicule, id_contrat_loc_accessoire) values ('2017/08/08', '2017/08/08', '2017/08/17', 1500.00, 137, 96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B336];&quot;aaaa/mm/jj&quot;)" office:value-type="string" office:string-value="2017/08/09" calcext:value-type="string">
            <text:p>2017/08/09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D336];&quot;aaaa/mm/jj&quot;)" office:value-type="string" office:string-value="2017/08/09" calcext:value-type="string">
            <text:p>2017/08/09</text:p>
          </table:table-cell>
          <table:table-cell table:style-name="ce4" table:formula="of:=[.D336]+[.M336]" office:value-type="date" office:date-value="2017-08-21" calcext:value-type="date">
            <text:p>2017-08-21</text:p>
          </table:table-cell>
          <table:table-cell table:style-name="ce5" table:formula="of:=TEXT([.F336];&quot;aaaa/mm/jj&quot;)" office:value-type="string" office:string-value="2017/08/21" calcext:value-type="string">
            <text:p>2017/08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51;100)" office:value-type="float" office:value="64" calcext:value-type="float">
            <text:p>6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6];&quot;', '&quot;;[.E336];&quot;', '&quot;;[.G336];&quot;', &quot;;[.H336];&quot;, &quot;;[.I336];&quot;, &quot;;[.J336];&quot;, &quot;;[.K336];&quot;, &quot;;[.L336];&quot;);&quot;)" office:value-type="string" office:string-value="insert into contrat_loc (date_contrat, date_debut, date_fin, caution, id_contrat_loc_client, id_contrat_loc_agence, id_contrat_loc_vehicule, id_contrat_loc_accessoire) values ('2017/08/09', '2017/08/09', '2017/08/21', 1500.00, 102, 64, 4, 1);" calcext:value-type="string">
            <text:p>insert into contrat_loc (date_contrat, date_debut, date_fin, caution, id_contrat_loc_client, id_contrat_loc_agence, id_contrat_loc_vehicule, id_contrat_loc_accessoire) values ('2017/08/09', '2017/08/09', '2017/08/21', 1500.00, 102, 64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B337];&quot;aaaa/mm/jj&quot;)" office:value-type="string" office:string-value="2017/08/09" calcext:value-type="string">
            <text:p>2017/08/09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D337];&quot;aaaa/mm/jj&quot;)" office:value-type="string" office:string-value="2017/08/09" calcext:value-type="string">
            <text:p>2017/08/09</text:p>
          </table:table-cell>
          <table:table-cell table:style-name="ce4" table:formula="of:=[.D337]+[.M337]" office:value-type="date" office:date-value="2017-08-17" calcext:value-type="date">
            <text:p>2017-08-17</text:p>
          </table:table-cell>
          <table:table-cell table:style-name="ce5" table:formula="of:=TEXT([.F337];&quot;aaaa/mm/jj&quot;)" office:value-type="string" office:string-value="2017/08/17" calcext:value-type="string">
            <text:p>2017/08/1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29" calcext:value-type="float">
            <text:p>229</text:p>
          </table:table-cell>
          <table:table-cell table:style-name="ce7" table:formula="of:=RANDBETWEEN(51;100)" office:value-type="float" office:value="62" calcext:value-type="float">
            <text:p>6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7];&quot;', '&quot;;[.E337];&quot;', '&quot;;[.G337];&quot;', &quot;;[.H337];&quot;, &quot;;[.I337];&quot;, &quot;;[.J337];&quot;, &quot;;[.K337];&quot;, &quot;;[.L337];&quot;);&quot;)" office:value-type="string" office:string-value="insert into contrat_loc (date_contrat, date_debut, date_fin, caution, id_contrat_loc_client, id_contrat_loc_agence, id_contrat_loc_vehicule, id_contrat_loc_accessoire) values ('2017/08/09', '2017/08/09', '2017/08/17', 1500.00, 229, 62, 2, 3);" calcext:value-type="string">
            <text:p>insert into contrat_loc (date_contrat, date_debut, date_fin, caution, id_contrat_loc_client, id_contrat_loc_agence, id_contrat_loc_vehicule, id_contrat_loc_accessoire) values ('2017/08/09', '2017/08/09', '2017/08/17', 1500.00, 229, 62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date" office:date-value="2017-08-10" calcext:value-type="date">
            <text:p>2017-08-10</text:p>
          </table:table-cell>
          <table:table-cell table:style-name="ce5" table:formula="of:=TEXT([.B338];&quot;aaaa/mm/jj&quot;)" office:value-type="string" office:string-value="2017/08/10" calcext:value-type="string">
            <text:p>2017/08/10</text:p>
          </table:table-cell>
          <table:table-cell table:style-name="ce4" office:value-type="date" office:date-value="2017-08-10" calcext:value-type="date">
            <text:p>2017-08-10</text:p>
          </table:table-cell>
          <table:table-cell table:style-name="ce5" table:formula="of:=TEXT([.D338];&quot;aaaa/mm/jj&quot;)" office:value-type="string" office:string-value="2017/08/10" calcext:value-type="string">
            <text:p>2017/08/10</text:p>
          </table:table-cell>
          <table:table-cell table:style-name="ce4" table:formula="of:=[.D338]+[.M338]" office:value-type="date" office:date-value="2017-08-12" calcext:value-type="date">
            <text:p>2017-08-12</text:p>
          </table:table-cell>
          <table:table-cell table:style-name="ce5" table:formula="of:=TEXT([.F338];&quot;aaaa/mm/jj&quot;)" office:value-type="string" office:string-value="2017/08/12" calcext:value-type="string">
            <text:p>2017/08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9" calcext:value-type="float">
            <text:p>239</text:p>
          </table:table-cell>
          <table:table-cell table:style-name="ce7" table:formula="of:=RANDBETWEEN(151;200)" office:value-type="float" office:value="172" calcext:value-type="float">
            <text:p>17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8];&quot;', '&quot;;[.E338];&quot;', '&quot;;[.G338];&quot;', &quot;;[.H338];&quot;, &quot;;[.I338];&quot;, &quot;;[.J338];&quot;, &quot;;[.K338];&quot;, &quot;;[.L338];&quot;);&quot;)" office:value-type="string" office:string-value="insert into contrat_loc (date_contrat, date_debut, date_fin, caution, id_contrat_loc_client, id_contrat_loc_agence, id_contrat_loc_vehicule, id_contrat_loc_accessoire) values ('2017/08/10', '2017/08/10', '2017/08/12', 1500.00, 239, 172, 3, 1);" calcext:value-type="string">
            <text:p>insert into contrat_loc (date_contrat, date_debut, date_fin, caution, id_contrat_loc_client, id_contrat_loc_agence, id_contrat_loc_vehicule, id_contrat_loc_accessoire) values ('2017/08/10', '2017/08/10', '2017/08/12', 1500.00, 239, 172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B339];&quot;aaaa/mm/jj&quot;)" office:value-type="string" office:string-value="2017/08/11" calcext:value-type="string">
            <text:p>2017/08/11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D339];&quot;aaaa/mm/jj&quot;)" office:value-type="string" office:string-value="2017/08/11" calcext:value-type="string">
            <text:p>2017/08/11</text:p>
          </table:table-cell>
          <table:table-cell table:style-name="ce4" table:formula="of:=[.D339]+[.M339]" office:value-type="date" office:date-value="2017-08-25" calcext:value-type="date">
            <text:p>2017-08-25</text:p>
          </table:table-cell>
          <table:table-cell table:style-name="ce5" table:formula="of:=TEXT([.F339];&quot;aaaa/mm/jj&quot;)" office:value-type="string" office:string-value="2017/08/25" calcext:value-type="string">
            <text:p>2017/08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7" calcext:value-type="float">
            <text:p>167</text:p>
          </table:table-cell>
          <table:table-cell table:style-name="ce7" table:formula="of:=RANDBETWEEN(1;50)" office:value-type="float" office:value="13" calcext:value-type="float">
            <text:p>1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39];&quot;', '&quot;;[.E339];&quot;', '&quot;;[.G339];&quot;', &quot;;[.H339];&quot;, &quot;;[.I339];&quot;, &quot;;[.J339];&quot;, &quot;;[.K339];&quot;, &quot;;[.L339];&quot;);&quot;)" office:value-type="string" office:string-value="insert into contrat_loc (date_contrat, date_debut, date_fin, caution, id_contrat_loc_client, id_contrat_loc_agence, id_contrat_loc_vehicule, id_contrat_loc_accessoire) values ('2017/08/11', '2017/08/11', '2017/08/25', 1500.00, 167, 13, 1, 7);" calcext:value-type="string">
            <text:p>insert into contrat_loc (date_contrat, date_debut, date_fin, caution, id_contrat_loc_client, id_contrat_loc_agence, id_contrat_loc_vehicule, id_contrat_loc_accessoire) values ('2017/08/11', '2017/08/11', '2017/08/25', 1500.00, 167, 13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B340];&quot;aaaa/mm/jj&quot;)" office:value-type="string" office:string-value="2017/08/11" calcext:value-type="string">
            <text:p>2017/08/11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D340];&quot;aaaa/mm/jj&quot;)" office:value-type="string" office:string-value="2017/08/11" calcext:value-type="string">
            <text:p>2017/08/11</text:p>
          </table:table-cell>
          <table:table-cell table:style-name="ce4" table:formula="of:=[.D340]+[.M340]" office:value-type="date" office:date-value="2017-08-14" calcext:value-type="date">
            <text:p>2017-08-14</text:p>
          </table:table-cell>
          <table:table-cell table:style-name="ce5" table:formula="of:=TEXT([.F340];&quot;aaaa/mm/jj&quot;)" office:value-type="string" office:string-value="2017/08/14" calcext:value-type="string">
            <text:p>2017/08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2" calcext:value-type="float">
            <text:p>112</text:p>
          </table:table-cell>
          <table:table-cell table:style-name="ce7" table:formula="of:=RANDBETWEEN(1;50)" office:value-type="float" office:value="4" calcext:value-type="float">
            <text:p>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0];&quot;', '&quot;;[.E340];&quot;', '&quot;;[.G340];&quot;', &quot;;[.H340];&quot;, &quot;;[.I340];&quot;, &quot;;[.J340];&quot;, &quot;;[.K340];&quot;, &quot;;[.L340];&quot;);&quot;)" office:value-type="string" office:string-value="insert into contrat_loc (date_contrat, date_debut, date_fin, caution, id_contrat_loc_client, id_contrat_loc_agence, id_contrat_loc_vehicule, id_contrat_loc_accessoire) values ('2017/08/11', '2017/08/11', '2017/08/14', 1500.00, 112, 4, 3, 0);" calcext:value-type="string">
            <text:p>insert into contrat_loc (date_contrat, date_debut, date_fin, caution, id_contrat_loc_client, id_contrat_loc_agence, id_contrat_loc_vehicule, id_contrat_loc_accessoire) values ('2017/08/11', '2017/08/11', '2017/08/14', 1500.00, 112, 4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1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1];&quot;aaaa/mm/jj&quot;)" office:value-type="string" office:string-value="2017/08/13" calcext:value-type="string">
            <text:p>2017/08/13</text:p>
          </table:table-cell>
          <table:table-cell table:style-name="ce4" table:formula="of:=[.D341]+[.M341]" office:value-type="date" office:date-value="2017-08-22" calcext:value-type="date">
            <text:p>2017-08-22</text:p>
          </table:table-cell>
          <table:table-cell table:style-name="ce5" table:formula="of:=TEXT([.F341];&quot;aaaa/mm/jj&quot;)" office:value-type="string" office:string-value="2017/08/22" calcext:value-type="string">
            <text:p>2017/08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101;150)" office:value-type="float" office:value="103" calcext:value-type="float">
            <text:p>10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1];&quot;', '&quot;;[.E341];&quot;', '&quot;;[.G341];&quot;', &quot;;[.H341];&quot;, &quot;;[.I341];&quot;, &quot;;[.J341];&quot;, &quot;;[.K341];&quot;, &quot;;[.L341];&quot;);&quot;)" office:value-type="string" office:string-value="insert into contrat_loc (date_contrat, date_debut, date_fin, caution, id_contrat_loc_client, id_contrat_loc_agence, id_contrat_loc_vehicule, id_contrat_loc_accessoire) values ('2017/08/13', '2017/08/13', '2017/08/22', 1500.00, 158, 103, 4, 0);" calcext:value-type="string">
            <text:p>insert into contrat_loc (date_contrat, date_debut, date_fin, caution, id_contrat_loc_client, id_contrat_loc_agence, id_contrat_loc_vehicule, id_contrat_loc_accessoire) values ('2017/08/13', '2017/08/13', '2017/08/22', 1500.00, 158, 103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2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2];&quot;aaaa/mm/jj&quot;)" office:value-type="string" office:string-value="2017/08/13" calcext:value-type="string">
            <text:p>2017/08/13</text:p>
          </table:table-cell>
          <table:table-cell table:style-name="ce4" table:formula="of:=[.D342]+[.M342]" office:value-type="date" office:date-value="2017-08-14" calcext:value-type="date">
            <text:p>2017-08-14</text:p>
          </table:table-cell>
          <table:table-cell table:style-name="ce5" table:formula="of:=TEXT([.F342];&quot;aaaa/mm/jj&quot;)" office:value-type="string" office:string-value="2017/08/14" calcext:value-type="string">
            <text:p>2017/08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101;150)" office:value-type="float" office:value="120" calcext:value-type="float">
            <text:p>12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2];&quot;', '&quot;;[.E342];&quot;', '&quot;;[.G342];&quot;', &quot;;[.H342];&quot;, &quot;;[.I342];&quot;, &quot;;[.J342];&quot;, &quot;;[.K342];&quot;, &quot;;[.L342];&quot;);&quot;)" office:value-type="string" office:string-value="insert into contrat_loc (date_contrat, date_debut, date_fin, caution, id_contrat_loc_client, id_contrat_loc_agence, id_contrat_loc_vehicule, id_contrat_loc_accessoire) values ('2017/08/13', '2017/08/13', '2017/08/14', 1500.00, 156, 120, 3, 2);" calcext:value-type="string">
            <text:p>insert into contrat_loc (date_contrat, date_debut, date_fin, caution, id_contrat_loc_client, id_contrat_loc_agence, id_contrat_loc_vehicule, id_contrat_loc_accessoire) values ('2017/08/13', '2017/08/13', '2017/08/14', 1500.00, 156, 120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3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3];&quot;aaaa/mm/jj&quot;)" office:value-type="string" office:string-value="2017/08/13" calcext:value-type="string">
            <text:p>2017/08/13</text:p>
          </table:table-cell>
          <table:table-cell table:style-name="ce4" table:formula="of:=[.D343]+[.M343]" office:value-type="date" office:date-value="2017-08-27" calcext:value-type="date">
            <text:p>2017-08-27</text:p>
          </table:table-cell>
          <table:table-cell table:style-name="ce5" table:formula="of:=TEXT([.F343];&quot;aaaa/mm/jj&quot;)" office:value-type="string" office:string-value="2017/08/27" calcext:value-type="string">
            <text:p>2017/08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5" calcext:value-type="float">
            <text:p>215</text:p>
          </table:table-cell>
          <table:table-cell table:style-name="ce7" table:formula="of:=RANDBETWEEN(201;250)" office:value-type="float" office:value="232" calcext:value-type="float">
            <text:p>23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3];&quot;', '&quot;;[.E343];&quot;', '&quot;;[.G343];&quot;', &quot;;[.H343];&quot;, &quot;;[.I343];&quot;, &quot;;[.J343];&quot;, &quot;;[.K343];&quot;, &quot;;[.L343];&quot;);&quot;)" office:value-type="string" office:string-value="insert into contrat_loc (date_contrat, date_debut, date_fin, caution, id_contrat_loc_client, id_contrat_loc_agence, id_contrat_loc_vehicule, id_contrat_loc_accessoire) values ('2017/08/13', '2017/08/13', '2017/08/27', 1500.00, 215, 232, 2, 6);" calcext:value-type="string">
            <text:p>insert into contrat_loc (date_contrat, date_debut, date_fin, caution, id_contrat_loc_client, id_contrat_loc_agence, id_contrat_loc_vehicule, id_contrat_loc_accessoire) values ('2017/08/13', '2017/08/13', '2017/08/27', 1500.00, 215, 232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4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4];&quot;aaaa/mm/jj&quot;)" office:value-type="string" office:string-value="2017/08/13" calcext:value-type="string">
            <text:p>2017/08/13</text:p>
          </table:table-cell>
          <table:table-cell table:style-name="ce4" table:formula="of:=[.D344]+[.M344]" office:value-type="date" office:date-value="2017-08-27" calcext:value-type="date">
            <text:p>2017-08-27</text:p>
          </table:table-cell>
          <table:table-cell table:style-name="ce5" table:formula="of:=TEXT([.F344];&quot;aaaa/mm/jj&quot;)" office:value-type="string" office:string-value="2017/08/27" calcext:value-type="string">
            <text:p>2017/08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6" calcext:value-type="float">
            <text:p>196</text:p>
          </table:table-cell>
          <table:table-cell table:style-name="ce7" table:formula="of:=RANDBETWEEN(151;200)" office:value-type="float" office:value="191" calcext:value-type="float">
            <text:p>19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4];&quot;', '&quot;;[.E344];&quot;', '&quot;;[.G344];&quot;', &quot;;[.H344];&quot;, &quot;;[.I344];&quot;, &quot;;[.J344];&quot;, &quot;;[.K344];&quot;, &quot;;[.L344];&quot;);&quot;)" office:value-type="string" office:string-value="insert into contrat_loc (date_contrat, date_debut, date_fin, caution, id_contrat_loc_client, id_contrat_loc_agence, id_contrat_loc_vehicule, id_contrat_loc_accessoire) values ('2017/08/13', '2017/08/13', '2017/08/27', 1500.00, 196, 191, 5, 5);" calcext:value-type="string">
            <text:p>insert into contrat_loc (date_contrat, date_debut, date_fin, caution, id_contrat_loc_client, id_contrat_loc_agence, id_contrat_loc_vehicule, id_contrat_loc_accessoire) values ('2017/08/13', '2017/08/13', '2017/08/27', 1500.00, 196, 191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5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5];&quot;aaaa/mm/jj&quot;)" office:value-type="string" office:string-value="2017/08/13" calcext:value-type="string">
            <text:p>2017/08/13</text:p>
          </table:table-cell>
          <table:table-cell table:style-name="ce4" table:formula="of:=[.D345]+[.M345]" office:value-type="date" office:date-value="2017-08-27" calcext:value-type="date">
            <text:p>2017-08-27</text:p>
          </table:table-cell>
          <table:table-cell table:style-name="ce5" table:formula="of:=TEXT([.F345];&quot;aaaa/mm/jj&quot;)" office:value-type="string" office:string-value="2017/08/27" calcext:value-type="string">
            <text:p>2017/08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7" calcext:value-type="float">
            <text:p>177</text:p>
          </table:table-cell>
          <table:table-cell table:style-name="ce7" table:formula="of:=RANDBETWEEN(51;100)" office:value-type="float" office:value="72" calcext:value-type="float">
            <text:p>7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5];&quot;', '&quot;;[.E345];&quot;', '&quot;;[.G345];&quot;', &quot;;[.H345];&quot;, &quot;;[.I345];&quot;, &quot;;[.J345];&quot;, &quot;;[.K345];&quot;, &quot;;[.L345];&quot;);&quot;)" office:value-type="string" office:string-value="insert into contrat_loc (date_contrat, date_debut, date_fin, caution, id_contrat_loc_client, id_contrat_loc_agence, id_contrat_loc_vehicule, id_contrat_loc_accessoire) values ('2017/08/13', '2017/08/13', '2017/08/27', 1500.00, 177, 72, 1, 1);" calcext:value-type="string">
            <text:p>insert into contrat_loc (date_contrat, date_debut, date_fin, caution, id_contrat_loc_client, id_contrat_loc_agence, id_contrat_loc_vehicule, id_contrat_loc_accessoire) values ('2017/08/13', '2017/08/13', '2017/08/27', 1500.00, 177, 72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date" office:date-value="2017-08-14" calcext:value-type="date">
            <text:p>2017-08-14</text:p>
          </table:table-cell>
          <table:table-cell table:style-name="ce5" table:formula="of:=TEXT([.B346];&quot;aaaa/mm/jj&quot;)" office:value-type="string" office:string-value="2017/08/14" calcext:value-type="string">
            <text:p>2017/08/14</text:p>
          </table:table-cell>
          <table:table-cell table:style-name="ce4" office:value-type="date" office:date-value="2017-08-14" calcext:value-type="date">
            <text:p>2017-08-14</text:p>
          </table:table-cell>
          <table:table-cell table:style-name="ce5" table:formula="of:=TEXT([.D346];&quot;aaaa/mm/jj&quot;)" office:value-type="string" office:string-value="2017/08/14" calcext:value-type="string">
            <text:p>2017/08/14</text:p>
          </table:table-cell>
          <table:table-cell table:style-name="ce4" table:formula="of:=[.D346]+[.M346]" office:value-type="date" office:date-value="2017-08-20" calcext:value-type="date">
            <text:p>2017-08-20</text:p>
          </table:table-cell>
          <table:table-cell table:style-name="ce5" table:formula="of:=TEXT([.F346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3" calcext:value-type="float">
            <text:p>133</text:p>
          </table:table-cell>
          <table:table-cell table:style-name="ce7" table:formula="of:=RANDBETWEEN(51;100)" office:value-type="float" office:value="99" calcext:value-type="float">
            <text:p>9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6];&quot;', '&quot;;[.E346];&quot;', '&quot;;[.G346];&quot;', &quot;;[.H346];&quot;, &quot;;[.I346];&quot;, &quot;;[.J346];&quot;, &quot;;[.K346];&quot;, &quot;;[.L346];&quot;);&quot;)" office:value-type="string" office:string-value="insert into contrat_loc (date_contrat, date_debut, date_fin, caution, id_contrat_loc_client, id_contrat_loc_agence, id_contrat_loc_vehicule, id_contrat_loc_accessoire) values ('2017/08/14', '2017/08/14', '2017/08/20', 1500.00, 133, 99, 3, 1);" calcext:value-type="string">
            <text:p>insert into contrat_loc (date_contrat, date_debut, date_fin, caution, id_contrat_loc_client, id_contrat_loc_agence, id_contrat_loc_vehicule, id_contrat_loc_accessoire) values ('2017/08/14', '2017/08/14', '2017/08/20', 1500.00, 133, 99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B347];&quot;aaaa/mm/jj&quot;)" office:value-type="string" office:string-value="2017/08/16" calcext:value-type="string">
            <text:p>2017/08/16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D347];&quot;aaaa/mm/jj&quot;)" office:value-type="string" office:string-value="2017/08/16" calcext:value-type="string">
            <text:p>2017/08/16</text:p>
          </table:table-cell>
          <table:table-cell table:style-name="ce4" table:formula="of:=[.D347]+[.M347]" office:value-type="date" office:date-value="2017-08-25" calcext:value-type="date">
            <text:p>2017-08-25</text:p>
          </table:table-cell>
          <table:table-cell table:style-name="ce5" table:formula="of:=TEXT([.F347];&quot;aaaa/mm/jj&quot;)" office:value-type="string" office:string-value="2017/08/25" calcext:value-type="string">
            <text:p>2017/08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6" calcext:value-type="float">
            <text:p>86</text:p>
          </table:table-cell>
          <table:table-cell table:style-name="ce7" table:formula="of:=RANDBETWEEN(151;200)" office:value-type="float" office:value="177" calcext:value-type="float">
            <text:p>17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7];&quot;', '&quot;;[.E347];&quot;', '&quot;;[.G347];&quot;', &quot;;[.H347];&quot;, &quot;;[.I347];&quot;, &quot;;[.J347];&quot;, &quot;;[.K347];&quot;, &quot;;[.L347];&quot;);&quot;)" office:value-type="string" office:string-value="insert into contrat_loc (date_contrat, date_debut, date_fin, caution, id_contrat_loc_client, id_contrat_loc_agence, id_contrat_loc_vehicule, id_contrat_loc_accessoire) values ('2017/08/16', '2017/08/16', '2017/08/25', 1500.00, 86, 177, 3, 5);" calcext:value-type="string">
            <text:p>insert into contrat_loc (date_contrat, date_debut, date_fin, caution, id_contrat_loc_client, id_contrat_loc_agence, id_contrat_loc_vehicule, id_contrat_loc_accessoire) values ('2017/08/16', '2017/08/16', '2017/08/25', 1500.00, 86, 177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B348];&quot;aaaa/mm/jj&quot;)" office:value-type="string" office:string-value="2017/08/16" calcext:value-type="string">
            <text:p>2017/08/16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D348];&quot;aaaa/mm/jj&quot;)" office:value-type="string" office:string-value="2017/08/16" calcext:value-type="string">
            <text:p>2017/08/16</text:p>
          </table:table-cell>
          <table:table-cell table:style-name="ce4" table:formula="of:=[.D348]+[.M348]" office:value-type="date" office:date-value="2017-08-19" calcext:value-type="date">
            <text:p>2017-08-19</text:p>
          </table:table-cell>
          <table:table-cell table:style-name="ce5" table:formula="of:=TEXT([.F348];&quot;aaaa/mm/jj&quot;)" office:value-type="string" office:string-value="2017/08/19" calcext:value-type="string">
            <text:p>2017/08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4" calcext:value-type="float">
            <text:p>234</text:p>
          </table:table-cell>
          <table:table-cell table:style-name="ce7" table:formula="of:=RANDBETWEEN(151;200)" office:value-type="float" office:value="195" calcext:value-type="float">
            <text:p>19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8];&quot;', '&quot;;[.E348];&quot;', '&quot;;[.G348];&quot;', &quot;;[.H348];&quot;, &quot;;[.I348];&quot;, &quot;;[.J348];&quot;, &quot;;[.K348];&quot;, &quot;;[.L348];&quot;);&quot;)" office:value-type="string" office:string-value="insert into contrat_loc (date_contrat, date_debut, date_fin, caution, id_contrat_loc_client, id_contrat_loc_agence, id_contrat_loc_vehicule, id_contrat_loc_accessoire) values ('2017/08/16', '2017/08/16', '2017/08/19', 1500.00, 234, 195, 4, 1);" calcext:value-type="string">
            <text:p>insert into contrat_loc (date_contrat, date_debut, date_fin, caution, id_contrat_loc_client, id_contrat_loc_agence, id_contrat_loc_vehicule, id_contrat_loc_accessoire) values ('2017/08/16', '2017/08/16', '2017/08/19', 1500.00, 234, 195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date" office:date-value="2017-08-18" calcext:value-type="date">
            <text:p>2017-08-18</text:p>
          </table:table-cell>
          <table:table-cell table:style-name="ce5" table:formula="of:=TEXT([.B349];&quot;aaaa/mm/jj&quot;)" office:value-type="string" office:string-value="2017/08/18" calcext:value-type="string">
            <text:p>2017/08/18</text:p>
          </table:table-cell>
          <table:table-cell table:style-name="ce4" office:value-type="date" office:date-value="2017-08-18" calcext:value-type="date">
            <text:p>2017-08-18</text:p>
          </table:table-cell>
          <table:table-cell table:style-name="ce5" table:formula="of:=TEXT([.D349];&quot;aaaa/mm/jj&quot;)" office:value-type="string" office:string-value="2017/08/18" calcext:value-type="string">
            <text:p>2017/08/18</text:p>
          </table:table-cell>
          <table:table-cell table:style-name="ce4" table:formula="of:=[.D349]+[.M349]" office:value-type="date" office:date-value="2017-08-22" calcext:value-type="date">
            <text:p>2017-08-22</text:p>
          </table:table-cell>
          <table:table-cell table:style-name="ce5" table:formula="of:=TEXT([.F349];&quot;aaaa/mm/jj&quot;)" office:value-type="string" office:string-value="2017/08/22" calcext:value-type="string">
            <text:p>2017/08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7" calcext:value-type="float">
            <text:p>207</text:p>
          </table:table-cell>
          <table:table-cell table:style-name="ce7" table:formula="of:=RANDBETWEEN(51;100)" office:value-type="float" office:value="51" calcext:value-type="float">
            <text:p>5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49];&quot;', '&quot;;[.E349];&quot;', '&quot;;[.G349];&quot;', &quot;;[.H349];&quot;, &quot;;[.I349];&quot;, &quot;;[.J349];&quot;, &quot;;[.K349];&quot;, &quot;;[.L349];&quot;);&quot;)" office:value-type="string" office:string-value="insert into contrat_loc (date_contrat, date_debut, date_fin, caution, id_contrat_loc_client, id_contrat_loc_agence, id_contrat_loc_vehicule, id_contrat_loc_accessoire) values ('2017/08/18', '2017/08/18', '2017/08/22', 1500.00, 207, 51, 4, 0);" calcext:value-type="string">
            <text:p>insert into contrat_loc (date_contrat, date_debut, date_fin, caution, id_contrat_loc_client, id_contrat_loc_agence, id_contrat_loc_vehicule, id_contrat_loc_accessoire) values ('2017/08/18', '2017/08/18', '2017/08/22', 1500.00, 207, 51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B350];&quot;aaaa/mm/jj&quot;)" office:value-type="string" office:string-value="2017/08/19" calcext:value-type="string">
            <text:p>2017/08/1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D350];&quot;aaaa/mm/jj&quot;)" office:value-type="string" office:string-value="2017/08/19" calcext:value-type="string">
            <text:p>2017/08/19</text:p>
          </table:table-cell>
          <table:table-cell table:style-name="ce4" table:formula="of:=[.D350]+[.M350]" office:value-type="date" office:date-value="2017-08-21" calcext:value-type="date">
            <text:p>2017-08-21</text:p>
          </table:table-cell>
          <table:table-cell table:style-name="ce5" table:formula="of:=TEXT([.F350];&quot;aaaa/mm/jj&quot;)" office:value-type="string" office:string-value="2017/08/21" calcext:value-type="string">
            <text:p>2017/08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51;100)" office:value-type="float" office:value="91" calcext:value-type="float">
            <text:p>9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0];&quot;', '&quot;;[.E350];&quot;', '&quot;;[.G350];&quot;', &quot;;[.H350];&quot;, &quot;;[.I350];&quot;, &quot;;[.J350];&quot;, &quot;;[.K350];&quot;, &quot;;[.L350];&quot;);&quot;)" office:value-type="string" office:string-value="insert into contrat_loc (date_contrat, date_debut, date_fin, caution, id_contrat_loc_client, id_contrat_loc_agence, id_contrat_loc_vehicule, id_contrat_loc_accessoire) values ('2017/08/19', '2017/08/19', '2017/08/21', 1500.00, 229, 91, 3, 4);" calcext:value-type="string">
            <text:p>insert into contrat_loc (date_contrat, date_debut, date_fin, caution, id_contrat_loc_client, id_contrat_loc_agence, id_contrat_loc_vehicule, id_contrat_loc_accessoire) values ('2017/08/19', '2017/08/19', '2017/08/21', 1500.00, 229, 91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B351];&quot;aaaa/mm/jj&quot;)" office:value-type="string" office:string-value="2017/08/19" calcext:value-type="string">
            <text:p>2017/08/1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D351];&quot;aaaa/mm/jj&quot;)" office:value-type="string" office:string-value="2017/08/19" calcext:value-type="string">
            <text:p>2017/08/19</text:p>
          </table:table-cell>
          <table:table-cell table:style-name="ce4" table:formula="of:=[.D351]+[.M351]" office:value-type="date" office:date-value="2017-08-27" calcext:value-type="date">
            <text:p>2017-08-27</text:p>
          </table:table-cell>
          <table:table-cell table:style-name="ce5" table:formula="of:=TEXT([.F351];&quot;aaaa/mm/jj&quot;)" office:value-type="string" office:string-value="2017/08/27" calcext:value-type="string">
            <text:p>2017/08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1];&quot;', '&quot;;[.E351];&quot;', '&quot;;[.G351];&quot;', &quot;;[.H351];&quot;, &quot;;[.I351];&quot;, &quot;;[.J351];&quot;, &quot;;[.K351];&quot;, &quot;;[.L351];&quot;);&quot;)" office:value-type="string" office:string-value="insert into contrat_loc (date_contrat, date_debut, date_fin, caution, id_contrat_loc_client, id_contrat_loc_agence, id_contrat_loc_vehicule, id_contrat_loc_accessoire) values ('2017/08/19', '2017/08/19', '2017/08/27', 1500.00, 188, 228, 5, 7);" calcext:value-type="string">
            <text:p>insert into contrat_loc (date_contrat, date_debut, date_fin, caution, id_contrat_loc_client, id_contrat_loc_agence, id_contrat_loc_vehicule, id_contrat_loc_accessoire) values ('2017/08/19', '2017/08/19', '2017/08/27', 1500.00, 188, 228, 5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B352];&quot;aaaa/mm/jj&quot;)" office:value-type="string" office:string-value="2017/08/19" calcext:value-type="string">
            <text:p>2017/08/1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D352];&quot;aaaa/mm/jj&quot;)" office:value-type="string" office:string-value="2017/08/19" calcext:value-type="string">
            <text:p>2017/08/19</text:p>
          </table:table-cell>
          <table:table-cell table:style-name="ce4" table:formula="of:=[.D352]+[.M352]" office:value-type="date" office:date-value="2017-08-20" calcext:value-type="date">
            <text:p>2017-08-20</text:p>
          </table:table-cell>
          <table:table-cell table:style-name="ce5" table:formula="of:=TEXT([.F352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5" calcext:value-type="float">
            <text:p>175</text:p>
          </table:table-cell>
          <table:table-cell table:style-name="ce7" table:formula="of:=RANDBETWEEN(101;150)" office:value-type="float" office:value="115" calcext:value-type="float">
            <text:p>11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2];&quot;', '&quot;;[.E352];&quot;', '&quot;;[.G352];&quot;', &quot;;[.H352];&quot;, &quot;;[.I352];&quot;, &quot;;[.J352];&quot;, &quot;;[.K352];&quot;, &quot;;[.L352];&quot;);&quot;)" office:value-type="string" office:string-value="insert into contrat_loc (date_contrat, date_debut, date_fin, caution, id_contrat_loc_client, id_contrat_loc_agence, id_contrat_loc_vehicule, id_contrat_loc_accessoire) values ('2017/08/19', '2017/08/19', '2017/08/20', 1500.00, 175, 115, 3, 1);" calcext:value-type="string">
            <text:p>insert into contrat_loc (date_contrat, date_debut, date_fin, caution, id_contrat_loc_client, id_contrat_loc_agence, id_contrat_loc_vehicule, id_contrat_loc_accessoire) values ('2017/08/19', '2017/08/19', '2017/08/20', 1500.00, 175, 115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B353];&quot;aaaa/mm/jj&quot;)" office:value-type="string" office:string-value="2017/08/20" calcext:value-type="string">
            <text:p>2017/08/20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D353];&quot;aaaa/mm/jj&quot;)" office:value-type="string" office:string-value="2017/08/20" calcext:value-type="string">
            <text:p>2017/08/20</text:p>
          </table:table-cell>
          <table:table-cell table:style-name="ce4" table:formula="of:=[.D353]+[.M353]" office:value-type="date" office:date-value="2017-08-21" calcext:value-type="date">
            <text:p>2017-08-21</text:p>
          </table:table-cell>
          <table:table-cell table:style-name="ce5" table:formula="of:=TEXT([.F353];&quot;aaaa/mm/jj&quot;)" office:value-type="string" office:string-value="2017/08/21" calcext:value-type="string">
            <text:p>2017/08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6" calcext:value-type="float">
            <text:p>56</text:p>
          </table:table-cell>
          <table:table-cell table:style-name="ce7" table:formula="of:=RANDBETWEEN(51;100)" office:value-type="float" office:value="88" calcext:value-type="float">
            <text:p>8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3];&quot;', '&quot;;[.E353];&quot;', '&quot;;[.G353];&quot;', &quot;;[.H353];&quot;, &quot;;[.I353];&quot;, &quot;;[.J353];&quot;, &quot;;[.K353];&quot;, &quot;;[.L353];&quot;);&quot;)" office:value-type="string" office:string-value="insert into contrat_loc (date_contrat, date_debut, date_fin, caution, id_contrat_loc_client, id_contrat_loc_agence, id_contrat_loc_vehicule, id_contrat_loc_accessoire) values ('2017/08/20', '2017/08/20', '2017/08/21', 1500.00, 56, 88, 5, 5);" calcext:value-type="string">
            <text:p>insert into contrat_loc (date_contrat, date_debut, date_fin, caution, id_contrat_loc_client, id_contrat_loc_agence, id_contrat_loc_vehicule, id_contrat_loc_accessoire) values ('2017/08/20', '2017/08/20', '2017/08/21', 1500.00, 56, 88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B354];&quot;aaaa/mm/jj&quot;)" office:value-type="string" office:string-value="2017/08/20" calcext:value-type="string">
            <text:p>2017/08/20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D354];&quot;aaaa/mm/jj&quot;)" office:value-type="string" office:string-value="2017/08/20" calcext:value-type="string">
            <text:p>2017/08/20</text:p>
          </table:table-cell>
          <table:table-cell table:style-name="ce4" table:formula="of:=[.D354]+[.M354]" office:value-type="date" office:date-value="2017-08-31" calcext:value-type="date">
            <text:p>2017-08-31</text:p>
          </table:table-cell>
          <table:table-cell table:style-name="ce5" table:formula="of:=TEXT([.F354];&quot;aaaa/mm/jj&quot;)" office:value-type="string" office:string-value="2017/08/31" calcext:value-type="string">
            <text:p>2017/08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0" calcext:value-type="float">
            <text:p>160</text:p>
          </table:table-cell>
          <table:table-cell table:style-name="ce7" table:formula="of:=RANDBETWEEN(201;250)" office:value-type="float" office:value="210" calcext:value-type="float">
            <text:p>21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4];&quot;', '&quot;;[.E354];&quot;', '&quot;;[.G354];&quot;', &quot;;[.H354];&quot;, &quot;;[.I354];&quot;, &quot;;[.J354];&quot;, &quot;;[.K354];&quot;, &quot;;[.L354];&quot;);&quot;)" office:value-type="string" office:string-value="insert into contrat_loc (date_contrat, date_debut, date_fin, caution, id_contrat_loc_client, id_contrat_loc_agence, id_contrat_loc_vehicule, id_contrat_loc_accessoire) values ('2017/08/20', '2017/08/20', '2017/08/31', 1500.00, 160, 210, 4, 5);" calcext:value-type="string">
            <text:p>insert into contrat_loc (date_contrat, date_debut, date_fin, caution, id_contrat_loc_client, id_contrat_loc_agence, id_contrat_loc_vehicule, id_contrat_loc_accessoire) values ('2017/08/20', '2017/08/20', '2017/08/31', 1500.00, 160, 210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B355];&quot;aaaa/mm/jj&quot;)" office:value-type="string" office:string-value="2017/08/21" calcext:value-type="string">
            <text:p>2017/08/21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D355];&quot;aaaa/mm/jj&quot;)" office:value-type="string" office:string-value="2017/08/21" calcext:value-type="string">
            <text:p>2017/08/21</text:p>
          </table:table-cell>
          <table:table-cell table:style-name="ce4" table:formula="of:=[.D355]+[.M355]" office:value-type="date" office:date-value="2017-08-29" calcext:value-type="date">
            <text:p>2017-08-29</text:p>
          </table:table-cell>
          <table:table-cell table:style-name="ce5" table:formula="of:=TEXT([.F355];&quot;aaaa/mm/jj&quot;)" office:value-type="string" office:string-value="2017/08/29" calcext:value-type="string">
            <text:p>2017/08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4" calcext:value-type="float">
            <text:p>154</text:p>
          </table:table-cell>
          <table:table-cell table:style-name="ce7" table:formula="of:=RANDBETWEEN(51;100)" office:value-type="float" office:value="72" calcext:value-type="float">
            <text:p>7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5];&quot;', '&quot;;[.E355];&quot;', '&quot;;[.G355];&quot;', &quot;;[.H355];&quot;, &quot;;[.I355];&quot;, &quot;;[.J355];&quot;, &quot;;[.K355];&quot;, &quot;;[.L355];&quot;);&quot;)" office:value-type="string" office:string-value="insert into contrat_loc (date_contrat, date_debut, date_fin, caution, id_contrat_loc_client, id_contrat_loc_agence, id_contrat_loc_vehicule, id_contrat_loc_accessoire) values ('2017/08/21', '2017/08/21', '2017/08/29', 1500.00, 154, 72, 1, 2);" calcext:value-type="string">
            <text:p>insert into contrat_loc (date_contrat, date_debut, date_fin, caution, id_contrat_loc_client, id_contrat_loc_agence, id_contrat_loc_vehicule, id_contrat_loc_accessoire) values ('2017/08/21', '2017/08/21', '2017/08/29', 1500.00, 154, 72, 1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B356];&quot;aaaa/mm/jj&quot;)" office:value-type="string" office:string-value="2017/08/21" calcext:value-type="string">
            <text:p>2017/08/21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D356];&quot;aaaa/mm/jj&quot;)" office:value-type="string" office:string-value="2017/08/21" calcext:value-type="string">
            <text:p>2017/08/21</text:p>
          </table:table-cell>
          <table:table-cell table:style-name="ce4" table:formula="of:=[.D356]+[.M356]" office:value-type="date" office:date-value="2017-08-25" calcext:value-type="date">
            <text:p>2017-08-25</text:p>
          </table:table-cell>
          <table:table-cell table:style-name="ce5" table:formula="of:=TEXT([.F356];&quot;aaaa/mm/jj&quot;)" office:value-type="string" office:string-value="2017/08/25" calcext:value-type="string">
            <text:p>2017/08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2" calcext:value-type="float">
            <text:p>232</text:p>
          </table:table-cell>
          <table:table-cell table:style-name="ce7" table:formula="of:=RANDBETWEEN(151;200)" office:value-type="float" office:value="155" calcext:value-type="float">
            <text:p>15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6];&quot;', '&quot;;[.E356];&quot;', '&quot;;[.G356];&quot;', &quot;;[.H356];&quot;, &quot;;[.I356];&quot;, &quot;;[.J356];&quot;, &quot;;[.K356];&quot;, &quot;;[.L356];&quot;);&quot;)" office:value-type="string" office:string-value="insert into contrat_loc (date_contrat, date_debut, date_fin, caution, id_contrat_loc_client, id_contrat_loc_agence, id_contrat_loc_vehicule, id_contrat_loc_accessoire) values ('2017/08/21', '2017/08/21', '2017/08/25', 1500.00, 232, 155, 2, 0);" calcext:value-type="string">
            <text:p>insert into contrat_loc (date_contrat, date_debut, date_fin, caution, id_contrat_loc_client, id_contrat_loc_agence, id_contrat_loc_vehicule, id_contrat_loc_accessoire) values ('2017/08/21', '2017/08/21', '2017/08/25', 1500.00, 232, 155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B357];&quot;aaaa/mm/jj&quot;)" office:value-type="string" office:string-value="2017/08/21" calcext:value-type="string">
            <text:p>2017/08/21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D357];&quot;aaaa/mm/jj&quot;)" office:value-type="string" office:string-value="2017/08/21" calcext:value-type="string">
            <text:p>2017/08/21</text:p>
          </table:table-cell>
          <table:table-cell table:style-name="ce4" table:formula="of:=[.D357]+[.M357]" office:value-type="date" office:date-value="2017-09-04" calcext:value-type="date">
            <text:p>2017-09-04</text:p>
          </table:table-cell>
          <table:table-cell table:style-name="ce5" table:formula="of:=TEXT([.F357];&quot;aaaa/mm/jj&quot;)" office:value-type="string" office:string-value="2017/09/04" calcext:value-type="string">
            <text:p>2017/09/0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48" calcext:value-type="float">
            <text:p>148</text:p>
          </table:table-cell>
          <table:table-cell table:style-name="ce7" table:formula="of:=RANDBETWEEN(51;100)" office:value-type="float" office:value="59" calcext:value-type="float">
            <text:p>5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7];&quot;', '&quot;;[.E357];&quot;', '&quot;;[.G357];&quot;', &quot;;[.H357];&quot;, &quot;;[.I357];&quot;, &quot;;[.J357];&quot;, &quot;;[.K357];&quot;, &quot;;[.L357];&quot;);&quot;)" office:value-type="string" office:string-value="insert into contrat_loc (date_contrat, date_debut, date_fin, caution, id_contrat_loc_client, id_contrat_loc_agence, id_contrat_loc_vehicule, id_contrat_loc_accessoire) values ('2017/08/21', '2017/08/21', '2017/09/04', 1500.00, 148, 59, 1, 6);" calcext:value-type="string">
            <text:p>insert into contrat_loc (date_contrat, date_debut, date_fin, caution, id_contrat_loc_client, id_contrat_loc_agence, id_contrat_loc_vehicule, id_contrat_loc_accessoire) values ('2017/08/21', '2017/08/21', '2017/09/04', 1500.00, 148, 59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date" office:date-value="2017-08-22" calcext:value-type="date">
            <text:p>2017-08-22</text:p>
          </table:table-cell>
          <table:table-cell table:style-name="ce5" table:formula="of:=TEXT([.B358];&quot;aaaa/mm/jj&quot;)" office:value-type="string" office:string-value="2017/08/22" calcext:value-type="string">
            <text:p>2017/08/22</text:p>
          </table:table-cell>
          <table:table-cell table:style-name="ce4" office:value-type="date" office:date-value="2017-08-22" calcext:value-type="date">
            <text:p>2017-08-22</text:p>
          </table:table-cell>
          <table:table-cell table:style-name="ce5" table:formula="of:=TEXT([.D358];&quot;aaaa/mm/jj&quot;)" office:value-type="string" office:string-value="2017/08/22" calcext:value-type="string">
            <text:p>2017/08/22</text:p>
          </table:table-cell>
          <table:table-cell table:style-name="ce4" table:formula="of:=[.D358]+[.M358]" office:value-type="date" office:date-value="2017-09-05" calcext:value-type="date">
            <text:p>2017-09-05</text:p>
          </table:table-cell>
          <table:table-cell table:style-name="ce5" table:formula="of:=TEXT([.F358];&quot;aaaa/mm/jj&quot;)" office:value-type="string" office:string-value="2017/09/05" calcext:value-type="string">
            <text:p>2017/09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6" calcext:value-type="float">
            <text:p>126</text:p>
          </table:table-cell>
          <table:table-cell table:style-name="ce7" table:formula="of:=RANDBETWEEN(51;100)" office:value-type="float" office:value="55" calcext:value-type="float">
            <text:p>5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8];&quot;', '&quot;;[.E358];&quot;', '&quot;;[.G358];&quot;', &quot;;[.H358];&quot;, &quot;;[.I358];&quot;, &quot;;[.J358];&quot;, &quot;;[.K358];&quot;, &quot;;[.L358];&quot;);&quot;)" office:value-type="string" office:string-value="insert into contrat_loc (date_contrat, date_debut, date_fin, caution, id_contrat_loc_client, id_contrat_loc_agence, id_contrat_loc_vehicule, id_contrat_loc_accessoire) values ('2017/08/22', '2017/08/22', '2017/09/05', 1500.00, 126, 55, 5, 1);" calcext:value-type="string">
            <text:p>insert into contrat_loc (date_contrat, date_debut, date_fin, caution, id_contrat_loc_client, id_contrat_loc_agence, id_contrat_loc_vehicule, id_contrat_loc_accessoire) values ('2017/08/22', '2017/08/22', '2017/09/05', 1500.00, 126, 55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B359];&quot;aaaa/mm/jj&quot;)" office:value-type="string" office:string-value="2017/08/23" calcext:value-type="string">
            <text:p>2017/08/23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D359];&quot;aaaa/mm/jj&quot;)" office:value-type="string" office:string-value="2017/08/23" calcext:value-type="string">
            <text:p>2017/08/23</text:p>
          </table:table-cell>
          <table:table-cell table:style-name="ce4" table:formula="of:=[.D359]+[.M359]" office:value-type="date" office:date-value="2017-09-01" calcext:value-type="date">
            <text:p>2017-09-01</text:p>
          </table:table-cell>
          <table:table-cell table:style-name="ce5" table:formula="of:=TEXT([.F359];&quot;aaaa/mm/jj&quot;)" office:value-type="string" office:string-value="2017/09/01" calcext:value-type="string">
            <text:p>2017/09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9" calcext:value-type="float">
            <text:p>189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59];&quot;', '&quot;;[.E359];&quot;', '&quot;;[.G359];&quot;', &quot;;[.H359];&quot;, &quot;;[.I359];&quot;, &quot;;[.J359];&quot;, &quot;;[.K359];&quot;, &quot;;[.L359];&quot;);&quot;)" office:value-type="string" office:string-value="insert into contrat_loc (date_contrat, date_debut, date_fin, caution, id_contrat_loc_client, id_contrat_loc_agence, id_contrat_loc_vehicule, id_contrat_loc_accessoire) values ('2017/08/23', '2017/08/23', '2017/09/01', 1500.00, 189, 49, 5, 6);" calcext:value-type="string">
            <text:p>insert into contrat_loc (date_contrat, date_debut, date_fin, caution, id_contrat_loc_client, id_contrat_loc_agence, id_contrat_loc_vehicule, id_contrat_loc_accessoire) values ('2017/08/23', '2017/08/23', '2017/09/01', 1500.00, 189, 49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B360];&quot;aaaa/mm/jj&quot;)" office:value-type="string" office:string-value="2017/08/23" calcext:value-type="string">
            <text:p>2017/08/23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D360];&quot;aaaa/mm/jj&quot;)" office:value-type="string" office:string-value="2017/08/23" calcext:value-type="string">
            <text:p>2017/08/23</text:p>
          </table:table-cell>
          <table:table-cell table:style-name="ce4" table:formula="of:=[.D360]+[.M360]" office:value-type="date" office:date-value="2017-09-05" calcext:value-type="date">
            <text:p>2017-09-05</text:p>
          </table:table-cell>
          <table:table-cell table:style-name="ce5" table:formula="of:=TEXT([.F360];&quot;aaaa/mm/jj&quot;)" office:value-type="string" office:string-value="2017/09/05" calcext:value-type="string">
            <text:p>2017/09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6" calcext:value-type="float">
            <text:p>76</text:p>
          </table:table-cell>
          <table:table-cell table:style-name="ce7" table:formula="of:=RANDBETWEEN(101;150)" office:value-type="float" office:value="107" calcext:value-type="float">
            <text:p>10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0];&quot;', '&quot;;[.E360];&quot;', '&quot;;[.G360];&quot;', &quot;;[.H360];&quot;, &quot;;[.I360];&quot;, &quot;;[.J360];&quot;, &quot;;[.K360];&quot;, &quot;;[.L360];&quot;);&quot;)" office:value-type="string" office:string-value="insert into contrat_loc (date_contrat, date_debut, date_fin, caution, id_contrat_loc_client, id_contrat_loc_agence, id_contrat_loc_vehicule, id_contrat_loc_accessoire) values ('2017/08/23', '2017/08/23', '2017/09/05', 1500.00, 76, 107, 4, 5);" calcext:value-type="string">
            <text:p>insert into contrat_loc (date_contrat, date_debut, date_fin, caution, id_contrat_loc_client, id_contrat_loc_agence, id_contrat_loc_vehicule, id_contrat_loc_accessoire) values ('2017/08/23', '2017/08/23', '2017/09/05', 1500.00, 76, 107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B361];&quot;aaaa/mm/jj&quot;)" office:value-type="string" office:string-value="2017/08/24" calcext:value-type="string">
            <text:p>2017/08/24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D361];&quot;aaaa/mm/jj&quot;)" office:value-type="string" office:string-value="2017/08/24" calcext:value-type="string">
            <text:p>2017/08/24</text:p>
          </table:table-cell>
          <table:table-cell table:style-name="ce4" table:formula="of:=[.D361]+[.M361]" office:value-type="date" office:date-value="2017-09-06" calcext:value-type="date">
            <text:p>2017-09-06</text:p>
          </table:table-cell>
          <table:table-cell table:style-name="ce5" table:formula="of:=TEXT([.F361];&quot;aaaa/mm/jj&quot;)" office:value-type="string" office:string-value="2017/09/06" calcext:value-type="string">
            <text:p>2017/09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101;150)" office:value-type="float" office:value="139" calcext:value-type="float">
            <text:p>13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1];&quot;', '&quot;;[.E361];&quot;', '&quot;;[.G361];&quot;', &quot;;[.H361];&quot;, &quot;;[.I361];&quot;, &quot;;[.J361];&quot;, &quot;;[.K361];&quot;, &quot;;[.L361];&quot;);&quot;)" office:value-type="string" office:string-value="insert into contrat_loc (date_contrat, date_debut, date_fin, caution, id_contrat_loc_client, id_contrat_loc_agence, id_contrat_loc_vehicule, id_contrat_loc_accessoire) values ('2017/08/24', '2017/08/24', '2017/09/06', 1500.00, 229, 139, 5, 1);" calcext:value-type="string">
            <text:p>insert into contrat_loc (date_contrat, date_debut, date_fin, caution, id_contrat_loc_client, id_contrat_loc_agence, id_contrat_loc_vehicule, id_contrat_loc_accessoire) values ('2017/08/24', '2017/08/24', '2017/09/06', 1500.00, 229, 13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B362];&quot;aaaa/mm/jj&quot;)" office:value-type="string" office:string-value="2017/08/24" calcext:value-type="string">
            <text:p>2017/08/24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D362];&quot;aaaa/mm/jj&quot;)" office:value-type="string" office:string-value="2017/08/24" calcext:value-type="string">
            <text:p>2017/08/24</text:p>
          </table:table-cell>
          <table:table-cell table:style-name="ce4" table:formula="of:=[.D362]+[.M362]" office:value-type="date" office:date-value="2017-08-29" calcext:value-type="date">
            <text:p>2017-08-29</text:p>
          </table:table-cell>
          <table:table-cell table:style-name="ce5" table:formula="of:=TEXT([.F362];&quot;aaaa/mm/jj&quot;)" office:value-type="string" office:string-value="2017/08/29" calcext:value-type="string">
            <text:p>2017/08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0" calcext:value-type="float">
            <text:p>70</text:p>
          </table:table-cell>
          <table:table-cell table:style-name="ce7" table:formula="of:=RANDBETWEEN(101;150)" office:value-type="float" office:value="143" calcext:value-type="float">
            <text:p>14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2];&quot;', '&quot;;[.E362];&quot;', '&quot;;[.G362];&quot;', &quot;;[.H362];&quot;, &quot;;[.I362];&quot;, &quot;;[.J362];&quot;, &quot;;[.K362];&quot;, &quot;;[.L362];&quot;);&quot;)" office:value-type="string" office:string-value="insert into contrat_loc (date_contrat, date_debut, date_fin, caution, id_contrat_loc_client, id_contrat_loc_agence, id_contrat_loc_vehicule, id_contrat_loc_accessoire) values ('2017/08/24', '2017/08/24', '2017/08/29', 1500.00, 70, 143, 2, 0);" calcext:value-type="string">
            <text:p>insert into contrat_loc (date_contrat, date_debut, date_fin, caution, id_contrat_loc_client, id_contrat_loc_agence, id_contrat_loc_vehicule, id_contrat_loc_accessoire) values ('2017/08/24', '2017/08/24', '2017/08/29', 1500.00, 70, 143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4" office:value-type="date" office:date-value="2017-08-26" calcext:value-type="date">
            <text:p>2017-08-26</text:p>
          </table:table-cell>
          <table:table-cell table:style-name="ce5" table:formula="of:=TEXT([.B363];&quot;aaaa/mm/jj&quot;)" office:value-type="string" office:string-value="2017/08/26" calcext:value-type="string">
            <text:p>2017/08/26</text:p>
          </table:table-cell>
          <table:table-cell table:style-name="ce4" office:value-type="date" office:date-value="2017-08-26" calcext:value-type="date">
            <text:p>2017-08-26</text:p>
          </table:table-cell>
          <table:table-cell table:style-name="ce5" table:formula="of:=TEXT([.D363];&quot;aaaa/mm/jj&quot;)" office:value-type="string" office:string-value="2017/08/26" calcext:value-type="string">
            <text:p>2017/08/26</text:p>
          </table:table-cell>
          <table:table-cell table:style-name="ce4" table:formula="of:=[.D363]+[.M363]" office:value-type="date" office:date-value="2017-08-28" calcext:value-type="date">
            <text:p>2017-08-28</text:p>
          </table:table-cell>
          <table:table-cell table:style-name="ce5" table:formula="of:=TEXT([.F363];&quot;aaaa/mm/jj&quot;)" office:value-type="string" office:string-value="2017/08/28" calcext:value-type="string">
            <text:p>2017/08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8" calcext:value-type="float">
            <text:p>38</text:p>
          </table:table-cell>
          <table:table-cell table:style-name="ce7" table:formula="of:=RANDBETWEEN(1;50)" office:value-type="float" office:value="14" calcext:value-type="float">
            <text:p>1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3];&quot;', '&quot;;[.E363];&quot;', '&quot;;[.G363];&quot;', &quot;;[.H363];&quot;, &quot;;[.I363];&quot;, &quot;;[.J363];&quot;, &quot;;[.K363];&quot;, &quot;;[.L363];&quot;);&quot;)" office:value-type="string" office:string-value="insert into contrat_loc (date_contrat, date_debut, date_fin, caution, id_contrat_loc_client, id_contrat_loc_agence, id_contrat_loc_vehicule, id_contrat_loc_accessoire) values ('2017/08/26', '2017/08/26', '2017/08/28', 1500.00, 38, 14, 5, 0);" calcext:value-type="string">
            <text:p>insert into contrat_loc (date_contrat, date_debut, date_fin, caution, id_contrat_loc_client, id_contrat_loc_agence, id_contrat_loc_vehicule, id_contrat_loc_accessoire) values ('2017/08/26', '2017/08/26', '2017/08/28', 1500.00, 38, 14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B364];&quot;aaaa/mm/jj&quot;)" office:value-type="string" office:string-value="2017/08/27" calcext:value-type="string">
            <text:p>2017/08/27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D364];&quot;aaaa/mm/jj&quot;)" office:value-type="string" office:string-value="2017/08/27" calcext:value-type="string">
            <text:p>2017/08/27</text:p>
          </table:table-cell>
          <table:table-cell table:style-name="ce4" table:formula="of:=[.D364]+[.M364]" office:value-type="date" office:date-value="2017-09-07" calcext:value-type="date">
            <text:p>2017-09-07</text:p>
          </table:table-cell>
          <table:table-cell table:style-name="ce5" table:formula="of:=TEXT([.F364];&quot;aaaa/mm/jj&quot;)" office:value-type="string" office:string-value="2017/09/07" calcext:value-type="string">
            <text:p>2017/09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8" calcext:value-type="float">
            <text:p>78</text:p>
          </table:table-cell>
          <table:table-cell table:style-name="ce7" table:formula="of:=RANDBETWEEN(101;150)" office:value-type="float" office:value="144" calcext:value-type="float">
            <text:p>14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4];&quot;', '&quot;;[.E364];&quot;', '&quot;;[.G364];&quot;', &quot;;[.H364];&quot;, &quot;;[.I364];&quot;, &quot;;[.J364];&quot;, &quot;;[.K364];&quot;, &quot;;[.L364];&quot;);&quot;)" office:value-type="string" office:string-value="insert into contrat_loc (date_contrat, date_debut, date_fin, caution, id_contrat_loc_client, id_contrat_loc_agence, id_contrat_loc_vehicule, id_contrat_loc_accessoire) values ('2017/08/27', '2017/08/27', '2017/09/07', 1500.00, 78, 144, 4, 0);" calcext:value-type="string">
            <text:p>insert into contrat_loc (date_contrat, date_debut, date_fin, caution, id_contrat_loc_client, id_contrat_loc_agence, id_contrat_loc_vehicule, id_contrat_loc_accessoire) values ('2017/08/27', '2017/08/27', '2017/09/07', 1500.00, 78, 144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B365];&quot;aaaa/mm/jj&quot;)" office:value-type="string" office:string-value="2017/08/27" calcext:value-type="string">
            <text:p>2017/08/27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D365];&quot;aaaa/mm/jj&quot;)" office:value-type="string" office:string-value="2017/08/27" calcext:value-type="string">
            <text:p>2017/08/27</text:p>
          </table:table-cell>
          <table:table-cell table:style-name="ce4" table:formula="of:=[.D365]+[.M365]" office:value-type="date" office:date-value="2017-09-03" calcext:value-type="date">
            <text:p>2017-09-03</text:p>
          </table:table-cell>
          <table:table-cell table:style-name="ce5" table:formula="of:=TEXT([.F365];&quot;aaaa/mm/jj&quot;)" office:value-type="string" office:string-value="2017/09/03" calcext:value-type="string">
            <text:p>2017/09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9" calcext:value-type="float">
            <text:p>119</text:p>
          </table:table-cell>
          <table:table-cell table:style-name="ce7" table:formula="of:=RANDBETWEEN(101;150)" office:value-type="float" office:value="107" calcext:value-type="float">
            <text:p>10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5];&quot;', '&quot;;[.E365];&quot;', '&quot;;[.G365];&quot;', &quot;;[.H365];&quot;, &quot;;[.I365];&quot;, &quot;;[.J365];&quot;, &quot;;[.K365];&quot;, &quot;;[.L365];&quot;);&quot;)" office:value-type="string" office:string-value="insert into contrat_loc (date_contrat, date_debut, date_fin, caution, id_contrat_loc_client, id_contrat_loc_agence, id_contrat_loc_vehicule, id_contrat_loc_accessoire) values ('2017/08/27', '2017/08/27', '2017/09/03', 1500.00, 119, 107, 1, 1);" calcext:value-type="string">
            <text:p>insert into contrat_loc (date_contrat, date_debut, date_fin, caution, id_contrat_loc_client, id_contrat_loc_agence, id_contrat_loc_vehicule, id_contrat_loc_accessoire) values ('2017/08/27', '2017/08/27', '2017/09/03', 1500.00, 119, 107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date" office:date-value="2017-08-29" calcext:value-type="date">
            <text:p>2017-08-29</text:p>
          </table:table-cell>
          <table:table-cell table:style-name="ce5" table:formula="of:=TEXT([.B366];&quot;aaaa/mm/jj&quot;)" office:value-type="string" office:string-value="2017/08/29" calcext:value-type="string">
            <text:p>2017/08/29</text:p>
          </table:table-cell>
          <table:table-cell table:style-name="ce4" office:value-type="date" office:date-value="2017-08-29" calcext:value-type="date">
            <text:p>2017-08-29</text:p>
          </table:table-cell>
          <table:table-cell table:style-name="ce5" table:formula="of:=TEXT([.D366];&quot;aaaa/mm/jj&quot;)" office:value-type="string" office:string-value="2017/08/29" calcext:value-type="string">
            <text:p>2017/08/29</text:p>
          </table:table-cell>
          <table:table-cell table:style-name="ce4" table:formula="of:=[.D366]+[.M366]" office:value-type="date" office:date-value="2017-08-31" calcext:value-type="date">
            <text:p>2017-08-31</text:p>
          </table:table-cell>
          <table:table-cell table:style-name="ce5" table:formula="of:=TEXT([.F366];&quot;aaaa/mm/jj&quot;)" office:value-type="string" office:string-value="2017/08/31" calcext:value-type="string">
            <text:p>2017/08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5" calcext:value-type="float">
            <text:p>155</text:p>
          </table:table-cell>
          <table:table-cell table:style-name="ce7" table:formula="of:=RANDBETWEEN(151;200)" office:value-type="float" office:value="195" calcext:value-type="float">
            <text:p>19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6];&quot;', '&quot;;[.E366];&quot;', '&quot;;[.G366];&quot;', &quot;;[.H366];&quot;, &quot;;[.I366];&quot;, &quot;;[.J366];&quot;, &quot;;[.K366];&quot;, &quot;;[.L366];&quot;);&quot;)" office:value-type="string" office:string-value="insert into contrat_loc (date_contrat, date_debut, date_fin, caution, id_contrat_loc_client, id_contrat_loc_agence, id_contrat_loc_vehicule, id_contrat_loc_accessoire) values ('2017/08/29', '2017/08/29', '2017/08/31', 1500.00, 155, 195, 3, 3);" calcext:value-type="string">
            <text:p>insert into contrat_loc (date_contrat, date_debut, date_fin, caution, id_contrat_loc_client, id_contrat_loc_agence, id_contrat_loc_vehicule, id_contrat_loc_accessoire) values ('2017/08/29', '2017/08/29', '2017/08/31', 1500.00, 155, 195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4" office:value-type="date" office:date-value="2017-08-30" calcext:value-type="date">
            <text:p>2017-08-30</text:p>
          </table:table-cell>
          <table:table-cell table:style-name="ce5" table:formula="of:=TEXT([.B367];&quot;aaaa/mm/jj&quot;)" office:value-type="string" office:string-value="2017/08/30" calcext:value-type="string">
            <text:p>2017/08/30</text:p>
          </table:table-cell>
          <table:table-cell table:style-name="ce4" office:value-type="date" office:date-value="2017-08-30" calcext:value-type="date">
            <text:p>2017-08-30</text:p>
          </table:table-cell>
          <table:table-cell table:style-name="ce5" table:formula="of:=TEXT([.D367];&quot;aaaa/mm/jj&quot;)" office:value-type="string" office:string-value="2017/08/30" calcext:value-type="string">
            <text:p>2017/08/30</text:p>
          </table:table-cell>
          <table:table-cell table:style-name="ce4" table:formula="of:=[.D367]+[.M367]" office:value-type="date" office:date-value="2017-09-07" calcext:value-type="date">
            <text:p>2017-09-07</text:p>
          </table:table-cell>
          <table:table-cell table:style-name="ce5" table:formula="of:=TEXT([.F367];&quot;aaaa/mm/jj&quot;)" office:value-type="string" office:string-value="2017/09/07" calcext:value-type="string">
            <text:p>2017/09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101;150)" office:value-type="float" office:value="121" calcext:value-type="float">
            <text:p>12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7];&quot;', '&quot;;[.E367];&quot;', '&quot;;[.G367];&quot;', &quot;;[.H367];&quot;, &quot;;[.I367];&quot;, &quot;;[.J367];&quot;, &quot;;[.K367];&quot;, &quot;;[.L367];&quot;);&quot;)" office:value-type="string" office:string-value="insert into contrat_loc (date_contrat, date_debut, date_fin, caution, id_contrat_loc_client, id_contrat_loc_agence, id_contrat_loc_vehicule, id_contrat_loc_accessoire) values ('2017/08/30', '2017/08/30', '2017/09/07', 1500.00, 165, 121, 5, 0);" calcext:value-type="string">
            <text:p>insert into contrat_loc (date_contrat, date_debut, date_fin, caution, id_contrat_loc_client, id_contrat_loc_agence, id_contrat_loc_vehicule, id_contrat_loc_accessoire) values ('2017/08/30', '2017/08/30', '2017/09/07', 1500.00, 165, 121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date" office:date-value="2017-08-31" calcext:value-type="date">
            <text:p>2017-08-31</text:p>
          </table:table-cell>
          <table:table-cell table:style-name="ce5" table:formula="of:=TEXT([.B368];&quot;aaaa/mm/jj&quot;)" office:value-type="string" office:string-value="2017/08/31" calcext:value-type="string">
            <text:p>2017/08/31</text:p>
          </table:table-cell>
          <table:table-cell table:style-name="ce4" office:value-type="date" office:date-value="2017-08-31" calcext:value-type="date">
            <text:p>2017-08-31</text:p>
          </table:table-cell>
          <table:table-cell table:style-name="ce5" table:formula="of:=TEXT([.D368];&quot;aaaa/mm/jj&quot;)" office:value-type="string" office:string-value="2017/08/31" calcext:value-type="string">
            <text:p>2017/08/31</text:p>
          </table:table-cell>
          <table:table-cell table:style-name="ce4" table:formula="of:=[.D368]+[.M368]" office:value-type="date" office:date-value="2017-09-07" calcext:value-type="date">
            <text:p>2017-09-07</text:p>
          </table:table-cell>
          <table:table-cell table:style-name="ce5" table:formula="of:=TEXT([.F368];&quot;aaaa/mm/jj&quot;)" office:value-type="string" office:string-value="2017/09/07" calcext:value-type="string">
            <text:p>2017/09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2" calcext:value-type="float">
            <text:p>142</text:p>
          </table:table-cell>
          <table:table-cell table:style-name="ce7" table:formula="of:=RANDBETWEEN(51;100)" office:value-type="float" office:value="55" calcext:value-type="float">
            <text:p>5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8];&quot;', '&quot;;[.E368];&quot;', '&quot;;[.G368];&quot;', &quot;;[.H368];&quot;, &quot;;[.I368];&quot;, &quot;;[.J368];&quot;, &quot;;[.K368];&quot;, &quot;;[.L368];&quot;);&quot;)" office:value-type="string" office:string-value="insert into contrat_loc (date_contrat, date_debut, date_fin, caution, id_contrat_loc_client, id_contrat_loc_agence, id_contrat_loc_vehicule, id_contrat_loc_accessoire) values ('2017/08/31', '2017/08/31', '2017/09/07', 1500.00, 142, 55, 2, 0);" calcext:value-type="string">
            <text:p>insert into contrat_loc (date_contrat, date_debut, date_fin, caution, id_contrat_loc_client, id_contrat_loc_agence, id_contrat_loc_vehicule, id_contrat_loc_accessoire) values ('2017/08/31', '2017/08/31', '2017/09/07', 1500.00, 142, 55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4" office:value-type="date" office:date-value="2017-09-01" calcext:value-type="date">
            <text:p>2017-09-01</text:p>
          </table:table-cell>
          <table:table-cell table:style-name="ce5" table:formula="of:=TEXT([.B369];&quot;aaaa/mm/jj&quot;)" office:value-type="string" office:string-value="2017/09/01" calcext:value-type="string">
            <text:p>2017/09/01</text:p>
          </table:table-cell>
          <table:table-cell table:style-name="ce4" office:value-type="date" office:date-value="2017-09-01" calcext:value-type="date">
            <text:p>2017-09-01</text:p>
          </table:table-cell>
          <table:table-cell table:style-name="ce5" table:formula="of:=TEXT([.D369];&quot;aaaa/mm/jj&quot;)" office:value-type="string" office:string-value="2017/09/01" calcext:value-type="string">
            <text:p>2017/09/01</text:p>
          </table:table-cell>
          <table:table-cell table:style-name="ce4" table:formula="of:=[.D369]+[.M369]" office:value-type="date" office:date-value="2017-09-09" calcext:value-type="date">
            <text:p>2017-09-09</text:p>
          </table:table-cell>
          <table:table-cell table:style-name="ce5" table:formula="of:=TEXT([.F369];&quot;aaaa/mm/jj&quot;)" office:value-type="string" office:string-value="2017/09/09" calcext:value-type="string">
            <text:p>2017/09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5" calcext:value-type="float">
            <text:p>155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69];&quot;', '&quot;;[.E369];&quot;', '&quot;;[.G369];&quot;', &quot;;[.H369];&quot;, &quot;;[.I369];&quot;, &quot;;[.J369];&quot;, &quot;;[.K369];&quot;, &quot;;[.L369];&quot;);&quot;)" office:value-type="string" office:string-value="insert into contrat_loc (date_contrat, date_debut, date_fin, caution, id_contrat_loc_client, id_contrat_loc_agence, id_contrat_loc_vehicule, id_contrat_loc_accessoire) values ('2017/09/01', '2017/09/01', '2017/09/09', 1500.00, 155, 178, 1, 3);" calcext:value-type="string">
            <text:p>insert into contrat_loc (date_contrat, date_debut, date_fin, caution, id_contrat_loc_client, id_contrat_loc_agence, id_contrat_loc_vehicule, id_contrat_loc_accessoire) values ('2017/09/01', '2017/09/01', '2017/09/09', 1500.00, 155, 178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B370];&quot;aaaa/mm/jj&quot;)" office:value-type="string" office:string-value="2017/09/02" calcext:value-type="string">
            <text:p>2017/09/02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D370];&quot;aaaa/mm/jj&quot;)" office:value-type="string" office:string-value="2017/09/02" calcext:value-type="string">
            <text:p>2017/09/02</text:p>
          </table:table-cell>
          <table:table-cell table:style-name="ce4" table:formula="of:=[.D370]+[.M370]" office:value-type="date" office:date-value="2017-09-17" calcext:value-type="date">
            <text:p>2017-09-17</text:p>
          </table:table-cell>
          <table:table-cell table:style-name="ce5" table:formula="of:=TEXT([.F370];&quot;aaaa/mm/jj&quot;)" office:value-type="string" office:string-value="2017/09/17" calcext:value-type="string">
            <text:p>2017/09/1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RANDBETWEEN(101;150)" office:value-type="float" office:value="125" calcext:value-type="float">
            <text:p>12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0];&quot;', '&quot;;[.E370];&quot;', '&quot;;[.G370];&quot;', &quot;;[.H370];&quot;, &quot;;[.I370];&quot;, &quot;;[.J370];&quot;, &quot;;[.K370];&quot;, &quot;;[.L370];&quot;);&quot;)" office:value-type="string" office:string-value="insert into contrat_loc (date_contrat, date_debut, date_fin, caution, id_contrat_loc_client, id_contrat_loc_agence, id_contrat_loc_vehicule, id_contrat_loc_accessoire) values ('2017/09/02', '2017/09/02', '2017/09/17', 1500.00, 21, 125, 1, 5);" calcext:value-type="string">
            <text:p>insert into contrat_loc (date_contrat, date_debut, date_fin, caution, id_contrat_loc_client, id_contrat_loc_agence, id_contrat_loc_vehicule, id_contrat_loc_accessoire) values ('2017/09/02', '2017/09/02', '2017/09/17', 1500.00, 21, 125, 1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B371];&quot;aaaa/mm/jj&quot;)" office:value-type="string" office:string-value="2017/09/02" calcext:value-type="string">
            <text:p>2017/09/02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D371];&quot;aaaa/mm/jj&quot;)" office:value-type="string" office:string-value="2017/09/02" calcext:value-type="string">
            <text:p>2017/09/02</text:p>
          </table:table-cell>
          <table:table-cell table:style-name="ce4" table:formula="of:=[.D371]+[.M371]" office:value-type="date" office:date-value="2017-09-13" calcext:value-type="date">
            <text:p>2017-09-13</text:p>
          </table:table-cell>
          <table:table-cell table:style-name="ce5" table:formula="of:=TEXT([.F371];&quot;aaaa/mm/jj&quot;)" office:value-type="string" office:string-value="2017/09/13" calcext:value-type="string">
            <text:p>2017/09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" calcext:value-type="float">
            <text:p>5</text:p>
          </table:table-cell>
          <table:table-cell table:style-name="ce7" table:formula="of:=RANDBETWEEN(151;200)" office:value-type="float" office:value="184" calcext:value-type="float">
            <text:p>18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1];&quot;', '&quot;;[.E371];&quot;', '&quot;;[.G371];&quot;', &quot;;[.H371];&quot;, &quot;;[.I371];&quot;, &quot;;[.J371];&quot;, &quot;;[.K371];&quot;, &quot;;[.L371];&quot;);&quot;)" office:value-type="string" office:string-value="insert into contrat_loc (date_contrat, date_debut, date_fin, caution, id_contrat_loc_client, id_contrat_loc_agence, id_contrat_loc_vehicule, id_contrat_loc_accessoire) values ('2017/09/02', '2017/09/02', '2017/09/13', 1500.00, 5, 184, 2, 1);" calcext:value-type="string">
            <text:p>insert into contrat_loc (date_contrat, date_debut, date_fin, caution, id_contrat_loc_client, id_contrat_loc_agence, id_contrat_loc_vehicule, id_contrat_loc_accessoire) values ('2017/09/02', '2017/09/02', '2017/09/13', 1500.00, 5, 184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B372];&quot;aaaa/mm/jj&quot;)" office:value-type="string" office:string-value="2017/09/02" calcext:value-type="string">
            <text:p>2017/09/02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D372];&quot;aaaa/mm/jj&quot;)" office:value-type="string" office:string-value="2017/09/02" calcext:value-type="string">
            <text:p>2017/09/02</text:p>
          </table:table-cell>
          <table:table-cell table:style-name="ce4" table:formula="of:=[.D372]+[.M372]" office:value-type="date" office:date-value="2017-09-08" calcext:value-type="date">
            <text:p>2017-09-08</text:p>
          </table:table-cell>
          <table:table-cell table:style-name="ce5" table:formula="of:=TEXT([.F372];&quot;aaaa/mm/jj&quot;)" office:value-type="string" office:string-value="2017/09/08" calcext:value-type="string">
            <text:p>2017/09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5" calcext:value-type="float">
            <text:p>245</text:p>
          </table:table-cell>
          <table:table-cell table:style-name="ce7" table:formula="of:=RANDBETWEEN(151;200)" office:value-type="float" office:value="159" calcext:value-type="float">
            <text:p>15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2];&quot;', '&quot;;[.E372];&quot;', '&quot;;[.G372];&quot;', &quot;;[.H372];&quot;, &quot;;[.I372];&quot;, &quot;;[.J372];&quot;, &quot;;[.K372];&quot;, &quot;;[.L372];&quot;);&quot;)" office:value-type="string" office:string-value="insert into contrat_loc (date_contrat, date_debut, date_fin, caution, id_contrat_loc_client, id_contrat_loc_agence, id_contrat_loc_vehicule, id_contrat_loc_accessoire) values ('2017/09/02', '2017/09/02', '2017/09/08', 1500.00, 245, 159, 4, 6);" calcext:value-type="string">
            <text:p>insert into contrat_loc (date_contrat, date_debut, date_fin, caution, id_contrat_loc_client, id_contrat_loc_agence, id_contrat_loc_vehicule, id_contrat_loc_accessoire) values ('2017/09/02', '2017/09/02', '2017/09/08', 1500.00, 245, 159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date" office:date-value="2017-09-03" calcext:value-type="date">
            <text:p>2017-09-03</text:p>
          </table:table-cell>
          <table:table-cell table:style-name="ce5" table:formula="of:=TEXT([.B373];&quot;aaaa/mm/jj&quot;)" office:value-type="string" office:string-value="2017/09/03" calcext:value-type="string">
            <text:p>2017/09/03</text:p>
          </table:table-cell>
          <table:table-cell table:style-name="ce4" office:value-type="date" office:date-value="2017-09-03" calcext:value-type="date">
            <text:p>2017-09-03</text:p>
          </table:table-cell>
          <table:table-cell table:style-name="ce5" table:formula="of:=TEXT([.D373];&quot;aaaa/mm/jj&quot;)" office:value-type="string" office:string-value="2017/09/03" calcext:value-type="string">
            <text:p>2017/09/03</text:p>
          </table:table-cell>
          <table:table-cell table:style-name="ce4" table:formula="of:=[.D373]+[.M373]" office:value-type="date" office:date-value="2017-09-12" calcext:value-type="date">
            <text:p>2017-09-12</text:p>
          </table:table-cell>
          <table:table-cell table:style-name="ce5" table:formula="of:=TEXT([.F373];&quot;aaaa/mm/jj&quot;)" office:value-type="string" office:string-value="2017/09/12" calcext:value-type="string">
            <text:p>2017/09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" calcext:value-type="float">
            <text:p>2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3];&quot;', '&quot;;[.E373];&quot;', '&quot;;[.G373];&quot;', &quot;;[.H373];&quot;, &quot;;[.I373];&quot;, &quot;;[.J373];&quot;, &quot;;[.K373];&quot;, &quot;;[.L373];&quot;);&quot;)" office:value-type="string" office:string-value="insert into contrat_loc (date_contrat, date_debut, date_fin, caution, id_contrat_loc_client, id_contrat_loc_agence, id_contrat_loc_vehicule, id_contrat_loc_accessoire) values ('2017/09/03', '2017/09/03', '2017/09/12', 1500.00, 2, 96, 4, 0);" calcext:value-type="string">
            <text:p>insert into contrat_loc (date_contrat, date_debut, date_fin, caution, id_contrat_loc_client, id_contrat_loc_agence, id_contrat_loc_vehicule, id_contrat_loc_accessoire) values ('2017/09/03', '2017/09/03', '2017/09/12', 1500.00, 2, 96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4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4];&quot;aaaa/mm/jj&quot;)" office:value-type="string" office:string-value="2017/09/08" calcext:value-type="string">
            <text:p>2017/09/08</text:p>
          </table:table-cell>
          <table:table-cell table:style-name="ce4" table:formula="of:=[.D374]+[.M374]" office:value-type="date" office:date-value="2017-09-21" calcext:value-type="date">
            <text:p>2017-09-21</text:p>
          </table:table-cell>
          <table:table-cell table:style-name="ce5" table:formula="of:=TEXT([.F374];&quot;aaaa/mm/jj&quot;)" office:value-type="string" office:string-value="2017/09/21" calcext:value-type="string">
            <text:p>2017/09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2" calcext:value-type="float">
            <text:p>152</text:p>
          </table:table-cell>
          <table:table-cell table:style-name="ce7" table:formula="of:=RANDBETWEEN(201;250)" office:value-type="float" office:value="245" calcext:value-type="float">
            <text:p>24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4];&quot;', '&quot;;[.E374];&quot;', '&quot;;[.G374];&quot;', &quot;;[.H374];&quot;, &quot;;[.I374];&quot;, &quot;;[.J374];&quot;, &quot;;[.K374];&quot;, &quot;;[.L374];&quot;);&quot;)" office:value-type="string" office:string-value="insert into contrat_loc (date_contrat, date_debut, date_fin, caution, id_contrat_loc_client, id_contrat_loc_agence, id_contrat_loc_vehicule, id_contrat_loc_accessoire) values ('2017/09/08', '2017/09/08', '2017/09/21', 1500.00, 152, 245, 2, 1);" calcext:value-type="string">
            <text:p>insert into contrat_loc (date_contrat, date_debut, date_fin, caution, id_contrat_loc_client, id_contrat_loc_agence, id_contrat_loc_vehicule, id_contrat_loc_accessoire) values ('2017/09/08', '2017/09/08', '2017/09/21', 1500.00, 152, 245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5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5];&quot;aaaa/mm/jj&quot;)" office:value-type="string" office:string-value="2017/09/08" calcext:value-type="string">
            <text:p>2017/09/08</text:p>
          </table:table-cell>
          <table:table-cell table:style-name="ce4" table:formula="of:=[.D375]+[.M375]" office:value-type="date" office:date-value="2017-09-18" calcext:value-type="date">
            <text:p>2017-09-18</text:p>
          </table:table-cell>
          <table:table-cell table:style-name="ce5" table:formula="of:=TEXT([.F375];&quot;aaaa/mm/jj&quot;)" office:value-type="string" office:string-value="2017/09/18" calcext:value-type="string">
            <text:p>2017/09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8" calcext:value-type="float">
            <text:p>138</text:p>
          </table:table-cell>
          <table:table-cell table:style-name="ce7" table:formula="of:=RANDBETWEEN(151;200)" office:value-type="float" office:value="155" calcext:value-type="float">
            <text:p>15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5];&quot;', '&quot;;[.E375];&quot;', '&quot;;[.G375];&quot;', &quot;;[.H375];&quot;, &quot;;[.I375];&quot;, &quot;;[.J375];&quot;, &quot;;[.K375];&quot;, &quot;;[.L375];&quot;);&quot;)" office:value-type="string" office:string-value="insert into contrat_loc (date_contrat, date_debut, date_fin, caution, id_contrat_loc_client, id_contrat_loc_agence, id_contrat_loc_vehicule, id_contrat_loc_accessoire) values ('2017/09/08', '2017/09/08', '2017/09/18', 1500.00, 138, 155, 4, 5);" calcext:value-type="string">
            <text:p>insert into contrat_loc (date_contrat, date_debut, date_fin, caution, id_contrat_loc_client, id_contrat_loc_agence, id_contrat_loc_vehicule, id_contrat_loc_accessoire) values ('2017/09/08', '2017/09/08', '2017/09/18', 1500.00, 138, 155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6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6];&quot;aaaa/mm/jj&quot;)" office:value-type="string" office:string-value="2017/09/08" calcext:value-type="string">
            <text:p>2017/09/08</text:p>
          </table:table-cell>
          <table:table-cell table:style-name="ce4" table:formula="of:=[.D376]+[.M376]" office:value-type="date" office:date-value="2017-09-20" calcext:value-type="date">
            <text:p>2017-09-20</text:p>
          </table:table-cell>
          <table:table-cell table:style-name="ce5" table:formula="of:=TEXT([.F376];&quot;aaaa/mm/jj&quot;)" office:value-type="string" office:string-value="2017/09/20" calcext:value-type="string">
            <text:p>2017/09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5" calcext:value-type="float">
            <text:p>115</text:p>
          </table:table-cell>
          <table:table-cell table:style-name="ce7" table:formula="of:=RANDBETWEEN(51;100)" office:value-type="float" office:value="90" calcext:value-type="float">
            <text:p>9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6];&quot;', '&quot;;[.E376];&quot;', '&quot;;[.G376];&quot;', &quot;;[.H376];&quot;, &quot;;[.I376];&quot;, &quot;;[.J376];&quot;, &quot;;[.K376];&quot;, &quot;;[.L376];&quot;);&quot;)" office:value-type="string" office:string-value="insert into contrat_loc (date_contrat, date_debut, date_fin, caution, id_contrat_loc_client, id_contrat_loc_agence, id_contrat_loc_vehicule, id_contrat_loc_accessoire) values ('2017/09/08', '2017/09/08', '2017/09/20', 1500.00, 115, 90, 4, 0);" calcext:value-type="string">
            <text:p>insert into contrat_loc (date_contrat, date_debut, date_fin, caution, id_contrat_loc_client, id_contrat_loc_agence, id_contrat_loc_vehicule, id_contrat_loc_accessoire) values ('2017/09/08', '2017/09/08', '2017/09/20', 1500.00, 115, 90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7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7];&quot;aaaa/mm/jj&quot;)" office:value-type="string" office:string-value="2017/09/08" calcext:value-type="string">
            <text:p>2017/09/08</text:p>
          </table:table-cell>
          <table:table-cell table:style-name="ce4" table:formula="of:=[.D377]+[.M377]" office:value-type="date" office:date-value="2017-09-16" calcext:value-type="date">
            <text:p>2017-09-16</text:p>
          </table:table-cell>
          <table:table-cell table:style-name="ce5" table:formula="of:=TEXT([.F377];&quot;aaaa/mm/jj&quot;)" office:value-type="string" office:string-value="2017/09/16" calcext:value-type="string">
            <text:p>2017/09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6" calcext:value-type="float">
            <text:p>86</text:p>
          </table:table-cell>
          <table:table-cell table:style-name="ce7" table:formula="of:=RANDBETWEEN(1;50)" office:value-type="float" office:value="26" calcext:value-type="float">
            <text:p>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7];&quot;', '&quot;;[.E377];&quot;', '&quot;;[.G377];&quot;', &quot;;[.H377];&quot;, &quot;;[.I377];&quot;, &quot;;[.J377];&quot;, &quot;;[.K377];&quot;, &quot;;[.L377];&quot;);&quot;)" office:value-type="string" office:string-value="insert into contrat_loc (date_contrat, date_debut, date_fin, caution, id_contrat_loc_client, id_contrat_loc_agence, id_contrat_loc_vehicule, id_contrat_loc_accessoire) values ('2017/09/08', '2017/09/08', '2017/09/16', 1500.00, 86, 26, 1, 6);" calcext:value-type="string">
            <text:p>insert into contrat_loc (date_contrat, date_debut, date_fin, caution, id_contrat_loc_client, id_contrat_loc_agence, id_contrat_loc_vehicule, id_contrat_loc_accessoire) values ('2017/09/08', '2017/09/08', '2017/09/16', 1500.00, 86, 26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B378];&quot;aaaa/mm/jj&quot;)" office:value-type="string" office:string-value="2017/09/09" calcext:value-type="string">
            <text:p>2017/09/0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D378];&quot;aaaa/mm/jj&quot;)" office:value-type="string" office:string-value="2017/09/09" calcext:value-type="string">
            <text:p>2017/09/09</text:p>
          </table:table-cell>
          <table:table-cell table:style-name="ce4" table:formula="of:=[.D378]+[.M378]" office:value-type="date" office:date-value="2017-09-10" calcext:value-type="date">
            <text:p>2017-09-10</text:p>
          </table:table-cell>
          <table:table-cell table:style-name="ce5" table:formula="of:=TEXT([.F378];&quot;aaaa/mm/jj&quot;)" office:value-type="string" office:string-value="2017/09/10" calcext:value-type="string">
            <text:p>2017/09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201;250)" office:value-type="float" office:value="217" calcext:value-type="float">
            <text:p>21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8];&quot;', '&quot;;[.E378];&quot;', '&quot;;[.G378];&quot;', &quot;;[.H378];&quot;, &quot;;[.I378];&quot;, &quot;;[.J378];&quot;, &quot;;[.K378];&quot;, &quot;;[.L378];&quot;);&quot;)" office:value-type="string" office:string-value="insert into contrat_loc (date_contrat, date_debut, date_fin, caution, id_contrat_loc_client, id_contrat_loc_agence, id_contrat_loc_vehicule, id_contrat_loc_accessoire) values ('2017/09/09', '2017/09/09', '2017/09/10', 1500.00, 165, 217, 1, 6);" calcext:value-type="string">
            <text:p>insert into contrat_loc (date_contrat, date_debut, date_fin, caution, id_contrat_loc_client, id_contrat_loc_agence, id_contrat_loc_vehicule, id_contrat_loc_accessoire) values ('2017/09/09', '2017/09/09', '2017/09/10', 1500.00, 165, 217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B379];&quot;aaaa/mm/jj&quot;)" office:value-type="string" office:string-value="2017/09/09" calcext:value-type="string">
            <text:p>2017/09/0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D379];&quot;aaaa/mm/jj&quot;)" office:value-type="string" office:string-value="2017/09/09" calcext:value-type="string">
            <text:p>2017/09/09</text:p>
          </table:table-cell>
          <table:table-cell table:style-name="ce4" table:formula="of:=[.D379]+[.M379]" office:value-type="date" office:date-value="2017-09-22" calcext:value-type="date">
            <text:p>2017-09-22</text:p>
          </table:table-cell>
          <table:table-cell table:style-name="ce5" table:formula="of:=TEXT([.F379];&quot;aaaa/mm/jj&quot;)" office:value-type="string" office:string-value="2017/09/22" calcext:value-type="string">
            <text:p>2017/09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3" calcext:value-type="float">
            <text:p>123</text:p>
          </table:table-cell>
          <table:table-cell table:style-name="ce7" table:formula="of:=RANDBETWEEN(51;100)" office:value-type="float" office:value="98" calcext:value-type="float">
            <text:p>9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79];&quot;', '&quot;;[.E379];&quot;', '&quot;;[.G379];&quot;', &quot;;[.H379];&quot;, &quot;;[.I379];&quot;, &quot;;[.J379];&quot;, &quot;;[.K379];&quot;, &quot;;[.L379];&quot;);&quot;)" office:value-type="string" office:string-value="insert into contrat_loc (date_contrat, date_debut, date_fin, caution, id_contrat_loc_client, id_contrat_loc_agence, id_contrat_loc_vehicule, id_contrat_loc_accessoire) values ('2017/09/09', '2017/09/09', '2017/09/22', 1500.00, 123, 98, 1, 1);" calcext:value-type="string">
            <text:p>insert into contrat_loc (date_contrat, date_debut, date_fin, caution, id_contrat_loc_client, id_contrat_loc_agence, id_contrat_loc_vehicule, id_contrat_loc_accessoire) values ('2017/09/09', '2017/09/09', '2017/09/22', 1500.00, 123, 98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B380];&quot;aaaa/mm/jj&quot;)" office:value-type="string" office:string-value="2017/09/09" calcext:value-type="string">
            <text:p>2017/09/0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D380];&quot;aaaa/mm/jj&quot;)" office:value-type="string" office:string-value="2017/09/09" calcext:value-type="string">
            <text:p>2017/09/09</text:p>
          </table:table-cell>
          <table:table-cell table:style-name="ce4" table:formula="of:=[.D380]+[.M380]" office:value-type="date" office:date-value="2017-09-22" calcext:value-type="date">
            <text:p>2017-09-22</text:p>
          </table:table-cell>
          <table:table-cell table:style-name="ce5" table:formula="of:=TEXT([.F380];&quot;aaaa/mm/jj&quot;)" office:value-type="string" office:string-value="2017/09/22" calcext:value-type="string">
            <text:p>2017/09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151;200)" office:value-type="float" office:value="182" calcext:value-type="float">
            <text:p>18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0];&quot;', '&quot;;[.E380];&quot;', '&quot;;[.G380];&quot;', &quot;;[.H380];&quot;, &quot;;[.I380];&quot;, &quot;;[.J380];&quot;, &quot;;[.K380];&quot;, &quot;;[.L380];&quot;);&quot;)" office:value-type="string" office:string-value="insert into contrat_loc (date_contrat, date_debut, date_fin, caution, id_contrat_loc_client, id_contrat_loc_agence, id_contrat_loc_vehicule, id_contrat_loc_accessoire) values ('2017/09/09', '2017/09/09', '2017/09/22', 1500.00, 194, 182, 1, 1);" calcext:value-type="string">
            <text:p>insert into contrat_loc (date_contrat, date_debut, date_fin, caution, id_contrat_loc_client, id_contrat_loc_agence, id_contrat_loc_vehicule, id_contrat_loc_accessoire) values ('2017/09/09', '2017/09/09', '2017/09/22', 1500.00, 194, 182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B381];&quot;aaaa/mm/jj&quot;)" office:value-type="string" office:string-value="2017/09/11" calcext:value-type="string">
            <text:p>2017/09/11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D381];&quot;aaaa/mm/jj&quot;)" office:value-type="string" office:string-value="2017/09/11" calcext:value-type="string">
            <text:p>2017/09/11</text:p>
          </table:table-cell>
          <table:table-cell table:style-name="ce4" table:formula="of:=[.D381]+[.M381]" office:value-type="date" office:date-value="2017-09-14" calcext:value-type="date">
            <text:p>2017-09-14</text:p>
          </table:table-cell>
          <table:table-cell table:style-name="ce5" table:formula="of:=TEXT([.F381];&quot;aaaa/mm/jj&quot;)" office:value-type="string" office:string-value="2017/09/14" calcext:value-type="string">
            <text:p>2017/09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3" calcext:value-type="float">
            <text:p>213</text:p>
          </table:table-cell>
          <table:table-cell table:style-name="ce7" table:formula="of:=RANDBETWEEN(151;200)" office:value-type="float" office:value="192" calcext:value-type="float">
            <text:p>19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1];&quot;', '&quot;;[.E381];&quot;', '&quot;;[.G381];&quot;', &quot;;[.H381];&quot;, &quot;;[.I381];&quot;, &quot;;[.J381];&quot;, &quot;;[.K381];&quot;, &quot;;[.L381];&quot;);&quot;)" office:value-type="string" office:string-value="insert into contrat_loc (date_contrat, date_debut, date_fin, caution, id_contrat_loc_client, id_contrat_loc_agence, id_contrat_loc_vehicule, id_contrat_loc_accessoire) values ('2017/09/11', '2017/09/11', '2017/09/14', 1500.00, 213, 192, 1, 3);" calcext:value-type="string">
            <text:p>insert into contrat_loc (date_contrat, date_debut, date_fin, caution, id_contrat_loc_client, id_contrat_loc_agence, id_contrat_loc_vehicule, id_contrat_loc_accessoire) values ('2017/09/11', '2017/09/11', '2017/09/14', 1500.00, 213, 192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B382];&quot;aaaa/mm/jj&quot;)" office:value-type="string" office:string-value="2017/09/11" calcext:value-type="string">
            <text:p>2017/09/11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D382];&quot;aaaa/mm/jj&quot;)" office:value-type="string" office:string-value="2017/09/11" calcext:value-type="string">
            <text:p>2017/09/11</text:p>
          </table:table-cell>
          <table:table-cell table:style-name="ce4" table:formula="of:=[.D382]+[.M382]" office:value-type="date" office:date-value="2017-09-22" calcext:value-type="date">
            <text:p>2017-09-22</text:p>
          </table:table-cell>
          <table:table-cell table:style-name="ce5" table:formula="of:=TEXT([.F382];&quot;aaaa/mm/jj&quot;)" office:value-type="string" office:string-value="2017/09/22" calcext:value-type="string">
            <text:p>2017/09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6" calcext:value-type="float">
            <text:p>166</text:p>
          </table:table-cell>
          <table:table-cell table:style-name="ce7" table:formula="of:=RANDBETWEEN(51;100)" office:value-type="float" office:value="55" calcext:value-type="float">
            <text:p>5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2];&quot;', '&quot;;[.E382];&quot;', '&quot;;[.G382];&quot;', &quot;;[.H382];&quot;, &quot;;[.I382];&quot;, &quot;;[.J382];&quot;, &quot;;[.K382];&quot;, &quot;;[.L382];&quot;);&quot;)" office:value-type="string" office:string-value="insert into contrat_loc (date_contrat, date_debut, date_fin, caution, id_contrat_loc_client, id_contrat_loc_agence, id_contrat_loc_vehicule, id_contrat_loc_accessoire) values ('2017/09/11', '2017/09/11', '2017/09/22', 1500.00, 166, 55, 2, 1);" calcext:value-type="string">
            <text:p>insert into contrat_loc (date_contrat, date_debut, date_fin, caution, id_contrat_loc_client, id_contrat_loc_agence, id_contrat_loc_vehicule, id_contrat_loc_accessoire) values ('2017/09/11', '2017/09/11', '2017/09/22', 1500.00, 166, 55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date" office:date-value="2017-09-13" calcext:value-type="date">
            <text:p>2017-09-13</text:p>
          </table:table-cell>
          <table:table-cell table:style-name="ce5" table:formula="of:=TEXT([.B383];&quot;aaaa/mm/jj&quot;)" office:value-type="string" office:string-value="2017/09/13" calcext:value-type="string">
            <text:p>2017/09/13</text:p>
          </table:table-cell>
          <table:table-cell table:style-name="ce4" office:value-type="date" office:date-value="2017-09-13" calcext:value-type="date">
            <text:p>2017-09-13</text:p>
          </table:table-cell>
          <table:table-cell table:style-name="ce5" table:formula="of:=TEXT([.D383];&quot;aaaa/mm/jj&quot;)" office:value-type="string" office:string-value="2017/09/13" calcext:value-type="string">
            <text:p>2017/09/13</text:p>
          </table:table-cell>
          <table:table-cell table:style-name="ce4" table:formula="of:=[.D383]+[.M383]" office:value-type="date" office:date-value="2017-09-25" calcext:value-type="date">
            <text:p>2017-09-25</text:p>
          </table:table-cell>
          <table:table-cell table:style-name="ce5" table:formula="of:=TEXT([.F383];&quot;aaaa/mm/jj&quot;)" office:value-type="string" office:string-value="2017/09/25" calcext:value-type="string">
            <text:p>2017/09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" calcext:value-type="float">
            <text:p>21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3];&quot;', '&quot;;[.E383];&quot;', '&quot;;[.G383];&quot;', &quot;;[.H383];&quot;, &quot;;[.I383];&quot;, &quot;;[.J383];&quot;, &quot;;[.K383];&quot;, &quot;;[.L383];&quot;);&quot;)" office:value-type="string" office:string-value="insert into contrat_loc (date_contrat, date_debut, date_fin, caution, id_contrat_loc_client, id_contrat_loc_agence, id_contrat_loc_vehicule, id_contrat_loc_accessoire) values ('2017/09/13', '2017/09/13', '2017/09/25', 1500.00, 21, 89, 4, 0);" calcext:value-type="string">
            <text:p>insert into contrat_loc (date_contrat, date_debut, date_fin, caution, id_contrat_loc_client, id_contrat_loc_agence, id_contrat_loc_vehicule, id_contrat_loc_accessoire) values ('2017/09/13', '2017/09/13', '2017/09/25', 1500.00, 21, 89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4" office:value-type="date" office:date-value="2017-09-15" calcext:value-type="date">
            <text:p>2017-09-15</text:p>
          </table:table-cell>
          <table:table-cell table:style-name="ce5" table:formula="of:=TEXT([.B384];&quot;aaaa/mm/jj&quot;)" office:value-type="string" office:string-value="2017/09/15" calcext:value-type="string">
            <text:p>2017/09/15</text:p>
          </table:table-cell>
          <table:table-cell table:style-name="ce4" office:value-type="date" office:date-value="2017-09-15" calcext:value-type="date">
            <text:p>2017-09-15</text:p>
          </table:table-cell>
          <table:table-cell table:style-name="ce5" table:formula="of:=TEXT([.D384];&quot;aaaa/mm/jj&quot;)" office:value-type="string" office:string-value="2017/09/15" calcext:value-type="string">
            <text:p>2017/09/15</text:p>
          </table:table-cell>
          <table:table-cell table:style-name="ce4" table:formula="of:=[.D384]+[.M384]" office:value-type="date" office:date-value="2017-09-28" calcext:value-type="date">
            <text:p>2017-09-28</text:p>
          </table:table-cell>
          <table:table-cell table:style-name="ce5" table:formula="of:=TEXT([.F384];&quot;aaaa/mm/jj&quot;)" office:value-type="string" office:string-value="2017/09/28" calcext:value-type="string">
            <text:p>2017/09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8" calcext:value-type="float">
            <text:p>228</text:p>
          </table:table-cell>
          <table:table-cell table:style-name="ce7" table:formula="of:=RANDBETWEEN(201;250)" office:value-type="float" office:value="218" calcext:value-type="float">
            <text:p>21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4];&quot;', '&quot;;[.E384];&quot;', '&quot;;[.G384];&quot;', &quot;;[.H384];&quot;, &quot;;[.I384];&quot;, &quot;;[.J384];&quot;, &quot;;[.K384];&quot;, &quot;;[.L384];&quot;);&quot;)" office:value-type="string" office:string-value="insert into contrat_loc (date_contrat, date_debut, date_fin, caution, id_contrat_loc_client, id_contrat_loc_agence, id_contrat_loc_vehicule, id_contrat_loc_accessoire) values ('2017/09/15', '2017/09/15', '2017/09/28', 1500.00, 228, 218, 3, 0);" calcext:value-type="string">
            <text:p>insert into contrat_loc (date_contrat, date_debut, date_fin, caution, id_contrat_loc_client, id_contrat_loc_agence, id_contrat_loc_vehicule, id_contrat_loc_accessoire) values ('2017/09/15', '2017/09/15', '2017/09/28', 1500.00, 228, 218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B385];&quot;aaaa/mm/jj&quot;)" office:value-type="string" office:string-value="2017/09/16" calcext:value-type="string">
            <text:p>2017/09/1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D385];&quot;aaaa/mm/jj&quot;)" office:value-type="string" office:string-value="2017/09/16" calcext:value-type="string">
            <text:p>2017/09/16</text:p>
          </table:table-cell>
          <table:table-cell table:style-name="ce4" table:formula="of:=[.D385]+[.M385]" office:value-type="date" office:date-value="2017-09-25" calcext:value-type="date">
            <text:p>2017-09-25</text:p>
          </table:table-cell>
          <table:table-cell table:style-name="ce5" table:formula="of:=TEXT([.F385];&quot;aaaa/mm/jj&quot;)" office:value-type="string" office:string-value="2017/09/25" calcext:value-type="string">
            <text:p>2017/09/2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03" calcext:value-type="float">
            <text:p>203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5];&quot;', '&quot;;[.E385];&quot;', '&quot;;[.G385];&quot;', &quot;;[.H385];&quot;, &quot;;[.I385];&quot;, &quot;;[.J385];&quot;, &quot;;[.K385];&quot;, &quot;;[.L385];&quot;);&quot;)" office:value-type="string" office:string-value="insert into contrat_loc (date_contrat, date_debut, date_fin, caution, id_contrat_loc_client, id_contrat_loc_agence, id_contrat_loc_vehicule, id_contrat_loc_accessoire) values ('2017/09/16', '2017/09/16', '2017/09/25', 1500.00, 203, 96, 5, 2);" calcext:value-type="string">
            <text:p>insert into contrat_loc (date_contrat, date_debut, date_fin, caution, id_contrat_loc_client, id_contrat_loc_agence, id_contrat_loc_vehicule, id_contrat_loc_accessoire) values ('2017/09/16', '2017/09/16', '2017/09/25', 1500.00, 203, 96, 5, 2);</text:p>
          </table:table-cell>
          <table:table-cell table:number-columns-repeated="100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B386];&quot;aaaa/mm/jj&quot;)" office:value-type="string" office:string-value="2017/09/16" calcext:value-type="string">
            <text:p>2017/09/1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D386];&quot;aaaa/mm/jj&quot;)" office:value-type="string" office:string-value="2017/09/16" calcext:value-type="string">
            <text:p>2017/09/16</text:p>
          </table:table-cell>
          <table:table-cell table:style-name="ce4" table:formula="of:=[.D386]+[.M386]" office:value-type="date" office:date-value="2017-09-24" calcext:value-type="date">
            <text:p>2017-09-24</text:p>
          </table:table-cell>
          <table:table-cell table:style-name="ce5" table:formula="of:=TEXT([.F386];&quot;aaaa/mm/jj&quot;)" office:value-type="string" office:string-value="2017/09/24" calcext:value-type="string">
            <text:p>2017/09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51;100)" office:value-type="float" office:value="82" calcext:value-type="float">
            <text:p>8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6];&quot;', '&quot;;[.E386];&quot;', '&quot;;[.G386];&quot;', &quot;;[.H386];&quot;, &quot;;[.I386];&quot;, &quot;;[.J386];&quot;, &quot;;[.K386];&quot;, &quot;;[.L386];&quot;);&quot;)" office:value-type="string" office:string-value="insert into contrat_loc (date_contrat, date_debut, date_fin, caution, id_contrat_loc_client, id_contrat_loc_agence, id_contrat_loc_vehicule, id_contrat_loc_accessoire) values ('2017/09/16', '2017/09/16', '2017/09/24', 1500.00, 81, 82, 2, 1);" calcext:value-type="string">
            <text:p>insert into contrat_loc (date_contrat, date_debut, date_fin, caution, id_contrat_loc_client, id_contrat_loc_agence, id_contrat_loc_vehicule, id_contrat_loc_accessoire) values ('2017/09/16', '2017/09/16', '2017/09/24', 1500.00, 81, 82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B387];&quot;aaaa/mm/jj&quot;)" office:value-type="string" office:string-value="2017/09/16" calcext:value-type="string">
            <text:p>2017/09/1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D387];&quot;aaaa/mm/jj&quot;)" office:value-type="string" office:string-value="2017/09/16" calcext:value-type="string">
            <text:p>2017/09/16</text:p>
          </table:table-cell>
          <table:table-cell table:style-name="ce4" table:formula="of:=[.D387]+[.M387]" office:value-type="date" office:date-value="2017-09-18" calcext:value-type="date">
            <text:p>2017-09-18</text:p>
          </table:table-cell>
          <table:table-cell table:style-name="ce5" table:formula="of:=TEXT([.F387];&quot;aaaa/mm/jj&quot;)" office:value-type="string" office:string-value="2017/09/18" calcext:value-type="string">
            <text:p>2017/09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2" calcext:value-type="float">
            <text:p>182</text:p>
          </table:table-cell>
          <table:table-cell table:style-name="ce7" table:formula="of:=RANDBETWEEN(1;50)" office:value-type="float" office:value="34" calcext:value-type="float">
            <text:p>3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7];&quot;', '&quot;;[.E387];&quot;', '&quot;;[.G387];&quot;', &quot;;[.H387];&quot;, &quot;;[.I387];&quot;, &quot;;[.J387];&quot;, &quot;;[.K387];&quot;, &quot;;[.L387];&quot;);&quot;)" office:value-type="string" office:string-value="insert into contrat_loc (date_contrat, date_debut, date_fin, caution, id_contrat_loc_client, id_contrat_loc_agence, id_contrat_loc_vehicule, id_contrat_loc_accessoire) values ('2017/09/16', '2017/09/16', '2017/09/18', 1500.00, 182, 34, 4, 3);" calcext:value-type="string">
            <text:p>insert into contrat_loc (date_contrat, date_debut, date_fin, caution, id_contrat_loc_client, id_contrat_loc_agence, id_contrat_loc_vehicule, id_contrat_loc_accessoire) values ('2017/09/16', '2017/09/16', '2017/09/18', 1500.00, 182, 34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date" office:date-value="2017-09-18" calcext:value-type="date">
            <text:p>2017-09-18</text:p>
          </table:table-cell>
          <table:table-cell table:style-name="ce5" table:formula="of:=TEXT([.B388];&quot;aaaa/mm/jj&quot;)" office:value-type="string" office:string-value="2017/09/18" calcext:value-type="string">
            <text:p>2017/09/18</text:p>
          </table:table-cell>
          <table:table-cell table:style-name="ce4" office:value-type="date" office:date-value="2017-09-18" calcext:value-type="date">
            <text:p>2017-09-18</text:p>
          </table:table-cell>
          <table:table-cell table:style-name="ce5" table:formula="of:=TEXT([.D388];&quot;aaaa/mm/jj&quot;)" office:value-type="string" office:string-value="2017/09/18" calcext:value-type="string">
            <text:p>2017/09/18</text:p>
          </table:table-cell>
          <table:table-cell table:style-name="ce4" table:formula="of:=[.D388]+[.M388]" office:value-type="date" office:date-value="2017-10-03" calcext:value-type="date">
            <text:p>2017-10-03</text:p>
          </table:table-cell>
          <table:table-cell table:style-name="ce5" table:formula="of:=TEXT([.F388];&quot;aaaa/mm/jj&quot;)" office:value-type="string" office:string-value="2017/10/03" calcext:value-type="string">
            <text:p>2017/10/0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formula="of:=RANDBETWEEN(151;200)" office:value-type="float" office:value="158" calcext:value-type="float">
            <text:p>15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8];&quot;', '&quot;;[.E388];&quot;', '&quot;;[.G388];&quot;', &quot;;[.H388];&quot;, &quot;;[.I388];&quot;, &quot;;[.J388];&quot;, &quot;;[.K388];&quot;, &quot;;[.L388];&quot;);&quot;)" office:value-type="string" office:string-value="insert into contrat_loc (date_contrat, date_debut, date_fin, caution, id_contrat_loc_client, id_contrat_loc_agence, id_contrat_loc_vehicule, id_contrat_loc_accessoire) values ('2017/09/18', '2017/09/18', '2017/10/03', 1500.00, 83, 158, 2, 1);" calcext:value-type="string">
            <text:p>insert into contrat_loc (date_contrat, date_debut, date_fin, caution, id_contrat_loc_client, id_contrat_loc_agence, id_contrat_loc_vehicule, id_contrat_loc_accessoire) values ('2017/09/18', '2017/09/18', '2017/10/03', 1500.00, 83, 158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B389];&quot;aaaa/mm/jj&quot;)" office:value-type="string" office:string-value="2017/09/19" calcext:value-type="string">
            <text:p>2017/09/19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D389];&quot;aaaa/mm/jj&quot;)" office:value-type="string" office:string-value="2017/09/19" calcext:value-type="string">
            <text:p>2017/09/19</text:p>
          </table:table-cell>
          <table:table-cell table:style-name="ce4" table:formula="of:=[.D389]+[.M389]" office:value-type="date" office:date-value="2017-10-03" calcext:value-type="date">
            <text:p>2017-10-03</text:p>
          </table:table-cell>
          <table:table-cell table:style-name="ce5" table:formula="of:=TEXT([.F389];&quot;aaaa/mm/jj&quot;)" office:value-type="string" office:string-value="2017/10/03" calcext:value-type="string">
            <text:p>2017/10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1;50)" office:value-type="float" office:value="50" calcext:value-type="float">
            <text:p>5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89];&quot;', '&quot;;[.E389];&quot;', '&quot;;[.G389];&quot;', &quot;;[.H389];&quot;, &quot;;[.I389];&quot;, &quot;;[.J389];&quot;, &quot;;[.K389];&quot;, &quot;;[.L389];&quot;);&quot;)" office:value-type="string" office:string-value="insert into contrat_loc (date_contrat, date_debut, date_fin, caution, id_contrat_loc_client, id_contrat_loc_agence, id_contrat_loc_vehicule, id_contrat_loc_accessoire) values ('2017/09/19', '2017/09/19', '2017/10/03', 1500.00, 194, 50, 4, 7);" calcext:value-type="string">
            <text:p>insert into contrat_loc (date_contrat, date_debut, date_fin, caution, id_contrat_loc_client, id_contrat_loc_agence, id_contrat_loc_vehicule, id_contrat_loc_accessoire) values ('2017/09/19', '2017/09/19', '2017/10/03', 1500.00, 194, 50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B390];&quot;aaaa/mm/jj&quot;)" office:value-type="string" office:string-value="2017/09/19" calcext:value-type="string">
            <text:p>2017/09/19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D390];&quot;aaaa/mm/jj&quot;)" office:value-type="string" office:string-value="2017/09/19" calcext:value-type="string">
            <text:p>2017/09/19</text:p>
          </table:table-cell>
          <table:table-cell table:style-name="ce4" table:formula="of:=[.D390]+[.M390]" office:value-type="date" office:date-value="2017-09-20" calcext:value-type="date">
            <text:p>2017-09-20</text:p>
          </table:table-cell>
          <table:table-cell table:style-name="ce5" table:formula="of:=TEXT([.F390];&quot;aaaa/mm/jj&quot;)" office:value-type="string" office:string-value="2017/09/20" calcext:value-type="string">
            <text:p>2017/09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3" calcext:value-type="float">
            <text:p>233</text:p>
          </table:table-cell>
          <table:table-cell table:style-name="ce7" table:formula="of:=RANDBETWEEN(1;50)" office:value-type="float" office:value="45" calcext:value-type="float">
            <text:p>4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0];&quot;', '&quot;;[.E390];&quot;', '&quot;;[.G390];&quot;', &quot;;[.H390];&quot;, &quot;;[.I390];&quot;, &quot;;[.J390];&quot;, &quot;;[.K390];&quot;, &quot;;[.L390];&quot;);&quot;)" office:value-type="string" office:string-value="insert into contrat_loc (date_contrat, date_debut, date_fin, caution, id_contrat_loc_client, id_contrat_loc_agence, id_contrat_loc_vehicule, id_contrat_loc_accessoire) values ('2017/09/19', '2017/09/19', '2017/09/20', 1500.00, 233, 45, 4, 1);" calcext:value-type="string">
            <text:p>insert into contrat_loc (date_contrat, date_debut, date_fin, caution, id_contrat_loc_client, id_contrat_loc_agence, id_contrat_loc_vehicule, id_contrat_loc_accessoire) values ('2017/09/19', '2017/09/19', '2017/09/20', 1500.00, 233, 45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B391];&quot;aaaa/mm/jj&quot;)" office:value-type="string" office:string-value="2017/09/20" calcext:value-type="string">
            <text:p>2017/09/2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D391];&quot;aaaa/mm/jj&quot;)" office:value-type="string" office:string-value="2017/09/20" calcext:value-type="string">
            <text:p>2017/09/20</text:p>
          </table:table-cell>
          <table:table-cell table:style-name="ce4" table:formula="of:=[.D391]+[.M391]" office:value-type="date" office:date-value="2017-10-03" calcext:value-type="date">
            <text:p>2017-10-03</text:p>
          </table:table-cell>
          <table:table-cell table:style-name="ce5" table:formula="of:=TEXT([.F391];&quot;aaaa/mm/jj&quot;)" office:value-type="string" office:string-value="2017/10/03" calcext:value-type="string">
            <text:p>2017/10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3" calcext:value-type="float">
            <text:p>53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1];&quot;', '&quot;;[.E391];&quot;', '&quot;;[.G391];&quot;', &quot;;[.H391];&quot;, &quot;;[.I391];&quot;, &quot;;[.J391];&quot;, &quot;;[.K391];&quot;, &quot;;[.L391];&quot;);&quot;)" office:value-type="string" office:string-value="insert into contrat_loc (date_contrat, date_debut, date_fin, caution, id_contrat_loc_client, id_contrat_loc_agence, id_contrat_loc_vehicule, id_contrat_loc_accessoire) values ('2017/09/20', '2017/09/20', '2017/10/03', 1500.00, 53, 178, 3, 1);" calcext:value-type="string">
            <text:p>insert into contrat_loc (date_contrat, date_debut, date_fin, caution, id_contrat_loc_client, id_contrat_loc_agence, id_contrat_loc_vehicule, id_contrat_loc_accessoire) values ('2017/09/20', '2017/09/20', '2017/10/03', 1500.00, 53, 178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B392];&quot;aaaa/mm/jj&quot;)" office:value-type="string" office:string-value="2017/09/20" calcext:value-type="string">
            <text:p>2017/09/2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D392];&quot;aaaa/mm/jj&quot;)" office:value-type="string" office:string-value="2017/09/20" calcext:value-type="string">
            <text:p>2017/09/20</text:p>
          </table:table-cell>
          <table:table-cell table:style-name="ce4" table:formula="of:=[.D392]+[.M392]" office:value-type="date" office:date-value="2017-09-22" calcext:value-type="date">
            <text:p>2017-09-22</text:p>
          </table:table-cell>
          <table:table-cell table:style-name="ce5" table:formula="of:=TEXT([.F392];&quot;aaaa/mm/jj&quot;)" office:value-type="string" office:string-value="2017/09/22" calcext:value-type="string">
            <text:p>2017/09/2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74" calcext:value-type="float">
            <text:p>174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2];&quot;', '&quot;;[.E392];&quot;', '&quot;;[.G392];&quot;', &quot;;[.H392];&quot;, &quot;;[.I392];&quot;, &quot;;[.J392];&quot;, &quot;;[.K392];&quot;, &quot;;[.L392];&quot;);&quot;)" office:value-type="string" office:string-value="insert into contrat_loc (date_contrat, date_debut, date_fin, caution, id_contrat_loc_client, id_contrat_loc_agence, id_contrat_loc_vehicule, id_contrat_loc_accessoire) values ('2017/09/20', '2017/09/20', '2017/09/22', 1500.00, 174, 49, 4, 5);" calcext:value-type="string">
            <text:p>insert into contrat_loc (date_contrat, date_debut, date_fin, caution, id_contrat_loc_client, id_contrat_loc_agence, id_contrat_loc_vehicule, id_contrat_loc_accessoire) values ('2017/09/20', '2017/09/20', '2017/09/22', 1500.00, 174, 49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B393];&quot;aaaa/mm/jj&quot;)" office:value-type="string" office:string-value="2017/09/20" calcext:value-type="string">
            <text:p>2017/09/2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D393];&quot;aaaa/mm/jj&quot;)" office:value-type="string" office:string-value="2017/09/20" calcext:value-type="string">
            <text:p>2017/09/20</text:p>
          </table:table-cell>
          <table:table-cell table:style-name="ce4" table:formula="of:=[.D393]+[.M393]" office:value-type="date" office:date-value="2017-09-23" calcext:value-type="date">
            <text:p>2017-09-23</text:p>
          </table:table-cell>
          <table:table-cell table:style-name="ce5" table:formula="of:=TEXT([.F393];&quot;aaaa/mm/jj&quot;)" office:value-type="string" office:string-value="2017/09/23" calcext:value-type="string">
            <text:p>2017/09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3" calcext:value-type="float">
            <text:p>63</text:p>
          </table:table-cell>
          <table:table-cell table:style-name="ce7" table:formula="of:=RANDBETWEEN(151;200)" office:value-type="float" office:value="192" calcext:value-type="float">
            <text:p>19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3];&quot;', '&quot;;[.E393];&quot;', '&quot;;[.G393];&quot;', &quot;;[.H393];&quot;, &quot;;[.I393];&quot;, &quot;;[.J393];&quot;, &quot;;[.K393];&quot;, &quot;;[.L393];&quot;);&quot;)" office:value-type="string" office:string-value="insert into contrat_loc (date_contrat, date_debut, date_fin, caution, id_contrat_loc_client, id_contrat_loc_agence, id_contrat_loc_vehicule, id_contrat_loc_accessoire) values ('2017/09/20', '2017/09/20', '2017/09/23', 1500.00, 63, 192, 4, 0);" calcext:value-type="string">
            <text:p>insert into contrat_loc (date_contrat, date_debut, date_fin, caution, id_contrat_loc_client, id_contrat_loc_agence, id_contrat_loc_vehicule, id_contrat_loc_accessoire) values ('2017/09/20', '2017/09/20', '2017/09/23', 1500.00, 63, 192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date" office:date-value="2017-09-21" calcext:value-type="date">
            <text:p>2017-09-21</text:p>
          </table:table-cell>
          <table:table-cell table:style-name="ce5" table:formula="of:=TEXT([.B394];&quot;aaaa/mm/jj&quot;)" office:value-type="string" office:string-value="2017/09/21" calcext:value-type="string">
            <text:p>2017/09/21</text:p>
          </table:table-cell>
          <table:table-cell table:style-name="ce4" office:value-type="date" office:date-value="2017-09-21" calcext:value-type="date">
            <text:p>2017-09-21</text:p>
          </table:table-cell>
          <table:table-cell table:style-name="ce5" table:formula="of:=TEXT([.D394];&quot;aaaa/mm/jj&quot;)" office:value-type="string" office:string-value="2017/09/21" calcext:value-type="string">
            <text:p>2017/09/21</text:p>
          </table:table-cell>
          <table:table-cell table:style-name="ce4" table:formula="of:=[.D394]+[.M394]" office:value-type="date" office:date-value="2017-10-02" calcext:value-type="date">
            <text:p>2017-10-02</text:p>
          </table:table-cell>
          <table:table-cell table:style-name="ce5" table:formula="of:=TEXT([.F394];&quot;aaaa/mm/jj&quot;)" office:value-type="string" office:string-value="2017/10/02" calcext:value-type="string">
            <text:p>2017/10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4" calcext:value-type="float">
            <text:p>204</text:p>
          </table:table-cell>
          <table:table-cell table:style-name="ce7" table:formula="of:=RANDBETWEEN(201;250)" office:value-type="float" office:value="247" calcext:value-type="float">
            <text:p>24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4];&quot;', '&quot;;[.E394];&quot;', '&quot;;[.G394];&quot;', &quot;;[.H394];&quot;, &quot;;[.I394];&quot;, &quot;;[.J394];&quot;, &quot;;[.K394];&quot;, &quot;;[.L394];&quot;);&quot;)" office:value-type="string" office:string-value="insert into contrat_loc (date_contrat, date_debut, date_fin, caution, id_contrat_loc_client, id_contrat_loc_agence, id_contrat_loc_vehicule, id_contrat_loc_accessoire) values ('2017/09/21', '2017/09/21', '2017/10/02', 1500.00, 204, 247, 1, 5);" calcext:value-type="string">
            <text:p>insert into contrat_loc (date_contrat, date_debut, date_fin, caution, id_contrat_loc_client, id_contrat_loc_agence, id_contrat_loc_vehicule, id_contrat_loc_accessoire) values ('2017/09/21', '2017/09/21', '2017/10/02', 1500.00, 204, 247, 1, 5);</text:p>
          </table:table-cell>
          <table:table-cell table:number-columns-repeated="1008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4" office:value-type="date" office:date-value="2017-09-22" calcext:value-type="date">
            <text:p>2017-09-22</text:p>
          </table:table-cell>
          <table:table-cell table:style-name="ce5" table:formula="of:=TEXT([.B395];&quot;aaaa/mm/jj&quot;)" office:value-type="string" office:string-value="2017/09/22" calcext:value-type="string">
            <text:p>2017/09/22</text:p>
          </table:table-cell>
          <table:table-cell table:style-name="ce4" office:value-type="date" office:date-value="2017-09-22" calcext:value-type="date">
            <text:p>2017-09-22</text:p>
          </table:table-cell>
          <table:table-cell table:style-name="ce5" table:formula="of:=TEXT([.D395];&quot;aaaa/mm/jj&quot;)" office:value-type="string" office:string-value="2017/09/22" calcext:value-type="string">
            <text:p>2017/09/22</text:p>
          </table:table-cell>
          <table:table-cell table:style-name="ce4" table:formula="of:=[.D395]+[.M395]" office:value-type="date" office:date-value="2017-10-05" calcext:value-type="date">
            <text:p>2017-10-05</text:p>
          </table:table-cell>
          <table:table-cell table:style-name="ce5" table:formula="of:=TEXT([.F395];&quot;aaaa/mm/jj&quot;)" office:value-type="string" office:string-value="2017/10/05" calcext:value-type="string">
            <text:p>2017/10/0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79" calcext:value-type="float">
            <text:p>179</text:p>
          </table:table-cell>
          <table:table-cell table:style-name="ce7" table:formula="of:=RANDBETWEEN(51;100)" office:value-type="float" office:value="93" calcext:value-type="float">
            <text:p>9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5];&quot;', '&quot;;[.E395];&quot;', '&quot;;[.G395];&quot;', &quot;;[.H395];&quot;, &quot;;[.I395];&quot;, &quot;;[.J395];&quot;, &quot;;[.K395];&quot;, &quot;;[.L395];&quot;);&quot;)" office:value-type="string" office:string-value="insert into contrat_loc (date_contrat, date_debut, date_fin, caution, id_contrat_loc_client, id_contrat_loc_agence, id_contrat_loc_vehicule, id_contrat_loc_accessoire) values ('2017/09/22', '2017/09/22', '2017/10/05', 1500.00, 179, 93, 4, 3);" calcext:value-type="string">
            <text:p>insert into contrat_loc (date_contrat, date_debut, date_fin, caution, id_contrat_loc_client, id_contrat_loc_agence, id_contrat_loc_vehicule, id_contrat_loc_accessoire) values ('2017/09/22', '2017/09/22', '2017/10/05', 1500.00, 179, 93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B396];&quot;aaaa/mm/jj&quot;)" office:value-type="string" office:string-value="2017/09/23" calcext:value-type="string">
            <text:p>2017/09/23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D396];&quot;aaaa/mm/jj&quot;)" office:value-type="string" office:string-value="2017/09/23" calcext:value-type="string">
            <text:p>2017/09/23</text:p>
          </table:table-cell>
          <table:table-cell table:style-name="ce4" table:formula="of:=[.D396]+[.M396]" office:value-type="date" office:date-value="2017-10-06" calcext:value-type="date">
            <text:p>2017-10-06</text:p>
          </table:table-cell>
          <table:table-cell table:style-name="ce5" table:formula="of:=TEXT([.F396];&quot;aaaa/mm/jj&quot;)" office:value-type="string" office:string-value="2017/10/06" calcext:value-type="string">
            <text:p>2017/10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6" calcext:value-type="float">
            <text:p>56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6];&quot;', '&quot;;[.E396];&quot;', '&quot;;[.G396];&quot;', &quot;;[.H396];&quot;, &quot;;[.I396];&quot;, &quot;;[.J396];&quot;, &quot;;[.K396];&quot;, &quot;;[.L396];&quot;);&quot;)" office:value-type="string" office:string-value="insert into contrat_loc (date_contrat, date_debut, date_fin, caution, id_contrat_loc_client, id_contrat_loc_agence, id_contrat_loc_vehicule, id_contrat_loc_accessoire) values ('2017/09/23', '2017/09/23', '2017/10/06', 1500.00, 56, 96, 4, 7);" calcext:value-type="string">
            <text:p>insert into contrat_loc (date_contrat, date_debut, date_fin, caution, id_contrat_loc_client, id_contrat_loc_agence, id_contrat_loc_vehicule, id_contrat_loc_accessoire) values ('2017/09/23', '2017/09/23', '2017/10/06', 1500.00, 56, 96, 4, 7);</text:p>
          </table:table-cell>
          <table:table-cell table:number-columns-repeated="1008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B397];&quot;aaaa/mm/jj&quot;)" office:value-type="string" office:string-value="2017/09/23" calcext:value-type="string">
            <text:p>2017/09/23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D397];&quot;aaaa/mm/jj&quot;)" office:value-type="string" office:string-value="2017/09/23" calcext:value-type="string">
            <text:p>2017/09/23</text:p>
          </table:table-cell>
          <table:table-cell table:style-name="ce4" table:formula="of:=[.D397]+[.M397]" office:value-type="date" office:date-value="2017-09-27" calcext:value-type="date">
            <text:p>2017-09-27</text:p>
          </table:table-cell>
          <table:table-cell table:style-name="ce5" table:formula="of:=TEXT([.F397];&quot;aaaa/mm/jj&quot;)" office:value-type="string" office:string-value="2017/09/27" calcext:value-type="string">
            <text:p>2017/09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3" calcext:value-type="float">
            <text:p>163</text:p>
          </table:table-cell>
          <table:table-cell table:style-name="ce7" table:formula="of:=RANDBETWEEN(201;250)" office:value-type="float" office:value="242" calcext:value-type="float">
            <text:p>24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7];&quot;', '&quot;;[.E397];&quot;', '&quot;;[.G397];&quot;', &quot;;[.H397];&quot;, &quot;;[.I397];&quot;, &quot;;[.J397];&quot;, &quot;;[.K397];&quot;, &quot;;[.L397];&quot;);&quot;)" office:value-type="string" office:string-value="insert into contrat_loc (date_contrat, date_debut, date_fin, caution, id_contrat_loc_client, id_contrat_loc_agence, id_contrat_loc_vehicule, id_contrat_loc_accessoire) values ('2017/09/23', '2017/09/23', '2017/09/27', 1500.00, 163, 242, 4, 3);" calcext:value-type="string">
            <text:p>insert into contrat_loc (date_contrat, date_debut, date_fin, caution, id_contrat_loc_client, id_contrat_loc_agence, id_contrat_loc_vehicule, id_contrat_loc_accessoire) values ('2017/09/23', '2017/09/23', '2017/09/27', 1500.00, 163, 242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B398];&quot;aaaa/mm/jj&quot;)" office:value-type="string" office:string-value="2017/09/23" calcext:value-type="string">
            <text:p>2017/09/23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D398];&quot;aaaa/mm/jj&quot;)" office:value-type="string" office:string-value="2017/09/23" calcext:value-type="string">
            <text:p>2017/09/23</text:p>
          </table:table-cell>
          <table:table-cell table:style-name="ce4" table:formula="of:=[.D398]+[.M398]" office:value-type="date" office:date-value="2017-10-04" calcext:value-type="date">
            <text:p>2017-10-04</text:p>
          </table:table-cell>
          <table:table-cell table:style-name="ce5" table:formula="of:=TEXT([.F398];&quot;aaaa/mm/jj&quot;)" office:value-type="string" office:string-value="2017/10/04" calcext:value-type="string">
            <text:p>2017/10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7" calcext:value-type="float">
            <text:p>27</text:p>
          </table:table-cell>
          <table:table-cell table:style-name="ce7" table:formula="of:=RANDBETWEEN(51;100)" office:value-type="float" office:value="92" calcext:value-type="float">
            <text:p>9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8];&quot;', '&quot;;[.E398];&quot;', '&quot;;[.G398];&quot;', &quot;;[.H398];&quot;, &quot;;[.I398];&quot;, &quot;;[.J398];&quot;, &quot;;[.K398];&quot;, &quot;;[.L398];&quot;);&quot;)" office:value-type="string" office:string-value="insert into contrat_loc (date_contrat, date_debut, date_fin, caution, id_contrat_loc_client, id_contrat_loc_agence, id_contrat_loc_vehicule, id_contrat_loc_accessoire) values ('2017/09/23', '2017/09/23', '2017/10/04', 1500.00, 27, 92, 2, 4);" calcext:value-type="string">
            <text:p>insert into contrat_loc (date_contrat, date_debut, date_fin, caution, id_contrat_loc_client, id_contrat_loc_agence, id_contrat_loc_vehicule, id_contrat_loc_accessoire) values ('2017/09/23', '2017/09/23', '2017/10/04', 1500.00, 27, 92, 2, 4);</text:p>
          </table:table-cell>
          <table:table-cell table:number-columns-repeated="1008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B399];&quot;aaaa/mm/jj&quot;)" office:value-type="string" office:string-value="2017/09/24" calcext:value-type="string">
            <text:p>2017/09/24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D399];&quot;aaaa/mm/jj&quot;)" office:value-type="string" office:string-value="2017/09/24" calcext:value-type="string">
            <text:p>2017/09/24</text:p>
          </table:table-cell>
          <table:table-cell table:style-name="ce4" table:formula="of:=[.D399]+[.M399]" office:value-type="date" office:date-value="2017-09-27" calcext:value-type="date">
            <text:p>2017-09-27</text:p>
          </table:table-cell>
          <table:table-cell table:style-name="ce5" table:formula="of:=TEXT([.F399];&quot;aaaa/mm/jj&quot;)" office:value-type="string" office:string-value="2017/09/27" calcext:value-type="string">
            <text:p>2017/09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399];&quot;', '&quot;;[.E399];&quot;', '&quot;;[.G399];&quot;', &quot;;[.H399];&quot;, &quot;;[.I399];&quot;, &quot;;[.J399];&quot;, &quot;;[.K399];&quot;, &quot;;[.L399];&quot;);&quot;)" office:value-type="string" office:string-value="insert into contrat_loc (date_contrat, date_debut, date_fin, caution, id_contrat_loc_client, id_contrat_loc_agence, id_contrat_loc_vehicule, id_contrat_loc_accessoire) values ('2017/09/24', '2017/09/24', '2017/09/27', 1500.00, 141, 24, 1, 4);" calcext:value-type="string">
            <text:p>insert into contrat_loc (date_contrat, date_debut, date_fin, caution, id_contrat_loc_client, id_contrat_loc_agence, id_contrat_loc_vehicule, id_contrat_loc_accessoire) values ('2017/09/24', '2017/09/24', '2017/09/27', 1500.00, 141, 24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B400];&quot;aaaa/mm/jj&quot;)" office:value-type="string" office:string-value="2017/09/24" calcext:value-type="string">
            <text:p>2017/09/24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D400];&quot;aaaa/mm/jj&quot;)" office:value-type="string" office:string-value="2017/09/24" calcext:value-type="string">
            <text:p>2017/09/24</text:p>
          </table:table-cell>
          <table:table-cell table:style-name="ce4" table:formula="of:=[.D400]+[.M400]" office:value-type="date" office:date-value="2017-10-03" calcext:value-type="date">
            <text:p>2017-10-03</text:p>
          </table:table-cell>
          <table:table-cell table:style-name="ce5" table:formula="of:=TEXT([.F400];&quot;aaaa/mm/jj&quot;)" office:value-type="string" office:string-value="2017/10/03" calcext:value-type="string">
            <text:p>2017/10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2" calcext:value-type="float">
            <text:p>162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0];&quot;', '&quot;;[.E400];&quot;', '&quot;;[.G400];&quot;', &quot;;[.H400];&quot;, &quot;;[.I400];&quot;, &quot;;[.J400];&quot;, &quot;;[.K400];&quot;, &quot;;[.L400];&quot;);&quot;)" office:value-type="string" office:string-value="insert into contrat_loc (date_contrat, date_debut, date_fin, caution, id_contrat_loc_client, id_contrat_loc_agence, id_contrat_loc_vehicule, id_contrat_loc_accessoire) values ('2017/09/24', '2017/09/24', '2017/10/03', 1500.00, 162, 87, 2, 1);" calcext:value-type="string">
            <text:p>insert into contrat_loc (date_contrat, date_debut, date_fin, caution, id_contrat_loc_client, id_contrat_loc_agence, id_contrat_loc_vehicule, id_contrat_loc_accessoire) values ('2017/09/24', '2017/09/24', '2017/10/03', 1500.00, 162, 87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date" office:date-value="2017-09-25" calcext:value-type="date">
            <text:p>2017-09-25</text:p>
          </table:table-cell>
          <table:table-cell table:style-name="ce5" table:formula="of:=TEXT([.B401];&quot;aaaa/mm/jj&quot;)" office:value-type="string" office:string-value="2017/09/25" calcext:value-type="string">
            <text:p>2017/09/25</text:p>
          </table:table-cell>
          <table:table-cell table:style-name="ce4" office:value-type="date" office:date-value="2017-09-25" calcext:value-type="date">
            <text:p>2017-09-25</text:p>
          </table:table-cell>
          <table:table-cell table:style-name="ce5" table:formula="of:=TEXT([.D401];&quot;aaaa/mm/jj&quot;)" office:value-type="string" office:string-value="2017/09/25" calcext:value-type="string">
            <text:p>2017/09/25</text:p>
          </table:table-cell>
          <table:table-cell table:style-name="ce4" table:formula="of:=[.D401]+[.M401]" office:value-type="date" office:date-value="2017-09-26" calcext:value-type="date">
            <text:p>2017-09-26</text:p>
          </table:table-cell>
          <table:table-cell table:style-name="ce5" table:formula="of:=TEXT([.F401];&quot;aaaa/mm/jj&quot;)" office:value-type="string" office:string-value="2017/09/26" calcext:value-type="string">
            <text:p>2017/09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6" calcext:value-type="float">
            <text:p>186</text:p>
          </table:table-cell>
          <table:table-cell table:style-name="ce7" table:formula="of:=RANDBETWEEN(1;50)" office:value-type="float" office:value="42" calcext:value-type="float">
            <text:p>4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1];&quot;', '&quot;;[.E401];&quot;', '&quot;;[.G401];&quot;', &quot;;[.H401];&quot;, &quot;;[.I401];&quot;, &quot;;[.J401];&quot;, &quot;;[.K401];&quot;, &quot;;[.L401];&quot;);&quot;)" office:value-type="string" office:string-value="insert into contrat_loc (date_contrat, date_debut, date_fin, caution, id_contrat_loc_client, id_contrat_loc_agence, id_contrat_loc_vehicule, id_contrat_loc_accessoire) values ('2017/09/25', '2017/09/25', '2017/09/26', 1500.00, 186, 42, 1, 1);" calcext:value-type="string">
            <text:p>insert into contrat_loc (date_contrat, date_debut, date_fin, caution, id_contrat_loc_client, id_contrat_loc_agence, id_contrat_loc_vehicule, id_contrat_loc_accessoire) values ('2017/09/25', '2017/09/25', '2017/09/26', 1500.00, 186, 42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B402];&quot;aaaa/mm/jj&quot;)" office:value-type="string" office:string-value="2017/09/26" calcext:value-type="string">
            <text:p>2017/09/26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D402];&quot;aaaa/mm/jj&quot;)" office:value-type="string" office:string-value="2017/09/26" calcext:value-type="string">
            <text:p>2017/09/26</text:p>
          </table:table-cell>
          <table:table-cell table:style-name="ce4" table:formula="of:=[.D402]+[.M402]" office:value-type="date" office:date-value="2017-10-07" calcext:value-type="date">
            <text:p>2017-10-07</text:p>
          </table:table-cell>
          <table:table-cell table:style-name="ce5" table:formula="of:=TEXT([.F402];&quot;aaaa/mm/jj&quot;)" office:value-type="string" office:string-value="2017/10/07" calcext:value-type="string">
            <text:p>2017/10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9" calcext:value-type="float">
            <text:p>159</text:p>
          </table:table-cell>
          <table:table-cell table:style-name="ce7" table:formula="of:=RANDBETWEEN(1;50)" office:value-type="float" office:value="3" calcext:value-type="float">
            <text:p>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2];&quot;', '&quot;;[.E402];&quot;', '&quot;;[.G402];&quot;', &quot;;[.H402];&quot;, &quot;;[.I402];&quot;, &quot;;[.J402];&quot;, &quot;;[.K402];&quot;, &quot;;[.L402];&quot;);&quot;)" office:value-type="string" office:string-value="insert into contrat_loc (date_contrat, date_debut, date_fin, caution, id_contrat_loc_client, id_contrat_loc_agence, id_contrat_loc_vehicule, id_contrat_loc_accessoire) values ('2017/09/26', '2017/09/26', '2017/10/07', 1500.00, 159, 3, 3, 1);" calcext:value-type="string">
            <text:p>insert into contrat_loc (date_contrat, date_debut, date_fin, caution, id_contrat_loc_client, id_contrat_loc_agence, id_contrat_loc_vehicule, id_contrat_loc_accessoire) values ('2017/09/26', '2017/09/26', '2017/10/07', 1500.00, 159, 3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B403];&quot;aaaa/mm/jj&quot;)" office:value-type="string" office:string-value="2017/09/26" calcext:value-type="string">
            <text:p>2017/09/26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D403];&quot;aaaa/mm/jj&quot;)" office:value-type="string" office:string-value="2017/09/26" calcext:value-type="string">
            <text:p>2017/09/26</text:p>
          </table:table-cell>
          <table:table-cell table:style-name="ce4" table:formula="of:=[.D403]+[.M403]" office:value-type="date" office:date-value="2017-09-28" calcext:value-type="date">
            <text:p>2017-09-28</text:p>
          </table:table-cell>
          <table:table-cell table:style-name="ce5" table:formula="of:=TEXT([.F403];&quot;aaaa/mm/jj&quot;)" office:value-type="string" office:string-value="2017/09/28" calcext:value-type="string">
            <text:p>2017/09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8" calcext:value-type="float">
            <text:p>248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3];&quot;', '&quot;;[.E403];&quot;', '&quot;;[.G403];&quot;', &quot;;[.H403];&quot;, &quot;;[.I403];&quot;, &quot;;[.J403];&quot;, &quot;;[.K403];&quot;, &quot;;[.L403];&quot;);&quot;)" office:value-type="string" office:string-value="insert into contrat_loc (date_contrat, date_debut, date_fin, caution, id_contrat_loc_client, id_contrat_loc_agence, id_contrat_loc_vehicule, id_contrat_loc_accessoire) values ('2017/09/26', '2017/09/26', '2017/09/28', 1500.00, 248, 89, 3, 1);" calcext:value-type="string">
            <text:p>insert into contrat_loc (date_contrat, date_debut, date_fin, caution, id_contrat_loc_client, id_contrat_loc_agence, id_contrat_loc_vehicule, id_contrat_loc_accessoire) values ('2017/09/26', '2017/09/26', '2017/09/28', 1500.00, 248, 89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B404];&quot;aaaa/mm/jj&quot;)" office:value-type="string" office:string-value="2017/09/26" calcext:value-type="string">
            <text:p>2017/09/26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D404];&quot;aaaa/mm/jj&quot;)" office:value-type="string" office:string-value="2017/09/26" calcext:value-type="string">
            <text:p>2017/09/26</text:p>
          </table:table-cell>
          <table:table-cell table:style-name="ce4" table:formula="of:=[.D404]+[.M404]" office:value-type="date" office:date-value="2017-10-05" calcext:value-type="date">
            <text:p>2017-10-05</text:p>
          </table:table-cell>
          <table:table-cell table:style-name="ce5" table:formula="of:=TEXT([.F404];&quot;aaaa/mm/jj&quot;)" office:value-type="string" office:string-value="2017/10/05" calcext:value-type="string">
            <text:p>2017/10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2" calcext:value-type="float">
            <text:p>202</text:p>
          </table:table-cell>
          <table:table-cell table:style-name="ce7" table:formula="of:=RANDBETWEEN(101;150)" office:value-type="float" office:value="131" calcext:value-type="float">
            <text:p>13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4];&quot;', '&quot;;[.E404];&quot;', '&quot;;[.G404];&quot;', &quot;;[.H404];&quot;, &quot;;[.I404];&quot;, &quot;;[.J404];&quot;, &quot;;[.K404];&quot;, &quot;;[.L404];&quot;);&quot;)" office:value-type="string" office:string-value="insert into contrat_loc (date_contrat, date_debut, date_fin, caution, id_contrat_loc_client, id_contrat_loc_agence, id_contrat_loc_vehicule, id_contrat_loc_accessoire) values ('2017/09/26', '2017/09/26', '2017/10/05', 1500.00, 202, 131, 5, 3);" calcext:value-type="string">
            <text:p>insert into contrat_loc (date_contrat, date_debut, date_fin, caution, id_contrat_loc_client, id_contrat_loc_agence, id_contrat_loc_vehicule, id_contrat_loc_accessoire) values ('2017/09/26', '2017/09/26', '2017/10/05', 1500.00, 202, 131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B405];&quot;aaaa/mm/jj&quot;)" office:value-type="string" office:string-value="2017/09/27" calcext:value-type="string">
            <text:p>2017/09/27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D405];&quot;aaaa/mm/jj&quot;)" office:value-type="string" office:string-value="2017/09/27" calcext:value-type="string">
            <text:p>2017/09/27</text:p>
          </table:table-cell>
          <table:table-cell table:style-name="ce4" table:formula="of:=[.D405]+[.M405]" office:value-type="date" office:date-value="2017-10-09" calcext:value-type="date">
            <text:p>2017-10-09</text:p>
          </table:table-cell>
          <table:table-cell table:style-name="ce5" table:formula="of:=TEXT([.F405];&quot;aaaa/mm/jj&quot;)" office:value-type="string" office:string-value="2017/10/09" calcext:value-type="string">
            <text:p>2017/10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8" calcext:value-type="float">
            <text:p>228</text:p>
          </table:table-cell>
          <table:table-cell table:style-name="ce7" table:formula="of:=RANDBETWEEN(1;50)" office:value-type="float" office:value="13" calcext:value-type="float">
            <text:p>1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5];&quot;', '&quot;;[.E405];&quot;', '&quot;;[.G405];&quot;', &quot;;[.H405];&quot;, &quot;;[.I405];&quot;, &quot;;[.J405];&quot;, &quot;;[.K405];&quot;, &quot;;[.L405];&quot;);&quot;)" office:value-type="string" office:string-value="insert into contrat_loc (date_contrat, date_debut, date_fin, caution, id_contrat_loc_client, id_contrat_loc_agence, id_contrat_loc_vehicule, id_contrat_loc_accessoire) values ('2017/09/27', '2017/09/27', '2017/10/09', 1500.00, 228, 13, 2, 3);" calcext:value-type="string">
            <text:p>insert into contrat_loc (date_contrat, date_debut, date_fin, caution, id_contrat_loc_client, id_contrat_loc_agence, id_contrat_loc_vehicule, id_contrat_loc_accessoire) values ('2017/09/27', '2017/09/27', '2017/10/09', 1500.00, 228, 13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B406];&quot;aaaa/mm/jj&quot;)" office:value-type="string" office:string-value="2017/09/27" calcext:value-type="string">
            <text:p>2017/09/27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D406];&quot;aaaa/mm/jj&quot;)" office:value-type="string" office:string-value="2017/09/27" calcext:value-type="string">
            <text:p>2017/09/27</text:p>
          </table:table-cell>
          <table:table-cell table:style-name="ce4" table:formula="of:=[.D406]+[.M406]" office:value-type="date" office:date-value="2017-10-07" calcext:value-type="date">
            <text:p>2017-10-07</text:p>
          </table:table-cell>
          <table:table-cell table:style-name="ce5" table:formula="of:=TEXT([.F406];&quot;aaaa/mm/jj&quot;)" office:value-type="string" office:string-value="2017/10/07" calcext:value-type="string">
            <text:p>2017/10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6" calcext:value-type="float">
            <text:p>36</text:p>
          </table:table-cell>
          <table:table-cell table:style-name="ce7" table:formula="of:=RANDBETWEEN(101;150)" office:value-type="float" office:value="107" calcext:value-type="float">
            <text:p>10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6];&quot;', '&quot;;[.E406];&quot;', '&quot;;[.G406];&quot;', &quot;;[.H406];&quot;, &quot;;[.I406];&quot;, &quot;;[.J406];&quot;, &quot;;[.K406];&quot;, &quot;;[.L406];&quot;);&quot;)" office:value-type="string" office:string-value="insert into contrat_loc (date_contrat, date_debut, date_fin, caution, id_contrat_loc_client, id_contrat_loc_agence, id_contrat_loc_vehicule, id_contrat_loc_accessoire) values ('2017/09/27', '2017/09/27', '2017/10/07', 1500.00, 36, 107, 4, 6);" calcext:value-type="string">
            <text:p>insert into contrat_loc (date_contrat, date_debut, date_fin, caution, id_contrat_loc_client, id_contrat_loc_agence, id_contrat_loc_vehicule, id_contrat_loc_accessoire) values ('2017/09/27', '2017/09/27', '2017/10/07', 1500.00, 36, 107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B407];&quot;aaaa/mm/jj&quot;)" office:value-type="string" office:string-value="2017/09/27" calcext:value-type="string">
            <text:p>2017/09/27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D407];&quot;aaaa/mm/jj&quot;)" office:value-type="string" office:string-value="2017/09/27" calcext:value-type="string">
            <text:p>2017/09/27</text:p>
          </table:table-cell>
          <table:table-cell table:style-name="ce4" table:formula="of:=[.D407]+[.M407]" office:value-type="date" office:date-value="2017-10-12" calcext:value-type="date">
            <text:p>2017-10-12</text:p>
          </table:table-cell>
          <table:table-cell table:style-name="ce5" table:formula="of:=TEXT([.F407];&quot;aaaa/mm/jj&quot;)" office:value-type="string" office:string-value="2017/10/12" calcext:value-type="string">
            <text:p>2017/10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151;200)" office:value-type="float" office:value="177" calcext:value-type="float">
            <text:p>17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7];&quot;', '&quot;;[.E407];&quot;', '&quot;;[.G407];&quot;', &quot;;[.H407];&quot;, &quot;;[.I407];&quot;, &quot;;[.J407];&quot;, &quot;;[.K407];&quot;, &quot;;[.L407];&quot;);&quot;)" office:value-type="string" office:string-value="insert into contrat_loc (date_contrat, date_debut, date_fin, caution, id_contrat_loc_client, id_contrat_loc_agence, id_contrat_loc_vehicule, id_contrat_loc_accessoire) values ('2017/09/27', '2017/09/27', '2017/10/12', 1500.00, 194, 177, 3, 5);" calcext:value-type="string">
            <text:p>insert into contrat_loc (date_contrat, date_debut, date_fin, caution, id_contrat_loc_client, id_contrat_loc_agence, id_contrat_loc_vehicule, id_contrat_loc_accessoire) values ('2017/09/27', '2017/09/27', '2017/10/12', 1500.00, 194, 177, 3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date" office:date-value="2017-09-29" calcext:value-type="date">
            <text:p>2017-09-29</text:p>
          </table:table-cell>
          <table:table-cell table:style-name="ce5" table:formula="of:=TEXT([.B408];&quot;aaaa/mm/jj&quot;)" office:value-type="string" office:string-value="2017/09/29" calcext:value-type="string">
            <text:p>2017/09/29</text:p>
          </table:table-cell>
          <table:table-cell table:style-name="ce4" office:value-type="date" office:date-value="2017-09-29" calcext:value-type="date">
            <text:p>2017-09-29</text:p>
          </table:table-cell>
          <table:table-cell table:style-name="ce5" table:formula="of:=TEXT([.D408];&quot;aaaa/mm/jj&quot;)" office:value-type="string" office:string-value="2017/09/29" calcext:value-type="string">
            <text:p>2017/09/29</text:p>
          </table:table-cell>
          <table:table-cell table:style-name="ce4" table:formula="of:=[.D408]+[.M408]" office:value-type="date" office:date-value="2017-10-10" calcext:value-type="date">
            <text:p>2017-10-10</text:p>
          </table:table-cell>
          <table:table-cell table:style-name="ce5" table:formula="of:=TEXT([.F408];&quot;aaaa/mm/jj&quot;)" office:value-type="string" office:string-value="2017/10/10" calcext:value-type="string">
            <text:p>2017/10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2" calcext:value-type="float">
            <text:p>172</text:p>
          </table:table-cell>
          <table:table-cell table:style-name="ce7" table:formula="of:=RANDBETWEEN(1;50)" office:value-type="float" office:value="25" calcext:value-type="float">
            <text:p>2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8];&quot;', '&quot;;[.E408];&quot;', '&quot;;[.G408];&quot;', &quot;;[.H408];&quot;, &quot;;[.I408];&quot;, &quot;;[.J408];&quot;, &quot;;[.K408];&quot;, &quot;;[.L408];&quot;);&quot;)" office:value-type="string" office:string-value="insert into contrat_loc (date_contrat, date_debut, date_fin, caution, id_contrat_loc_client, id_contrat_loc_agence, id_contrat_loc_vehicule, id_contrat_loc_accessoire) values ('2017/09/29', '2017/09/29', '2017/10/10', 1500.00, 172, 25, 1, 0);" calcext:value-type="string">
            <text:p>insert into contrat_loc (date_contrat, date_debut, date_fin, caution, id_contrat_loc_client, id_contrat_loc_agence, id_contrat_loc_vehicule, id_contrat_loc_accessoire) values ('2017/09/29', '2017/09/29', '2017/10/10', 1500.00, 172, 25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4" office:value-type="date" office:date-value="2017-09-30" calcext:value-type="date">
            <text:p>2017-09-30</text:p>
          </table:table-cell>
          <table:table-cell table:style-name="ce5" table:formula="of:=TEXT([.B409];&quot;aaaa/mm/jj&quot;)" office:value-type="string" office:string-value="2017/09/30" calcext:value-type="string">
            <text:p>2017/09/30</text:p>
          </table:table-cell>
          <table:table-cell table:style-name="ce4" office:value-type="date" office:date-value="2017-09-30" calcext:value-type="date">
            <text:p>2017-09-30</text:p>
          </table:table-cell>
          <table:table-cell table:style-name="ce5" table:formula="of:=TEXT([.D409];&quot;aaaa/mm/jj&quot;)" office:value-type="string" office:string-value="2017/09/30" calcext:value-type="string">
            <text:p>2017/09/30</text:p>
          </table:table-cell>
          <table:table-cell table:style-name="ce4" table:formula="of:=[.D409]+[.M409]" office:value-type="date" office:date-value="2017-10-06" calcext:value-type="date">
            <text:p>2017-10-06</text:p>
          </table:table-cell>
          <table:table-cell table:style-name="ce5" table:formula="of:=TEXT([.F409];&quot;aaaa/mm/jj&quot;)" office:value-type="string" office:string-value="2017/10/06" calcext:value-type="string">
            <text:p>2017/10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4" calcext:value-type="float">
            <text:p>74</text:p>
          </table:table-cell>
          <table:table-cell table:style-name="ce7" table:formula="of:=RANDBETWEEN(101;150)" office:value-type="float" office:value="148" calcext:value-type="float">
            <text:p>14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09];&quot;', '&quot;;[.E409];&quot;', '&quot;;[.G409];&quot;', &quot;;[.H409];&quot;, &quot;;[.I409];&quot;, &quot;;[.J409];&quot;, &quot;;[.K409];&quot;, &quot;;[.L409];&quot;);&quot;)" office:value-type="string" office:string-value="insert into contrat_loc (date_contrat, date_debut, date_fin, caution, id_contrat_loc_client, id_contrat_loc_agence, id_contrat_loc_vehicule, id_contrat_loc_accessoire) values ('2017/09/30', '2017/09/30', '2017/10/06', 1500.00, 74, 148, 3, 3);" calcext:value-type="string">
            <text:p>insert into contrat_loc (date_contrat, date_debut, date_fin, caution, id_contrat_loc_client, id_contrat_loc_agence, id_contrat_loc_vehicule, id_contrat_loc_accessoire) values ('2017/09/30', '2017/09/30', '2017/10/06', 1500.00, 74, 148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4" office:value-type="date" office:date-value="2017-10-01" calcext:value-type="date">
            <text:p>2017-10-01</text:p>
          </table:table-cell>
          <table:table-cell table:style-name="ce5" table:formula="of:=TEXT([.B410];&quot;aaaa/mm/jj&quot;)" office:value-type="string" office:string-value="2017/10/01" calcext:value-type="string">
            <text:p>2017/10/01</text:p>
          </table:table-cell>
          <table:table-cell table:style-name="ce4" office:value-type="date" office:date-value="2017-10-01" calcext:value-type="date">
            <text:p>2017-10-01</text:p>
          </table:table-cell>
          <table:table-cell table:style-name="ce5" table:formula="of:=TEXT([.D410];&quot;aaaa/mm/jj&quot;)" office:value-type="string" office:string-value="2017/10/01" calcext:value-type="string">
            <text:p>2017/10/01</text:p>
          </table:table-cell>
          <table:table-cell table:style-name="ce4" table:formula="of:=[.D410]+[.M410]" office:value-type="date" office:date-value="2017-10-10" calcext:value-type="date">
            <text:p>2017-10-10</text:p>
          </table:table-cell>
          <table:table-cell table:style-name="ce5" table:formula="of:=TEXT([.F410];&quot;aaaa/mm/jj&quot;)" office:value-type="string" office:string-value="2017/10/10" calcext:value-type="string">
            <text:p>2017/10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" calcext:value-type="float">
            <text:p>1</text:p>
          </table:table-cell>
          <table:table-cell table:style-name="ce7" table:formula="of:=RANDBETWEEN(51;100)" office:value-type="float" office:value="70" calcext:value-type="float">
            <text:p>7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0];&quot;', '&quot;;[.E410];&quot;', '&quot;;[.G410];&quot;', &quot;;[.H410];&quot;, &quot;;[.I410];&quot;, &quot;;[.J410];&quot;, &quot;;[.K410];&quot;, &quot;;[.L410];&quot;);&quot;)" office:value-type="string" office:string-value="insert into contrat_loc (date_contrat, date_debut, date_fin, caution, id_contrat_loc_client, id_contrat_loc_agence, id_contrat_loc_vehicule, id_contrat_loc_accessoire) values ('2017/10/01', '2017/10/01', '2017/10/10', 1500.00, 1, 70, 5, 7);" calcext:value-type="string">
            <text:p>insert into contrat_loc (date_contrat, date_debut, date_fin, caution, id_contrat_loc_client, id_contrat_loc_agence, id_contrat_loc_vehicule, id_contrat_loc_accessoire) values ('2017/10/01', '2017/10/01', '2017/10/10', 1500.00, 1, 70, 5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B411];&quot;aaaa/mm/jj&quot;)" office:value-type="string" office:string-value="2017/10/02" calcext:value-type="string">
            <text:p>2017/10/0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D411];&quot;aaaa/mm/jj&quot;)" office:value-type="string" office:string-value="2017/10/02" calcext:value-type="string">
            <text:p>2017/10/02</text:p>
          </table:table-cell>
          <table:table-cell table:style-name="ce4" table:formula="of:=[.D411]+[.M411]" office:value-type="date" office:date-value="2017-10-05" calcext:value-type="date">
            <text:p>2017-10-05</text:p>
          </table:table-cell>
          <table:table-cell table:style-name="ce5" table:formula="of:=TEXT([.F411];&quot;aaaa/mm/jj&quot;)" office:value-type="string" office:string-value="2017/10/05" calcext:value-type="string">
            <text:p>2017/10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151;200)" office:value-type="float" office:value="151" calcext:value-type="float">
            <text:p>15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1];&quot;', '&quot;;[.E411];&quot;', '&quot;;[.G411];&quot;', &quot;;[.H411];&quot;, &quot;;[.I411];&quot;, &quot;;[.J411];&quot;, &quot;;[.K411];&quot;, &quot;;[.L411];&quot;);&quot;)" office:value-type="string" office:string-value="insert into contrat_loc (date_contrat, date_debut, date_fin, caution, id_contrat_loc_client, id_contrat_loc_agence, id_contrat_loc_vehicule, id_contrat_loc_accessoire) values ('2017/10/02', '2017/10/02', '2017/10/05', 1500.00, 141, 151, 2, 4);" calcext:value-type="string">
            <text:p>insert into contrat_loc (date_contrat, date_debut, date_fin, caution, id_contrat_loc_client, id_contrat_loc_agence, id_contrat_loc_vehicule, id_contrat_loc_accessoire) values ('2017/10/02', '2017/10/02', '2017/10/05', 1500.00, 141, 151, 2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B412];&quot;aaaa/mm/jj&quot;)" office:value-type="string" office:string-value="2017/10/02" calcext:value-type="string">
            <text:p>2017/10/0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D412];&quot;aaaa/mm/jj&quot;)" office:value-type="string" office:string-value="2017/10/02" calcext:value-type="string">
            <text:p>2017/10/02</text:p>
          </table:table-cell>
          <table:table-cell table:style-name="ce4" table:formula="of:=[.D412]+[.M412]" office:value-type="date" office:date-value="2017-10-08" calcext:value-type="date">
            <text:p>2017-10-08</text:p>
          </table:table-cell>
          <table:table-cell table:style-name="ce5" table:formula="of:=TEXT([.F412];&quot;aaaa/mm/jj&quot;)" office:value-type="string" office:string-value="2017/10/08" calcext:value-type="string">
            <text:p>2017/10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2];&quot;', '&quot;;[.E412];&quot;', '&quot;;[.G412];&quot;', &quot;;[.H412];&quot;, &quot;;[.I412];&quot;, &quot;;[.J412];&quot;, &quot;;[.K412];&quot;, &quot;;[.L412];&quot;);&quot;)" office:value-type="string" office:string-value="insert into contrat_loc (date_contrat, date_debut, date_fin, caution, id_contrat_loc_client, id_contrat_loc_agence, id_contrat_loc_vehicule, id_contrat_loc_accessoire) values ('2017/10/02', '2017/10/02', '2017/10/08', 1500.00, 102, 178, 3, 0);" calcext:value-type="string">
            <text:p>insert into contrat_loc (date_contrat, date_debut, date_fin, caution, id_contrat_loc_client, id_contrat_loc_agence, id_contrat_loc_vehicule, id_contrat_loc_accessoire) values ('2017/10/02', '2017/10/02', '2017/10/08', 1500.00, 102, 178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B413];&quot;aaaa/mm/jj&quot;)" office:value-type="string" office:string-value="2017/10/02" calcext:value-type="string">
            <text:p>2017/10/0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D413];&quot;aaaa/mm/jj&quot;)" office:value-type="string" office:string-value="2017/10/02" calcext:value-type="string">
            <text:p>2017/10/02</text:p>
          </table:table-cell>
          <table:table-cell table:style-name="ce4" table:formula="of:=[.D413]+[.M413]" office:value-type="date" office:date-value="2017-10-14" calcext:value-type="date">
            <text:p>2017-10-14</text:p>
          </table:table-cell>
          <table:table-cell table:style-name="ce5" table:formula="of:=TEXT([.F413];&quot;aaaa/mm/jj&quot;)" office:value-type="string" office:string-value="2017/10/14" calcext:value-type="string">
            <text:p>2017/10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5" calcext:value-type="float">
            <text:p>65</text:p>
          </table:table-cell>
          <table:table-cell table:style-name="ce7" table:formula="of:=RANDBETWEEN(1;50)" office:value-type="float" office:value="18" calcext:value-type="float">
            <text:p>1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3];&quot;', '&quot;;[.E413];&quot;', '&quot;;[.G413];&quot;', &quot;;[.H413];&quot;, &quot;;[.I413];&quot;, &quot;;[.J413];&quot;, &quot;;[.K413];&quot;, &quot;;[.L413];&quot;);&quot;)" office:value-type="string" office:string-value="insert into contrat_loc (date_contrat, date_debut, date_fin, caution, id_contrat_loc_client, id_contrat_loc_agence, id_contrat_loc_vehicule, id_contrat_loc_accessoire) values ('2017/10/02', '2017/10/02', '2017/10/14', 1500.00, 65, 18, 2, 3);" calcext:value-type="string">
            <text:p>insert into contrat_loc (date_contrat, date_debut, date_fin, caution, id_contrat_loc_client, id_contrat_loc_agence, id_contrat_loc_vehicule, id_contrat_loc_accessoire) values ('2017/10/02', '2017/10/02', '2017/10/14', 1500.00, 65, 18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B414];&quot;aaaa/mm/jj&quot;)" office:value-type="string" office:string-value="2017/10/03" calcext:value-type="string">
            <text:p>2017/10/03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D414];&quot;aaaa/mm/jj&quot;)" office:value-type="string" office:string-value="2017/10/03" calcext:value-type="string">
            <text:p>2017/10/03</text:p>
          </table:table-cell>
          <table:table-cell table:style-name="ce4" table:formula="of:=[.D414]+[.M414]" office:value-type="date" office:date-value="2017-10-11" calcext:value-type="date">
            <text:p>2017-10-11</text:p>
          </table:table-cell>
          <table:table-cell table:style-name="ce5" table:formula="of:=TEXT([.F414];&quot;aaaa/mm/jj&quot;)" office:value-type="string" office:string-value="2017/10/11" calcext:value-type="string">
            <text:p>2017/10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9" calcext:value-type="float">
            <text:p>79</text:p>
          </table:table-cell>
          <table:table-cell table:style-name="ce7" table:formula="of:=RANDBETWEEN(1;50)" office:value-type="float" office:value="28" calcext:value-type="float">
            <text:p>2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4];&quot;', '&quot;;[.E414];&quot;', '&quot;;[.G414];&quot;', &quot;;[.H414];&quot;, &quot;;[.I414];&quot;, &quot;;[.J414];&quot;, &quot;;[.K414];&quot;, &quot;;[.L414];&quot;);&quot;)" office:value-type="string" office:string-value="insert into contrat_loc (date_contrat, date_debut, date_fin, caution, id_contrat_loc_client, id_contrat_loc_agence, id_contrat_loc_vehicule, id_contrat_loc_accessoire) values ('2017/10/03', '2017/10/03', '2017/10/11', 1500.00, 79, 28, 4, 0);" calcext:value-type="string">
            <text:p>insert into contrat_loc (date_contrat, date_debut, date_fin, caution, id_contrat_loc_client, id_contrat_loc_agence, id_contrat_loc_vehicule, id_contrat_loc_accessoire) values ('2017/10/03', '2017/10/03', '2017/10/11', 1500.00, 79, 28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B415];&quot;aaaa/mm/jj&quot;)" office:value-type="string" office:string-value="2017/10/03" calcext:value-type="string">
            <text:p>2017/10/03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D415];&quot;aaaa/mm/jj&quot;)" office:value-type="string" office:string-value="2017/10/03" calcext:value-type="string">
            <text:p>2017/10/03</text:p>
          </table:table-cell>
          <table:table-cell table:style-name="ce4" table:formula="of:=[.D415]+[.M415]" office:value-type="date" office:date-value="2017-10-15" calcext:value-type="date">
            <text:p>2017-10-15</text:p>
          </table:table-cell>
          <table:table-cell table:style-name="ce5" table:formula="of:=TEXT([.F415];&quot;aaaa/mm/jj&quot;)" office:value-type="string" office:string-value="2017/10/15" calcext:value-type="string">
            <text:p>2017/10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101;150)" office:value-type="float" office:value="129" calcext:value-type="float">
            <text:p>12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5];&quot;', '&quot;;[.E415];&quot;', '&quot;;[.G415];&quot;', &quot;;[.H415];&quot;, &quot;;[.I415];&quot;, &quot;;[.J415];&quot;, &quot;;[.K415];&quot;, &quot;;[.L415];&quot;);&quot;)" office:value-type="string" office:string-value="insert into contrat_loc (date_contrat, date_debut, date_fin, caution, id_contrat_loc_client, id_contrat_loc_agence, id_contrat_loc_vehicule, id_contrat_loc_accessoire) values ('2017/10/03', '2017/10/03', '2017/10/15', 1500.00, 188, 129, 3, 4);" calcext:value-type="string">
            <text:p>insert into contrat_loc (date_contrat, date_debut, date_fin, caution, id_contrat_loc_client, id_contrat_loc_agence, id_contrat_loc_vehicule, id_contrat_loc_accessoire) values ('2017/10/03', '2017/10/03', '2017/10/15', 1500.00, 188, 129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B416];&quot;aaaa/mm/jj&quot;)" office:value-type="string" office:string-value="2017/10/04" calcext:value-type="string">
            <text:p>2017/10/04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D416];&quot;aaaa/mm/jj&quot;)" office:value-type="string" office:string-value="2017/10/04" calcext:value-type="string">
            <text:p>2017/10/04</text:p>
          </table:table-cell>
          <table:table-cell table:style-name="ce4" table:formula="of:=[.D416]+[.M416]" office:value-type="date" office:date-value="2017-10-19" calcext:value-type="date">
            <text:p>2017-10-19</text:p>
          </table:table-cell>
          <table:table-cell table:style-name="ce5" table:formula="of:=TEXT([.F416];&quot;aaaa/mm/jj&quot;)" office:value-type="string" office:string-value="2017/10/19" calcext:value-type="string">
            <text:p>2017/10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6];&quot;', '&quot;;[.E416];&quot;', '&quot;;[.G416];&quot;', &quot;;[.H416];&quot;, &quot;;[.I416];&quot;, &quot;;[.J416];&quot;, &quot;;[.K416];&quot;, &quot;;[.L416];&quot;);&quot;)" office:value-type="string" office:string-value="insert into contrat_loc (date_contrat, date_debut, date_fin, caution, id_contrat_loc_client, id_contrat_loc_agence, id_contrat_loc_vehicule, id_contrat_loc_accessoire) values ('2017/10/04', '2017/10/04', '2017/10/19', 1500.00, 229, 49, 2, 7);" calcext:value-type="string">
            <text:p>insert into contrat_loc (date_contrat, date_debut, date_fin, caution, id_contrat_loc_client, id_contrat_loc_agence, id_contrat_loc_vehicule, id_contrat_loc_accessoire) values ('2017/10/04', '2017/10/04', '2017/10/19', 1500.00, 229, 49, 2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B417];&quot;aaaa/mm/jj&quot;)" office:value-type="string" office:string-value="2017/10/04" calcext:value-type="string">
            <text:p>2017/10/04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D417];&quot;aaaa/mm/jj&quot;)" office:value-type="string" office:string-value="2017/10/04" calcext:value-type="string">
            <text:p>2017/10/04</text:p>
          </table:table-cell>
          <table:table-cell table:style-name="ce4" table:formula="of:=[.D417]+[.M417]" office:value-type="date" office:date-value="2017-10-18" calcext:value-type="date">
            <text:p>2017-10-18</text:p>
          </table:table-cell>
          <table:table-cell table:style-name="ce5" table:formula="of:=TEXT([.F417];&quot;aaaa/mm/jj&quot;)" office:value-type="string" office:string-value="2017/10/18" calcext:value-type="string">
            <text:p>2017/10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7" calcext:value-type="float">
            <text:p>47</text:p>
          </table:table-cell>
          <table:table-cell table:style-name="ce7" table:formula="of:=RANDBETWEEN(151;200)" office:value-type="float" office:value="179" calcext:value-type="float">
            <text:p>17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7];&quot;', '&quot;;[.E417];&quot;', '&quot;;[.G417];&quot;', &quot;;[.H417];&quot;, &quot;;[.I417];&quot;, &quot;;[.J417];&quot;, &quot;;[.K417];&quot;, &quot;;[.L417];&quot;);&quot;)" office:value-type="string" office:string-value="insert into contrat_loc (date_contrat, date_debut, date_fin, caution, id_contrat_loc_client, id_contrat_loc_agence, id_contrat_loc_vehicule, id_contrat_loc_accessoire) values ('2017/10/04', '2017/10/04', '2017/10/18', 1500.00, 47, 179, 3, 6);" calcext:value-type="string">
            <text:p>insert into contrat_loc (date_contrat, date_debut, date_fin, caution, id_contrat_loc_client, id_contrat_loc_agence, id_contrat_loc_vehicule, id_contrat_loc_accessoire) values ('2017/10/04', '2017/10/04', '2017/10/18', 1500.00, 47, 179, 3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B418];&quot;aaaa/mm/jj&quot;)" office:value-type="string" office:string-value="2017/10/04" calcext:value-type="string">
            <text:p>2017/10/04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D418];&quot;aaaa/mm/jj&quot;)" office:value-type="string" office:string-value="2017/10/04" calcext:value-type="string">
            <text:p>2017/10/04</text:p>
          </table:table-cell>
          <table:table-cell table:style-name="ce4" table:formula="of:=[.D418]+[.M418]" office:value-type="date" office:date-value="2017-10-07" calcext:value-type="date">
            <text:p>2017-10-07</text:p>
          </table:table-cell>
          <table:table-cell table:style-name="ce5" table:formula="of:=TEXT([.F418];&quot;aaaa/mm/jj&quot;)" office:value-type="string" office:string-value="2017/10/07" calcext:value-type="string">
            <text:p>2017/10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2" calcext:value-type="float">
            <text:p>202</text:p>
          </table:table-cell>
          <table:table-cell table:style-name="ce7" table:formula="of:=RANDBETWEEN(101;150)" office:value-type="float" office:value="104" calcext:value-type="float">
            <text:p>10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8];&quot;', '&quot;;[.E418];&quot;', '&quot;;[.G418];&quot;', &quot;;[.H418];&quot;, &quot;;[.I418];&quot;, &quot;;[.J418];&quot;, &quot;;[.K418];&quot;, &quot;;[.L418];&quot;);&quot;)" office:value-type="string" office:string-value="insert into contrat_loc (date_contrat, date_debut, date_fin, caution, id_contrat_loc_client, id_contrat_loc_agence, id_contrat_loc_vehicule, id_contrat_loc_accessoire) values ('2017/10/04', '2017/10/04', '2017/10/07', 1500.00, 202, 104, 1, 0);" calcext:value-type="string">
            <text:p>insert into contrat_loc (date_contrat, date_debut, date_fin, caution, id_contrat_loc_client, id_contrat_loc_agence, id_contrat_loc_vehicule, id_contrat_loc_accessoire) values ('2017/10/04', '2017/10/04', '2017/10/07', 1500.00, 202, 104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B419];&quot;aaaa/mm/jj&quot;)" office:value-type="string" office:string-value="2017/10/05" calcext:value-type="string">
            <text:p>2017/10/05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D419];&quot;aaaa/mm/jj&quot;)" office:value-type="string" office:string-value="2017/10/05" calcext:value-type="string">
            <text:p>2017/10/05</text:p>
          </table:table-cell>
          <table:table-cell table:style-name="ce4" table:formula="of:=[.D419]+[.M419]" office:value-type="date" office:date-value="2017-10-10" calcext:value-type="date">
            <text:p>2017-10-10</text:p>
          </table:table-cell>
          <table:table-cell table:style-name="ce5" table:formula="of:=TEXT([.F419];&quot;aaaa/mm/jj&quot;)" office:value-type="string" office:string-value="2017/10/10" calcext:value-type="string">
            <text:p>2017/10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3" calcext:value-type="float">
            <text:p>193</text:p>
          </table:table-cell>
          <table:table-cell table:style-name="ce7" table:formula="of:=RANDBETWEEN(201;250)" office:value-type="float" office:value="203" calcext:value-type="float">
            <text:p>20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19];&quot;', '&quot;;[.E419];&quot;', '&quot;;[.G419];&quot;', &quot;;[.H419];&quot;, &quot;;[.I419];&quot;, &quot;;[.J419];&quot;, &quot;;[.K419];&quot;, &quot;;[.L419];&quot;);&quot;)" office:value-type="string" office:string-value="insert into contrat_loc (date_contrat, date_debut, date_fin, caution, id_contrat_loc_client, id_contrat_loc_agence, id_contrat_loc_vehicule, id_contrat_loc_accessoire) values ('2017/10/05', '2017/10/05', '2017/10/10', 1500.00, 193, 203, 4, 0);" calcext:value-type="string">
            <text:p>insert into contrat_loc (date_contrat, date_debut, date_fin, caution, id_contrat_loc_client, id_contrat_loc_agence, id_contrat_loc_vehicule, id_contrat_loc_accessoire) values ('2017/10/05', '2017/10/05', '2017/10/10', 1500.00, 193, 203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B420];&quot;aaaa/mm/jj&quot;)" office:value-type="string" office:string-value="2017/10/05" calcext:value-type="string">
            <text:p>2017/10/05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D420];&quot;aaaa/mm/jj&quot;)" office:value-type="string" office:string-value="2017/10/05" calcext:value-type="string">
            <text:p>2017/10/05</text:p>
          </table:table-cell>
          <table:table-cell table:style-name="ce4" table:formula="of:=[.D420]+[.M420]" office:value-type="date" office:date-value="2017-10-13" calcext:value-type="date">
            <text:p>2017-10-13</text:p>
          </table:table-cell>
          <table:table-cell table:style-name="ce5" table:formula="of:=TEXT([.F420];&quot;aaaa/mm/jj&quot;)" office:value-type="string" office:string-value="2017/10/13" calcext:value-type="string">
            <text:p>2017/10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0];&quot;', '&quot;;[.E420];&quot;', '&quot;;[.G420];&quot;', &quot;;[.H420];&quot;, &quot;;[.I420];&quot;, &quot;;[.J420];&quot;, &quot;;[.K420];&quot;, &quot;;[.L420];&quot;);&quot;)" office:value-type="string" office:string-value="insert into contrat_loc (date_contrat, date_debut, date_fin, caution, id_contrat_loc_client, id_contrat_loc_agence, id_contrat_loc_vehicule, id_contrat_loc_accessoire) values ('2017/10/05', '2017/10/05', '2017/10/13', 1500.00, 156, 49, 3, 7);" calcext:value-type="string">
            <text:p>insert into contrat_loc (date_contrat, date_debut, date_fin, caution, id_contrat_loc_client, id_contrat_loc_agence, id_contrat_loc_vehicule, id_contrat_loc_accessoire) values ('2017/10/05', '2017/10/05', '2017/10/13', 1500.00, 156, 49, 3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B421];&quot;aaaa/mm/jj&quot;)" office:value-type="string" office:string-value="2017/10/05" calcext:value-type="string">
            <text:p>2017/10/05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D421];&quot;aaaa/mm/jj&quot;)" office:value-type="string" office:string-value="2017/10/05" calcext:value-type="string">
            <text:p>2017/10/05</text:p>
          </table:table-cell>
          <table:table-cell table:style-name="ce4" table:formula="of:=[.D421]+[.M421]" office:value-type="date" office:date-value="2017-10-09" calcext:value-type="date">
            <text:p>2017-10-09</text:p>
          </table:table-cell>
          <table:table-cell table:style-name="ce5" table:formula="of:=TEXT([.F421];&quot;aaaa/mm/jj&quot;)" office:value-type="string" office:string-value="2017/10/09" calcext:value-type="string">
            <text:p>2017/10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0" calcext:value-type="float">
            <text:p>130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1];&quot;', '&quot;;[.E421];&quot;', '&quot;;[.G421];&quot;', &quot;;[.H421];&quot;, &quot;;[.I421];&quot;, &quot;;[.J421];&quot;, &quot;;[.K421];&quot;, &quot;;[.L421];&quot;);&quot;)" office:value-type="string" office:string-value="insert into contrat_loc (date_contrat, date_debut, date_fin, caution, id_contrat_loc_client, id_contrat_loc_agence, id_contrat_loc_vehicule, id_contrat_loc_accessoire) values ('2017/10/05', '2017/10/05', '2017/10/09', 1500.00, 130, 17, 5, 5);" calcext:value-type="string">
            <text:p>insert into contrat_loc (date_contrat, date_debut, date_fin, caution, id_contrat_loc_client, id_contrat_loc_agence, id_contrat_loc_vehicule, id_contrat_loc_accessoire) values ('2017/10/05', '2017/10/05', '2017/10/09', 1500.00, 130, 17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B422];&quot;aaaa/mm/jj&quot;)" office:value-type="string" office:string-value="2017/10/07" calcext:value-type="string">
            <text:p>2017/10/07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D422];&quot;aaaa/mm/jj&quot;)" office:value-type="string" office:string-value="2017/10/07" calcext:value-type="string">
            <text:p>2017/10/07</text:p>
          </table:table-cell>
          <table:table-cell table:style-name="ce4" table:formula="of:=[.D422]+[.M422]" office:value-type="date" office:date-value="2017-10-22" calcext:value-type="date">
            <text:p>2017-10-22</text:p>
          </table:table-cell>
          <table:table-cell table:style-name="ce5" table:formula="of:=TEXT([.F422];&quot;aaaa/mm/jj&quot;)" office:value-type="string" office:string-value="2017/10/22" calcext:value-type="string">
            <text:p>2017/10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" calcext:value-type="float">
            <text:p>17</text:p>
          </table:table-cell>
          <table:table-cell table:style-name="ce7" table:formula="of:=RANDBETWEEN(1;50)" office:value-type="float" office:value="26" calcext:value-type="float">
            <text:p>2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2];&quot;', '&quot;;[.E422];&quot;', '&quot;;[.G422];&quot;', &quot;;[.H422];&quot;, &quot;;[.I422];&quot;, &quot;;[.J422];&quot;, &quot;;[.K422];&quot;, &quot;;[.L422];&quot;);&quot;)" office:value-type="string" office:string-value="insert into contrat_loc (date_contrat, date_debut, date_fin, caution, id_contrat_loc_client, id_contrat_loc_agence, id_contrat_loc_vehicule, id_contrat_loc_accessoire) values ('2017/10/07', '2017/10/07', '2017/10/22', 1500.00, 17, 26, 2, 1);" calcext:value-type="string">
            <text:p>insert into contrat_loc (date_contrat, date_debut, date_fin, caution, id_contrat_loc_client, id_contrat_loc_agence, id_contrat_loc_vehicule, id_contrat_loc_accessoire) values ('2017/10/07', '2017/10/07', '2017/10/22', 1500.00, 17, 26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B423];&quot;aaaa/mm/jj&quot;)" office:value-type="string" office:string-value="2017/10/07" calcext:value-type="string">
            <text:p>2017/10/07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D423];&quot;aaaa/mm/jj&quot;)" office:value-type="string" office:string-value="2017/10/07" calcext:value-type="string">
            <text:p>2017/10/07</text:p>
          </table:table-cell>
          <table:table-cell table:style-name="ce4" table:formula="of:=[.D423]+[.M423]" office:value-type="date" office:date-value="2017-10-10" calcext:value-type="date">
            <text:p>2017-10-10</text:p>
          </table:table-cell>
          <table:table-cell table:style-name="ce5" table:formula="of:=TEXT([.F423];&quot;aaaa/mm/jj&quot;)" office:value-type="string" office:string-value="2017/10/10" calcext:value-type="string">
            <text:p>2017/10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1" calcext:value-type="float">
            <text:p>211</text:p>
          </table:table-cell>
          <table:table-cell table:style-name="ce7" table:formula="of:=RANDBETWEEN(201;250)" office:value-type="float" office:value="212" calcext:value-type="float">
            <text:p>21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3];&quot;', '&quot;;[.E423];&quot;', '&quot;;[.G423];&quot;', &quot;;[.H423];&quot;, &quot;;[.I423];&quot;, &quot;;[.J423];&quot;, &quot;;[.K423];&quot;, &quot;;[.L423];&quot;);&quot;)" office:value-type="string" office:string-value="insert into contrat_loc (date_contrat, date_debut, date_fin, caution, id_contrat_loc_client, id_contrat_loc_agence, id_contrat_loc_vehicule, id_contrat_loc_accessoire) values ('2017/10/07', '2017/10/07', '2017/10/10', 1500.00, 211, 212, 1, 0);" calcext:value-type="string">
            <text:p>insert into contrat_loc (date_contrat, date_debut, date_fin, caution, id_contrat_loc_client, id_contrat_loc_agence, id_contrat_loc_vehicule, id_contrat_loc_accessoire) values ('2017/10/07', '2017/10/07', '2017/10/10', 1500.00, 211, 212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B424];&quot;aaaa/mm/jj&quot;)" office:value-type="string" office:string-value="2017/10/08" calcext:value-type="string">
            <text:p>2017/10/08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D424];&quot;aaaa/mm/jj&quot;)" office:value-type="string" office:string-value="2017/10/08" calcext:value-type="string">
            <text:p>2017/10/08</text:p>
          </table:table-cell>
          <table:table-cell table:style-name="ce4" table:formula="of:=[.D424]+[.M424]" office:value-type="date" office:date-value="2017-10-19" calcext:value-type="date">
            <text:p>2017-10-19</text:p>
          </table:table-cell>
          <table:table-cell table:style-name="ce5" table:formula="of:=TEXT([.F424];&quot;aaaa/mm/jj&quot;)" office:value-type="string" office:string-value="2017/10/19" calcext:value-type="string">
            <text:p>2017/10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6" calcext:value-type="float">
            <text:p>206</text:p>
          </table:table-cell>
          <table:table-cell table:style-name="ce7" table:formula="of:=RANDBETWEEN(201;250)" office:value-type="float" office:value="229" calcext:value-type="float">
            <text:p>22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4];&quot;', '&quot;;[.E424];&quot;', '&quot;;[.G424];&quot;', &quot;;[.H424];&quot;, &quot;;[.I424];&quot;, &quot;;[.J424];&quot;, &quot;;[.K424];&quot;, &quot;;[.L424];&quot;);&quot;)" office:value-type="string" office:string-value="insert into contrat_loc (date_contrat, date_debut, date_fin, caution, id_contrat_loc_client, id_contrat_loc_agence, id_contrat_loc_vehicule, id_contrat_loc_accessoire) values ('2017/10/08', '2017/10/08', '2017/10/19', 1500.00, 206, 229, 1, 5);" calcext:value-type="string">
            <text:p>insert into contrat_loc (date_contrat, date_debut, date_fin, caution, id_contrat_loc_client, id_contrat_loc_agence, id_contrat_loc_vehicule, id_contrat_loc_accessoire) values ('2017/10/08', '2017/10/08', '2017/10/19', 1500.00, 206, 229, 1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B425];&quot;aaaa/mm/jj&quot;)" office:value-type="string" office:string-value="2017/10/08" calcext:value-type="string">
            <text:p>2017/10/08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D425];&quot;aaaa/mm/jj&quot;)" office:value-type="string" office:string-value="2017/10/08" calcext:value-type="string">
            <text:p>2017/10/08</text:p>
          </table:table-cell>
          <table:table-cell table:style-name="ce4" table:formula="of:=[.D425]+[.M425]" office:value-type="date" office:date-value="2017-10-17" calcext:value-type="date">
            <text:p>2017-10-17</text:p>
          </table:table-cell>
          <table:table-cell table:style-name="ce5" table:formula="of:=TEXT([.F425];&quot;aaaa/mm/jj&quot;)" office:value-type="string" office:string-value="2017/10/17" calcext:value-type="string">
            <text:p>2017/10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1" calcext:value-type="float">
            <text:p>91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5];&quot;', '&quot;;[.E425];&quot;', '&quot;;[.G425];&quot;', &quot;;[.H425];&quot;, &quot;;[.I425];&quot;, &quot;;[.J425];&quot;, &quot;;[.K425];&quot;, &quot;;[.L425];&quot;);&quot;)" office:value-type="string" office:string-value="insert into contrat_loc (date_contrat, date_debut, date_fin, caution, id_contrat_loc_client, id_contrat_loc_agence, id_contrat_loc_vehicule, id_contrat_loc_accessoire) values ('2017/10/08', '2017/10/08', '2017/10/17', 1500.00, 91, 87, 4, 1);" calcext:value-type="string">
            <text:p>insert into contrat_loc (date_contrat, date_debut, date_fin, caution, id_contrat_loc_client, id_contrat_loc_agence, id_contrat_loc_vehicule, id_contrat_loc_accessoire) values ('2017/10/08', '2017/10/08', '2017/10/17', 1500.00, 91, 87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date" office:date-value="2017-10-09" calcext:value-type="date">
            <text:p>2017-10-09</text:p>
          </table:table-cell>
          <table:table-cell table:style-name="ce5" table:formula="of:=TEXT([.B426];&quot;aaaa/mm/jj&quot;)" office:value-type="string" office:string-value="2017/10/09" calcext:value-type="string">
            <text:p>2017/10/09</text:p>
          </table:table-cell>
          <table:table-cell table:style-name="ce4" office:value-type="date" office:date-value="2017-10-09" calcext:value-type="date">
            <text:p>2017-10-09</text:p>
          </table:table-cell>
          <table:table-cell table:style-name="ce5" table:formula="of:=TEXT([.D426];&quot;aaaa/mm/jj&quot;)" office:value-type="string" office:string-value="2017/10/09" calcext:value-type="string">
            <text:p>2017/10/09</text:p>
          </table:table-cell>
          <table:table-cell table:style-name="ce4" table:formula="of:=[.D426]+[.M426]" office:value-type="date" office:date-value="2017-10-12" calcext:value-type="date">
            <text:p>2017-10-12</text:p>
          </table:table-cell>
          <table:table-cell table:style-name="ce5" table:formula="of:=TEXT([.F426];&quot;aaaa/mm/jj&quot;)" office:value-type="string" office:string-value="2017/10/12" calcext:value-type="string">
            <text:p>2017/10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3" calcext:value-type="float">
            <text:p>63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6];&quot;', '&quot;;[.E426];&quot;', '&quot;;[.G426];&quot;', &quot;;[.H426];&quot;, &quot;;[.I426];&quot;, &quot;;[.J426];&quot;, &quot;;[.K426];&quot;, &quot;;[.L426];&quot;);&quot;)" office:value-type="string" office:string-value="insert into contrat_loc (date_contrat, date_debut, date_fin, caution, id_contrat_loc_client, id_contrat_loc_agence, id_contrat_loc_vehicule, id_contrat_loc_accessoire) values ('2017/10/09', '2017/10/09', '2017/10/12', 1500.00, 63, 1, 5, 6);" calcext:value-type="string">
            <text:p>insert into contrat_loc (date_contrat, date_debut, date_fin, caution, id_contrat_loc_client, id_contrat_loc_agence, id_contrat_loc_vehicule, id_contrat_loc_accessoire) values ('2017/10/09', '2017/10/09', '2017/10/12', 1500.00, 63, 1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4" office:value-type="date" office:date-value="2017-10-11" calcext:value-type="date">
            <text:p>2017-10-11</text:p>
          </table:table-cell>
          <table:table-cell table:style-name="ce5" table:formula="of:=TEXT([.B427];&quot;aaaa/mm/jj&quot;)" office:value-type="string" office:string-value="2017/10/11" calcext:value-type="string">
            <text:p>2017/10/11</text:p>
          </table:table-cell>
          <table:table-cell table:style-name="ce4" office:value-type="date" office:date-value="2017-10-11" calcext:value-type="date">
            <text:p>2017-10-11</text:p>
          </table:table-cell>
          <table:table-cell table:style-name="ce5" table:formula="of:=TEXT([.D427];&quot;aaaa/mm/jj&quot;)" office:value-type="string" office:string-value="2017/10/11" calcext:value-type="string">
            <text:p>2017/10/11</text:p>
          </table:table-cell>
          <table:table-cell table:style-name="ce4" table:formula="of:=[.D427]+[.M427]" office:value-type="date" office:date-value="2017-10-20" calcext:value-type="date">
            <text:p>2017-10-20</text:p>
          </table:table-cell>
          <table:table-cell table:style-name="ce5" table:formula="of:=TEXT([.F427];&quot;aaaa/mm/jj&quot;)" office:value-type="string" office:string-value="2017/10/20" calcext:value-type="string">
            <text:p>2017/10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101;150)" office:value-type="float" office:value="124" calcext:value-type="float">
            <text:p>12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7];&quot;', '&quot;;[.E427];&quot;', '&quot;;[.G427];&quot;', &quot;;[.H427];&quot;, &quot;;[.I427];&quot;, &quot;;[.J427];&quot;, &quot;;[.K427];&quot;, &quot;;[.L427];&quot;);&quot;)" office:value-type="string" office:string-value="insert into contrat_loc (date_contrat, date_debut, date_fin, caution, id_contrat_loc_client, id_contrat_loc_agence, id_contrat_loc_vehicule, id_contrat_loc_accessoire) values ('2017/10/11', '2017/10/11', '2017/10/20', 1500.00, 95, 124, 4, 0);" calcext:value-type="string">
            <text:p>insert into contrat_loc (date_contrat, date_debut, date_fin, caution, id_contrat_loc_client, id_contrat_loc_agence, id_contrat_loc_vehicule, id_contrat_loc_accessoire) values ('2017/10/11', '2017/10/11', '2017/10/20', 1500.00, 95, 124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date" office:date-value="2017-10-12" calcext:value-type="date">
            <text:p>2017-10-12</text:p>
          </table:table-cell>
          <table:table-cell table:style-name="ce5" table:formula="of:=TEXT([.B428];&quot;aaaa/mm/jj&quot;)" office:value-type="string" office:string-value="2017/10/12" calcext:value-type="string">
            <text:p>2017/10/12</text:p>
          </table:table-cell>
          <table:table-cell table:style-name="ce4" office:value-type="date" office:date-value="2017-10-12" calcext:value-type="date">
            <text:p>2017-10-12</text:p>
          </table:table-cell>
          <table:table-cell table:style-name="ce5" table:formula="of:=TEXT([.D428];&quot;aaaa/mm/jj&quot;)" office:value-type="string" office:string-value="2017/10/12" calcext:value-type="string">
            <text:p>2017/10/12</text:p>
          </table:table-cell>
          <table:table-cell table:style-name="ce4" table:formula="of:=[.D428]+[.M428]" office:value-type="date" office:date-value="2017-10-21" calcext:value-type="date">
            <text:p>2017-10-21</text:p>
          </table:table-cell>
          <table:table-cell table:style-name="ce5" table:formula="of:=TEXT([.F428];&quot;aaaa/mm/jj&quot;)" office:value-type="string" office:string-value="2017/10/21" calcext:value-type="string">
            <text:p>2017/10/21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11" calcext:value-type="float">
            <text:p>211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8];&quot;', '&quot;;[.E428];&quot;', '&quot;;[.G428];&quot;', &quot;;[.H428];&quot;, &quot;;[.I428];&quot;, &quot;;[.J428];&quot;, &quot;;[.K428];&quot;, &quot;;[.L428];&quot;);&quot;)" office:value-type="string" office:string-value="insert into contrat_loc (date_contrat, date_debut, date_fin, caution, id_contrat_loc_client, id_contrat_loc_agence, id_contrat_loc_vehicule, id_contrat_loc_accessoire) values ('2017/10/12', '2017/10/12', '2017/10/21', 1500.00, 211, 241, 3, 0);" calcext:value-type="string">
            <text:p>insert into contrat_loc (date_contrat, date_debut, date_fin, caution, id_contrat_loc_client, id_contrat_loc_agence, id_contrat_loc_vehicule, id_contrat_loc_accessoire) values ('2017/10/12', '2017/10/12', '2017/10/21', 1500.00, 211, 241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4" office:value-type="date" office:date-value="2017-10-13" calcext:value-type="date">
            <text:p>2017-10-13</text:p>
          </table:table-cell>
          <table:table-cell table:style-name="ce5" table:formula="of:=TEXT([.B429];&quot;aaaa/mm/jj&quot;)" office:value-type="string" office:string-value="2017/10/13" calcext:value-type="string">
            <text:p>2017/10/13</text:p>
          </table:table-cell>
          <table:table-cell table:style-name="ce4" office:value-type="date" office:date-value="2017-10-13" calcext:value-type="date">
            <text:p>2017-10-13</text:p>
          </table:table-cell>
          <table:table-cell table:style-name="ce5" table:formula="of:=TEXT([.D429];&quot;aaaa/mm/jj&quot;)" office:value-type="string" office:string-value="2017/10/13" calcext:value-type="string">
            <text:p>2017/10/13</text:p>
          </table:table-cell>
          <table:table-cell table:style-name="ce4" table:formula="of:=[.D429]+[.M429]" office:value-type="date" office:date-value="2017-10-16" calcext:value-type="date">
            <text:p>2017-10-16</text:p>
          </table:table-cell>
          <table:table-cell table:style-name="ce5" table:formula="of:=TEXT([.F429];&quot;aaaa/mm/jj&quot;)" office:value-type="string" office:string-value="2017/10/16" calcext:value-type="string">
            <text:p>2017/10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" calcext:value-type="float">
            <text:p>7</text:p>
          </table:table-cell>
          <table:table-cell table:style-name="ce7" table:formula="of:=RANDBETWEEN(51;100)" office:value-type="float" office:value="61" calcext:value-type="float">
            <text:p>6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29];&quot;', '&quot;;[.E429];&quot;', '&quot;;[.G429];&quot;', &quot;;[.H429];&quot;, &quot;;[.I429];&quot;, &quot;;[.J429];&quot;, &quot;;[.K429];&quot;, &quot;;[.L429];&quot;);&quot;)" office:value-type="string" office:string-value="insert into contrat_loc (date_contrat, date_debut, date_fin, caution, id_contrat_loc_client, id_contrat_loc_agence, id_contrat_loc_vehicule, id_contrat_loc_accessoire) values ('2017/10/13', '2017/10/13', '2017/10/16', 1500.00, 7, 61, 4, 0);" calcext:value-type="string">
            <text:p>insert into contrat_loc (date_contrat, date_debut, date_fin, caution, id_contrat_loc_client, id_contrat_loc_agence, id_contrat_loc_vehicule, id_contrat_loc_accessoire) values ('2017/10/13', '2017/10/13', '2017/10/16', 1500.00, 7, 61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B430];&quot;aaaa/mm/jj&quot;)" office:value-type="string" office:string-value="2017/10/15" calcext:value-type="string">
            <text:p>2017/10/15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D430];&quot;aaaa/mm/jj&quot;)" office:value-type="string" office:string-value="2017/10/15" calcext:value-type="string">
            <text:p>2017/10/15</text:p>
          </table:table-cell>
          <table:table-cell table:style-name="ce4" table:formula="of:=[.D430]+[.M430]" office:value-type="date" office:date-value="2017-10-29" calcext:value-type="date">
            <text:p>2017-10-29</text:p>
          </table:table-cell>
          <table:table-cell table:style-name="ce5" table:formula="of:=TEXT([.F430];&quot;aaaa/mm/jj&quot;)" office:value-type="string" office:string-value="2017/10/29" calcext:value-type="string">
            <text:p>2017/10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2" calcext:value-type="float">
            <text:p>42</text:p>
          </table:table-cell>
          <table:table-cell table:style-name="ce7" table:formula="of:=RANDBETWEEN(101;150)" office:value-type="float" office:value="120" calcext:value-type="float">
            <text:p>12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0];&quot;', '&quot;;[.E430];&quot;', '&quot;;[.G430];&quot;', &quot;;[.H430];&quot;, &quot;;[.I430];&quot;, &quot;;[.J430];&quot;, &quot;;[.K430];&quot;, &quot;;[.L430];&quot;);&quot;)" office:value-type="string" office:string-value="insert into contrat_loc (date_contrat, date_debut, date_fin, caution, id_contrat_loc_client, id_contrat_loc_agence, id_contrat_loc_vehicule, id_contrat_loc_accessoire) values ('2017/10/15', '2017/10/15', '2017/10/29', 1500.00, 42, 120, 3, 4);" calcext:value-type="string">
            <text:p>insert into contrat_loc (date_contrat, date_debut, date_fin, caution, id_contrat_loc_client, id_contrat_loc_agence, id_contrat_loc_vehicule, id_contrat_loc_accessoire) values ('2017/10/15', '2017/10/15', '2017/10/29', 1500.00, 42, 120, 3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B431];&quot;aaaa/mm/jj&quot;)" office:value-type="string" office:string-value="2017/10/15" calcext:value-type="string">
            <text:p>2017/10/15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D431];&quot;aaaa/mm/jj&quot;)" office:value-type="string" office:string-value="2017/10/15" calcext:value-type="string">
            <text:p>2017/10/15</text:p>
          </table:table-cell>
          <table:table-cell table:style-name="ce4" table:formula="of:=[.D431]+[.M431]" office:value-type="date" office:date-value="2017-10-21" calcext:value-type="date">
            <text:p>2017-10-21</text:p>
          </table:table-cell>
          <table:table-cell table:style-name="ce5" table:formula="of:=TEXT([.F431];&quot;aaaa/mm/jj&quot;)" office:value-type="string" office:string-value="2017/10/21" calcext:value-type="string">
            <text:p>2017/10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4" calcext:value-type="float">
            <text:p>104</text:p>
          </table:table-cell>
          <table:table-cell table:style-name="ce7" table:formula="of:=RANDBETWEEN(101;150)" office:value-type="float" office:value="122" calcext:value-type="float">
            <text:p>1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1];&quot;', '&quot;;[.E431];&quot;', '&quot;;[.G431];&quot;', &quot;;[.H431];&quot;, &quot;;[.I431];&quot;, &quot;;[.J431];&quot;, &quot;;[.K431];&quot;, &quot;;[.L431];&quot;);&quot;)" office:value-type="string" office:string-value="insert into contrat_loc (date_contrat, date_debut, date_fin, caution, id_contrat_loc_client, id_contrat_loc_agence, id_contrat_loc_vehicule, id_contrat_loc_accessoire) values ('2017/10/15', '2017/10/15', '2017/10/21', 1500.00, 104, 122, 5, 3);" calcext:value-type="string">
            <text:p>insert into contrat_loc (date_contrat, date_debut, date_fin, caution, id_contrat_loc_client, id_contrat_loc_agence, id_contrat_loc_vehicule, id_contrat_loc_accessoire) values ('2017/10/15', '2017/10/15', '2017/10/21', 1500.00, 104, 122, 5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date" office:date-value="2017-10-16" calcext:value-type="date">
            <text:p>2017-10-16</text:p>
          </table:table-cell>
          <table:table-cell table:style-name="ce5" table:formula="of:=TEXT([.B432];&quot;aaaa/mm/jj&quot;)" office:value-type="string" office:string-value="2017/10/16" calcext:value-type="string">
            <text:p>2017/10/16</text:p>
          </table:table-cell>
          <table:table-cell table:style-name="ce4" office:value-type="date" office:date-value="2017-10-16" calcext:value-type="date">
            <text:p>2017-10-16</text:p>
          </table:table-cell>
          <table:table-cell table:style-name="ce5" table:formula="of:=TEXT([.D432];&quot;aaaa/mm/jj&quot;)" office:value-type="string" office:string-value="2017/10/16" calcext:value-type="string">
            <text:p>2017/10/16</text:p>
          </table:table-cell>
          <table:table-cell table:style-name="ce4" table:formula="of:=[.D432]+[.M432]" office:value-type="date" office:date-value="2017-10-25" calcext:value-type="date">
            <text:p>2017-10-25</text:p>
          </table:table-cell>
          <table:table-cell table:style-name="ce5" table:formula="of:=TEXT([.F432];&quot;aaaa/mm/jj&quot;)" office:value-type="string" office:string-value="2017/10/25" calcext:value-type="string">
            <text:p>2017/10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201;250)" office:value-type="float" office:value="250" calcext:value-type="float">
            <text:p>25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2];&quot;', '&quot;;[.E432];&quot;', '&quot;;[.G432];&quot;', &quot;;[.H432];&quot;, &quot;;[.I432];&quot;, &quot;;[.J432];&quot;, &quot;;[.K432];&quot;, &quot;;[.L432];&quot;);&quot;)" office:value-type="string" office:string-value="insert into contrat_loc (date_contrat, date_debut, date_fin, caution, id_contrat_loc_client, id_contrat_loc_agence, id_contrat_loc_vehicule, id_contrat_loc_accessoire) values ('2017/10/16', '2017/10/16', '2017/10/25', 1500.00, 178, 250, 3, 2);" calcext:value-type="string">
            <text:p>insert into contrat_loc (date_contrat, date_debut, date_fin, caution, id_contrat_loc_client, id_contrat_loc_agence, id_contrat_loc_vehicule, id_contrat_loc_accessoire) values ('2017/10/16', '2017/10/16', '2017/10/25', 1500.00, 178, 250, 3, 2);</text:p>
          </table:table-cell>
          <table:table-cell table:number-columns-repeated="1008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4" office:value-type="date" office:date-value="2017-10-18" calcext:value-type="date">
            <text:p>2017-10-18</text:p>
          </table:table-cell>
          <table:table-cell table:style-name="ce5" table:formula="of:=TEXT([.B433];&quot;aaaa/mm/jj&quot;)" office:value-type="string" office:string-value="2017/10/18" calcext:value-type="string">
            <text:p>2017/10/18</text:p>
          </table:table-cell>
          <table:table-cell table:style-name="ce4" office:value-type="date" office:date-value="2017-10-18" calcext:value-type="date">
            <text:p>2017-10-18</text:p>
          </table:table-cell>
          <table:table-cell table:style-name="ce5" table:formula="of:=TEXT([.D433];&quot;aaaa/mm/jj&quot;)" office:value-type="string" office:string-value="2017/10/18" calcext:value-type="string">
            <text:p>2017/10/18</text:p>
          </table:table-cell>
          <table:table-cell table:style-name="ce4" table:formula="of:=[.D433]+[.M433]" office:value-type="date" office:date-value="2017-10-23" calcext:value-type="date">
            <text:p>2017-10-23</text:p>
          </table:table-cell>
          <table:table-cell table:style-name="ce5" table:formula="of:=TEXT([.F433];&quot;aaaa/mm/jj&quot;)" office:value-type="string" office:string-value="2017/10/23" calcext:value-type="string">
            <text:p>2017/10/2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62" calcext:value-type="float">
            <text:p>162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3];&quot;', '&quot;;[.E433];&quot;', '&quot;;[.G433];&quot;', &quot;;[.H433];&quot;, &quot;;[.I433];&quot;, &quot;;[.J433];&quot;, &quot;;[.K433];&quot;, &quot;;[.L433];&quot;);&quot;)" office:value-type="string" office:string-value="insert into contrat_loc (date_contrat, date_debut, date_fin, caution, id_contrat_loc_client, id_contrat_loc_agence, id_contrat_loc_vehicule, id_contrat_loc_accessoire) values ('2017/10/18', '2017/10/18', '2017/10/23', 1500.00, 162, 111, 2, 6);" calcext:value-type="string">
            <text:p>insert into contrat_loc (date_contrat, date_debut, date_fin, caution, id_contrat_loc_client, id_contrat_loc_agence, id_contrat_loc_vehicule, id_contrat_loc_accessoire) values ('2017/10/18', '2017/10/18', '2017/10/23', 1500.00, 162, 111, 2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B434];&quot;aaaa/mm/jj&quot;)" office:value-type="string" office:string-value="2017/10/19" calcext:value-type="string">
            <text:p>2017/10/19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D434];&quot;aaaa/mm/jj&quot;)" office:value-type="string" office:string-value="2017/10/19" calcext:value-type="string">
            <text:p>2017/10/19</text:p>
          </table:table-cell>
          <table:table-cell table:style-name="ce4" table:formula="of:=[.D434]+[.M434]" office:value-type="date" office:date-value="2017-10-22" calcext:value-type="date">
            <text:p>2017-10-22</text:p>
          </table:table-cell>
          <table:table-cell table:style-name="ce5" table:formula="of:=TEXT([.F434];&quot;aaaa/mm/jj&quot;)" office:value-type="string" office:string-value="2017/10/22" calcext:value-type="string">
            <text:p>2017/10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0" calcext:value-type="float">
            <text:p>220</text:p>
          </table:table-cell>
          <table:table-cell table:style-name="ce7" table:formula="of:=RANDBETWEEN(151;200)" office:value-type="float" office:value="171" calcext:value-type="float">
            <text:p>17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4];&quot;', '&quot;;[.E434];&quot;', '&quot;;[.G434];&quot;', &quot;;[.H434];&quot;, &quot;;[.I434];&quot;, &quot;;[.J434];&quot;, &quot;;[.K434];&quot;, &quot;;[.L434];&quot;);&quot;)" office:value-type="string" office:string-value="insert into contrat_loc (date_contrat, date_debut, date_fin, caution, id_contrat_loc_client, id_contrat_loc_agence, id_contrat_loc_vehicule, id_contrat_loc_accessoire) values ('2017/10/19', '2017/10/19', '2017/10/22', 1500.00, 220, 171, 3, 6);" calcext:value-type="string">
            <text:p>insert into contrat_loc (date_contrat, date_debut, date_fin, caution, id_contrat_loc_client, id_contrat_loc_agence, id_contrat_loc_vehicule, id_contrat_loc_accessoire) values ('2017/10/19', '2017/10/19', '2017/10/22', 1500.00, 220, 171, 3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B435];&quot;aaaa/mm/jj&quot;)" office:value-type="string" office:string-value="2017/10/19" calcext:value-type="string">
            <text:p>2017/10/19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D435];&quot;aaaa/mm/jj&quot;)" office:value-type="string" office:string-value="2017/10/19" calcext:value-type="string">
            <text:p>2017/10/19</text:p>
          </table:table-cell>
          <table:table-cell table:style-name="ce4" table:formula="of:=[.D435]+[.M435]" office:value-type="date" office:date-value="2017-10-30" calcext:value-type="date">
            <text:p>2017-10-30</text:p>
          </table:table-cell>
          <table:table-cell table:style-name="ce5" table:formula="of:=TEXT([.F435];&quot;aaaa/mm/jj&quot;)" office:value-type="string" office:string-value="2017/10/30" calcext:value-type="string">
            <text:p>2017/10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" calcext:value-type="float">
            <text:p>10</text:p>
          </table:table-cell>
          <table:table-cell table:style-name="ce7" table:formula="of:=RANDBETWEEN(151;200)" office:value-type="float" office:value="165" calcext:value-type="float">
            <text:p>16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5];&quot;', '&quot;;[.E435];&quot;', '&quot;;[.G435];&quot;', &quot;;[.H435];&quot;, &quot;;[.I435];&quot;, &quot;;[.J435];&quot;, &quot;;[.K435];&quot;, &quot;;[.L435];&quot;);&quot;)" office:value-type="string" office:string-value="insert into contrat_loc (date_contrat, date_debut, date_fin, caution, id_contrat_loc_client, id_contrat_loc_agence, id_contrat_loc_vehicule, id_contrat_loc_accessoire) values ('2017/10/19', '2017/10/19', '2017/10/30', 1500.00, 10, 165, 3, 1);" calcext:value-type="string">
            <text:p>insert into contrat_loc (date_contrat, date_debut, date_fin, caution, id_contrat_loc_client, id_contrat_loc_agence, id_contrat_loc_vehicule, id_contrat_loc_accessoire) values ('2017/10/19', '2017/10/19', '2017/10/30', 1500.00, 10, 165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B436];&quot;aaaa/mm/jj&quot;)" office:value-type="string" office:string-value="2017/10/23" calcext:value-type="string">
            <text:p>2017/10/23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D436];&quot;aaaa/mm/jj&quot;)" office:value-type="string" office:string-value="2017/10/23" calcext:value-type="string">
            <text:p>2017/10/23</text:p>
          </table:table-cell>
          <table:table-cell table:style-name="ce4" table:formula="of:=[.D436]+[.M436]" office:value-type="date" office:date-value="2017-11-02" calcext:value-type="date">
            <text:p>2017-11-02</text:p>
          </table:table-cell>
          <table:table-cell table:style-name="ce5" table:formula="of:=TEXT([.F436];&quot;aaaa/mm/jj&quot;)" office:value-type="string" office:string-value="2017/11/02" calcext:value-type="string">
            <text:p>2017/11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6" calcext:value-type="float">
            <text:p>236</text:p>
          </table:table-cell>
          <table:table-cell table:style-name="ce7" table:formula="of:=RANDBETWEEN(151;200)" office:value-type="float" office:value="198" calcext:value-type="float">
            <text:p>19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6];&quot;', '&quot;;[.E436];&quot;', '&quot;;[.G436];&quot;', &quot;;[.H436];&quot;, &quot;;[.I436];&quot;, &quot;;[.J436];&quot;, &quot;;[.K436];&quot;, &quot;;[.L436];&quot;);&quot;)" office:value-type="string" office:string-value="insert into contrat_loc (date_contrat, date_debut, date_fin, caution, id_contrat_loc_client, id_contrat_loc_agence, id_contrat_loc_vehicule, id_contrat_loc_accessoire) values ('2017/10/23', '2017/10/23', '2017/11/02', 1500.00, 236, 198, 4, 6);" calcext:value-type="string">
            <text:p>insert into contrat_loc (date_contrat, date_debut, date_fin, caution, id_contrat_loc_client, id_contrat_loc_agence, id_contrat_loc_vehicule, id_contrat_loc_accessoire) values ('2017/10/23', '2017/10/23', '2017/11/02', 1500.00, 236, 198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B437];&quot;aaaa/mm/jj&quot;)" office:value-type="string" office:string-value="2017/10/23" calcext:value-type="string">
            <text:p>2017/10/23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D437];&quot;aaaa/mm/jj&quot;)" office:value-type="string" office:string-value="2017/10/23" calcext:value-type="string">
            <text:p>2017/10/23</text:p>
          </table:table-cell>
          <table:table-cell table:style-name="ce4" table:formula="of:=[.D437]+[.M437]" office:value-type="date" office:date-value="2017-10-28" calcext:value-type="date">
            <text:p>2017-10-28</text:p>
          </table:table-cell>
          <table:table-cell table:style-name="ce5" table:formula="of:=TEXT([.F437];&quot;aaaa/mm/jj&quot;)" office:value-type="string" office:string-value="2017/10/28" calcext:value-type="string">
            <text:p>2017/10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7" calcext:value-type="float">
            <text:p>207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7];&quot;', '&quot;;[.E437];&quot;', '&quot;;[.G437];&quot;', &quot;;[.H437];&quot;, &quot;;[.I437];&quot;, &quot;;[.J437];&quot;, &quot;;[.K437];&quot;, &quot;;[.L437];&quot;);&quot;)" office:value-type="string" office:string-value="insert into contrat_loc (date_contrat, date_debut, date_fin, caution, id_contrat_loc_client, id_contrat_loc_agence, id_contrat_loc_vehicule, id_contrat_loc_accessoire) values ('2017/10/23', '2017/10/23', '2017/10/28', 1500.00, 207, 9, 2, 1);" calcext:value-type="string">
            <text:p>insert into contrat_loc (date_contrat, date_debut, date_fin, caution, id_contrat_loc_client, id_contrat_loc_agence, id_contrat_loc_vehicule, id_contrat_loc_accessoire) values ('2017/10/23', '2017/10/23', '2017/10/28', 1500.00, 207, 9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date" office:date-value="2017-10-24" calcext:value-type="date">
            <text:p>2017-10-24</text:p>
          </table:table-cell>
          <table:table-cell table:style-name="ce5" table:formula="of:=TEXT([.B438];&quot;aaaa/mm/jj&quot;)" office:value-type="string" office:string-value="2017/10/24" calcext:value-type="string">
            <text:p>2017/10/24</text:p>
          </table:table-cell>
          <table:table-cell table:style-name="ce4" office:value-type="date" office:date-value="2017-10-24" calcext:value-type="date">
            <text:p>2017-10-24</text:p>
          </table:table-cell>
          <table:table-cell table:style-name="ce5" table:formula="of:=TEXT([.D438];&quot;aaaa/mm/jj&quot;)" office:value-type="string" office:string-value="2017/10/24" calcext:value-type="string">
            <text:p>2017/10/24</text:p>
          </table:table-cell>
          <table:table-cell table:style-name="ce4" table:formula="of:=[.D438]+[.M438]" office:value-type="date" office:date-value="2017-11-04" calcext:value-type="date">
            <text:p>2017-11-04</text:p>
          </table:table-cell>
          <table:table-cell table:style-name="ce5" table:formula="of:=TEXT([.F438];&quot;aaaa/mm/jj&quot;)" office:value-type="string" office:string-value="2017/11/04" calcext:value-type="string">
            <text:p>2017/11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3" calcext:value-type="float">
            <text:p>93</text:p>
          </table:table-cell>
          <table:table-cell table:style-name="ce7" table:formula="of:=RANDBETWEEN(201;250)" office:value-type="float" office:value="203" calcext:value-type="float">
            <text:p>20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8];&quot;', '&quot;;[.E438];&quot;', '&quot;;[.G438];&quot;', &quot;;[.H438];&quot;, &quot;;[.I438];&quot;, &quot;;[.J438];&quot;, &quot;;[.K438];&quot;, &quot;;[.L438];&quot;);&quot;)" office:value-type="string" office:string-value="insert into contrat_loc (date_contrat, date_debut, date_fin, caution, id_contrat_loc_client, id_contrat_loc_agence, id_contrat_loc_vehicule, id_contrat_loc_accessoire) values ('2017/10/24', '2017/10/24', '2017/11/04', 1500.00, 93, 203, 2, 0);" calcext:value-type="string">
            <text:p>insert into contrat_loc (date_contrat, date_debut, date_fin, caution, id_contrat_loc_client, id_contrat_loc_agence, id_contrat_loc_vehicule, id_contrat_loc_accessoire) values ('2017/10/24', '2017/10/24', '2017/11/04', 1500.00, 93, 203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B439];&quot;aaaa/mm/jj&quot;)" office:value-type="string" office:string-value="2017/10/26" calcext:value-type="string">
            <text:p>2017/10/26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D439];&quot;aaaa/mm/jj&quot;)" office:value-type="string" office:string-value="2017/10/26" calcext:value-type="string">
            <text:p>2017/10/26</text:p>
          </table:table-cell>
          <table:table-cell table:style-name="ce4" table:formula="of:=[.D439]+[.M439]" office:value-type="date" office:date-value="2017-11-08" calcext:value-type="date">
            <text:p>2017-11-08</text:p>
          </table:table-cell>
          <table:table-cell table:style-name="ce5" table:formula="of:=TEXT([.F439];&quot;aaaa/mm/jj&quot;)" office:value-type="string" office:string-value="2017/11/08" calcext:value-type="string">
            <text:p>2017/11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8" calcext:value-type="float">
            <text:p>48</text:p>
          </table:table-cell>
          <table:table-cell table:style-name="ce7" table:formula="of:=RANDBETWEEN(51;100)" office:value-type="float" office:value="78" calcext:value-type="float">
            <text:p>7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39];&quot;', '&quot;;[.E439];&quot;', '&quot;;[.G439];&quot;', &quot;;[.H439];&quot;, &quot;;[.I439];&quot;, &quot;;[.J439];&quot;, &quot;;[.K439];&quot;, &quot;;[.L439];&quot;);&quot;)" office:value-type="string" office:string-value="insert into contrat_loc (date_contrat, date_debut, date_fin, caution, id_contrat_loc_client, id_contrat_loc_agence, id_contrat_loc_vehicule, id_contrat_loc_accessoire) values ('2017/10/26', '2017/10/26', '2017/11/08', 1500.00, 48, 78, 1, 0);" calcext:value-type="string">
            <text:p>insert into contrat_loc (date_contrat, date_debut, date_fin, caution, id_contrat_loc_client, id_contrat_loc_agence, id_contrat_loc_vehicule, id_contrat_loc_accessoire) values ('2017/10/26', '2017/10/26', '2017/11/08', 1500.00, 48, 78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B440];&quot;aaaa/mm/jj&quot;)" office:value-type="string" office:string-value="2017/10/26" calcext:value-type="string">
            <text:p>2017/10/26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D440];&quot;aaaa/mm/jj&quot;)" office:value-type="string" office:string-value="2017/10/26" calcext:value-type="string">
            <text:p>2017/10/26</text:p>
          </table:table-cell>
          <table:table-cell table:style-name="ce4" table:formula="of:=[.D440]+[.M440]" office:value-type="date" office:date-value="2017-11-03" calcext:value-type="date">
            <text:p>2017-11-03</text:p>
          </table:table-cell>
          <table:table-cell table:style-name="ce5" table:formula="of:=TEXT([.F440];&quot;aaaa/mm/jj&quot;)" office:value-type="string" office:string-value="2017/11/03" calcext:value-type="string">
            <text:p>2017/11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51;100)" office:value-type="float" office:value="71" calcext:value-type="float">
            <text:p>7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0];&quot;', '&quot;;[.E440];&quot;', '&quot;;[.G440];&quot;', &quot;;[.H440];&quot;, &quot;;[.I440];&quot;, &quot;;[.J440];&quot;, &quot;;[.K440];&quot;, &quot;;[.L440];&quot;);&quot;)" office:value-type="string" office:string-value="insert into contrat_loc (date_contrat, date_debut, date_fin, caution, id_contrat_loc_client, id_contrat_loc_agence, id_contrat_loc_vehicule, id_contrat_loc_accessoire) values ('2017/10/26', '2017/10/26', '2017/11/03', 1500.00, 134, 71, 4, 0);" calcext:value-type="string">
            <text:p>insert into contrat_loc (date_contrat, date_debut, date_fin, caution, id_contrat_loc_client, id_contrat_loc_agence, id_contrat_loc_vehicule, id_contrat_loc_accessoire) values ('2017/10/26', '2017/10/26', '2017/11/03', 1500.00, 134, 71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B441];&quot;aaaa/mm/jj&quot;)" office:value-type="string" office:string-value="2017/10/28" calcext:value-type="string">
            <text:p>2017/10/28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D441];&quot;aaaa/mm/jj&quot;)" office:value-type="string" office:string-value="2017/10/28" calcext:value-type="string">
            <text:p>2017/10/28</text:p>
          </table:table-cell>
          <table:table-cell table:style-name="ce4" table:formula="of:=[.D441]+[.M441]" office:value-type="date" office:date-value="2017-11-09" calcext:value-type="date">
            <text:p>2017-11-09</text:p>
          </table:table-cell>
          <table:table-cell table:style-name="ce5" table:formula="of:=TEXT([.F441];&quot;aaaa/mm/jj&quot;)" office:value-type="string" office:string-value="2017/11/09" calcext:value-type="string">
            <text:p>2017/1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2" calcext:value-type="float">
            <text:p>72</text:p>
          </table:table-cell>
          <table:table-cell table:style-name="ce7" table:formula="of:=RANDBETWEEN(101;150)" office:value-type="float" office:value="117" calcext:value-type="float">
            <text:p>1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1];&quot;', '&quot;;[.E441];&quot;', '&quot;;[.G441];&quot;', &quot;;[.H441];&quot;, &quot;;[.I441];&quot;, &quot;;[.J441];&quot;, &quot;;[.K441];&quot;, &quot;;[.L441];&quot;);&quot;)" office:value-type="string" office:string-value="insert into contrat_loc (date_contrat, date_debut, date_fin, caution, id_contrat_loc_client, id_contrat_loc_agence, id_contrat_loc_vehicule, id_contrat_loc_accessoire) values ('2017/10/28', '2017/10/28', '2017/11/09', 1500.00, 72, 117, 5, 0);" calcext:value-type="string">
            <text:p>insert into contrat_loc (date_contrat, date_debut, date_fin, caution, id_contrat_loc_client, id_contrat_loc_agence, id_contrat_loc_vehicule, id_contrat_loc_accessoire) values ('2017/10/28', '2017/10/28', '2017/11/09', 1500.00, 72, 117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B442];&quot;aaaa/mm/jj&quot;)" office:value-type="string" office:string-value="2017/10/28" calcext:value-type="string">
            <text:p>2017/10/28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D442];&quot;aaaa/mm/jj&quot;)" office:value-type="string" office:string-value="2017/10/28" calcext:value-type="string">
            <text:p>2017/10/28</text:p>
          </table:table-cell>
          <table:table-cell table:style-name="ce4" table:formula="of:=[.D442]+[.M442]" office:value-type="date" office:date-value="2017-10-30" calcext:value-type="date">
            <text:p>2017-10-30</text:p>
          </table:table-cell>
          <table:table-cell table:style-name="ce5" table:formula="of:=TEXT([.F442];&quot;aaaa/mm/jj&quot;)" office:value-type="string" office:string-value="2017/10/30" calcext:value-type="string">
            <text:p>2017/10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7" calcext:value-type="float">
            <text:p>237</text:p>
          </table:table-cell>
          <table:table-cell table:style-name="ce7" table:formula="of:=RANDBETWEEN(151;200)" office:value-type="float" office:value="199" calcext:value-type="float">
            <text:p>19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2];&quot;', '&quot;;[.E442];&quot;', '&quot;;[.G442];&quot;', &quot;;[.H442];&quot;, &quot;;[.I442];&quot;, &quot;;[.J442];&quot;, &quot;;[.K442];&quot;, &quot;;[.L442];&quot;);&quot;)" office:value-type="string" office:string-value="insert into contrat_loc (date_contrat, date_debut, date_fin, caution, id_contrat_loc_client, id_contrat_loc_agence, id_contrat_loc_vehicule, id_contrat_loc_accessoire) values ('2017/10/28', '2017/10/28', '2017/10/30', 1500.00, 237, 199, 5, 0);" calcext:value-type="string">
            <text:p>insert into contrat_loc (date_contrat, date_debut, date_fin, caution, id_contrat_loc_client, id_contrat_loc_agence, id_contrat_loc_vehicule, id_contrat_loc_accessoire) values ('2017/10/28', '2017/10/28', '2017/10/30', 1500.00, 237, 199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B443];&quot;aaaa/mm/jj&quot;)" office:value-type="string" office:string-value="2017/10/28" calcext:value-type="string">
            <text:p>2017/10/28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D443];&quot;aaaa/mm/jj&quot;)" office:value-type="string" office:string-value="2017/10/28" calcext:value-type="string">
            <text:p>2017/10/28</text:p>
          </table:table-cell>
          <table:table-cell table:style-name="ce4" table:formula="of:=[.D443]+[.M443]" office:value-type="date" office:date-value="2017-11-08" calcext:value-type="date">
            <text:p>2017-11-08</text:p>
          </table:table-cell>
          <table:table-cell table:style-name="ce5" table:formula="of:=TEXT([.F443];&quot;aaaa/mm/jj&quot;)" office:value-type="string" office:string-value="2017/11/08" calcext:value-type="string">
            <text:p>2017/11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201;250)" office:value-type="float" office:value="225" calcext:value-type="float">
            <text:p>22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3];&quot;', '&quot;;[.E443];&quot;', '&quot;;[.G443];&quot;', &quot;;[.H443];&quot;, &quot;;[.I443];&quot;, &quot;;[.J443];&quot;, &quot;;[.K443];&quot;, &quot;;[.L443];&quot;);&quot;)" office:value-type="string" office:string-value="insert into contrat_loc (date_contrat, date_debut, date_fin, caution, id_contrat_loc_client, id_contrat_loc_agence, id_contrat_loc_vehicule, id_contrat_loc_accessoire) values ('2017/10/28', '2017/10/28', '2017/11/08', 1500.00, 238, 225, 2, 0);" calcext:value-type="string">
            <text:p>insert into contrat_loc (date_contrat, date_debut, date_fin, caution, id_contrat_loc_client, id_contrat_loc_agence, id_contrat_loc_vehicule, id_contrat_loc_accessoire) values ('2017/10/28', '2017/10/28', '2017/11/08', 1500.00, 238, 225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B444];&quot;aaaa/mm/jj&quot;)" office:value-type="string" office:string-value="2017/10/29" calcext:value-type="string">
            <text:p>2017/10/29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D444];&quot;aaaa/mm/jj&quot;)" office:value-type="string" office:string-value="2017/10/29" calcext:value-type="string">
            <text:p>2017/10/29</text:p>
          </table:table-cell>
          <table:table-cell table:style-name="ce4" table:formula="of:=[.D444]+[.M444]" office:value-type="date" office:date-value="2017-11-10" calcext:value-type="date">
            <text:p>2017-11-10</text:p>
          </table:table-cell>
          <table:table-cell table:style-name="ce5" table:formula="of:=TEXT([.F444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3" calcext:value-type="float">
            <text:p>43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4];&quot;', '&quot;;[.E444];&quot;', '&quot;;[.G444];&quot;', &quot;;[.H444];&quot;, &quot;;[.I444];&quot;, &quot;;[.J444];&quot;, &quot;;[.K444];&quot;, &quot;;[.L444];&quot;);&quot;)" office:value-type="string" office:string-value="insert into contrat_loc (date_contrat, date_debut, date_fin, caution, id_contrat_loc_client, id_contrat_loc_agence, id_contrat_loc_vehicule, id_contrat_loc_accessoire) values ('2017/10/29', '2017/10/29', '2017/11/10', 1500.00, 43, 233, 4, 5);" calcext:value-type="string">
            <text:p>insert into contrat_loc (date_contrat, date_debut, date_fin, caution, id_contrat_loc_client, id_contrat_loc_agence, id_contrat_loc_vehicule, id_contrat_loc_accessoire) values ('2017/10/29', '2017/10/29', '2017/11/10', 1500.00, 43, 233, 4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B445];&quot;aaaa/mm/jj&quot;)" office:value-type="string" office:string-value="2017/10/29" calcext:value-type="string">
            <text:p>2017/10/29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D445];&quot;aaaa/mm/jj&quot;)" office:value-type="string" office:string-value="2017/10/29" calcext:value-type="string">
            <text:p>2017/10/29</text:p>
          </table:table-cell>
          <table:table-cell table:style-name="ce4" table:formula="of:=[.D445]+[.M445]" office:value-type="date" office:date-value="2017-11-07" calcext:value-type="date">
            <text:p>2017-11-07</text:p>
          </table:table-cell>
          <table:table-cell table:style-name="ce5" table:formula="of:=TEXT([.F445];&quot;aaaa/mm/jj&quot;)" office:value-type="string" office:string-value="2017/11/07" calcext:value-type="string">
            <text:p>2017/11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1;50)" office:value-type="float" office:value="13" calcext:value-type="float">
            <text:p>1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5];&quot;', '&quot;;[.E445];&quot;', '&quot;;[.G445];&quot;', &quot;;[.H445];&quot;, &quot;;[.I445];&quot;, &quot;;[.J445];&quot;, &quot;;[.K445];&quot;, &quot;;[.L445];&quot;);&quot;)" office:value-type="string" office:string-value="insert into contrat_loc (date_contrat, date_debut, date_fin, caution, id_contrat_loc_client, id_contrat_loc_agence, id_contrat_loc_vehicule, id_contrat_loc_accessoire) values ('2017/10/29', '2017/10/29', '2017/11/07', 1500.00, 114, 13, 1, 0);" calcext:value-type="string">
            <text:p>insert into contrat_loc (date_contrat, date_debut, date_fin, caution, id_contrat_loc_client, id_contrat_loc_agence, id_contrat_loc_vehicule, id_contrat_loc_accessoire) values ('2017/10/29', '2017/10/29', '2017/11/07', 1500.00, 114, 13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B446];&quot;aaaa/mm/jj&quot;)" office:value-type="string" office:string-value="2017/10/30" calcext:value-type="string">
            <text:p>2017/10/30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D446];&quot;aaaa/mm/jj&quot;)" office:value-type="string" office:string-value="2017/10/30" calcext:value-type="string">
            <text:p>2017/10/30</text:p>
          </table:table-cell>
          <table:table-cell table:style-name="ce4" table:formula="of:=[.D446]+[.M446]" office:value-type="date" office:date-value="2017-11-11" calcext:value-type="date">
            <text:p>2017-11-11</text:p>
          </table:table-cell>
          <table:table-cell table:style-name="ce5" table:formula="of:=TEXT([.F446];&quot;aaaa/mm/jj&quot;)" office:value-type="string" office:string-value="2017/11/11" calcext:value-type="string">
            <text:p>2017/1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" calcext:value-type="float">
            <text:p>7</text:p>
          </table:table-cell>
          <table:table-cell table:style-name="ce7" table:formula="of:=RANDBETWEEN(151;200)" office:value-type="float" office:value="175" calcext:value-type="float">
            <text:p>17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6];&quot;', '&quot;;[.E446];&quot;', '&quot;;[.G446];&quot;', &quot;;[.H446];&quot;, &quot;;[.I446];&quot;, &quot;;[.J446];&quot;, &quot;;[.K446];&quot;, &quot;;[.L446];&quot;);&quot;)" office:value-type="string" office:string-value="insert into contrat_loc (date_contrat, date_debut, date_fin, caution, id_contrat_loc_client, id_contrat_loc_agence, id_contrat_loc_vehicule, id_contrat_loc_accessoire) values ('2017/10/30', '2017/10/30', '2017/11/11', 1500.00, 7, 175, 2, 4);" calcext:value-type="string">
            <text:p>insert into contrat_loc (date_contrat, date_debut, date_fin, caution, id_contrat_loc_client, id_contrat_loc_agence, id_contrat_loc_vehicule, id_contrat_loc_accessoire) values ('2017/10/30', '2017/10/30', '2017/11/11', 1500.00, 7, 175, 2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B447];&quot;aaaa/mm/jj&quot;)" office:value-type="string" office:string-value="2017/10/30" calcext:value-type="string">
            <text:p>2017/10/30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D447];&quot;aaaa/mm/jj&quot;)" office:value-type="string" office:string-value="2017/10/30" calcext:value-type="string">
            <text:p>2017/10/30</text:p>
          </table:table-cell>
          <table:table-cell table:style-name="ce4" table:formula="of:=[.D447]+[.M447]" office:value-type="date" office:date-value="2017-10-31" calcext:value-type="date">
            <text:p>2017-10-31</text:p>
          </table:table-cell>
          <table:table-cell table:style-name="ce5" table:formula="of:=TEXT([.F447];&quot;aaaa/mm/jj&quot;)" office:value-type="string" office:string-value="2017/10/31" calcext:value-type="string">
            <text:p>2017/10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1;50)" office:value-type="float" office:value="39" calcext:value-type="float">
            <text:p>3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7];&quot;', '&quot;;[.E447];&quot;', '&quot;;[.G447];&quot;', &quot;;[.H447];&quot;, &quot;;[.I447];&quot;, &quot;;[.J447];&quot;, &quot;;[.K447];&quot;, &quot;;[.L447];&quot;);&quot;)" office:value-type="string" office:string-value="insert into contrat_loc (date_contrat, date_debut, date_fin, caution, id_contrat_loc_client, id_contrat_loc_agence, id_contrat_loc_vehicule, id_contrat_loc_accessoire) values ('2017/10/30', '2017/10/30', '2017/10/31', 1500.00, 68, 39, 4, 4);" calcext:value-type="string">
            <text:p>insert into contrat_loc (date_contrat, date_debut, date_fin, caution, id_contrat_loc_client, id_contrat_loc_agence, id_contrat_loc_vehicule, id_contrat_loc_accessoire) values ('2017/10/30', '2017/10/30', '2017/10/31', 1500.00, 68, 39, 4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B448];&quot;aaaa/mm/jj&quot;)" office:value-type="string" office:string-value="2017/10/30" calcext:value-type="string">
            <text:p>2017/10/30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D448];&quot;aaaa/mm/jj&quot;)" office:value-type="string" office:string-value="2017/10/30" calcext:value-type="string">
            <text:p>2017/10/30</text:p>
          </table:table-cell>
          <table:table-cell table:style-name="ce4" table:formula="of:=[.D448]+[.M448]" office:value-type="date" office:date-value="2017-11-13" calcext:value-type="date">
            <text:p>2017-11-13</text:p>
          </table:table-cell>
          <table:table-cell table:style-name="ce5" table:formula="of:=TEXT([.F448];&quot;aaaa/mm/jj&quot;)" office:value-type="string" office:string-value="2017/11/13" calcext:value-type="string">
            <text:p>2017/11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0" calcext:value-type="float">
            <text:p>180</text:p>
          </table:table-cell>
          <table:table-cell table:style-name="ce7" table:formula="of:=RANDBETWEEN(1;50)" office:value-type="float" office:value="39" calcext:value-type="float">
            <text:p>3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8];&quot;', '&quot;;[.E448];&quot;', '&quot;;[.G448];&quot;', &quot;;[.H448];&quot;, &quot;;[.I448];&quot;, &quot;;[.J448];&quot;, &quot;;[.K448];&quot;, &quot;;[.L448];&quot;);&quot;)" office:value-type="string" office:string-value="insert into contrat_loc (date_contrat, date_debut, date_fin, caution, id_contrat_loc_client, id_contrat_loc_agence, id_contrat_loc_vehicule, id_contrat_loc_accessoire) values ('2017/10/30', '2017/10/30', '2017/11/13', 1500.00, 180, 39, 5, 1);" calcext:value-type="string">
            <text:p>insert into contrat_loc (date_contrat, date_debut, date_fin, caution, id_contrat_loc_client, id_contrat_loc_agence, id_contrat_loc_vehicule, id_contrat_loc_accessoire) values ('2017/10/30', '2017/10/30', '2017/11/13', 1500.00, 180, 39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B449];&quot;aaaa/mm/jj&quot;)" office:value-type="string" office:string-value="2017/10/31" calcext:value-type="string">
            <text:p>2017/10/31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D449];&quot;aaaa/mm/jj&quot;)" office:value-type="string" office:string-value="2017/10/31" calcext:value-type="string">
            <text:p>2017/10/31</text:p>
          </table:table-cell>
          <table:table-cell table:style-name="ce4" table:formula="of:=[.D449]+[.M449]" office:value-type="date" office:date-value="2017-11-10" calcext:value-type="date">
            <text:p>2017-11-10</text:p>
          </table:table-cell>
          <table:table-cell table:style-name="ce5" table:formula="of:=TEXT([.F449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0" calcext:value-type="float">
            <text:p>190</text:p>
          </table:table-cell>
          <table:table-cell table:style-name="ce7" table:formula="of:=RANDBETWEEN(101;150)" office:value-type="float" office:value="101" calcext:value-type="float">
            <text:p>10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49];&quot;', '&quot;;[.E449];&quot;', '&quot;;[.G449];&quot;', &quot;;[.H449];&quot;, &quot;;[.I449];&quot;, &quot;;[.J449];&quot;, &quot;;[.K449];&quot;, &quot;;[.L449];&quot;);&quot;)" office:value-type="string" office:string-value="insert into contrat_loc (date_contrat, date_debut, date_fin, caution, id_contrat_loc_client, id_contrat_loc_agence, id_contrat_loc_vehicule, id_contrat_loc_accessoire) values ('2017/10/31', '2017/10/31', '2017/11/10', 1500.00, 190, 101, 1, 0);" calcext:value-type="string">
            <text:p>insert into contrat_loc (date_contrat, date_debut, date_fin, caution, id_contrat_loc_client, id_contrat_loc_agence, id_contrat_loc_vehicule, id_contrat_loc_accessoire) values ('2017/10/31', '2017/10/31', '2017/11/10', 1500.00, 190, 101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B450];&quot;aaaa/mm/jj&quot;)" office:value-type="string" office:string-value="2017/10/31" calcext:value-type="string">
            <text:p>2017/10/31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D450];&quot;aaaa/mm/jj&quot;)" office:value-type="string" office:string-value="2017/10/31" calcext:value-type="string">
            <text:p>2017/10/31</text:p>
          </table:table-cell>
          <table:table-cell table:style-name="ce4" table:formula="of:=[.D450]+[.M450]" office:value-type="date" office:date-value="2017-11-10" calcext:value-type="date">
            <text:p>2017-11-10</text:p>
          </table:table-cell>
          <table:table-cell table:style-name="ce5" table:formula="of:=TEXT([.F450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2" calcext:value-type="float">
            <text:p>122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0];&quot;', '&quot;;[.E450];&quot;', '&quot;;[.G450];&quot;', &quot;;[.H450];&quot;, &quot;;[.I450];&quot;, &quot;;[.J450];&quot;, &quot;;[.K450];&quot;, &quot;;[.L450];&quot;);&quot;)" office:value-type="string" office:string-value="insert into contrat_loc (date_contrat, date_debut, date_fin, caution, id_contrat_loc_client, id_contrat_loc_agence, id_contrat_loc_vehicule, id_contrat_loc_accessoire) values ('2017/10/31', '2017/10/31', '2017/11/10', 1500.00, 122, 178, 1, 1);" calcext:value-type="string">
            <text:p>insert into contrat_loc (date_contrat, date_debut, date_fin, caution, id_contrat_loc_client, id_contrat_loc_agence, id_contrat_loc_vehicule, id_contrat_loc_accessoire) values ('2017/10/31', '2017/10/31', '2017/11/10', 1500.00, 122, 178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B451];&quot;aaaa/mm/jj&quot;)" office:value-type="string" office:string-value="2017/10/31" calcext:value-type="string">
            <text:p>2017/10/31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D451];&quot;aaaa/mm/jj&quot;)" office:value-type="string" office:string-value="2017/10/31" calcext:value-type="string">
            <text:p>2017/10/31</text:p>
          </table:table-cell>
          <table:table-cell table:style-name="ce4" table:formula="of:=[.D451]+[.M451]" office:value-type="date" office:date-value="2017-11-10" calcext:value-type="date">
            <text:p>2017-11-10</text:p>
          </table:table-cell>
          <table:table-cell table:style-name="ce5" table:formula="of:=TEXT([.F451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8" calcext:value-type="float">
            <text:p>118</text:p>
          </table:table-cell>
          <table:table-cell table:style-name="ce7" table:formula="of:=RANDBETWEEN(101;150)" office:value-type="float" office:value="108" calcext:value-type="float">
            <text:p>10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1];&quot;', '&quot;;[.E451];&quot;', '&quot;;[.G451];&quot;', &quot;;[.H451];&quot;, &quot;;[.I451];&quot;, &quot;;[.J451];&quot;, &quot;;[.K451];&quot;, &quot;;[.L451];&quot;);&quot;)" office:value-type="string" office:string-value="insert into contrat_loc (date_contrat, date_debut, date_fin, caution, id_contrat_loc_client, id_contrat_loc_agence, id_contrat_loc_vehicule, id_contrat_loc_accessoire) values ('2017/10/31', '2017/10/31', '2017/11/10', 1500.00, 118, 108, 3, 0);" calcext:value-type="string">
            <text:p>insert into contrat_loc (date_contrat, date_debut, date_fin, caution, id_contrat_loc_client, id_contrat_loc_agence, id_contrat_loc_vehicule, id_contrat_loc_accessoire) values ('2017/10/31', '2017/10/31', '2017/11/10', 1500.00, 118, 108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2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2];&quot;aaaa/mm/jj&quot;)" office:value-type="string" office:string-value="2017/11/01" calcext:value-type="string">
            <text:p>2017/11/01</text:p>
          </table:table-cell>
          <table:table-cell table:style-name="ce4" table:formula="of:=[.D452]+[.M452]" office:value-type="date" office:date-value="2017-11-03" calcext:value-type="date">
            <text:p>2017-11-03</text:p>
          </table:table-cell>
          <table:table-cell table:style-name="ce5" table:formula="of:=TEXT([.F452];&quot;aaaa/mm/jj&quot;)" office:value-type="string" office:string-value="2017/11/03" calcext:value-type="string">
            <text:p>2017/11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8" calcext:value-type="float">
            <text:p>78</text:p>
          </table:table-cell>
          <table:table-cell table:style-name="ce7" table:formula="of:=RANDBETWEEN(151;200)" office:value-type="float" office:value="177" calcext:value-type="float">
            <text:p>17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2];&quot;', '&quot;;[.E452];&quot;', '&quot;;[.G452];&quot;', &quot;;[.H452];&quot;, &quot;;[.I452];&quot;, &quot;;[.J452];&quot;, &quot;;[.K452];&quot;, &quot;;[.L452];&quot;);&quot;)" office:value-type="string" office:string-value="insert into contrat_loc (date_contrat, date_debut, date_fin, caution, id_contrat_loc_client, id_contrat_loc_agence, id_contrat_loc_vehicule, id_contrat_loc_accessoire) values ('2017/11/01', '2017/11/01', '2017/11/03', 1500.00, 78, 177, 1, 7);" calcext:value-type="string">
            <text:p>insert into contrat_loc (date_contrat, date_debut, date_fin, caution, id_contrat_loc_client, id_contrat_loc_agence, id_contrat_loc_vehicule, id_contrat_loc_accessoire) values ('2017/11/01', '2017/11/01', '2017/11/03', 1500.00, 78, 177, 1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3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3];&quot;aaaa/mm/jj&quot;)" office:value-type="string" office:string-value="2017/11/01" calcext:value-type="string">
            <text:p>2017/11/01</text:p>
          </table:table-cell>
          <table:table-cell table:style-name="ce4" table:formula="of:=[.D453]+[.M453]" office:value-type="date" office:date-value="2017-11-13" calcext:value-type="date">
            <text:p>2017-11-13</text:p>
          </table:table-cell>
          <table:table-cell table:style-name="ce5" table:formula="of:=TEXT([.F453];&quot;aaaa/mm/jj&quot;)" office:value-type="string" office:string-value="2017/11/13" calcext:value-type="string">
            <text:p>2017/11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9" calcext:value-type="float">
            <text:p>219</text:p>
          </table:table-cell>
          <table:table-cell table:style-name="ce7" table:formula="of:=RANDBETWEEN(201;250)" office:value-type="float" office:value="247" calcext:value-type="float">
            <text:p>24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3];&quot;', '&quot;;[.E453];&quot;', '&quot;;[.G453];&quot;', &quot;;[.H453];&quot;, &quot;;[.I453];&quot;, &quot;;[.J453];&quot;, &quot;;[.K453];&quot;, &quot;;[.L453];&quot;);&quot;)" office:value-type="string" office:string-value="insert into contrat_loc (date_contrat, date_debut, date_fin, caution, id_contrat_loc_client, id_contrat_loc_agence, id_contrat_loc_vehicule, id_contrat_loc_accessoire) values ('2017/11/01', '2017/11/01', '2017/11/13', 1500.00, 219, 247, 2, 7);" calcext:value-type="string">
            <text:p>insert into contrat_loc (date_contrat, date_debut, date_fin, caution, id_contrat_loc_client, id_contrat_loc_agence, id_contrat_loc_vehicule, id_contrat_loc_accessoire) values ('2017/11/01', '2017/11/01', '2017/11/13', 1500.00, 219, 247, 2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4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4];&quot;aaaa/mm/jj&quot;)" office:value-type="string" office:string-value="2017/11/01" calcext:value-type="string">
            <text:p>2017/11/01</text:p>
          </table:table-cell>
          <table:table-cell table:style-name="ce4" table:formula="of:=[.D454]+[.M454]" office:value-type="date" office:date-value="2017-11-12" calcext:value-type="date">
            <text:p>2017-11-12</text:p>
          </table:table-cell>
          <table:table-cell table:style-name="ce5" table:formula="of:=TEXT([.F454];&quot;aaaa/mm/jj&quot;)" office:value-type="string" office:string-value="2017/11/12" calcext:value-type="string">
            <text:p>2017/11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9" calcext:value-type="float">
            <text:p>49</text:p>
          </table:table-cell>
          <table:table-cell table:style-name="ce7" table:formula="of:=RANDBETWEEN(51;100)" office:value-type="float" office:value="100" calcext:value-type="float">
            <text:p>10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4];&quot;', '&quot;;[.E454];&quot;', '&quot;;[.G454];&quot;', &quot;;[.H454];&quot;, &quot;;[.I454];&quot;, &quot;;[.J454];&quot;, &quot;;[.K454];&quot;, &quot;;[.L454];&quot;);&quot;)" office:value-type="string" office:string-value="insert into contrat_loc (date_contrat, date_debut, date_fin, caution, id_contrat_loc_client, id_contrat_loc_agence, id_contrat_loc_vehicule, id_contrat_loc_accessoire) values ('2017/11/01', '2017/11/01', '2017/11/12', 1500.00, 49, 100, 2, 3);" calcext:value-type="string">
            <text:p>insert into contrat_loc (date_contrat, date_debut, date_fin, caution, id_contrat_loc_client, id_contrat_loc_agence, id_contrat_loc_vehicule, id_contrat_loc_accessoire) values ('2017/11/01', '2017/11/01', '2017/11/12', 1500.00, 49, 100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5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5];&quot;aaaa/mm/jj&quot;)" office:value-type="string" office:string-value="2017/11/01" calcext:value-type="string">
            <text:p>2017/11/01</text:p>
          </table:table-cell>
          <table:table-cell table:style-name="ce4" table:formula="of:=[.D455]+[.M455]" office:value-type="date" office:date-value="2017-11-14" calcext:value-type="date">
            <text:p>2017-11-14</text:p>
          </table:table-cell>
          <table:table-cell table:style-name="ce5" table:formula="of:=TEXT([.F455];&quot;aaaa/mm/jj&quot;)" office:value-type="string" office:string-value="2017/11/14" calcext:value-type="string">
            <text:p>2017/11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4" calcext:value-type="float">
            <text:p>174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5];&quot;', '&quot;;[.E455];&quot;', '&quot;;[.G455];&quot;', &quot;;[.H455];&quot;, &quot;;[.I455];&quot;, &quot;;[.J455];&quot;, &quot;;[.K455];&quot;, &quot;;[.L455];&quot;);&quot;)" office:value-type="string" office:string-value="insert into contrat_loc (date_contrat, date_debut, date_fin, caution, id_contrat_loc_client, id_contrat_loc_agence, id_contrat_loc_vehicule, id_contrat_loc_accessoire) values ('2017/11/01', '2017/11/01', '2017/11/14', 1500.00, 174, 248, 2, 2);" calcext:value-type="string">
            <text:p>insert into contrat_loc (date_contrat, date_debut, date_fin, caution, id_contrat_loc_client, id_contrat_loc_agence, id_contrat_loc_vehicule, id_contrat_loc_accessoire) values ('2017/11/01', '2017/11/01', '2017/11/14', 1500.00, 174, 248, 2, 2);</text:p>
          </table:table-cell>
          <table:table-cell table:number-columns-repeated="100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date" office:date-value="2017-11-02" calcext:value-type="date">
            <text:p>2017-11-02</text:p>
          </table:table-cell>
          <table:table-cell table:style-name="ce5" table:formula="of:=TEXT([.B456];&quot;aaaa/mm/jj&quot;)" office:value-type="string" office:string-value="2017/11/02" calcext:value-type="string">
            <text:p>2017/11/02</text:p>
          </table:table-cell>
          <table:table-cell table:style-name="ce4" office:value-type="date" office:date-value="2017-11-02" calcext:value-type="date">
            <text:p>2017-11-02</text:p>
          </table:table-cell>
          <table:table-cell table:style-name="ce5" table:formula="of:=TEXT([.D456];&quot;aaaa/mm/jj&quot;)" office:value-type="string" office:string-value="2017/11/02" calcext:value-type="string">
            <text:p>2017/11/02</text:p>
          </table:table-cell>
          <table:table-cell table:style-name="ce4" table:formula="of:=[.D456]+[.M456]" office:value-type="date" office:date-value="2017-11-04" calcext:value-type="date">
            <text:p>2017-11-04</text:p>
          </table:table-cell>
          <table:table-cell table:style-name="ce5" table:formula="of:=TEXT([.F456];&quot;aaaa/mm/jj&quot;)" office:value-type="string" office:string-value="2017/11/04" calcext:value-type="string">
            <text:p>2017/11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9" calcext:value-type="float">
            <text:p>69</text:p>
          </table:table-cell>
          <table:table-cell table:style-name="ce7" table:formula="of:=RANDBETWEEN(1;50)" office:value-type="float" office:value="23" calcext:value-type="float">
            <text:p>2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6];&quot;', '&quot;;[.E456];&quot;', '&quot;;[.G456];&quot;', &quot;;[.H456];&quot;, &quot;;[.I456];&quot;, &quot;;[.J456];&quot;, &quot;;[.K456];&quot;, &quot;;[.L456];&quot;);&quot;)" office:value-type="string" office:string-value="insert into contrat_loc (date_contrat, date_debut, date_fin, caution, id_contrat_loc_client, id_contrat_loc_agence, id_contrat_loc_vehicule, id_contrat_loc_accessoire) values ('2017/11/02', '2017/11/02', '2017/11/04', 1500.00, 69, 23, 5, 5);" calcext:value-type="string">
            <text:p>insert into contrat_loc (date_contrat, date_debut, date_fin, caution, id_contrat_loc_client, id_contrat_loc_agence, id_contrat_loc_vehicule, id_contrat_loc_accessoire) values ('2017/11/02', '2017/11/02', '2017/11/04', 1500.00, 69, 23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office:value-type="date" office:date-value="2017-11-03" calcext:value-type="date">
            <text:p>2017-11-03</text:p>
          </table:table-cell>
          <table:table-cell table:style-name="ce5" table:formula="of:=TEXT([.B457];&quot;aaaa/mm/jj&quot;)" office:value-type="string" office:string-value="2017/11/03" calcext:value-type="string">
            <text:p>2017/11/03</text:p>
          </table:table-cell>
          <table:table-cell table:style-name="ce4" office:value-type="date" office:date-value="2017-11-03" calcext:value-type="date">
            <text:p>2017-11-03</text:p>
          </table:table-cell>
          <table:table-cell table:style-name="ce5" table:formula="of:=TEXT([.D457];&quot;aaaa/mm/jj&quot;)" office:value-type="string" office:string-value="2017/11/03" calcext:value-type="string">
            <text:p>2017/11/03</text:p>
          </table:table-cell>
          <table:table-cell table:style-name="ce4" table:formula="of:=[.D457]+[.M457]" office:value-type="date" office:date-value="2017-11-08" calcext:value-type="date">
            <text:p>2017-11-08</text:p>
          </table:table-cell>
          <table:table-cell table:style-name="ce5" table:formula="of:=TEXT([.F457];&quot;aaaa/mm/jj&quot;)" office:value-type="string" office:string-value="2017/11/08" calcext:value-type="string">
            <text:p>2017/11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7];&quot;', '&quot;;[.E457];&quot;', '&quot;;[.G457];&quot;', &quot;;[.H457];&quot;, &quot;;[.I457];&quot;, &quot;;[.J457];&quot;, &quot;;[.K457];&quot;, &quot;;[.L457];&quot;);&quot;)" office:value-type="string" office:string-value="insert into contrat_loc (date_contrat, date_debut, date_fin, caution, id_contrat_loc_client, id_contrat_loc_agence, id_contrat_loc_vehicule, id_contrat_loc_accessoire) values ('2017/11/03', '2017/11/03', '2017/11/08', 1500.00, 238, 233, 5, 1);" calcext:value-type="string">
            <text:p>insert into contrat_loc (date_contrat, date_debut, date_fin, caution, id_contrat_loc_client, id_contrat_loc_agence, id_contrat_loc_vehicule, id_contrat_loc_accessoire) values ('2017/11/03', '2017/11/03', '2017/11/08', 1500.00, 238, 233, 5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B458];&quot;aaaa/mm/jj&quot;)" office:value-type="string" office:string-value="2017/11/05" calcext:value-type="string">
            <text:p>2017/11/05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D458];&quot;aaaa/mm/jj&quot;)" office:value-type="string" office:string-value="2017/11/05" calcext:value-type="string">
            <text:p>2017/11/05</text:p>
          </table:table-cell>
          <table:table-cell table:style-name="ce4" table:formula="of:=[.D458]+[.M458]" office:value-type="date" office:date-value="2017-11-08" calcext:value-type="date">
            <text:p>2017-11-08</text:p>
          </table:table-cell>
          <table:table-cell table:style-name="ce5" table:formula="of:=TEXT([.F458];&quot;aaaa/mm/jj&quot;)" office:value-type="string" office:string-value="2017/11/08" calcext:value-type="string">
            <text:p>2017/11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6" calcext:value-type="float">
            <text:p>176</text:p>
          </table:table-cell>
          <table:table-cell table:style-name="ce7" table:formula="of:=RANDBETWEEN(101;150)" office:value-type="float" office:value="145" calcext:value-type="float">
            <text:p>14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8];&quot;', '&quot;;[.E458];&quot;', '&quot;;[.G458];&quot;', &quot;;[.H458];&quot;, &quot;;[.I458];&quot;, &quot;;[.J458];&quot;, &quot;;[.K458];&quot;, &quot;;[.L458];&quot;);&quot;)" office:value-type="string" office:string-value="insert into contrat_loc (date_contrat, date_debut, date_fin, caution, id_contrat_loc_client, id_contrat_loc_agence, id_contrat_loc_vehicule, id_contrat_loc_accessoire) values ('2017/11/05', '2017/11/05', '2017/11/08', 1500.00, 176, 145, 4, 3);" calcext:value-type="string">
            <text:p>insert into contrat_loc (date_contrat, date_debut, date_fin, caution, id_contrat_loc_client, id_contrat_loc_agence, id_contrat_loc_vehicule, id_contrat_loc_accessoire) values ('2017/11/05', '2017/11/05', '2017/11/08', 1500.00, 176, 145, 4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B459];&quot;aaaa/mm/jj&quot;)" office:value-type="string" office:string-value="2017/11/05" calcext:value-type="string">
            <text:p>2017/11/05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D459];&quot;aaaa/mm/jj&quot;)" office:value-type="string" office:string-value="2017/11/05" calcext:value-type="string">
            <text:p>2017/11/05</text:p>
          </table:table-cell>
          <table:table-cell table:style-name="ce4" table:formula="of:=[.D459]+[.M459]" office:value-type="date" office:date-value="2017-11-11" calcext:value-type="date">
            <text:p>2017-11-11</text:p>
          </table:table-cell>
          <table:table-cell table:style-name="ce5" table:formula="of:=TEXT([.F459];&quot;aaaa/mm/jj&quot;)" office:value-type="string" office:string-value="2017/11/11" calcext:value-type="string">
            <text:p>2017/1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" calcext:value-type="float">
            <text:p>7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59];&quot;', '&quot;;[.E459];&quot;', '&quot;;[.G459];&quot;', &quot;;[.H459];&quot;, &quot;;[.I459];&quot;, &quot;;[.J459];&quot;, &quot;;[.K459];&quot;, &quot;;[.L459];&quot;);&quot;)" office:value-type="string" office:string-value="insert into contrat_loc (date_contrat, date_debut, date_fin, caution, id_contrat_loc_client, id_contrat_loc_agence, id_contrat_loc_vehicule, id_contrat_loc_accessoire) values ('2017/11/05', '2017/11/05', '2017/11/11', 1500.00, 7, 9, 4, 1);" calcext:value-type="string">
            <text:p>insert into contrat_loc (date_contrat, date_debut, date_fin, caution, id_contrat_loc_client, id_contrat_loc_agence, id_contrat_loc_vehicule, id_contrat_loc_accessoire) values ('2017/11/05', '2017/11/05', '2017/11/11', 1500.00, 7, 9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B460];&quot;aaaa/mm/jj&quot;)" office:value-type="string" office:string-value="2017/11/06" calcext:value-type="string">
            <text:p>2017/11/06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D460];&quot;aaaa/mm/jj&quot;)" office:value-type="string" office:string-value="2017/11/06" calcext:value-type="string">
            <text:p>2017/11/06</text:p>
          </table:table-cell>
          <table:table-cell table:style-name="ce4" table:formula="of:=[.D460]+[.M460]" office:value-type="date" office:date-value="2017-11-07" calcext:value-type="date">
            <text:p>2017-11-07</text:p>
          </table:table-cell>
          <table:table-cell table:style-name="ce5" table:formula="of:=TEXT([.F460];&quot;aaaa/mm/jj&quot;)" office:value-type="string" office:string-value="2017/11/07" calcext:value-type="string">
            <text:p>2017/11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0" calcext:value-type="float">
            <text:p>90</text:p>
          </table:table-cell>
          <table:table-cell table:style-name="ce7" table:formula="of:=RANDBETWEEN(151;200)" office:value-type="float" office:value="180" calcext:value-type="float">
            <text:p>18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0];&quot;', '&quot;;[.E460];&quot;', '&quot;;[.G460];&quot;', &quot;;[.H460];&quot;, &quot;;[.I460];&quot;, &quot;;[.J460];&quot;, &quot;;[.K460];&quot;, &quot;;[.L460];&quot;);&quot;)" office:value-type="string" office:string-value="insert into contrat_loc (date_contrat, date_debut, date_fin, caution, id_contrat_loc_client, id_contrat_loc_agence, id_contrat_loc_vehicule, id_contrat_loc_accessoire) values ('2017/11/06', '2017/11/06', '2017/11/07', 1500.00, 90, 180, 1, 4);" calcext:value-type="string">
            <text:p>insert into contrat_loc (date_contrat, date_debut, date_fin, caution, id_contrat_loc_client, id_contrat_loc_agence, id_contrat_loc_vehicule, id_contrat_loc_accessoire) values ('2017/11/06', '2017/11/06', '2017/11/07', 1500.00, 90, 180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B461];&quot;aaaa/mm/jj&quot;)" office:value-type="string" office:string-value="2017/11/06" calcext:value-type="string">
            <text:p>2017/11/06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D461];&quot;aaaa/mm/jj&quot;)" office:value-type="string" office:string-value="2017/11/06" calcext:value-type="string">
            <text:p>2017/11/06</text:p>
          </table:table-cell>
          <table:table-cell table:style-name="ce4" table:formula="of:=[.D461]+[.M461]" office:value-type="date" office:date-value="2017-11-16" calcext:value-type="date">
            <text:p>2017-11-16</text:p>
          </table:table-cell>
          <table:table-cell table:style-name="ce5" table:formula="of:=TEXT([.F461];&quot;aaaa/mm/jj&quot;)" office:value-type="string" office:string-value="2017/11/16" calcext:value-type="string">
            <text:p>2017/1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" calcext:value-type="float">
            <text:p>20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1];&quot;', '&quot;;[.E461];&quot;', '&quot;;[.G461];&quot;', &quot;;[.H461];&quot;, &quot;;[.I461];&quot;, &quot;;[.J461];&quot;, &quot;;[.K461];&quot;, &quot;;[.L461];&quot;);&quot;)" office:value-type="string" office:string-value="insert into contrat_loc (date_contrat, date_debut, date_fin, caution, id_contrat_loc_client, id_contrat_loc_agence, id_contrat_loc_vehicule, id_contrat_loc_accessoire) values ('2017/11/06', '2017/11/06', '2017/11/16', 1500.00, 20, 20, 4, 0);" calcext:value-type="string">
            <text:p>insert into contrat_loc (date_contrat, date_debut, date_fin, caution, id_contrat_loc_client, id_contrat_loc_agence, id_contrat_loc_vehicule, id_contrat_loc_accessoire) values ('2017/11/06', '2017/11/06', '2017/11/16', 1500.00, 20, 20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2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2];&quot;aaaa/mm/jj&quot;)" office:value-type="string" office:string-value="2017/11/09" calcext:value-type="string">
            <text:p>2017/11/09</text:p>
          </table:table-cell>
          <table:table-cell table:style-name="ce4" table:formula="of:=[.D462]+[.M462]" office:value-type="date" office:date-value="2017-11-22" calcext:value-type="date">
            <text:p>2017-11-22</text:p>
          </table:table-cell>
          <table:table-cell table:style-name="ce5" table:formula="of:=TEXT([.F462];&quot;aaaa/mm/jj&quot;)" office:value-type="string" office:string-value="2017/11/22" calcext:value-type="string">
            <text:p>2017/11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0" calcext:value-type="float">
            <text:p>50</text:p>
          </table:table-cell>
          <table:table-cell table:style-name="ce7" table:formula="of:=RANDBETWEEN(51;100)" office:value-type="float" office:value="72" calcext:value-type="float">
            <text:p>7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2];&quot;', '&quot;;[.E462];&quot;', '&quot;;[.G462];&quot;', &quot;;[.H462];&quot;, &quot;;[.I462];&quot;, &quot;;[.J462];&quot;, &quot;;[.K462];&quot;, &quot;;[.L462];&quot;);&quot;)" office:value-type="string" office:string-value="insert into contrat_loc (date_contrat, date_debut, date_fin, caution, id_contrat_loc_client, id_contrat_loc_agence, id_contrat_loc_vehicule, id_contrat_loc_accessoire) values ('2017/11/09', '2017/11/09', '2017/11/22', 1500.00, 50, 72, 1, 6);" calcext:value-type="string">
            <text:p>insert into contrat_loc (date_contrat, date_debut, date_fin, caution, id_contrat_loc_client, id_contrat_loc_agence, id_contrat_loc_vehicule, id_contrat_loc_accessoire) values ('2017/11/09', '2017/11/09', '2017/11/22', 1500.00, 50, 72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3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3];&quot;aaaa/mm/jj&quot;)" office:value-type="string" office:string-value="2017/11/09" calcext:value-type="string">
            <text:p>2017/11/09</text:p>
          </table:table-cell>
          <table:table-cell table:style-name="ce4" table:formula="of:=[.D463]+[.M463]" office:value-type="date" office:date-value="2017-11-22" calcext:value-type="date">
            <text:p>2017-11-22</text:p>
          </table:table-cell>
          <table:table-cell table:style-name="ce5" table:formula="of:=TEXT([.F463];&quot;aaaa/mm/jj&quot;)" office:value-type="string" office:string-value="2017/11/22" calcext:value-type="string">
            <text:p>2017/11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3" calcext:value-type="float">
            <text:p>113</text:p>
          </table:table-cell>
          <table:table-cell table:style-name="ce7" table:formula="of:=RANDBETWEEN(151;200)" office:value-type="float" office:value="180" calcext:value-type="float">
            <text:p>18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3];&quot;', '&quot;;[.E463];&quot;', '&quot;;[.G463];&quot;', &quot;;[.H463];&quot;, &quot;;[.I463];&quot;, &quot;;[.J463];&quot;, &quot;;[.K463];&quot;, &quot;;[.L463];&quot;);&quot;)" office:value-type="string" office:string-value="insert into contrat_loc (date_contrat, date_debut, date_fin, caution, id_contrat_loc_client, id_contrat_loc_agence, id_contrat_loc_vehicule, id_contrat_loc_accessoire) values ('2017/11/09', '2017/11/09', '2017/11/22', 1500.00, 113, 180, 5, 6);" calcext:value-type="string">
            <text:p>insert into contrat_loc (date_contrat, date_debut, date_fin, caution, id_contrat_loc_client, id_contrat_loc_agence, id_contrat_loc_vehicule, id_contrat_loc_accessoire) values ('2017/11/09', '2017/11/09', '2017/11/22', 1500.00, 113, 180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4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4];&quot;aaaa/mm/jj&quot;)" office:value-type="string" office:string-value="2017/11/09" calcext:value-type="string">
            <text:p>2017/11/09</text:p>
          </table:table-cell>
          <table:table-cell table:style-name="ce4" table:formula="of:=[.D464]+[.M464]" office:value-type="date" office:date-value="2017-11-10" calcext:value-type="date">
            <text:p>2017-11-10</text:p>
          </table:table-cell>
          <table:table-cell table:style-name="ce5" table:formula="of:=TEXT([.F464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" calcext:value-type="float">
            <text:p>22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4];&quot;', '&quot;;[.E464];&quot;', '&quot;;[.G464];&quot;', &quot;;[.H464];&quot;, &quot;;[.I464];&quot;, &quot;;[.J464];&quot;, &quot;;[.K464];&quot;, &quot;;[.L464];&quot;);&quot;)" office:value-type="string" office:string-value="insert into contrat_loc (date_contrat, date_debut, date_fin, caution, id_contrat_loc_client, id_contrat_loc_agence, id_contrat_loc_vehicule, id_contrat_loc_accessoire) values ('2017/11/09', '2017/11/09', '2017/11/10', 1500.00, 22, 68, 3, 3);" calcext:value-type="string">
            <text:p>insert into contrat_loc (date_contrat, date_debut, date_fin, caution, id_contrat_loc_client, id_contrat_loc_agence, id_contrat_loc_vehicule, id_contrat_loc_accessoire) values ('2017/11/09', '2017/11/09', '2017/11/10', 1500.00, 22, 68, 3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5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5];&quot;aaaa/mm/jj&quot;)" office:value-type="string" office:string-value="2017/11/09" calcext:value-type="string">
            <text:p>2017/11/09</text:p>
          </table:table-cell>
          <table:table-cell table:style-name="ce4" table:formula="of:=[.D465]+[.M465]" office:value-type="date" office:date-value="2017-11-10" calcext:value-type="date">
            <text:p>2017-11-10</text:p>
          </table:table-cell>
          <table:table-cell table:style-name="ce5" table:formula="of:=TEXT([.F465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" calcext:value-type="float">
            <text:p>1</text:p>
          </table:table-cell>
          <table:table-cell table:style-name="ce7" table:formula="of:=RANDBETWEEN(151;200)" office:value-type="float" office:value="154" calcext:value-type="float">
            <text:p>15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5];&quot;', '&quot;;[.E465];&quot;', '&quot;;[.G465];&quot;', &quot;;[.H465];&quot;, &quot;;[.I465];&quot;, &quot;;[.J465];&quot;, &quot;;[.K465];&quot;, &quot;;[.L465];&quot;);&quot;)" office:value-type="string" office:string-value="insert into contrat_loc (date_contrat, date_debut, date_fin, caution, id_contrat_loc_client, id_contrat_loc_agence, id_contrat_loc_vehicule, id_contrat_loc_accessoire) values ('2017/11/09', '2017/11/09', '2017/11/10', 1500.00, 1, 154, 3, 7);" calcext:value-type="string">
            <text:p>insert into contrat_loc (date_contrat, date_debut, date_fin, caution, id_contrat_loc_client, id_contrat_loc_agence, id_contrat_loc_vehicule, id_contrat_loc_accessoire) values ('2017/11/09', '2017/11/09', '2017/11/10', 1500.00, 1, 154, 3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B466];&quot;aaaa/mm/jj&quot;)" office:value-type="string" office:string-value="2017/11/10" calcext:value-type="string">
            <text:p>2017/11/10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D466];&quot;aaaa/mm/jj&quot;)" office:value-type="string" office:string-value="2017/11/10" calcext:value-type="string">
            <text:p>2017/11/10</text:p>
          </table:table-cell>
          <table:table-cell table:style-name="ce4" table:formula="of:=[.D466]+[.M466]" office:value-type="date" office:date-value="2017-11-18" calcext:value-type="date">
            <text:p>2017-11-18</text:p>
          </table:table-cell>
          <table:table-cell table:style-name="ce5" table:formula="of:=TEXT([.F466];&quot;aaaa/mm/jj&quot;)" office:value-type="string" office:string-value="2017/11/18" calcext:value-type="string">
            <text:p>2017/11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1;50)" office:value-type="float" office:value="28" calcext:value-type="float">
            <text:p>2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6];&quot;', '&quot;;[.E466];&quot;', '&quot;;[.G466];&quot;', &quot;;[.H466];&quot;, &quot;;[.I466];&quot;, &quot;;[.J466];&quot;, &quot;;[.K466];&quot;, &quot;;[.L466];&quot;);&quot;)" office:value-type="string" office:string-value="insert into contrat_loc (date_contrat, date_debut, date_fin, caution, id_contrat_loc_client, id_contrat_loc_agence, id_contrat_loc_vehicule, id_contrat_loc_accessoire) values ('2017/11/10', '2017/11/10', '2017/11/18', 1500.00, 134, 28, 5, 6);" calcext:value-type="string">
            <text:p>insert into contrat_loc (date_contrat, date_debut, date_fin, caution, id_contrat_loc_client, id_contrat_loc_agence, id_contrat_loc_vehicule, id_contrat_loc_accessoire) values ('2017/11/10', '2017/11/10', '2017/11/18', 1500.00, 134, 28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B467];&quot;aaaa/mm/jj&quot;)" office:value-type="string" office:string-value="2017/11/10" calcext:value-type="string">
            <text:p>2017/11/10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D467];&quot;aaaa/mm/jj&quot;)" office:value-type="string" office:string-value="2017/11/10" calcext:value-type="string">
            <text:p>2017/11/10</text:p>
          </table:table-cell>
          <table:table-cell table:style-name="ce4" table:formula="of:=[.D467]+[.M467]" office:value-type="date" office:date-value="2017-11-20" calcext:value-type="date">
            <text:p>2017-11-20</text:p>
          </table:table-cell>
          <table:table-cell table:style-name="ce5" table:formula="of:=TEXT([.F467];&quot;aaaa/mm/jj&quot;)" office:value-type="string" office:string-value="2017/11/20" calcext:value-type="string">
            <text:p>2017/1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9" calcext:value-type="float">
            <text:p>99</text:p>
          </table:table-cell>
          <table:table-cell table:style-name="ce7" table:formula="of:=RANDBETWEEN(1;50)" office:value-type="float" office:value="6" calcext:value-type="float">
            <text:p>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7];&quot;', '&quot;;[.E467];&quot;', '&quot;;[.G467];&quot;', &quot;;[.H467];&quot;, &quot;;[.I467];&quot;, &quot;;[.J467];&quot;, &quot;;[.K467];&quot;, &quot;;[.L467];&quot;);&quot;)" office:value-type="string" office:string-value="insert into contrat_loc (date_contrat, date_debut, date_fin, caution, id_contrat_loc_client, id_contrat_loc_agence, id_contrat_loc_vehicule, id_contrat_loc_accessoire) values ('2017/11/10', '2017/11/10', '2017/11/20', 1500.00, 99, 6, 1, 0);" calcext:value-type="string">
            <text:p>insert into contrat_loc (date_contrat, date_debut, date_fin, caution, id_contrat_loc_client, id_contrat_loc_agence, id_contrat_loc_vehicule, id_contrat_loc_accessoire) values ('2017/11/10', '2017/11/10', '2017/11/20', 1500.00, 99, 6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B468];&quot;aaaa/mm/jj&quot;)" office:value-type="string" office:string-value="2017/11/10" calcext:value-type="string">
            <text:p>2017/11/10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D468];&quot;aaaa/mm/jj&quot;)" office:value-type="string" office:string-value="2017/11/10" calcext:value-type="string">
            <text:p>2017/11/10</text:p>
          </table:table-cell>
          <table:table-cell table:style-name="ce4" table:formula="of:=[.D468]+[.M468]" office:value-type="date" office:date-value="2017-11-16" calcext:value-type="date">
            <text:p>2017-11-16</text:p>
          </table:table-cell>
          <table:table-cell table:style-name="ce5" table:formula="of:=TEXT([.F468];&quot;aaaa/mm/jj&quot;)" office:value-type="string" office:string-value="2017/11/16" calcext:value-type="string">
            <text:p>2017/1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0" calcext:value-type="float">
            <text:p>130</text:p>
          </table:table-cell>
          <table:table-cell table:style-name="ce7" table:formula="of:=RANDBETWEEN(201;250)" office:value-type="float" office:value="224" calcext:value-type="float">
            <text:p>2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8];&quot;', '&quot;;[.E468];&quot;', '&quot;;[.G468];&quot;', &quot;;[.H468];&quot;, &quot;;[.I468];&quot;, &quot;;[.J468];&quot;, &quot;;[.K468];&quot;, &quot;;[.L468];&quot;);&quot;)" office:value-type="string" office:string-value="insert into contrat_loc (date_contrat, date_debut, date_fin, caution, id_contrat_loc_client, id_contrat_loc_agence, id_contrat_loc_vehicule, id_contrat_loc_accessoire) values ('2017/11/10', '2017/11/10', '2017/11/16', 1500.00, 130, 224, 1, 1);" calcext:value-type="string">
            <text:p>insert into contrat_loc (date_contrat, date_debut, date_fin, caution, id_contrat_loc_client, id_contrat_loc_agence, id_contrat_loc_vehicule, id_contrat_loc_accessoire) values ('2017/11/10', '2017/11/10', '2017/11/16', 1500.00, 130, 224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4" office:value-type="date" office:date-value="2017-11-11" calcext:value-type="date">
            <text:p>2017-11-11</text:p>
          </table:table-cell>
          <table:table-cell table:style-name="ce5" table:formula="of:=TEXT([.B469];&quot;aaaa/mm/jj&quot;)" office:value-type="string" office:string-value="2017/11/11" calcext:value-type="string">
            <text:p>2017/11/11</text:p>
          </table:table-cell>
          <table:table-cell table:style-name="ce4" office:value-type="date" office:date-value="2017-11-11" calcext:value-type="date">
            <text:p>2017-11-11</text:p>
          </table:table-cell>
          <table:table-cell table:style-name="ce5" table:formula="of:=TEXT([.D469];&quot;aaaa/mm/jj&quot;)" office:value-type="string" office:string-value="2017/11/11" calcext:value-type="string">
            <text:p>2017/11/11</text:p>
          </table:table-cell>
          <table:table-cell table:style-name="ce4" table:formula="of:=[.D469]+[.M469]" office:value-type="date" office:date-value="2017-11-18" calcext:value-type="date">
            <text:p>2017-11-18</text:p>
          </table:table-cell>
          <table:table-cell table:style-name="ce5" table:formula="of:=TEXT([.F469];&quot;aaaa/mm/jj&quot;)" office:value-type="string" office:string-value="2017/11/18" calcext:value-type="string">
            <text:p>2017/11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" calcext:value-type="float">
            <text:p>21</text:p>
          </table:table-cell>
          <table:table-cell table:style-name="ce7" table:formula="of:=RANDBETWEEN(1;50)" office:value-type="float" office:value="11" calcext:value-type="float">
            <text:p>1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69];&quot;', '&quot;;[.E469];&quot;', '&quot;;[.G469];&quot;', &quot;;[.H469];&quot;, &quot;;[.I469];&quot;, &quot;;[.J469];&quot;, &quot;;[.K469];&quot;, &quot;;[.L469];&quot;);&quot;)" office:value-type="string" office:string-value="insert into contrat_loc (date_contrat, date_debut, date_fin, caution, id_contrat_loc_client, id_contrat_loc_agence, id_contrat_loc_vehicule, id_contrat_loc_accessoire) values ('2017/11/11', '2017/11/11', '2017/11/18', 1500.00, 21, 11, 4, 1);" calcext:value-type="string">
            <text:p>insert into contrat_loc (date_contrat, date_debut, date_fin, caution, id_contrat_loc_client, id_contrat_loc_agence, id_contrat_loc_vehicule, id_contrat_loc_accessoire) values ('2017/11/11', '2017/11/11', '2017/11/18', 1500.00, 21, 11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B470];&quot;aaaa/mm/jj&quot;)" office:value-type="string" office:string-value="2017/11/12" calcext:value-type="string">
            <text:p>2017/11/12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D470];&quot;aaaa/mm/jj&quot;)" office:value-type="string" office:string-value="2017/11/12" calcext:value-type="string">
            <text:p>2017/11/12</text:p>
          </table:table-cell>
          <table:table-cell table:style-name="ce4" table:formula="of:=[.D470]+[.M470]" office:value-type="date" office:date-value="2017-11-24" calcext:value-type="date">
            <text:p>2017-11-24</text:p>
          </table:table-cell>
          <table:table-cell table:style-name="ce5" table:formula="of:=TEXT([.F470];&quot;aaaa/mm/jj&quot;)" office:value-type="string" office:string-value="2017/11/24" calcext:value-type="string">
            <text:p>2017/11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9" calcext:value-type="float">
            <text:p>109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0];&quot;', '&quot;;[.E470];&quot;', '&quot;;[.G470];&quot;', &quot;;[.H470];&quot;, &quot;;[.I470];&quot;, &quot;;[.J470];&quot;, &quot;;[.K470];&quot;, &quot;;[.L470];&quot;);&quot;)" office:value-type="string" office:string-value="insert into contrat_loc (date_contrat, date_debut, date_fin, caution, id_contrat_loc_client, id_contrat_loc_agence, id_contrat_loc_vehicule, id_contrat_loc_accessoire) values ('2017/11/12', '2017/11/12', '2017/11/24', 1500.00, 109, 248, 2, 1);" calcext:value-type="string">
            <text:p>insert into contrat_loc (date_contrat, date_debut, date_fin, caution, id_contrat_loc_client, id_contrat_loc_agence, id_contrat_loc_vehicule, id_contrat_loc_accessoire) values ('2017/11/12', '2017/11/12', '2017/11/24', 1500.00, 109, 248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B471];&quot;aaaa/mm/jj&quot;)" office:value-type="string" office:string-value="2017/11/12" calcext:value-type="string">
            <text:p>2017/11/12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D471];&quot;aaaa/mm/jj&quot;)" office:value-type="string" office:string-value="2017/11/12" calcext:value-type="string">
            <text:p>2017/11/12</text:p>
          </table:table-cell>
          <table:table-cell table:style-name="ce4" table:formula="of:=[.D471]+[.M471]" office:value-type="date" office:date-value="2017-11-25" calcext:value-type="date">
            <text:p>2017-11-25</text:p>
          </table:table-cell>
          <table:table-cell table:style-name="ce5" table:formula="of:=TEXT([.F471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6" calcext:value-type="float">
            <text:p>66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1];&quot;', '&quot;;[.E471];&quot;', '&quot;;[.G471];&quot;', &quot;;[.H471];&quot;, &quot;;[.I471];&quot;, &quot;;[.J471];&quot;, &quot;;[.K471];&quot;, &quot;;[.L471];&quot;);&quot;)" office:value-type="string" office:string-value="insert into contrat_loc (date_contrat, date_debut, date_fin, caution, id_contrat_loc_client, id_contrat_loc_agence, id_contrat_loc_vehicule, id_contrat_loc_accessoire) values ('2017/11/12', '2017/11/12', '2017/11/25', 1500.00, 66, 17, 2, 3);" calcext:value-type="string">
            <text:p>insert into contrat_loc (date_contrat, date_debut, date_fin, caution, id_contrat_loc_client, id_contrat_loc_agence, id_contrat_loc_vehicule, id_contrat_loc_accessoire) values ('2017/11/12', '2017/11/12', '2017/11/25', 1500.00, 66, 17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B472];&quot;aaaa/mm/jj&quot;)" office:value-type="string" office:string-value="2017/11/13" calcext:value-type="string">
            <text:p>2017/11/1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D472];&quot;aaaa/mm/jj&quot;)" office:value-type="string" office:string-value="2017/11/13" calcext:value-type="string">
            <text:p>2017/11/13</text:p>
          </table:table-cell>
          <table:table-cell table:style-name="ce4" table:formula="of:=[.D472]+[.M472]" office:value-type="date" office:date-value="2017-11-14" calcext:value-type="date">
            <text:p>2017-11-14</text:p>
          </table:table-cell>
          <table:table-cell table:style-name="ce5" table:formula="of:=TEXT([.F472];&quot;aaaa/mm/jj&quot;)" office:value-type="string" office:string-value="2017/11/14" calcext:value-type="string">
            <text:p>2017/11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3" calcext:value-type="float">
            <text:p>143</text:p>
          </table:table-cell>
          <table:table-cell table:style-name="ce7" table:formula="of:=RANDBETWEEN(101;150)" office:value-type="float" office:value="102" calcext:value-type="float">
            <text:p>10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2];&quot;', '&quot;;[.E472];&quot;', '&quot;;[.G472];&quot;', &quot;;[.H472];&quot;, &quot;;[.I472];&quot;, &quot;;[.J472];&quot;, &quot;;[.K472];&quot;, &quot;;[.L472];&quot;);&quot;)" office:value-type="string" office:string-value="insert into contrat_loc (date_contrat, date_debut, date_fin, caution, id_contrat_loc_client, id_contrat_loc_agence, id_contrat_loc_vehicule, id_contrat_loc_accessoire) values ('2017/11/13', '2017/11/13', '2017/11/14', 1500.00, 143, 102, 4, 4);" calcext:value-type="string">
            <text:p>insert into contrat_loc (date_contrat, date_debut, date_fin, caution, id_contrat_loc_client, id_contrat_loc_agence, id_contrat_loc_vehicule, id_contrat_loc_accessoire) values ('2017/11/13', '2017/11/13', '2017/11/14', 1500.00, 143, 102, 4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B473];&quot;aaaa/mm/jj&quot;)" office:value-type="string" office:string-value="2017/11/13" calcext:value-type="string">
            <text:p>2017/11/1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D473];&quot;aaaa/mm/jj&quot;)" office:value-type="string" office:string-value="2017/11/13" calcext:value-type="string">
            <text:p>2017/11/13</text:p>
          </table:table-cell>
          <table:table-cell table:style-name="ce4" table:formula="of:=[.D473]+[.M473]" office:value-type="date" office:date-value="2017-11-20" calcext:value-type="date">
            <text:p>2017-11-20</text:p>
          </table:table-cell>
          <table:table-cell table:style-name="ce5" table:formula="of:=TEXT([.F473];&quot;aaaa/mm/jj&quot;)" office:value-type="string" office:string-value="2017/11/20" calcext:value-type="string">
            <text:p>2017/1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2" calcext:value-type="float">
            <text:p>232</text:p>
          </table:table-cell>
          <table:table-cell table:style-name="ce7" table:formula="of:=RANDBETWEEN(201;250)" office:value-type="float" office:value="208" calcext:value-type="float">
            <text:p>20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3];&quot;', '&quot;;[.E473];&quot;', '&quot;;[.G473];&quot;', &quot;;[.H473];&quot;, &quot;;[.I473];&quot;, &quot;;[.J473];&quot;, &quot;;[.K473];&quot;, &quot;;[.L473];&quot;);&quot;)" office:value-type="string" office:string-value="insert into contrat_loc (date_contrat, date_debut, date_fin, caution, id_contrat_loc_client, id_contrat_loc_agence, id_contrat_loc_vehicule, id_contrat_loc_accessoire) values ('2017/11/13', '2017/11/13', '2017/11/20', 1500.00, 232, 208, 1, 3);" calcext:value-type="string">
            <text:p>insert into contrat_loc (date_contrat, date_debut, date_fin, caution, id_contrat_loc_client, id_contrat_loc_agence, id_contrat_loc_vehicule, id_contrat_loc_accessoire) values ('2017/11/13', '2017/11/13', '2017/11/20', 1500.00, 232, 208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B474];&quot;aaaa/mm/jj&quot;)" office:value-type="string" office:string-value="2017/11/13" calcext:value-type="string">
            <text:p>2017/11/1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D474];&quot;aaaa/mm/jj&quot;)" office:value-type="string" office:string-value="2017/11/13" calcext:value-type="string">
            <text:p>2017/11/13</text:p>
          </table:table-cell>
          <table:table-cell table:style-name="ce4" table:formula="of:=[.D474]+[.M474]" office:value-type="date" office:date-value="2017-11-18" calcext:value-type="date">
            <text:p>2017-11-18</text:p>
          </table:table-cell>
          <table:table-cell table:style-name="ce5" table:formula="of:=TEXT([.F474];&quot;aaaa/mm/jj&quot;)" office:value-type="string" office:string-value="2017/11/18" calcext:value-type="string">
            <text:p>2017/11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2" calcext:value-type="float">
            <text:p>112</text:p>
          </table:table-cell>
          <table:table-cell table:style-name="ce7" table:formula="of:=RANDBETWEEN(51;100)" office:value-type="float" office:value="60" calcext:value-type="float">
            <text:p>6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4];&quot;', '&quot;;[.E474];&quot;', '&quot;;[.G474];&quot;', &quot;;[.H474];&quot;, &quot;;[.I474];&quot;, &quot;;[.J474];&quot;, &quot;;[.K474];&quot;, &quot;;[.L474];&quot;);&quot;)" office:value-type="string" office:string-value="insert into contrat_loc (date_contrat, date_debut, date_fin, caution, id_contrat_loc_client, id_contrat_loc_agence, id_contrat_loc_vehicule, id_contrat_loc_accessoire) values ('2017/11/13', '2017/11/13', '2017/11/18', 1500.00, 112, 60, 1, 6);" calcext:value-type="string">
            <text:p>insert into contrat_loc (date_contrat, date_debut, date_fin, caution, id_contrat_loc_client, id_contrat_loc_agence, id_contrat_loc_vehicule, id_contrat_loc_accessoire) values ('2017/11/13', '2017/11/13', '2017/11/18', 1500.00, 112, 60, 1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B475];&quot;aaaa/mm/jj&quot;)" office:value-type="string" office:string-value="2017/11/14" calcext:value-type="string">
            <text:p>2017/11/1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D475];&quot;aaaa/mm/jj&quot;)" office:value-type="string" office:string-value="2017/11/14" calcext:value-type="string">
            <text:p>2017/11/14</text:p>
          </table:table-cell>
          <table:table-cell table:style-name="ce4" table:formula="of:=[.D475]+[.M475]" office:value-type="date" office:date-value="2017-11-27" calcext:value-type="date">
            <text:p>2017-11-27</text:p>
          </table:table-cell>
          <table:table-cell table:style-name="ce5" table:formula="of:=TEXT([.F475];&quot;aaaa/mm/jj&quot;)" office:value-type="string" office:string-value="2017/11/27" calcext:value-type="string">
            <text:p>2017/11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5];&quot;', '&quot;;[.E475];&quot;', '&quot;;[.G475];&quot;', &quot;;[.H475];&quot;, &quot;;[.I475];&quot;, &quot;;[.J475];&quot;, &quot;;[.K475];&quot;, &quot;;[.L475];&quot;);&quot;)" office:value-type="string" office:string-value="insert into contrat_loc (date_contrat, date_debut, date_fin, caution, id_contrat_loc_client, id_contrat_loc_agence, id_contrat_loc_vehicule, id_contrat_loc_accessoire) values ('2017/11/14', '2017/11/14', '2017/11/27', 1500.00, 62, 68, 2, 0);" calcext:value-type="string">
            <text:p>insert into contrat_loc (date_contrat, date_debut, date_fin, caution, id_contrat_loc_client, id_contrat_loc_agence, id_contrat_loc_vehicule, id_contrat_loc_accessoire) values ('2017/11/14', '2017/11/14', '2017/11/27', 1500.00, 62, 68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B476];&quot;aaaa/mm/jj&quot;)" office:value-type="string" office:string-value="2017/11/14" calcext:value-type="string">
            <text:p>2017/11/1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D476];&quot;aaaa/mm/jj&quot;)" office:value-type="string" office:string-value="2017/11/14" calcext:value-type="string">
            <text:p>2017/11/14</text:p>
          </table:table-cell>
          <table:table-cell table:style-name="ce4" table:formula="of:=[.D476]+[.M476]" office:value-type="date" office:date-value="2017-11-19" calcext:value-type="date">
            <text:p>2017-11-19</text:p>
          </table:table-cell>
          <table:table-cell table:style-name="ce5" table:formula="of:=TEXT([.F476];&quot;aaaa/mm/jj&quot;)" office:value-type="string" office:string-value="2017/11/19" calcext:value-type="string">
            <text:p>2017/11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1;50)" office:value-type="float" office:value="48" calcext:value-type="float">
            <text:p>4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6];&quot;', '&quot;;[.E476];&quot;', '&quot;;[.G476];&quot;', &quot;;[.H476];&quot;, &quot;;[.I476];&quot;, &quot;;[.J476];&quot;, &quot;;[.K476];&quot;, &quot;;[.L476];&quot;);&quot;)" office:value-type="string" office:string-value="insert into contrat_loc (date_contrat, date_debut, date_fin, caution, id_contrat_loc_client, id_contrat_loc_agence, id_contrat_loc_vehicule, id_contrat_loc_accessoire) values ('2017/11/14', '2017/11/14', '2017/11/19', 1500.00, 28, 48, 4, 0);" calcext:value-type="string">
            <text:p>insert into contrat_loc (date_contrat, date_debut, date_fin, caution, id_contrat_loc_client, id_contrat_loc_agence, id_contrat_loc_vehicule, id_contrat_loc_accessoire) values ('2017/11/14', '2017/11/14', '2017/11/19', 1500.00, 28, 48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B477];&quot;aaaa/mm/jj&quot;)" office:value-type="string" office:string-value="2017/11/14" calcext:value-type="string">
            <text:p>2017/11/1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D477];&quot;aaaa/mm/jj&quot;)" office:value-type="string" office:string-value="2017/11/14" calcext:value-type="string">
            <text:p>2017/11/14</text:p>
          </table:table-cell>
          <table:table-cell table:style-name="ce4" table:formula="of:=[.D477]+[.M477]" office:value-type="date" office:date-value="2017-11-19" calcext:value-type="date">
            <text:p>2017-11-19</text:p>
          </table:table-cell>
          <table:table-cell table:style-name="ce5" table:formula="of:=TEXT([.F477];&quot;aaaa/mm/jj&quot;)" office:value-type="string" office:string-value="2017/11/19" calcext:value-type="string">
            <text:p>2017/11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2" calcext:value-type="float">
            <text:p>132</text:p>
          </table:table-cell>
          <table:table-cell table:style-name="ce7" table:formula="of:=RANDBETWEEN(201;250)" office:value-type="float" office:value="236" calcext:value-type="float">
            <text:p>23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7];&quot;', '&quot;;[.E477];&quot;', '&quot;;[.G477];&quot;', &quot;;[.H477];&quot;, &quot;;[.I477];&quot;, &quot;;[.J477];&quot;, &quot;;[.K477];&quot;, &quot;;[.L477];&quot;);&quot;)" office:value-type="string" office:string-value="insert into contrat_loc (date_contrat, date_debut, date_fin, caution, id_contrat_loc_client, id_contrat_loc_agence, id_contrat_loc_vehicule, id_contrat_loc_accessoire) values ('2017/11/14', '2017/11/14', '2017/11/19', 1500.00, 132, 236, 5, 6);" calcext:value-type="string">
            <text:p>insert into contrat_loc (date_contrat, date_debut, date_fin, caution, id_contrat_loc_client, id_contrat_loc_agence, id_contrat_loc_vehicule, id_contrat_loc_accessoire) values ('2017/11/14', '2017/11/14', '2017/11/19', 1500.00, 132, 236, 5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date" office:date-value="2017-11-15" calcext:value-type="date">
            <text:p>2017-11-15</text:p>
          </table:table-cell>
          <table:table-cell table:style-name="ce5" table:formula="of:=TEXT([.B478];&quot;aaaa/mm/jj&quot;)" office:value-type="string" office:string-value="2017/11/15" calcext:value-type="string">
            <text:p>2017/11/15</text:p>
          </table:table-cell>
          <table:table-cell table:style-name="ce4" office:value-type="date" office:date-value="2017-11-15" calcext:value-type="date">
            <text:p>2017-11-15</text:p>
          </table:table-cell>
          <table:table-cell table:style-name="ce5" table:formula="of:=TEXT([.D478];&quot;aaaa/mm/jj&quot;)" office:value-type="string" office:string-value="2017/11/15" calcext:value-type="string">
            <text:p>2017/11/15</text:p>
          </table:table-cell>
          <table:table-cell table:style-name="ce4" table:formula="of:=[.D478]+[.M478]" office:value-type="date" office:date-value="2017-11-16" calcext:value-type="date">
            <text:p>2017-11-16</text:p>
          </table:table-cell>
          <table:table-cell table:style-name="ce5" table:formula="of:=TEXT([.F478];&quot;aaaa/mm/jj&quot;)" office:value-type="string" office:string-value="2017/11/16" calcext:value-type="string">
            <text:p>2017/1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0" calcext:value-type="float">
            <text:p>240</text:p>
          </table:table-cell>
          <table:table-cell table:style-name="ce7" table:formula="of:=RANDBETWEEN(1;50)" office:value-type="float" office:value="6" calcext:value-type="float">
            <text:p>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8];&quot;', '&quot;;[.E478];&quot;', '&quot;;[.G478];&quot;', &quot;;[.H478];&quot;, &quot;;[.I478];&quot;, &quot;;[.J478];&quot;, &quot;;[.K478];&quot;, &quot;;[.L478];&quot;);&quot;)" office:value-type="string" office:string-value="insert into contrat_loc (date_contrat, date_debut, date_fin, caution, id_contrat_loc_client, id_contrat_loc_agence, id_contrat_loc_vehicule, id_contrat_loc_accessoire) values ('2017/11/15', '2017/11/15', '2017/11/16', 1500.00, 240, 6, 2, 1);" calcext:value-type="string">
            <text:p>insert into contrat_loc (date_contrat, date_debut, date_fin, caution, id_contrat_loc_client, id_contrat_loc_agence, id_contrat_loc_vehicule, id_contrat_loc_accessoire) values ('2017/11/15', '2017/11/15', '2017/11/16', 1500.00, 240, 6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B479];&quot;aaaa/mm/jj&quot;)" office:value-type="string" office:string-value="2017/11/17" calcext:value-type="string">
            <text:p>2017/11/17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D479];&quot;aaaa/mm/jj&quot;)" office:value-type="string" office:string-value="2017/11/17" calcext:value-type="string">
            <text:p>2017/11/17</text:p>
          </table:table-cell>
          <table:table-cell table:style-name="ce4" table:formula="of:=[.D479]+[.M479]" office:value-type="date" office:date-value="2017-11-24" calcext:value-type="date">
            <text:p>2017-11-24</text:p>
          </table:table-cell>
          <table:table-cell table:style-name="ce5" table:formula="of:=TEXT([.F479];&quot;aaaa/mm/jj&quot;)" office:value-type="string" office:string-value="2017/11/24" calcext:value-type="string">
            <text:p>2017/11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3" calcext:value-type="float">
            <text:p>33</text:p>
          </table:table-cell>
          <table:table-cell table:style-name="ce7" table:formula="of:=RANDBETWEEN(51;100)" office:value-type="float" office:value="81" calcext:value-type="float">
            <text:p>8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79];&quot;', '&quot;;[.E479];&quot;', '&quot;;[.G479];&quot;', &quot;;[.H479];&quot;, &quot;;[.I479];&quot;, &quot;;[.J479];&quot;, &quot;;[.K479];&quot;, &quot;;[.L479];&quot;);&quot;)" office:value-type="string" office:string-value="insert into contrat_loc (date_contrat, date_debut, date_fin, caution, id_contrat_loc_client, id_contrat_loc_agence, id_contrat_loc_vehicule, id_contrat_loc_accessoire) values ('2017/11/17', '2017/11/17', '2017/11/24', 1500.00, 33, 81, 1, 1);" calcext:value-type="string">
            <text:p>insert into contrat_loc (date_contrat, date_debut, date_fin, caution, id_contrat_loc_client, id_contrat_loc_agence, id_contrat_loc_vehicule, id_contrat_loc_accessoire) values ('2017/11/17', '2017/11/17', '2017/11/24', 1500.00, 33, 81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B480];&quot;aaaa/mm/jj&quot;)" office:value-type="string" office:string-value="2017/11/17" calcext:value-type="string">
            <text:p>2017/11/17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D480];&quot;aaaa/mm/jj&quot;)" office:value-type="string" office:string-value="2017/11/17" calcext:value-type="string">
            <text:p>2017/11/17</text:p>
          </table:table-cell>
          <table:table-cell table:style-name="ce4" table:formula="of:=[.D480]+[.M480]" office:value-type="date" office:date-value="2017-11-23" calcext:value-type="date">
            <text:p>2017-11-23</text:p>
          </table:table-cell>
          <table:table-cell table:style-name="ce5" table:formula="of:=TEXT([.F480];&quot;aaaa/mm/jj&quot;)" office:value-type="string" office:string-value="2017/11/23" calcext:value-type="string">
            <text:p>2017/11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" calcext:value-type="float">
            <text:p>1</text:p>
          </table:table-cell>
          <table:table-cell table:style-name="ce7" table:formula="of:=RANDBETWEEN(151;200)" office:value-type="float" office:value="187" calcext:value-type="float">
            <text:p>18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0];&quot;', '&quot;;[.E480];&quot;', '&quot;;[.G480];&quot;', &quot;;[.H480];&quot;, &quot;;[.I480];&quot;, &quot;;[.J480];&quot;, &quot;;[.K480];&quot;, &quot;;[.L480];&quot;);&quot;)" office:value-type="string" office:string-value="insert into contrat_loc (date_contrat, date_debut, date_fin, caution, id_contrat_loc_client, id_contrat_loc_agence, id_contrat_loc_vehicule, id_contrat_loc_accessoire) values ('2017/11/17', '2017/11/17', '2017/11/23', 1500.00, 1, 187, 3, 0);" calcext:value-type="string">
            <text:p>insert into contrat_loc (date_contrat, date_debut, date_fin, caution, id_contrat_loc_client, id_contrat_loc_agence, id_contrat_loc_vehicule, id_contrat_loc_accessoire) values ('2017/11/17', '2017/11/17', '2017/11/23', 1500.00, 1, 187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B481];&quot;aaaa/mm/jj&quot;)" office:value-type="string" office:string-value="2017/11/18" calcext:value-type="string">
            <text:p>2017/11/18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D481];&quot;aaaa/mm/jj&quot;)" office:value-type="string" office:string-value="2017/11/18" calcext:value-type="string">
            <text:p>2017/11/18</text:p>
          </table:table-cell>
          <table:table-cell table:style-name="ce4" table:formula="of:=[.D481]+[.M481]" office:value-type="date" office:date-value="2017-11-25" calcext:value-type="date">
            <text:p>2017-11-25</text:p>
          </table:table-cell>
          <table:table-cell table:style-name="ce5" table:formula="of:=TEXT([.F481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0" calcext:value-type="float">
            <text:p>80</text:p>
          </table:table-cell>
          <table:table-cell table:style-name="ce7" table:formula="of:=RANDBETWEEN(1;50)" office:value-type="float" office:value="37" calcext:value-type="float">
            <text:p>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1];&quot;', '&quot;;[.E481];&quot;', '&quot;;[.G481];&quot;', &quot;;[.H481];&quot;, &quot;;[.I481];&quot;, &quot;;[.J481];&quot;, &quot;;[.K481];&quot;, &quot;;[.L481];&quot;);&quot;)" office:value-type="string" office:string-value="insert into contrat_loc (date_contrat, date_debut, date_fin, caution, id_contrat_loc_client, id_contrat_loc_agence, id_contrat_loc_vehicule, id_contrat_loc_accessoire) values ('2017/11/18', '2017/11/18', '2017/11/25', 1500.00, 80, 37, 3, 0);" calcext:value-type="string">
            <text:p>insert into contrat_loc (date_contrat, date_debut, date_fin, caution, id_contrat_loc_client, id_contrat_loc_agence, id_contrat_loc_vehicule, id_contrat_loc_accessoire) values ('2017/11/18', '2017/11/18', '2017/11/25', 1500.00, 80, 37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B482];&quot;aaaa/mm/jj&quot;)" office:value-type="string" office:string-value="2017/11/18" calcext:value-type="string">
            <text:p>2017/11/18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D482];&quot;aaaa/mm/jj&quot;)" office:value-type="string" office:string-value="2017/11/18" calcext:value-type="string">
            <text:p>2017/11/18</text:p>
          </table:table-cell>
          <table:table-cell table:style-name="ce4" table:formula="of:=[.D482]+[.M482]" office:value-type="date" office:date-value="2017-11-25" calcext:value-type="date">
            <text:p>2017-11-25</text:p>
          </table:table-cell>
          <table:table-cell table:style-name="ce5" table:formula="of:=TEXT([.F482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8" calcext:value-type="float">
            <text:p>208</text:p>
          </table:table-cell>
          <table:table-cell table:style-name="ce7" table:formula="of:=RANDBETWEEN(51;100)" office:value-type="float" office:value="54" calcext:value-type="float">
            <text:p>5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2];&quot;', '&quot;;[.E482];&quot;', '&quot;;[.G482];&quot;', &quot;;[.H482];&quot;, &quot;;[.I482];&quot;, &quot;;[.J482];&quot;, &quot;;[.K482];&quot;, &quot;;[.L482];&quot;);&quot;)" office:value-type="string" office:string-value="insert into contrat_loc (date_contrat, date_debut, date_fin, caution, id_contrat_loc_client, id_contrat_loc_agence, id_contrat_loc_vehicule, id_contrat_loc_accessoire) values ('2017/11/18', '2017/11/18', '2017/11/25', 1500.00, 208, 54, 1, 1);" calcext:value-type="string">
            <text:p>insert into contrat_loc (date_contrat, date_debut, date_fin, caution, id_contrat_loc_client, id_contrat_loc_agence, id_contrat_loc_vehicule, id_contrat_loc_accessoire) values ('2017/11/18', '2017/11/18', '2017/11/25', 1500.00, 208, 54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4" office:value-type="date" office:date-value="2017-11-19" calcext:value-type="date">
            <text:p>2017-11-19</text:p>
          </table:table-cell>
          <table:table-cell table:style-name="ce5" table:formula="of:=TEXT([.B483];&quot;aaaa/mm/jj&quot;)" office:value-type="string" office:string-value="2017/11/19" calcext:value-type="string">
            <text:p>2017/11/19</text:p>
          </table:table-cell>
          <table:table-cell table:style-name="ce4" office:value-type="date" office:date-value="2017-11-19" calcext:value-type="date">
            <text:p>2017-11-19</text:p>
          </table:table-cell>
          <table:table-cell table:style-name="ce5" table:formula="of:=TEXT([.D483];&quot;aaaa/mm/jj&quot;)" office:value-type="string" office:string-value="2017/11/19" calcext:value-type="string">
            <text:p>2017/11/19</text:p>
          </table:table-cell>
          <table:table-cell table:style-name="ce4" table:formula="of:=[.D483]+[.M483]" office:value-type="date" office:date-value="2017-12-04" calcext:value-type="date">
            <text:p>2017-12-04</text:p>
          </table:table-cell>
          <table:table-cell table:style-name="ce5" table:formula="of:=TEXT([.F483];&quot;aaaa/mm/jj&quot;)" office:value-type="string" office:string-value="2017/12/04" calcext:value-type="string">
            <text:p>2017/12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" calcext:value-type="float">
            <text:p>1</text:p>
          </table:table-cell>
          <table:table-cell table:style-name="ce7" table:formula="of:=RANDBETWEEN(101;150)" office:value-type="float" office:value="146" calcext:value-type="float">
            <text:p>14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3];&quot;', '&quot;;[.E483];&quot;', '&quot;;[.G483];&quot;', &quot;;[.H483];&quot;, &quot;;[.I483];&quot;, &quot;;[.J483];&quot;, &quot;;[.K483];&quot;, &quot;;[.L483];&quot;);&quot;)" office:value-type="string" office:string-value="insert into contrat_loc (date_contrat, date_debut, date_fin, caution, id_contrat_loc_client, id_contrat_loc_agence, id_contrat_loc_vehicule, id_contrat_loc_accessoire) values ('2017/11/19', '2017/11/19', '2017/12/04', 1500.00, 1, 146, 3, 1);" calcext:value-type="string">
            <text:p>insert into contrat_loc (date_contrat, date_debut, date_fin, caution, id_contrat_loc_client, id_contrat_loc_agence, id_contrat_loc_vehicule, id_contrat_loc_accessoire) values ('2017/11/19', '2017/11/19', '2017/12/04', 1500.00, 1, 146, 3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B484];&quot;aaaa/mm/jj&quot;)" office:value-type="string" office:string-value="2017/11/20" calcext:value-type="string">
            <text:p>2017/11/20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D484];&quot;aaaa/mm/jj&quot;)" office:value-type="string" office:string-value="2017/11/20" calcext:value-type="string">
            <text:p>2017/11/20</text:p>
          </table:table-cell>
          <table:table-cell table:style-name="ce4" table:formula="of:=[.D484]+[.M484]" office:value-type="date" office:date-value="2017-12-05" calcext:value-type="date">
            <text:p>2017-12-05</text:p>
          </table:table-cell>
          <table:table-cell table:style-name="ce5" table:formula="of:=TEXT([.F484];&quot;aaaa/mm/jj&quot;)" office:value-type="string" office:string-value="2017/12/05" calcext:value-type="string">
            <text:p>2017/1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101;150)" office:value-type="float" office:value="105" calcext:value-type="float">
            <text:p>10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4];&quot;', '&quot;;[.E484];&quot;', '&quot;;[.G484];&quot;', &quot;;[.H484];&quot;, &quot;;[.I484];&quot;, &quot;;[.J484];&quot;, &quot;;[.K484];&quot;, &quot;;[.L484];&quot;);&quot;)" office:value-type="string" office:string-value="insert into contrat_loc (date_contrat, date_debut, date_fin, caution, id_contrat_loc_client, id_contrat_loc_agence, id_contrat_loc_vehicule, id_contrat_loc_accessoire) values ('2017/11/20', '2017/11/20', '2017/12/05', 1500.00, 134, 105, 3, 7);" calcext:value-type="string">
            <text:p>insert into contrat_loc (date_contrat, date_debut, date_fin, caution, id_contrat_loc_client, id_contrat_loc_agence, id_contrat_loc_vehicule, id_contrat_loc_accessoire) values ('2017/11/20', '2017/11/20', '2017/12/05', 1500.00, 134, 105, 3, 7);</text:p>
          </table:table-cell>
          <table:table-cell table:number-columns-repeated="1008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B485];&quot;aaaa/mm/jj&quot;)" office:value-type="string" office:string-value="2017/11/20" calcext:value-type="string">
            <text:p>2017/11/20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D485];&quot;aaaa/mm/jj&quot;)" office:value-type="string" office:string-value="2017/11/20" calcext:value-type="string">
            <text:p>2017/11/20</text:p>
          </table:table-cell>
          <table:table-cell table:style-name="ce4" table:formula="of:=[.D485]+[.M485]" office:value-type="date" office:date-value="2017-11-23" calcext:value-type="date">
            <text:p>2017-11-23</text:p>
          </table:table-cell>
          <table:table-cell table:style-name="ce5" table:formula="of:=TEXT([.F485];&quot;aaaa/mm/jj&quot;)" office:value-type="string" office:string-value="2017/11/23" calcext:value-type="string">
            <text:p>2017/11/2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92" calcext:value-type="float">
            <text:p>92</text:p>
          </table:table-cell>
          <table:table-cell table:style-name="ce7" table:formula="of:=RANDBETWEEN(51;100)" office:value-type="float" office:value="73" calcext:value-type="float">
            <text:p>7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5];&quot;', '&quot;;[.E485];&quot;', '&quot;;[.G485];&quot;', &quot;;[.H485];&quot;, &quot;;[.I485];&quot;, &quot;;[.J485];&quot;, &quot;;[.K485];&quot;, &quot;;[.L485];&quot;);&quot;)" office:value-type="string" office:string-value="insert into contrat_loc (date_contrat, date_debut, date_fin, caution, id_contrat_loc_client, id_contrat_loc_agence, id_contrat_loc_vehicule, id_contrat_loc_accessoire) values ('2017/11/20', '2017/11/20', '2017/11/23', 1500.00, 92, 73, 5, 5);" calcext:value-type="string">
            <text:p>insert into contrat_loc (date_contrat, date_debut, date_fin, caution, id_contrat_loc_client, id_contrat_loc_agence, id_contrat_loc_vehicule, id_contrat_loc_accessoire) values ('2017/11/20', '2017/11/20', '2017/11/23', 1500.00, 92, 73, 5, 5);</text:p>
          </table:table-cell>
          <table:table-cell table:number-columns-repeated="1008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B486];&quot;aaaa/mm/jj&quot;)" office:value-type="string" office:string-value="2017/11/21" calcext:value-type="string">
            <text:p>2017/11/21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D486];&quot;aaaa/mm/jj&quot;)" office:value-type="string" office:string-value="2017/11/21" calcext:value-type="string">
            <text:p>2017/11/21</text:p>
          </table:table-cell>
          <table:table-cell table:style-name="ce4" table:formula="of:=[.D486]+[.M486]" office:value-type="date" office:date-value="2017-12-06" calcext:value-type="date">
            <text:p>2017-12-06</text:p>
          </table:table-cell>
          <table:table-cell table:style-name="ce5" table:formula="of:=TEXT([.F486];&quot;aaaa/mm/jj&quot;)" office:value-type="string" office:string-value="2017/12/06" calcext:value-type="string">
            <text:p>2017/12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" calcext:value-type="float">
            <text:p>8</text:p>
          </table:table-cell>
          <table:table-cell table:style-name="ce7" table:formula="of:=RANDBETWEEN(1;50)" office:value-type="float" office:value="21" calcext:value-type="float">
            <text:p>2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6];&quot;', '&quot;;[.E486];&quot;', '&quot;;[.G486];&quot;', &quot;;[.H486];&quot;, &quot;;[.I486];&quot;, &quot;;[.J486];&quot;, &quot;;[.K486];&quot;, &quot;;[.L486];&quot;);&quot;)" office:value-type="string" office:string-value="insert into contrat_loc (date_contrat, date_debut, date_fin, caution, id_contrat_loc_client, id_contrat_loc_agence, id_contrat_loc_vehicule, id_contrat_loc_accessoire) values ('2017/11/21', '2017/11/21', '2017/12/06', 1500.00, 8, 21, 4, 6);" calcext:value-type="string">
            <text:p>insert into contrat_loc (date_contrat, date_debut, date_fin, caution, id_contrat_loc_client, id_contrat_loc_agence, id_contrat_loc_vehicule, id_contrat_loc_accessoire) values ('2017/11/21', '2017/11/21', '2017/12/06', 1500.00, 8, 21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B487];&quot;aaaa/mm/jj&quot;)" office:value-type="string" office:string-value="2017/11/21" calcext:value-type="string">
            <text:p>2017/11/21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D487];&quot;aaaa/mm/jj&quot;)" office:value-type="string" office:string-value="2017/11/21" calcext:value-type="string">
            <text:p>2017/11/21</text:p>
          </table:table-cell>
          <table:table-cell table:style-name="ce4" table:formula="of:=[.D487]+[.M487]" office:value-type="date" office:date-value="2017-11-28" calcext:value-type="date">
            <text:p>2017-11-28</text:p>
          </table:table-cell>
          <table:table-cell table:style-name="ce5" table:formula="of:=TEXT([.F487];&quot;aaaa/mm/jj&quot;)" office:value-type="string" office:string-value="2017/11/28" calcext:value-type="string">
            <text:p>2017/11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7];&quot;', '&quot;;[.E487];&quot;', '&quot;;[.G487];&quot;', &quot;;[.H487];&quot;, &quot;;[.I487];&quot;, &quot;;[.J487];&quot;, &quot;;[.K487];&quot;, &quot;;[.L487];&quot;);&quot;)" office:value-type="string" office:string-value="insert into contrat_loc (date_contrat, date_debut, date_fin, caution, id_contrat_loc_client, id_contrat_loc_agence, id_contrat_loc_vehicule, id_contrat_loc_accessoire) values ('2017/11/21', '2017/11/21', '2017/11/28', 1500.00, 134, 85, 2, 3);" calcext:value-type="string">
            <text:p>insert into contrat_loc (date_contrat, date_debut, date_fin, caution, id_contrat_loc_client, id_contrat_loc_agence, id_contrat_loc_vehicule, id_contrat_loc_accessoire) values ('2017/11/21', '2017/11/21', '2017/11/28', 1500.00, 134, 85, 2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date" office:date-value="2017-11-22" calcext:value-type="date">
            <text:p>2017-11-22</text:p>
          </table:table-cell>
          <table:table-cell table:style-name="ce5" table:formula="of:=TEXT([.B488];&quot;aaaa/mm/jj&quot;)" office:value-type="string" office:string-value="2017/11/22" calcext:value-type="string">
            <text:p>2017/11/22</text:p>
          </table:table-cell>
          <table:table-cell table:style-name="ce4" office:value-type="date" office:date-value="2017-11-22" calcext:value-type="date">
            <text:p>2017-11-22</text:p>
          </table:table-cell>
          <table:table-cell table:style-name="ce5" table:formula="of:=TEXT([.D488];&quot;aaaa/mm/jj&quot;)" office:value-type="string" office:string-value="2017/11/22" calcext:value-type="string">
            <text:p>2017/11/22</text:p>
          </table:table-cell>
          <table:table-cell table:style-name="ce4" table:formula="of:=[.D488]+[.M488]" office:value-type="date" office:date-value="2017-11-25" calcext:value-type="date">
            <text:p>2017-11-25</text:p>
          </table:table-cell>
          <table:table-cell table:style-name="ce5" table:formula="of:=TEXT([.F488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" calcext:value-type="float">
            <text:p>10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8];&quot;', '&quot;;[.E488];&quot;', '&quot;;[.G488];&quot;', &quot;;[.H488];&quot;, &quot;;[.I488];&quot;, &quot;;[.J488];&quot;, &quot;;[.K488];&quot;, &quot;;[.L488];&quot;);&quot;)" office:value-type="string" office:string-value="insert into contrat_loc (date_contrat, date_debut, date_fin, caution, id_contrat_loc_client, id_contrat_loc_agence, id_contrat_loc_vehicule, id_contrat_loc_accessoire) values ('2017/11/22', '2017/11/22', '2017/11/25', 1500.00, 10, 1, 3, 0);" calcext:value-type="string">
            <text:p>insert into contrat_loc (date_contrat, date_debut, date_fin, caution, id_contrat_loc_client, id_contrat_loc_agence, id_contrat_loc_vehicule, id_contrat_loc_accessoire) values ('2017/11/22', '2017/11/22', '2017/11/25', 1500.00, 10, 1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B489];&quot;aaaa/mm/jj&quot;)" office:value-type="string" office:string-value="2017/11/24" calcext:value-type="string">
            <text:p>2017/11/24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D489];&quot;aaaa/mm/jj&quot;)" office:value-type="string" office:string-value="2017/11/24" calcext:value-type="string">
            <text:p>2017/11/24</text:p>
          </table:table-cell>
          <table:table-cell table:style-name="ce4" table:formula="of:=[.D489]+[.M489]" office:value-type="date" office:date-value="2017-11-30" calcext:value-type="date">
            <text:p>2017-11-30</text:p>
          </table:table-cell>
          <table:table-cell table:style-name="ce5" table:formula="of:=TEXT([.F489];&quot;aaaa/mm/jj&quot;)" office:value-type="string" office:string-value="2017/11/30" calcext:value-type="string">
            <text:p>2017/11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7" calcext:value-type="float">
            <text:p>27</text:p>
          </table:table-cell>
          <table:table-cell table:style-name="ce7" table:formula="of:=RANDBETWEEN(201;250)" office:value-type="float" office:value="232" calcext:value-type="float">
            <text:p>23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89];&quot;', '&quot;;[.E489];&quot;', '&quot;;[.G489];&quot;', &quot;;[.H489];&quot;, &quot;;[.I489];&quot;, &quot;;[.J489];&quot;, &quot;;[.K489];&quot;, &quot;;[.L489];&quot;);&quot;)" office:value-type="string" office:string-value="insert into contrat_loc (date_contrat, date_debut, date_fin, caution, id_contrat_loc_client, id_contrat_loc_agence, id_contrat_loc_vehicule, id_contrat_loc_accessoire) values ('2017/11/24', '2017/11/24', '2017/11/30', 1500.00, 27, 232, 1, 1);" calcext:value-type="string">
            <text:p>insert into contrat_loc (date_contrat, date_debut, date_fin, caution, id_contrat_loc_client, id_contrat_loc_agence, id_contrat_loc_vehicule, id_contrat_loc_accessoire) values ('2017/11/24', '2017/11/24', '2017/11/30', 1500.00, 27, 232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B490];&quot;aaaa/mm/jj&quot;)" office:value-type="string" office:string-value="2017/11/24" calcext:value-type="string">
            <text:p>2017/11/24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D490];&quot;aaaa/mm/jj&quot;)" office:value-type="string" office:string-value="2017/11/24" calcext:value-type="string">
            <text:p>2017/11/24</text:p>
          </table:table-cell>
          <table:table-cell table:style-name="ce4" table:formula="of:=[.D490]+[.M490]" office:value-type="date" office:date-value="2017-12-06" calcext:value-type="date">
            <text:p>2017-12-06</text:p>
          </table:table-cell>
          <table:table-cell table:style-name="ce5" table:formula="of:=TEXT([.F490];&quot;aaaa/mm/jj&quot;)" office:value-type="string" office:string-value="2017/12/06" calcext:value-type="string">
            <text:p>2017/12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1" calcext:value-type="float">
            <text:p>131</text:p>
          </table:table-cell>
          <table:table-cell table:style-name="ce7" table:formula="of:=RANDBETWEEN(101;150)" office:value-type="float" office:value="104" calcext:value-type="float">
            <text:p>10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0];&quot;', '&quot;;[.E490];&quot;', '&quot;;[.G490];&quot;', &quot;;[.H490];&quot;, &quot;;[.I490];&quot;, &quot;;[.J490];&quot;, &quot;;[.K490];&quot;, &quot;;[.L490];&quot;);&quot;)" office:value-type="string" office:string-value="insert into contrat_loc (date_contrat, date_debut, date_fin, caution, id_contrat_loc_client, id_contrat_loc_agence, id_contrat_loc_vehicule, id_contrat_loc_accessoire) values ('2017/11/24', '2017/11/24', '2017/12/06', 1500.00, 131, 104, 1, 3);" calcext:value-type="string">
            <text:p>insert into contrat_loc (date_contrat, date_debut, date_fin, caution, id_contrat_loc_client, id_contrat_loc_agence, id_contrat_loc_vehicule, id_contrat_loc_accessoire) values ('2017/11/24', '2017/11/24', '2017/12/06', 1500.00, 131, 104, 1, 3);</text:p>
          </table:table-cell>
          <table:table-cell table:number-columns-repeated="1008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4" office:value-type="date" office:date-value="2017-11-25" calcext:value-type="date">
            <text:p>2017-11-25</text:p>
          </table:table-cell>
          <table:table-cell table:style-name="ce5" table:formula="of:=TEXT([.B491];&quot;aaaa/mm/jj&quot;)" office:value-type="string" office:string-value="2017/11/25" calcext:value-type="string">
            <text:p>2017/11/25</text:p>
          </table:table-cell>
          <table:table-cell table:style-name="ce4" office:value-type="date" office:date-value="2017-11-25" calcext:value-type="date">
            <text:p>2017-11-25</text:p>
          </table:table-cell>
          <table:table-cell table:style-name="ce5" table:formula="of:=TEXT([.D491];&quot;aaaa/mm/jj&quot;)" office:value-type="string" office:string-value="2017/11/25" calcext:value-type="string">
            <text:p>2017/11/25</text:p>
          </table:table-cell>
          <table:table-cell table:style-name="ce4" table:formula="of:=[.D491]+[.M491]" office:value-type="date" office:date-value="2017-12-04" calcext:value-type="date">
            <text:p>2017-12-04</text:p>
          </table:table-cell>
          <table:table-cell table:style-name="ce5" table:formula="of:=TEXT([.F491];&quot;aaaa/mm/jj&quot;)" office:value-type="string" office:string-value="2017/12/04" calcext:value-type="string">
            <text:p>2017/12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101;150)" office:value-type="float" office:value="126" calcext:value-type="float">
            <text:p>12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1];&quot;', '&quot;;[.E491];&quot;', '&quot;;[.G491];&quot;', &quot;;[.H491];&quot;, &quot;;[.I491];&quot;, &quot;;[.J491];&quot;, &quot;;[.K491];&quot;, &quot;;[.L491];&quot;);&quot;)" office:value-type="string" office:string-value="insert into contrat_loc (date_contrat, date_debut, date_fin, caution, id_contrat_loc_client, id_contrat_loc_agence, id_contrat_loc_vehicule, id_contrat_loc_accessoire) values ('2017/11/25', '2017/11/25', '2017/12/04', 1500.00, 114, 126, 2, 1);" calcext:value-type="string">
            <text:p>insert into contrat_loc (date_contrat, date_debut, date_fin, caution, id_contrat_loc_client, id_contrat_loc_agence, id_contrat_loc_vehicule, id_contrat_loc_accessoire) values ('2017/11/25', '2017/11/25', '2017/12/04', 1500.00, 114, 126, 2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date" office:date-value="2017-11-27" calcext:value-type="date">
            <text:p>2017-11-27</text:p>
          </table:table-cell>
          <table:table-cell table:style-name="ce5" table:formula="of:=TEXT([.B492];&quot;aaaa/mm/jj&quot;)" office:value-type="string" office:string-value="2017/11/27" calcext:value-type="string">
            <text:p>2017/11/27</text:p>
          </table:table-cell>
          <table:table-cell table:style-name="ce4" office:value-type="date" office:date-value="2017-11-27" calcext:value-type="date">
            <text:p>2017-11-27</text:p>
          </table:table-cell>
          <table:table-cell table:style-name="ce5" table:formula="of:=TEXT([.D492];&quot;aaaa/mm/jj&quot;)" office:value-type="string" office:string-value="2017/11/27" calcext:value-type="string">
            <text:p>2017/11/27</text:p>
          </table:table-cell>
          <table:table-cell table:style-name="ce4" table:formula="of:=[.D492]+[.M492]" office:value-type="date" office:date-value="2017-12-11" calcext:value-type="date">
            <text:p>2017-12-11</text:p>
          </table:table-cell>
          <table:table-cell table:style-name="ce5" table:formula="of:=TEXT([.F492];&quot;aaaa/mm/jj&quot;)" office:value-type="string" office:string-value="2017/12/11" calcext:value-type="string">
            <text:p>2017/12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3" calcext:value-type="float">
            <text:p>143</text:p>
          </table:table-cell>
          <table:table-cell table:style-name="ce7" table:formula="of:=RANDBETWEEN(151;200)" office:value-type="float" office:value="172" calcext:value-type="float">
            <text:p>17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2];&quot;', '&quot;;[.E492];&quot;', '&quot;;[.G492];&quot;', &quot;;[.H492];&quot;, &quot;;[.I492];&quot;, &quot;;[.J492];&quot;, &quot;;[.K492];&quot;, &quot;;[.L492];&quot;);&quot;)" office:value-type="string" office:string-value="insert into contrat_loc (date_contrat, date_debut, date_fin, caution, id_contrat_loc_client, id_contrat_loc_agence, id_contrat_loc_vehicule, id_contrat_loc_accessoire) values ('2017/11/27', '2017/11/27', '2017/12/11', 1500.00, 143, 172, 3, 0);" calcext:value-type="string">
            <text:p>insert into contrat_loc (date_contrat, date_debut, date_fin, caution, id_contrat_loc_client, id_contrat_loc_agence, id_contrat_loc_vehicule, id_contrat_loc_accessoire) values ('2017/11/27', '2017/11/27', '2017/12/11', 1500.00, 143, 172, 3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3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3];&quot;aaaa/mm/jj&quot;)" office:value-type="string" office:string-value="2017/11/28" calcext:value-type="string">
            <text:p>2017/11/28</text:p>
          </table:table-cell>
          <table:table-cell table:style-name="ce4" table:formula="of:=[.D493]+[.M493]" office:value-type="date" office:date-value="2017-12-05" calcext:value-type="date">
            <text:p>2017-12-05</text:p>
          </table:table-cell>
          <table:table-cell table:style-name="ce5" table:formula="of:=TEXT([.F493];&quot;aaaa/mm/jj&quot;)" office:value-type="string" office:string-value="2017/12/05" calcext:value-type="string">
            <text:p>2017/1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1;50)" office:value-type="float" office:value="30" calcext:value-type="float">
            <text:p>3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3];&quot;', '&quot;;[.E493];&quot;', '&quot;;[.G493];&quot;', &quot;;[.H493];&quot;, &quot;;[.I493];&quot;, &quot;;[.J493];&quot;, &quot;;[.K493];&quot;, &quot;;[.L493];&quot;);&quot;)" office:value-type="string" office:string-value="insert into contrat_loc (date_contrat, date_debut, date_fin, caution, id_contrat_loc_client, id_contrat_loc_agence, id_contrat_loc_vehicule, id_contrat_loc_accessoire) values ('2017/11/28', '2017/11/28', '2017/12/05', 1500.00, 81, 30, 1, 1);" calcext:value-type="string">
            <text:p>insert into contrat_loc (date_contrat, date_debut, date_fin, caution, id_contrat_loc_client, id_contrat_loc_agence, id_contrat_loc_vehicule, id_contrat_loc_accessoire) values ('2017/11/28', '2017/11/28', '2017/12/05', 1500.00, 81, 30, 1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4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4];&quot;aaaa/mm/jj&quot;)" office:value-type="string" office:string-value="2017/11/28" calcext:value-type="string">
            <text:p>2017/11/28</text:p>
          </table:table-cell>
          <table:table-cell table:style-name="ce4" table:formula="of:=[.D494]+[.M494]" office:value-type="date" office:date-value="2017-12-10" calcext:value-type="date">
            <text:p>2017-12-10</text:p>
          </table:table-cell>
          <table:table-cell table:style-name="ce5" table:formula="of:=TEXT([.F494];&quot;aaaa/mm/jj&quot;)" office:value-type="string" office:string-value="2017/12/10" calcext:value-type="string">
            <text:p>2017/12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5" calcext:value-type="float">
            <text:p>135</text:p>
          </table:table-cell>
          <table:table-cell table:style-name="ce7" table:formula="of:=RANDBETWEEN(51;100)" office:value-type="float" office:value="97" calcext:value-type="float">
            <text:p>9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4];&quot;', '&quot;;[.E494];&quot;', '&quot;;[.G494];&quot;', &quot;;[.H494];&quot;, &quot;;[.I494];&quot;, &quot;;[.J494];&quot;, &quot;;[.K494];&quot;, &quot;;[.L494];&quot;);&quot;)" office:value-type="string" office:string-value="insert into contrat_loc (date_contrat, date_debut, date_fin, caution, id_contrat_loc_client, id_contrat_loc_agence, id_contrat_loc_vehicule, id_contrat_loc_accessoire) values ('2017/11/28', '2017/11/28', '2017/12/10', 1500.00, 135, 97, 2, 0);" calcext:value-type="string">
            <text:p>insert into contrat_loc (date_contrat, date_debut, date_fin, caution, id_contrat_loc_client, id_contrat_loc_agence, id_contrat_loc_vehicule, id_contrat_loc_accessoire) values ('2017/11/28', '2017/11/28', '2017/12/10', 1500.00, 135, 97, 2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5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5];&quot;aaaa/mm/jj&quot;)" office:value-type="string" office:string-value="2017/11/28" calcext:value-type="string">
            <text:p>2017/11/28</text:p>
          </table:table-cell>
          <table:table-cell table:style-name="ce4" table:formula="of:=[.D495]+[.M495]" office:value-type="date" office:date-value="2017-12-02" calcext:value-type="date">
            <text:p>2017-12-02</text:p>
          </table:table-cell>
          <table:table-cell table:style-name="ce5" table:formula="of:=TEXT([.F495];&quot;aaaa/mm/jj&quot;)" office:value-type="string" office:string-value="2017/12/02" calcext:value-type="string">
            <text:p>2017/1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5" calcext:value-type="float">
            <text:p>55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5];&quot;', '&quot;;[.E495];&quot;', '&quot;;[.G495];&quot;', &quot;;[.H495];&quot;, &quot;;[.I495];&quot;, &quot;;[.J495];&quot;, &quot;;[.K495];&quot;, &quot;;[.L495];&quot;);&quot;)" office:value-type="string" office:string-value="insert into contrat_loc (date_contrat, date_debut, date_fin, caution, id_contrat_loc_client, id_contrat_loc_agence, id_contrat_loc_vehicule, id_contrat_loc_accessoire) values ('2017/11/28', '2017/11/28', '2017/12/02', 1500.00, 55, 248, 1, 4);" calcext:value-type="string">
            <text:p>insert into contrat_loc (date_contrat, date_debut, date_fin, caution, id_contrat_loc_client, id_contrat_loc_agence, id_contrat_loc_vehicule, id_contrat_loc_accessoire) values ('2017/11/28', '2017/11/28', '2017/12/02', 1500.00, 55, 248, 1, 4);</text:p>
          </table:table-cell>
          <table:table-cell table:number-columns-repeated="1008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6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6];&quot;aaaa/mm/jj&quot;)" office:value-type="string" office:string-value="2017/11/28" calcext:value-type="string">
            <text:p>2017/11/28</text:p>
          </table:table-cell>
          <table:table-cell table:style-name="ce4" table:formula="of:=[.D496]+[.M496]" office:value-type="date" office:date-value="2017-12-03" calcext:value-type="date">
            <text:p>2017-12-03</text:p>
          </table:table-cell>
          <table:table-cell table:style-name="ce5" table:formula="of:=TEXT([.F496];&quot;aaaa/mm/jj&quot;)" office:value-type="string" office:string-value="2017/12/03" calcext:value-type="string">
            <text:p>2017/12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201;250)" office:value-type="float" office:value="234" calcext:value-type="float">
            <text:p>23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6];&quot;', '&quot;;[.E496];&quot;', '&quot;;[.G496];&quot;', &quot;;[.H496];&quot;, &quot;;[.I496];&quot;, &quot;;[.J496];&quot;, &quot;;[.K496];&quot;, &quot;;[.L496];&quot;);&quot;)" office:value-type="string" office:string-value="insert into contrat_loc (date_contrat, date_debut, date_fin, caution, id_contrat_loc_client, id_contrat_loc_agence, id_contrat_loc_vehicule, id_contrat_loc_accessoire) values ('2017/11/28', '2017/11/28', '2017/12/03', 1500.00, 238, 234, 5, 0);" calcext:value-type="string">
            <text:p>insert into contrat_loc (date_contrat, date_debut, date_fin, caution, id_contrat_loc_client, id_contrat_loc_agence, id_contrat_loc_vehicule, id_contrat_loc_accessoire) values ('2017/11/28', '2017/11/28', '2017/12/03', 1500.00, 238, 234, 5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7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7];&quot;aaaa/mm/jj&quot;)" office:value-type="string" office:string-value="2017/11/28" calcext:value-type="string">
            <text:p>2017/11/28</text:p>
          </table:table-cell>
          <table:table-cell table:style-name="ce4" table:formula="of:=[.D497]+[.M497]" office:value-type="date" office:date-value="2017-12-07" calcext:value-type="date">
            <text:p>2017-12-07</text:p>
          </table:table-cell>
          <table:table-cell table:style-name="ce5" table:formula="of:=TEXT([.F497];&quot;aaaa/mm/jj&quot;)" office:value-type="string" office:string-value="2017/12/07" calcext:value-type="string">
            <text:p>2017/1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4" calcext:value-type="float">
            <text:p>244</text:p>
          </table:table-cell>
          <table:table-cell table:style-name="ce7" table:formula="of:=RANDBETWEEN(201;250)" office:value-type="float" office:value="236" calcext:value-type="float">
            <text:p>23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7];&quot;', '&quot;;[.E497];&quot;', '&quot;;[.G497];&quot;', &quot;;[.H497];&quot;, &quot;;[.I497];&quot;, &quot;;[.J497];&quot;, &quot;;[.K497];&quot;, &quot;;[.L497];&quot;);&quot;)" office:value-type="string" office:string-value="insert into contrat_loc (date_contrat, date_debut, date_fin, caution, id_contrat_loc_client, id_contrat_loc_agence, id_contrat_loc_vehicule, id_contrat_loc_accessoire) values ('2017/11/28', '2017/11/28', '2017/12/07', 1500.00, 244, 236, 4, 0);" calcext:value-type="string">
            <text:p>insert into contrat_loc (date_contrat, date_debut, date_fin, caution, id_contrat_loc_client, id_contrat_loc_agence, id_contrat_loc_vehicule, id_contrat_loc_accessoire) values ('2017/11/28', '2017/11/28', '2017/12/07', 1500.00, 244, 236, 4, 0);</text:p>
          </table:table-cell>
          <table:table-cell table:number-columns-repeated="1008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B498];&quot;aaaa/mm/jj&quot;)" office:value-type="string" office:string-value="2017/11/29" calcext:value-type="string">
            <text:p>2017/11/29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D498];&quot;aaaa/mm/jj&quot;)" office:value-type="string" office:string-value="2017/11/29" calcext:value-type="string">
            <text:p>2017/11/29</text:p>
          </table:table-cell>
          <table:table-cell table:style-name="ce4" table:formula="of:=[.D498]+[.M498]" office:value-type="date" office:date-value="2017-12-10" calcext:value-type="date">
            <text:p>2017-12-10</text:p>
          </table:table-cell>
          <table:table-cell table:style-name="ce5" table:formula="of:=TEXT([.F498];&quot;aaaa/mm/jj&quot;)" office:value-type="string" office:string-value="2017/12/10" calcext:value-type="string">
            <text:p>2017/12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4" calcext:value-type="float">
            <text:p>124</text:p>
          </table:table-cell>
          <table:table-cell table:style-name="ce7" table:formula="of:=RANDBETWEEN(51;100)" office:value-type="float" office:value="61" calcext:value-type="float">
            <text:p>6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8];&quot;', '&quot;;[.E498];&quot;', '&quot;;[.G498];&quot;', &quot;;[.H498];&quot;, &quot;;[.I498];&quot;, &quot;;[.J498];&quot;, &quot;;[.K498];&quot;, &quot;;[.L498];&quot;);&quot;)" office:value-type="string" office:string-value="insert into contrat_loc (date_contrat, date_debut, date_fin, caution, id_contrat_loc_client, id_contrat_loc_agence, id_contrat_loc_vehicule, id_contrat_loc_accessoire) values ('2017/11/29', '2017/11/29', '2017/12/10', 1500.00, 124, 61, 4, 6);" calcext:value-type="string">
            <text:p>insert into contrat_loc (date_contrat, date_debut, date_fin, caution, id_contrat_loc_client, id_contrat_loc_agence, id_contrat_loc_vehicule, id_contrat_loc_accessoire) values ('2017/11/29', '2017/11/29', '2017/12/10', 1500.00, 124, 61, 4, 6);</text:p>
          </table:table-cell>
          <table:table-cell table:number-columns-repeated="100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B499];&quot;aaaa/mm/jj&quot;)" office:value-type="string" office:string-value="2017/11/29" calcext:value-type="string">
            <text:p>2017/11/29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D499];&quot;aaaa/mm/jj&quot;)" office:value-type="string" office:string-value="2017/11/29" calcext:value-type="string">
            <text:p>2017/11/29</text:p>
          </table:table-cell>
          <table:table-cell table:style-name="ce4" table:formula="of:=[.D499]+[.M499]" office:value-type="date" office:date-value="2017-12-11" calcext:value-type="date">
            <text:p>2017-12-11</text:p>
          </table:table-cell>
          <table:table-cell table:style-name="ce5" table:formula="of:=TEXT([.F499];&quot;aaaa/mm/jj&quot;)" office:value-type="string" office:string-value="2017/12/11" calcext:value-type="string">
            <text:p>2017/12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5" calcext:value-type="float">
            <text:p>45</text:p>
          </table:table-cell>
          <table:table-cell table:style-name="ce7" table:formula="of:=RANDBETWEEN(51;100)" office:value-type="float" office:value="64" calcext:value-type="float">
            <text:p>6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499];&quot;', '&quot;;[.E499];&quot;', '&quot;;[.G499];&quot;', &quot;;[.H499];&quot;, &quot;;[.I499];&quot;, &quot;;[.J499];&quot;, &quot;;[.K499];&quot;, &quot;;[.L499];&quot;);&quot;)" office:value-type="string" office:string-value="insert into contrat_loc (date_contrat, date_debut, date_fin, caution, id_contrat_loc_client, id_contrat_loc_agence, id_contrat_loc_vehicule, id_contrat_loc_accessoire) values ('2017/11/29', '2017/11/29', '2017/12/11', 1500.00, 45, 64, 4, 1);" calcext:value-type="string">
            <text:p>insert into contrat_loc (date_contrat, date_debut, date_fin, caution, id_contrat_loc_client, id_contrat_loc_agence, id_contrat_loc_vehicule, id_contrat_loc_accessoire) values ('2017/11/29', '2017/11/29', '2017/12/11', 1500.00, 45, 64, 4, 1);</text:p>
          </table:table-cell>
          <table:table-cell table:number-columns-repeated="1008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B500];&quot;aaaa/mm/jj&quot;)" office:value-type="string" office:string-value="2017/11/30" calcext:value-type="string">
            <text:p>2017/11/30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D500];&quot;aaaa/mm/jj&quot;)" office:value-type="string" office:string-value="2017/11/30" calcext:value-type="string">
            <text:p>2017/11/30</text:p>
          </table:table-cell>
          <table:table-cell table:style-name="ce4" table:formula="of:=[.D500]+[.M500]" office:value-type="date" office:date-value="2017-12-10" calcext:value-type="date">
            <text:p>2017-12-10</text:p>
          </table:table-cell>
          <table:table-cell table:style-name="ce5" table:formula="of:=TEXT([.F500];&quot;aaaa/mm/jj&quot;)" office:value-type="string" office:string-value="2017/12/10" calcext:value-type="string">
            <text:p>2017/12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9" calcext:value-type="float">
            <text:p>229</text:p>
          </table:table-cell>
          <table:table-cell table:style-name="ce7" table:formula="of:=RANDBETWEEN(51;100)" office:value-type="float" office:value="77" calcext:value-type="float">
            <text:p>7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0" calcext:value-type="float">
            <text:p>0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00];&quot;', '&quot;;[.E500];&quot;', '&quot;;[.G500];&quot;', &quot;;[.H500];&quot;, &quot;;[.I500];&quot;, &quot;;[.J500];&quot;, &quot;;[.K500];&quot;, &quot;;[.L500];&quot;);&quot;)" office:value-type="string" office:string-value="insert into contrat_loc (date_contrat, date_debut, date_fin, caution, id_contrat_loc_client, id_contrat_loc_agence, id_contrat_loc_vehicule, id_contrat_loc_accessoire) values ('2017/11/30', '2017/11/30', '2017/12/10', 1500.00, 229, 77, 1, 0);" calcext:value-type="string">
            <text:p>insert into contrat_loc (date_contrat, date_debut, date_fin, caution, id_contrat_loc_client, id_contrat_loc_agence, id_contrat_loc_vehicule, id_contrat_loc_accessoire) values ('2017/11/30', '2017/11/30', '2017/12/10', 1500.00, 229, 77, 1, 0);</text:p>
          </table:table-cell>
          <table:table-cell table:number-columns-repeated="1008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B501];&quot;aaaa/mm/jj&quot;)" office:value-type="string" office:string-value="2017/11/30" calcext:value-type="string">
            <text:p>2017/11/30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D501];&quot;aaaa/mm/jj&quot;)" office:value-type="string" office:string-value="2017/11/30" calcext:value-type="string">
            <text:p>2017/11/30</text:p>
          </table:table-cell>
          <table:table-cell table:style-name="ce4" table:formula="of:=[.D501]+[.M501]" office:value-type="date" office:date-value="2017-12-08" calcext:value-type="date">
            <text:p>2017-12-08</text:p>
          </table:table-cell>
          <table:table-cell table:style-name="ce5" table:formula="of:=TEXT([.F501];&quot;aaaa/mm/jj&quot;)" office:value-type="string" office:string-value="2017/12/08" calcext:value-type="string">
            <text:p>2017/12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9" calcext:value-type="float">
            <text:p>129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14" table:formula="of:=CONCATENATE(&quot;insert into contrat_loc (date_contrat, date_debut, date_fin, caution, id_contrat_loc_client, id_contrat_loc_agence, id_contrat_loc_vehicule, id_contrat_loc_accessoire) values ('&quot;;[.C501];&quot;', '&quot;;[.E501];&quot;', '&quot;;[.G501];&quot;', &quot;;[.H501];&quot;, &quot;;[.I501];&quot;, &quot;;[.J501];&quot;, &quot;;[.K501];&quot;, &quot;;[.L501];&quot;);&quot;)" office:value-type="string" office:string-value="insert into contrat_loc (date_contrat, date_debut, date_fin, caution, id_contrat_loc_client, id_contrat_loc_agence, id_contrat_loc_vehicule, id_contrat_loc_accessoire) values ('2017/11/30', '2017/11/30', '2017/12/08', 1500.00, 129, 186, 1, 1);" calcext:value-type="string">
            <text:p>insert into contrat_loc (date_contrat, date_debut, date_fin, caution, id_contrat_loc_client, id_contrat_loc_agence, id_contrat_loc_vehicule, id_contrat_loc_accessoire) values ('2017/11/30', '2017/11/30', '2017/12/08', 1500.00, 129, 186, 1, 1);</text:p>
          </table:table-cell>
          <table:table-cell table:number-columns-repeated="1008"/>
        </table:table-row>
        <table:table-row table:style-name="ro1" table:number-rows-repeated="104807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'contrat loc'.A1:'contrat loc'.L5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3:46:25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34:13.255000000</meta:creation-date>
    <dc:date>2017-11-15T14:00:07.943000000</dc:date>
    <meta:editing-duration>PT20M45S</meta:editing-duration>
    <meta:editing-cycles>4</meta:editing-cycles>
    <meta:generator>LibreOffice/5.4.3.2$Windows_x86 LibreOffice_project/92a7159f7e4af62137622921e809f8546db437e5</meta:generator>
    <meta:document-statistic meta:table-count="2" meta:cell-count="9513" meta:object-count="0"/>
  </office:meta>
</office:document-meta>
</file>